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0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63.49941" calcext:value-type="float">
            <text:p>63.49941</text:p>
          </table:table-cell>
          <table:table-cell office:value-type="float" office:value="5564.152" calcext:value-type="float">
            <text:p>5564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66246" calcext:value-type="float">
            <text:p>-0.005166246</text:p>
          </table:table-cell>
          <table:table-cell office:value-type="float" office:value="0.3436931" calcext:value-type="float">
            <text:p>0.3436931</text:p>
          </table:table-cell>
          <table:table-cell office:value-type="float" office:value="0" calcext:value-type="float">
            <text:p>0</text:p>
          </table:table-cell>
          <table:table-cell office:value-type="float" office:value="43.24214" calcext:value-type="float">
            <text:p>43.24214</text:p>
          </table:table-cell>
          <table:table-cell office:value-type="float" office:value="0.07534293" calcext:value-type="float">
            <text:p>0.07534293</text:p>
          </table:table-cell>
          <table:table-cell office:value-type="float" office:value="0.000005772575" calcext:value-type="float">
            <text:p>5.772575E-06</text:p>
          </table:table-cell>
          <table:table-cell office:value-type="float" office:value="0" calcext:value-type="float">
            <text:p>0</text:p>
          </table:table-cell>
          <table:table-cell office:value-type="float" office:value="0.0007801142" calcext:value-type="float">
            <text:p>0.0007801142</text:p>
          </table:table-cell>
          <table:table-cell office:value-type="float" office:value="0.00165989" calcext:value-type="float">
            <text:p>0.00165989</text:p>
          </table:table-cell>
          <table:table-cell office:value-type="float" office:value="360" calcext:value-type="float">
            <text:p>360</text:p>
          </table:table-cell>
          <table:table-cell office:value-type="float" office:value="-0.007600477" calcext:value-type="float">
            <text:p>-0.007600477</text:p>
          </table:table-cell>
          <table:table-cell office:value-type="float" office:value="0" calcext:value-type="float">
            <text:p>0</text:p>
          </table:table-cell>
          <table:table-cell office:value-type="float" office:value="209.9783" calcext:value-type="float">
            <text:p>209.9783</text:p>
          </table:table-cell>
          <table:table-cell office:value-type="float" office:value="274.8963" calcext:value-type="float">
            <text:p>274.8963</text:p>
          </table:table-cell>
          <table:table-cell office:value-type="float" office:value="901.6346" calcext:value-type="float">
            <text:p>901.6346</text:p>
          </table:table-cell>
          <table:table-cell office:value-type="float" office:value="884.0569" calcext:value-type="float">
            <text:p>884.0569</text:p>
          </table:table-cell>
          <table:table-cell office:value-type="float" office:value="879.3085" calcext:value-type="float">
            <text:p>879.3085</text:p>
          </table:table-cell>
          <table:table-cell office:value-type="float" office:value="893.235" calcext:value-type="float">
            <text:p>893.235</text:p>
          </table:table-cell>
          <table:table-cell office:value-type="float" office:value="327.4019" calcext:value-type="float">
            <text:p>327.4019</text:p>
          </table:table-cell>
          <table:table-cell office:value-type="float" office:value="443.8874" calcext:value-type="float">
            <text:p>443.8874</text:p>
          </table:table-cell>
          <table:table-cell office:value-type="float" office:value="383.276" calcext:value-type="float">
            <text:p>383.276</text:p>
          </table:table-cell>
          <table:table-cell office:value-type="float" office:value="323.7387" calcext:value-type="float">
            <text:p>323.7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63.49194" calcext:value-type="float">
            <text:p>63.49194</text:p>
          </table:table-cell>
          <table:table-cell office:value-type="float" office:value="5564.121" calcext:value-type="float">
            <text:p>5564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03079" calcext:value-type="float">
            <text:p>-0.008403079</text:p>
          </table:table-cell>
          <table:table-cell office:value-type="float" office:value="0.7588493" calcext:value-type="float">
            <text:p>0.7588493</text:p>
          </table:table-cell>
          <table:table-cell office:value-type="float" office:value="0" calcext:value-type="float">
            <text:p>0</text:p>
          </table:table-cell>
          <table:table-cell office:value-type="float" office:value="43.21071" calcext:value-type="float">
            <text:p>43.21071</text:p>
          </table:table-cell>
          <table:table-cell office:value-type="float" office:value="0.07527106" calcext:value-type="float">
            <text:p>0.07527106</text:p>
          </table:table-cell>
          <table:table-cell office:value-type="float" office:value="0.00001177095" calcext:value-type="float">
            <text:p>1.177095E-05</text:p>
          </table:table-cell>
          <table:table-cell office:value-type="float" office:value="0" calcext:value-type="float">
            <text:p>0</text:p>
          </table:table-cell>
          <table:table-cell office:value-type="float" office:value="0.001557465" calcext:value-type="float">
            <text:p>0.001557465</text:p>
          </table:table-cell>
          <table:table-cell office:value-type="float" office:value="0.003200274" calcext:value-type="float">
            <text:p>0.003200274</text:p>
          </table:table-cell>
          <table:table-cell office:value-type="float" office:value="360" calcext:value-type="float">
            <text:p>360</text:p>
          </table:table-cell>
          <table:table-cell office:value-type="float" office:value="-0.01314905" calcext:value-type="float">
            <text:p>-0.01314905</text:p>
          </table:table-cell>
          <table:table-cell office:value-type="float" office:value="0" calcext:value-type="float">
            <text:p>0</text:p>
          </table:table-cell>
          <table:table-cell office:value-type="float" office:value="209.9785" calcext:value-type="float">
            <text:p>209.9785</text:p>
          </table:table-cell>
          <table:table-cell office:value-type="float" office:value="274.8929" calcext:value-type="float">
            <text:p>274.8929</text:p>
          </table:table-cell>
          <table:table-cell office:value-type="float" office:value="901.6242" calcext:value-type="float">
            <text:p>901.6242</text:p>
          </table:table-cell>
          <table:table-cell office:value-type="float" office:value="884.0475" calcext:value-type="float">
            <text:p>884.0475</text:p>
          </table:table-cell>
          <table:table-cell office:value-type="float" office:value="879.303" calcext:value-type="float">
            <text:p>879.303</text:p>
          </table:table-cell>
          <table:table-cell office:value-type="float" office:value="893.2303" calcext:value-type="float">
            <text:p>893.2303</text:p>
          </table:table-cell>
          <table:table-cell office:value-type="float" office:value="327.4003" calcext:value-type="float">
            <text:p>327.4003</text:p>
          </table:table-cell>
          <table:table-cell office:value-type="float" office:value="443.8851" calcext:value-type="float">
            <text:p>443.8851</text:p>
          </table:table-cell>
          <table:table-cell office:value-type="float" office:value="383.275" calcext:value-type="float">
            <text:p>383.275</text:p>
          </table:table-cell>
          <table:table-cell office:value-type="float" office:value="323.7373" calcext:value-type="float">
            <text:p>323.7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63.48396" calcext:value-type="float">
            <text:p>63.48396</text:p>
          </table:table-cell>
          <table:table-cell office:value-type="float" office:value="5564.088" calcext:value-type="float">
            <text:p>5564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7385" calcext:value-type="float">
            <text:p>-0.01427385</text:p>
          </table:table-cell>
          <table:table-cell office:value-type="float" office:value="1.023311" calcext:value-type="float">
            <text:p>1.023311</text:p>
          </table:table-cell>
          <table:table-cell office:value-type="float" office:value="0" calcext:value-type="float">
            <text:p>0</text:p>
          </table:table-cell>
          <table:table-cell office:value-type="float" office:value="43.17927" calcext:value-type="float">
            <text:p>43.17927</text:p>
          </table:table-cell>
          <table:table-cell office:value-type="float" office:value="0.07515857" calcext:value-type="float">
            <text:p>0.07515857</text:p>
          </table:table-cell>
          <table:table-cell office:value-type="float" office:value="0.00001799549" calcext:value-type="float">
            <text:p>1.799549E-05</text:p>
          </table:table-cell>
          <table:table-cell office:value-type="float" office:value="0" calcext:value-type="float">
            <text:p>0</text:p>
          </table:table-cell>
          <table:table-cell office:value-type="float" office:value="0.002332272" calcext:value-type="float">
            <text:p>0.002332272</text:p>
          </table:table-cell>
          <table:table-cell office:value-type="float" office:value="0.004627486" calcext:value-type="float">
            <text:p>0.004627486</text:p>
          </table:table-cell>
          <table:table-cell office:value-type="float" office:value="360" calcext:value-type="float">
            <text:p>360</text:p>
          </table:table-cell>
          <table:table-cell office:value-type="float" office:value="-0.02121561" calcext:value-type="float">
            <text:p>-0.02121561</text:p>
          </table:table-cell>
          <table:table-cell office:value-type="float" office:value="0" calcext:value-type="float">
            <text:p>0</text:p>
          </table:table-cell>
          <table:table-cell office:value-type="float" office:value="209.9791" calcext:value-type="float">
            <text:p>209.9791</text:p>
          </table:table-cell>
          <table:table-cell office:value-type="float" office:value="274.8894" calcext:value-type="float">
            <text:p>274.8894</text:p>
          </table:table-cell>
          <table:table-cell office:value-type="float" office:value="901.6138" calcext:value-type="float">
            <text:p>901.6138</text:p>
          </table:table-cell>
          <table:table-cell office:value-type="float" office:value="884.038" calcext:value-type="float">
            <text:p>884.038</text:p>
          </table:table-cell>
          <table:table-cell office:value-type="float" office:value="879.2973" calcext:value-type="float">
            <text:p>879.2973</text:p>
          </table:table-cell>
          <table:table-cell office:value-type="float" office:value="893.2258" calcext:value-type="float">
            <text:p>893.2258</text:p>
          </table:table-cell>
          <table:table-cell office:value-type="float" office:value="327.3986" calcext:value-type="float">
            <text:p>327.3986</text:p>
          </table:table-cell>
          <table:table-cell office:value-type="float" office:value="443.8829" calcext:value-type="float">
            <text:p>443.8829</text:p>
          </table:table-cell>
          <table:table-cell office:value-type="float" office:value="383.2739" calcext:value-type="float">
            <text:p>383.2739</text:p>
          </table:table-cell>
          <table:table-cell office:value-type="float" office:value="323.736" calcext:value-type="float">
            <text:p>323.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0" calcext:value-type="float">
            <text:p>4012000</text:p>
          </table:table-cell>
          <table:table-cell office:value-type="float" office:value="63.47562" calcext:value-type="float">
            <text:p>63.47562</text:p>
          </table:table-cell>
          <table:table-cell office:value-type="float" office:value="5564.058" calcext:value-type="float">
            <text:p>5564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09022" calcext:value-type="float">
            <text:p>-0.01609022</text:p>
          </table:table-cell>
          <table:table-cell office:value-type="float" office:value="1.454157" calcext:value-type="float">
            <text:p>1.454157</text:p>
          </table:table-cell>
          <table:table-cell office:value-type="float" office:value="0" calcext:value-type="float">
            <text:p>0</text:p>
          </table:table-cell>
          <table:table-cell office:value-type="float" office:value="43.14798" calcext:value-type="float">
            <text:p>43.14798</text:p>
          </table:table-cell>
          <table:table-cell office:value-type="float" office:value="0.07503752" calcext:value-type="float">
            <text:p>0.07503752</text:p>
          </table:table-cell>
          <table:table-cell office:value-type="float" office:value="0.00002533351" calcext:value-type="float">
            <text:p>2.533351E-05</text:p>
          </table:table-cell>
          <table:table-cell office:value-type="float" office:value="0" calcext:value-type="float">
            <text:p>0</text:p>
          </table:table-cell>
          <table:table-cell office:value-type="float" office:value="0.003104813" calcext:value-type="float">
            <text:p>0.003104813</text:p>
          </table:table-cell>
          <table:table-cell office:value-type="float" office:value="0.005950208" calcext:value-type="float">
            <text:p>0.005950208</text:p>
          </table:table-cell>
          <table:table-cell office:value-type="float" office:value="360" calcext:value-type="float">
            <text:p>360</text:p>
          </table:table-cell>
          <table:table-cell office:value-type="float" office:value="-0.02511991" calcext:value-type="float">
            <text:p>-0.02511991</text:p>
          </table:table-cell>
          <table:table-cell office:value-type="float" office:value="0" calcext:value-type="float">
            <text:p>0</text:p>
          </table:table-cell>
          <table:table-cell office:value-type="float" office:value="209.9797" calcext:value-type="float">
            <text:p>209.9797</text:p>
          </table:table-cell>
          <table:table-cell office:value-type="float" office:value="274.8858" calcext:value-type="float">
            <text:p>274.8858</text:p>
          </table:table-cell>
          <table:table-cell office:value-type="float" office:value="901.6031" calcext:value-type="float">
            <text:p>901.6031</text:p>
          </table:table-cell>
          <table:table-cell office:value-type="float" office:value="884.0285" calcext:value-type="float">
            <text:p>884.0285</text:p>
          </table:table-cell>
          <table:table-cell office:value-type="float" office:value="879.2918" calcext:value-type="float">
            <text:p>879.2918</text:p>
          </table:table-cell>
          <table:table-cell office:value-type="float" office:value="893.2211" calcext:value-type="float">
            <text:p>893.2211</text:p>
          </table:table-cell>
          <table:table-cell office:value-type="float" office:value="327.3969" calcext:value-type="float">
            <text:p>327.3969</text:p>
          </table:table-cell>
          <table:table-cell office:value-type="float" office:value="443.8813" calcext:value-type="float">
            <text:p>443.8813</text:p>
          </table:table-cell>
          <table:table-cell office:value-type="float" office:value="383.2729" calcext:value-type="float">
            <text:p>383.2729</text:p>
          </table:table-cell>
          <table:table-cell office:value-type="float" office:value="323.7347" calcext:value-type="float">
            <text:p>323.7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63.46703" calcext:value-type="float">
            <text:p>63.46703</text:p>
          </table:table-cell>
          <table:table-cell office:value-type="float" office:value="5564.027" calcext:value-type="float">
            <text:p>5564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58992" calcext:value-type="float">
            <text:p>-0.02358992</text:p>
          </table:table-cell>
          <table:table-cell office:value-type="float" office:value="1.647745" calcext:value-type="float">
            <text:p>1.647745</text:p>
          </table:table-cell>
          <table:table-cell office:value-type="float" office:value="0" calcext:value-type="float">
            <text:p>0</text:p>
          </table:table-cell>
          <table:table-cell office:value-type="float" office:value="43.11681" calcext:value-type="float">
            <text:p>43.11681</text:p>
          </table:table-cell>
          <table:table-cell office:value-type="float" office:value="0.07493797" calcext:value-type="float">
            <text:p>0.07493797</text:p>
          </table:table-cell>
          <table:table-cell office:value-type="float" office:value="0.00003177563" calcext:value-type="float">
            <text:p>3.177563E-05</text:p>
          </table:table-cell>
          <table:table-cell office:value-type="float" office:value="0" calcext:value-type="float">
            <text:p>0</text:p>
          </table:table-cell>
          <table:table-cell office:value-type="float" office:value="0.003874927" calcext:value-type="float">
            <text:p>0.003874927</text:p>
          </table:table-cell>
          <table:table-cell office:value-type="float" office:value="0.007175551" calcext:value-type="float">
            <text:p>0.007175551</text:p>
          </table:table-cell>
          <table:table-cell office:value-type="float" office:value="360" calcext:value-type="float">
            <text:p>360</text:p>
          </table:table-cell>
          <table:table-cell office:value-type="float" office:value="-0.03460862" calcext:value-type="float">
            <text:p>-0.03460862</text:p>
          </table:table-cell>
          <table:table-cell office:value-type="float" office:value="0" calcext:value-type="float">
            <text:p>0</text:p>
          </table:table-cell>
          <table:table-cell office:value-type="float" office:value="209.98" calcext:value-type="float">
            <text:p>209.98</text:p>
          </table:table-cell>
          <table:table-cell office:value-type="float" office:value="274.8824" calcext:value-type="float">
            <text:p>274.8824</text:p>
          </table:table-cell>
          <table:table-cell office:value-type="float" office:value="901.5925" calcext:value-type="float">
            <text:p>901.5925</text:p>
          </table:table-cell>
          <table:table-cell office:value-type="float" office:value="884.019" calcext:value-type="float">
            <text:p>884.019</text:p>
          </table:table-cell>
          <table:table-cell office:value-type="float" office:value="879.2862" calcext:value-type="float">
            <text:p>879.2862</text:p>
          </table:table-cell>
          <table:table-cell office:value-type="float" office:value="893.2166" calcext:value-type="float">
            <text:p>893.2166</text:p>
          </table:table-cell>
          <table:table-cell office:value-type="float" office:value="327.3953" calcext:value-type="float">
            <text:p>327.3953</text:p>
          </table:table-cell>
          <table:table-cell office:value-type="float" office:value="443.8798" calcext:value-type="float">
            <text:p>443.8798</text:p>
          </table:table-cell>
          <table:table-cell office:value-type="float" office:value="383.2719" calcext:value-type="float">
            <text:p>383.2719</text:p>
          </table:table-cell>
          <table:table-cell office:value-type="float" office:value="323.7334" calcext:value-type="float">
            <text:p>323.7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0" calcext:value-type="float">
            <text:p>6012000</text:p>
          </table:table-cell>
          <table:table-cell office:value-type="float" office:value="63.4584" calcext:value-type="float">
            <text:p>63.4584</text:p>
          </table:table-cell>
          <table:table-cell office:value-type="float" office:value="5563.996" calcext:value-type="float">
            <text:p>5563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35476" calcext:value-type="float">
            <text:p>-0.03135476</text:p>
          </table:table-cell>
          <table:table-cell office:value-type="float" office:value="1.910275" calcext:value-type="float">
            <text:p>1.910275</text:p>
          </table:table-cell>
          <table:table-cell office:value-type="float" office:value="0" calcext:value-type="float">
            <text:p>0</text:p>
          </table:table-cell>
          <table:table-cell office:value-type="float" office:value="43.0859" calcext:value-type="float">
            <text:p>43.0859</text:p>
          </table:table-cell>
          <table:table-cell office:value-type="float" office:value="0.0748406" calcext:value-type="float">
            <text:p>0.0748406</text:p>
          </table:table-cell>
          <table:table-cell office:value-type="float" office:value="0.00003863842" calcext:value-type="float">
            <text:p>3.863842E-05</text:p>
          </table:table-cell>
          <table:table-cell office:value-type="float" office:value="0" calcext:value-type="float">
            <text:p>0</text:p>
          </table:table-cell>
          <table:table-cell office:value-type="float" office:value="0.004642993" calcext:value-type="float">
            <text:p>0.004642993</text:p>
          </table:table-cell>
          <table:table-cell office:value-type="float" office:value="0.008309649" calcext:value-type="float">
            <text:p>0.008309649</text:p>
          </table:table-cell>
          <table:table-cell office:value-type="float" office:value="360" calcext:value-type="float">
            <text:p>360</text:p>
          </table:table-cell>
          <table:table-cell office:value-type="float" office:value="-0.04426876" calcext:value-type="float">
            <text:p>-0.04426876</text:p>
          </table:table-cell>
          <table:table-cell office:value-type="float" office:value="0" calcext:value-type="float">
            <text:p>0</text:p>
          </table:table-cell>
          <table:table-cell office:value-type="float" office:value="209.9804" calcext:value-type="float">
            <text:p>209.9804</text:p>
          </table:table-cell>
          <table:table-cell office:value-type="float" office:value="274.879" calcext:value-type="float">
            <text:p>274.879</text:p>
          </table:table-cell>
          <table:table-cell office:value-type="float" office:value="901.5817" calcext:value-type="float">
            <text:p>901.5817</text:p>
          </table:table-cell>
          <table:table-cell office:value-type="float" office:value="884.0094" calcext:value-type="float">
            <text:p>884.0094</text:p>
          </table:table-cell>
          <table:table-cell office:value-type="float" office:value="879.2806" calcext:value-type="float">
            <text:p>879.2806</text:p>
          </table:table-cell>
          <table:table-cell office:value-type="float" office:value="893.2119" calcext:value-type="float">
            <text:p>893.2119</text:p>
          </table:table-cell>
          <table:table-cell office:value-type="float" office:value="327.3936" calcext:value-type="float">
            <text:p>327.3936</text:p>
          </table:table-cell>
          <table:table-cell office:value-type="float" office:value="443.8783" calcext:value-type="float">
            <text:p>443.8783</text:p>
          </table:table-cell>
          <table:table-cell office:value-type="float" office:value="383.2709" calcext:value-type="float">
            <text:p>383.2709</text:p>
          </table:table-cell>
          <table:table-cell office:value-type="float" office:value="323.7323" calcext:value-type="float">
            <text:p>323.7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0" calcext:value-type="float">
            <text:p>7012000</text:p>
          </table:table-cell>
          <table:table-cell office:value-type="float" office:value="63.44976" calcext:value-type="float">
            <text:p>63.44976</text:p>
          </table:table-cell>
          <table:table-cell office:value-type="float" office:value="5563.965" calcext:value-type="float">
            <text:p>5563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39959" calcext:value-type="float">
            <text:p>-0.03739959</text:p>
          </table:table-cell>
          <table:table-cell office:value-type="float" office:value="2.177282" calcext:value-type="float">
            <text:p>2.177282</text:p>
          </table:table-cell>
          <table:table-cell office:value-type="float" office:value="0" calcext:value-type="float">
            <text:p>0</text:p>
          </table:table-cell>
          <table:table-cell office:value-type="float" office:value="43.05504" calcext:value-type="float">
            <text:p>43.05504</text:p>
          </table:table-cell>
          <table:table-cell office:value-type="float" office:value="0.07475239" calcext:value-type="float">
            <text:p>0.07475239</text:p>
          </table:table-cell>
          <table:table-cell office:value-type="float" office:value="0.0000443935" calcext:value-type="float">
            <text:p>4.43935E-05</text:p>
          </table:table-cell>
          <table:table-cell office:value-type="float" office:value="0" calcext:value-type="float">
            <text:p>0</text:p>
          </table:table-cell>
          <table:table-cell office:value-type="float" office:value="0.005409092" calcext:value-type="float">
            <text:p>0.005409092</text:p>
          </table:table-cell>
          <table:table-cell office:value-type="float" office:value="0.009355917" calcext:value-type="float">
            <text:p>0.009355917</text:p>
          </table:table-cell>
          <table:table-cell office:value-type="float" office:value="360" calcext:value-type="float">
            <text:p>360</text:p>
          </table:table-cell>
          <table:table-cell office:value-type="float" office:value="-0.05212021" calcext:value-type="float">
            <text:p>-0.05212021</text:p>
          </table:table-cell>
          <table:table-cell office:value-type="float" office:value="0" calcext:value-type="float">
            <text:p>0</text:p>
          </table:table-cell>
          <table:table-cell office:value-type="float" office:value="209.981" calcext:value-type="float">
            <text:p>209.981</text:p>
          </table:table-cell>
          <table:table-cell office:value-type="float" office:value="274.8755" calcext:value-type="float">
            <text:p>274.8755</text:p>
          </table:table-cell>
          <table:table-cell office:value-type="float" office:value="901.5709" calcext:value-type="float">
            <text:p>901.5709</text:p>
          </table:table-cell>
          <table:table-cell office:value-type="float" office:value="883.9998" calcext:value-type="float">
            <text:p>883.9998</text:p>
          </table:table-cell>
          <table:table-cell office:value-type="float" office:value="879.2751" calcext:value-type="float">
            <text:p>879.2751</text:p>
          </table:table-cell>
          <table:table-cell office:value-type="float" office:value="893.2074" calcext:value-type="float">
            <text:p>893.2074</text:p>
          </table:table-cell>
          <table:table-cell office:value-type="float" office:value="327.392" calcext:value-type="float">
            <text:p>327.392</text:p>
          </table:table-cell>
          <table:table-cell office:value-type="float" office:value="443.8768" calcext:value-type="float">
            <text:p>443.8768</text:p>
          </table:table-cell>
          <table:table-cell office:value-type="float" office:value="383.2699" calcext:value-type="float">
            <text:p>383.2699</text:p>
          </table:table-cell>
          <table:table-cell office:value-type="float" office:value="323.7312" calcext:value-type="float">
            <text:p>323.7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63.4412" calcext:value-type="float">
            <text:p>63.4412</text:p>
          </table:table-cell>
          <table:table-cell office:value-type="float" office:value="5563.935" calcext:value-type="float">
            <text:p>5563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8777" calcext:value-type="float">
            <text:p>-0.0438777</text:p>
          </table:table-cell>
          <table:table-cell office:value-type="float" office:value="2.436103" calcext:value-type="float">
            <text:p>2.436103</text:p>
          </table:table-cell>
          <table:table-cell office:value-type="float" office:value="0" calcext:value-type="float">
            <text:p>0</text:p>
          </table:table-cell>
          <table:table-cell office:value-type="float" office:value="43.02431" calcext:value-type="float">
            <text:p>43.02431</text:p>
          </table:table-cell>
          <table:table-cell office:value-type="float" office:value="0.07465547" calcext:value-type="float">
            <text:p>0.07465547</text:p>
          </table:table-cell>
          <table:table-cell office:value-type="float" office:value="0.00005001025" calcext:value-type="float">
            <text:p>5.001025E-05</text:p>
          </table:table-cell>
          <table:table-cell office:value-type="float" office:value="0" calcext:value-type="float">
            <text:p>0</text:p>
          </table:table-cell>
          <table:table-cell office:value-type="float" office:value="0.006173295" calcext:value-type="float">
            <text:p>0.006173295</text:p>
          </table:table-cell>
          <table:table-cell office:value-type="float" office:value="0.01031734" calcext:value-type="float">
            <text:p>0.01031734</text:p>
          </table:table-cell>
          <table:table-cell office:value-type="float" office:value="360" calcext:value-type="float">
            <text:p>360</text:p>
          </table:table-cell>
          <table:table-cell office:value-type="float" office:value="-0.06031832" calcext:value-type="float">
            <text:p>-0.06031832</text:p>
          </table:table-cell>
          <table:table-cell office:value-type="float" office:value="0" calcext:value-type="float">
            <text:p>0</text:p>
          </table:table-cell>
          <table:table-cell office:value-type="float" office:value="209.9816" calcext:value-type="float">
            <text:p>209.9816</text:p>
          </table:table-cell>
          <table:table-cell office:value-type="float" office:value="274.872" calcext:value-type="float">
            <text:p>274.872</text:p>
          </table:table-cell>
          <table:table-cell office:value-type="float" office:value="901.56" calcext:value-type="float">
            <text:p>901.56</text:p>
          </table:table-cell>
          <table:table-cell office:value-type="float" office:value="883.9903" calcext:value-type="float">
            <text:p>883.9903</text:p>
          </table:table-cell>
          <table:table-cell office:value-type="float" office:value="879.2695" calcext:value-type="float">
            <text:p>879.2695</text:p>
          </table:table-cell>
          <table:table-cell office:value-type="float" office:value="893.2028" calcext:value-type="float">
            <text:p>893.2028</text:p>
          </table:table-cell>
          <table:table-cell office:value-type="float" office:value="327.3904" calcext:value-type="float">
            <text:p>327.3904</text:p>
          </table:table-cell>
          <table:table-cell office:value-type="float" office:value="443.8753" calcext:value-type="float">
            <text:p>443.8753</text:p>
          </table:table-cell>
          <table:table-cell office:value-type="float" office:value="383.2689" calcext:value-type="float">
            <text:p>383.2689</text:p>
          </table:table-cell>
          <table:table-cell office:value-type="float" office:value="323.7301" calcext:value-type="float">
            <text:p>323.73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0" calcext:value-type="float">
            <text:p>9012000</text:p>
          </table:table-cell>
          <table:table-cell office:value-type="float" office:value="63.43258" calcext:value-type="float">
            <text:p>63.43258</text:p>
          </table:table-cell>
          <table:table-cell office:value-type="float" office:value="5563.904" calcext:value-type="float">
            <text:p>5563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39904" calcext:value-type="float">
            <text:p>-0.05039904</text:p>
          </table:table-cell>
          <table:table-cell office:value-type="float" office:value="2.673925" calcext:value-type="float">
            <text:p>2.673925</text:p>
          </table:table-cell>
          <table:table-cell office:value-type="float" office:value="0" calcext:value-type="float">
            <text:p>0</text:p>
          </table:table-cell>
          <table:table-cell office:value-type="float" office:value="42.99361" calcext:value-type="float">
            <text:p>42.99361</text:p>
          </table:table-cell>
          <table:table-cell office:value-type="float" office:value="0.07457391" calcext:value-type="float">
            <text:p>0.07457391</text:p>
          </table:table-cell>
          <table:table-cell office:value-type="float" office:value="0.00005544807" calcext:value-type="float">
            <text:p>5.544807E-05</text:p>
          </table:table-cell>
          <table:table-cell office:value-type="float" office:value="0" calcext:value-type="float">
            <text:p>0</text:p>
          </table:table-cell>
          <table:table-cell office:value-type="float" office:value="0.006935657" calcext:value-type="float">
            <text:p>0.006935657</text:p>
          </table:table-cell>
          <table:table-cell office:value-type="float" office:value="0.01119689" calcext:value-type="float">
            <text:p>0.01119689</text:p>
          </table:table-cell>
          <table:table-cell office:value-type="float" office:value="360" calcext:value-type="float">
            <text:p>360</text:p>
          </table:table-cell>
          <table:table-cell office:value-type="float" office:value="-0.06847614" calcext:value-type="float">
            <text:p>-0.06847614</text:p>
          </table:table-cell>
          <table:table-cell office:value-type="float" office:value="0" calcext:value-type="float">
            <text:p>0</text:p>
          </table:table-cell>
          <table:table-cell office:value-type="float" office:value="209.9822" calcext:value-type="float">
            <text:p>209.9822</text:p>
          </table:table-cell>
          <table:table-cell office:value-type="float" office:value="274.8684" calcext:value-type="float">
            <text:p>274.8684</text:p>
          </table:table-cell>
          <table:table-cell office:value-type="float" office:value="901.5492" calcext:value-type="float">
            <text:p>901.5492</text:p>
          </table:table-cell>
          <table:table-cell office:value-type="float" office:value="883.9807" calcext:value-type="float">
            <text:p>883.9807</text:p>
          </table:table-cell>
          <table:table-cell office:value-type="float" office:value="879.2639" calcext:value-type="float">
            <text:p>879.2639</text:p>
          </table:table-cell>
          <table:table-cell office:value-type="float" office:value="893.1982" calcext:value-type="float">
            <text:p>893.1982</text:p>
          </table:table-cell>
          <table:table-cell office:value-type="float" office:value="327.3888" calcext:value-type="float">
            <text:p>327.3888</text:p>
          </table:table-cell>
          <table:table-cell office:value-type="float" office:value="443.8737" calcext:value-type="float">
            <text:p>443.8737</text:p>
          </table:table-cell>
          <table:table-cell office:value-type="float" office:value="383.2679" calcext:value-type="float">
            <text:p>383.2679</text:p>
          </table:table-cell>
          <table:table-cell office:value-type="float" office:value="323.729" calcext:value-type="float">
            <text:p>323.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0" calcext:value-type="float">
            <text:p>10012000</text:p>
          </table:table-cell>
          <table:table-cell office:value-type="float" office:value="63.42352" calcext:value-type="float">
            <text:p>63.42352</text:p>
          </table:table-cell>
          <table:table-cell office:value-type="float" office:value="5563.875" calcext:value-type="float">
            <text:p>5563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1735" calcext:value-type="float">
            <text:p>-0.1991735</text:p>
          </table:table-cell>
          <table:table-cell office:value-type="float" office:value="1.744833" calcext:value-type="float">
            <text:p>1.744833</text:p>
          </table:table-cell>
          <table:table-cell office:value-type="float" office:value="0" calcext:value-type="float">
            <text:p>0</text:p>
          </table:table-cell>
          <table:table-cell office:value-type="float" office:value="42.96277" calcext:value-type="float">
            <text:p>42.96277</text:p>
          </table:table-cell>
          <table:table-cell office:value-type="float" office:value="0.07442926" calcext:value-type="float">
            <text:p>0.07442926</text:p>
          </table:table-cell>
          <table:table-cell office:value-type="float" office:value="0.00005787813" calcext:value-type="float">
            <text:p>5.787813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07730344" calcext:value-type="float">
            <text:p>0.007730344</text:p>
          </table:table-cell>
          <table:table-cell office:value-type="float" office:value="0.01221659" calcext:value-type="float">
            <text:p>0.01221659</text:p>
          </table:table-cell>
          <table:table-cell office:value-type="float" office:value="360" calcext:value-type="float">
            <text:p>360</text:p>
          </table:table-cell>
          <table:table-cell office:value-type="float" office:value="-0.2192396" calcext:value-type="float">
            <text:p>-0.2192396</text:p>
          </table:table-cell>
          <table:table-cell office:value-type="float" office:value="0" calcext:value-type="float">
            <text:p>0</text:p>
          </table:table-cell>
          <table:table-cell office:value-type="float" office:value="209.9822" calcext:value-type="float">
            <text:p>209.9822</text:p>
          </table:table-cell>
          <table:table-cell office:value-type="float" office:value="274.8647" calcext:value-type="float">
            <text:p>274.8647</text:p>
          </table:table-cell>
          <table:table-cell office:value-type="float" office:value="901.5383" calcext:value-type="float">
            <text:p>901.5383</text:p>
          </table:table-cell>
          <table:table-cell office:value-type="float" office:value="883.9711" calcext:value-type="float">
            <text:p>883.9711</text:p>
          </table:table-cell>
          <table:table-cell office:value-type="float" office:value="879.2584" calcext:value-type="float">
            <text:p>879.2584</text:p>
          </table:table-cell>
          <table:table-cell office:value-type="float" office:value="893.194" calcext:value-type="float">
            <text:p>893.194</text:p>
          </table:table-cell>
          <table:table-cell office:value-type="float" office:value="327.3872" calcext:value-type="float">
            <text:p>327.3872</text:p>
          </table:table-cell>
          <table:table-cell office:value-type="float" office:value="443.8723" calcext:value-type="float">
            <text:p>443.8723</text:p>
          </table:table-cell>
          <table:table-cell office:value-type="float" office:value="383.2669" calcext:value-type="float">
            <text:p>383.2669</text:p>
          </table:table-cell>
          <table:table-cell office:value-type="float" office:value="323.7279" calcext:value-type="float">
            <text:p>323.7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63.41403" calcext:value-type="float">
            <text:p>63.41403</text:p>
          </table:table-cell>
          <table:table-cell office:value-type="float" office:value="5563.844" calcext:value-type="float">
            <text:p>5563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05313" calcext:value-type="float">
            <text:p>-0.2905313</text:p>
          </table:table-cell>
          <table:table-cell office:value-type="float" office:value="0.2292295" calcext:value-type="float">
            <text:p>0.2292295</text:p>
          </table:table-cell>
          <table:table-cell office:value-type="float" office:value="0" calcext:value-type="float">
            <text:p>0</text:p>
          </table:table-cell>
          <table:table-cell office:value-type="float" office:value="42.93248" calcext:value-type="float">
            <text:p>42.93248</text:p>
          </table:table-cell>
          <table:table-cell office:value-type="float" office:value="0.07419495" calcext:value-type="float">
            <text:p>0.07419495</text:p>
          </table:table-cell>
          <table:table-cell office:value-type="float" office:value="0.00006271889" calcext:value-type="float">
            <text:p>6.271889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08872921" calcext:value-type="float">
            <text:p>0.008872921</text:p>
          </table:table-cell>
          <table:table-cell office:value-type="float" office:value="0.01677371" calcext:value-type="float">
            <text:p>0.01677371</text:p>
          </table:table-cell>
          <table:table-cell office:value-type="float" office:value="360" calcext:value-type="float">
            <text:p>360</text:p>
          </table:table-cell>
          <table:table-cell office:value-type="float" office:value="-0.3162923" calcext:value-type="float">
            <text:p>-0.3162923</text:p>
          </table:table-cell>
          <table:table-cell office:value-type="float" office:value="0" calcext:value-type="float">
            <text:p>0</text:p>
          </table:table-cell>
          <table:table-cell office:value-type="float" office:value="209.9827" calcext:value-type="float">
            <text:p>209.9827</text:p>
          </table:table-cell>
          <table:table-cell office:value-type="float" office:value="274.8611" calcext:value-type="float">
            <text:p>274.8611</text:p>
          </table:table-cell>
          <table:table-cell office:value-type="float" office:value="901.5276" calcext:value-type="float">
            <text:p>901.5276</text:p>
          </table:table-cell>
          <table:table-cell office:value-type="float" office:value="883.9617" calcext:value-type="float">
            <text:p>883.9617</text:p>
          </table:table-cell>
          <table:table-cell office:value-type="float" office:value="879.2531" calcext:value-type="float">
            <text:p>879.2531</text:p>
          </table:table-cell>
          <table:table-cell office:value-type="float" office:value="893.1891" calcext:value-type="float">
            <text:p>893.1891</text:p>
          </table:table-cell>
          <table:table-cell office:value-type="float" office:value="327.3849" calcext:value-type="float">
            <text:p>327.3849</text:p>
          </table:table-cell>
          <table:table-cell office:value-type="float" office:value="443.8708" calcext:value-type="float">
            <text:p>443.8708</text:p>
          </table:table-cell>
          <table:table-cell office:value-type="float" office:value="383.2659" calcext:value-type="float">
            <text:p>383.2659</text:p>
          </table:table-cell>
          <table:table-cell office:value-type="float" office:value="323.7268" calcext:value-type="float">
            <text:p>323.7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63.40424" calcext:value-type="float">
            <text:p>63.40424</text:p>
          </table:table-cell>
          <table:table-cell office:value-type="float" office:value="5563.813" calcext:value-type="float">
            <text:p>5563.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41068" calcext:value-type="float">
            <text:p>-0.2941068</text:p>
          </table:table-cell>
          <table:table-cell office:value-type="float" office:value="0.6939081" calcext:value-type="float">
            <text:p>0.6939081</text:p>
          </table:table-cell>
          <table:table-cell office:value-type="float" office:value="0" calcext:value-type="float">
            <text:p>0</text:p>
          </table:table-cell>
          <table:table-cell office:value-type="float" office:value="42.90255" calcext:value-type="float">
            <text:p>42.90255</text:p>
          </table:table-cell>
          <table:table-cell office:value-type="float" office:value="0.07407457" calcext:value-type="float">
            <text:p>0.07407457</text:p>
          </table:table-cell>
          <table:table-cell office:value-type="float" office:value="0.00006793271" calcext:value-type="float">
            <text:p>6.793271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001725" calcext:value-type="float">
            <text:p>0.01001725</text:p>
          </table:table-cell>
          <table:table-cell office:value-type="float" office:value="0.02172364" calcext:value-type="float">
            <text:p>0.02172364</text:p>
          </table:table-cell>
          <table:table-cell office:value-type="float" office:value="360" calcext:value-type="float">
            <text:p>360</text:p>
          </table:table-cell>
          <table:table-cell office:value-type="float" office:value="-0.3259568" calcext:value-type="float">
            <text:p>-0.3259568</text:p>
          </table:table-cell>
          <table:table-cell office:value-type="float" office:value="0" calcext:value-type="float">
            <text:p>0</text:p>
          </table:table-cell>
          <table:table-cell office:value-type="float" office:value="209.983" calcext:value-type="float">
            <text:p>209.983</text:p>
          </table:table-cell>
          <table:table-cell office:value-type="float" office:value="274.8573" calcext:value-type="float">
            <text:p>274.8573</text:p>
          </table:table-cell>
          <table:table-cell office:value-type="float" office:value="901.5167" calcext:value-type="float">
            <text:p>901.5167</text:p>
          </table:table-cell>
          <table:table-cell office:value-type="float" office:value="883.9523" calcext:value-type="float">
            <text:p>883.9523</text:p>
          </table:table-cell>
          <table:table-cell office:value-type="float" office:value="879.2473" calcext:value-type="float">
            <text:p>879.2473</text:p>
          </table:table-cell>
          <table:table-cell office:value-type="float" office:value="893.1842" calcext:value-type="float">
            <text:p>893.1842</text:p>
          </table:table-cell>
          <table:table-cell office:value-type="float" office:value="327.383" calcext:value-type="float">
            <text:p>327.383</text:p>
          </table:table-cell>
          <table:table-cell office:value-type="float" office:value="443.8693" calcext:value-type="float">
            <text:p>443.8693</text:p>
          </table:table-cell>
          <table:table-cell office:value-type="float" office:value="383.265" calcext:value-type="float">
            <text:p>383.265</text:p>
          </table:table-cell>
          <table:table-cell office:value-type="float" office:value="323.7258" calcext:value-type="float">
            <text:p>323.7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63.39436" calcext:value-type="float">
            <text:p>63.39436</text:p>
          </table:table-cell>
          <table:table-cell office:value-type="float" office:value="5563.783" calcext:value-type="float">
            <text:p>5563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66578" calcext:value-type="float">
            <text:p>-0.2966578</text:p>
          </table:table-cell>
          <table:table-cell office:value-type="float" office:value="1.310712" calcext:value-type="float">
            <text:p>1.310712</text:p>
          </table:table-cell>
          <table:table-cell office:value-type="float" office:value="0" calcext:value-type="float">
            <text:p>0</text:p>
          </table:table-cell>
          <table:table-cell office:value-type="float" office:value="42.873" calcext:value-type="float">
            <text:p>42.873</text:p>
          </table:table-cell>
          <table:table-cell office:value-type="float" office:value="0.07394271" calcext:value-type="float">
            <text:p>0.07394271</text:p>
          </table:table-cell>
          <table:table-cell office:value-type="float" office:value="0.00007203841" calcext:value-type="float">
            <text:p>7.203841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096369" calcext:value-type="float">
            <text:p>0.01096369</text:p>
          </table:table-cell>
          <table:table-cell office:value-type="float" office:value="0.02482522" calcext:value-type="float">
            <text:p>0.02482522</text:p>
          </table:table-cell>
          <table:table-cell office:value-type="float" office:value="360" calcext:value-type="float">
            <text:p>360</text:p>
          </table:table-cell>
          <table:table-cell office:value-type="float" office:value="-0.3325517" calcext:value-type="float">
            <text:p>-0.3325517</text:p>
          </table:table-cell>
          <table:table-cell office:value-type="float" office:value="0" calcext:value-type="float">
            <text:p>0</text:p>
          </table:table-cell>
          <table:table-cell office:value-type="float" office:value="209.9834" calcext:value-type="float">
            <text:p>209.9834</text:p>
          </table:table-cell>
          <table:table-cell office:value-type="float" office:value="274.8536" calcext:value-type="float">
            <text:p>274.8536</text:p>
          </table:table-cell>
          <table:table-cell office:value-type="float" office:value="901.506" calcext:value-type="float">
            <text:p>901.506</text:p>
          </table:table-cell>
          <table:table-cell office:value-type="float" office:value="883.9427" calcext:value-type="float">
            <text:p>883.9427</text:p>
          </table:table-cell>
          <table:table-cell office:value-type="float" office:value="879.2416" calcext:value-type="float">
            <text:p>879.2416</text:p>
          </table:table-cell>
          <table:table-cell office:value-type="float" office:value="893.1795" calcext:value-type="float">
            <text:p>893.1795</text:p>
          </table:table-cell>
          <table:table-cell office:value-type="float" office:value="327.3812" calcext:value-type="float">
            <text:p>327.3812</text:p>
          </table:table-cell>
          <table:table-cell office:value-type="float" office:value="443.8677" calcext:value-type="float">
            <text:p>443.8677</text:p>
          </table:table-cell>
          <table:table-cell office:value-type="float" office:value="383.2641" calcext:value-type="float">
            <text:p>383.2641</text:p>
          </table:table-cell>
          <table:table-cell office:value-type="float" office:value="323.7248" calcext:value-type="float">
            <text:p>323.7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0" calcext:value-type="float">
            <text:p>14012000</text:p>
          </table:table-cell>
          <table:table-cell office:value-type="float" office:value="63.38512" calcext:value-type="float">
            <text:p>63.38512</text:p>
          </table:table-cell>
          <table:table-cell office:value-type="float" office:value="5563.752" calcext:value-type="float">
            <text:p>5563.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95107" calcext:value-type="float">
            <text:p>-0.2995107</text:p>
          </table:table-cell>
          <table:table-cell office:value-type="float" office:value="1.777029" calcext:value-type="float">
            <text:p>1.777029</text:p>
          </table:table-cell>
          <table:table-cell office:value-type="float" office:value="0" calcext:value-type="float">
            <text:p>0</text:p>
          </table:table-cell>
          <table:table-cell office:value-type="float" office:value="42.84336" calcext:value-type="float">
            <text:p>42.84336</text:p>
          </table:table-cell>
          <table:table-cell office:value-type="float" office:value="0.07379308" calcext:value-type="float">
            <text:p>0.07379308</text:p>
          </table:table-cell>
          <table:table-cell office:value-type="float" office:value="0.00007507446" calcext:value-type="float">
            <text:p>7.507446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182205" calcext:value-type="float">
            <text:p>0.01182205</text:p>
          </table:table-cell>
          <table:table-cell office:value-type="float" office:value="0.02692159" calcext:value-type="float">
            <text:p>0.02692159</text:p>
          </table:table-cell>
          <table:table-cell office:value-type="float" office:value="360" calcext:value-type="float">
            <text:p>360</text:p>
          </table:table-cell>
          <table:table-cell office:value-type="float" office:value="-0.3383564" calcext:value-type="float">
            <text:p>-0.3383564</text:p>
          </table:table-cell>
          <table:table-cell office:value-type="float" office:value="0" calcext:value-type="float">
            <text:p>0</text:p>
          </table:table-cell>
          <table:table-cell office:value-type="float" office:value="209.9837" calcext:value-type="float">
            <text:p>209.9837</text:p>
          </table:table-cell>
          <table:table-cell office:value-type="float" office:value="274.85" calcext:value-type="float">
            <text:p>274.85</text:p>
          </table:table-cell>
          <table:table-cell office:value-type="float" office:value="901.4949" calcext:value-type="float">
            <text:p>901.4949</text:p>
          </table:table-cell>
          <table:table-cell office:value-type="float" office:value="883.933" calcext:value-type="float">
            <text:p>883.933</text:p>
          </table:table-cell>
          <table:table-cell office:value-type="float" office:value="879.2361" calcext:value-type="float">
            <text:p>879.2361</text:p>
          </table:table-cell>
          <table:table-cell office:value-type="float" office:value="893.1749" calcext:value-type="float">
            <text:p>893.1749</text:p>
          </table:table-cell>
          <table:table-cell office:value-type="float" office:value="327.3795" calcext:value-type="float">
            <text:p>327.3795</text:p>
          </table:table-cell>
          <table:table-cell office:value-type="float" office:value="443.8661" calcext:value-type="float">
            <text:p>443.8661</text:p>
          </table:table-cell>
          <table:table-cell office:value-type="float" office:value="383.2631" calcext:value-type="float">
            <text:p>383.2631</text:p>
          </table:table-cell>
          <table:table-cell office:value-type="float" office:value="323.7238" calcext:value-type="float">
            <text:p>323.72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63.37638" calcext:value-type="float">
            <text:p>63.37638</text:p>
          </table:table-cell>
          <table:table-cell office:value-type="float" office:value="5563.723" calcext:value-type="float">
            <text:p>5563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18682" calcext:value-type="float">
            <text:p>-0.3018682</text:p>
          </table:table-cell>
          <table:table-cell office:value-type="float" office:value="2.11326" calcext:value-type="float">
            <text:p>2.11326</text:p>
          </table:table-cell>
          <table:table-cell office:value-type="float" office:value="0" calcext:value-type="float">
            <text:p>0</text:p>
          </table:table-cell>
          <table:table-cell office:value-type="float" office:value="42.81358" calcext:value-type="float">
            <text:p>42.81358</text:p>
          </table:table-cell>
          <table:table-cell office:value-type="float" office:value="0.07364476" calcext:value-type="float">
            <text:p>0.07364476</text:p>
          </table:table-cell>
          <table:table-cell office:value-type="float" office:value="0.0000780635" calcext:value-type="float">
            <text:p>7.80635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26254" calcext:value-type="float">
            <text:p>0.0126254</text:p>
          </table:table-cell>
          <table:table-cell office:value-type="float" office:value="0.02827558" calcext:value-type="float">
            <text:p>0.02827558</text:p>
          </table:table-cell>
          <table:table-cell office:value-type="float" office:value="360" calcext:value-type="float">
            <text:p>360</text:p>
          </table:table-cell>
          <table:table-cell office:value-type="float" office:value="-0.3428681" calcext:value-type="float">
            <text:p>-0.3428681</text:p>
          </table:table-cell>
          <table:table-cell office:value-type="float" office:value="0" calcext:value-type="float">
            <text:p>0</text:p>
          </table:table-cell>
          <table:table-cell office:value-type="float" office:value="209.9842" calcext:value-type="float">
            <text:p>209.9842</text:p>
          </table:table-cell>
          <table:table-cell office:value-type="float" office:value="274.8469" calcext:value-type="float">
            <text:p>274.8469</text:p>
          </table:table-cell>
          <table:table-cell office:value-type="float" office:value="901.484" calcext:value-type="float">
            <text:p>901.484</text:p>
          </table:table-cell>
          <table:table-cell office:value-type="float" office:value="883.9233" calcext:value-type="float">
            <text:p>883.9233</text:p>
          </table:table-cell>
          <table:table-cell office:value-type="float" office:value="879.2307" calcext:value-type="float">
            <text:p>879.2307</text:p>
          </table:table-cell>
          <table:table-cell office:value-type="float" office:value="893.1703" calcext:value-type="float">
            <text:p>893.1703</text:p>
          </table:table-cell>
          <table:table-cell office:value-type="float" office:value="327.3779" calcext:value-type="float">
            <text:p>327.3779</text:p>
          </table:table-cell>
          <table:table-cell office:value-type="float" office:value="443.8646" calcext:value-type="float">
            <text:p>443.8646</text:p>
          </table:table-cell>
          <table:table-cell office:value-type="float" office:value="383.2622" calcext:value-type="float">
            <text:p>383.2622</text:p>
          </table:table-cell>
          <table:table-cell office:value-type="float" office:value="323.7227" calcext:value-type="float">
            <text:p>323.7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0" calcext:value-type="float">
            <text:p>16012000</text:p>
          </table:table-cell>
          <table:table-cell office:value-type="float" office:value="63.36789" calcext:value-type="float">
            <text:p>63.36789</text:p>
          </table:table-cell>
          <table:table-cell office:value-type="float" office:value="5563.692" calcext:value-type="float">
            <text:p>5563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4915" calcext:value-type="float">
            <text:p>-0.3034915</text:p>
          </table:table-cell>
          <table:table-cell office:value-type="float" office:value="2.411453" calcext:value-type="float">
            <text:p>2.411453</text:p>
          </table:table-cell>
          <table:table-cell office:value-type="float" office:value="0" calcext:value-type="float">
            <text:p>0</text:p>
          </table:table-cell>
          <table:table-cell office:value-type="float" office:value="42.78365" calcext:value-type="float">
            <text:p>42.78365</text:p>
          </table:table-cell>
          <table:table-cell office:value-type="float" office:value="0.07351431" calcext:value-type="float">
            <text:p>0.07351431</text:p>
          </table:table-cell>
          <table:table-cell office:value-type="float" office:value="0.00008111449" calcext:value-type="float">
            <text:p>8.111449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339746" calcext:value-type="float">
            <text:p>0.01339746</text:p>
          </table:table-cell>
          <table:table-cell office:value-type="float" office:value="0.02909358" calcext:value-type="float">
            <text:p>0.02909358</text:p>
          </table:table-cell>
          <table:table-cell office:value-type="float" office:value="360" calcext:value-type="float">
            <text:p>360</text:p>
          </table:table-cell>
          <table:table-cell office:value-type="float" office:value="-0.3460785" calcext:value-type="float">
            <text:p>-0.3460785</text:p>
          </table:table-cell>
          <table:table-cell office:value-type="float" office:value="0" calcext:value-type="float">
            <text:p>0</text:p>
          </table:table-cell>
          <table:table-cell office:value-type="float" office:value="209.9847" calcext:value-type="float">
            <text:p>209.9847</text:p>
          </table:table-cell>
          <table:table-cell office:value-type="float" office:value="274.8435" calcext:value-type="float">
            <text:p>274.8435</text:p>
          </table:table-cell>
          <table:table-cell office:value-type="float" office:value="901.4733" calcext:value-type="float">
            <text:p>901.4733</text:p>
          </table:table-cell>
          <table:table-cell office:value-type="float" office:value="883.9137" calcext:value-type="float">
            <text:p>883.9137</text:p>
          </table:table-cell>
          <table:table-cell office:value-type="float" office:value="879.2251" calcext:value-type="float">
            <text:p>879.2251</text:p>
          </table:table-cell>
          <table:table-cell office:value-type="float" office:value="893.1657" calcext:value-type="float">
            <text:p>893.1657</text:p>
          </table:table-cell>
          <table:table-cell office:value-type="float" office:value="327.3763" calcext:value-type="float">
            <text:p>327.3763</text:p>
          </table:table-cell>
          <table:table-cell office:value-type="float" office:value="443.8631" calcext:value-type="float">
            <text:p>443.8631</text:p>
          </table:table-cell>
          <table:table-cell office:value-type="float" office:value="383.2612" calcext:value-type="float">
            <text:p>383.2612</text:p>
          </table:table-cell>
          <table:table-cell office:value-type="float" office:value="323.7217" calcext:value-type="float">
            <text:p>323.72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0" calcext:value-type="float">
            <text:p>17012000</text:p>
          </table:table-cell>
          <table:table-cell office:value-type="float" office:value="63.3595" calcext:value-type="float">
            <text:p>63.3595</text:p>
          </table:table-cell>
          <table:table-cell office:value-type="float" office:value="5563.662" calcext:value-type="float">
            <text:p>5563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74685" calcext:value-type="float">
            <text:p>-0.3074685</text:p>
          </table:table-cell>
          <table:table-cell office:value-type="float" office:value="2.60733" calcext:value-type="float">
            <text:p>2.60733</text:p>
          </table:table-cell>
          <table:table-cell office:value-type="float" office:value="0" calcext:value-type="float">
            <text:p>0</text:p>
          </table:table-cell>
          <table:table-cell office:value-type="float" office:value="42.75377" calcext:value-type="float">
            <text:p>42.75377</text:p>
          </table:table-cell>
          <table:table-cell office:value-type="float" office:value="0.0733821" calcext:value-type="float">
            <text:p>0.0733821</text:p>
          </table:table-cell>
          <table:table-cell office:value-type="float" office:value="0.00008392675" calcext:value-type="float">
            <text:p>8.392675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416731" calcext:value-type="float">
            <text:p>0.01416731</text:p>
          </table:table-cell>
          <table:table-cell office:value-type="float" office:value="0.02984181" calcext:value-type="float">
            <text:p>0.02984181</text:p>
          </table:table-cell>
          <table:table-cell office:value-type="float" office:value="360" calcext:value-type="float">
            <text:p>360</text:p>
          </table:table-cell>
          <table:table-cell office:value-type="float" office:value="-0.3515708" calcext:value-type="float">
            <text:p>-0.3515708</text:p>
          </table:table-cell>
          <table:table-cell office:value-type="float" office:value="0" calcext:value-type="float">
            <text:p>0</text:p>
          </table:table-cell>
          <table:table-cell office:value-type="float" office:value="209.9852" calcext:value-type="float">
            <text:p>209.9852</text:p>
          </table:table-cell>
          <table:table-cell office:value-type="float" office:value="274.8403" calcext:value-type="float">
            <text:p>274.8403</text:p>
          </table:table-cell>
          <table:table-cell office:value-type="float" office:value="901.4626" calcext:value-type="float">
            <text:p>901.4626</text:p>
          </table:table-cell>
          <table:table-cell office:value-type="float" office:value="883.9041" calcext:value-type="float">
            <text:p>883.9041</text:p>
          </table:table-cell>
          <table:table-cell office:value-type="float" office:value="879.2195" calcext:value-type="float">
            <text:p>879.2195</text:p>
          </table:table-cell>
          <table:table-cell office:value-type="float" office:value="893.1612" calcext:value-type="float">
            <text:p>893.1612</text:p>
          </table:table-cell>
          <table:table-cell office:value-type="float" office:value="327.3747" calcext:value-type="float">
            <text:p>327.3747</text:p>
          </table:table-cell>
          <table:table-cell office:value-type="float" office:value="443.8615" calcext:value-type="float">
            <text:p>443.8615</text:p>
          </table:table-cell>
          <table:table-cell office:value-type="float" office:value="383.2603" calcext:value-type="float">
            <text:p>383.2603</text:p>
          </table:table-cell>
          <table:table-cell office:value-type="float" office:value="323.7207" calcext:value-type="float">
            <text:p>323.72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63.35137" calcext:value-type="float">
            <text:p>63.35137</text:p>
          </table:table-cell>
          <table:table-cell office:value-type="float" office:value="5563.631" calcext:value-type="float">
            <text:p>5563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1749" calcext:value-type="float">
            <text:p>-0.311749</text:p>
          </table:table-cell>
          <table:table-cell office:value-type="float" office:value="2.781674" calcext:value-type="float">
            <text:p>2.781674</text:p>
          </table:table-cell>
          <table:table-cell office:value-type="float" office:value="0" calcext:value-type="float">
            <text:p>0</text:p>
          </table:table-cell>
          <table:table-cell office:value-type="float" office:value="42.7239" calcext:value-type="float">
            <text:p>42.7239</text:p>
          </table:table-cell>
          <table:table-cell office:value-type="float" office:value="0.07326292" calcext:value-type="float">
            <text:p>0.07326292</text:p>
          </table:table-cell>
          <table:table-cell office:value-type="float" office:value="0.00008670148" calcext:value-type="float">
            <text:p>8.670148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493492" calcext:value-type="float">
            <text:p>0.01493492</text:p>
          </table:table-cell>
          <table:table-cell office:value-type="float" office:value="0.03051938" calcext:value-type="float">
            <text:p>0.03051938</text:p>
          </table:table-cell>
          <table:table-cell office:value-type="float" office:value="360" calcext:value-type="float">
            <text:p>360</text:p>
          </table:table-cell>
          <table:table-cell office:value-type="float" office:value="-0.3572937" calcext:value-type="float">
            <text:p>-0.3572937</text:p>
          </table:table-cell>
          <table:table-cell office:value-type="float" office:value="0" calcext:value-type="float">
            <text:p>0</text:p>
          </table:table-cell>
          <table:table-cell office:value-type="float" office:value="209.9857" calcext:value-type="float">
            <text:p>209.9857</text:p>
          </table:table-cell>
          <table:table-cell office:value-type="float" office:value="274.8373" calcext:value-type="float">
            <text:p>274.8373</text:p>
          </table:table-cell>
          <table:table-cell office:value-type="float" office:value="901.452" calcext:value-type="float">
            <text:p>901.452</text:p>
          </table:table-cell>
          <table:table-cell office:value-type="float" office:value="883.8946" calcext:value-type="float">
            <text:p>883.8946</text:p>
          </table:table-cell>
          <table:table-cell office:value-type="float" office:value="879.214" calcext:value-type="float">
            <text:p>879.214</text:p>
          </table:table-cell>
          <table:table-cell office:value-type="float" office:value="893.1566" calcext:value-type="float">
            <text:p>893.1566</text:p>
          </table:table-cell>
          <table:table-cell office:value-type="float" office:value="327.373" calcext:value-type="float">
            <text:p>327.373</text:p>
          </table:table-cell>
          <table:table-cell office:value-type="float" office:value="443.86" calcext:value-type="float">
            <text:p>443.86</text:p>
          </table:table-cell>
          <table:table-cell office:value-type="float" office:value="383.2594" calcext:value-type="float">
            <text:p>383.2594</text:p>
          </table:table-cell>
          <table:table-cell office:value-type="float" office:value="323.7197" calcext:value-type="float">
            <text:p>323.7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63.34341" calcext:value-type="float">
            <text:p>63.34341</text:p>
          </table:table-cell>
          <table:table-cell office:value-type="float" office:value="5563.602" calcext:value-type="float">
            <text:p>5563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6136" calcext:value-type="float">
            <text:p>-0.316136</text:p>
          </table:table-cell>
          <table:table-cell office:value-type="float" office:value="2.937468" calcext:value-type="float">
            <text:p>2.937468</text:p>
          </table:table-cell>
          <table:table-cell office:value-type="float" office:value="0" calcext:value-type="float">
            <text:p>0</text:p>
          </table:table-cell>
          <table:table-cell office:value-type="float" office:value="42.69404" calcext:value-type="float">
            <text:p>42.69404</text:p>
          </table:table-cell>
          <table:table-cell office:value-type="float" office:value="0.07317607" calcext:value-type="float">
            <text:p>0.07317607</text:p>
          </table:table-cell>
          <table:table-cell office:value-type="float" office:value="0.00008942268" calcext:value-type="float">
            <text:p>8.942268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569993" calcext:value-type="float">
            <text:p>0.01569993</text:p>
          </table:table-cell>
          <table:table-cell office:value-type="float" office:value="0.03112011" calcext:value-type="float">
            <text:p>0.03112011</text:p>
          </table:table-cell>
          <table:table-cell office:value-type="float" office:value="360" calcext:value-type="float">
            <text:p>360</text:p>
          </table:table-cell>
          <table:table-cell office:value-type="float" office:value="-0.3630437" calcext:value-type="float">
            <text:p>-0.3630437</text:p>
          </table:table-cell>
          <table:table-cell office:value-type="float" office:value="0" calcext:value-type="float">
            <text:p>0</text:p>
          </table:table-cell>
          <table:table-cell office:value-type="float" office:value="209.9863" calcext:value-type="float">
            <text:p>209.9863</text:p>
          </table:table-cell>
          <table:table-cell office:value-type="float" office:value="274.8339" calcext:value-type="float">
            <text:p>274.8339</text:p>
          </table:table-cell>
          <table:table-cell office:value-type="float" office:value="901.4417" calcext:value-type="float">
            <text:p>901.4417</text:p>
          </table:table-cell>
          <table:table-cell office:value-type="float" office:value="883.8851" calcext:value-type="float">
            <text:p>883.8851</text:p>
          </table:table-cell>
          <table:table-cell office:value-type="float" office:value="879.2084" calcext:value-type="float">
            <text:p>879.2084</text:p>
          </table:table-cell>
          <table:table-cell office:value-type="float" office:value="893.152" calcext:value-type="float">
            <text:p>893.152</text:p>
          </table:table-cell>
          <table:table-cell office:value-type="float" office:value="327.3714" calcext:value-type="float">
            <text:p>327.3714</text:p>
          </table:table-cell>
          <table:table-cell office:value-type="float" office:value="443.8585" calcext:value-type="float">
            <text:p>443.8585</text:p>
          </table:table-cell>
          <table:table-cell office:value-type="float" office:value="383.2584" calcext:value-type="float">
            <text:p>383.2584</text:p>
          </table:table-cell>
          <table:table-cell office:value-type="float" office:value="323.7187" calcext:value-type="float">
            <text:p>323.71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0" calcext:value-type="float">
            <text:p>20012000</text:p>
          </table:table-cell>
          <table:table-cell office:value-type="float" office:value="63.33554" calcext:value-type="float">
            <text:p>63.33554</text:p>
          </table:table-cell>
          <table:table-cell office:value-type="float" office:value="5563.572" calcext:value-type="float">
            <text:p>5563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04081" calcext:value-type="float">
            <text:p>-0.3204081</text:p>
          </table:table-cell>
          <table:table-cell office:value-type="float" office:value="3.085908" calcext:value-type="float">
            <text:p>3.085908</text:p>
          </table:table-cell>
          <table:table-cell office:value-type="float" office:value="0" calcext:value-type="float">
            <text:p>0</text:p>
          </table:table-cell>
          <table:table-cell office:value-type="float" office:value="42.66424" calcext:value-type="float">
            <text:p>42.66424</text:p>
          </table:table-cell>
          <table:table-cell office:value-type="float" office:value="0.07311247" calcext:value-type="float">
            <text:p>0.07311247</text:p>
          </table:table-cell>
          <table:table-cell office:value-type="float" office:value="0.00009212876" calcext:value-type="float">
            <text:p>9.212876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646164" calcext:value-type="float">
            <text:p>0.01646164</text:p>
          </table:table-cell>
          <table:table-cell office:value-type="float" office:value="0.03163354" calcext:value-type="float">
            <text:p>0.03163354</text:p>
          </table:table-cell>
          <table:table-cell office:value-type="float" office:value="360" calcext:value-type="float">
            <text:p>360</text:p>
          </table:table-cell>
          <table:table-cell office:value-type="float" office:value="-0.3685882" calcext:value-type="float">
            <text:p>-0.3685882</text:p>
          </table:table-cell>
          <table:table-cell office:value-type="float" office:value="0" calcext:value-type="float">
            <text:p>0</text:p>
          </table:table-cell>
          <table:table-cell office:value-type="float" office:value="209.9867" calcext:value-type="float">
            <text:p>209.9867</text:p>
          </table:table-cell>
          <table:table-cell office:value-type="float" office:value="274.8308" calcext:value-type="float">
            <text:p>274.8308</text:p>
          </table:table-cell>
          <table:table-cell office:value-type="float" office:value="901.4315" calcext:value-type="float">
            <text:p>901.4315</text:p>
          </table:table-cell>
          <table:table-cell office:value-type="float" office:value="883.8757" calcext:value-type="float">
            <text:p>883.8757</text:p>
          </table:table-cell>
          <table:table-cell office:value-type="float" office:value="879.203" calcext:value-type="float">
            <text:p>879.203</text:p>
          </table:table-cell>
          <table:table-cell office:value-type="float" office:value="893.1475" calcext:value-type="float">
            <text:p>893.1475</text:p>
          </table:table-cell>
          <table:table-cell office:value-type="float" office:value="327.3698" calcext:value-type="float">
            <text:p>327.3698</text:p>
          </table:table-cell>
          <table:table-cell office:value-type="float" office:value="443.857" calcext:value-type="float">
            <text:p>443.857</text:p>
          </table:table-cell>
          <table:table-cell office:value-type="float" office:value="383.2575" calcext:value-type="float">
            <text:p>383.2575</text:p>
          </table:table-cell>
          <table:table-cell office:value-type="float" office:value="323.7177" calcext:value-type="float">
            <text:p>323.71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63.32775" calcext:value-type="float">
            <text:p>63.32775</text:p>
          </table:table-cell>
          <table:table-cell office:value-type="float" office:value="5563.542" calcext:value-type="float">
            <text:p>5563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51471" calcext:value-type="float">
            <text:p>-0.3251471</text:p>
          </table:table-cell>
          <table:table-cell office:value-type="float" office:value="3.224773" calcext:value-type="float">
            <text:p>3.224773</text:p>
          </table:table-cell>
          <table:table-cell office:value-type="float" office:value="0" calcext:value-type="float">
            <text:p>0</text:p>
          </table:table-cell>
          <table:table-cell office:value-type="float" office:value="42.63446" calcext:value-type="float">
            <text:p>42.63446</text:p>
          </table:table-cell>
          <table:table-cell office:value-type="float" office:value="0.0730454" calcext:value-type="float">
            <text:p>0.0730454</text:p>
          </table:table-cell>
          <table:table-cell office:value-type="float" office:value="0.00009484604" calcext:value-type="float">
            <text:p>9.484604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722013" calcext:value-type="float">
            <text:p>0.01722013</text:p>
          </table:table-cell>
          <table:table-cell office:value-type="float" office:value="0.03206148" calcext:value-type="float">
            <text:p>0.03206148</text:p>
          </table:table-cell>
          <table:table-cell office:value-type="float" office:value="360" calcext:value-type="float">
            <text:p>360</text:p>
          </table:table-cell>
          <table:table-cell office:value-type="float" office:value="-0.3745109" calcext:value-type="float">
            <text:p>-0.3745109</text:p>
          </table:table-cell>
          <table:table-cell office:value-type="float" office:value="0" calcext:value-type="float">
            <text:p>0</text:p>
          </table:table-cell>
          <table:table-cell office:value-type="float" office:value="209.9871" calcext:value-type="float">
            <text:p>209.9871</text:p>
          </table:table-cell>
          <table:table-cell office:value-type="float" office:value="274.8278" calcext:value-type="float">
            <text:p>274.8278</text:p>
          </table:table-cell>
          <table:table-cell office:value-type="float" office:value="901.4213" calcext:value-type="float">
            <text:p>901.4213</text:p>
          </table:table-cell>
          <table:table-cell office:value-type="float" office:value="883.8663" calcext:value-type="float">
            <text:p>883.8663</text:p>
          </table:table-cell>
          <table:table-cell office:value-type="float" office:value="879.1974" calcext:value-type="float">
            <text:p>879.1974</text:p>
          </table:table-cell>
          <table:table-cell office:value-type="float" office:value="893.143" calcext:value-type="float">
            <text:p>893.143</text:p>
          </table:table-cell>
          <table:table-cell office:value-type="float" office:value="327.3683" calcext:value-type="float">
            <text:p>327.3683</text:p>
          </table:table-cell>
          <table:table-cell office:value-type="float" office:value="443.8556" calcext:value-type="float">
            <text:p>443.8556</text:p>
          </table:table-cell>
          <table:table-cell office:value-type="float" office:value="383.2566" calcext:value-type="float">
            <text:p>383.2566</text:p>
          </table:table-cell>
          <table:table-cell office:value-type="float" office:value="323.7167" calcext:value-type="float">
            <text:p>323.7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0" calcext:value-type="float">
            <text:p>22012000</text:p>
          </table:table-cell>
          <table:table-cell office:value-type="float" office:value="63.32005" calcext:value-type="float">
            <text:p>63.32005</text:p>
          </table:table-cell>
          <table:table-cell office:value-type="float" office:value="5563.512" calcext:value-type="float">
            <text:p>5563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02687" calcext:value-type="float">
            <text:p>-0.3302687</text:p>
          </table:table-cell>
          <table:table-cell office:value-type="float" office:value="3.350142" calcext:value-type="float">
            <text:p>3.350142</text:p>
          </table:table-cell>
          <table:table-cell office:value-type="float" office:value="0" calcext:value-type="float">
            <text:p>0</text:p>
          </table:table-cell>
          <table:table-cell office:value-type="float" office:value="42.60477" calcext:value-type="float">
            <text:p>42.60477</text:p>
          </table:table-cell>
          <table:table-cell office:value-type="float" office:value="0.07296766" calcext:value-type="float">
            <text:p>0.07296766</text:p>
          </table:table-cell>
          <table:table-cell office:value-type="float" office:value="0.0000975545" calcext:value-type="float">
            <text:p>9.75545E-0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797511" calcext:value-type="float">
            <text:p>0.01797511</text:p>
          </table:table-cell>
          <table:table-cell office:value-type="float" office:value="0.03239463" calcext:value-type="float">
            <text:p>0.03239463</text:p>
          </table:table-cell>
          <table:table-cell office:value-type="float" office:value="360" calcext:value-type="float">
            <text:p>360</text:p>
          </table:table-cell>
          <table:table-cell office:value-type="float" office:value="-0.380718" calcext:value-type="float">
            <text:p>-0.380718</text:p>
          </table:table-cell>
          <table:table-cell office:value-type="float" office:value="0" calcext:value-type="float">
            <text:p>0</text:p>
          </table:table-cell>
          <table:table-cell office:value-type="float" office:value="209.9875" calcext:value-type="float">
            <text:p>209.9875</text:p>
          </table:table-cell>
          <table:table-cell office:value-type="float" office:value="274.8246" calcext:value-type="float">
            <text:p>274.8246</text:p>
          </table:table-cell>
          <table:table-cell office:value-type="float" office:value="901.411" calcext:value-type="float">
            <text:p>901.411</text:p>
          </table:table-cell>
          <table:table-cell office:value-type="float" office:value="883.8569" calcext:value-type="float">
            <text:p>883.8569</text:p>
          </table:table-cell>
          <table:table-cell office:value-type="float" office:value="879.192" calcext:value-type="float">
            <text:p>879.192</text:p>
          </table:table-cell>
          <table:table-cell office:value-type="float" office:value="893.1385" calcext:value-type="float">
            <text:p>893.1385</text:p>
          </table:table-cell>
          <table:table-cell office:value-type="float" office:value="327.3667" calcext:value-type="float">
            <text:p>327.3667</text:p>
          </table:table-cell>
          <table:table-cell office:value-type="float" office:value="443.8541" calcext:value-type="float">
            <text:p>443.8541</text:p>
          </table:table-cell>
          <table:table-cell office:value-type="float" office:value="383.2557" calcext:value-type="float">
            <text:p>383.2557</text:p>
          </table:table-cell>
          <table:table-cell office:value-type="float" office:value="323.7157" calcext:value-type="float">
            <text:p>323.71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0" calcext:value-type="float">
            <text:p>23012000</text:p>
          </table:table-cell>
          <table:table-cell office:value-type="float" office:value="63.31242" calcext:value-type="float">
            <text:p>63.31242</text:p>
          </table:table-cell>
          <table:table-cell office:value-type="float" office:value="5563.482" calcext:value-type="float">
            <text:p>5563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53187" calcext:value-type="float">
            <text:p>-0.3353187</text:p>
          </table:table-cell>
          <table:table-cell office:value-type="float" office:value="3.467399" calcext:value-type="float">
            <text:p>3.467399</text:p>
          </table:table-cell>
          <table:table-cell office:value-type="float" office:value="0" calcext:value-type="float">
            <text:p>0</text:p>
          </table:table-cell>
          <table:table-cell office:value-type="float" office:value="42.57513" calcext:value-type="float">
            <text:p>42.57513</text:p>
          </table:table-cell>
          <table:table-cell office:value-type="float" office:value="0.07289755" calcext:value-type="float">
            <text:p>0.07289755</text:p>
          </table:table-cell>
          <table:table-cell office:value-type="float" office:value="0.0001002342" calcext:value-type="float">
            <text:p>0.000100234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866789" calcext:value-type="float">
            <text:p>0.01866789</text:p>
          </table:table-cell>
          <table:table-cell office:value-type="float" office:value="0.0315787" calcext:value-type="float">
            <text:p>0.0315787</text:p>
          </table:table-cell>
          <table:table-cell office:value-type="float" office:value="360" calcext:value-type="float">
            <text:p>360</text:p>
          </table:table-cell>
          <table:table-cell office:value-type="float" office:value="-0.3856421" calcext:value-type="float">
            <text:p>-0.3856421</text:p>
          </table:table-cell>
          <table:table-cell office:value-type="float" office:value="0" calcext:value-type="float">
            <text:p>0</text:p>
          </table:table-cell>
          <table:table-cell office:value-type="float" office:value="209.9881" calcext:value-type="float">
            <text:p>209.9881</text:p>
          </table:table-cell>
          <table:table-cell office:value-type="float" office:value="274.8214" calcext:value-type="float">
            <text:p>274.8214</text:p>
          </table:table-cell>
          <table:table-cell office:value-type="float" office:value="901.4008" calcext:value-type="float">
            <text:p>901.4008</text:p>
          </table:table-cell>
          <table:table-cell office:value-type="float" office:value="883.8475" calcext:value-type="float">
            <text:p>883.8475</text:p>
          </table:table-cell>
          <table:table-cell office:value-type="float" office:value="879.1866" calcext:value-type="float">
            <text:p>879.1866</text:p>
          </table:table-cell>
          <table:table-cell office:value-type="float" office:value="893.1341" calcext:value-type="float">
            <text:p>893.1341</text:p>
          </table:table-cell>
          <table:table-cell office:value-type="float" office:value="327.3651" calcext:value-type="float">
            <text:p>327.3651</text:p>
          </table:table-cell>
          <table:table-cell office:value-type="float" office:value="443.8527" calcext:value-type="float">
            <text:p>443.8527</text:p>
          </table:table-cell>
          <table:table-cell office:value-type="float" office:value="383.2548" calcext:value-type="float">
            <text:p>383.2548</text:p>
          </table:table-cell>
          <table:table-cell office:value-type="float" office:value="323.7148" calcext:value-type="float">
            <text:p>323.7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63.30476" calcext:value-type="float">
            <text:p>63.30476</text:p>
          </table:table-cell>
          <table:table-cell office:value-type="float" office:value="5563.454" calcext:value-type="float">
            <text:p>5563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6593" calcext:value-type="float">
            <text:p>-0.3916593</text:p>
          </table:table-cell>
          <table:table-cell office:value-type="float" office:value="2.854079" calcext:value-type="float">
            <text:p>2.854079</text:p>
          </table:table-cell>
          <table:table-cell office:value-type="float" office:value="0" calcext:value-type="float">
            <text:p>0</text:p>
          </table:table-cell>
          <table:table-cell office:value-type="float" office:value="42.54553" calcext:value-type="float">
            <text:p>42.54553</text:p>
          </table:table-cell>
          <table:table-cell office:value-type="float" office:value="0.07283989" calcext:value-type="float">
            <text:p>0.07283989</text:p>
          </table:table-cell>
          <table:table-cell office:value-type="float" office:value="0.00010245" calcext:value-type="float">
            <text:p>0.0001024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889149" calcext:value-type="float">
            <text:p>0.01889149</text:p>
          </table:table-cell>
          <table:table-cell office:value-type="float" office:value="0.0226677" calcext:value-type="float">
            <text:p>0.0226677</text:p>
          </table:table-cell>
          <table:table-cell office:value-type="float" office:value="360" calcext:value-type="float">
            <text:p>360</text:p>
          </table:table-cell>
          <table:table-cell office:value-type="float" office:value="-0.4332931" calcext:value-type="float">
            <text:p>-0.4332931</text:p>
          </table:table-cell>
          <table:table-cell office:value-type="float" office:value="0" calcext:value-type="float">
            <text:p>0</text:p>
          </table:table-cell>
          <table:table-cell office:value-type="float" office:value="209.9879" calcext:value-type="float">
            <text:p>209.9879</text:p>
          </table:table-cell>
          <table:table-cell office:value-type="float" office:value="274.8187" calcext:value-type="float">
            <text:p>274.8187</text:p>
          </table:table-cell>
          <table:table-cell office:value-type="float" office:value="901.3907" calcext:value-type="float">
            <text:p>901.3907</text:p>
          </table:table-cell>
          <table:table-cell office:value-type="float" office:value="883.8383" calcext:value-type="float">
            <text:p>883.8383</text:p>
          </table:table-cell>
          <table:table-cell office:value-type="float" office:value="879.1812" calcext:value-type="float">
            <text:p>879.1812</text:p>
          </table:table-cell>
          <table:table-cell office:value-type="float" office:value="893.1296" calcext:value-type="float">
            <text:p>893.1296</text:p>
          </table:table-cell>
          <table:table-cell office:value-type="float" office:value="327.3638" calcext:value-type="float">
            <text:p>327.3638</text:p>
          </table:table-cell>
          <table:table-cell office:value-type="float" office:value="443.8512" calcext:value-type="float">
            <text:p>443.8512</text:p>
          </table:table-cell>
          <table:table-cell office:value-type="float" office:value="383.2541" calcext:value-type="float">
            <text:p>383.2541</text:p>
          </table:table-cell>
          <table:table-cell office:value-type="float" office:value="323.7141" calcext:value-type="float">
            <text:p>323.7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63.29704" calcext:value-type="float">
            <text:p>63.29704</text:p>
          </table:table-cell>
          <table:table-cell office:value-type="float" office:value="5563.424" calcext:value-type="float">
            <text:p>5563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97677" calcext:value-type="float">
            <text:p>-0.4697677</text:p>
          </table:table-cell>
          <table:table-cell office:value-type="float" office:value="1.930234" calcext:value-type="float">
            <text:p>1.930234</text:p>
          </table:table-cell>
          <table:table-cell office:value-type="float" office:value="0" calcext:value-type="float">
            <text:p>0</text:p>
          </table:table-cell>
          <table:table-cell office:value-type="float" office:value="42.51588" calcext:value-type="float">
            <text:p>42.51588</text:p>
          </table:table-cell>
          <table:table-cell office:value-type="float" office:value="0.07277834" calcext:value-type="float">
            <text:p>0.07277834</text:p>
          </table:table-cell>
          <table:table-cell office:value-type="float" office:value="0.0001046088" calcext:value-type="float">
            <text:p>0.000104608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911501" calcext:value-type="float">
            <text:p>0.01911501</text:p>
          </table:table-cell>
          <table:table-cell office:value-type="float" office:value="0.01433468" calcext:value-type="float">
            <text:p>0.01433468</text:p>
          </table:table-cell>
          <table:table-cell office:value-type="float" office:value="360" calcext:value-type="float">
            <text:p>360</text:p>
          </table:table-cell>
          <table:table-cell office:value-type="float" office:value="-0.5032899" calcext:value-type="float">
            <text:p>-0.5032899</text:p>
          </table:table-cell>
          <table:table-cell office:value-type="float" office:value="0" calcext:value-type="float">
            <text:p>0</text:p>
          </table:table-cell>
          <table:table-cell office:value-type="float" office:value="209.9879" calcext:value-type="float">
            <text:p>209.9879</text:p>
          </table:table-cell>
          <table:table-cell office:value-type="float" office:value="274.8159" calcext:value-type="float">
            <text:p>274.8159</text:p>
          </table:table-cell>
          <table:table-cell office:value-type="float" office:value="901.3807" calcext:value-type="float">
            <text:p>901.3807</text:p>
          </table:table-cell>
          <table:table-cell office:value-type="float" office:value="883.8289" calcext:value-type="float">
            <text:p>883.8289</text:p>
          </table:table-cell>
          <table:table-cell office:value-type="float" office:value="879.1757" calcext:value-type="float">
            <text:p>879.1757</text:p>
          </table:table-cell>
          <table:table-cell office:value-type="float" office:value="893.1251" calcext:value-type="float">
            <text:p>893.1251</text:p>
          </table:table-cell>
          <table:table-cell office:value-type="float" office:value="327.3626" calcext:value-type="float">
            <text:p>327.3626</text:p>
          </table:table-cell>
          <table:table-cell office:value-type="float" office:value="443.8499" calcext:value-type="float">
            <text:p>443.8499</text:p>
          </table:table-cell>
          <table:table-cell office:value-type="float" office:value="383.2533" calcext:value-type="float">
            <text:p>383.2533</text:p>
          </table:table-cell>
          <table:table-cell office:value-type="float" office:value="323.7135" calcext:value-type="float">
            <text:p>323.71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63.28919" calcext:value-type="float">
            <text:p>63.28919</text:p>
          </table:table-cell>
          <table:table-cell office:value-type="float" office:value="5563.396" calcext:value-type="float">
            <text:p>5563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68527" calcext:value-type="float">
            <text:p>-0.5268527</text:p>
          </table:table-cell>
          <table:table-cell office:value-type="float" office:value="1.065328" calcext:value-type="float">
            <text:p>1.065328</text:p>
          </table:table-cell>
          <table:table-cell office:value-type="float" office:value="0" calcext:value-type="float">
            <text:p>0</text:p>
          </table:table-cell>
          <table:table-cell office:value-type="float" office:value="42.4863" calcext:value-type="float">
            <text:p>42.4863</text:p>
          </table:table-cell>
          <table:table-cell office:value-type="float" office:value="0.07270495" calcext:value-type="float">
            <text:p>0.07270495</text:p>
          </table:table-cell>
          <table:table-cell office:value-type="float" office:value="0.0001061994" calcext:value-type="float">
            <text:p>0.000106199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1945083" calcext:value-type="float">
            <text:p>0.01945083</text:p>
          </table:table-cell>
          <table:table-cell office:value-type="float" office:value="0.008538626" calcext:value-type="float">
            <text:p>0.008538626</text:p>
          </table:table-cell>
          <table:table-cell office:value-type="float" office:value="360" calcext:value-type="float">
            <text:p>360</text:p>
          </table:table-cell>
          <table:table-cell office:value-type="float" office:value="-0.5549129" calcext:value-type="float">
            <text:p>-0.5549129</text:p>
          </table:table-cell>
          <table:table-cell office:value-type="float" office:value="0" calcext:value-type="float">
            <text:p>0</text:p>
          </table:table-cell>
          <table:table-cell office:value-type="float" office:value="209.9877" calcext:value-type="float">
            <text:p>209.9877</text:p>
          </table:table-cell>
          <table:table-cell office:value-type="float" office:value="274.8132" calcext:value-type="float">
            <text:p>274.8132</text:p>
          </table:table-cell>
          <table:table-cell office:value-type="float" office:value="901.3704" calcext:value-type="float">
            <text:p>901.3704</text:p>
          </table:table-cell>
          <table:table-cell office:value-type="float" office:value="883.8196" calcext:value-type="float">
            <text:p>883.8196</text:p>
          </table:table-cell>
          <table:table-cell office:value-type="float" office:value="879.1703" calcext:value-type="float">
            <text:p>879.1703</text:p>
          </table:table-cell>
          <table:table-cell office:value-type="float" office:value="893.1207" calcext:value-type="float">
            <text:p>893.1207</text:p>
          </table:table-cell>
          <table:table-cell office:value-type="float" office:value="327.3614" calcext:value-type="float">
            <text:p>327.3614</text:p>
          </table:table-cell>
          <table:table-cell office:value-type="float" office:value="443.8489" calcext:value-type="float">
            <text:p>443.8489</text:p>
          </table:table-cell>
          <table:table-cell office:value-type="float" office:value="383.2525" calcext:value-type="float">
            <text:p>383.2525</text:p>
          </table:table-cell>
          <table:table-cell office:value-type="float" office:value="323.7128" calcext:value-type="float">
            <text:p>323.7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0" calcext:value-type="float">
            <text:p>27012000</text:p>
          </table:table-cell>
          <table:table-cell office:value-type="float" office:value="63.28129" calcext:value-type="float">
            <text:p>63.28129</text:p>
          </table:table-cell>
          <table:table-cell office:value-type="float" office:value="5563.367" calcext:value-type="float">
            <text:p>5563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30464" calcext:value-type="float">
            <text:p>-0.5330464</text:p>
          </table:table-cell>
          <table:table-cell office:value-type="float" office:value="1.238496" calcext:value-type="float">
            <text:p>1.238496</text:p>
          </table:table-cell>
          <table:table-cell office:value-type="float" office:value="0" calcext:value-type="float">
            <text:p>0</text:p>
          </table:table-cell>
          <table:table-cell office:value-type="float" office:value="42.45669" calcext:value-type="float">
            <text:p>42.45669</text:p>
          </table:table-cell>
          <table:table-cell office:value-type="float" office:value="0.07256828" calcext:value-type="float">
            <text:p>0.07256828</text:p>
          </table:table-cell>
          <table:table-cell office:value-type="float" office:value="0.0001082511" calcext:value-type="float">
            <text:p>0.000108251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030029" calcext:value-type="float">
            <text:p>0.02030029</text:p>
          </table:table-cell>
          <table:table-cell office:value-type="float" office:value="0.01201561" calcext:value-type="float">
            <text:p>0.01201561</text:p>
          </table:table-cell>
          <table:table-cell office:value-type="float" office:value="360" calcext:value-type="float">
            <text:p>360</text:p>
          </table:table-cell>
          <table:table-cell office:value-type="float" office:value="-0.5654311" calcext:value-type="float">
            <text:p>-0.5654311</text:p>
          </table:table-cell>
          <table:table-cell office:value-type="float" office:value="0" calcext:value-type="float">
            <text:p>0</text:p>
          </table:table-cell>
          <table:table-cell office:value-type="float" office:value="209.9876" calcext:value-type="float">
            <text:p>209.9876</text:p>
          </table:table-cell>
          <table:table-cell office:value-type="float" office:value="274.8104" calcext:value-type="float">
            <text:p>274.8104</text:p>
          </table:table-cell>
          <table:table-cell office:value-type="float" office:value="901.3602" calcext:value-type="float">
            <text:p>901.3602</text:p>
          </table:table-cell>
          <table:table-cell office:value-type="float" office:value="883.8102" calcext:value-type="float">
            <text:p>883.8102</text:p>
          </table:table-cell>
          <table:table-cell office:value-type="float" office:value="879.165" calcext:value-type="float">
            <text:p>879.165</text:p>
          </table:table-cell>
          <table:table-cell office:value-type="float" office:value="893.1163" calcext:value-type="float">
            <text:p>893.1163</text:p>
          </table:table-cell>
          <table:table-cell office:value-type="float" office:value="327.3602" calcext:value-type="float">
            <text:p>327.3602</text:p>
          </table:table-cell>
          <table:table-cell office:value-type="float" office:value="443.8478" calcext:value-type="float">
            <text:p>443.8478</text:p>
          </table:table-cell>
          <table:table-cell office:value-type="float" office:value="383.2515" calcext:value-type="float">
            <text:p>383.2515</text:p>
          </table:table-cell>
          <table:table-cell office:value-type="float" office:value="323.7118" calcext:value-type="float">
            <text:p>323.71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63.27351" calcext:value-type="float">
            <text:p>63.27351</text:p>
          </table:table-cell>
          <table:table-cell office:value-type="float" office:value="5563.339" calcext:value-type="float">
            <text:p>5563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55107" calcext:value-type="float">
            <text:p>-0.5355107</text:p>
          </table:table-cell>
          <table:table-cell office:value-type="float" office:value="1.647686" calcext:value-type="float">
            <text:p>1.647686</text:p>
          </table:table-cell>
          <table:table-cell office:value-type="float" office:value="0" calcext:value-type="float">
            <text:p>0</text:p>
          </table:table-cell>
          <table:table-cell office:value-type="float" office:value="42.42711" calcext:value-type="float">
            <text:p>42.42711</text:p>
          </table:table-cell>
          <table:table-cell office:value-type="float" office:value="0.07242422" calcext:value-type="float">
            <text:p>0.07242422</text:p>
          </table:table-cell>
          <table:table-cell office:value-type="float" office:value="0.0001104797" calcext:value-type="float">
            <text:p>0.000110479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111858" calcext:value-type="float">
            <text:p>0.02111858</text:p>
          </table:table-cell>
          <table:table-cell office:value-type="float" office:value="0.01472826" calcext:value-type="float">
            <text:p>0.01472826</text:p>
          </table:table-cell>
          <table:table-cell office:value-type="float" office:value="360" calcext:value-type="float">
            <text:p>360</text:p>
          </table:table-cell>
          <table:table-cell office:value-type="float" office:value="-0.571424" calcext:value-type="float">
            <text:p>-0.571424</text:p>
          </table:table-cell>
          <table:table-cell office:value-type="float" office:value="0" calcext:value-type="float">
            <text:p>0</text:p>
          </table:table-cell>
          <table:table-cell office:value-type="float" office:value="209.9877" calcext:value-type="float">
            <text:p>209.9877</text:p>
          </table:table-cell>
          <table:table-cell office:value-type="float" office:value="274.8075" calcext:value-type="float">
            <text:p>274.8075</text:p>
          </table:table-cell>
          <table:table-cell office:value-type="float" office:value="901.35" calcext:value-type="float">
            <text:p>901.35</text:p>
          </table:table-cell>
          <table:table-cell office:value-type="float" office:value="883.8009" calcext:value-type="float">
            <text:p>883.8009</text:p>
          </table:table-cell>
          <table:table-cell office:value-type="float" office:value="879.1596" calcext:value-type="float">
            <text:p>879.1596</text:p>
          </table:table-cell>
          <table:table-cell office:value-type="float" office:value="893.1119" calcext:value-type="float">
            <text:p>893.1119</text:p>
          </table:table-cell>
          <table:table-cell office:value-type="float" office:value="327.3591" calcext:value-type="float">
            <text:p>327.3591</text:p>
          </table:table-cell>
          <table:table-cell office:value-type="float" office:value="443.8467" calcext:value-type="float">
            <text:p>443.8467</text:p>
          </table:table-cell>
          <table:table-cell office:value-type="float" office:value="383.2506" calcext:value-type="float">
            <text:p>383.2506</text:p>
          </table:table-cell>
          <table:table-cell office:value-type="float" office:value="323.7108" calcext:value-type="float">
            <text:p>323.71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0" calcext:value-type="float">
            <text:p>29012000</text:p>
          </table:table-cell>
          <table:table-cell office:value-type="float" office:value="63.26584" calcext:value-type="float">
            <text:p>63.26584</text:p>
          </table:table-cell>
          <table:table-cell office:value-type="float" office:value="5563.309" calcext:value-type="float">
            <text:p>5563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83211" calcext:value-type="float">
            <text:p>-0.5383211</text:p>
          </table:table-cell>
          <table:table-cell office:value-type="float" office:value="2.012636" calcext:value-type="float">
            <text:p>2.012636</text:p>
          </table:table-cell>
          <table:table-cell office:value-type="float" office:value="0" calcext:value-type="float">
            <text:p>0</text:p>
          </table:table-cell>
          <table:table-cell office:value-type="float" office:value="42.39747" calcext:value-type="float">
            <text:p>42.39747</text:p>
          </table:table-cell>
          <table:table-cell office:value-type="float" office:value="0.07229123" calcext:value-type="float">
            <text:p>0.07229123</text:p>
          </table:table-cell>
          <table:table-cell office:value-type="float" office:value="0.0001126197" calcext:value-type="float">
            <text:p>0.000112619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19236" calcext:value-type="float">
            <text:p>0.0219236</text:p>
          </table:table-cell>
          <table:table-cell office:value-type="float" office:value="0.01701115" calcext:value-type="float">
            <text:p>0.01701115</text:p>
          </table:table-cell>
          <table:table-cell office:value-type="float" office:value="360" calcext:value-type="float">
            <text:p>360</text:p>
          </table:table-cell>
          <table:table-cell office:value-type="float" office:value="-0.5773203" calcext:value-type="float">
            <text:p>-0.5773203</text:p>
          </table:table-cell>
          <table:table-cell office:value-type="float" office:value="0" calcext:value-type="float">
            <text:p>0</text:p>
          </table:table-cell>
          <table:table-cell office:value-type="float" office:value="209.9876" calcext:value-type="float">
            <text:p>209.9876</text:p>
          </table:table-cell>
          <table:table-cell office:value-type="float" office:value="274.8046" calcext:value-type="float">
            <text:p>274.8046</text:p>
          </table:table-cell>
          <table:table-cell office:value-type="float" office:value="901.3399" calcext:value-type="float">
            <text:p>901.3399</text:p>
          </table:table-cell>
          <table:table-cell office:value-type="float" office:value="883.7916" calcext:value-type="float">
            <text:p>883.7916</text:p>
          </table:table-cell>
          <table:table-cell office:value-type="float" office:value="879.1543" calcext:value-type="float">
            <text:p>879.1543</text:p>
          </table:table-cell>
          <table:table-cell office:value-type="float" office:value="893.1075" calcext:value-type="float">
            <text:p>893.1075</text:p>
          </table:table-cell>
          <table:table-cell office:value-type="float" office:value="327.3578" calcext:value-type="float">
            <text:p>327.3578</text:p>
          </table:table-cell>
          <table:table-cell office:value-type="float" office:value="443.8457" calcext:value-type="float">
            <text:p>443.8457</text:p>
          </table:table-cell>
          <table:table-cell office:value-type="float" office:value="383.2496" calcext:value-type="float">
            <text:p>383.2496</text:p>
          </table:table-cell>
          <table:table-cell office:value-type="float" office:value="323.7098" calcext:value-type="float">
            <text:p>323.70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0" calcext:value-type="float">
            <text:p>30012000</text:p>
          </table:table-cell>
          <table:table-cell office:value-type="float" office:value="63.25829" calcext:value-type="float">
            <text:p>63.25829</text:p>
          </table:table-cell>
          <table:table-cell office:value-type="float" office:value="5563.281" calcext:value-type="float">
            <text:p>5563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08355" calcext:value-type="float">
            <text:p>-0.5408355</text:p>
          </table:table-cell>
          <table:table-cell office:value-type="float" office:value="2.357723" calcext:value-type="float">
            <text:p>2.357723</text:p>
          </table:table-cell>
          <table:table-cell office:value-type="float" office:value="0" calcext:value-type="float">
            <text:p>0</text:p>
          </table:table-cell>
          <table:table-cell office:value-type="float" office:value="42.36779" calcext:value-type="float">
            <text:p>42.36779</text:p>
          </table:table-cell>
          <table:table-cell office:value-type="float" office:value="0.07217602" calcext:value-type="float">
            <text:p>0.07217602</text:p>
          </table:table-cell>
          <table:table-cell office:value-type="float" office:value="0.0001147794" calcext:value-type="float">
            <text:p>0.000114779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271769" calcext:value-type="float">
            <text:p>0.02271769</text:p>
          </table:table-cell>
          <table:table-cell office:value-type="float" office:value="0.01892898" calcext:value-type="float">
            <text:p>0.01892898</text:p>
          </table:table-cell>
          <table:table-cell office:value-type="float" office:value="360" calcext:value-type="float">
            <text:p>360</text:p>
          </table:table-cell>
          <table:table-cell office:value-type="float" office:value="-0.5825444" calcext:value-type="float">
            <text:p>-0.5825444</text:p>
          </table:table-cell>
          <table:table-cell office:value-type="float" office:value="0" calcext:value-type="float">
            <text:p>0</text:p>
          </table:table-cell>
          <table:table-cell office:value-type="float" office:value="209.9875" calcext:value-type="float">
            <text:p>209.9875</text:p>
          </table:table-cell>
          <table:table-cell office:value-type="float" office:value="274.8017" calcext:value-type="float">
            <text:p>274.8017</text:p>
          </table:table-cell>
          <table:table-cell office:value-type="float" office:value="901.3298" calcext:value-type="float">
            <text:p>901.3298</text:p>
          </table:table-cell>
          <table:table-cell office:value-type="float" office:value="883.7823" calcext:value-type="float">
            <text:p>883.7823</text:p>
          </table:table-cell>
          <table:table-cell office:value-type="float" office:value="879.1489" calcext:value-type="float">
            <text:p>879.1489</text:p>
          </table:table-cell>
          <table:table-cell office:value-type="float" office:value="893.1031" calcext:value-type="float">
            <text:p>893.1031</text:p>
          </table:table-cell>
          <table:table-cell office:value-type="float" office:value="327.3567" calcext:value-type="float">
            <text:p>327.3567</text:p>
          </table:table-cell>
          <table:table-cell office:value-type="float" office:value="443.8447" calcext:value-type="float">
            <text:p>443.8447</text:p>
          </table:table-cell>
          <table:table-cell office:value-type="float" office:value="383.2487" calcext:value-type="float">
            <text:p>383.2487</text:p>
          </table:table-cell>
          <table:table-cell office:value-type="float" office:value="323.7088" calcext:value-type="float">
            <text:p>323.7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0" calcext:value-type="float">
            <text:p>31012000</text:p>
          </table:table-cell>
          <table:table-cell office:value-type="float" office:value="63.25062" calcext:value-type="float">
            <text:p>63.25062</text:p>
          </table:table-cell>
          <table:table-cell office:value-type="float" office:value="5563.251" calcext:value-type="float">
            <text:p>5563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33139" calcext:value-type="float">
            <text:p>-0.5433139</text:p>
          </table:table-cell>
          <table:table-cell office:value-type="float" office:value="2.680405" calcext:value-type="float">
            <text:p>2.680405</text:p>
          </table:table-cell>
          <table:table-cell office:value-type="float" office:value="0" calcext:value-type="float">
            <text:p>0</text:p>
          </table:table-cell>
          <table:table-cell office:value-type="float" office:value="42.33818" calcext:value-type="float">
            <text:p>42.33818</text:p>
          </table:table-cell>
          <table:table-cell office:value-type="float" office:value="0.07209138" calcext:value-type="float">
            <text:p>0.07209138</text:p>
          </table:table-cell>
          <table:table-cell office:value-type="float" office:value="0.0001169286" calcext:value-type="float">
            <text:p>0.0001169286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350144" calcext:value-type="float">
            <text:p>0.02350144</text:p>
          </table:table-cell>
          <table:table-cell office:value-type="float" office:value="0.02051695" calcext:value-type="float">
            <text:p>0.02051695</text:p>
          </table:table-cell>
          <table:table-cell office:value-type="float" office:value="360" calcext:value-type="float">
            <text:p>360</text:p>
          </table:table-cell>
          <table:table-cell office:value-type="float" office:value="-0.5873924" calcext:value-type="float">
            <text:p>-0.5873924</text:p>
          </table:table-cell>
          <table:table-cell office:value-type="float" office:value="0" calcext:value-type="float">
            <text:p>0</text:p>
          </table:table-cell>
          <table:table-cell office:value-type="float" office:value="209.9873" calcext:value-type="float">
            <text:p>209.9873</text:p>
          </table:table-cell>
          <table:table-cell office:value-type="float" office:value="274.7988" calcext:value-type="float">
            <text:p>274.7988</text:p>
          </table:table-cell>
          <table:table-cell office:value-type="float" office:value="901.3197" calcext:value-type="float">
            <text:p>901.3197</text:p>
          </table:table-cell>
          <table:table-cell office:value-type="float" office:value="883.7731" calcext:value-type="float">
            <text:p>883.7731</text:p>
          </table:table-cell>
          <table:table-cell office:value-type="float" office:value="879.1437" calcext:value-type="float">
            <text:p>879.1437</text:p>
          </table:table-cell>
          <table:table-cell office:value-type="float" office:value="893.0987" calcext:value-type="float">
            <text:p>893.0987</text:p>
          </table:table-cell>
          <table:table-cell office:value-type="float" office:value="327.3555" calcext:value-type="float">
            <text:p>327.3555</text:p>
          </table:table-cell>
          <table:table-cell office:value-type="float" office:value="443.8436" calcext:value-type="float">
            <text:p>443.8436</text:p>
          </table:table-cell>
          <table:table-cell office:value-type="float" office:value="383.2478" calcext:value-type="float">
            <text:p>383.2478</text:p>
          </table:table-cell>
          <table:table-cell office:value-type="float" office:value="323.7078" calcext:value-type="float">
            <text:p>323.7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63.24282" calcext:value-type="float">
            <text:p>63.24282</text:p>
          </table:table-cell>
          <table:table-cell office:value-type="float" office:value="5563.222" calcext:value-type="float">
            <text:p>5563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67319" calcext:value-type="float">
            <text:p>-0.5467319</text:p>
          </table:table-cell>
          <table:table-cell office:value-type="float" office:value="2.952074" calcext:value-type="float">
            <text:p>2.952074</text:p>
          </table:table-cell>
          <table:table-cell office:value-type="float" office:value="0" calcext:value-type="float">
            <text:p>0</text:p>
          </table:table-cell>
          <table:table-cell office:value-type="float" office:value="42.30856" calcext:value-type="float">
            <text:p>42.30856</text:p>
          </table:table-cell>
          <table:table-cell office:value-type="float" office:value="0.07201434" calcext:value-type="float">
            <text:p>0.07201434</text:p>
          </table:table-cell>
          <table:table-cell office:value-type="float" office:value="0.0001189688" calcext:value-type="float">
            <text:p>0.000118968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42783" calcext:value-type="float">
            <text:p>0.0242783</text:p>
          </table:table-cell>
          <table:table-cell office:value-type="float" office:value="0.02185558" calcext:value-type="float">
            <text:p>0.02185558</text:p>
          </table:table-cell>
          <table:table-cell office:value-type="float" office:value="360" calcext:value-type="float">
            <text:p>360</text:p>
          </table:table-cell>
          <table:table-cell office:value-type="float" office:value="-0.5929238" calcext:value-type="float">
            <text:p>-0.5929238</text:p>
          </table:table-cell>
          <table:table-cell office:value-type="float" office:value="0" calcext:value-type="float">
            <text:p>0</text:p>
          </table:table-cell>
          <table:table-cell office:value-type="float" office:value="209.9868" calcext:value-type="float">
            <text:p>209.9868</text:p>
          </table:table-cell>
          <table:table-cell office:value-type="float" office:value="274.7958" calcext:value-type="float">
            <text:p>274.7958</text:p>
          </table:table-cell>
          <table:table-cell office:value-type="float" office:value="901.3095" calcext:value-type="float">
            <text:p>901.3095</text:p>
          </table:table-cell>
          <table:table-cell office:value-type="float" office:value="883.7639" calcext:value-type="float">
            <text:p>883.7639</text:p>
          </table:table-cell>
          <table:table-cell office:value-type="float" office:value="879.1384" calcext:value-type="float">
            <text:p>879.1384</text:p>
          </table:table-cell>
          <table:table-cell office:value-type="float" office:value="893.0943" calcext:value-type="float">
            <text:p>893.0943</text:p>
          </table:table-cell>
          <table:table-cell office:value-type="float" office:value="327.3544" calcext:value-type="float">
            <text:p>327.3544</text:p>
          </table:table-cell>
          <table:table-cell office:value-type="float" office:value="443.8426" calcext:value-type="float">
            <text:p>443.8426</text:p>
          </table:table-cell>
          <table:table-cell office:value-type="float" office:value="383.2469" calcext:value-type="float">
            <text:p>383.2469</text:p>
          </table:table-cell>
          <table:table-cell office:value-type="float" office:value="323.7069" calcext:value-type="float">
            <text:p>323.7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63.23514" calcext:value-type="float">
            <text:p>63.23514</text:p>
          </table:table-cell>
          <table:table-cell office:value-type="float" office:value="5563.194" calcext:value-type="float">
            <text:p>5563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31028" calcext:value-type="float">
            <text:p>-0.5631028</text:p>
          </table:table-cell>
          <table:table-cell office:value-type="float" office:value="2.798064" calcext:value-type="float">
            <text:p>2.798064</text:p>
          </table:table-cell>
          <table:table-cell office:value-type="float" office:value="0" calcext:value-type="float">
            <text:p>0</text:p>
          </table:table-cell>
          <table:table-cell office:value-type="float" office:value="42.27902" calcext:value-type="float">
            <text:p>42.27902</text:p>
          </table:table-cell>
          <table:table-cell office:value-type="float" office:value="0.07190142" calcext:value-type="float">
            <text:p>0.07190142</text:p>
          </table:table-cell>
          <table:table-cell office:value-type="float" office:value="0.0001206212" calcext:value-type="float">
            <text:p>0.000120621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464439" calcext:value-type="float">
            <text:p>0.02464439</text:p>
          </table:table-cell>
          <table:table-cell office:value-type="float" office:value="0.01565772" calcext:value-type="float">
            <text:p>0.01565772</text:p>
          </table:table-cell>
          <table:table-cell office:value-type="float" office:value="360" calcext:value-type="float">
            <text:p>360</text:p>
          </table:table-cell>
          <table:table-cell office:value-type="float" office:value="-0.6034613" calcext:value-type="float">
            <text:p>-0.6034613</text:p>
          </table:table-cell>
          <table:table-cell office:value-type="float" office:value="0" calcext:value-type="float">
            <text:p>0</text:p>
          </table:table-cell>
          <table:table-cell office:value-type="float" office:value="209.9865" calcext:value-type="float">
            <text:p>209.9865</text:p>
          </table:table-cell>
          <table:table-cell office:value-type="float" office:value="274.7931" calcext:value-type="float">
            <text:p>274.7931</text:p>
          </table:table-cell>
          <table:table-cell office:value-type="float" office:value="901.2994" calcext:value-type="float">
            <text:p>901.2994</text:p>
          </table:table-cell>
          <table:table-cell office:value-type="float" office:value="883.7547" calcext:value-type="float">
            <text:p>883.7547</text:p>
          </table:table-cell>
          <table:table-cell office:value-type="float" office:value="879.1331" calcext:value-type="float">
            <text:p>879.1331</text:p>
          </table:table-cell>
          <table:table-cell office:value-type="float" office:value="893.09" calcext:value-type="float">
            <text:p>893.09</text:p>
          </table:table-cell>
          <table:table-cell office:value-type="float" office:value="327.3532" calcext:value-type="float">
            <text:p>327.3532</text:p>
          </table:table-cell>
          <table:table-cell office:value-type="float" office:value="443.8416" calcext:value-type="float">
            <text:p>443.8416</text:p>
          </table:table-cell>
          <table:table-cell office:value-type="float" office:value="383.2462" calcext:value-type="float">
            <text:p>383.2462</text:p>
          </table:table-cell>
          <table:table-cell office:value-type="float" office:value="323.7062" calcext:value-type="float">
            <text:p>323.70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0" calcext:value-type="float">
            <text:p>3022000</text:p>
          </table:table-cell>
          <table:table-cell office:value-type="float" office:value="63.22771" calcext:value-type="float">
            <text:p>63.22771</text:p>
          </table:table-cell>
          <table:table-cell office:value-type="float" office:value="5563.167" calcext:value-type="float">
            <text:p>5563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94484" calcext:value-type="float">
            <text:p>-0.6294484</text:p>
          </table:table-cell>
          <table:table-cell office:value-type="float" office:value="1.941556" calcext:value-type="float">
            <text:p>1.941556</text:p>
          </table:table-cell>
          <table:table-cell office:value-type="float" office:value="0" calcext:value-type="float">
            <text:p>0</text:p>
          </table:table-cell>
          <table:table-cell office:value-type="float" office:value="42.24954" calcext:value-type="float">
            <text:p>42.24954</text:p>
          </table:table-cell>
          <table:table-cell office:value-type="float" office:value="0.07175822" calcext:value-type="float">
            <text:p>0.07175822</text:p>
          </table:table-cell>
          <table:table-cell office:value-type="float" office:value="0.0001219531" calcext:value-type="float">
            <text:p>0.000121953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49988" calcext:value-type="float">
            <text:p>0.0249988</text:p>
          </table:table-cell>
          <table:table-cell office:value-type="float" office:value="0.00975181" calcext:value-type="float">
            <text:p>0.00975181</text:p>
          </table:table-cell>
          <table:table-cell office:value-type="float" office:value="360" calcext:value-type="float">
            <text:p>360</text:p>
          </table:table-cell>
          <table:table-cell office:value-type="float" office:value="-0.664254" calcext:value-type="float">
            <text:p>-0.664254</text:p>
          </table:table-cell>
          <table:table-cell office:value-type="float" office:value="0" calcext:value-type="float">
            <text:p>0</text:p>
          </table:table-cell>
          <table:table-cell office:value-type="float" office:value="209.9864" calcext:value-type="float">
            <text:p>209.9864</text:p>
          </table:table-cell>
          <table:table-cell office:value-type="float" office:value="274.7903" calcext:value-type="float">
            <text:p>274.7903</text:p>
          </table:table-cell>
          <table:table-cell office:value-type="float" office:value="901.2893" calcext:value-type="float">
            <text:p>901.2893</text:p>
          </table:table-cell>
          <table:table-cell office:value-type="float" office:value="883.7456" calcext:value-type="float">
            <text:p>883.7456</text:p>
          </table:table-cell>
          <table:table-cell office:value-type="float" office:value="879.1279" calcext:value-type="float">
            <text:p>879.1279</text:p>
          </table:table-cell>
          <table:table-cell office:value-type="float" office:value="893.0856" calcext:value-type="float">
            <text:p>893.0856</text:p>
          </table:table-cell>
          <table:table-cell office:value-type="float" office:value="327.3521" calcext:value-type="float">
            <text:p>327.3521</text:p>
          </table:table-cell>
          <table:table-cell office:value-type="float" office:value="443.8406" calcext:value-type="float">
            <text:p>443.8406</text:p>
          </table:table-cell>
          <table:table-cell office:value-type="float" office:value="383.2454" calcext:value-type="float">
            <text:p>383.2454</text:p>
          </table:table-cell>
          <table:table-cell office:value-type="float" office:value="323.7055" calcext:value-type="float">
            <text:p>323.7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0" calcext:value-type="float">
            <text:p>4022000</text:p>
          </table:table-cell>
          <table:table-cell office:value-type="float" office:value="63.22051" calcext:value-type="float">
            <text:p>63.22051</text:p>
          </table:table-cell>
          <table:table-cell office:value-type="float" office:value="5563.137" calcext:value-type="float">
            <text:p>5563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76557" calcext:value-type="float">
            <text:p>-0.6376557</text:p>
          </table:table-cell>
          <table:table-cell office:value-type="float" office:value="2.074939" calcext:value-type="float">
            <text:p>2.074939</text:p>
          </table:table-cell>
          <table:table-cell office:value-type="float" office:value="0" calcext:value-type="float">
            <text:p>0</text:p>
          </table:table-cell>
          <table:table-cell office:value-type="float" office:value="42.22004" calcext:value-type="float">
            <text:p>42.22004</text:p>
          </table:table-cell>
          <table:table-cell office:value-type="float" office:value="0.07162497" calcext:value-type="float">
            <text:p>0.07162497</text:p>
          </table:table-cell>
          <table:table-cell office:value-type="float" office:value="0.0001239187" calcext:value-type="float">
            <text:p>0.000123918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582009" calcext:value-type="float">
            <text:p>0.02582009</text:p>
          </table:table-cell>
          <table:table-cell office:value-type="float" office:value="0.01256694" calcext:value-type="float">
            <text:p>0.01256694</text:p>
          </table:table-cell>
          <table:table-cell office:value-type="float" office:value="360" calcext:value-type="float">
            <text:p>360</text:p>
          </table:table-cell>
          <table:table-cell office:value-type="float" office:value="-0.6760958" calcext:value-type="float">
            <text:p>-0.6760958</text:p>
          </table:table-cell>
          <table:table-cell office:value-type="float" office:value="0" calcext:value-type="float">
            <text:p>0</text:p>
          </table:table-cell>
          <table:table-cell office:value-type="float" office:value="209.9863" calcext:value-type="float">
            <text:p>209.9863</text:p>
          </table:table-cell>
          <table:table-cell office:value-type="float" office:value="274.7876" calcext:value-type="float">
            <text:p>274.7876</text:p>
          </table:table-cell>
          <table:table-cell office:value-type="float" office:value="901.2794" calcext:value-type="float">
            <text:p>901.2794</text:p>
          </table:table-cell>
          <table:table-cell office:value-type="float" office:value="883.7365" calcext:value-type="float">
            <text:p>883.7365</text:p>
          </table:table-cell>
          <table:table-cell office:value-type="float" office:value="879.1226" calcext:value-type="float">
            <text:p>879.1226</text:p>
          </table:table-cell>
          <table:table-cell office:value-type="float" office:value="893.0813" calcext:value-type="float">
            <text:p>893.0813</text:p>
          </table:table-cell>
          <table:table-cell office:value-type="float" office:value="327.3509" calcext:value-type="float">
            <text:p>327.3509</text:p>
          </table:table-cell>
          <table:table-cell office:value-type="float" office:value="443.8395" calcext:value-type="float">
            <text:p>443.8395</text:p>
          </table:table-cell>
          <table:table-cell office:value-type="float" office:value="383.2445" calcext:value-type="float">
            <text:p>383.2445</text:p>
          </table:table-cell>
          <table:table-cell office:value-type="float" office:value="323.7046" calcext:value-type="float">
            <text:p>323.70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63.21343" calcext:value-type="float">
            <text:p>63.21343</text:p>
          </table:table-cell>
          <table:table-cell office:value-type="float" office:value="5563.109" calcext:value-type="float">
            <text:p>5563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923" calcext:value-type="float">
            <text:p>-0.63923</text:p>
          </table:table-cell>
          <table:table-cell office:value-type="float" office:value="2.487871" calcext:value-type="float">
            <text:p>2.487871</text:p>
          </table:table-cell>
          <table:table-cell office:value-type="float" office:value="0" calcext:value-type="float">
            <text:p>0</text:p>
          </table:table-cell>
          <table:table-cell office:value-type="float" office:value="42.19061" calcext:value-type="float">
            <text:p>42.19061</text:p>
          </table:table-cell>
          <table:table-cell office:value-type="float" office:value="0.07151238" calcext:value-type="float">
            <text:p>0.07151238</text:p>
          </table:table-cell>
          <table:table-cell office:value-type="float" office:value="0.0001262768" calcext:value-type="float">
            <text:p>0.000126276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662638" calcext:value-type="float">
            <text:p>0.02662638</text:p>
          </table:table-cell>
          <table:table-cell office:value-type="float" office:value="0.01491414" calcext:value-type="float">
            <text:p>0.01491414</text:p>
          </table:table-cell>
          <table:table-cell office:value-type="float" office:value="360" calcext:value-type="float">
            <text:p>360</text:p>
          </table:table-cell>
          <table:table-cell office:value-type="float" office:value="-0.6808213" calcext:value-type="float">
            <text:p>-0.6808213</text:p>
          </table:table-cell>
          <table:table-cell office:value-type="float" office:value="0" calcext:value-type="float">
            <text:p>0</text:p>
          </table:table-cell>
          <table:table-cell office:value-type="float" office:value="209.9861" calcext:value-type="float">
            <text:p>209.9861</text:p>
          </table:table-cell>
          <table:table-cell office:value-type="float" office:value="274.7853" calcext:value-type="float">
            <text:p>274.7853</text:p>
          </table:table-cell>
          <table:table-cell office:value-type="float" office:value="901.2695" calcext:value-type="float">
            <text:p>901.2695</text:p>
          </table:table-cell>
          <table:table-cell office:value-type="float" office:value="883.7274" calcext:value-type="float">
            <text:p>883.7274</text:p>
          </table:table-cell>
          <table:table-cell office:value-type="float" office:value="879.1174" calcext:value-type="float">
            <text:p>879.1174</text:p>
          </table:table-cell>
          <table:table-cell office:value-type="float" office:value="893.077" calcext:value-type="float">
            <text:p>893.077</text:p>
          </table:table-cell>
          <table:table-cell office:value-type="float" office:value="327.3497" calcext:value-type="float">
            <text:p>327.3497</text:p>
          </table:table-cell>
          <table:table-cell office:value-type="float" office:value="443.8385" calcext:value-type="float">
            <text:p>443.8385</text:p>
          </table:table-cell>
          <table:table-cell office:value-type="float" office:value="383.2436" calcext:value-type="float">
            <text:p>383.2436</text:p>
          </table:table-cell>
          <table:table-cell office:value-type="float" office:value="323.7036" calcext:value-type="float">
            <text:p>323.7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63.20637" calcext:value-type="float">
            <text:p>63.20637</text:p>
          </table:table-cell>
          <table:table-cell office:value-type="float" office:value="5563.08" calcext:value-type="float">
            <text:p>556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28463" calcext:value-type="float">
            <text:p>-0.6428463</text:p>
          </table:table-cell>
          <table:table-cell office:value-type="float" office:value="2.795911" calcext:value-type="float">
            <text:p>2.795911</text:p>
          </table:table-cell>
          <table:table-cell office:value-type="float" office:value="0" calcext:value-type="float">
            <text:p>0</text:p>
          </table:table-cell>
          <table:table-cell office:value-type="float" office:value="42.16116" calcext:value-type="float">
            <text:p>42.16116</text:p>
          </table:table-cell>
          <table:table-cell office:value-type="float" office:value="0.07143398" calcext:value-type="float">
            <text:p>0.07143398</text:p>
          </table:table-cell>
          <table:table-cell office:value-type="float" office:value="0.0001283191" calcext:value-type="float">
            <text:p>0.000128319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742113" calcext:value-type="float">
            <text:p>0.02742113</text:p>
          </table:table-cell>
          <table:table-cell office:value-type="float" office:value="0.01687975" calcext:value-type="float">
            <text:p>0.01687975</text:p>
          </table:table-cell>
          <table:table-cell office:value-type="float" office:value="360" calcext:value-type="float">
            <text:p>360</text:p>
          </table:table-cell>
          <table:table-cell office:value-type="float" office:value="-0.6871959" calcext:value-type="float">
            <text:p>-0.6871959</text:p>
          </table:table-cell>
          <table:table-cell office:value-type="float" office:value="0" calcext:value-type="float">
            <text:p>0</text:p>
          </table:table-cell>
          <table:table-cell office:value-type="float" office:value="209.9859" calcext:value-type="float">
            <text:p>209.9859</text:p>
          </table:table-cell>
          <table:table-cell office:value-type="float" office:value="274.7822" calcext:value-type="float">
            <text:p>274.7822</text:p>
          </table:table-cell>
          <table:table-cell office:value-type="float" office:value="901.2596" calcext:value-type="float">
            <text:p>901.2596</text:p>
          </table:table-cell>
          <table:table-cell office:value-type="float" office:value="883.7184" calcext:value-type="float">
            <text:p>883.7184</text:p>
          </table:table-cell>
          <table:table-cell office:value-type="float" office:value="879.1122" calcext:value-type="float">
            <text:p>879.1122</text:p>
          </table:table-cell>
          <table:table-cell office:value-type="float" office:value="893.0726" calcext:value-type="float">
            <text:p>893.0726</text:p>
          </table:table-cell>
          <table:table-cell office:value-type="float" office:value="327.3485" calcext:value-type="float">
            <text:p>327.3485</text:p>
          </table:table-cell>
          <table:table-cell office:value-type="float" office:value="443.8375" calcext:value-type="float">
            <text:p>443.8375</text:p>
          </table:table-cell>
          <table:table-cell office:value-type="float" office:value="383.2428" calcext:value-type="float">
            <text:p>383.2428</text:p>
          </table:table-cell>
          <table:table-cell office:value-type="float" office:value="323.7027" calcext:value-type="float">
            <text:p>323.70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0" calcext:value-type="float">
            <text:p>7022000</text:p>
          </table:table-cell>
          <table:table-cell office:value-type="float" office:value="63.19926" calcext:value-type="float">
            <text:p>63.19926</text:p>
          </table:table-cell>
          <table:table-cell office:value-type="float" office:value="5563.052" calcext:value-type="float">
            <text:p>5563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89049" calcext:value-type="float">
            <text:p>-0.6489049</text:p>
          </table:table-cell>
          <table:table-cell office:value-type="float" office:value="2.976071" calcext:value-type="float">
            <text:p>2.976071</text:p>
          </table:table-cell>
          <table:table-cell office:value-type="float" office:value="0" calcext:value-type="float">
            <text:p>0</text:p>
          </table:table-cell>
          <table:table-cell office:value-type="float" office:value="42.13174" calcext:value-type="float">
            <text:p>42.13174</text:p>
          </table:table-cell>
          <table:table-cell office:value-type="float" office:value="0.0713654" calcext:value-type="float">
            <text:p>0.0713654</text:p>
          </table:table-cell>
          <table:table-cell office:value-type="float" office:value="0.0001302315" calcext:value-type="float">
            <text:p>0.000130231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796469" calcext:value-type="float">
            <text:p>0.02796469</text:p>
          </table:table-cell>
          <table:table-cell office:value-type="float" office:value="0.01400608" calcext:value-type="float">
            <text:p>0.01400608</text:p>
          </table:table-cell>
          <table:table-cell office:value-type="float" office:value="360" calcext:value-type="float">
            <text:p>360</text:p>
          </table:table-cell>
          <table:table-cell office:value-type="float" office:value="-0.6909224" calcext:value-type="float">
            <text:p>-0.6909224</text:p>
          </table:table-cell>
          <table:table-cell office:value-type="float" office:value="0" calcext:value-type="float">
            <text:p>0</text:p>
          </table:table-cell>
          <table:table-cell office:value-type="float" office:value="209.9859" calcext:value-type="float">
            <text:p>209.9859</text:p>
          </table:table-cell>
          <table:table-cell office:value-type="float" office:value="274.7791" calcext:value-type="float">
            <text:p>274.7791</text:p>
          </table:table-cell>
          <table:table-cell office:value-type="float" office:value="901.2497" calcext:value-type="float">
            <text:p>901.2497</text:p>
          </table:table-cell>
          <table:table-cell office:value-type="float" office:value="883.7094" calcext:value-type="float">
            <text:p>883.7094</text:p>
          </table:table-cell>
          <table:table-cell office:value-type="float" office:value="879.1069" calcext:value-type="float">
            <text:p>879.1069</text:p>
          </table:table-cell>
          <table:table-cell office:value-type="float" office:value="893.0682" calcext:value-type="float">
            <text:p>893.0682</text:p>
          </table:table-cell>
          <table:table-cell office:value-type="float" office:value="327.3474" calcext:value-type="float">
            <text:p>327.3474</text:p>
          </table:table-cell>
          <table:table-cell office:value-type="float" office:value="443.8365" calcext:value-type="float">
            <text:p>443.8365</text:p>
          </table:table-cell>
          <table:table-cell office:value-type="float" office:value="383.242" calcext:value-type="float">
            <text:p>383.242</text:p>
          </table:table-cell>
          <table:table-cell office:value-type="float" office:value="323.702" calcext:value-type="float">
            <text:p>323.7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0" calcext:value-type="float">
            <text:p>8022000</text:p>
          </table:table-cell>
          <table:table-cell office:value-type="float" office:value="63.1922" calcext:value-type="float">
            <text:p>63.1922</text:p>
          </table:table-cell>
          <table:table-cell office:value-type="float" office:value="5563.023" calcext:value-type="float">
            <text:p>5563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05673" calcext:value-type="float">
            <text:p>-0.6805673</text:p>
          </table:table-cell>
          <table:table-cell office:value-type="float" office:value="2.465367" calcext:value-type="float">
            <text:p>2.465367</text:p>
          </table:table-cell>
          <table:table-cell office:value-type="float" office:value="0" calcext:value-type="float">
            <text:p>0</text:p>
          </table:table-cell>
          <table:table-cell office:value-type="float" office:value="42.10238" calcext:value-type="float">
            <text:p>42.10238</text:p>
          </table:table-cell>
          <table:table-cell office:value-type="float" office:value="0.07127885" calcext:value-type="float">
            <text:p>0.07127885</text:p>
          </table:table-cell>
          <table:table-cell office:value-type="float" office:value="0.0001316853" calcext:value-type="float">
            <text:p>0.0001316853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854005" calcext:value-type="float">
            <text:p>0.02854005</text:p>
          </table:table-cell>
          <table:table-cell office:value-type="float" office:value="0.01206971" calcext:value-type="float">
            <text:p>0.01206971</text:p>
          </table:table-cell>
          <table:table-cell office:value-type="float" office:value="360" calcext:value-type="float">
            <text:p>360</text:p>
          </table:table-cell>
          <table:table-cell office:value-type="float" office:value="-0.7212224" calcext:value-type="float">
            <text:p>-0.7212224</text:p>
          </table:table-cell>
          <table:table-cell office:value-type="float" office:value="0" calcext:value-type="float">
            <text:p>0</text:p>
          </table:table-cell>
          <table:table-cell office:value-type="float" office:value="209.9858" calcext:value-type="float">
            <text:p>209.9858</text:p>
          </table:table-cell>
          <table:table-cell office:value-type="float" office:value="274.7762" calcext:value-type="float">
            <text:p>274.7762</text:p>
          </table:table-cell>
          <table:table-cell office:value-type="float" office:value="901.2399" calcext:value-type="float">
            <text:p>901.2399</text:p>
          </table:table-cell>
          <table:table-cell office:value-type="float" office:value="883.7004" calcext:value-type="float">
            <text:p>883.7004</text:p>
          </table:table-cell>
          <table:table-cell office:value-type="float" office:value="879.1018" calcext:value-type="float">
            <text:p>879.1018</text:p>
          </table:table-cell>
          <table:table-cell office:value-type="float" office:value="893.064" calcext:value-type="float">
            <text:p>893.064</text:p>
          </table:table-cell>
          <table:table-cell office:value-type="float" office:value="327.3462" calcext:value-type="float">
            <text:p>327.3462</text:p>
          </table:table-cell>
          <table:table-cell office:value-type="float" office:value="443.8355" calcext:value-type="float">
            <text:p>443.8355</text:p>
          </table:table-cell>
          <table:table-cell office:value-type="float" office:value="383.2412" calcext:value-type="float">
            <text:p>383.2412</text:p>
          </table:table-cell>
          <table:table-cell office:value-type="float" office:value="323.7011" calcext:value-type="float">
            <text:p>323.70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0" calcext:value-type="float">
            <text:p>9022000</text:p>
          </table:table-cell>
          <table:table-cell office:value-type="float" office:value="63.18513" calcext:value-type="float">
            <text:p>63.18513</text:p>
          </table:table-cell>
          <table:table-cell office:value-type="float" office:value="5562.994" calcext:value-type="float">
            <text:p>5562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32212" calcext:value-type="float">
            <text:p>-0.6832212</text:p>
          </table:table-cell>
          <table:table-cell office:value-type="float" office:value="2.789386" calcext:value-type="float">
            <text:p>2.789386</text:p>
          </table:table-cell>
          <table:table-cell office:value-type="float" office:value="0" calcext:value-type="float">
            <text:p>0</text:p>
          </table:table-cell>
          <table:table-cell office:value-type="float" office:value="42.07306" calcext:value-type="float">
            <text:p>42.07306</text:p>
          </table:table-cell>
          <table:table-cell office:value-type="float" office:value="0.07120888" calcext:value-type="float">
            <text:p>0.07120888</text:p>
          </table:table-cell>
          <table:table-cell office:value-type="float" office:value="0.0001339072" calcext:value-type="float">
            <text:p>0.000133907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2934114" calcext:value-type="float">
            <text:p>0.02934114</text:p>
          </table:table-cell>
          <table:table-cell office:value-type="float" office:value="0.01431063" calcext:value-type="float">
            <text:p>0.01431063</text:p>
          </table:table-cell>
          <table:table-cell office:value-type="float" office:value="360" calcext:value-type="float">
            <text:p>360</text:p>
          </table:table-cell>
          <table:table-cell office:value-type="float" office:value="-0.7269161" calcext:value-type="float">
            <text:p>-0.7269161</text:p>
          </table:table-cell>
          <table:table-cell office:value-type="float" office:value="0" calcext:value-type="float">
            <text:p>0</text:p>
          </table:table-cell>
          <table:table-cell office:value-type="float" office:value="209.9855" calcext:value-type="float">
            <text:p>209.9855</text:p>
          </table:table-cell>
          <table:table-cell office:value-type="float" office:value="274.7733" calcext:value-type="float">
            <text:p>274.7733</text:p>
          </table:table-cell>
          <table:table-cell office:value-type="float" office:value="901.23" calcext:value-type="float">
            <text:p>901.23</text:p>
          </table:table-cell>
          <table:table-cell office:value-type="float" office:value="883.6914" calcext:value-type="float">
            <text:p>883.6914</text:p>
          </table:table-cell>
          <table:table-cell office:value-type="float" office:value="879.0966" calcext:value-type="float">
            <text:p>879.0966</text:p>
          </table:table-cell>
          <table:table-cell office:value-type="float" office:value="893.0596" calcext:value-type="float">
            <text:p>893.0596</text:p>
          </table:table-cell>
          <table:table-cell office:value-type="float" office:value="327.3451" calcext:value-type="float">
            <text:p>327.3451</text:p>
          </table:table-cell>
          <table:table-cell office:value-type="float" office:value="443.8345" calcext:value-type="float">
            <text:p>443.8345</text:p>
          </table:table-cell>
          <table:table-cell office:value-type="float" office:value="383.2404" calcext:value-type="float">
            <text:p>383.2404</text:p>
          </table:table-cell>
          <table:table-cell office:value-type="float" office:value="323.7002" calcext:value-type="float">
            <text:p>323.70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0" calcext:value-type="float">
            <text:p>10022000</text:p>
          </table:table-cell>
          <table:table-cell office:value-type="float" office:value="63.17778" calcext:value-type="float">
            <text:p>63.17778</text:p>
          </table:table-cell>
          <table:table-cell office:value-type="float" office:value="5562.966" calcext:value-type="float">
            <text:p>5562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41367" calcext:value-type="float">
            <text:p>-0.6841367</text:p>
          </table:table-cell>
          <table:table-cell office:value-type="float" office:value="3.207388" calcext:value-type="float">
            <text:p>3.207388</text:p>
          </table:table-cell>
          <table:table-cell office:value-type="float" office:value="0" calcext:value-type="float">
            <text:p>0</text:p>
          </table:table-cell>
          <table:table-cell office:value-type="float" office:value="42.04383" calcext:value-type="float">
            <text:p>42.04383</text:p>
          </table:table-cell>
          <table:table-cell office:value-type="float" office:value="0.07112313" calcext:value-type="float">
            <text:p>0.07112313</text:p>
          </table:table-cell>
          <table:table-cell office:value-type="float" office:value="0.0001364527" calcext:value-type="float">
            <text:p>0.000136452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0091" calcext:value-type="float">
            <text:p>0.030091</text:p>
          </table:table-cell>
          <table:table-cell office:value-type="float" office:value="0.01540676" calcext:value-type="float">
            <text:p>0.01540676</text:p>
          </table:table-cell>
          <table:table-cell office:value-type="float" office:value="360" calcext:value-type="float">
            <text:p>360</text:p>
          </table:table-cell>
          <table:table-cell office:value-type="float" office:value="-0.7296751" calcext:value-type="float">
            <text:p>-0.7296751</text:p>
          </table:table-cell>
          <table:table-cell office:value-type="float" office:value="0" calcext:value-type="float">
            <text:p>0</text:p>
          </table:table-cell>
          <table:table-cell office:value-type="float" office:value="209.9854" calcext:value-type="float">
            <text:p>209.9854</text:p>
          </table:table-cell>
          <table:table-cell office:value-type="float" office:value="274.7702" calcext:value-type="float">
            <text:p>274.7702</text:p>
          </table:table-cell>
          <table:table-cell office:value-type="float" office:value="901.2203" calcext:value-type="float">
            <text:p>901.2203</text:p>
          </table:table-cell>
          <table:table-cell office:value-type="float" office:value="883.6824" calcext:value-type="float">
            <text:p>883.6824</text:p>
          </table:table-cell>
          <table:table-cell office:value-type="float" office:value="879.0914" calcext:value-type="float">
            <text:p>879.0914</text:p>
          </table:table-cell>
          <table:table-cell office:value-type="float" office:value="893.0552" calcext:value-type="float">
            <text:p>893.0552</text:p>
          </table:table-cell>
          <table:table-cell office:value-type="float" office:value="327.3439" calcext:value-type="float">
            <text:p>327.3439</text:p>
          </table:table-cell>
          <table:table-cell office:value-type="float" office:value="443.8335" calcext:value-type="float">
            <text:p>443.8335</text:p>
          </table:table-cell>
          <table:table-cell office:value-type="float" office:value="383.2396" calcext:value-type="float">
            <text:p>383.2396</text:p>
          </table:table-cell>
          <table:table-cell office:value-type="float" office:value="323.6993" calcext:value-type="float">
            <text:p>323.69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63.17056" calcext:value-type="float">
            <text:p>63.17056</text:p>
          </table:table-cell>
          <table:table-cell office:value-type="float" office:value="5562.938" calcext:value-type="float">
            <text:p>5562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63385" calcext:value-type="float">
            <text:p>-0.7063385</text:p>
          </table:table-cell>
          <table:table-cell office:value-type="float" office:value="2.888386" calcext:value-type="float">
            <text:p>2.888386</text:p>
          </table:table-cell>
          <table:table-cell office:value-type="float" office:value="0" calcext:value-type="float">
            <text:p>0</text:p>
          </table:table-cell>
          <table:table-cell office:value-type="float" office:value="42.01465" calcext:value-type="float">
            <text:p>42.01465</text:p>
          </table:table-cell>
          <table:table-cell office:value-type="float" office:value="0.07103189" calcext:value-type="float">
            <text:p>0.07103189</text:p>
          </table:table-cell>
          <table:table-cell office:value-type="float" office:value="0.000138195" calcext:value-type="float">
            <text:p>0.00013819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051817" calcext:value-type="float">
            <text:p>0.03051817</text:p>
          </table:table-cell>
          <table:table-cell office:value-type="float" office:value="0.01048804" calcext:value-type="float">
            <text:p>0.01048804</text:p>
          </table:table-cell>
          <table:table-cell office:value-type="float" office:value="360" calcext:value-type="float">
            <text:p>360</text:p>
          </table:table-cell>
          <table:table-cell office:value-type="float" office:value="-0.7473835" calcext:value-type="float">
            <text:p>-0.7473835</text:p>
          </table:table-cell>
          <table:table-cell office:value-type="float" office:value="0" calcext:value-type="float">
            <text:p>0</text:p>
          </table:table-cell>
          <table:table-cell office:value-type="float" office:value="209.985" calcext:value-type="float">
            <text:p>209.985</text:p>
          </table:table-cell>
          <table:table-cell office:value-type="float" office:value="274.7672" calcext:value-type="float">
            <text:p>274.7672</text:p>
          </table:table-cell>
          <table:table-cell office:value-type="float" office:value="901.2105" calcext:value-type="float">
            <text:p>901.2105</text:p>
          </table:table-cell>
          <table:table-cell office:value-type="float" office:value="883.6734" calcext:value-type="float">
            <text:p>883.6734</text:p>
          </table:table-cell>
          <table:table-cell office:value-type="float" office:value="879.0862" calcext:value-type="float">
            <text:p>879.0862</text:p>
          </table:table-cell>
          <table:table-cell office:value-type="float" office:value="893.051" calcext:value-type="float">
            <text:p>893.051</text:p>
          </table:table-cell>
          <table:table-cell office:value-type="float" office:value="327.3427" calcext:value-type="float">
            <text:p>327.3427</text:p>
          </table:table-cell>
          <table:table-cell office:value-type="float" office:value="443.8325" calcext:value-type="float">
            <text:p>443.8325</text:p>
          </table:table-cell>
          <table:table-cell office:value-type="float" office:value="383.2389" calcext:value-type="float">
            <text:p>383.2389</text:p>
          </table:table-cell>
          <table:table-cell office:value-type="float" office:value="323.6986" calcext:value-type="float">
            <text:p>323.69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0" calcext:value-type="float">
            <text:p>12022000</text:p>
          </table:table-cell>
          <table:table-cell office:value-type="float" office:value="63.16349" calcext:value-type="float">
            <text:p>63.16349</text:p>
          </table:table-cell>
          <table:table-cell office:value-type="float" office:value="5562.91" calcext:value-type="float">
            <text:p>556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24316" calcext:value-type="float">
            <text:p>-0.7124316</text:p>
          </table:table-cell>
          <table:table-cell office:value-type="float" office:value="3.04959" calcext:value-type="float">
            <text:p>3.04959</text:p>
          </table:table-cell>
          <table:table-cell office:value-type="float" office:value="0" calcext:value-type="float">
            <text:p>0</text:p>
          </table:table-cell>
          <table:table-cell office:value-type="float" office:value="41.9855" calcext:value-type="float">
            <text:p>41.9855</text:p>
          </table:table-cell>
          <table:table-cell office:value-type="float" office:value="0.07094601" calcext:value-type="float">
            <text:p>0.07094601</text:p>
          </table:table-cell>
          <table:table-cell office:value-type="float" office:value="0.000140148" calcext:value-type="float">
            <text:p>0.00014014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131643" calcext:value-type="float">
            <text:p>0.03131643</text:p>
          </table:table-cell>
          <table:table-cell office:value-type="float" office:value="0.01273899" calcext:value-type="float">
            <text:p>0.01273899</text:p>
          </table:table-cell>
          <table:table-cell office:value-type="float" office:value="360" calcext:value-type="float">
            <text:p>360</text:p>
          </table:table-cell>
          <table:table-cell office:value-type="float" office:value="-0.7565239" calcext:value-type="float">
            <text:p>-0.7565239</text:p>
          </table:table-cell>
          <table:table-cell office:value-type="float" office:value="0" calcext:value-type="float">
            <text:p>0</text:p>
          </table:table-cell>
          <table:table-cell office:value-type="float" office:value="209.9848" calcext:value-type="float">
            <text:p>209.9848</text:p>
          </table:table-cell>
          <table:table-cell office:value-type="float" office:value="274.7644" calcext:value-type="float">
            <text:p>274.7644</text:p>
          </table:table-cell>
          <table:table-cell office:value-type="float" office:value="901.2007" calcext:value-type="float">
            <text:p>901.2007</text:p>
          </table:table-cell>
          <table:table-cell office:value-type="float" office:value="883.6644" calcext:value-type="float">
            <text:p>883.6644</text:p>
          </table:table-cell>
          <table:table-cell office:value-type="float" office:value="879.0811" calcext:value-type="float">
            <text:p>879.0811</text:p>
          </table:table-cell>
          <table:table-cell office:value-type="float" office:value="893.0467" calcext:value-type="float">
            <text:p>893.0467</text:p>
          </table:table-cell>
          <table:table-cell office:value-type="float" office:value="327.3416" calcext:value-type="float">
            <text:p>327.3416</text:p>
          </table:table-cell>
          <table:table-cell office:value-type="float" office:value="443.8315" calcext:value-type="float">
            <text:p>443.8315</text:p>
          </table:table-cell>
          <table:table-cell office:value-type="float" office:value="383.2381" calcext:value-type="float">
            <text:p>383.2381</text:p>
          </table:table-cell>
          <table:table-cell office:value-type="float" office:value="323.6977" calcext:value-type="float">
            <text:p>323.69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63.15645" calcext:value-type="float">
            <text:p>63.15645</text:p>
          </table:table-cell>
          <table:table-cell office:value-type="float" office:value="5562.881" calcext:value-type="float">
            <text:p>5562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54516" calcext:value-type="float">
            <text:p>-0.7154516</text:p>
          </table:table-cell>
          <table:table-cell office:value-type="float" office:value="3.359167" calcext:value-type="float">
            <text:p>3.359167</text:p>
          </table:table-cell>
          <table:table-cell office:value-type="float" office:value="0" calcext:value-type="float">
            <text:p>0</text:p>
          </table:table-cell>
          <table:table-cell office:value-type="float" office:value="41.95651" calcext:value-type="float">
            <text:p>41.95651</text:p>
          </table:table-cell>
          <table:table-cell office:value-type="float" office:value="0.07086804" calcext:value-type="float">
            <text:p>0.07086804</text:p>
          </table:table-cell>
          <table:table-cell office:value-type="float" office:value="0.0001425001" calcext:value-type="float">
            <text:p>0.000142500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187682" calcext:value-type="float">
            <text:p>0.03187682</text:p>
          </table:table-cell>
          <table:table-cell office:value-type="float" office:value="0.01022034" calcext:value-type="float">
            <text:p>0.01022034</text:p>
          </table:table-cell>
          <table:table-cell office:value-type="float" office:value="360" calcext:value-type="float">
            <text:p>360</text:p>
          </table:table-cell>
          <table:table-cell office:value-type="float" office:value="-0.7575833" calcext:value-type="float">
            <text:p>-0.7575833</text:p>
          </table:table-cell>
          <table:table-cell office:value-type="float" office:value="0" calcext:value-type="float">
            <text:p>0</text:p>
          </table:table-cell>
          <table:table-cell office:value-type="float" office:value="209.9846" calcext:value-type="float">
            <text:p>209.9846</text:p>
          </table:table-cell>
          <table:table-cell office:value-type="float" office:value="274.7615" calcext:value-type="float">
            <text:p>274.7615</text:p>
          </table:table-cell>
          <table:table-cell office:value-type="float" office:value="901.1909" calcext:value-type="float">
            <text:p>901.1909</text:p>
          </table:table-cell>
          <table:table-cell office:value-type="float" office:value="883.6555" calcext:value-type="float">
            <text:p>883.6555</text:p>
          </table:table-cell>
          <table:table-cell office:value-type="float" office:value="879.0759" calcext:value-type="float">
            <text:p>879.0759</text:p>
          </table:table-cell>
          <table:table-cell office:value-type="float" office:value="893.0424" calcext:value-type="float">
            <text:p>893.0424</text:p>
          </table:table-cell>
          <table:table-cell office:value-type="float" office:value="327.3404" calcext:value-type="float">
            <text:p>327.3404</text:p>
          </table:table-cell>
          <table:table-cell office:value-type="float" office:value="443.8305" calcext:value-type="float">
            <text:p>443.8305</text:p>
          </table:table-cell>
          <table:table-cell office:value-type="float" office:value="383.2373" calcext:value-type="float">
            <text:p>383.2373</text:p>
          </table:table-cell>
          <table:table-cell office:value-type="float" office:value="323.6969" calcext:value-type="float">
            <text:p>323.69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0" calcext:value-type="float">
            <text:p>14022000</text:p>
          </table:table-cell>
          <table:table-cell office:value-type="float" office:value="63.14945" calcext:value-type="float">
            <text:p>63.14945</text:p>
          </table:table-cell>
          <table:table-cell office:value-type="float" office:value="5562.853" calcext:value-type="float">
            <text:p>5562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8824" calcext:value-type="float">
            <text:p>-0.728824</text:p>
          </table:table-cell>
          <table:table-cell office:value-type="float" office:value="3.26064" calcext:value-type="float">
            <text:p>3.26064</text:p>
          </table:table-cell>
          <table:table-cell office:value-type="float" office:value="0" calcext:value-type="float">
            <text:p>0</text:p>
          </table:table-cell>
          <table:table-cell office:value-type="float" office:value="41.92747" calcext:value-type="float">
            <text:p>41.92747</text:p>
          </table:table-cell>
          <table:table-cell office:value-type="float" office:value="0.07079771" calcext:value-type="float">
            <text:p>0.07079771</text:p>
          </table:table-cell>
          <table:table-cell office:value-type="float" office:value="0.0001445847" calcext:value-type="float">
            <text:p>0.000144584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259278" calcext:value-type="float">
            <text:p>0.03259278</text:p>
          </table:table-cell>
          <table:table-cell office:value-type="float" office:value="0.0109399" calcext:value-type="float">
            <text:p>0.0109399</text:p>
          </table:table-cell>
          <table:table-cell office:value-type="float" office:value="360" calcext:value-type="float">
            <text:p>360</text:p>
          </table:table-cell>
          <table:table-cell office:value-type="float" office:value="-0.7723891" calcext:value-type="float">
            <text:p>-0.7723891</text:p>
          </table:table-cell>
          <table:table-cell office:value-type="float" office:value="0" calcext:value-type="float">
            <text:p>0</text:p>
          </table:table-cell>
          <table:table-cell office:value-type="float" office:value="209.9843" calcext:value-type="float">
            <text:p>209.9843</text:p>
          </table:table-cell>
          <table:table-cell office:value-type="float" office:value="274.7586" calcext:value-type="float">
            <text:p>274.7586</text:p>
          </table:table-cell>
          <table:table-cell office:value-type="float" office:value="901.1812" calcext:value-type="float">
            <text:p>901.1812</text:p>
          </table:table-cell>
          <table:table-cell office:value-type="float" office:value="883.6465" calcext:value-type="float">
            <text:p>883.6465</text:p>
          </table:table-cell>
          <table:table-cell office:value-type="float" office:value="879.0708" calcext:value-type="float">
            <text:p>879.0708</text:p>
          </table:table-cell>
          <table:table-cell office:value-type="float" office:value="893.0381" calcext:value-type="float">
            <text:p>893.0381</text:p>
          </table:table-cell>
          <table:table-cell office:value-type="float" office:value="327.3393" calcext:value-type="float">
            <text:p>327.3393</text:p>
          </table:table-cell>
          <table:table-cell office:value-type="float" office:value="443.8296" calcext:value-type="float">
            <text:p>443.8296</text:p>
          </table:table-cell>
          <table:table-cell office:value-type="float" office:value="383.2365" calcext:value-type="float">
            <text:p>383.2365</text:p>
          </table:table-cell>
          <table:table-cell office:value-type="float" office:value="323.696" calcext:value-type="float">
            <text:p>323.6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0" calcext:value-type="float">
            <text:p>15022000</text:p>
          </table:table-cell>
          <table:table-cell office:value-type="float" office:value="63.14236" calcext:value-type="float">
            <text:p>63.14236</text:p>
          </table:table-cell>
          <table:table-cell office:value-type="float" office:value="5562.824" calcext:value-type="float">
            <text:p>5562.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913" calcext:value-type="float">
            <text:p>-0.732913</text:p>
          </table:table-cell>
          <table:table-cell office:value-type="float" office:value="3.540306" calcext:value-type="float">
            <text:p>3.540306</text:p>
          </table:table-cell>
          <table:table-cell office:value-type="float" office:value="0" calcext:value-type="float">
            <text:p>0</text:p>
          </table:table-cell>
          <table:table-cell office:value-type="float" office:value="41.89853" calcext:value-type="float">
            <text:p>41.89853</text:p>
          </table:table-cell>
          <table:table-cell office:value-type="float" office:value="0.07072852" calcext:value-type="float">
            <text:p>0.07072852</text:p>
          </table:table-cell>
          <table:table-cell office:value-type="float" office:value="0.00014664" calcext:value-type="float">
            <text:p>0.0001466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331435" calcext:value-type="float">
            <text:p>0.03331435</text:p>
          </table:table-cell>
          <table:table-cell office:value-type="float" office:value="0.01159257" calcext:value-type="float">
            <text:p>0.01159257</text:p>
          </table:table-cell>
          <table:table-cell office:value-type="float" office:value="360" calcext:value-type="float">
            <text:p>360</text:p>
          </table:table-cell>
          <table:table-cell office:value-type="float" office:value="-0.7778503" calcext:value-type="float">
            <text:p>-0.7778503</text:p>
          </table:table-cell>
          <table:table-cell office:value-type="float" office:value="0" calcext:value-type="float">
            <text:p>0</text:p>
          </table:table-cell>
          <table:table-cell office:value-type="float" office:value="209.9842" calcext:value-type="float">
            <text:p>209.9842</text:p>
          </table:table-cell>
          <table:table-cell office:value-type="float" office:value="274.7555" calcext:value-type="float">
            <text:p>274.7555</text:p>
          </table:table-cell>
          <table:table-cell office:value-type="float" office:value="901.1715" calcext:value-type="float">
            <text:p>901.1715</text:p>
          </table:table-cell>
          <table:table-cell office:value-type="float" office:value="883.6377" calcext:value-type="float">
            <text:p>883.6377</text:p>
          </table:table-cell>
          <table:table-cell office:value-type="float" office:value="879.0657" calcext:value-type="float">
            <text:p>879.0657</text:p>
          </table:table-cell>
          <table:table-cell office:value-type="float" office:value="893.0338" calcext:value-type="float">
            <text:p>893.0338</text:p>
          </table:table-cell>
          <table:table-cell office:value-type="float" office:value="327.3381" calcext:value-type="float">
            <text:p>327.3381</text:p>
          </table:table-cell>
          <table:table-cell office:value-type="float" office:value="443.8286" calcext:value-type="float">
            <text:p>443.8286</text:p>
          </table:table-cell>
          <table:table-cell office:value-type="float" office:value="383.2357" calcext:value-type="float">
            <text:p>383.2357</text:p>
          </table:table-cell>
          <table:table-cell office:value-type="float" office:value="323.6951" calcext:value-type="float">
            <text:p>323.69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0" calcext:value-type="float">
            <text:p>16022000</text:p>
          </table:table-cell>
          <table:table-cell office:value-type="float" office:value="63.13522" calcext:value-type="float">
            <text:p>63.13522</text:p>
          </table:table-cell>
          <table:table-cell office:value-type="float" office:value="5562.797" calcext:value-type="float">
            <text:p>5562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9627" calcext:value-type="float">
            <text:p>-0.7419627</text:p>
          </table:table-cell>
          <table:table-cell office:value-type="float" office:value="3.54498" calcext:value-type="float">
            <text:p>3.54498</text:p>
          </table:table-cell>
          <table:table-cell office:value-type="float" office:value="0" calcext:value-type="float">
            <text:p>0</text:p>
          </table:table-cell>
          <table:table-cell office:value-type="float" office:value="41.86961" calcext:value-type="float">
            <text:p>41.86961</text:p>
          </table:table-cell>
          <table:table-cell office:value-type="float" office:value="0.07065708" calcext:value-type="float">
            <text:p>0.07065708</text:p>
          </table:table-cell>
          <table:table-cell office:value-type="float" office:value="0.0001488781" calcext:value-type="float">
            <text:p>0.000148878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392575" calcext:value-type="float">
            <text:p>0.03392575</text:p>
          </table:table-cell>
          <table:table-cell office:value-type="float" office:value="0.0101806" calcext:value-type="float">
            <text:p>0.0101806</text:p>
          </table:table-cell>
          <table:table-cell office:value-type="float" office:value="360" calcext:value-type="float">
            <text:p>360</text:p>
          </table:table-cell>
          <table:table-cell office:value-type="float" office:value="-0.7860972" calcext:value-type="float">
            <text:p>-0.7860972</text:p>
          </table:table-cell>
          <table:table-cell office:value-type="float" office:value="0" calcext:value-type="float">
            <text:p>0</text:p>
          </table:table-cell>
          <table:table-cell office:value-type="float" office:value="209.984" calcext:value-type="float">
            <text:p>209.984</text:p>
          </table:table-cell>
          <table:table-cell office:value-type="float" office:value="274.7529" calcext:value-type="float">
            <text:p>274.7529</text:p>
          </table:table-cell>
          <table:table-cell office:value-type="float" office:value="901.1617" calcext:value-type="float">
            <text:p>901.1617</text:p>
          </table:table-cell>
          <table:table-cell office:value-type="float" office:value="883.6287" calcext:value-type="float">
            <text:p>883.6287</text:p>
          </table:table-cell>
          <table:table-cell office:value-type="float" office:value="879.0605" calcext:value-type="float">
            <text:p>879.0605</text:p>
          </table:table-cell>
          <table:table-cell office:value-type="float" office:value="893.0296" calcext:value-type="float">
            <text:p>893.0296</text:p>
          </table:table-cell>
          <table:table-cell office:value-type="float" office:value="327.3369" calcext:value-type="float">
            <text:p>327.3369</text:p>
          </table:table-cell>
          <table:table-cell office:value-type="float" office:value="443.8276" calcext:value-type="float">
            <text:p>443.8276</text:p>
          </table:table-cell>
          <table:table-cell office:value-type="float" office:value="383.235" calcext:value-type="float">
            <text:p>383.235</text:p>
          </table:table-cell>
          <table:table-cell office:value-type="float" office:value="323.6943" calcext:value-type="float">
            <text:p>323.69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0" calcext:value-type="float">
            <text:p>17022000</text:p>
          </table:table-cell>
          <table:table-cell office:value-type="float" office:value="63.12794" calcext:value-type="float">
            <text:p>63.12794</text:p>
          </table:table-cell>
          <table:table-cell office:value-type="float" office:value="5562.769" calcext:value-type="float">
            <text:p>5562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6965" calcext:value-type="float">
            <text:p>-0.746965</text:p>
          </table:table-cell>
          <table:table-cell office:value-type="float" office:value="3.774273" calcext:value-type="float">
            <text:p>3.774273</text:p>
          </table:table-cell>
          <table:table-cell office:value-type="float" office:value="0" calcext:value-type="float">
            <text:p>0</text:p>
          </table:table-cell>
          <table:table-cell office:value-type="float" office:value="41.84077" calcext:value-type="float">
            <text:p>41.84077</text:p>
          </table:table-cell>
          <table:table-cell office:value-type="float" office:value="0.07058132" calcext:value-type="float">
            <text:p>0.07058132</text:p>
          </table:table-cell>
          <table:table-cell office:value-type="float" office:value="0.0001508688" calcext:value-type="float">
            <text:p>0.000150868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456566" calcext:value-type="float">
            <text:p>0.03456566</text:p>
          </table:table-cell>
          <table:table-cell office:value-type="float" office:value="0.009198749" calcext:value-type="float">
            <text:p>0.009198749</text:p>
          </table:table-cell>
          <table:table-cell office:value-type="float" office:value="360" calcext:value-type="float">
            <text:p>360</text:p>
          </table:table-cell>
          <table:table-cell office:value-type="float" office:value="-0.7907556" calcext:value-type="float">
            <text:p>-0.7907556</text:p>
          </table:table-cell>
          <table:table-cell office:value-type="float" office:value="0" calcext:value-type="float">
            <text:p>0</text:p>
          </table:table-cell>
          <table:table-cell office:value-type="float" office:value="209.9834" calcext:value-type="float">
            <text:p>209.9834</text:p>
          </table:table-cell>
          <table:table-cell office:value-type="float" office:value="274.7501" calcext:value-type="float">
            <text:p>274.7501</text:p>
          </table:table-cell>
          <table:table-cell office:value-type="float" office:value="901.152" calcext:value-type="float">
            <text:p>901.152</text:p>
          </table:table-cell>
          <table:table-cell office:value-type="float" office:value="883.6199" calcext:value-type="float">
            <text:p>883.6199</text:p>
          </table:table-cell>
          <table:table-cell office:value-type="float" office:value="879.0554" calcext:value-type="float">
            <text:p>879.0554</text:p>
          </table:table-cell>
          <table:table-cell office:value-type="float" office:value="893.0253" calcext:value-type="float">
            <text:p>893.0253</text:p>
          </table:table-cell>
          <table:table-cell office:value-type="float" office:value="327.3358" calcext:value-type="float">
            <text:p>327.3358</text:p>
          </table:table-cell>
          <table:table-cell office:value-type="float" office:value="443.8267" calcext:value-type="float">
            <text:p>443.8267</text:p>
          </table:table-cell>
          <table:table-cell office:value-type="float" office:value="383.2342" calcext:value-type="float">
            <text:p>383.2342</text:p>
          </table:table-cell>
          <table:table-cell office:value-type="float" office:value="323.6935" calcext:value-type="float">
            <text:p>323.69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63.12077" calcext:value-type="float">
            <text:p>63.12077</text:p>
          </table:table-cell>
          <table:table-cell office:value-type="float" office:value="5562.741" calcext:value-type="float">
            <text:p>5562.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07846" calcext:value-type="float">
            <text:p>-0.7607846</text:p>
          </table:table-cell>
          <table:table-cell office:value-type="float" office:value="3.630555" calcext:value-type="float">
            <text:p>3.630555</text:p>
          </table:table-cell>
          <table:table-cell office:value-type="float" office:value="0" calcext:value-type="float">
            <text:p>0</text:p>
          </table:table-cell>
          <table:table-cell office:value-type="float" office:value="41.81201" calcext:value-type="float">
            <text:p>41.81201</text:p>
          </table:table-cell>
          <table:table-cell office:value-type="float" office:value="0.07050177" calcext:value-type="float">
            <text:p>0.07050177</text:p>
          </table:table-cell>
          <table:table-cell office:value-type="float" office:value="0.0001525174" calcext:value-type="float">
            <text:p>0.000152517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527029" calcext:value-type="float">
            <text:p>0.03527029</text:p>
          </table:table-cell>
          <table:table-cell office:value-type="float" office:value="0.009641894" calcext:value-type="float">
            <text:p>0.009641894</text:p>
          </table:table-cell>
          <table:table-cell office:value-type="float" office:value="360" calcext:value-type="float">
            <text:p>360</text:p>
          </table:table-cell>
          <table:table-cell office:value-type="float" office:value="-0.8057213" calcext:value-type="float">
            <text:p>-0.8057213</text:p>
          </table:table-cell>
          <table:table-cell office:value-type="float" office:value="0" calcext:value-type="float">
            <text:p>0</text:p>
          </table:table-cell>
          <table:table-cell office:value-type="float" office:value="209.9832" calcext:value-type="float">
            <text:p>209.9832</text:p>
          </table:table-cell>
          <table:table-cell office:value-type="float" office:value="274.7472" calcext:value-type="float">
            <text:p>274.7472</text:p>
          </table:table-cell>
          <table:table-cell office:value-type="float" office:value="901.1423" calcext:value-type="float">
            <text:p>901.1423</text:p>
          </table:table-cell>
          <table:table-cell office:value-type="float" office:value="883.611" calcext:value-type="float">
            <text:p>883.611</text:p>
          </table:table-cell>
          <table:table-cell office:value-type="float" office:value="879.0504" calcext:value-type="float">
            <text:p>879.0504</text:p>
          </table:table-cell>
          <table:table-cell office:value-type="float" office:value="893.0211" calcext:value-type="float">
            <text:p>893.0211</text:p>
          </table:table-cell>
          <table:table-cell office:value-type="float" office:value="327.3346" calcext:value-type="float">
            <text:p>327.3346</text:p>
          </table:table-cell>
          <table:table-cell office:value-type="float" office:value="443.8257" calcext:value-type="float">
            <text:p>443.8257</text:p>
          </table:table-cell>
          <table:table-cell office:value-type="float" office:value="383.2334" calcext:value-type="float">
            <text:p>383.2334</text:p>
          </table:table-cell>
          <table:table-cell office:value-type="float" office:value="323.6926" calcext:value-type="float">
            <text:p>323.69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0" calcext:value-type="float">
            <text:p>19022000</text:p>
          </table:table-cell>
          <table:table-cell office:value-type="float" office:value="63.11368" calcext:value-type="float">
            <text:p>63.11368</text:p>
          </table:table-cell>
          <table:table-cell office:value-type="float" office:value="5562.713" calcext:value-type="float">
            <text:p>5562.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96191" calcext:value-type="float">
            <text:p>-0.7696191</text:p>
          </table:table-cell>
          <table:table-cell office:value-type="float" office:value="3.628824" calcext:value-type="float">
            <text:p>3.628824</text:p>
          </table:table-cell>
          <table:table-cell office:value-type="float" office:value="0" calcext:value-type="float">
            <text:p>0</text:p>
          </table:table-cell>
          <table:table-cell office:value-type="float" office:value="41.78334" calcext:value-type="float">
            <text:p>41.78334</text:p>
          </table:table-cell>
          <table:table-cell office:value-type="float" office:value="0.07042901" calcext:value-type="float">
            <text:p>0.07042901</text:p>
          </table:table-cell>
          <table:table-cell office:value-type="float" office:value="0.0001542485" calcext:value-type="float">
            <text:p>0.000154248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589076" calcext:value-type="float">
            <text:p>0.03589076</text:p>
          </table:table-cell>
          <table:table-cell office:value-type="float" office:value="0.008348704" calcext:value-type="float">
            <text:p>0.008348704</text:p>
          </table:table-cell>
          <table:table-cell office:value-type="float" office:value="360" calcext:value-type="float">
            <text:p>360</text:p>
          </table:table-cell>
          <table:table-cell office:value-type="float" office:value="-0.8138813" calcext:value-type="float">
            <text:p>-0.8138813</text:p>
          </table:table-cell>
          <table:table-cell office:value-type="float" office:value="0" calcext:value-type="float">
            <text:p>0</text:p>
          </table:table-cell>
          <table:table-cell office:value-type="float" office:value="209.983" calcext:value-type="float">
            <text:p>209.983</text:p>
          </table:table-cell>
          <table:table-cell office:value-type="float" office:value="274.7444" calcext:value-type="float">
            <text:p>274.7444</text:p>
          </table:table-cell>
          <table:table-cell office:value-type="float" office:value="901.1327" calcext:value-type="float">
            <text:p>901.1327</text:p>
          </table:table-cell>
          <table:table-cell office:value-type="float" office:value="883.6022" calcext:value-type="float">
            <text:p>883.6022</text:p>
          </table:table-cell>
          <table:table-cell office:value-type="float" office:value="879.0452" calcext:value-type="float">
            <text:p>879.0452</text:p>
          </table:table-cell>
          <table:table-cell office:value-type="float" office:value="893.0168" calcext:value-type="float">
            <text:p>893.0168</text:p>
          </table:table-cell>
          <table:table-cell office:value-type="float" office:value="327.3335" calcext:value-type="float">
            <text:p>327.3335</text:p>
          </table:table-cell>
          <table:table-cell office:value-type="float" office:value="443.8248" calcext:value-type="float">
            <text:p>443.8248</text:p>
          </table:table-cell>
          <table:table-cell office:value-type="float" office:value="383.2326" calcext:value-type="float">
            <text:p>383.2326</text:p>
          </table:table-cell>
          <table:table-cell office:value-type="float" office:value="323.6918" calcext:value-type="float">
            <text:p>323.69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63.10661" calcext:value-type="float">
            <text:p>63.10661</text:p>
          </table:table-cell>
          <table:table-cell office:value-type="float" office:value="5562.685" calcext:value-type="float">
            <text:p>5562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6996" calcext:value-type="float">
            <text:p>-0.776996</text:p>
          </table:table-cell>
          <table:table-cell office:value-type="float" office:value="3.675423" calcext:value-type="float">
            <text:p>3.675423</text:p>
          </table:table-cell>
          <table:table-cell office:value-type="float" office:value="0" calcext:value-type="float">
            <text:p>0</text:p>
          </table:table-cell>
          <table:table-cell office:value-type="float" office:value="41.7547" calcext:value-type="float">
            <text:p>41.7547</text:p>
          </table:table-cell>
          <table:table-cell office:value-type="float" office:value="0.07036301" calcext:value-type="float">
            <text:p>0.07036301</text:p>
          </table:table-cell>
          <table:table-cell office:value-type="float" office:value="0.0001560125" calcext:value-type="float">
            <text:p>0.000156012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653371" calcext:value-type="float">
            <text:p>0.03653371</text:p>
          </table:table-cell>
          <table:table-cell office:value-type="float" office:value="0.007490489" calcext:value-type="float">
            <text:p>0.007490489</text:p>
          </table:table-cell>
          <table:table-cell office:value-type="float" office:value="360" calcext:value-type="float">
            <text:p>360</text:p>
          </table:table-cell>
          <table:table-cell office:value-type="float" office:value="-0.8210413" calcext:value-type="float">
            <text:p>-0.8210413</text:p>
          </table:table-cell>
          <table:table-cell office:value-type="float" office:value="0" calcext:value-type="float">
            <text:p>0</text:p>
          </table:table-cell>
          <table:table-cell office:value-type="float" office:value="209.9826" calcext:value-type="float">
            <text:p>209.9826</text:p>
          </table:table-cell>
          <table:table-cell office:value-type="float" office:value="274.7416" calcext:value-type="float">
            <text:p>274.7416</text:p>
          </table:table-cell>
          <table:table-cell office:value-type="float" office:value="901.123" calcext:value-type="float">
            <text:p>901.123</text:p>
          </table:table-cell>
          <table:table-cell office:value-type="float" office:value="883.5933" calcext:value-type="float">
            <text:p>883.5933</text:p>
          </table:table-cell>
          <table:table-cell office:value-type="float" office:value="879.04" calcext:value-type="float">
            <text:p>879.04</text:p>
          </table:table-cell>
          <table:table-cell office:value-type="float" office:value="893.0126" calcext:value-type="float">
            <text:p>893.0126</text:p>
          </table:table-cell>
          <table:table-cell office:value-type="float" office:value="327.3323" calcext:value-type="float">
            <text:p>327.3323</text:p>
          </table:table-cell>
          <table:table-cell office:value-type="float" office:value="443.8238" calcext:value-type="float">
            <text:p>443.8238</text:p>
          </table:table-cell>
          <table:table-cell office:value-type="float" office:value="383.2318" calcext:value-type="float">
            <text:p>383.2318</text:p>
          </table:table-cell>
          <table:table-cell office:value-type="float" office:value="323.691" calcext:value-type="float">
            <text:p>323.6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63.09949" calcext:value-type="float">
            <text:p>63.09949</text:p>
          </table:table-cell>
          <table:table-cell office:value-type="float" office:value="5562.656" calcext:value-type="float">
            <text:p>5562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39755" calcext:value-type="float">
            <text:p>-0.7839755</text:p>
          </table:table-cell>
          <table:table-cell office:value-type="float" office:value="3.722932" calcext:value-type="float">
            <text:p>3.722932</text:p>
          </table:table-cell>
          <table:table-cell office:value-type="float" office:value="0" calcext:value-type="float">
            <text:p>0</text:p>
          </table:table-cell>
          <table:table-cell office:value-type="float" office:value="41.72612" calcext:value-type="float">
            <text:p>41.72612</text:p>
          </table:table-cell>
          <table:table-cell office:value-type="float" office:value="0.07029585" calcext:value-type="float">
            <text:p>0.07029585</text:p>
          </table:table-cell>
          <table:table-cell office:value-type="float" office:value="0.000157781" calcext:value-type="float">
            <text:p>0.00015778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719148" calcext:value-type="float">
            <text:p>0.03719148</text:p>
          </table:table-cell>
          <table:table-cell office:value-type="float" office:value="0.006924018" calcext:value-type="float">
            <text:p>0.006924018</text:p>
          </table:table-cell>
          <table:table-cell office:value-type="float" office:value="360" calcext:value-type="float">
            <text:p>360</text:p>
          </table:table-cell>
          <table:table-cell office:value-type="float" office:value="-0.8281103" calcext:value-type="float">
            <text:p>-0.8281103</text:p>
          </table:table-cell>
          <table:table-cell office:value-type="float" office:value="0" calcext:value-type="float">
            <text:p>0</text:p>
          </table:table-cell>
          <table:table-cell office:value-type="float" office:value="209.9822" calcext:value-type="float">
            <text:p>209.9822</text:p>
          </table:table-cell>
          <table:table-cell office:value-type="float" office:value="274.7388" calcext:value-type="float">
            <text:p>274.7388</text:p>
          </table:table-cell>
          <table:table-cell office:value-type="float" office:value="901.1133" calcext:value-type="float">
            <text:p>901.1133</text:p>
          </table:table-cell>
          <table:table-cell office:value-type="float" office:value="883.5845" calcext:value-type="float">
            <text:p>883.5845</text:p>
          </table:table-cell>
          <table:table-cell office:value-type="float" office:value="879.0349" calcext:value-type="float">
            <text:p>879.0349</text:p>
          </table:table-cell>
          <table:table-cell office:value-type="float" office:value="893.0084" calcext:value-type="float">
            <text:p>893.0084</text:p>
          </table:table-cell>
          <table:table-cell office:value-type="float" office:value="327.3312" calcext:value-type="float">
            <text:p>327.3312</text:p>
          </table:table-cell>
          <table:table-cell office:value-type="float" office:value="443.8228" calcext:value-type="float">
            <text:p>443.8228</text:p>
          </table:table-cell>
          <table:table-cell office:value-type="float" office:value="383.231" calcext:value-type="float">
            <text:p>383.231</text:p>
          </table:table-cell>
          <table:table-cell office:value-type="float" office:value="323.6902" calcext:value-type="float">
            <text:p>323.69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0" calcext:value-type="float">
            <text:p>22022000</text:p>
          </table:table-cell>
          <table:table-cell office:value-type="float" office:value="63.09235" calcext:value-type="float">
            <text:p>63.09235</text:p>
          </table:table-cell>
          <table:table-cell office:value-type="float" office:value="5562.629" calcext:value-type="float">
            <text:p>5562.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0958" calcext:value-type="float">
            <text:p>-0.790958</text:p>
          </table:table-cell>
          <table:table-cell office:value-type="float" office:value="3.73513" calcext:value-type="float">
            <text:p>3.73513</text:p>
          </table:table-cell>
          <table:table-cell office:value-type="float" office:value="0" calcext:value-type="float">
            <text:p>0</text:p>
          </table:table-cell>
          <table:table-cell office:value-type="float" office:value="41.69755" calcext:value-type="float">
            <text:p>41.69755</text:p>
          </table:table-cell>
          <table:table-cell office:value-type="float" office:value="0.07022884" calcext:value-type="float">
            <text:p>0.07022884</text:p>
          </table:table-cell>
          <table:table-cell office:value-type="float" office:value="0.0001595004" calcext:value-type="float">
            <text:p>0.000159500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786244" calcext:value-type="float">
            <text:p>0.03786244</text:p>
          </table:table-cell>
          <table:table-cell office:value-type="float" office:value="0.00662848" calcext:value-type="float">
            <text:p>0.00662848</text:p>
          </table:table-cell>
          <table:table-cell office:value-type="float" office:value="360" calcext:value-type="float">
            <text:p>360</text:p>
          </table:table-cell>
          <table:table-cell office:value-type="float" office:value="-0.8354664" calcext:value-type="float">
            <text:p>-0.8354664</text:p>
          </table:table-cell>
          <table:table-cell office:value-type="float" office:value="0" calcext:value-type="float">
            <text:p>0</text:p>
          </table:table-cell>
          <table:table-cell office:value-type="float" office:value="209.9818" calcext:value-type="float">
            <text:p>209.9818</text:p>
          </table:table-cell>
          <table:table-cell office:value-type="float" office:value="274.736" calcext:value-type="float">
            <text:p>274.736</text:p>
          </table:table-cell>
          <table:table-cell office:value-type="float" office:value="901.1036" calcext:value-type="float">
            <text:p>901.1036</text:p>
          </table:table-cell>
          <table:table-cell office:value-type="float" office:value="883.5756" calcext:value-type="float">
            <text:p>883.5756</text:p>
          </table:table-cell>
          <table:table-cell office:value-type="float" office:value="879.0298" calcext:value-type="float">
            <text:p>879.0298</text:p>
          </table:table-cell>
          <table:table-cell office:value-type="float" office:value="893.0042" calcext:value-type="float">
            <text:p>893.0042</text:p>
          </table:table-cell>
          <table:table-cell office:value-type="float" office:value="327.33" calcext:value-type="float">
            <text:p>327.33</text:p>
          </table:table-cell>
          <table:table-cell office:value-type="float" office:value="443.8219" calcext:value-type="float">
            <text:p>443.8219</text:p>
          </table:table-cell>
          <table:table-cell office:value-type="float" office:value="383.2302" calcext:value-type="float">
            <text:p>383.2302</text:p>
          </table:table-cell>
          <table:table-cell office:value-type="float" office:value="323.6894" calcext:value-type="float">
            <text:p>323.68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0" calcext:value-type="float">
            <text:p>23022000</text:p>
          </table:table-cell>
          <table:table-cell office:value-type="float" office:value="63.08509" calcext:value-type="float">
            <text:p>63.08509</text:p>
          </table:table-cell>
          <table:table-cell office:value-type="float" office:value="5562.601" calcext:value-type="float">
            <text:p>5562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76467" calcext:value-type="float">
            <text:p>-0.7976467</text:p>
          </table:table-cell>
          <table:table-cell office:value-type="float" office:value="3.764974" calcext:value-type="float">
            <text:p>3.764974</text:p>
          </table:table-cell>
          <table:table-cell office:value-type="float" office:value="0" calcext:value-type="float">
            <text:p>0</text:p>
          </table:table-cell>
          <table:table-cell office:value-type="float" office:value="41.66906" calcext:value-type="float">
            <text:p>41.66906</text:p>
          </table:table-cell>
          <table:table-cell office:value-type="float" office:value="0.07015967" calcext:value-type="float">
            <text:p>0.07015967</text:p>
          </table:table-cell>
          <table:table-cell office:value-type="float" office:value="0.0001612101" calcext:value-type="float">
            <text:p>0.000161210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854987" calcext:value-type="float">
            <text:p>0.03854987</text:p>
          </table:table-cell>
          <table:table-cell office:value-type="float" office:value="0.006663866" calcext:value-type="float">
            <text:p>0.006663866</text:p>
          </table:table-cell>
          <table:table-cell office:value-type="float" office:value="360" calcext:value-type="float">
            <text:p>360</text:p>
          </table:table-cell>
          <table:table-cell office:value-type="float" office:value="-0.8428762" calcext:value-type="float">
            <text:p>-0.8428762</text:p>
          </table:table-cell>
          <table:table-cell office:value-type="float" office:value="0" calcext:value-type="float">
            <text:p>0</text:p>
          </table:table-cell>
          <table:table-cell office:value-type="float" office:value="209.9814" calcext:value-type="float">
            <text:p>209.9814</text:p>
          </table:table-cell>
          <table:table-cell office:value-type="float" office:value="274.7332" calcext:value-type="float">
            <text:p>274.7332</text:p>
          </table:table-cell>
          <table:table-cell office:value-type="float" office:value="901.094" calcext:value-type="float">
            <text:p>901.094</text:p>
          </table:table-cell>
          <table:table-cell office:value-type="float" office:value="883.5668" calcext:value-type="float">
            <text:p>883.5668</text:p>
          </table:table-cell>
          <table:table-cell office:value-type="float" office:value="879.0247" calcext:value-type="float">
            <text:p>879.0247</text:p>
          </table:table-cell>
          <table:table-cell office:value-type="float" office:value="893.0001" calcext:value-type="float">
            <text:p>893.0001</text:p>
          </table:table-cell>
          <table:table-cell office:value-type="float" office:value="327.3289" calcext:value-type="float">
            <text:p>327.3289</text:p>
          </table:table-cell>
          <table:table-cell office:value-type="float" office:value="443.821" calcext:value-type="float">
            <text:p>443.821</text:p>
          </table:table-cell>
          <table:table-cell office:value-type="float" office:value="383.2294" calcext:value-type="float">
            <text:p>383.2294</text:p>
          </table:table-cell>
          <table:table-cell office:value-type="float" office:value="323.6886" calcext:value-type="float">
            <text:p>323.68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0" calcext:value-type="float">
            <text:p>24022000</text:p>
          </table:table-cell>
          <table:table-cell office:value-type="float" office:value="63.07754" calcext:value-type="float">
            <text:p>63.07754</text:p>
          </table:table-cell>
          <table:table-cell office:value-type="float" office:value="5562.574" calcext:value-type="float">
            <text:p>5562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41542" calcext:value-type="float">
            <text:p>-0.8041542</text:p>
          </table:table-cell>
          <table:table-cell office:value-type="float" office:value="3.86175" calcext:value-type="float">
            <text:p>3.86175</text:p>
          </table:table-cell>
          <table:table-cell office:value-type="float" office:value="0" calcext:value-type="float">
            <text:p>0</text:p>
          </table:table-cell>
          <table:table-cell office:value-type="float" office:value="41.64068" calcext:value-type="float">
            <text:p>41.64068</text:p>
          </table:table-cell>
          <table:table-cell office:value-type="float" office:value="0.07007238" calcext:value-type="float">
            <text:p>0.07007238</text:p>
          </table:table-cell>
          <table:table-cell office:value-type="float" office:value="0.0001631532" calcext:value-type="float">
            <text:p>0.000163153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924254" calcext:value-type="float">
            <text:p>0.03924254</text:p>
          </table:table-cell>
          <table:table-cell office:value-type="float" office:value="0.006786273" calcext:value-type="float">
            <text:p>0.006786273</text:p>
          </table:table-cell>
          <table:table-cell office:value-type="float" office:value="360" calcext:value-type="float">
            <text:p>360</text:p>
          </table:table-cell>
          <table:table-cell office:value-type="float" office:value="-0.8501969" calcext:value-type="float">
            <text:p>-0.8501969</text:p>
          </table:table-cell>
          <table:table-cell office:value-type="float" office:value="0" calcext:value-type="float">
            <text:p>0</text:p>
          </table:table-cell>
          <table:table-cell office:value-type="float" office:value="209.9813" calcext:value-type="float">
            <text:p>209.9813</text:p>
          </table:table-cell>
          <table:table-cell office:value-type="float" office:value="274.7303" calcext:value-type="float">
            <text:p>274.7303</text:p>
          </table:table-cell>
          <table:table-cell office:value-type="float" office:value="901.0843" calcext:value-type="float">
            <text:p>901.0843</text:p>
          </table:table-cell>
          <table:table-cell office:value-type="float" office:value="883.5579" calcext:value-type="float">
            <text:p>883.5579</text:p>
          </table:table-cell>
          <table:table-cell office:value-type="float" office:value="879.0196" calcext:value-type="float">
            <text:p>879.0196</text:p>
          </table:table-cell>
          <table:table-cell office:value-type="float" office:value="892.9958" calcext:value-type="float">
            <text:p>892.9958</text:p>
          </table:table-cell>
          <table:table-cell office:value-type="float" office:value="327.3278" calcext:value-type="float">
            <text:p>327.3278</text:p>
          </table:table-cell>
          <table:table-cell office:value-type="float" office:value="443.82" calcext:value-type="float">
            <text:p>443.82</text:p>
          </table:table-cell>
          <table:table-cell office:value-type="float" office:value="383.2286" calcext:value-type="float">
            <text:p>383.2286</text:p>
          </table:table-cell>
          <table:table-cell office:value-type="float" office:value="323.6877" calcext:value-type="float">
            <text:p>323.68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63.06953" calcext:value-type="float">
            <text:p>63.06953</text:p>
          </table:table-cell>
          <table:table-cell office:value-type="float" office:value="5562.547" calcext:value-type="float">
            <text:p>5562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10636" calcext:value-type="float">
            <text:p>-0.8610636</text:p>
          </table:table-cell>
          <table:table-cell office:value-type="float" office:value="3.215768" calcext:value-type="float">
            <text:p>3.215768</text:p>
          </table:table-cell>
          <table:table-cell office:value-type="float" office:value="0" calcext:value-type="float">
            <text:p>0</text:p>
          </table:table-cell>
          <table:table-cell office:value-type="float" office:value="41.61253" calcext:value-type="float">
            <text:p>41.61253</text:p>
          </table:table-cell>
          <table:table-cell office:value-type="float" office:value="0.06984213" calcext:value-type="float">
            <text:p>0.06984213</text:p>
          </table:table-cell>
          <table:table-cell office:value-type="float" office:value="0.0001646919" calcext:value-type="float">
            <text:p>0.0001646919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398686" calcext:value-type="float">
            <text:p>0.0398686</text:p>
          </table:table-cell>
          <table:table-cell office:value-type="float" office:value="0.00548945" calcext:value-type="float">
            <text:p>0.00548945</text:p>
          </table:table-cell>
          <table:table-cell office:value-type="float" office:value="360" calcext:value-type="float">
            <text:p>360</text:p>
          </table:table-cell>
          <table:table-cell office:value-type="float" office:value="-0.906434" calcext:value-type="float">
            <text:p>-0.906434</text:p>
          </table:table-cell>
          <table:table-cell office:value-type="float" office:value="0" calcext:value-type="float">
            <text:p>0</text:p>
          </table:table-cell>
          <table:table-cell office:value-type="float" office:value="209.981" calcext:value-type="float">
            <text:p>209.981</text:p>
          </table:table-cell>
          <table:table-cell office:value-type="float" office:value="274.7275" calcext:value-type="float">
            <text:p>274.7275</text:p>
          </table:table-cell>
          <table:table-cell office:value-type="float" office:value="901.0745" calcext:value-type="float">
            <text:p>901.0745</text:p>
          </table:table-cell>
          <table:table-cell office:value-type="float" office:value="883.5491" calcext:value-type="float">
            <text:p>883.5491</text:p>
          </table:table-cell>
          <table:table-cell office:value-type="float" office:value="879.0145" calcext:value-type="float">
            <text:p>879.0145</text:p>
          </table:table-cell>
          <table:table-cell office:value-type="float" office:value="892.9918" calcext:value-type="float">
            <text:p>892.9918</text:p>
          </table:table-cell>
          <table:table-cell office:value-type="float" office:value="327.3264" calcext:value-type="float">
            <text:p>327.3264</text:p>
          </table:table-cell>
          <table:table-cell office:value-type="float" office:value="443.8191" calcext:value-type="float">
            <text:p>443.8191</text:p>
          </table:table-cell>
          <table:table-cell office:value-type="float" office:value="383.2278" calcext:value-type="float">
            <text:p>383.2278</text:p>
          </table:table-cell>
          <table:table-cell office:value-type="float" office:value="323.687" calcext:value-type="float">
            <text:p>323.6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63.06136" calcext:value-type="float">
            <text:p>63.06136</text:p>
          </table:table-cell>
          <table:table-cell office:value-type="float" office:value="5562.52" calcext:value-type="float">
            <text:p>556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25376" calcext:value-type="float">
            <text:p>-0.9125376</text:p>
          </table:table-cell>
          <table:table-cell office:value-type="float" office:value="2.693313" calcext:value-type="float">
            <text:p>2.693313</text:p>
          </table:table-cell>
          <table:table-cell office:value-type="float" office:value="0" calcext:value-type="float">
            <text:p>0</text:p>
          </table:table-cell>
          <table:table-cell office:value-type="float" office:value="41.58451" calcext:value-type="float">
            <text:p>41.58451</text:p>
          </table:table-cell>
          <table:table-cell office:value-type="float" office:value="0.06968115" calcext:value-type="float">
            <text:p>0.06968115</text:p>
          </table:table-cell>
          <table:table-cell office:value-type="float" office:value="0.0001661417" calcext:value-type="float">
            <text:p>0.000166141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060182" calcext:value-type="float">
            <text:p>0.04060182</text:p>
          </table:table-cell>
          <table:table-cell office:value-type="float" office:value="0.006467719" calcext:value-type="float">
            <text:p>0.006467719</text:p>
          </table:table-cell>
          <table:table-cell office:value-type="float" office:value="360" calcext:value-type="float">
            <text:p>360</text:p>
          </table:table-cell>
          <table:table-cell office:value-type="float" office:value="-0.9596181" calcext:value-type="float">
            <text:p>-0.9596181</text:p>
          </table:table-cell>
          <table:table-cell office:value-type="float" office:value="0" calcext:value-type="float">
            <text:p>0</text:p>
          </table:table-cell>
          <table:table-cell office:value-type="float" office:value="209.9806" calcext:value-type="float">
            <text:p>209.9806</text:p>
          </table:table-cell>
          <table:table-cell office:value-type="float" office:value="274.7244" calcext:value-type="float">
            <text:p>274.7244</text:p>
          </table:table-cell>
          <table:table-cell office:value-type="float" office:value="901.0647" calcext:value-type="float">
            <text:p>901.0647</text:p>
          </table:table-cell>
          <table:table-cell office:value-type="float" office:value="883.5403" calcext:value-type="float">
            <text:p>883.5403</text:p>
          </table:table-cell>
          <table:table-cell office:value-type="float" office:value="879.0096" calcext:value-type="float">
            <text:p>879.0096</text:p>
          </table:table-cell>
          <table:table-cell office:value-type="float" office:value="892.9877" calcext:value-type="float">
            <text:p>892.9877</text:p>
          </table:table-cell>
          <table:table-cell office:value-type="float" office:value="327.3251" calcext:value-type="float">
            <text:p>327.3251</text:p>
          </table:table-cell>
          <table:table-cell office:value-type="float" office:value="443.8182" calcext:value-type="float">
            <text:p>443.8182</text:p>
          </table:table-cell>
          <table:table-cell office:value-type="float" office:value="383.227" calcext:value-type="float">
            <text:p>383.227</text:p>
          </table:table-cell>
          <table:table-cell office:value-type="float" office:value="323.6862" calcext:value-type="float">
            <text:p>323.68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0" calcext:value-type="float">
            <text:p>27022000</text:p>
          </table:table-cell>
          <table:table-cell office:value-type="float" office:value="63.05299" calcext:value-type="float">
            <text:p>63.05299</text:p>
          </table:table-cell>
          <table:table-cell office:value-type="float" office:value="5562.492" calcext:value-type="float">
            <text:p>5562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0676" calcext:value-type="float">
            <text:p>-1.010676</text:p>
          </table:table-cell>
          <table:table-cell office:value-type="float" office:value="1.739212" calcext:value-type="float">
            <text:p>1.739212</text:p>
          </table:table-cell>
          <table:table-cell office:value-type="float" office:value="0" calcext:value-type="float">
            <text:p>0</text:p>
          </table:table-cell>
          <table:table-cell office:value-type="float" office:value="41.55661" calcext:value-type="float">
            <text:p>41.55661</text:p>
          </table:table-cell>
          <table:table-cell office:value-type="float" office:value="0.06955061" calcext:value-type="float">
            <text:p>0.06955061</text:p>
          </table:table-cell>
          <table:table-cell office:value-type="float" office:value="0.0001672608" calcext:value-type="float">
            <text:p>0.000167260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136419" calcext:value-type="float">
            <text:p>0.04136419</text:p>
          </table:table-cell>
          <table:table-cell office:value-type="float" office:value="0.00733977" calcext:value-type="float">
            <text:p>0.00733977</text:p>
          </table:table-cell>
          <table:table-cell office:value-type="float" office:value="360" calcext:value-type="float">
            <text:p>360</text:p>
          </table:table-cell>
          <table:table-cell office:value-type="float" office:value="-1.05939" calcext:value-type="float">
            <text:p>-1.05939</text:p>
          </table:table-cell>
          <table:table-cell office:value-type="float" office:value="0" calcext:value-type="float">
            <text:p>0</text:p>
          </table:table-cell>
          <table:table-cell office:value-type="float" office:value="209.9802" calcext:value-type="float">
            <text:p>209.9802</text:p>
          </table:table-cell>
          <table:table-cell office:value-type="float" office:value="274.7213" calcext:value-type="float">
            <text:p>274.7213</text:p>
          </table:table-cell>
          <table:table-cell office:value-type="float" office:value="901.0548" calcext:value-type="float">
            <text:p>901.0548</text:p>
          </table:table-cell>
          <table:table-cell office:value-type="float" office:value="883.5314" calcext:value-type="float">
            <text:p>883.5314</text:p>
          </table:table-cell>
          <table:table-cell office:value-type="float" office:value="879.0046" calcext:value-type="float">
            <text:p>879.0046</text:p>
          </table:table-cell>
          <table:table-cell office:value-type="float" office:value="892.9836" calcext:value-type="float">
            <text:p>892.9836</text:p>
          </table:table-cell>
          <table:table-cell office:value-type="float" office:value="327.3237" calcext:value-type="float">
            <text:p>327.3237</text:p>
          </table:table-cell>
          <table:table-cell office:value-type="float" office:value="443.8173" calcext:value-type="float">
            <text:p>443.8173</text:p>
          </table:table-cell>
          <table:table-cell office:value-type="float" office:value="383.2263" calcext:value-type="float">
            <text:p>383.2263</text:p>
          </table:table-cell>
          <table:table-cell office:value-type="float" office:value="323.6854" calcext:value-type="float">
            <text:p>323.68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63.04442" calcext:value-type="float">
            <text:p>63.04442</text:p>
          </table:table-cell>
          <table:table-cell office:value-type="float" office:value="5562.465" calcext:value-type="float">
            <text:p>5562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0752" calcext:value-type="float">
            <text:p>-1.070752</text:p>
          </table:table-cell>
          <table:table-cell office:value-type="float" office:value="1.006239" calcext:value-type="float">
            <text:p>1.006239</text:p>
          </table:table-cell>
          <table:table-cell office:value-type="float" office:value="0" calcext:value-type="float">
            <text:p>0</text:p>
          </table:table-cell>
          <table:table-cell office:value-type="float" office:value="41.52893" calcext:value-type="float">
            <text:p>41.52893</text:p>
          </table:table-cell>
          <table:table-cell office:value-type="float" office:value="0.06929375" calcext:value-type="float">
            <text:p>0.06929375</text:p>
          </table:table-cell>
          <table:table-cell office:value-type="float" office:value="0.0001686231" calcext:value-type="float">
            <text:p>0.000168623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244982" calcext:value-type="float">
            <text:p>0.04244982</text:p>
          </table:table-cell>
          <table:table-cell office:value-type="float" office:value="0.01281558" calcext:value-type="float">
            <text:p>0.01281558</text:p>
          </table:table-cell>
          <table:table-cell office:value-type="float" office:value="360" calcext:value-type="float">
            <text:p>360</text:p>
          </table:table-cell>
          <table:table-cell office:value-type="float" office:value="-1.126026" calcext:value-type="float">
            <text:p>-1.126026</text:p>
          </table:table-cell>
          <table:table-cell office:value-type="float" office:value="0" calcext:value-type="float">
            <text:p>0</text:p>
          </table:table-cell>
          <table:table-cell office:value-type="float" office:value="209.9797" calcext:value-type="float">
            <text:p>209.9797</text:p>
          </table:table-cell>
          <table:table-cell office:value-type="float" office:value="274.7185" calcext:value-type="float">
            <text:p>274.7185</text:p>
          </table:table-cell>
          <table:table-cell office:value-type="float" office:value="901.045" calcext:value-type="float">
            <text:p>901.045</text:p>
          </table:table-cell>
          <table:table-cell office:value-type="float" office:value="883.5226" calcext:value-type="float">
            <text:p>883.5226</text:p>
          </table:table-cell>
          <table:table-cell office:value-type="float" office:value="878.9996" calcext:value-type="float">
            <text:p>878.9996</text:p>
          </table:table-cell>
          <table:table-cell office:value-type="float" office:value="892.9794" calcext:value-type="float">
            <text:p>892.9794</text:p>
          </table:table-cell>
          <table:table-cell office:value-type="float" office:value="327.3221" calcext:value-type="float">
            <text:p>327.3221</text:p>
          </table:table-cell>
          <table:table-cell office:value-type="float" office:value="443.8164" calcext:value-type="float">
            <text:p>443.8164</text:p>
          </table:table-cell>
          <table:table-cell office:value-type="float" office:value="383.2255" calcext:value-type="float">
            <text:p>383.2255</text:p>
          </table:table-cell>
          <table:table-cell office:value-type="float" office:value="323.6846" calcext:value-type="float">
            <text:p>323.68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0" calcext:value-type="float">
            <text:p>29022000</text:p>
          </table:table-cell>
          <table:table-cell office:value-type="float" office:value="63.03579" calcext:value-type="float">
            <text:p>63.03579</text:p>
          </table:table-cell>
          <table:table-cell office:value-type="float" office:value="5562.438" calcext:value-type="float">
            <text:p>5562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6586" calcext:value-type="float">
            <text:p>-1.076586</text:p>
          </table:table-cell>
          <table:table-cell office:value-type="float" office:value="1.168904" calcext:value-type="float">
            <text:p>1.168904</text:p>
          </table:table-cell>
          <table:table-cell office:value-type="float" office:value="0" calcext:value-type="float">
            <text:p>0</text:p>
          </table:table-cell>
          <table:table-cell office:value-type="float" office:value="41.50144" calcext:value-type="float">
            <text:p>41.50144</text:p>
          </table:table-cell>
          <table:table-cell office:value-type="float" office:value="0.06913001" calcext:value-type="float">
            <text:p>0.06913001</text:p>
          </table:table-cell>
          <table:table-cell office:value-type="float" office:value="0.0001705721" calcext:value-type="float">
            <text:p>0.000170572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354208" calcext:value-type="float">
            <text:p>0.04354208</text:p>
          </table:table-cell>
          <table:table-cell office:value-type="float" office:value="0.01841924" calcext:value-type="float">
            <text:p>0.01841924</text:p>
          </table:table-cell>
          <table:table-cell office:value-type="float" office:value="360" calcext:value-type="float">
            <text:p>360</text:p>
          </table:table-cell>
          <table:table-cell office:value-type="float" office:value="-1.138554" calcext:value-type="float">
            <text:p>-1.138554</text:p>
          </table:table-cell>
          <table:table-cell office:value-type="float" office:value="0" calcext:value-type="float">
            <text:p>0</text:p>
          </table:table-cell>
          <table:table-cell office:value-type="float" office:value="209.9794" calcext:value-type="float">
            <text:p>209.9794</text:p>
          </table:table-cell>
          <table:table-cell office:value-type="float" office:value="274.7156" calcext:value-type="float">
            <text:p>274.7156</text:p>
          </table:table-cell>
          <table:table-cell office:value-type="float" office:value="901.0352" calcext:value-type="float">
            <text:p>901.0352</text:p>
          </table:table-cell>
          <table:table-cell office:value-type="float" office:value="883.5139" calcext:value-type="float">
            <text:p>883.5139</text:p>
          </table:table-cell>
          <table:table-cell office:value-type="float" office:value="878.9945" calcext:value-type="float">
            <text:p>878.9945</text:p>
          </table:table-cell>
          <table:table-cell office:value-type="float" office:value="892.9752" calcext:value-type="float">
            <text:p>892.9752</text:p>
          </table:table-cell>
          <table:table-cell office:value-type="float" office:value="327.3206" calcext:value-type="float">
            <text:p>327.3206</text:p>
          </table:table-cell>
          <table:table-cell office:value-type="float" office:value="443.8156" calcext:value-type="float">
            <text:p>443.8156</text:p>
          </table:table-cell>
          <table:table-cell office:value-type="float" office:value="383.2247" calcext:value-type="float">
            <text:p>383.2247</text:p>
          </table:table-cell>
          <table:table-cell office:value-type="float" office:value="323.6837" calcext:value-type="float">
            <text:p>323.68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63.02712" calcext:value-type="float">
            <text:p>63.02712</text:p>
          </table:table-cell>
          <table:table-cell office:value-type="float" office:value="5562.412" calcext:value-type="float">
            <text:p>556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9521" calcext:value-type="float">
            <text:p>-1.079521</text:p>
          </table:table-cell>
          <table:table-cell office:value-type="float" office:value="1.624564" calcext:value-type="float">
            <text:p>1.624564</text:p>
          </table:table-cell>
          <table:table-cell office:value-type="float" office:value="0" calcext:value-type="float">
            <text:p>0</text:p>
          </table:table-cell>
          <table:table-cell office:value-type="float" office:value="41.47404" calcext:value-type="float">
            <text:p>41.47404</text:p>
          </table:table-cell>
          <table:table-cell office:value-type="float" office:value="0.06900398" calcext:value-type="float">
            <text:p>0.06900398</text:p>
          </table:table-cell>
          <table:table-cell office:value-type="float" office:value="0.0001729486" calcext:value-type="float">
            <text:p>0.0001729486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458218" calcext:value-type="float">
            <text:p>0.04458218</text:p>
          </table:table-cell>
          <table:table-cell office:value-type="float" office:value="0.02355848" calcext:value-type="float">
            <text:p>0.02355848</text:p>
          </table:table-cell>
          <table:table-cell office:value-type="float" office:value="360" calcext:value-type="float">
            <text:p>360</text:p>
          </table:table-cell>
          <table:table-cell office:value-type="float" office:value="-1.147665" calcext:value-type="float">
            <text:p>-1.147665</text:p>
          </table:table-cell>
          <table:table-cell office:value-type="float" office:value="0" calcext:value-type="float">
            <text:p>0</text:p>
          </table:table-cell>
          <table:table-cell office:value-type="float" office:value="209.9789" calcext:value-type="float">
            <text:p>209.9789</text:p>
          </table:table-cell>
          <table:table-cell office:value-type="float" office:value="274.7125" calcext:value-type="float">
            <text:p>274.7125</text:p>
          </table:table-cell>
          <table:table-cell office:value-type="float" office:value="901.0253" calcext:value-type="float">
            <text:p>901.0253</text:p>
          </table:table-cell>
          <table:table-cell office:value-type="float" office:value="883.5051" calcext:value-type="float">
            <text:p>883.5051</text:p>
          </table:table-cell>
          <table:table-cell office:value-type="float" office:value="878.9893" calcext:value-type="float">
            <text:p>878.9893</text:p>
          </table:table-cell>
          <table:table-cell office:value-type="float" office:value="892.9708" calcext:value-type="float">
            <text:p>892.9708</text:p>
          </table:table-cell>
          <table:table-cell office:value-type="float" office:value="327.3193" calcext:value-type="float">
            <text:p>327.3193</text:p>
          </table:table-cell>
          <table:table-cell office:value-type="float" office:value="443.8146" calcext:value-type="float">
            <text:p>443.8146</text:p>
          </table:table-cell>
          <table:table-cell office:value-type="float" office:value="383.224" calcext:value-type="float">
            <text:p>383.224</text:p>
          </table:table-cell>
          <table:table-cell office:value-type="float" office:value="323.683" calcext:value-type="float">
            <text:p>323.6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63.01836" calcext:value-type="float">
            <text:p>63.01836</text:p>
          </table:table-cell>
          <table:table-cell office:value-type="float" office:value="5562.384" calcext:value-type="float">
            <text:p>5562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5023" calcext:value-type="float">
            <text:p>-1.085023</text:p>
          </table:table-cell>
          <table:table-cell office:value-type="float" office:value="1.908615" calcext:value-type="float">
            <text:p>1.908615</text:p>
          </table:table-cell>
          <table:table-cell office:value-type="float" office:value="0" calcext:value-type="float">
            <text:p>0</text:p>
          </table:table-cell>
          <table:table-cell office:value-type="float" office:value="41.4468" calcext:value-type="float">
            <text:p>41.4468</text:p>
          </table:table-cell>
          <table:table-cell office:value-type="float" office:value="0.06884568" calcext:value-type="float">
            <text:p>0.06884568</text:p>
          </table:table-cell>
          <table:table-cell office:value-type="float" office:value="0.000175065" calcext:value-type="float">
            <text:p>0.00017506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560686" calcext:value-type="float">
            <text:p>0.04560686</text:p>
          </table:table-cell>
          <table:table-cell office:value-type="float" office:value="0.02876878" calcext:value-type="float">
            <text:p>0.02876878</text:p>
          </table:table-cell>
          <table:table-cell office:value-type="float" office:value="360" calcext:value-type="float">
            <text:p>360</text:p>
          </table:table-cell>
          <table:table-cell office:value-type="float" office:value="-1.1594" calcext:value-type="float">
            <text:p>-1.1594</text:p>
          </table:table-cell>
          <table:table-cell office:value-type="float" office:value="0" calcext:value-type="float">
            <text:p>0</text:p>
          </table:table-cell>
          <table:table-cell office:value-type="float" office:value="209.9784" calcext:value-type="float">
            <text:p>209.9784</text:p>
          </table:table-cell>
          <table:table-cell office:value-type="float" office:value="274.7094" calcext:value-type="float">
            <text:p>274.7094</text:p>
          </table:table-cell>
          <table:table-cell office:value-type="float" office:value="901.0154" calcext:value-type="float">
            <text:p>901.0154</text:p>
          </table:table-cell>
          <table:table-cell office:value-type="float" office:value="883.4963" calcext:value-type="float">
            <text:p>883.4963</text:p>
          </table:table-cell>
          <table:table-cell office:value-type="float" office:value="878.9841" calcext:value-type="float">
            <text:p>878.9841</text:p>
          </table:table-cell>
          <table:table-cell office:value-type="float" office:value="892.9666" calcext:value-type="float">
            <text:p>892.9666</text:p>
          </table:table-cell>
          <table:table-cell office:value-type="float" office:value="327.318" calcext:value-type="float">
            <text:p>327.318</text:p>
          </table:table-cell>
          <table:table-cell office:value-type="float" office:value="443.8138" calcext:value-type="float">
            <text:p>443.8138</text:p>
          </table:table-cell>
          <table:table-cell office:value-type="float" office:value="383.2232" calcext:value-type="float">
            <text:p>383.2232</text:p>
          </table:table-cell>
          <table:table-cell office:value-type="float" office:value="323.6822" calcext:value-type="float">
            <text:p>323.68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0" calcext:value-type="float">
            <text:p>3032000</text:p>
          </table:table-cell>
          <table:table-cell office:value-type="float" office:value="63.00957" calcext:value-type="float">
            <text:p>63.00957</text:p>
          </table:table-cell>
          <table:table-cell office:value-type="float" office:value="5562.357" calcext:value-type="float">
            <text:p>5562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887" calcext:value-type="float">
            <text:p>-1.088887</text:p>
          </table:table-cell>
          <table:table-cell office:value-type="float" office:value="2.351786" calcext:value-type="float">
            <text:p>2.351786</text:p>
          </table:table-cell>
          <table:table-cell office:value-type="float" office:value="0" calcext:value-type="float">
            <text:p>0</text:p>
          </table:table-cell>
          <table:table-cell office:value-type="float" office:value="41.41969" calcext:value-type="float">
            <text:p>41.41969</text:p>
          </table:table-cell>
          <table:table-cell office:value-type="float" office:value="0.06871317" calcext:value-type="float">
            <text:p>0.06871317</text:p>
          </table:table-cell>
          <table:table-cell office:value-type="float" office:value="0.0001773383" calcext:value-type="float">
            <text:p>0.0001773383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656168" calcext:value-type="float">
            <text:p>0.04656168</text:p>
          </table:table-cell>
          <table:table-cell office:value-type="float" office:value="0.03307256" calcext:value-type="float">
            <text:p>0.03307256</text:p>
          </table:table-cell>
          <table:table-cell office:value-type="float" office:value="360" calcext:value-type="float">
            <text:p>360</text:p>
          </table:table-cell>
          <table:table-cell office:value-type="float" office:value="-1.168521" calcext:value-type="float">
            <text:p>-1.168521</text:p>
          </table:table-cell>
          <table:table-cell office:value-type="float" office:value="0" calcext:value-type="float">
            <text:p>0</text:p>
          </table:table-cell>
          <table:table-cell office:value-type="float" office:value="209.978" calcext:value-type="float">
            <text:p>209.978</text:p>
          </table:table-cell>
          <table:table-cell office:value-type="float" office:value="274.7065" calcext:value-type="float">
            <text:p>274.7065</text:p>
          </table:table-cell>
          <table:table-cell office:value-type="float" office:value="901.0056" calcext:value-type="float">
            <text:p>901.0056</text:p>
          </table:table-cell>
          <table:table-cell office:value-type="float" office:value="883.4875" calcext:value-type="float">
            <text:p>883.4875</text:p>
          </table:table-cell>
          <table:table-cell office:value-type="float" office:value="878.9789" calcext:value-type="float">
            <text:p>878.9789</text:p>
          </table:table-cell>
          <table:table-cell office:value-type="float" office:value="892.9623" calcext:value-type="float">
            <text:p>892.9623</text:p>
          </table:table-cell>
          <table:table-cell office:value-type="float" office:value="327.3167" calcext:value-type="float">
            <text:p>327.3167</text:p>
          </table:table-cell>
          <table:table-cell office:value-type="float" office:value="443.8128" calcext:value-type="float">
            <text:p>443.8128</text:p>
          </table:table-cell>
          <table:table-cell office:value-type="float" office:value="383.2224" calcext:value-type="float">
            <text:p>383.2224</text:p>
          </table:table-cell>
          <table:table-cell office:value-type="float" office:value="323.6814" calcext:value-type="float">
            <text:p>323.6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0" calcext:value-type="float">
            <text:p>4032000</text:p>
          </table:table-cell>
          <table:table-cell office:value-type="float" office:value="63.0007" calcext:value-type="float">
            <text:p>63.0007</text:p>
          </table:table-cell>
          <table:table-cell office:value-type="float" office:value="5562.331" calcext:value-type="float">
            <text:p>5562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3222" calcext:value-type="float">
            <text:p>-1.093222</text:p>
          </table:table-cell>
          <table:table-cell office:value-type="float" office:value="2.70906" calcext:value-type="float">
            <text:p>2.70906</text:p>
          </table:table-cell>
          <table:table-cell office:value-type="float" office:value="0" calcext:value-type="float">
            <text:p>0</text:p>
          </table:table-cell>
          <table:table-cell office:value-type="float" office:value="41.39274" calcext:value-type="float">
            <text:p>41.39274</text:p>
          </table:table-cell>
          <table:table-cell office:value-type="float" office:value="0.06857546" calcext:value-type="float">
            <text:p>0.06857546</text:p>
          </table:table-cell>
          <table:table-cell office:value-type="float" office:value="0.0001794585" calcext:value-type="float">
            <text:p>0.000179458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746664" calcext:value-type="float">
            <text:p>0.04746664</text:p>
          </table:table-cell>
          <table:table-cell office:value-type="float" office:value="0.03676531" calcext:value-type="float">
            <text:p>0.03676531</text:p>
          </table:table-cell>
          <table:table-cell office:value-type="float" office:value="360" calcext:value-type="float">
            <text:p>360</text:p>
          </table:table-cell>
          <table:table-cell office:value-type="float" office:value="-1.177451" calcext:value-type="float">
            <text:p>-1.177451</text:p>
          </table:table-cell>
          <table:table-cell office:value-type="float" office:value="0" calcext:value-type="float">
            <text:p>0</text:p>
          </table:table-cell>
          <table:table-cell office:value-type="float" office:value="209.9776" calcext:value-type="float">
            <text:p>209.9776</text:p>
          </table:table-cell>
          <table:table-cell office:value-type="float" office:value="274.7035" calcext:value-type="float">
            <text:p>274.7035</text:p>
          </table:table-cell>
          <table:table-cell office:value-type="float" office:value="900.9957" calcext:value-type="float">
            <text:p>900.9957</text:p>
          </table:table-cell>
          <table:table-cell office:value-type="float" office:value="883.4788" calcext:value-type="float">
            <text:p>883.4788</text:p>
          </table:table-cell>
          <table:table-cell office:value-type="float" office:value="878.9737" calcext:value-type="float">
            <text:p>878.9737</text:p>
          </table:table-cell>
          <table:table-cell office:value-type="float" office:value="892.9581" calcext:value-type="float">
            <text:p>892.9581</text:p>
          </table:table-cell>
          <table:table-cell office:value-type="float" office:value="327.3156" calcext:value-type="float">
            <text:p>327.3156</text:p>
          </table:table-cell>
          <table:table-cell office:value-type="float" office:value="443.8119" calcext:value-type="float">
            <text:p>443.8119</text:p>
          </table:table-cell>
          <table:table-cell office:value-type="float" office:value="383.2217" calcext:value-type="float">
            <text:p>383.2217</text:p>
          </table:table-cell>
          <table:table-cell office:value-type="float" office:value="323.6806" calcext:value-type="float">
            <text:p>323.68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62.99175" calcext:value-type="float">
            <text:p>62.99175</text:p>
          </table:table-cell>
          <table:table-cell office:value-type="float" office:value="5562.304" calcext:value-type="float">
            <text:p>5562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8904" calcext:value-type="float">
            <text:p>-1.098904</text:p>
          </table:table-cell>
          <table:table-cell office:value-type="float" office:value="2.908759" calcext:value-type="float">
            <text:p>2.908759</text:p>
          </table:table-cell>
          <table:table-cell office:value-type="float" office:value="0" calcext:value-type="float">
            <text:p>0</text:p>
          </table:table-cell>
          <table:table-cell office:value-type="float" office:value="41.36583" calcext:value-type="float">
            <text:p>41.36583</text:p>
          </table:table-cell>
          <table:table-cell office:value-type="float" office:value="0.06842959" calcext:value-type="float">
            <text:p>0.06842959</text:p>
          </table:table-cell>
          <table:table-cell office:value-type="float" office:value="0.0001813723" calcext:value-type="float">
            <text:p>0.0001813723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829146" calcext:value-type="float">
            <text:p>0.04829146</text:p>
          </table:table-cell>
          <table:table-cell office:value-type="float" office:value="0.03909013" calcext:value-type="float">
            <text:p>0.03909013</text:p>
          </table:table-cell>
          <table:table-cell office:value-type="float" office:value="360" calcext:value-type="float">
            <text:p>360</text:p>
          </table:table-cell>
          <table:table-cell office:value-type="float" office:value="-1.186281" calcext:value-type="float">
            <text:p>-1.186281</text:p>
          </table:table-cell>
          <table:table-cell office:value-type="float" office:value="0" calcext:value-type="float">
            <text:p>0</text:p>
          </table:table-cell>
          <table:table-cell office:value-type="float" office:value="209.9772" calcext:value-type="float">
            <text:p>209.9772</text:p>
          </table:table-cell>
          <table:table-cell office:value-type="float" office:value="274.7005" calcext:value-type="float">
            <text:p>274.7005</text:p>
          </table:table-cell>
          <table:table-cell office:value-type="float" office:value="900.9858" calcext:value-type="float">
            <text:p>900.9858</text:p>
          </table:table-cell>
          <table:table-cell office:value-type="float" office:value="883.47" calcext:value-type="float">
            <text:p>883.47</text:p>
          </table:table-cell>
          <table:table-cell office:value-type="float" office:value="878.9686" calcext:value-type="float">
            <text:p>878.9686</text:p>
          </table:table-cell>
          <table:table-cell office:value-type="float" office:value="892.9539" calcext:value-type="float">
            <text:p>892.9539</text:p>
          </table:table-cell>
          <table:table-cell office:value-type="float" office:value="327.3144" calcext:value-type="float">
            <text:p>327.3144</text:p>
          </table:table-cell>
          <table:table-cell office:value-type="float" office:value="443.8109" calcext:value-type="float">
            <text:p>443.8109</text:p>
          </table:table-cell>
          <table:table-cell office:value-type="float" office:value="383.2209" calcext:value-type="float">
            <text:p>383.2209</text:p>
          </table:table-cell>
          <table:table-cell office:value-type="float" office:value="323.6799" calcext:value-type="float">
            <text:p>323.67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62.98271" calcext:value-type="float">
            <text:p>62.98271</text:p>
          </table:table-cell>
          <table:table-cell office:value-type="float" office:value="5562.278" calcext:value-type="float">
            <text:p>5562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2082" calcext:value-type="float">
            <text:p>-1.132082</text:p>
          </table:table-cell>
          <table:table-cell office:value-type="float" office:value="2.573011" calcext:value-type="float">
            <text:p>2.573011</text:p>
          </table:table-cell>
          <table:table-cell office:value-type="float" office:value="0" calcext:value-type="float">
            <text:p>0</text:p>
          </table:table-cell>
          <table:table-cell office:value-type="float" office:value="41.33899" calcext:value-type="float">
            <text:p>41.33899</text:p>
          </table:table-cell>
          <table:table-cell office:value-type="float" office:value="0.06826667" calcext:value-type="float">
            <text:p>0.06826667</text:p>
          </table:table-cell>
          <table:table-cell office:value-type="float" office:value="0.0001828458" calcext:value-type="float">
            <text:p>0.000182845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4916728" calcext:value-type="float">
            <text:p>0.04916728</text:p>
          </table:table-cell>
          <table:table-cell office:value-type="float" office:value="0.04217221" calcext:value-type="float">
            <text:p>0.04217221</text:p>
          </table:table-cell>
          <table:table-cell office:value-type="float" office:value="360" calcext:value-type="float">
            <text:p>360</text:p>
          </table:table-cell>
          <table:table-cell office:value-type="float" office:value="-1.223416" calcext:value-type="float">
            <text:p>-1.223416</text:p>
          </table:table-cell>
          <table:table-cell office:value-type="float" office:value="0" calcext:value-type="float">
            <text:p>0</text:p>
          </table:table-cell>
          <table:table-cell office:value-type="float" office:value="209.9768" calcext:value-type="float">
            <text:p>209.9768</text:p>
          </table:table-cell>
          <table:table-cell office:value-type="float" office:value="274.6974" calcext:value-type="float">
            <text:p>274.6974</text:p>
          </table:table-cell>
          <table:table-cell office:value-type="float" office:value="900.9759" calcext:value-type="float">
            <text:p>900.9759</text:p>
          </table:table-cell>
          <table:table-cell office:value-type="float" office:value="883.4613" calcext:value-type="float">
            <text:p>883.4613</text:p>
          </table:table-cell>
          <table:table-cell office:value-type="float" office:value="878.9634" calcext:value-type="float">
            <text:p>878.9634</text:p>
          </table:table-cell>
          <table:table-cell office:value-type="float" office:value="892.9498" calcext:value-type="float">
            <text:p>892.9498</text:p>
          </table:table-cell>
          <table:table-cell office:value-type="float" office:value="327.3131" calcext:value-type="float">
            <text:p>327.3131</text:p>
          </table:table-cell>
          <table:table-cell office:value-type="float" office:value="443.81" calcext:value-type="float">
            <text:p>443.81</text:p>
          </table:table-cell>
          <table:table-cell office:value-type="float" office:value="383.2202" calcext:value-type="float">
            <text:p>383.2202</text:p>
          </table:table-cell>
          <table:table-cell office:value-type="float" office:value="323.6791" calcext:value-type="float">
            <text:p>323.67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62.97368" calcext:value-type="float">
            <text:p>62.97368</text:p>
          </table:table-cell>
          <table:table-cell office:value-type="float" office:value="5562.251" calcext:value-type="float">
            <text:p>5562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5317" calcext:value-type="float">
            <text:p>-1.155317</text:p>
          </table:table-cell>
          <table:table-cell office:value-type="float" office:value="2.270308" calcext:value-type="float">
            <text:p>2.270308</text:p>
          </table:table-cell>
          <table:table-cell office:value-type="float" office:value="0" calcext:value-type="float">
            <text:p>0</text:p>
          </table:table-cell>
          <table:table-cell office:value-type="float" office:value="41.31223" calcext:value-type="float">
            <text:p>41.31223</text:p>
          </table:table-cell>
          <table:table-cell office:value-type="float" office:value="0.06811778" calcext:value-type="float">
            <text:p>0.06811778</text:p>
          </table:table-cell>
          <table:table-cell office:value-type="float" office:value="0.0001843782" calcext:value-type="float">
            <text:p>0.000184378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012464" calcext:value-type="float">
            <text:p>0.05012464</text:p>
          </table:table-cell>
          <table:table-cell office:value-type="float" office:value="0.04633249" calcext:value-type="float">
            <text:p>0.04633249</text:p>
          </table:table-cell>
          <table:table-cell office:value-type="float" office:value="360" calcext:value-type="float">
            <text:p>360</text:p>
          </table:table-cell>
          <table:table-cell office:value-type="float" office:value="-1.251767" calcext:value-type="float">
            <text:p>-1.251767</text:p>
          </table:table-cell>
          <table:table-cell office:value-type="float" office:value="0" calcext:value-type="float">
            <text:p>0</text:p>
          </table:table-cell>
          <table:table-cell office:value-type="float" office:value="209.9762" calcext:value-type="float">
            <text:p>209.9762</text:p>
          </table:table-cell>
          <table:table-cell office:value-type="float" office:value="274.6943" calcext:value-type="float">
            <text:p>274.6943</text:p>
          </table:table-cell>
          <table:table-cell office:value-type="float" office:value="900.9659" calcext:value-type="float">
            <text:p>900.9659</text:p>
          </table:table-cell>
          <table:table-cell office:value-type="float" office:value="883.4526" calcext:value-type="float">
            <text:p>883.4526</text:p>
          </table:table-cell>
          <table:table-cell office:value-type="float" office:value="878.9584" calcext:value-type="float">
            <text:p>878.9584</text:p>
          </table:table-cell>
          <table:table-cell office:value-type="float" office:value="892.9457" calcext:value-type="float">
            <text:p>892.9457</text:p>
          </table:table-cell>
          <table:table-cell office:value-type="float" office:value="327.3117" calcext:value-type="float">
            <text:p>327.3117</text:p>
          </table:table-cell>
          <table:table-cell office:value-type="float" office:value="443.8092" calcext:value-type="float">
            <text:p>443.8092</text:p>
          </table:table-cell>
          <table:table-cell office:value-type="float" office:value="383.2194" calcext:value-type="float">
            <text:p>383.2194</text:p>
          </table:table-cell>
          <table:table-cell office:value-type="float" office:value="323.6783" calcext:value-type="float">
            <text:p>323.6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62.96461" calcext:value-type="float">
            <text:p>62.96461</text:p>
          </table:table-cell>
          <table:table-cell office:value-type="float" office:value="5562.225" calcext:value-type="float">
            <text:p>5562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2476" calcext:value-type="float">
            <text:p>-1.222476</text:p>
          </table:table-cell>
          <table:table-cell office:value-type="float" office:value="1.675914" calcext:value-type="float">
            <text:p>1.675914</text:p>
          </table:table-cell>
          <table:table-cell office:value-type="float" office:value="0" calcext:value-type="float">
            <text:p>0</text:p>
          </table:table-cell>
          <table:table-cell office:value-type="float" office:value="41.28555" calcext:value-type="float">
            <text:p>41.28555</text:p>
          </table:table-cell>
          <table:table-cell office:value-type="float" office:value="0.06796321" calcext:value-type="float">
            <text:p>0.06796321</text:p>
          </table:table-cell>
          <table:table-cell office:value-type="float" office:value="0.0001856388" calcext:value-type="float">
            <text:p>0.000185638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119667" calcext:value-type="float">
            <text:p>0.05119667</text:p>
          </table:table-cell>
          <table:table-cell office:value-type="float" office:value="0.0520014" calcext:value-type="float">
            <text:p>0.0520014</text:p>
          </table:table-cell>
          <table:table-cell office:value-type="float" office:value="360" calcext:value-type="float">
            <text:p>360</text:p>
          </table:table-cell>
          <table:table-cell office:value-type="float" office:value="-1.325665" calcext:value-type="float">
            <text:p>-1.325665</text:p>
          </table:table-cell>
          <table:table-cell office:value-type="float" office:value="0" calcext:value-type="float">
            <text:p>0</text:p>
          </table:table-cell>
          <table:table-cell office:value-type="float" office:value="209.9755" calcext:value-type="float">
            <text:p>209.9755</text:p>
          </table:table-cell>
          <table:table-cell office:value-type="float" office:value="274.6911" calcext:value-type="float">
            <text:p>274.6911</text:p>
          </table:table-cell>
          <table:table-cell office:value-type="float" office:value="900.9561" calcext:value-type="float">
            <text:p>900.9561</text:p>
          </table:table-cell>
          <table:table-cell office:value-type="float" office:value="883.4437" calcext:value-type="float">
            <text:p>883.4437</text:p>
          </table:table-cell>
          <table:table-cell office:value-type="float" office:value="878.9534" calcext:value-type="float">
            <text:p>878.9534</text:p>
          </table:table-cell>
          <table:table-cell office:value-type="float" office:value="892.9416" calcext:value-type="float">
            <text:p>892.9416</text:p>
          </table:table-cell>
          <table:table-cell office:value-type="float" office:value="327.3103" calcext:value-type="float">
            <text:p>327.3103</text:p>
          </table:table-cell>
          <table:table-cell office:value-type="float" office:value="443.8083" calcext:value-type="float">
            <text:p>443.8083</text:p>
          </table:table-cell>
          <table:table-cell office:value-type="float" office:value="383.2187" calcext:value-type="float">
            <text:p>383.2187</text:p>
          </table:table-cell>
          <table:table-cell office:value-type="float" office:value="323.6775" calcext:value-type="float">
            <text:p>323.6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0" calcext:value-type="float">
            <text:p>9032000</text:p>
          </table:table-cell>
          <table:table-cell office:value-type="float" office:value="62.95552" calcext:value-type="float">
            <text:p>62.95552</text:p>
          </table:table-cell>
          <table:table-cell office:value-type="float" office:value="5562.198" calcext:value-type="float">
            <text:p>5562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6346" calcext:value-type="float">
            <text:p>-1.326346</text:p>
          </table:table-cell>
          <table:table-cell office:value-type="float" office:value="0.6435444" calcext:value-type="float">
            <text:p>0.6435444</text:p>
          </table:table-cell>
          <table:table-cell office:value-type="float" office:value="0" calcext:value-type="float">
            <text:p>0</text:p>
          </table:table-cell>
          <table:table-cell office:value-type="float" office:value="41.25882" calcext:value-type="float">
            <text:p>41.25882</text:p>
          </table:table-cell>
          <table:table-cell office:value-type="float" office:value="0.06780887" calcext:value-type="float">
            <text:p>0.06780887</text:p>
          </table:table-cell>
          <table:table-cell office:value-type="float" office:value="0.0001865519" calcext:value-type="float">
            <text:p>0.0001865519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241317" calcext:value-type="float">
            <text:p>0.05241317</text:p>
          </table:table-cell>
          <table:table-cell office:value-type="float" office:value="0.0590081" calcext:value-type="float">
            <text:p>0.0590081</text:p>
          </table:table-cell>
          <table:table-cell office:value-type="float" office:value="360" calcext:value-type="float">
            <text:p>360</text:p>
          </table:table-cell>
          <table:table-cell office:value-type="float" office:value="-1.437758" calcext:value-type="float">
            <text:p>-1.437758</text:p>
          </table:table-cell>
          <table:table-cell office:value-type="float" office:value="0" calcext:value-type="float">
            <text:p>0</text:p>
          </table:table-cell>
          <table:table-cell office:value-type="float" office:value="209.9747" calcext:value-type="float">
            <text:p>209.9747</text:p>
          </table:table-cell>
          <table:table-cell office:value-type="float" office:value="274.6881" calcext:value-type="float">
            <text:p>274.6881</text:p>
          </table:table-cell>
          <table:table-cell office:value-type="float" office:value="900.9461" calcext:value-type="float">
            <text:p>900.9461</text:p>
          </table:table-cell>
          <table:table-cell office:value-type="float" office:value="883.435" calcext:value-type="float">
            <text:p>883.435</text:p>
          </table:table-cell>
          <table:table-cell office:value-type="float" office:value="878.9486" calcext:value-type="float">
            <text:p>878.9486</text:p>
          </table:table-cell>
          <table:table-cell office:value-type="float" office:value="892.9375" calcext:value-type="float">
            <text:p>892.9375</text:p>
          </table:table-cell>
          <table:table-cell office:value-type="float" office:value="327.3087" calcext:value-type="float">
            <text:p>327.3087</text:p>
          </table:table-cell>
          <table:table-cell office:value-type="float" office:value="443.8075" calcext:value-type="float">
            <text:p>443.8075</text:p>
          </table:table-cell>
          <table:table-cell office:value-type="float" office:value="383.2179" calcext:value-type="float">
            <text:p>383.2179</text:p>
          </table:table-cell>
          <table:table-cell office:value-type="float" office:value="323.6767" calcext:value-type="float">
            <text:p>323.67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62.9464" calcext:value-type="float">
            <text:p>62.9464</text:p>
          </table:table-cell>
          <table:table-cell office:value-type="float" office:value="5562.172" calcext:value-type="float">
            <text:p>5562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1774" calcext:value-type="float">
            <text:p>-1.351774</text:p>
          </table:table-cell>
          <table:table-cell office:value-type="float" office:value="0.6692374" calcext:value-type="float">
            <text:p>0.6692374</text:p>
          </table:table-cell>
          <table:table-cell office:value-type="float" office:value="0" calcext:value-type="float">
            <text:p>0</text:p>
          </table:table-cell>
          <table:table-cell office:value-type="float" office:value="41.23239" calcext:value-type="float">
            <text:p>41.23239</text:p>
          </table:table-cell>
          <table:table-cell office:value-type="float" office:value="0.06764047" calcext:value-type="float">
            <text:p>0.06764047</text:p>
          </table:table-cell>
          <table:table-cell office:value-type="float" office:value="0.0001888441" calcext:value-type="float">
            <text:p>0.000188844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363647" calcext:value-type="float">
            <text:p>0.05363647</text:p>
          </table:table-cell>
          <table:table-cell office:value-type="float" office:value="0.06568336" calcext:value-type="float">
            <text:p>0.06568336</text:p>
          </table:table-cell>
          <table:table-cell office:value-type="float" office:value="360" calcext:value-type="float">
            <text:p>360</text:p>
          </table:table-cell>
          <table:table-cell office:value-type="float" office:value="-1.471082" calcext:value-type="float">
            <text:p>-1.471082</text:p>
          </table:table-cell>
          <table:table-cell office:value-type="float" office:value="0" calcext:value-type="float">
            <text:p>0</text:p>
          </table:table-cell>
          <table:table-cell office:value-type="float" office:value="209.9741" calcext:value-type="float">
            <text:p>209.9741</text:p>
          </table:table-cell>
          <table:table-cell office:value-type="float" office:value="274.6856" calcext:value-type="float">
            <text:p>274.6856</text:p>
          </table:table-cell>
          <table:table-cell office:value-type="float" office:value="900.9363" calcext:value-type="float">
            <text:p>900.9363</text:p>
          </table:table-cell>
          <table:table-cell office:value-type="float" office:value="883.4264" calcext:value-type="float">
            <text:p>883.4264</text:p>
          </table:table-cell>
          <table:table-cell office:value-type="float" office:value="878.9435" calcext:value-type="float">
            <text:p>878.9435</text:p>
          </table:table-cell>
          <table:table-cell office:value-type="float" office:value="892.9332" calcext:value-type="float">
            <text:p>892.9332</text:p>
          </table:table-cell>
          <table:table-cell office:value-type="float" office:value="327.3073" calcext:value-type="float">
            <text:p>327.3073</text:p>
          </table:table-cell>
          <table:table-cell office:value-type="float" office:value="443.8066" calcext:value-type="float">
            <text:p>443.8066</text:p>
          </table:table-cell>
          <table:table-cell office:value-type="float" office:value="383.2172" calcext:value-type="float">
            <text:p>383.2172</text:p>
          </table:table-cell>
          <table:table-cell office:value-type="float" office:value="323.676" calcext:value-type="float">
            <text:p>323.6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62.9373" calcext:value-type="float">
            <text:p>62.9373</text:p>
          </table:table-cell>
          <table:table-cell office:value-type="float" office:value="5562.146" calcext:value-type="float">
            <text:p>5562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3463" calcext:value-type="float">
            <text:p>-1.353463</text:p>
          </table:table-cell>
          <table:table-cell office:value-type="float" office:value="1.482897" calcext:value-type="float">
            <text:p>1.482897</text:p>
          </table:table-cell>
          <table:table-cell office:value-type="float" office:value="0" calcext:value-type="float">
            <text:p>0</text:p>
          </table:table-cell>
          <table:table-cell office:value-type="float" office:value="41.20603" calcext:value-type="float">
            <text:p>41.20603</text:p>
          </table:table-cell>
          <table:table-cell office:value-type="float" office:value="0.06751191" calcext:value-type="float">
            <text:p>0.06751191</text:p>
          </table:table-cell>
          <table:table-cell office:value-type="float" office:value="0.0001918771" calcext:value-type="float">
            <text:p>0.000191877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481598" calcext:value-type="float">
            <text:p>0.05481598</text:p>
          </table:table-cell>
          <table:table-cell office:value-type="float" office:value="0.07239938" calcext:value-type="float">
            <text:p>0.07239938</text:p>
          </table:table-cell>
          <table:table-cell office:value-type="float" office:value="360" calcext:value-type="float">
            <text:p>360</text:p>
          </table:table-cell>
          <table:table-cell office:value-type="float" office:value="-1.480664" calcext:value-type="float">
            <text:p>-1.480664</text:p>
          </table:table-cell>
          <table:table-cell office:value-type="float" office:value="0" calcext:value-type="float">
            <text:p>0</text:p>
          </table:table-cell>
          <table:table-cell office:value-type="float" office:value="209.9736" calcext:value-type="float">
            <text:p>209.9736</text:p>
          </table:table-cell>
          <table:table-cell office:value-type="float" office:value="274.6832" calcext:value-type="float">
            <text:p>274.6832</text:p>
          </table:table-cell>
          <table:table-cell office:value-type="float" office:value="900.9264" calcext:value-type="float">
            <text:p>900.9264</text:p>
          </table:table-cell>
          <table:table-cell office:value-type="float" office:value="883.4177" calcext:value-type="float">
            <text:p>883.4177</text:p>
          </table:table-cell>
          <table:table-cell office:value-type="float" office:value="878.9382" calcext:value-type="float">
            <text:p>878.9382</text:p>
          </table:table-cell>
          <table:table-cell office:value-type="float" office:value="892.9288" calcext:value-type="float">
            <text:p>892.9288</text:p>
          </table:table-cell>
          <table:table-cell office:value-type="float" office:value="327.306" calcext:value-type="float">
            <text:p>327.306</text:p>
          </table:table-cell>
          <table:table-cell office:value-type="float" office:value="443.8058" calcext:value-type="float">
            <text:p>443.8058</text:p>
          </table:table-cell>
          <table:table-cell office:value-type="float" office:value="383.2165" calcext:value-type="float">
            <text:p>383.2165</text:p>
          </table:table-cell>
          <table:table-cell office:value-type="float" office:value="323.6752" calcext:value-type="float">
            <text:p>323.67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62.92814" calcext:value-type="float">
            <text:p>62.92814</text:p>
          </table:table-cell>
          <table:table-cell office:value-type="float" office:value="5562.12" calcext:value-type="float">
            <text:p>556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5656" calcext:value-type="float">
            <text:p>-1.375656</text:p>
          </table:table-cell>
          <table:table-cell office:value-type="float" office:value="1.588295" calcext:value-type="float">
            <text:p>1.588295</text:p>
          </table:table-cell>
          <table:table-cell office:value-type="float" office:value="0" calcext:value-type="float">
            <text:p>0</text:p>
          </table:table-cell>
          <table:table-cell office:value-type="float" office:value="41.17976" calcext:value-type="float">
            <text:p>41.17976</text:p>
          </table:table-cell>
          <table:table-cell office:value-type="float" office:value="0.0673562" calcext:value-type="float">
            <text:p>0.0673562</text:p>
          </table:table-cell>
          <table:table-cell office:value-type="float" office:value="0.0001940458" calcext:value-type="float">
            <text:p>0.0001940458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600302" calcext:value-type="float">
            <text:p>0.05600302</text:p>
          </table:table-cell>
          <table:table-cell office:value-type="float" office:value="0.07953575" calcext:value-type="float">
            <text:p>0.07953575</text:p>
          </table:table-cell>
          <table:table-cell office:value-type="float" office:value="360" calcext:value-type="float">
            <text:p>360</text:p>
          </table:table-cell>
          <table:table-cell office:value-type="float" office:value="-1.511178" calcext:value-type="float">
            <text:p>-1.511178</text:p>
          </table:table-cell>
          <table:table-cell office:value-type="float" office:value="0" calcext:value-type="float">
            <text:p>0</text:p>
          </table:table-cell>
          <table:table-cell office:value-type="float" office:value="209.9728" calcext:value-type="float">
            <text:p>209.9728</text:p>
          </table:table-cell>
          <table:table-cell office:value-type="float" office:value="274.6808" calcext:value-type="float">
            <text:p>274.6808</text:p>
          </table:table-cell>
          <table:table-cell office:value-type="float" office:value="900.9166" calcext:value-type="float">
            <text:p>900.9166</text:p>
          </table:table-cell>
          <table:table-cell office:value-type="float" office:value="883.4089" calcext:value-type="float">
            <text:p>883.4089</text:p>
          </table:table-cell>
          <table:table-cell office:value-type="float" office:value="878.9331" calcext:value-type="float">
            <text:p>878.9331</text:p>
          </table:table-cell>
          <table:table-cell office:value-type="float" office:value="892.9247" calcext:value-type="float">
            <text:p>892.9247</text:p>
          </table:table-cell>
          <table:table-cell office:value-type="float" office:value="327.3047" calcext:value-type="float">
            <text:p>327.3047</text:p>
          </table:table-cell>
          <table:table-cell office:value-type="float" office:value="443.8049" calcext:value-type="float">
            <text:p>443.8049</text:p>
          </table:table-cell>
          <table:table-cell office:value-type="float" office:value="383.2157" calcext:value-type="float">
            <text:p>383.2157</text:p>
          </table:table-cell>
          <table:table-cell office:value-type="float" office:value="323.6744" calcext:value-type="float">
            <text:p>323.67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0" calcext:value-type="float">
            <text:p>13032000</text:p>
          </table:table-cell>
          <table:table-cell office:value-type="float" office:value="62.91893" calcext:value-type="float">
            <text:p>62.91893</text:p>
          </table:table-cell>
          <table:table-cell office:value-type="float" office:value="5562.095" calcext:value-type="float">
            <text:p>5562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1126" calcext:value-type="float">
            <text:p>-1.381126</text:p>
          </table:table-cell>
          <table:table-cell office:value-type="float" office:value="1.887605" calcext:value-type="float">
            <text:p>1.887605</text:p>
          </table:table-cell>
          <table:table-cell office:value-type="float" office:value="0" calcext:value-type="float">
            <text:p>0</text:p>
          </table:table-cell>
          <table:table-cell office:value-type="float" office:value="41.15353" calcext:value-type="float">
            <text:p>41.15353</text:p>
          </table:table-cell>
          <table:table-cell office:value-type="float" office:value="0.06721525" calcext:value-type="float">
            <text:p>0.06721525</text:p>
          </table:table-cell>
          <table:table-cell office:value-type="float" office:value="0.0001963944" calcext:value-type="float">
            <text:p>0.0001963944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714515" calcext:value-type="float">
            <text:p>0.05714515</text:p>
          </table:table-cell>
          <table:table-cell office:value-type="float" office:value="0.08584885" calcext:value-type="float">
            <text:p>0.08584885</text:p>
          </table:table-cell>
          <table:table-cell office:value-type="float" office:value="360" calcext:value-type="float">
            <text:p>360</text:p>
          </table:table-cell>
          <table:table-cell office:value-type="float" office:value="-1.524101" calcext:value-type="float">
            <text:p>-1.524101</text:p>
          </table:table-cell>
          <table:table-cell office:value-type="float" office:value="0" calcext:value-type="float">
            <text:p>0</text:p>
          </table:table-cell>
          <table:table-cell office:value-type="float" office:value="209.9723" calcext:value-type="float">
            <text:p>209.9723</text:p>
          </table:table-cell>
          <table:table-cell office:value-type="float" office:value="274.6783" calcext:value-type="float">
            <text:p>274.6783</text:p>
          </table:table-cell>
          <table:table-cell office:value-type="float" office:value="900.9068" calcext:value-type="float">
            <text:p>900.9068</text:p>
          </table:table-cell>
          <table:table-cell office:value-type="float" office:value="883.4003" calcext:value-type="float">
            <text:p>883.4003</text:p>
          </table:table-cell>
          <table:table-cell office:value-type="float" office:value="878.928" calcext:value-type="float">
            <text:p>878.928</text:p>
          </table:table-cell>
          <table:table-cell office:value-type="float" office:value="892.9204" calcext:value-type="float">
            <text:p>892.9204</text:p>
          </table:table-cell>
          <table:table-cell office:value-type="float" office:value="327.3033" calcext:value-type="float">
            <text:p>327.3033</text:p>
          </table:table-cell>
          <table:table-cell office:value-type="float" office:value="443.804" calcext:value-type="float">
            <text:p>443.804</text:p>
          </table:table-cell>
          <table:table-cell office:value-type="float" office:value="383.215" calcext:value-type="float">
            <text:p>383.215</text:p>
          </table:table-cell>
          <table:table-cell office:value-type="float" office:value="323.6737" calcext:value-type="float">
            <text:p>323.67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0" calcext:value-type="float">
            <text:p>14032000</text:p>
          </table:table-cell>
          <table:table-cell office:value-type="float" office:value="62.90958" calcext:value-type="float">
            <text:p>62.90958</text:p>
          </table:table-cell>
          <table:table-cell office:value-type="float" office:value="5562.068" calcext:value-type="float">
            <text:p>5562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0371" calcext:value-type="float">
            <text:p>-1.390371</text:p>
          </table:table-cell>
          <table:table-cell office:value-type="float" office:value="2.182859" calcext:value-type="float">
            <text:p>2.182859</text:p>
          </table:table-cell>
          <table:table-cell office:value-type="float" office:value="0" calcext:value-type="float">
            <text:p>0</text:p>
          </table:table-cell>
          <table:table-cell office:value-type="float" office:value="41.12752" calcext:value-type="float">
            <text:p>41.12752</text:p>
          </table:table-cell>
          <table:table-cell office:value-type="float" office:value="0.06705967" calcext:value-type="float">
            <text:p>0.06705967</text:p>
          </table:table-cell>
          <table:table-cell office:value-type="float" office:value="0.0001986066" calcext:value-type="float">
            <text:p>0.0001986066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827366" calcext:value-type="float">
            <text:p>0.05827366</text:p>
          </table:table-cell>
          <table:table-cell office:value-type="float" office:value="0.09238113" calcext:value-type="float">
            <text:p>0.09238113</text:p>
          </table:table-cell>
          <table:table-cell office:value-type="float" office:value="360" calcext:value-type="float">
            <text:p>360</text:p>
          </table:table-cell>
          <table:table-cell office:value-type="float" office:value="-1.541004" calcext:value-type="float">
            <text:p>-1.541004</text:p>
          </table:table-cell>
          <table:table-cell office:value-type="float" office:value="0" calcext:value-type="float">
            <text:p>0</text:p>
          </table:table-cell>
          <table:table-cell office:value-type="float" office:value="209.9716" calcext:value-type="float">
            <text:p>209.9716</text:p>
          </table:table-cell>
          <table:table-cell office:value-type="float" office:value="274.6758" calcext:value-type="float">
            <text:p>274.6758</text:p>
          </table:table-cell>
          <table:table-cell office:value-type="float" office:value="900.8969" calcext:value-type="float">
            <text:p>900.8969</text:p>
          </table:table-cell>
          <table:table-cell office:value-type="float" office:value="883.3915" calcext:value-type="float">
            <text:p>883.3915</text:p>
          </table:table-cell>
          <table:table-cell office:value-type="float" office:value="878.9229" calcext:value-type="float">
            <text:p>878.9229</text:p>
          </table:table-cell>
          <table:table-cell office:value-type="float" office:value="892.9161" calcext:value-type="float">
            <text:p>892.9161</text:p>
          </table:table-cell>
          <table:table-cell office:value-type="float" office:value="327.302" calcext:value-type="float">
            <text:p>327.302</text:p>
          </table:table-cell>
          <table:table-cell office:value-type="float" office:value="443.8032" calcext:value-type="float">
            <text:p>443.8032</text:p>
          </table:table-cell>
          <table:table-cell office:value-type="float" office:value="383.2143" calcext:value-type="float">
            <text:p>383.2143</text:p>
          </table:table-cell>
          <table:table-cell office:value-type="float" office:value="323.6729" calcext:value-type="float">
            <text:p>323.67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0" calcext:value-type="float">
            <text:p>15032000</text:p>
          </table:table-cell>
          <table:table-cell office:value-type="float" office:value="62.90024" calcext:value-type="float">
            <text:p>62.90024</text:p>
          </table:table-cell>
          <table:table-cell office:value-type="float" office:value="5562.042" calcext:value-type="float">
            <text:p>5562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378" calcext:value-type="float">
            <text:p>-1.39378</text:p>
          </table:table-cell>
          <table:table-cell office:value-type="float" office:value="2.621611" calcext:value-type="float">
            <text:p>2.621611</text:p>
          </table:table-cell>
          <table:table-cell office:value-type="float" office:value="0" calcext:value-type="float">
            <text:p>0</text:p>
          </table:table-cell>
          <table:table-cell office:value-type="float" office:value="41.10153" calcext:value-type="float">
            <text:p>41.10153</text:p>
          </table:table-cell>
          <table:table-cell office:value-type="float" office:value="0.06691734" calcext:value-type="float">
            <text:p>0.06691734</text:p>
          </table:table-cell>
          <table:table-cell office:value-type="float" office:value="0.0002009467" calcext:value-type="float">
            <text:p>0.0002009467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5939357" calcext:value-type="float">
            <text:p>0.05939357</text:p>
          </table:table-cell>
          <table:table-cell office:value-type="float" office:value="0.09893802" calcext:value-type="float">
            <text:p>0.09893802</text:p>
          </table:table-cell>
          <table:table-cell office:value-type="float" office:value="360" calcext:value-type="float">
            <text:p>360</text:p>
          </table:table-cell>
          <table:table-cell office:value-type="float" office:value="-1.552087" calcext:value-type="float">
            <text:p>-1.552087</text:p>
          </table:table-cell>
          <table:table-cell office:value-type="float" office:value="0" calcext:value-type="float">
            <text:p>0</text:p>
          </table:table-cell>
          <table:table-cell office:value-type="float" office:value="209.9712" calcext:value-type="float">
            <text:p>209.9712</text:p>
          </table:table-cell>
          <table:table-cell office:value-type="float" office:value="274.6731" calcext:value-type="float">
            <text:p>274.6731</text:p>
          </table:table-cell>
          <table:table-cell office:value-type="float" office:value="900.887" calcext:value-type="float">
            <text:p>900.887</text:p>
          </table:table-cell>
          <table:table-cell office:value-type="float" office:value="883.3829" calcext:value-type="float">
            <text:p>883.3829</text:p>
          </table:table-cell>
          <table:table-cell office:value-type="float" office:value="878.9177" calcext:value-type="float">
            <text:p>878.9177</text:p>
          </table:table-cell>
          <table:table-cell office:value-type="float" office:value="892.9119" calcext:value-type="float">
            <text:p>892.9119</text:p>
          </table:table-cell>
          <table:table-cell office:value-type="float" office:value="327.3007" calcext:value-type="float">
            <text:p>327.3007</text:p>
          </table:table-cell>
          <table:table-cell office:value-type="float" office:value="443.8023" calcext:value-type="float">
            <text:p>443.8023</text:p>
          </table:table-cell>
          <table:table-cell office:value-type="float" office:value="383.2135" calcext:value-type="float">
            <text:p>383.2135</text:p>
          </table:table-cell>
          <table:table-cell office:value-type="float" office:value="323.6722" calcext:value-type="float">
            <text:p>323.67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0" calcext:value-type="float">
            <text:p>16032000</text:p>
          </table:table-cell>
          <table:table-cell office:value-type="float" office:value="62.89087" calcext:value-type="float">
            <text:p>62.89087</text:p>
          </table:table-cell>
          <table:table-cell office:value-type="float" office:value="5562.017" calcext:value-type="float">
            <text:p>5562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128" calcext:value-type="float">
            <text:p>-1.422128</text:p>
          </table:table-cell>
          <table:table-cell office:value-type="float" office:value="2.234867" calcext:value-type="float">
            <text:p>2.234867</text:p>
          </table:table-cell>
          <table:table-cell office:value-type="float" office:value="0" calcext:value-type="float">
            <text:p>0</text:p>
          </table:table-cell>
          <table:table-cell office:value-type="float" office:value="41.07555" calcext:value-type="float">
            <text:p>41.07555</text:p>
          </table:table-cell>
          <table:table-cell office:value-type="float" office:value="0.06673939" calcext:value-type="float">
            <text:p>0.06673939</text:p>
          </table:table-cell>
          <table:table-cell office:value-type="float" office:value="0.0002025651" calcext:value-type="float">
            <text:p>0.0002025651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050647" calcext:value-type="float">
            <text:p>0.06050647</text:p>
          </table:table-cell>
          <table:table-cell office:value-type="float" office:value="0.1050756" calcext:value-type="float">
            <text:p>0.1050756</text:p>
          </table:table-cell>
          <table:table-cell office:value-type="float" office:value="360" calcext:value-type="float">
            <text:p>360</text:p>
          </table:table-cell>
          <table:table-cell office:value-type="float" office:value="-1.587685" calcext:value-type="float">
            <text:p>-1.587685</text:p>
          </table:table-cell>
          <table:table-cell office:value-type="float" office:value="0" calcext:value-type="float">
            <text:p>0</text:p>
          </table:table-cell>
          <table:table-cell office:value-type="float" office:value="209.9703" calcext:value-type="float">
            <text:p>209.9703</text:p>
          </table:table-cell>
          <table:table-cell office:value-type="float" office:value="274.6704" calcext:value-type="float">
            <text:p>274.6704</text:p>
          </table:table-cell>
          <table:table-cell office:value-type="float" office:value="900.8772" calcext:value-type="float">
            <text:p>900.8772</text:p>
          </table:table-cell>
          <table:table-cell office:value-type="float" office:value="883.3742" calcext:value-type="float">
            <text:p>883.3742</text:p>
          </table:table-cell>
          <table:table-cell office:value-type="float" office:value="878.9127" calcext:value-type="float">
            <text:p>878.9127</text:p>
          </table:table-cell>
          <table:table-cell office:value-type="float" office:value="892.9078" calcext:value-type="float">
            <text:p>892.9078</text:p>
          </table:table-cell>
          <table:table-cell office:value-type="float" office:value="327.2992" calcext:value-type="float">
            <text:p>327.2992</text:p>
          </table:table-cell>
          <table:table-cell office:value-type="float" office:value="443.8015" calcext:value-type="float">
            <text:p>443.8015</text:p>
          </table:table-cell>
          <table:table-cell office:value-type="float" office:value="383.2128" calcext:value-type="float">
            <text:p>383.2128</text:p>
          </table:table-cell>
          <table:table-cell office:value-type="float" office:value="323.6715" calcext:value-type="float">
            <text:p>323.67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0" calcext:value-type="float">
            <text:p>17032000</text:p>
          </table:table-cell>
          <table:table-cell office:value-type="float" office:value="62.88151" calcext:value-type="float">
            <text:p>62.88151</text:p>
          </table:table-cell>
          <table:table-cell office:value-type="float" office:value="5561.991" calcext:value-type="float">
            <text:p>5561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5485" calcext:value-type="float">
            <text:p>-1.425485</text:p>
          </table:table-cell>
          <table:table-cell office:value-type="float" office:value="2.795644" calcext:value-type="float">
            <text:p>2.795644</text:p>
          </table:table-cell>
          <table:table-cell office:value-type="float" office:value="0" calcext:value-type="float">
            <text:p>0</text:p>
          </table:table-cell>
          <table:table-cell office:value-type="float" office:value="41.04971" calcext:value-type="float">
            <text:p>41.04971</text:p>
          </table:table-cell>
          <table:table-cell office:value-type="float" office:value="0.0666047" calcext:value-type="float">
            <text:p>0.0666047</text:p>
          </table:table-cell>
          <table:table-cell office:value-type="float" office:value="0.0002051499" calcext:value-type="float">
            <text:p>0.0002051499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163105" calcext:value-type="float">
            <text:p>0.06163105</text:p>
          </table:table-cell>
          <table:table-cell office:value-type="float" office:value="0.1115138" calcext:value-type="float">
            <text:p>0.1115138</text:p>
          </table:table-cell>
          <table:table-cell office:value-type="float" office:value="360" calcext:value-type="float">
            <text:p>360</text:p>
          </table:table-cell>
          <table:table-cell office:value-type="float" office:value="-1.598602" calcext:value-type="float">
            <text:p>-1.598602</text:p>
          </table:table-cell>
          <table:table-cell office:value-type="float" office:value="0" calcext:value-type="float">
            <text:p>0</text:p>
          </table:table-cell>
          <table:table-cell office:value-type="float" office:value="209.9698" calcext:value-type="float">
            <text:p>209.9698</text:p>
          </table:table-cell>
          <table:table-cell office:value-type="float" office:value="274.6678" calcext:value-type="float">
            <text:p>274.6678</text:p>
          </table:table-cell>
          <table:table-cell office:value-type="float" office:value="900.8672" calcext:value-type="float">
            <text:p>900.8672</text:p>
          </table:table-cell>
          <table:table-cell office:value-type="float" office:value="883.3657" calcext:value-type="float">
            <text:p>883.3657</text:p>
          </table:table-cell>
          <table:table-cell office:value-type="float" office:value="878.9076" calcext:value-type="float">
            <text:p>878.9076</text:p>
          </table:table-cell>
          <table:table-cell office:value-type="float" office:value="892.9036" calcext:value-type="float">
            <text:p>892.9036</text:p>
          </table:table-cell>
          <table:table-cell office:value-type="float" office:value="327.2979" calcext:value-type="float">
            <text:p>327.2979</text:p>
          </table:table-cell>
          <table:table-cell office:value-type="float" office:value="443.8006" calcext:value-type="float">
            <text:p>443.8006</text:p>
          </table:table-cell>
          <table:table-cell office:value-type="float" office:value="383.2121" calcext:value-type="float">
            <text:p>383.2121</text:p>
          </table:table-cell>
          <table:table-cell office:value-type="float" office:value="323.6708" calcext:value-type="float">
            <text:p>323.67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62.87217" calcext:value-type="float">
            <text:p>62.87217</text:p>
          </table:table-cell>
          <table:table-cell office:value-type="float" office:value="5561.965" calcext:value-type="float">
            <text:p>5561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8576" calcext:value-type="float">
            <text:p>-1.428576</text:p>
          </table:table-cell>
          <table:table-cell office:value-type="float" office:value="3.465121" calcext:value-type="float">
            <text:p>3.465121</text:p>
          </table:table-cell>
          <table:table-cell office:value-type="float" office:value="0" calcext:value-type="float">
            <text:p>0</text:p>
          </table:table-cell>
          <table:table-cell office:value-type="float" office:value="41.02399" calcext:value-type="float">
            <text:p>41.02399</text:p>
          </table:table-cell>
          <table:table-cell office:value-type="float" office:value="0.06647034" calcext:value-type="float">
            <text:p>0.06647034</text:p>
          </table:table-cell>
          <table:table-cell office:value-type="float" office:value="0.0002078982" calcext:value-type="float">
            <text:p>0.000207898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268273" calcext:value-type="float">
            <text:p>0.06268273</text:p>
          </table:table-cell>
          <table:table-cell office:value-type="float" office:value="0.11717" calcext:value-type="float">
            <text:p>0.11717</text:p>
          </table:table-cell>
          <table:table-cell office:value-type="float" office:value="360" calcext:value-type="float">
            <text:p>360</text:p>
          </table:table-cell>
          <table:table-cell office:value-type="float" office:value="-1.608398" calcext:value-type="float">
            <text:p>-1.608398</text:p>
          </table:table-cell>
          <table:table-cell office:value-type="float" office:value="0" calcext:value-type="float">
            <text:p>0</text:p>
          </table:table-cell>
          <table:table-cell office:value-type="float" office:value="209.969" calcext:value-type="float">
            <text:p>209.969</text:p>
          </table:table-cell>
          <table:table-cell office:value-type="float" office:value="274.6657" calcext:value-type="float">
            <text:p>274.6657</text:p>
          </table:table-cell>
          <table:table-cell office:value-type="float" office:value="900.8574" calcext:value-type="float">
            <text:p>900.8574</text:p>
          </table:table-cell>
          <table:table-cell office:value-type="float" office:value="883.357" calcext:value-type="float">
            <text:p>883.357</text:p>
          </table:table-cell>
          <table:table-cell office:value-type="float" office:value="878.9025" calcext:value-type="float">
            <text:p>878.9025</text:p>
          </table:table-cell>
          <table:table-cell office:value-type="float" office:value="892.8994" calcext:value-type="float">
            <text:p>892.8994</text:p>
          </table:table-cell>
          <table:table-cell office:value-type="float" office:value="327.2967" calcext:value-type="float">
            <text:p>327.2967</text:p>
          </table:table-cell>
          <table:table-cell office:value-type="float" office:value="443.7997" calcext:value-type="float">
            <text:p>443.7997</text:p>
          </table:table-cell>
          <table:table-cell office:value-type="float" office:value="383.2114" calcext:value-type="float">
            <text:p>383.2114</text:p>
          </table:table-cell>
          <table:table-cell office:value-type="float" office:value="323.6701" calcext:value-type="float">
            <text:p>323.67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62.86275" calcext:value-type="float">
            <text:p>62.86275</text:p>
          </table:table-cell>
          <table:table-cell office:value-type="float" office:value="5561.94" calcext:value-type="float">
            <text:p>556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9293" calcext:value-type="float">
            <text:p>-1.449293</text:p>
          </table:table-cell>
          <table:table-cell office:value-type="float" office:value="3.486777" calcext:value-type="float">
            <text:p>3.486777</text:p>
          </table:table-cell>
          <table:table-cell office:value-type="float" office:value="0" calcext:value-type="float">
            <text:p>0</text:p>
          </table:table-cell>
          <table:table-cell office:value-type="float" office:value="40.99835" calcext:value-type="float">
            <text:p>40.99835</text:p>
          </table:table-cell>
          <table:table-cell office:value-type="float" office:value="0.06630696" calcext:value-type="float">
            <text:p>0.06630696</text:p>
          </table:table-cell>
          <table:table-cell office:value-type="float" office:value="0.0002097165" calcext:value-type="float">
            <text:p>0.0002097165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367316" calcext:value-type="float">
            <text:p>0.06367316</text:p>
          </table:table-cell>
          <table:table-cell office:value-type="float" office:value="0.121862" calcext:value-type="float">
            <text:p>0.121862</text:p>
          </table:table-cell>
          <table:table-cell office:value-type="float" office:value="360" calcext:value-type="float">
            <text:p>360</text:p>
          </table:table-cell>
          <table:table-cell office:value-type="float" office:value="-1.634796" calcext:value-type="float">
            <text:p>-1.634796</text:p>
          </table:table-cell>
          <table:table-cell office:value-type="float" office:value="0" calcext:value-type="float">
            <text:p>0</text:p>
          </table:table-cell>
          <table:table-cell office:value-type="float" office:value="209.9682" calcext:value-type="float">
            <text:p>209.9682</text:p>
          </table:table-cell>
          <table:table-cell office:value-type="float" office:value="274.6632" calcext:value-type="float">
            <text:p>274.6632</text:p>
          </table:table-cell>
          <table:table-cell office:value-type="float" office:value="900.8476" calcext:value-type="float">
            <text:p>900.8476</text:p>
          </table:table-cell>
          <table:table-cell office:value-type="float" office:value="883.3483" calcext:value-type="float">
            <text:p>883.3483</text:p>
          </table:table-cell>
          <table:table-cell office:value-type="float" office:value="878.8974" calcext:value-type="float">
            <text:p>878.8974</text:p>
          </table:table-cell>
          <table:table-cell office:value-type="float" office:value="892.8954" calcext:value-type="float">
            <text:p>892.8954</text:p>
          </table:table-cell>
          <table:table-cell office:value-type="float" office:value="327.2956" calcext:value-type="float">
            <text:p>327.2956</text:p>
          </table:table-cell>
          <table:table-cell office:value-type="float" office:value="443.7988" calcext:value-type="float">
            <text:p>443.7988</text:p>
          </table:table-cell>
          <table:table-cell office:value-type="float" office:value="383.2106" calcext:value-type="float">
            <text:p>383.2106</text:p>
          </table:table-cell>
          <table:table-cell office:value-type="float" office:value="323.6693" calcext:value-type="float">
            <text:p>323.66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62.85329" calcext:value-type="float">
            <text:p>62.85329</text:p>
          </table:table-cell>
          <table:table-cell office:value-type="float" office:value="5561.915" calcext:value-type="float">
            <text:p>5561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4824" calcext:value-type="float">
            <text:p>-1.464824</text:p>
          </table:table-cell>
          <table:table-cell office:value-type="float" office:value="3.335691" calcext:value-type="float">
            <text:p>3.335691</text:p>
          </table:table-cell>
          <table:table-cell office:value-type="float" office:value="0" calcext:value-type="float">
            <text:p>0</text:p>
          </table:table-cell>
          <table:table-cell office:value-type="float" office:value="40.97279" calcext:value-type="float">
            <text:p>40.97279</text:p>
          </table:table-cell>
          <table:table-cell office:value-type="float" office:value="0.06614655" calcext:value-type="float">
            <text:p>0.06614655</text:p>
          </table:table-cell>
          <table:table-cell office:value-type="float" office:value="0.0002114103" calcext:value-type="float">
            <text:p>0.0002114103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472868" calcext:value-type="float">
            <text:p>0.06472868</text:p>
          </table:table-cell>
          <table:table-cell office:value-type="float" office:value="0.1275174" calcext:value-type="float">
            <text:p>0.1275174</text:p>
          </table:table-cell>
          <table:table-cell office:value-type="float" office:value="360" calcext:value-type="float">
            <text:p>360</text:p>
          </table:table-cell>
          <table:table-cell office:value-type="float" office:value="-1.657036" calcext:value-type="float">
            <text:p>-1.657036</text:p>
          </table:table-cell>
          <table:table-cell office:value-type="float" office:value="0" calcext:value-type="float">
            <text:p>0</text:p>
          </table:table-cell>
          <table:table-cell office:value-type="float" office:value="209.9673" calcext:value-type="float">
            <text:p>209.9673</text:p>
          </table:table-cell>
          <table:table-cell office:value-type="float" office:value="274.6607" calcext:value-type="float">
            <text:p>274.6607</text:p>
          </table:table-cell>
          <table:table-cell office:value-type="float" office:value="900.8377" calcext:value-type="float">
            <text:p>900.8377</text:p>
          </table:table-cell>
          <table:table-cell office:value-type="float" office:value="883.3397" calcext:value-type="float">
            <text:p>883.3397</text:p>
          </table:table-cell>
          <table:table-cell office:value-type="float" office:value="878.8925" calcext:value-type="float">
            <text:p>878.8925</text:p>
          </table:table-cell>
          <table:table-cell office:value-type="float" office:value="892.8913" calcext:value-type="float">
            <text:p>892.8913</text:p>
          </table:table-cell>
          <table:table-cell office:value-type="float" office:value="327.2941" calcext:value-type="float">
            <text:p>327.2941</text:p>
          </table:table-cell>
          <table:table-cell office:value-type="float" office:value="443.7979" calcext:value-type="float">
            <text:p>443.7979</text:p>
          </table:table-cell>
          <table:table-cell office:value-type="float" office:value="383.21" calcext:value-type="float">
            <text:p>383.21</text:p>
          </table:table-cell>
          <table:table-cell office:value-type="float" office:value="323.6686" calcext:value-type="float">
            <text:p>323.6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62.8438" calcext:value-type="float">
            <text:p>62.8438</text:p>
          </table:table-cell>
          <table:table-cell office:value-type="float" office:value="5561.889" calcext:value-type="float">
            <text:p>5561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91561" calcext:value-type="float">
            <text:p>-1.491561</text:p>
          </table:table-cell>
          <table:table-cell office:value-type="float" office:value="3.079578" calcext:value-type="float">
            <text:p>3.079578</text:p>
          </table:table-cell>
          <table:table-cell office:value-type="float" office:value="0" calcext:value-type="float">
            <text:p>0</text:p>
          </table:table-cell>
          <table:table-cell office:value-type="float" office:value="40.94728" calcext:value-type="float">
            <text:p>40.94728</text:p>
          </table:table-cell>
          <table:table-cell office:value-type="float" office:value="0.06597317" calcext:value-type="float">
            <text:p>0.06597317</text:p>
          </table:table-cell>
          <table:table-cell office:value-type="float" office:value="0.0002129482" calcext:value-type="float">
            <text:p>0.0002129482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58497" calcext:value-type="float">
            <text:p>0.0658497</text:p>
          </table:table-cell>
          <table:table-cell office:value-type="float" office:value="0.1339392" calcext:value-type="float">
            <text:p>0.1339392</text:p>
          </table:table-cell>
          <table:table-cell office:value-type="float" office:value="360" calcext:value-type="float">
            <text:p>360</text:p>
          </table:table-cell>
          <table:table-cell office:value-type="float" office:value="-1.691314" calcext:value-type="float">
            <text:p>-1.691314</text:p>
          </table:table-cell>
          <table:table-cell office:value-type="float" office:value="0" calcext:value-type="float">
            <text:p>0</text:p>
          </table:table-cell>
          <table:table-cell office:value-type="float" office:value="209.9657" calcext:value-type="float">
            <text:p>209.9657</text:p>
          </table:table-cell>
          <table:table-cell office:value-type="float" office:value="274.6582" calcext:value-type="float">
            <text:p>274.6582</text:p>
          </table:table-cell>
          <table:table-cell office:value-type="float" office:value="900.8279" calcext:value-type="float">
            <text:p>900.8279</text:p>
          </table:table-cell>
          <table:table-cell office:value-type="float" office:value="883.3312" calcext:value-type="float">
            <text:p>883.3312</text:p>
          </table:table-cell>
          <table:table-cell office:value-type="float" office:value="878.8875" calcext:value-type="float">
            <text:p>878.8875</text:p>
          </table:table-cell>
          <table:table-cell office:value-type="float" office:value="892.8873" calcext:value-type="float">
            <text:p>892.8873</text:p>
          </table:table-cell>
          <table:table-cell office:value-type="float" office:value="327.2928" calcext:value-type="float">
            <text:p>327.2928</text:p>
          </table:table-cell>
          <table:table-cell office:value-type="float" office:value="443.7971" calcext:value-type="float">
            <text:p>443.7971</text:p>
          </table:table-cell>
          <table:table-cell office:value-type="float" office:value="383.2092" calcext:value-type="float">
            <text:p>383.2092</text:p>
          </table:table-cell>
          <table:table-cell office:value-type="float" office:value="323.6679" calcext:value-type="float">
            <text:p>323.66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62.83435" calcext:value-type="float">
            <text:p>62.83435</text:p>
          </table:table-cell>
          <table:table-cell office:value-type="float" office:value="5561.862" calcext:value-type="float">
            <text:p>5561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72867" calcext:value-type="float">
            <text:p>-1.572867</text:p>
          </table:table-cell>
          <table:table-cell office:value-type="float" office:value="2.50122" calcext:value-type="float">
            <text:p>2.50122</text:p>
          </table:table-cell>
          <table:table-cell office:value-type="float" office:value="0" calcext:value-type="float">
            <text:p>0</text:p>
          </table:table-cell>
          <table:table-cell office:value-type="float" office:value="40.92173" calcext:value-type="float">
            <text:p>40.92173</text:p>
          </table:table-cell>
          <table:table-cell office:value-type="float" office:value="0.06587118" calcext:value-type="float">
            <text:p>0.06587118</text:p>
          </table:table-cell>
          <table:table-cell office:value-type="float" office:value="0.0002137799" calcext:value-type="float">
            <text:p>0.0002137799</text:p>
          </table:table-cell>
          <table:table-cell office:value-type="float" office:value="0.00003393729" calcext:value-type="float">
            <text:p>3.393729E-05</text:p>
          </table:table-cell>
          <table:table-cell office:value-type="float" office:value="0.06700905" calcext:value-type="float">
            <text:p>0.06700905</text:p>
          </table:table-cell>
          <table:table-cell office:value-type="float" office:value="0.1403305" calcext:value-type="float">
            <text:p>0.1403305</text:p>
          </table:table-cell>
          <table:table-cell office:value-type="float" office:value="360" calcext:value-type="float">
            <text:p>360</text:p>
          </table:table-cell>
          <table:table-cell office:value-type="float" office:value="-1.78017" calcext:value-type="float">
            <text:p>-1.78017</text:p>
          </table:table-cell>
          <table:table-cell office:value-type="float" office:value="0" calcext:value-type="float">
            <text:p>0</text:p>
          </table:table-cell>
          <table:table-cell office:value-type="float" office:value="209.964" calcext:value-type="float">
            <text:p>209.964</text:p>
          </table:table-cell>
          <table:table-cell office:value-type="float" office:value="274.6552" calcext:value-type="float">
            <text:p>274.6552</text:p>
          </table:table-cell>
          <table:table-cell office:value-type="float" office:value="900.8182" calcext:value-type="float">
            <text:p>900.8182</text:p>
          </table:table-cell>
          <table:table-cell office:value-type="float" office:value="883.3226" calcext:value-type="float">
            <text:p>883.3226</text:p>
          </table:table-cell>
          <table:table-cell office:value-type="float" office:value="878.8827" calcext:value-type="float">
            <text:p>878.8827</text:p>
          </table:table-cell>
          <table:table-cell office:value-type="float" office:value="892.8833" calcext:value-type="float">
            <text:p>892.8833</text:p>
          </table:table-cell>
          <table:table-cell office:value-type="float" office:value="327.2913" calcext:value-type="float">
            <text:p>327.2913</text:p>
          </table:table-cell>
          <table:table-cell office:value-type="float" office:value="443.7963" calcext:value-type="float">
            <text:p>443.7963</text:p>
          </table:table-cell>
          <table:table-cell office:value-type="float" office:value="383.2086" calcext:value-type="float">
            <text:p>383.2086</text:p>
          </table:table-cell>
          <table:table-cell office:value-type="float" office:value="323.6672" calcext:value-type="float">
            <text:p>323.66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0" calcext:value-type="float">
            <text:p>23032000</text:p>
          </table:table-cell>
          <table:table-cell office:value-type="float" office:value="62.82477" calcext:value-type="float">
            <text:p>62.82477</text:p>
          </table:table-cell>
          <table:table-cell office:value-type="float" office:value="5561.836" calcext:value-type="float">
            <text:p>5561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31854" calcext:value-type="float">
            <text:p>-1.731854</text:p>
          </table:table-cell>
          <table:table-cell office:value-type="float" office:value="0.7911593" calcext:value-type="float">
            <text:p>0.7911593</text:p>
          </table:table-cell>
          <table:table-cell office:value-type="float" office:value="0" calcext:value-type="float">
            <text:p>0</text:p>
          </table:table-cell>
          <table:table-cell office:value-type="float" office:value="40.89616" calcext:value-type="float">
            <text:p>40.89616</text:p>
          </table:table-cell>
          <table:table-cell office:value-type="float" office:value="0.06565534" calcext:value-type="float">
            <text:p>0.06565534</text:p>
          </table:table-cell>
          <table:table-cell office:value-type="float" office:value="0.0002143055" calcext:value-type="float">
            <text:p>0.0002143055</text:p>
          </table:table-cell>
          <table:table-cell office:value-type="float" office:value="0.0000644118" calcext:value-type="float">
            <text:p>6.44118E-05</text:p>
          </table:table-cell>
          <table:table-cell office:value-type="float" office:value="0.06834448" calcext:value-type="float">
            <text:p>0.06834448</text:p>
          </table:table-cell>
          <table:table-cell office:value-type="float" office:value="0.1475848" calcext:value-type="float">
            <text:p>0.1475848</text:p>
          </table:table-cell>
          <table:table-cell office:value-type="float" office:value="360" calcext:value-type="float">
            <text:p>360</text:p>
          </table:table-cell>
          <table:table-cell office:value-type="float" office:value="-1.947969" calcext:value-type="float">
            <text:p>-1.947969</text:p>
          </table:table-cell>
          <table:table-cell office:value-type="float" office:value="0" calcext:value-type="float">
            <text:p>0</text:p>
          </table:table-cell>
          <table:table-cell office:value-type="float" office:value="209.9621" calcext:value-type="float">
            <text:p>209.9621</text:p>
          </table:table-cell>
          <table:table-cell office:value-type="float" office:value="274.6525" calcext:value-type="float">
            <text:p>274.6525</text:p>
          </table:table-cell>
          <table:table-cell office:value-type="float" office:value="900.8083" calcext:value-type="float">
            <text:p>900.8083</text:p>
          </table:table-cell>
          <table:table-cell office:value-type="float" office:value="883.314" calcext:value-type="float">
            <text:p>883.314</text:p>
          </table:table-cell>
          <table:table-cell office:value-type="float" office:value="878.8781" calcext:value-type="float">
            <text:p>878.8781</text:p>
          </table:table-cell>
          <table:table-cell office:value-type="float" office:value="892.8794" calcext:value-type="float">
            <text:p>892.8794</text:p>
          </table:table-cell>
          <table:table-cell office:value-type="float" office:value="327.2896" calcext:value-type="float">
            <text:p>327.2896</text:p>
          </table:table-cell>
          <table:table-cell office:value-type="float" office:value="443.7955" calcext:value-type="float">
            <text:p>443.7955</text:p>
          </table:table-cell>
          <table:table-cell office:value-type="float" office:value="383.2079" calcext:value-type="float">
            <text:p>383.2079</text:p>
          </table:table-cell>
          <table:table-cell office:value-type="float" office:value="323.6665" calcext:value-type="float">
            <text:p>323.66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0" calcext:value-type="float">
            <text:p>24032000</text:p>
          </table:table-cell>
          <table:table-cell office:value-type="float" office:value="62.81522" calcext:value-type="float">
            <text:p>62.81522</text:p>
          </table:table-cell>
          <table:table-cell office:value-type="float" office:value="5561.811" calcext:value-type="float">
            <text:p>5561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3826" calcext:value-type="float">
            <text:p>-1.853826</text:p>
          </table:table-cell>
          <table:table-cell office:value-type="float" office:value="-0.9236374" calcext:value-type="float">
            <text:p>-0.9236374</text:p>
          </table:table-cell>
          <table:table-cell office:value-type="float" office:value="0" calcext:value-type="float">
            <text:p>0</text:p>
          </table:table-cell>
          <table:table-cell office:value-type="float" office:value="40.87067" calcext:value-type="float">
            <text:p>40.87067</text:p>
          </table:table-cell>
          <table:table-cell office:value-type="float" office:value="0.06549764" calcext:value-type="float">
            <text:p>0.06549764</text:p>
          </table:table-cell>
          <table:table-cell office:value-type="float" office:value="0.0002148187" calcext:value-type="float">
            <text:p>0.0002148187</text:p>
          </table:table-cell>
          <table:table-cell office:value-type="float" office:value="0.0000644118" calcext:value-type="float">
            <text:p>6.44118E-05</text:p>
          </table:table-cell>
          <table:table-cell office:value-type="float" office:value="0.06985144" calcext:value-type="float">
            <text:p>0.06985144</text:p>
          </table:table-cell>
          <table:table-cell office:value-type="float" office:value="0.155468" calcext:value-type="float">
            <text:p>0.155468</text:p>
          </table:table-cell>
          <table:table-cell office:value-type="float" office:value="360" calcext:value-type="float">
            <text:p>360</text:p>
          </table:table-cell>
          <table:table-cell office:value-type="float" office:value="-2.079331" calcext:value-type="float">
            <text:p>-2.079331</text:p>
          </table:table-cell>
          <table:table-cell office:value-type="float" office:value="0" calcext:value-type="float">
            <text:p>0</text:p>
          </table:table-cell>
          <table:table-cell office:value-type="float" office:value="209.9603" calcext:value-type="float">
            <text:p>209.9603</text:p>
          </table:table-cell>
          <table:table-cell office:value-type="float" office:value="274.6499" calcext:value-type="float">
            <text:p>274.6499</text:p>
          </table:table-cell>
          <table:table-cell office:value-type="float" office:value="900.7986" calcext:value-type="float">
            <text:p>900.7986</text:p>
          </table:table-cell>
          <table:table-cell office:value-type="float" office:value="883.3053" calcext:value-type="float">
            <text:p>883.3053</text:p>
          </table:table-cell>
          <table:table-cell office:value-type="float" office:value="878.8733" calcext:value-type="float">
            <text:p>878.8733</text:p>
          </table:table-cell>
          <table:table-cell office:value-type="float" office:value="892.8754" calcext:value-type="float">
            <text:p>892.8754</text:p>
          </table:table-cell>
          <table:table-cell office:value-type="float" office:value="327.2875" calcext:value-type="float">
            <text:p>327.2875</text:p>
          </table:table-cell>
          <table:table-cell office:value-type="float" office:value="443.7952" calcext:value-type="float">
            <text:p>443.7952</text:p>
          </table:table-cell>
          <table:table-cell office:value-type="float" office:value="383.2072" calcext:value-type="float">
            <text:p>383.2072</text:p>
          </table:table-cell>
          <table:table-cell office:value-type="float" office:value="323.6658" calcext:value-type="float">
            <text:p>323.66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62.80552" calcext:value-type="float">
            <text:p>62.80552</text:p>
          </table:table-cell>
          <table:table-cell office:value-type="float" office:value="5561.784" calcext:value-type="float">
            <text:p>5561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12812" calcext:value-type="float">
            <text:p>-1.912812</text:p>
          </table:table-cell>
          <table:table-cell office:value-type="float" office:value="-1.779079" calcext:value-type="float">
            <text:p>-1.779079</text:p>
          </table:table-cell>
          <table:table-cell office:value-type="float" office:value="0" calcext:value-type="float">
            <text:p>0</text:p>
          </table:table-cell>
          <table:table-cell office:value-type="float" office:value="40.84531" calcext:value-type="float">
            <text:p>40.84531</text:p>
          </table:table-cell>
          <table:table-cell office:value-type="float" office:value="0.06522701" calcext:value-type="float">
            <text:p>0.06522701</text:p>
          </table:table-cell>
          <table:table-cell office:value-type="float" office:value="0.0002161793" calcext:value-type="float">
            <text:p>0.0002161793</text:p>
          </table:table-cell>
          <table:table-cell office:value-type="float" office:value="0.0001555699" calcext:value-type="float">
            <text:p>0.0001555699</text:p>
          </table:table-cell>
          <table:table-cell office:value-type="float" office:value="0.07138368" calcext:value-type="float">
            <text:p>0.07138368</text:p>
          </table:table-cell>
          <table:table-cell office:value-type="float" office:value="0.1636927" calcext:value-type="float">
            <text:p>0.1636927</text:p>
          </table:table-cell>
          <table:table-cell office:value-type="float" office:value="360" calcext:value-type="float">
            <text:p>360</text:p>
          </table:table-cell>
          <table:table-cell office:value-type="float" office:value="-2.148659" calcext:value-type="float">
            <text:p>-2.148659</text:p>
          </table:table-cell>
          <table:table-cell office:value-type="float" office:value="0" calcext:value-type="float">
            <text:p>0</text:p>
          </table:table-cell>
          <table:table-cell office:value-type="float" office:value="209.9587" calcext:value-type="float">
            <text:p>209.9587</text:p>
          </table:table-cell>
          <table:table-cell office:value-type="float" office:value="274.6472" calcext:value-type="float">
            <text:p>274.6472</text:p>
          </table:table-cell>
          <table:table-cell office:value-type="float" office:value="900.7889" calcext:value-type="float">
            <text:p>900.7889</text:p>
          </table:table-cell>
          <table:table-cell office:value-type="float" office:value="883.2968" calcext:value-type="float">
            <text:p>883.2968</text:p>
          </table:table-cell>
          <table:table-cell office:value-type="float" office:value="878.8682" calcext:value-type="float">
            <text:p>878.8682</text:p>
          </table:table-cell>
          <table:table-cell office:value-type="float" office:value="892.8711" calcext:value-type="float">
            <text:p>892.8711</text:p>
          </table:table-cell>
          <table:table-cell office:value-type="float" office:value="327.2858" calcext:value-type="float">
            <text:p>327.2858</text:p>
          </table:table-cell>
          <table:table-cell office:value-type="float" office:value="443.7948" calcext:value-type="float">
            <text:p>443.7948</text:p>
          </table:table-cell>
          <table:table-cell office:value-type="float" office:value="383.2066" calcext:value-type="float">
            <text:p>383.2066</text:p>
          </table:table-cell>
          <table:table-cell office:value-type="float" office:value="323.6651" calcext:value-type="float">
            <text:p>323.66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62.79588" calcext:value-type="float">
            <text:p>62.79588</text:p>
          </table:table-cell>
          <table:table-cell office:value-type="float" office:value="5561.757" calcext:value-type="float">
            <text:p>5561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12428" calcext:value-type="float">
            <text:p>-2.012428</text:p>
          </table:table-cell>
          <table:table-cell office:value-type="float" office:value="-3.471346" calcext:value-type="float">
            <text:p>-3.471346</text:p>
          </table:table-cell>
          <table:table-cell office:value-type="float" office:value="0" calcext:value-type="float">
            <text:p>0</text:p>
          </table:table-cell>
          <table:table-cell office:value-type="float" office:value="40.82" calcext:value-type="float">
            <text:p>40.82</text:p>
          </table:table-cell>
          <table:table-cell office:value-type="float" office:value="0.06502204" calcext:value-type="float">
            <text:p>0.06502204</text:p>
          </table:table-cell>
          <table:table-cell office:value-type="float" office:value="0.0002171312" calcext:value-type="float">
            <text:p>0.0002171312</text:p>
          </table:table-cell>
          <table:table-cell office:value-type="float" office:value="0.0001555699" calcext:value-type="float">
            <text:p>0.0001555699</text:p>
          </table:table-cell>
          <table:table-cell office:value-type="float" office:value="0.07293265" calcext:value-type="float">
            <text:p>0.07293265</text:p>
          </table:table-cell>
          <table:table-cell office:value-type="float" office:value="0.1719168" calcext:value-type="float">
            <text:p>0.1719168</text:p>
          </table:table-cell>
          <table:table-cell office:value-type="float" office:value="360" calcext:value-type="float">
            <text:p>360</text:p>
          </table:table-cell>
          <table:table-cell office:value-type="float" office:value="-2.258047" calcext:value-type="float">
            <text:p>-2.258047</text:p>
          </table:table-cell>
          <table:table-cell office:value-type="float" office:value="0" calcext:value-type="float">
            <text:p>0</text:p>
          </table:table-cell>
          <table:table-cell office:value-type="float" office:value="209.957" calcext:value-type="float">
            <text:p>209.957</text:p>
          </table:table-cell>
          <table:table-cell office:value-type="float" office:value="274.6446" calcext:value-type="float">
            <text:p>274.6446</text:p>
          </table:table-cell>
          <table:table-cell office:value-type="float" office:value="900.7793" calcext:value-type="float">
            <text:p>900.7793</text:p>
          </table:table-cell>
          <table:table-cell office:value-type="float" office:value="883.2881" calcext:value-type="float">
            <text:p>883.2881</text:p>
          </table:table-cell>
          <table:table-cell office:value-type="float" office:value="878.8629" calcext:value-type="float">
            <text:p>878.8629</text:p>
          </table:table-cell>
          <table:table-cell office:value-type="float" office:value="892.8665" calcext:value-type="float">
            <text:p>892.8665</text:p>
          </table:table-cell>
          <table:table-cell office:value-type="float" office:value="327.2841" calcext:value-type="float">
            <text:p>327.2841</text:p>
          </table:table-cell>
          <table:table-cell office:value-type="float" office:value="443.7949" calcext:value-type="float">
            <text:p>443.7949</text:p>
          </table:table-cell>
          <table:table-cell office:value-type="float" office:value="383.2061" calcext:value-type="float">
            <text:p>383.2061</text:p>
          </table:table-cell>
          <table:table-cell office:value-type="float" office:value="323.6644" calcext:value-type="float">
            <text:p>323.66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0" calcext:value-type="float">
            <text:p>27032000</text:p>
          </table:table-cell>
          <table:table-cell office:value-type="float" office:value="62.78632" calcext:value-type="float">
            <text:p>62.78632</text:p>
          </table:table-cell>
          <table:table-cell office:value-type="float" office:value="5561.731" calcext:value-type="float">
            <text:p>5561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31227" calcext:value-type="float">
            <text:p>-2.031227</text:p>
          </table:table-cell>
          <table:table-cell office:value-type="float" office:value="-3.604034" calcext:value-type="float">
            <text:p>-3.604034</text:p>
          </table:table-cell>
          <table:table-cell office:value-type="float" office:value="0" calcext:value-type="float">
            <text:p>0</text:p>
          </table:table-cell>
          <table:table-cell office:value-type="float" office:value="40.79478" calcext:value-type="float">
            <text:p>40.79478</text:p>
          </table:table-cell>
          <table:table-cell office:value-type="float" office:value="0.06490402" calcext:value-type="float">
            <text:p>0.06490402</text:p>
          </table:table-cell>
          <table:table-cell office:value-type="float" office:value="0.0002185952" calcext:value-type="float">
            <text:p>0.0002185952</text:p>
          </table:table-cell>
          <table:table-cell office:value-type="float" office:value="0.0001555699" calcext:value-type="float">
            <text:p>0.0001555699</text:p>
          </table:table-cell>
          <table:table-cell office:value-type="float" office:value="0.07449298" calcext:value-type="float">
            <text:p>0.07449298</text:p>
          </table:table-cell>
          <table:table-cell office:value-type="float" office:value="0.1811811" calcext:value-type="float">
            <text:p>0.1811811</text:p>
          </table:table-cell>
          <table:table-cell office:value-type="float" office:value="360" calcext:value-type="float">
            <text:p>360</text:p>
          </table:table-cell>
          <table:table-cell office:value-type="float" office:value="-2.287669" calcext:value-type="float">
            <text:p>-2.287669</text:p>
          </table:table-cell>
          <table:table-cell office:value-type="float" office:value="0" calcext:value-type="float">
            <text:p>0</text:p>
          </table:table-cell>
          <table:table-cell office:value-type="float" office:value="209.9556" calcext:value-type="float">
            <text:p>209.9556</text:p>
          </table:table-cell>
          <table:table-cell office:value-type="float" office:value="274.6418" calcext:value-type="float">
            <text:p>274.6418</text:p>
          </table:table-cell>
          <table:table-cell office:value-type="float" office:value="900.7695" calcext:value-type="float">
            <text:p>900.7695</text:p>
          </table:table-cell>
          <table:table-cell office:value-type="float" office:value="883.2795" calcext:value-type="float">
            <text:p>883.2795</text:p>
          </table:table-cell>
          <table:table-cell office:value-type="float" office:value="878.8577" calcext:value-type="float">
            <text:p>878.8577</text:p>
          </table:table-cell>
          <table:table-cell office:value-type="float" office:value="892.8622" calcext:value-type="float">
            <text:p>892.8622</text:p>
          </table:table-cell>
          <table:table-cell office:value-type="float" office:value="327.2822" calcext:value-type="float">
            <text:p>327.2822</text:p>
          </table:table-cell>
          <table:table-cell office:value-type="float" office:value="443.7946" calcext:value-type="float">
            <text:p>443.7946</text:p>
          </table:table-cell>
          <table:table-cell office:value-type="float" office:value="383.2055" calcext:value-type="float">
            <text:p>383.2055</text:p>
          </table:table-cell>
          <table:table-cell office:value-type="float" office:value="323.6637" calcext:value-type="float">
            <text:p>323.66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0" calcext:value-type="float">
            <text:p>28032000</text:p>
          </table:table-cell>
          <table:table-cell office:value-type="float" office:value="62.7765" calcext:value-type="float">
            <text:p>62.7765</text:p>
          </table:table-cell>
          <table:table-cell office:value-type="float" office:value="5561.705" calcext:value-type="float">
            <text:p>5561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02087" calcext:value-type="float">
            <text:p>-2.102087</text:p>
          </table:table-cell>
          <table:table-cell office:value-type="float" office:value="-4.226202" calcext:value-type="float">
            <text:p>-4.226202</text:p>
          </table:table-cell>
          <table:table-cell office:value-type="float" office:value="0" calcext:value-type="float">
            <text:p>0</text:p>
          </table:table-cell>
          <table:table-cell office:value-type="float" office:value="40.76947" calcext:value-type="float">
            <text:p>40.76947</text:p>
          </table:table-cell>
          <table:table-cell office:value-type="float" office:value="0.06455202" calcext:value-type="float">
            <text:p>0.06455202</text:p>
          </table:table-cell>
          <table:table-cell office:value-type="float" office:value="0.0002208271" calcext:value-type="float">
            <text:p>0.0002208271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7598682" calcext:value-type="float">
            <text:p>0.07598682</text:p>
          </table:table-cell>
          <table:table-cell office:value-type="float" office:value="0.1891045" calcext:value-type="float">
            <text:p>0.1891045</text:p>
          </table:table-cell>
          <table:table-cell office:value-type="float" office:value="360" calcext:value-type="float">
            <text:p>360</text:p>
          </table:table-cell>
          <table:table-cell office:value-type="float" office:value="-2.368453" calcext:value-type="float">
            <text:p>-2.368453</text:p>
          </table:table-cell>
          <table:table-cell office:value-type="float" office:value="0" calcext:value-type="float">
            <text:p>0</text:p>
          </table:table-cell>
          <table:table-cell office:value-type="float" office:value="209.9537" calcext:value-type="float">
            <text:p>209.9537</text:p>
          </table:table-cell>
          <table:table-cell office:value-type="float" office:value="274.6391" calcext:value-type="float">
            <text:p>274.6391</text:p>
          </table:table-cell>
          <table:table-cell office:value-type="float" office:value="900.7596" calcext:value-type="float">
            <text:p>900.7596</text:p>
          </table:table-cell>
          <table:table-cell office:value-type="float" office:value="883.271" calcext:value-type="float">
            <text:p>883.271</text:p>
          </table:table-cell>
          <table:table-cell office:value-type="float" office:value="878.8527" calcext:value-type="float">
            <text:p>878.8527</text:p>
          </table:table-cell>
          <table:table-cell office:value-type="float" office:value="892.858" calcext:value-type="float">
            <text:p>892.858</text:p>
          </table:table-cell>
          <table:table-cell office:value-type="float" office:value="327.28" calcext:value-type="float">
            <text:p>327.28</text:p>
          </table:table-cell>
          <table:table-cell office:value-type="float" office:value="443.7942" calcext:value-type="float">
            <text:p>443.7942</text:p>
          </table:table-cell>
          <table:table-cell office:value-type="float" office:value="383.2055" calcext:value-type="float">
            <text:p>383.2055</text:p>
          </table:table-cell>
          <table:table-cell office:value-type="float" office:value="323.663" calcext:value-type="float">
            <text:p>323.6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62.76684" calcext:value-type="float">
            <text:p>62.76684</text:p>
          </table:table-cell>
          <table:table-cell office:value-type="float" office:value="5561.678" calcext:value-type="float">
            <text:p>5561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047" calcext:value-type="float">
            <text:p>-2.21047</text:p>
          </table:table-cell>
          <table:table-cell office:value-type="float" office:value="-6.315904" calcext:value-type="float">
            <text:p>-6.315904</text:p>
          </table:table-cell>
          <table:table-cell office:value-type="float" office:value="0" calcext:value-type="float">
            <text:p>0</text:p>
          </table:table-cell>
          <table:table-cell office:value-type="float" office:value="40.74428" calcext:value-type="float">
            <text:p>40.74428</text:p>
          </table:table-cell>
          <table:table-cell office:value-type="float" office:value="0.06439565" calcext:value-type="float">
            <text:p>0.06439565</text:p>
          </table:table-cell>
          <table:table-cell office:value-type="float" office:value="0.0002217146" calcext:value-type="float">
            <text:p>0.0002217146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7791656" calcext:value-type="float">
            <text:p>0.07791656</text:p>
          </table:table-cell>
          <table:table-cell office:value-type="float" office:value="0.2019944" calcext:value-type="float">
            <text:p>0.2019944</text:p>
          </table:table-cell>
          <table:table-cell office:value-type="float" office:value="360" calcext:value-type="float">
            <text:p>360</text:p>
          </table:table-cell>
          <table:table-cell office:value-type="float" office:value="-2.491655" calcext:value-type="float">
            <text:p>-2.491655</text:p>
          </table:table-cell>
          <table:table-cell office:value-type="float" office:value="0" calcext:value-type="float">
            <text:p>0</text:p>
          </table:table-cell>
          <table:table-cell office:value-type="float" office:value="209.9518" calcext:value-type="float">
            <text:p>209.9518</text:p>
          </table:table-cell>
          <table:table-cell office:value-type="float" office:value="274.6366" calcext:value-type="float">
            <text:p>274.6366</text:p>
          </table:table-cell>
          <table:table-cell office:value-type="float" office:value="900.7499" calcext:value-type="float">
            <text:p>900.7499</text:p>
          </table:table-cell>
          <table:table-cell office:value-type="float" office:value="883.2625" calcext:value-type="float">
            <text:p>883.2625</text:p>
          </table:table-cell>
          <table:table-cell office:value-type="float" office:value="878.8477" calcext:value-type="float">
            <text:p>878.8477</text:p>
          </table:table-cell>
          <table:table-cell office:value-type="float" office:value="892.8537" calcext:value-type="float">
            <text:p>892.8537</text:p>
          </table:table-cell>
          <table:table-cell office:value-type="float" office:value="327.2776" calcext:value-type="float">
            <text:p>327.2776</text:p>
          </table:table-cell>
          <table:table-cell office:value-type="float" office:value="443.7932" calcext:value-type="float">
            <text:p>443.7932</text:p>
          </table:table-cell>
          <table:table-cell office:value-type="float" office:value="383.2058" calcext:value-type="float">
            <text:p>383.2058</text:p>
          </table:table-cell>
          <table:table-cell office:value-type="float" office:value="323.6624" calcext:value-type="float">
            <text:p>323.6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0" calcext:value-type="float">
            <text:p>30032000</text:p>
          </table:table-cell>
          <table:table-cell office:value-type="float" office:value="62.75718" calcext:value-type="float">
            <text:p>62.75718</text:p>
          </table:table-cell>
          <table:table-cell office:value-type="float" office:value="5561.653" calcext:value-type="float">
            <text:p>5561.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0986" calcext:value-type="float">
            <text:p>-2.210986</text:p>
          </table:table-cell>
          <table:table-cell office:value-type="float" office:value="-5.480472" calcext:value-type="float">
            <text:p>-5.480472</text:p>
          </table:table-cell>
          <table:table-cell office:value-type="float" office:value="0" calcext:value-type="float">
            <text:p>0</text:p>
          </table:table-cell>
          <table:table-cell office:value-type="float" office:value="40.71943" calcext:value-type="float">
            <text:p>40.71943</text:p>
          </table:table-cell>
          <table:table-cell office:value-type="float" office:value="0.06419908" calcext:value-type="float">
            <text:p>0.06419908</text:p>
          </table:table-cell>
          <table:table-cell office:value-type="float" office:value="0.0002250935" calcext:value-type="float">
            <text:p>0.0002250935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7978914" calcext:value-type="float">
            <text:p>0.07978914</text:p>
          </table:table-cell>
          <table:table-cell office:value-type="float" office:value="0.2150212" calcext:value-type="float">
            <text:p>0.2150212</text:p>
          </table:table-cell>
          <table:table-cell office:value-type="float" office:value="360" calcext:value-type="float">
            <text:p>360</text:p>
          </table:table-cell>
          <table:table-cell office:value-type="float" office:value="-2.507066" calcext:value-type="float">
            <text:p>-2.507066</text:p>
          </table:table-cell>
          <table:table-cell office:value-type="float" office:value="0" calcext:value-type="float">
            <text:p>0</text:p>
          </table:table-cell>
          <table:table-cell office:value-type="float" office:value="209.9509" calcext:value-type="float">
            <text:p>209.9509</text:p>
          </table:table-cell>
          <table:table-cell office:value-type="float" office:value="274.6341" calcext:value-type="float">
            <text:p>274.6341</text:p>
          </table:table-cell>
          <table:table-cell office:value-type="float" office:value="900.74" calcext:value-type="float">
            <text:p>900.74</text:p>
          </table:table-cell>
          <table:table-cell office:value-type="float" office:value="883.254" calcext:value-type="float">
            <text:p>883.254</text:p>
          </table:table-cell>
          <table:table-cell office:value-type="float" office:value="878.8425" calcext:value-type="float">
            <text:p>878.8425</text:p>
          </table:table-cell>
          <table:table-cell office:value-type="float" office:value="892.8494" calcext:value-type="float">
            <text:p>892.8494</text:p>
          </table:table-cell>
          <table:table-cell office:value-type="float" office:value="327.276" calcext:value-type="float">
            <text:p>327.276</text:p>
          </table:table-cell>
          <table:table-cell office:value-type="float" office:value="443.7918" calcext:value-type="float">
            <text:p>443.7918</text:p>
          </table:table-cell>
          <table:table-cell office:value-type="float" office:value="383.2055" calcext:value-type="float">
            <text:p>383.2055</text:p>
          </table:table-cell>
          <table:table-cell office:value-type="float" office:value="323.6617" calcext:value-type="float">
            <text:p>323.66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0" calcext:value-type="float">
            <text:p>31032000</text:p>
          </table:table-cell>
          <table:table-cell office:value-type="float" office:value="62.74714" calcext:value-type="float">
            <text:p>62.74714</text:p>
          </table:table-cell>
          <table:table-cell office:value-type="float" office:value="5561.626" calcext:value-type="float">
            <text:p>5561.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3249" calcext:value-type="float">
            <text:p>-2.213249</text:p>
          </table:table-cell>
          <table:table-cell office:value-type="float" office:value="-4.810223" calcext:value-type="float">
            <text:p>-4.810223</text:p>
          </table:table-cell>
          <table:table-cell office:value-type="float" office:value="0" calcext:value-type="float">
            <text:p>0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0.0640389" calcext:value-type="float">
            <text:p>0.0640389</text:p>
          </table:table-cell>
          <table:table-cell office:value-type="float" office:value="0.000228047" calcext:value-type="float">
            <text:p>0.000228047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8164101" calcext:value-type="float">
            <text:p>0.08164101</text:p>
          </table:table-cell>
          <table:table-cell office:value-type="float" office:value="0.2284364" calcext:value-type="float">
            <text:p>0.2284364</text:p>
          </table:table-cell>
          <table:table-cell office:value-type="float" office:value="360" calcext:value-type="float">
            <text:p>360</text:p>
          </table:table-cell>
          <table:table-cell office:value-type="float" office:value="-2.524594" calcext:value-type="float">
            <text:p>-2.524594</text:p>
          </table:table-cell>
          <table:table-cell office:value-type="float" office:value="0" calcext:value-type="float">
            <text:p>0</text:p>
          </table:table-cell>
          <table:table-cell office:value-type="float" office:value="209.9494" calcext:value-type="float">
            <text:p>209.9494</text:p>
          </table:table-cell>
          <table:table-cell office:value-type="float" office:value="274.6311" calcext:value-type="float">
            <text:p>274.6311</text:p>
          </table:table-cell>
          <table:table-cell office:value-type="float" office:value="900.7303" calcext:value-type="float">
            <text:p>900.7303</text:p>
          </table:table-cell>
          <table:table-cell office:value-type="float" office:value="883.2454" calcext:value-type="float">
            <text:p>883.2454</text:p>
          </table:table-cell>
          <table:table-cell office:value-type="float" office:value="878.8375" calcext:value-type="float">
            <text:p>878.8375</text:p>
          </table:table-cell>
          <table:table-cell office:value-type="float" office:value="892.8453" calcext:value-type="float">
            <text:p>892.8453</text:p>
          </table:table-cell>
          <table:table-cell office:value-type="float" office:value="327.2743" calcext:value-type="float">
            <text:p>327.2743</text:p>
          </table:table-cell>
          <table:table-cell office:value-type="float" office:value="443.7906" calcext:value-type="float">
            <text:p>443.7906</text:p>
          </table:table-cell>
          <table:table-cell office:value-type="float" office:value="383.205" calcext:value-type="float">
            <text:p>383.205</text:p>
          </table:table-cell>
          <table:table-cell office:value-type="float" office:value="323.6611" calcext:value-type="float">
            <text:p>323.66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62.73531" calcext:value-type="float">
            <text:p>62.73531</text:p>
          </table:table-cell>
          <table:table-cell office:value-type="float" office:value="5561.6" calcext:value-type="float">
            <text:p>55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7963" calcext:value-type="float">
            <text:p>-2.217963</text:p>
          </table:table-cell>
          <table:table-cell office:value-type="float" office:value="-4.490626" calcext:value-type="float">
            <text:p>-4.490626</text:p>
          </table:table-cell>
          <table:table-cell office:value-type="float" office:value="0" calcext:value-type="float">
            <text:p>0</text:p>
          </table:table-cell>
          <table:table-cell office:value-type="float" office:value="40.67051" calcext:value-type="float">
            <text:p>40.67051</text:p>
          </table:table-cell>
          <table:table-cell office:value-type="float" office:value="0.06374817" calcext:value-type="float">
            <text:p>0.06374817</text:p>
          </table:table-cell>
          <table:table-cell office:value-type="float" office:value="0.0002303213" calcext:value-type="float">
            <text:p>0.0002303213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8349805" calcext:value-type="float">
            <text:p>0.08349805</text:p>
          </table:table-cell>
          <table:table-cell office:value-type="float" office:value="0.2422299" calcext:value-type="float">
            <text:p>0.2422299</text:p>
          </table:table-cell>
          <table:table-cell office:value-type="float" office:value="360" calcext:value-type="float">
            <text:p>360</text:p>
          </table:table-cell>
          <table:table-cell office:value-type="float" office:value="-2.544956" calcext:value-type="float">
            <text:p>-2.544956</text:p>
          </table:table-cell>
          <table:table-cell office:value-type="float" office:value="0" calcext:value-type="float">
            <text:p>0</text:p>
          </table:table-cell>
          <table:table-cell office:value-type="float" office:value="209.9467" calcext:value-type="float">
            <text:p>209.9467</text:p>
          </table:table-cell>
          <table:table-cell office:value-type="float" office:value="274.6278" calcext:value-type="float">
            <text:p>274.6278</text:p>
          </table:table-cell>
          <table:table-cell office:value-type="float" office:value="900.7206" calcext:value-type="float">
            <text:p>900.7206</text:p>
          </table:table-cell>
          <table:table-cell office:value-type="float" office:value="883.2368" calcext:value-type="float">
            <text:p>883.2368</text:p>
          </table:table-cell>
          <table:table-cell office:value-type="float" office:value="878.8325" calcext:value-type="float">
            <text:p>878.8325</text:p>
          </table:table-cell>
          <table:table-cell office:value-type="float" office:value="892.8411" calcext:value-type="float">
            <text:p>892.8411</text:p>
          </table:table-cell>
          <table:table-cell office:value-type="float" office:value="327.2726" calcext:value-type="float">
            <text:p>327.2726</text:p>
          </table:table-cell>
          <table:table-cell office:value-type="float" office:value="443.7896" calcext:value-type="float">
            <text:p>443.7896</text:p>
          </table:table-cell>
          <table:table-cell office:value-type="float" office:value="383.2044" calcext:value-type="float">
            <text:p>383.2044</text:p>
          </table:table-cell>
          <table:table-cell office:value-type="float" office:value="323.6605" calcext:value-type="float">
            <text:p>323.66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62.72296" calcext:value-type="float">
            <text:p>62.72296</text:p>
          </table:table-cell>
          <table:table-cell office:value-type="float" office:value="5561.574" calcext:value-type="float">
            <text:p>5561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0248" calcext:value-type="float">
            <text:p>-2.220248</text:p>
          </table:table-cell>
          <table:table-cell office:value-type="float" office:value="-3.774881" calcext:value-type="float">
            <text:p>-3.774881</text:p>
          </table:table-cell>
          <table:table-cell office:value-type="float" office:value="0" calcext:value-type="float">
            <text:p>0</text:p>
          </table:table-cell>
          <table:table-cell office:value-type="float" office:value="40.64694" calcext:value-type="float">
            <text:p>40.64694</text:p>
          </table:table-cell>
          <table:table-cell office:value-type="float" office:value="0.06338576" calcext:value-type="float">
            <text:p>0.06338576</text:p>
          </table:table-cell>
          <table:table-cell office:value-type="float" office:value="0.0002335838" calcext:value-type="float">
            <text:p>0.0002335838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8534082" calcext:value-type="float">
            <text:p>0.08534082</text:p>
          </table:table-cell>
          <table:table-cell office:value-type="float" office:value="0.2562458" calcext:value-type="float">
            <text:p>0.2562458</text:p>
          </table:table-cell>
          <table:table-cell office:value-type="float" office:value="360" calcext:value-type="float">
            <text:p>360</text:p>
          </table:table-cell>
          <table:table-cell office:value-type="float" office:value="-2.563096" calcext:value-type="float">
            <text:p>-2.563096</text:p>
          </table:table-cell>
          <table:table-cell office:value-type="float" office:value="0" calcext:value-type="float">
            <text:p>0</text:p>
          </table:table-cell>
          <table:table-cell office:value-type="float" office:value="209.9438" calcext:value-type="float">
            <text:p>209.9438</text:p>
          </table:table-cell>
          <table:table-cell office:value-type="float" office:value="274.6241" calcext:value-type="float">
            <text:p>274.6241</text:p>
          </table:table-cell>
          <table:table-cell office:value-type="float" office:value="900.7108" calcext:value-type="float">
            <text:p>900.7108</text:p>
          </table:table-cell>
          <table:table-cell office:value-type="float" office:value="883.2283" calcext:value-type="float">
            <text:p>883.2283</text:p>
          </table:table-cell>
          <table:table-cell office:value-type="float" office:value="878.8275" calcext:value-type="float">
            <text:p>878.8275</text:p>
          </table:table-cell>
          <table:table-cell office:value-type="float" office:value="892.8369" calcext:value-type="float">
            <text:p>892.8369</text:p>
          </table:table-cell>
          <table:table-cell office:value-type="float" office:value="327.2708" calcext:value-type="float">
            <text:p>327.2708</text:p>
          </table:table-cell>
          <table:table-cell office:value-type="float" office:value="443.7885" calcext:value-type="float">
            <text:p>443.7885</text:p>
          </table:table-cell>
          <table:table-cell office:value-type="float" office:value="383.2037" calcext:value-type="float">
            <text:p>383.2037</text:p>
          </table:table-cell>
          <table:table-cell office:value-type="float" office:value="323.6599" calcext:value-type="float">
            <text:p>323.65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62.71086" calcext:value-type="float">
            <text:p>62.71086</text:p>
          </table:table-cell>
          <table:table-cell office:value-type="float" office:value="5561.548" calcext:value-type="float">
            <text:p>5561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1225" calcext:value-type="float">
            <text:p>-2.221225</text:p>
          </table:table-cell>
          <table:table-cell office:value-type="float" office:value="-2.245155" calcext:value-type="float">
            <text:p>-2.245155</text:p>
          </table:table-cell>
          <table:table-cell office:value-type="float" office:value="0" calcext:value-type="float">
            <text:p>0</text:p>
          </table:table-cell>
          <table:table-cell office:value-type="float" office:value="40.62331" calcext:value-type="float">
            <text:p>40.62331</text:p>
          </table:table-cell>
          <table:table-cell office:value-type="float" office:value="0.06304507" calcext:value-type="float">
            <text:p>0.06304507</text:p>
          </table:table-cell>
          <table:table-cell office:value-type="float" office:value="0.0002390468" calcext:value-type="float">
            <text:p>0.0002390468</text:p>
          </table:table-cell>
          <table:table-cell office:value-type="float" office:value="0.0003819306" calcext:value-type="float">
            <text:p>0.0003819306</text:p>
          </table:table-cell>
          <table:table-cell office:value-type="float" office:value="0.08712903" calcext:value-type="float">
            <text:p>0.08712903</text:p>
          </table:table-cell>
          <table:table-cell office:value-type="float" office:value="0.2700787" calcext:value-type="float">
            <text:p>0.2700787</text:p>
          </table:table-cell>
          <table:table-cell office:value-type="float" office:value="360" calcext:value-type="float">
            <text:p>360</text:p>
          </table:table-cell>
          <table:table-cell office:value-type="float" office:value="-2.579689" calcext:value-type="float">
            <text:p>-2.579689</text:p>
          </table:table-cell>
          <table:table-cell office:value-type="float" office:value="0" calcext:value-type="float">
            <text:p>0</text:p>
          </table:table-cell>
          <table:table-cell office:value-type="float" office:value="209.9414" calcext:value-type="float">
            <text:p>209.9414</text:p>
          </table:table-cell>
          <table:table-cell office:value-type="float" office:value="274.6205" calcext:value-type="float">
            <text:p>274.6205</text:p>
          </table:table-cell>
          <table:table-cell office:value-type="float" office:value="900.701" calcext:value-type="float">
            <text:p>900.701</text:p>
          </table:table-cell>
          <table:table-cell office:value-type="float" office:value="883.2197" calcext:value-type="float">
            <text:p>883.2197</text:p>
          </table:table-cell>
          <table:table-cell office:value-type="float" office:value="878.8223" calcext:value-type="float">
            <text:p>878.8223</text:p>
          </table:table-cell>
          <table:table-cell office:value-type="float" office:value="892.8326" calcext:value-type="float">
            <text:p>892.8326</text:p>
          </table:table-cell>
          <table:table-cell office:value-type="float" office:value="327.2694" calcext:value-type="float">
            <text:p>327.2694</text:p>
          </table:table-cell>
          <table:table-cell office:value-type="float" office:value="443.7874" calcext:value-type="float">
            <text:p>443.7874</text:p>
          </table:table-cell>
          <table:table-cell office:value-type="float" office:value="383.203" calcext:value-type="float">
            <text:p>383.203</text:p>
          </table:table-cell>
          <table:table-cell office:value-type="float" office:value="323.6592" calcext:value-type="float">
            <text:p>323.65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62.69869" calcext:value-type="float">
            <text:p>62.69869</text:p>
          </table:table-cell>
          <table:table-cell office:value-type="float" office:value="5561.521" calcext:value-type="float">
            <text:p>5561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4892" calcext:value-type="float">
            <text:p>-2.234892</text:p>
          </table:table-cell>
          <table:table-cell office:value-type="float" office:value="-2.495455" calcext:value-type="float">
            <text:p>-2.495455</text:p>
          </table:table-cell>
          <table:table-cell office:value-type="float" office:value="0" calcext:value-type="float">
            <text:p>0</text:p>
          </table:table-cell>
          <table:table-cell office:value-type="float" office:value="40.5992" calcext:value-type="float">
            <text:p>40.5992</text:p>
          </table:table-cell>
          <table:table-cell office:value-type="float" office:value="0.06268853" calcext:value-type="float">
            <text:p>0.06268853</text:p>
          </table:table-cell>
          <table:table-cell office:value-type="float" office:value="0.0002403511" calcext:value-type="float">
            <text:p>0.0002403511</text:p>
          </table:table-cell>
          <table:table-cell office:value-type="float" office:value="0.0006384311" calcext:value-type="float">
            <text:p>0.0006384311</text:p>
          </table:table-cell>
          <table:table-cell office:value-type="float" office:value="0.08898651" calcext:value-type="float">
            <text:p>0.08898651</text:p>
          </table:table-cell>
          <table:table-cell office:value-type="float" office:value="0.2842475" calcext:value-type="float">
            <text:p>0.2842475</text:p>
          </table:table-cell>
          <table:table-cell office:value-type="float" office:value="360" calcext:value-type="float">
            <text:p>360</text:p>
          </table:table-cell>
          <table:table-cell office:value-type="float" office:value="-2.610386" calcext:value-type="float">
            <text:p>-2.610386</text:p>
          </table:table-cell>
          <table:table-cell office:value-type="float" office:value="0" calcext:value-type="float">
            <text:p>0</text:p>
          </table:table-cell>
          <table:table-cell office:value-type="float" office:value="209.9384" calcext:value-type="float">
            <text:p>209.9384</text:p>
          </table:table-cell>
          <table:table-cell office:value-type="float" office:value="274.6166" calcext:value-type="float">
            <text:p>274.6166</text:p>
          </table:table-cell>
          <table:table-cell office:value-type="float" office:value="900.6913" calcext:value-type="float">
            <text:p>900.6913</text:p>
          </table:table-cell>
          <table:table-cell office:value-type="float" office:value="883.2112" calcext:value-type="float">
            <text:p>883.2112</text:p>
          </table:table-cell>
          <table:table-cell office:value-type="float" office:value="878.8177" calcext:value-type="float">
            <text:p>878.8177</text:p>
          </table:table-cell>
          <table:table-cell office:value-type="float" office:value="892.8287" calcext:value-type="float">
            <text:p>892.8287</text:p>
          </table:table-cell>
          <table:table-cell office:value-type="float" office:value="327.2675" calcext:value-type="float">
            <text:p>327.2675</text:p>
          </table:table-cell>
          <table:table-cell office:value-type="float" office:value="443.7866" calcext:value-type="float">
            <text:p>443.7866</text:p>
          </table:table-cell>
          <table:table-cell office:value-type="float" office:value="383.2022" calcext:value-type="float">
            <text:p>383.2022</text:p>
          </table:table-cell>
          <table:table-cell office:value-type="float" office:value="323.6585" calcext:value-type="float">
            <text:p>323.65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62.68659" calcext:value-type="float">
            <text:p>62.68659</text:p>
          </table:table-cell>
          <table:table-cell office:value-type="float" office:value="5561.495" calcext:value-type="float">
            <text:p>5561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57282" calcext:value-type="float">
            <text:p>-2.257282</text:p>
          </table:table-cell>
          <table:table-cell office:value-type="float" office:value="-1.918754" calcext:value-type="float">
            <text:p>-1.918754</text:p>
          </table:table-cell>
          <table:table-cell office:value-type="float" office:value="0" calcext:value-type="float">
            <text:p>0</text:p>
          </table:table-cell>
          <table:table-cell office:value-type="float" office:value="40.57586" calcext:value-type="float">
            <text:p>40.57586</text:p>
          </table:table-cell>
          <table:table-cell office:value-type="float" office:value="0.06202093" calcext:value-type="float">
            <text:p>0.06202093</text:p>
          </table:table-cell>
          <table:table-cell office:value-type="float" office:value="0.0002465607" calcext:value-type="float">
            <text:p>0.0002465607</text:p>
          </table:table-cell>
          <table:table-cell office:value-type="float" office:value="0.0006385574" calcext:value-type="float">
            <text:p>0.0006385574</text:p>
          </table:table-cell>
          <table:table-cell office:value-type="float" office:value="0.09135545" calcext:value-type="float">
            <text:p>0.09135545</text:p>
          </table:table-cell>
          <table:table-cell office:value-type="float" office:value="0.3037741" calcext:value-type="float">
            <text:p>0.3037741</text:p>
          </table:table-cell>
          <table:table-cell office:value-type="float" office:value="360" calcext:value-type="float">
            <text:p>360</text:p>
          </table:table-cell>
          <table:table-cell office:value-type="float" office:value="-2.654667" calcext:value-type="float">
            <text:p>-2.654667</text:p>
          </table:table-cell>
          <table:table-cell office:value-type="float" office:value="0" calcext:value-type="float">
            <text:p>0</text:p>
          </table:table-cell>
          <table:table-cell office:value-type="float" office:value="209.9363" calcext:value-type="float">
            <text:p>209.9363</text:p>
          </table:table-cell>
          <table:table-cell office:value-type="float" office:value="274.6124" calcext:value-type="float">
            <text:p>274.6124</text:p>
          </table:table-cell>
          <table:table-cell office:value-type="float" office:value="900.6812" calcext:value-type="float">
            <text:p>900.6812</text:p>
          </table:table-cell>
          <table:table-cell office:value-type="float" office:value="883.2026" calcext:value-type="float">
            <text:p>883.2026</text:p>
          </table:table-cell>
          <table:table-cell office:value-type="float" office:value="878.8126" calcext:value-type="float">
            <text:p>878.8126</text:p>
          </table:table-cell>
          <table:table-cell office:value-type="float" office:value="892.8245" calcext:value-type="float">
            <text:p>892.8245</text:p>
          </table:table-cell>
          <table:table-cell office:value-type="float" office:value="327.2657" calcext:value-type="float">
            <text:p>327.2657</text:p>
          </table:table-cell>
          <table:table-cell office:value-type="float" office:value="443.7859" calcext:value-type="float">
            <text:p>443.7859</text:p>
          </table:table-cell>
          <table:table-cell office:value-type="float" office:value="383.2016" calcext:value-type="float">
            <text:p>383.2016</text:p>
          </table:table-cell>
          <table:table-cell office:value-type="float" office:value="323.6579" calcext:value-type="float">
            <text:p>323.65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62.67738" calcext:value-type="float">
            <text:p>62.67738</text:p>
          </table:table-cell>
          <table:table-cell office:value-type="float" office:value="5561.468" calcext:value-type="float">
            <text:p>5561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58192" calcext:value-type="float">
            <text:p>-2.258192</text:p>
          </table:table-cell>
          <table:table-cell office:value-type="float" office:value="0.282037" calcext:value-type="float">
            <text:p>0.282037</text:p>
          </table:table-cell>
          <table:table-cell office:value-type="float" office:value="0" calcext:value-type="float">
            <text:p>0</text:p>
          </table:table-cell>
          <table:table-cell office:value-type="float" office:value="40.55171" calcext:value-type="float">
            <text:p>40.55171</text:p>
          </table:table-cell>
          <table:table-cell office:value-type="float" office:value="0.06191208" calcext:value-type="float">
            <text:p>0.06191208</text:p>
          </table:table-cell>
          <table:table-cell office:value-type="float" office:value="0.0002564491" calcext:value-type="float">
            <text:p>0.0002564491</text:p>
          </table:table-cell>
          <table:table-cell office:value-type="float" office:value="0.0006385574" calcext:value-type="float">
            <text:p>0.0006385574</text:p>
          </table:table-cell>
          <table:table-cell office:value-type="float" office:value="0.09373444" calcext:value-type="float">
            <text:p>0.09373444</text:p>
          </table:table-cell>
          <table:table-cell office:value-type="float" office:value="0.3258455" calcext:value-type="float">
            <text:p>0.3258455</text:p>
          </table:table-cell>
          <table:table-cell office:value-type="float" office:value="360" calcext:value-type="float">
            <text:p>360</text:p>
          </table:table-cell>
          <table:table-cell office:value-type="float" office:value="-2.680017" calcext:value-type="float">
            <text:p>-2.680017</text:p>
          </table:table-cell>
          <table:table-cell office:value-type="float" office:value="0" calcext:value-type="float">
            <text:p>0</text:p>
          </table:table-cell>
          <table:table-cell office:value-type="float" office:value="209.9362" calcext:value-type="float">
            <text:p>209.9362</text:p>
          </table:table-cell>
          <table:table-cell office:value-type="float" office:value="274.6096" calcext:value-type="float">
            <text:p>274.6096</text:p>
          </table:table-cell>
          <table:table-cell office:value-type="float" office:value="900.6707" calcext:value-type="float">
            <text:p>900.6707</text:p>
          </table:table-cell>
          <table:table-cell office:value-type="float" office:value="883.194" calcext:value-type="float">
            <text:p>883.194</text:p>
          </table:table-cell>
          <table:table-cell office:value-type="float" office:value="878.8074" calcext:value-type="float">
            <text:p>878.8074</text:p>
          </table:table-cell>
          <table:table-cell office:value-type="float" office:value="892.8201" calcext:value-type="float">
            <text:p>892.8201</text:p>
          </table:table-cell>
          <table:table-cell office:value-type="float" office:value="327.2643" calcext:value-type="float">
            <text:p>327.2643</text:p>
          </table:table-cell>
          <table:table-cell office:value-type="float" office:value="443.7848" calcext:value-type="float">
            <text:p>443.7848</text:p>
          </table:table-cell>
          <table:table-cell office:value-type="float" office:value="383.2009" calcext:value-type="float">
            <text:p>383.2009</text:p>
          </table:table-cell>
          <table:table-cell office:value-type="float" office:value="323.6572" calcext:value-type="float">
            <text:p>323.65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0" calcext:value-type="float">
            <text:p>7042000</text:p>
          </table:table-cell>
          <table:table-cell office:value-type="float" office:value="62.66748" calcext:value-type="float">
            <text:p>62.66748</text:p>
          </table:table-cell>
          <table:table-cell office:value-type="float" office:value="5561.442" calcext:value-type="float">
            <text:p>5561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5598" calcext:value-type="float">
            <text:p>-2.265598</text:p>
          </table:table-cell>
          <table:table-cell office:value-type="float" office:value="2.913829" calcext:value-type="float">
            <text:p>2.913829</text:p>
          </table:table-cell>
          <table:table-cell office:value-type="float" office:value="0" calcext:value-type="float">
            <text:p>0</text:p>
          </table:table-cell>
          <table:table-cell office:value-type="float" office:value="40.52738" calcext:value-type="float">
            <text:p>40.52738</text:p>
          </table:table-cell>
          <table:table-cell office:value-type="float" office:value="0.06166459" calcext:value-type="float">
            <text:p>0.06166459</text:p>
          </table:table-cell>
          <table:table-cell office:value-type="float" office:value="0.0002686762" calcext:value-type="float">
            <text:p>0.0002686762</text:p>
          </table:table-cell>
          <table:table-cell office:value-type="float" office:value="0.0006385574" calcext:value-type="float">
            <text:p>0.0006385574</text:p>
          </table:table-cell>
          <table:table-cell office:value-type="float" office:value="0.09579371" calcext:value-type="float">
            <text:p>0.09579371</text:p>
          </table:table-cell>
          <table:table-cell office:value-type="float" office:value="0.3439968" calcext:value-type="float">
            <text:p>0.3439968</text:p>
          </table:table-cell>
          <table:table-cell office:value-type="float" office:value="360" calcext:value-type="float">
            <text:p>360</text:p>
          </table:table-cell>
          <table:table-cell office:value-type="float" office:value="-2.707621" calcext:value-type="float">
            <text:p>-2.707621</text:p>
          </table:table-cell>
          <table:table-cell office:value-type="float" office:value="0" calcext:value-type="float">
            <text:p>0</text:p>
          </table:table-cell>
          <table:table-cell office:value-type="float" office:value="209.9346" calcext:value-type="float">
            <text:p>209.9346</text:p>
          </table:table-cell>
          <table:table-cell office:value-type="float" office:value="274.6071" calcext:value-type="float">
            <text:p>274.6071</text:p>
          </table:table-cell>
          <table:table-cell office:value-type="float" office:value="900.6611" calcext:value-type="float">
            <text:p>900.6611</text:p>
          </table:table-cell>
          <table:table-cell office:value-type="float" office:value="883.1854" calcext:value-type="float">
            <text:p>883.1854</text:p>
          </table:table-cell>
          <table:table-cell office:value-type="float" office:value="878.8023" calcext:value-type="float">
            <text:p>878.8023</text:p>
          </table:table-cell>
          <table:table-cell office:value-type="float" office:value="892.8159" calcext:value-type="float">
            <text:p>892.8159</text:p>
          </table:table-cell>
          <table:table-cell office:value-type="float" office:value="327.263" calcext:value-type="float">
            <text:p>327.263</text:p>
          </table:table-cell>
          <table:table-cell office:value-type="float" office:value="443.7835" calcext:value-type="float">
            <text:p>443.7835</text:p>
          </table:table-cell>
          <table:table-cell office:value-type="float" office:value="383.2001" calcext:value-type="float">
            <text:p>383.2001</text:p>
          </table:table-cell>
          <table:table-cell office:value-type="float" office:value="323.6566" calcext:value-type="float">
            <text:p>323.65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62.65764" calcext:value-type="float">
            <text:p>62.65764</text:p>
          </table:table-cell>
          <table:table-cell office:value-type="float" office:value="5561.416" calcext:value-type="float">
            <text:p>5561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5076" calcext:value-type="float">
            <text:p>-2.295076</text:p>
          </table:table-cell>
          <table:table-cell office:value-type="float" office:value="1.706668" calcext:value-type="float">
            <text:p>1.706668</text:p>
          </table:table-cell>
          <table:table-cell office:value-type="float" office:value="0" calcext:value-type="float">
            <text:p>0</text:p>
          </table:table-cell>
          <table:table-cell office:value-type="float" office:value="40.50294" calcext:value-type="float">
            <text:p>40.50294</text:p>
          </table:table-cell>
          <table:table-cell office:value-type="float" office:value="0.06142404" calcext:value-type="float">
            <text:p>0.06142404</text:p>
          </table:table-cell>
          <table:table-cell office:value-type="float" office:value="0.0002691018" calcext:value-type="float">
            <text:p>0.0002691018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09820663" calcext:value-type="float">
            <text:p>0.09820663</text:p>
          </table:table-cell>
          <table:table-cell office:value-type="float" office:value="0.3640288" calcext:value-type="float">
            <text:p>0.3640288</text:p>
          </table:table-cell>
          <table:table-cell office:value-type="float" office:value="360" calcext:value-type="float">
            <text:p>360</text:p>
          </table:table-cell>
          <table:table-cell office:value-type="float" office:value="-2.75969" calcext:value-type="float">
            <text:p>-2.75969</text:p>
          </table:table-cell>
          <table:table-cell office:value-type="float" office:value="0" calcext:value-type="float">
            <text:p>0</text:p>
          </table:table-cell>
          <table:table-cell office:value-type="float" office:value="209.9326" calcext:value-type="float">
            <text:p>209.9326</text:p>
          </table:table-cell>
          <table:table-cell office:value-type="float" office:value="274.6047" calcext:value-type="float">
            <text:p>274.6047</text:p>
          </table:table-cell>
          <table:table-cell office:value-type="float" office:value="900.6516" calcext:value-type="float">
            <text:p>900.6516</text:p>
          </table:table-cell>
          <table:table-cell office:value-type="float" office:value="883.1769" calcext:value-type="float">
            <text:p>883.1769</text:p>
          </table:table-cell>
          <table:table-cell office:value-type="float" office:value="878.7977" calcext:value-type="float">
            <text:p>878.7977</text:p>
          </table:table-cell>
          <table:table-cell office:value-type="float" office:value="892.812" calcext:value-type="float">
            <text:p>892.812</text:p>
          </table:table-cell>
          <table:table-cell office:value-type="float" office:value="327.261" calcext:value-type="float">
            <text:p>327.261</text:p>
          </table:table-cell>
          <table:table-cell office:value-type="float" office:value="443.7827" calcext:value-type="float">
            <text:p>443.7827</text:p>
          </table:table-cell>
          <table:table-cell office:value-type="float" office:value="383.1993" calcext:value-type="float">
            <text:p>383.1993</text:p>
          </table:table-cell>
          <table:table-cell office:value-type="float" office:value="323.6559" calcext:value-type="float">
            <text:p>323.65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62.64845" calcext:value-type="float">
            <text:p>62.64845</text:p>
          </table:table-cell>
          <table:table-cell office:value-type="float" office:value="5561.39" calcext:value-type="float">
            <text:p>556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5581" calcext:value-type="float">
            <text:p>-2.295581</text:p>
          </table:table-cell>
          <table:table-cell office:value-type="float" office:value="3.341434" calcext:value-type="float">
            <text:p>3.341434</text:p>
          </table:table-cell>
          <table:table-cell office:value-type="float" office:value="0" calcext:value-type="float">
            <text:p>0</text:p>
          </table:table-cell>
          <table:table-cell office:value-type="float" office:value="40.47873" calcext:value-type="float">
            <text:p>40.47873</text:p>
          </table:table-cell>
          <table:table-cell office:value-type="float" office:value="0.06134735" calcext:value-type="float">
            <text:p>0.06134735</text:p>
          </table:table-cell>
          <table:table-cell office:value-type="float" office:value="0.0002764887" calcext:value-type="float">
            <text:p>0.0002764887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04015" calcext:value-type="float">
            <text:p>0.1004015</text:p>
          </table:table-cell>
          <table:table-cell office:value-type="float" office:value="0.3826858" calcext:value-type="float">
            <text:p>0.3826858</text:p>
          </table:table-cell>
          <table:table-cell office:value-type="float" office:value="360" calcext:value-type="float">
            <text:p>360</text:p>
          </table:table-cell>
          <table:table-cell office:value-type="float" office:value="-2.781039" calcext:value-type="float">
            <text:p>-2.781039</text:p>
          </table:table-cell>
          <table:table-cell office:value-type="float" office:value="0" calcext:value-type="float">
            <text:p>0</text:p>
          </table:table-cell>
          <table:table-cell office:value-type="float" office:value="209.9324" calcext:value-type="float">
            <text:p>209.9324</text:p>
          </table:table-cell>
          <table:table-cell office:value-type="float" office:value="274.6018" calcext:value-type="float">
            <text:p>274.6018</text:p>
          </table:table-cell>
          <table:table-cell office:value-type="float" office:value="900.6414" calcext:value-type="float">
            <text:p>900.6414</text:p>
          </table:table-cell>
          <table:table-cell office:value-type="float" office:value="883.1683" calcext:value-type="float">
            <text:p>883.1683</text:p>
          </table:table-cell>
          <table:table-cell office:value-type="float" office:value="878.7925" calcext:value-type="float">
            <text:p>878.7925</text:p>
          </table:table-cell>
          <table:table-cell office:value-type="float" office:value="892.8077" calcext:value-type="float">
            <text:p>892.8077</text:p>
          </table:table-cell>
          <table:table-cell office:value-type="float" office:value="327.2597" calcext:value-type="float">
            <text:p>327.2597</text:p>
          </table:table-cell>
          <table:table-cell office:value-type="float" office:value="443.7816" calcext:value-type="float">
            <text:p>443.7816</text:p>
          </table:table-cell>
          <table:table-cell office:value-type="float" office:value="383.1986" calcext:value-type="float">
            <text:p>383.1986</text:p>
          </table:table-cell>
          <table:table-cell office:value-type="float" office:value="323.6552" calcext:value-type="float">
            <text:p>323.65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62.63414" calcext:value-type="float">
            <text:p>62.63414</text:p>
          </table:table-cell>
          <table:table-cell office:value-type="float" office:value="5561.364" calcext:value-type="float">
            <text:p>5561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0812" calcext:value-type="float">
            <text:p>-2.300812</text:p>
          </table:table-cell>
          <table:table-cell office:value-type="float" office:value="6.683434" calcext:value-type="float">
            <text:p>6.683434</text:p>
          </table:table-cell>
          <table:table-cell office:value-type="float" office:value="0" calcext:value-type="float">
            <text:p>0</text:p>
          </table:table-cell>
          <table:table-cell office:value-type="float" office:value="40.45647" calcext:value-type="float">
            <text:p>40.45647</text:p>
          </table:table-cell>
          <table:table-cell office:value-type="float" office:value="0.06110927" calcext:value-type="float">
            <text:p>0.06110927</text:p>
          </table:table-cell>
          <table:table-cell office:value-type="float" office:value="0.0002902797" calcext:value-type="float">
            <text:p>0.0002902797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24754" calcext:value-type="float">
            <text:p>0.1024754</text:p>
          </table:table-cell>
          <table:table-cell office:value-type="float" office:value="0.3999345" calcext:value-type="float">
            <text:p>0.3999345</text:p>
          </table:table-cell>
          <table:table-cell office:value-type="float" office:value="360" calcext:value-type="float">
            <text:p>360</text:p>
          </table:table-cell>
          <table:table-cell office:value-type="float" office:value="-2.805579" calcext:value-type="float">
            <text:p>-2.805579</text:p>
          </table:table-cell>
          <table:table-cell office:value-type="float" office:value="0" calcext:value-type="float">
            <text:p>0</text:p>
          </table:table-cell>
          <table:table-cell office:value-type="float" office:value="209.9279" calcext:value-type="float">
            <text:p>209.9279</text:p>
          </table:table-cell>
          <table:table-cell office:value-type="float" office:value="274.598" calcext:value-type="float">
            <text:p>274.598</text:p>
          </table:table-cell>
          <table:table-cell office:value-type="float" office:value="900.6318" calcext:value-type="float">
            <text:p>900.6318</text:p>
          </table:table-cell>
          <table:table-cell office:value-type="float" office:value="883.1597" calcext:value-type="float">
            <text:p>883.1597</text:p>
          </table:table-cell>
          <table:table-cell office:value-type="float" office:value="878.7874" calcext:value-type="float">
            <text:p>878.7874</text:p>
          </table:table-cell>
          <table:table-cell office:value-type="float" office:value="892.8035" calcext:value-type="float">
            <text:p>892.8035</text:p>
          </table:table-cell>
          <table:table-cell office:value-type="float" office:value="327.2584" calcext:value-type="float">
            <text:p>327.2584</text:p>
          </table:table-cell>
          <table:table-cell office:value-type="float" office:value="443.7805" calcext:value-type="float">
            <text:p>443.7805</text:p>
          </table:table-cell>
          <table:table-cell office:value-type="float" office:value="383.1978" calcext:value-type="float">
            <text:p>383.1978</text:p>
          </table:table-cell>
          <table:table-cell office:value-type="float" office:value="323.6545" calcext:value-type="float">
            <text:p>323.65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62.62236" calcext:value-type="float">
            <text:p>62.62236</text:p>
          </table:table-cell>
          <table:table-cell office:value-type="float" office:value="5561.337" calcext:value-type="float">
            <text:p>5561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3712" calcext:value-type="float">
            <text:p>-2.323712</text:p>
          </table:table-cell>
          <table:table-cell office:value-type="float" office:value="9.271882" calcext:value-type="float">
            <text:p>9.271882</text:p>
          </table:table-cell>
          <table:table-cell office:value-type="float" office:value="0" calcext:value-type="float">
            <text:p>0</text:p>
          </table:table-cell>
          <table:table-cell office:value-type="float" office:value="40.43335" calcext:value-type="float">
            <text:p>40.43335</text:p>
          </table:table-cell>
          <table:table-cell office:value-type="float" office:value="0.06099115" calcext:value-type="float">
            <text:p>0.06099115</text:p>
          </table:table-cell>
          <table:table-cell office:value-type="float" office:value="0.0003089113" calcext:value-type="float">
            <text:p>0.0003089113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45209" calcext:value-type="float">
            <text:p>0.1045209</text:p>
          </table:table-cell>
          <table:table-cell office:value-type="float" office:value="0.4165358" calcext:value-type="float">
            <text:p>0.4165358</text:p>
          </table:table-cell>
          <table:table-cell office:value-type="float" office:value="360" calcext:value-type="float">
            <text:p>360</text:p>
          </table:table-cell>
          <table:table-cell office:value-type="float" office:value="-2.847107" calcext:value-type="float">
            <text:p>-2.847107</text:p>
          </table:table-cell>
          <table:table-cell office:value-type="float" office:value="0" calcext:value-type="float">
            <text:p>0</text:p>
          </table:table-cell>
          <table:table-cell office:value-type="float" office:value="209.9257" calcext:value-type="float">
            <text:p>209.9257</text:p>
          </table:table-cell>
          <table:table-cell office:value-type="float" office:value="274.5943" calcext:value-type="float">
            <text:p>274.5943</text:p>
          </table:table-cell>
          <table:table-cell office:value-type="float" office:value="900.6213" calcext:value-type="float">
            <text:p>900.6213</text:p>
          </table:table-cell>
          <table:table-cell office:value-type="float" office:value="883.1511" calcext:value-type="float">
            <text:p>883.1511</text:p>
          </table:table-cell>
          <table:table-cell office:value-type="float" office:value="878.7823" calcext:value-type="float">
            <text:p>878.7823</text:p>
          </table:table-cell>
          <table:table-cell office:value-type="float" office:value="892.7993" calcext:value-type="float">
            <text:p>892.7993</text:p>
          </table:table-cell>
          <table:table-cell office:value-type="float" office:value="327.2573" calcext:value-type="float">
            <text:p>327.2573</text:p>
          </table:table-cell>
          <table:table-cell office:value-type="float" office:value="443.7794" calcext:value-type="float">
            <text:p>443.7794</text:p>
          </table:table-cell>
          <table:table-cell office:value-type="float" office:value="383.1971" calcext:value-type="float">
            <text:p>383.1971</text:p>
          </table:table-cell>
          <table:table-cell office:value-type="float" office:value="323.6538" calcext:value-type="float">
            <text:p>323.65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0" calcext:value-type="float">
            <text:p>12042000</text:p>
          </table:table-cell>
          <table:table-cell office:value-type="float" office:value="62.6103" calcext:value-type="float">
            <text:p>62.6103</text:p>
          </table:table-cell>
          <table:table-cell office:value-type="float" office:value="5561.312" calcext:value-type="float">
            <text:p>5561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5951" calcext:value-type="float">
            <text:p>-2.345951</text:p>
          </table:table-cell>
          <table:table-cell office:value-type="float" office:value="11.2379" calcext:value-type="float">
            <text:p>11.2379</text:p>
          </table:table-cell>
          <table:table-cell office:value-type="float" office:value="0" calcext:value-type="float">
            <text:p>0</text:p>
          </table:table-cell>
          <table:table-cell office:value-type="float" office:value="40.41018" calcext:value-type="float">
            <text:p>40.41018</text:p>
          </table:table-cell>
          <table:table-cell office:value-type="float" office:value="0.06086625" calcext:value-type="float">
            <text:p>0.06086625</text:p>
          </table:table-cell>
          <table:table-cell office:value-type="float" office:value="0.0003332412" calcext:value-type="float">
            <text:p>0.0003332412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63232" calcext:value-type="float">
            <text:p>0.1063232</text:p>
          </table:table-cell>
          <table:table-cell office:value-type="float" office:value="0.4310004" calcext:value-type="float">
            <text:p>0.4310004</text:p>
          </table:table-cell>
          <table:table-cell office:value-type="float" office:value="360" calcext:value-type="float">
            <text:p>360</text:p>
          </table:table-cell>
          <table:table-cell office:value-type="float" office:value="-2.885589" calcext:value-type="float">
            <text:p>-2.885589</text:p>
          </table:table-cell>
          <table:table-cell office:value-type="float" office:value="0" calcext:value-type="float">
            <text:p>0</text:p>
          </table:table-cell>
          <table:table-cell office:value-type="float" office:value="209.9228" calcext:value-type="float">
            <text:p>209.9228</text:p>
          </table:table-cell>
          <table:table-cell office:value-type="float" office:value="274.5905" calcext:value-type="float">
            <text:p>274.5905</text:p>
          </table:table-cell>
          <table:table-cell office:value-type="float" office:value="900.6112" calcext:value-type="float">
            <text:p>900.6112</text:p>
          </table:table-cell>
          <table:table-cell office:value-type="float" office:value="883.1426" calcext:value-type="float">
            <text:p>883.1426</text:p>
          </table:table-cell>
          <table:table-cell office:value-type="float" office:value="878.7775" calcext:value-type="float">
            <text:p>878.7775</text:p>
          </table:table-cell>
          <table:table-cell office:value-type="float" office:value="892.7953" calcext:value-type="float">
            <text:p>892.7953</text:p>
          </table:table-cell>
          <table:table-cell office:value-type="float" office:value="327.2561" calcext:value-type="float">
            <text:p>327.2561</text:p>
          </table:table-cell>
          <table:table-cell office:value-type="float" office:value="443.7784" calcext:value-type="float">
            <text:p>443.7784</text:p>
          </table:table-cell>
          <table:table-cell office:value-type="float" office:value="383.1963" calcext:value-type="float">
            <text:p>383.1963</text:p>
          </table:table-cell>
          <table:table-cell office:value-type="float" office:value="323.6531" calcext:value-type="float">
            <text:p>323.65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62.59407" calcext:value-type="float">
            <text:p>62.59407</text:p>
          </table:table-cell>
          <table:table-cell office:value-type="float" office:value="5561.283" calcext:value-type="float">
            <text:p>5561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5679" calcext:value-type="float">
            <text:p>-2.375679</text:p>
          </table:table-cell>
          <table:table-cell office:value-type="float" office:value="13.11846" calcext:value-type="float">
            <text:p>13.11846</text:p>
          </table:table-cell>
          <table:table-cell office:value-type="float" office:value="0" calcext:value-type="float">
            <text:p>0</text:p>
          </table:table-cell>
          <table:table-cell office:value-type="float" office:value="40.38855" calcext:value-type="float">
            <text:p>40.38855</text:p>
          </table:table-cell>
          <table:table-cell office:value-type="float" office:value="0.06058618" calcext:value-type="float">
            <text:p>0.06058618</text:p>
          </table:table-cell>
          <table:table-cell office:value-type="float" office:value="0.0003751674" calcext:value-type="float">
            <text:p>0.0003751674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4423451" calcext:value-type="float">
            <text:p>0.4423451</text:p>
          </table:table-cell>
          <table:table-cell office:value-type="float" office:value="360" calcext:value-type="float">
            <text:p>360</text:p>
          </table:table-cell>
          <table:table-cell office:value-type="float" office:value="-2.928312" calcext:value-type="float">
            <text:p>-2.928312</text:p>
          </table:table-cell>
          <table:table-cell office:value-type="float" office:value="0" calcext:value-type="float">
            <text:p>0</text:p>
          </table:table-cell>
          <table:table-cell office:value-type="float" office:value="209.9174" calcext:value-type="float">
            <text:p>209.9174</text:p>
          </table:table-cell>
          <table:table-cell office:value-type="float" office:value="274.5856" calcext:value-type="float">
            <text:p>274.5856</text:p>
          </table:table-cell>
          <table:table-cell office:value-type="float" office:value="900.5994" calcext:value-type="float">
            <text:p>900.5994</text:p>
          </table:table-cell>
          <table:table-cell office:value-type="float" office:value="883.1339" calcext:value-type="float">
            <text:p>883.1339</text:p>
          </table:table-cell>
          <table:table-cell office:value-type="float" office:value="878.7726" calcext:value-type="float">
            <text:p>878.7726</text:p>
          </table:table-cell>
          <table:table-cell office:value-type="float" office:value="892.7913" calcext:value-type="float">
            <text:p>892.7913</text:p>
          </table:table-cell>
          <table:table-cell office:value-type="float" office:value="327.2551" calcext:value-type="float">
            <text:p>327.2551</text:p>
          </table:table-cell>
          <table:table-cell office:value-type="float" office:value="443.7773" calcext:value-type="float">
            <text:p>443.7773</text:p>
          </table:table-cell>
          <table:table-cell office:value-type="float" office:value="383.1956" calcext:value-type="float">
            <text:p>383.1956</text:p>
          </table:table-cell>
          <table:table-cell office:value-type="float" office:value="323.6525" calcext:value-type="float">
            <text:p>323.6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62.56693" calcext:value-type="float">
            <text:p>62.56693</text:p>
          </table:table-cell>
          <table:table-cell office:value-type="float" office:value="5561.249" calcext:value-type="float">
            <text:p>5561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0905" calcext:value-type="float">
            <text:p>-2.500905</text:p>
          </table:table-cell>
          <table:table-cell office:value-type="float" office:value="15.0889" calcext:value-type="float">
            <text:p>15.0889</text:p>
          </table:table-cell>
          <table:table-cell office:value-type="float" office:value="0" calcext:value-type="float">
            <text:p>0</text:p>
          </table:table-cell>
          <table:table-cell office:value-type="float" office:value="40.37143" calcext:value-type="float">
            <text:p>40.37143</text:p>
          </table:table-cell>
          <table:table-cell office:value-type="float" office:value="0.05994356" calcext:value-type="float">
            <text:p>0.05994356</text:p>
          </table:table-cell>
          <table:table-cell office:value-type="float" office:value="0.0004922078" calcext:value-type="float">
            <text:p>0.0004922078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091602" calcext:value-type="float">
            <text:p>0.1091602</text:p>
          </table:table-cell>
          <table:table-cell office:value-type="float" office:value="0.4411557" calcext:value-type="float">
            <text:p>0.4411557</text:p>
          </table:table-cell>
          <table:table-cell office:value-type="float" office:value="360" calcext:value-type="float">
            <text:p>360</text:p>
          </table:table-cell>
          <table:table-cell office:value-type="float" office:value="-3.053376" calcext:value-type="float">
            <text:p>-3.053376</text:p>
          </table:table-cell>
          <table:table-cell office:value-type="float" office:value="0" calcext:value-type="float">
            <text:p>0</text:p>
          </table:table-cell>
          <table:table-cell office:value-type="float" office:value="209.9059" calcext:value-type="float">
            <text:p>209.9059</text:p>
          </table:table-cell>
          <table:table-cell office:value-type="float" office:value="274.577" calcext:value-type="float">
            <text:p>274.577</text:p>
          </table:table-cell>
          <table:table-cell office:value-type="float" office:value="900.581" calcext:value-type="float">
            <text:p>900.581</text:p>
          </table:table-cell>
          <table:table-cell office:value-type="float" office:value="883.1237" calcext:value-type="float">
            <text:p>883.1237</text:p>
          </table:table-cell>
          <table:table-cell office:value-type="float" office:value="878.7676" calcext:value-type="float">
            <text:p>878.7676</text:p>
          </table:table-cell>
          <table:table-cell office:value-type="float" office:value="892.7874" calcext:value-type="float">
            <text:p>892.7874</text:p>
          </table:table-cell>
          <table:table-cell office:value-type="float" office:value="327.254" calcext:value-type="float">
            <text:p>327.254</text:p>
          </table:table-cell>
          <table:table-cell office:value-type="float" office:value="443.7763" calcext:value-type="float">
            <text:p>443.7763</text:p>
          </table:table-cell>
          <table:table-cell office:value-type="float" office:value="383.1949" calcext:value-type="float">
            <text:p>383.1949</text:p>
          </table:table-cell>
          <table:table-cell office:value-type="float" office:value="323.652" calcext:value-type="float">
            <text:p>323.6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0" calcext:value-type="float">
            <text:p>15042000</text:p>
          </table:table-cell>
          <table:table-cell office:value-type="float" office:value="62.51879" calcext:value-type="float">
            <text:p>62.51879</text:p>
          </table:table-cell>
          <table:table-cell office:value-type="float" office:value="5561.173" calcext:value-type="float">
            <text:p>5561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4216" calcext:value-type="float">
            <text:p>-2.744216</text:p>
          </table:table-cell>
          <table:table-cell office:value-type="float" office:value="16.9682" calcext:value-type="float">
            <text:p>16.9682</text:p>
          </table:table-cell>
          <table:table-cell office:value-type="float" office:value="0" calcext:value-type="float">
            <text:p>0</text:p>
          </table:table-cell>
          <table:table-cell office:value-type="float" office:value="40.35865" calcext:value-type="float">
            <text:p>40.35865</text:p>
          </table:table-cell>
          <table:table-cell office:value-type="float" office:value="0.05869728" calcext:value-type="float">
            <text:p>0.05869728</text:p>
          </table:table-cell>
          <table:table-cell office:value-type="float" office:value="0.000726524" calcext:value-type="float">
            <text:p>0.000726524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03772" calcext:value-type="float">
            <text:p>0.1103772</text:p>
          </table:table-cell>
          <table:table-cell office:value-type="float" office:value="0.436748" calcext:value-type="float">
            <text:p>0.436748</text:p>
          </table:table-cell>
          <table:table-cell office:value-type="float" office:value="360" calcext:value-type="float">
            <text:p>360</text:p>
          </table:table-cell>
          <table:table-cell office:value-type="float" office:value="-3.293262" calcext:value-type="float">
            <text:p>-3.293262</text:p>
          </table:table-cell>
          <table:table-cell office:value-type="float" office:value="0" calcext:value-type="float">
            <text:p>0</text:p>
          </table:table-cell>
          <table:table-cell office:value-type="float" office:value="209.8882" calcext:value-type="float">
            <text:p>209.8882</text:p>
          </table:table-cell>
          <table:table-cell office:value-type="float" office:value="274.56" calcext:value-type="float">
            <text:p>274.56</text:p>
          </table:table-cell>
          <table:table-cell office:value-type="float" office:value="900.5408" calcext:value-type="float">
            <text:p>900.5408</text:p>
          </table:table-cell>
          <table:table-cell office:value-type="float" office:value="883.0992" calcext:value-type="float">
            <text:p>883.0992</text:p>
          </table:table-cell>
          <table:table-cell office:value-type="float" office:value="878.7557" calcext:value-type="float">
            <text:p>878.7557</text:p>
          </table:table-cell>
          <table:table-cell office:value-type="float" office:value="892.7789" calcext:value-type="float">
            <text:p>892.7789</text:p>
          </table:table-cell>
          <table:table-cell office:value-type="float" office:value="327.2523" calcext:value-type="float">
            <text:p>327.2523</text:p>
          </table:table-cell>
          <table:table-cell office:value-type="float" office:value="443.7753" calcext:value-type="float">
            <text:p>443.7753</text:p>
          </table:table-cell>
          <table:table-cell office:value-type="float" office:value="383.1943" calcext:value-type="float">
            <text:p>383.1943</text:p>
          </table:table-cell>
          <table:table-cell office:value-type="float" office:value="323.6515" calcext:value-type="float">
            <text:p>323.65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0" calcext:value-type="float">
            <text:p>16042000</text:p>
          </table:table-cell>
          <table:table-cell office:value-type="float" office:value="62.48592" calcext:value-type="float">
            <text:p>62.48592</text:p>
          </table:table-cell>
          <table:table-cell office:value-type="float" office:value="5561.078" calcext:value-type="float">
            <text:p>5561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475" calcext:value-type="float">
            <text:p>-2.929475</text:p>
          </table:table-cell>
          <table:table-cell office:value-type="float" office:value="17.8085" calcext:value-type="float">
            <text:p>17.8085</text:p>
          </table:table-cell>
          <table:table-cell office:value-type="float" office:value="0" calcext:value-type="float">
            <text:p>0</text:p>
          </table:table-cell>
          <table:table-cell office:value-type="float" office:value="40.32264" calcext:value-type="float">
            <text:p>40.32264</text:p>
          </table:table-cell>
          <table:table-cell office:value-type="float" office:value="0.05823949" calcext:value-type="float">
            <text:p>0.05823949</text:p>
          </table:table-cell>
          <table:table-cell office:value-type="float" office:value="0.0009805295" calcext:value-type="float">
            <text:p>0.0009805295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12593" calcext:value-type="float">
            <text:p>0.1112593</text:p>
          </table:table-cell>
          <table:table-cell office:value-type="float" office:value="0.4301608" calcext:value-type="float">
            <text:p>0.4301608</text:p>
          </table:table-cell>
          <table:table-cell office:value-type="float" office:value="360" calcext:value-type="float">
            <text:p>360</text:p>
          </table:table-cell>
          <table:table-cell office:value-type="float" office:value="-3.472562" calcext:value-type="float">
            <text:p>-3.472562</text:p>
          </table:table-cell>
          <table:table-cell office:value-type="float" office:value="0" calcext:value-type="float">
            <text:p>0</text:p>
          </table:table-cell>
          <table:table-cell office:value-type="float" office:value="209.8864" calcext:value-type="float">
            <text:p>209.8864</text:p>
          </table:table-cell>
          <table:table-cell office:value-type="float" office:value="274.5464" calcext:value-type="float">
            <text:p>274.5464</text:p>
          </table:table-cell>
          <table:table-cell office:value-type="float" office:value="900.5017" calcext:value-type="float">
            <text:p>900.5017</text:p>
          </table:table-cell>
          <table:table-cell office:value-type="float" office:value="883.069" calcext:value-type="float">
            <text:p>883.069</text:p>
          </table:table-cell>
          <table:table-cell office:value-type="float" office:value="878.7366" calcext:value-type="float">
            <text:p>878.7366</text:p>
          </table:table-cell>
          <table:table-cell office:value-type="float" office:value="892.7629" calcext:value-type="float">
            <text:p>892.7629</text:p>
          </table:table-cell>
          <table:table-cell office:value-type="float" office:value="327.2487" calcext:value-type="float">
            <text:p>327.2487</text:p>
          </table:table-cell>
          <table:table-cell office:value-type="float" office:value="443.7728" calcext:value-type="float">
            <text:p>443.7728</text:p>
          </table:table-cell>
          <table:table-cell office:value-type="float" office:value="383.1935" calcext:value-type="float">
            <text:p>383.1935</text:p>
          </table:table-cell>
          <table:table-cell office:value-type="float" office:value="323.651" calcext:value-type="float">
            <text:p>323.6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0" calcext:value-type="float">
            <text:p>17042000</text:p>
          </table:table-cell>
          <table:table-cell office:value-type="float" office:value="62.46715" calcext:value-type="float">
            <text:p>62.46715</text:p>
          </table:table-cell>
          <table:table-cell office:value-type="float" office:value="5561.014" calcext:value-type="float">
            <text:p>5561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64359" calcext:value-type="float">
            <text:p>-3.064359</text:p>
          </table:table-cell>
          <table:table-cell office:value-type="float" office:value="17.91152" calcext:value-type="float">
            <text:p>17.91152</text:p>
          </table:table-cell>
          <table:table-cell office:value-type="float" office:value="0" calcext:value-type="float">
            <text:p>0</text:p>
          </table:table-cell>
          <table:table-cell office:value-type="float" office:value="40.28946" calcext:value-type="float">
            <text:p>40.28946</text:p>
          </table:table-cell>
          <table:table-cell office:value-type="float" office:value="0.05819876" calcext:value-type="float">
            <text:p>0.05819876</text:p>
          </table:table-cell>
          <table:table-cell office:value-type="float" office:value="0.001262226" calcext:value-type="float">
            <text:p>0.001262226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19085" calcext:value-type="float">
            <text:p>0.1119085</text:p>
          </table:table-cell>
          <table:table-cell office:value-type="float" office:value="0.4230483" calcext:value-type="float">
            <text:p>0.4230483</text:p>
          </table:table-cell>
          <table:table-cell office:value-type="float" office:value="360" calcext:value-type="float">
            <text:p>360</text:p>
          </table:table-cell>
          <table:table-cell office:value-type="float" office:value="-3.600701" calcext:value-type="float">
            <text:p>-3.600701</text:p>
          </table:table-cell>
          <table:table-cell office:value-type="float" office:value="0" calcext:value-type="float">
            <text:p>0</text:p>
          </table:table-cell>
          <table:table-cell office:value-type="float" office:value="209.8869" calcext:value-type="float">
            <text:p>209.8869</text:p>
          </table:table-cell>
          <table:table-cell office:value-type="float" office:value="274.5393" calcext:value-type="float">
            <text:p>274.5393</text:p>
          </table:table-cell>
          <table:table-cell office:value-type="float" office:value="900.4791" calcext:value-type="float">
            <text:p>900.4791</text:p>
          </table:table-cell>
          <table:table-cell office:value-type="float" office:value="883.049" calcext:value-type="float">
            <text:p>883.049</text:p>
          </table:table-cell>
          <table:table-cell office:value-type="float" office:value="878.7229" calcext:value-type="float">
            <text:p>878.7229</text:p>
          </table:table-cell>
          <table:table-cell office:value-type="float" office:value="892.7499" calcext:value-type="float">
            <text:p>892.7499</text:p>
          </table:table-cell>
          <table:table-cell office:value-type="float" office:value="327.2451" calcext:value-type="float">
            <text:p>327.2451</text:p>
          </table:table-cell>
          <table:table-cell office:value-type="float" office:value="443.7702" calcext:value-type="float">
            <text:p>443.7702</text:p>
          </table:table-cell>
          <table:table-cell office:value-type="float" office:value="383.1927" calcext:value-type="float">
            <text:p>383.1927</text:p>
          </table:table-cell>
          <table:table-cell office:value-type="float" office:value="323.6505" calcext:value-type="float">
            <text:p>323.65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62.44638" calcext:value-type="float">
            <text:p>62.44638</text:p>
          </table:table-cell>
          <table:table-cell office:value-type="float" office:value="5560.951" calcext:value-type="float">
            <text:p>5560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8573" calcext:value-type="float">
            <text:p>-3.18573</text:p>
          </table:table-cell>
          <table:table-cell office:value-type="float" office:value="18.96674" calcext:value-type="float">
            <text:p>18.96674</text:p>
          </table:table-cell>
          <table:table-cell office:value-type="float" office:value="0" calcext:value-type="float">
            <text:p>0</text:p>
          </table:table-cell>
          <table:table-cell office:value-type="float" office:value="40.25254" calcext:value-type="float">
            <text:p>40.25254</text:p>
          </table:table-cell>
          <table:table-cell office:value-type="float" office:value="0.05780299" calcext:value-type="float">
            <text:p>0.05780299</text:p>
          </table:table-cell>
          <table:table-cell office:value-type="float" office:value="0.001519115" calcext:value-type="float">
            <text:p>0.001519115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24254" calcext:value-type="float">
            <text:p>0.1124254</text:p>
          </table:table-cell>
          <table:table-cell office:value-type="float" office:value="0.4158627" calcext:value-type="float">
            <text:p>0.4158627</text:p>
          </table:table-cell>
          <table:table-cell office:value-type="float" office:value="360" calcext:value-type="float">
            <text:p>360</text:p>
          </table:table-cell>
          <table:table-cell office:value-type="float" office:value="-3.715147" calcext:value-type="float">
            <text:p>-3.715147</text:p>
          </table:table-cell>
          <table:table-cell office:value-type="float" office:value="0" calcext:value-type="float">
            <text:p>0</text:p>
          </table:table-cell>
          <table:table-cell office:value-type="float" office:value="209.8862" calcext:value-type="float">
            <text:p>209.8862</text:p>
          </table:table-cell>
          <table:table-cell office:value-type="float" office:value="274.5308" calcext:value-type="float">
            <text:p>274.5308</text:p>
          </table:table-cell>
          <table:table-cell office:value-type="float" office:value="900.4541" calcext:value-type="float">
            <text:p>900.4541</text:p>
          </table:table-cell>
          <table:table-cell office:value-type="float" office:value="883.0287" calcext:value-type="float">
            <text:p>883.0287</text:p>
          </table:table-cell>
          <table:table-cell office:value-type="float" office:value="878.7111" calcext:value-type="float">
            <text:p>878.7111</text:p>
          </table:table-cell>
          <table:table-cell office:value-type="float" office:value="892.7399" calcext:value-type="float">
            <text:p>892.7399</text:p>
          </table:table-cell>
          <table:table-cell office:value-type="float" office:value="327.2423" calcext:value-type="float">
            <text:p>327.2423</text:p>
          </table:table-cell>
          <table:table-cell office:value-type="float" office:value="443.7677" calcext:value-type="float">
            <text:p>443.7677</text:p>
          </table:table-cell>
          <table:table-cell office:value-type="float" office:value="383.1919" calcext:value-type="float">
            <text:p>383.1919</text:p>
          </table:table-cell>
          <table:table-cell office:value-type="float" office:value="323.6499" calcext:value-type="float">
            <text:p>323.64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0" calcext:value-type="float">
            <text:p>19042000</text:p>
          </table:table-cell>
          <table:table-cell office:value-type="float" office:value="62.41715" calcext:value-type="float">
            <text:p>62.41715</text:p>
          </table:table-cell>
          <table:table-cell office:value-type="float" office:value="5560.861" calcext:value-type="float">
            <text:p>5560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23301" calcext:value-type="float">
            <text:p>-3.323301</text:p>
          </table:table-cell>
          <table:table-cell office:value-type="float" office:value="18.54451" calcext:value-type="float">
            <text:p>18.54451</text:p>
          </table:table-cell>
          <table:table-cell office:value-type="float" office:value="0" calcext:value-type="float">
            <text:p>0</text:p>
          </table:table-cell>
          <table:table-cell office:value-type="float" office:value="40.213" calcext:value-type="float">
            <text:p>40.213</text:p>
          </table:table-cell>
          <table:table-cell office:value-type="float" office:value="0.05720899" calcext:value-type="float">
            <text:p>0.05720899</text:p>
          </table:table-cell>
          <table:table-cell office:value-type="float" office:value="0.001804003" calcext:value-type="float">
            <text:p>0.001804003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28699" calcext:value-type="float">
            <text:p>0.1128699</text:p>
          </table:table-cell>
          <table:table-cell office:value-type="float" office:value="0.4088147" calcext:value-type="float">
            <text:p>0.4088147</text:p>
          </table:table-cell>
          <table:table-cell office:value-type="float" office:value="360" calcext:value-type="float">
            <text:p>360</text:p>
          </table:table-cell>
          <table:table-cell office:value-type="float" office:value="-3.845829" calcext:value-type="float">
            <text:p>-3.845829</text:p>
          </table:table-cell>
          <table:table-cell office:value-type="float" office:value="0" calcext:value-type="float">
            <text:p>0</text:p>
          </table:table-cell>
          <table:table-cell office:value-type="float" office:value="209.8851" calcext:value-type="float">
            <text:p>209.8851</text:p>
          </table:table-cell>
          <table:table-cell office:value-type="float" office:value="274.5183" calcext:value-type="float">
            <text:p>274.5183</text:p>
          </table:table-cell>
          <table:table-cell office:value-type="float" office:value="900.4172" calcext:value-type="float">
            <text:p>900.4172</text:p>
          </table:table-cell>
          <table:table-cell office:value-type="float" office:value="883.0007" calcext:value-type="float">
            <text:p>883.0007</text:p>
          </table:table-cell>
          <table:table-cell office:value-type="float" office:value="878.6937" calcext:value-type="float">
            <text:p>878.6937</text:p>
          </table:table-cell>
          <table:table-cell office:value-type="float" office:value="892.7248" calcext:value-type="float">
            <text:p>892.7248</text:p>
          </table:table-cell>
          <table:table-cell office:value-type="float" office:value="327.2386" calcext:value-type="float">
            <text:p>327.2386</text:p>
          </table:table-cell>
          <table:table-cell office:value-type="float" office:value="443.7651" calcext:value-type="float">
            <text:p>443.7651</text:p>
          </table:table-cell>
          <table:table-cell office:value-type="float" office:value="383.1911" calcext:value-type="float">
            <text:p>383.1911</text:p>
          </table:table-cell>
          <table:table-cell office:value-type="float" office:value="323.6493" calcext:value-type="float">
            <text:p>323.64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62.37762" calcext:value-type="float">
            <text:p>62.37762</text:p>
          </table:table-cell>
          <table:table-cell office:value-type="float" office:value="5560.748" calcext:value-type="float">
            <text:p>5560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85962" calcext:value-type="float">
            <text:p>-3.485962</text:p>
          </table:table-cell>
          <table:table-cell office:value-type="float" office:value="16.02154" calcext:value-type="float">
            <text:p>16.02154</text:p>
          </table:table-cell>
          <table:table-cell office:value-type="float" office:value="0" calcext:value-type="float">
            <text:p>0</text:p>
          </table:table-cell>
          <table:table-cell office:value-type="float" office:value="40.16799" calcext:value-type="float">
            <text:p>40.16799</text:p>
          </table:table-cell>
          <table:table-cell office:value-type="float" office:value="0.05635654" calcext:value-type="float">
            <text:p>0.05635654</text:p>
          </table:table-cell>
          <table:table-cell office:value-type="float" office:value="0.002091362" calcext:value-type="float">
            <text:p>0.002091362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32665" calcext:value-type="float">
            <text:p>0.1132665</text:p>
          </table:table-cell>
          <table:table-cell office:value-type="float" office:value="0.4019812" calcext:value-type="float">
            <text:p>0.4019812</text:p>
          </table:table-cell>
          <table:table-cell office:value-type="float" office:value="360" calcext:value-type="float">
            <text:p>360</text:p>
          </table:table-cell>
          <table:table-cell office:value-type="float" office:value="-4.001766" calcext:value-type="float">
            <text:p>-4.001766</text:p>
          </table:table-cell>
          <table:table-cell office:value-type="float" office:value="0" calcext:value-type="float">
            <text:p>0</text:p>
          </table:table-cell>
          <table:table-cell office:value-type="float" office:value="209.8838" calcext:value-type="float">
            <text:p>209.8838</text:p>
          </table:table-cell>
          <table:table-cell office:value-type="float" office:value="274.5016" calcext:value-type="float">
            <text:p>274.5016</text:p>
          </table:table-cell>
          <table:table-cell office:value-type="float" office:value="900.368" calcext:value-type="float">
            <text:p>900.368</text:p>
          </table:table-cell>
          <table:table-cell office:value-type="float" office:value="882.9645" calcext:value-type="float">
            <text:p>882.9645</text:p>
          </table:table-cell>
          <table:table-cell office:value-type="float" office:value="878.6724" calcext:value-type="float">
            <text:p>878.6724</text:p>
          </table:table-cell>
          <table:table-cell office:value-type="float" office:value="892.7066" calcext:value-type="float">
            <text:p>892.7066</text:p>
          </table:table-cell>
          <table:table-cell office:value-type="float" office:value="327.2344" calcext:value-type="float">
            <text:p>327.2344</text:p>
          </table:table-cell>
          <table:table-cell office:value-type="float" office:value="443.7623" calcext:value-type="float">
            <text:p>443.7623</text:p>
          </table:table-cell>
          <table:table-cell office:value-type="float" office:value="383.1902" calcext:value-type="float">
            <text:p>383.1902</text:p>
          </table:table-cell>
          <table:table-cell office:value-type="float" office:value="323.6486" calcext:value-type="float">
            <text:p>323.64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62.34768" calcext:value-type="float">
            <text:p>62.34768</text:p>
          </table:table-cell>
          <table:table-cell office:value-type="float" office:value="5560.662" calcext:value-type="float">
            <text:p>5560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92422" calcext:value-type="float">
            <text:p>-3.592422</text:p>
          </table:table-cell>
          <table:table-cell office:value-type="float" office:value="12.3031" calcext:value-type="float">
            <text:p>12.3031</text:p>
          </table:table-cell>
          <table:table-cell office:value-type="float" office:value="0" calcext:value-type="float">
            <text:p>0</text:p>
          </table:table-cell>
          <table:table-cell office:value-type="float" office:value="40.14238" calcext:value-type="float">
            <text:p>40.14238</text:p>
          </table:table-cell>
          <table:table-cell office:value-type="float" office:value="0.05594274" calcext:value-type="float">
            <text:p>0.05594274</text:p>
          </table:table-cell>
          <table:table-cell office:value-type="float" office:value="0.002214491" calcext:value-type="float">
            <text:p>0.002214491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46519" calcext:value-type="float">
            <text:p>0.1146519</text:p>
          </table:table-cell>
          <table:table-cell office:value-type="float" office:value="0.3990096" calcext:value-type="float">
            <text:p>0.3990096</text:p>
          </table:table-cell>
          <table:table-cell office:value-type="float" office:value="360" calcext:value-type="float">
            <text:p>360</text:p>
          </table:table-cell>
          <table:table-cell office:value-type="float" office:value="-4.106517" calcext:value-type="float">
            <text:p>-4.106517</text:p>
          </table:table-cell>
          <table:table-cell office:value-type="float" office:value="0" calcext:value-type="float">
            <text:p>0</text:p>
          </table:table-cell>
          <table:table-cell office:value-type="float" office:value="209.8794" calcext:value-type="float">
            <text:p>209.8794</text:p>
          </table:table-cell>
          <table:table-cell office:value-type="float" office:value="274.4926" calcext:value-type="float">
            <text:p>274.4926</text:p>
          </table:table-cell>
          <table:table-cell office:value-type="float" office:value="900.337" calcext:value-type="float">
            <text:p>900.337</text:p>
          </table:table-cell>
          <table:table-cell office:value-type="float" office:value="882.938" calcext:value-type="float">
            <text:p>882.938</text:p>
          </table:table-cell>
          <table:table-cell office:value-type="float" office:value="878.6542" calcext:value-type="float">
            <text:p>878.6542</text:p>
          </table:table-cell>
          <table:table-cell office:value-type="float" office:value="892.6896" calcext:value-type="float">
            <text:p>892.6896</text:p>
          </table:table-cell>
          <table:table-cell office:value-type="float" office:value="327.2301" calcext:value-type="float">
            <text:p>327.2301</text:p>
          </table:table-cell>
          <table:table-cell office:value-type="float" office:value="443.7594" calcext:value-type="float">
            <text:p>443.7594</text:p>
          </table:table-cell>
          <table:table-cell office:value-type="float" office:value="383.1892" calcext:value-type="float">
            <text:p>383.1892</text:p>
          </table:table-cell>
          <table:table-cell office:value-type="float" office:value="323.6479" calcext:value-type="float">
            <text:p>323.64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0" calcext:value-type="float">
            <text:p>22042000</text:p>
          </table:table-cell>
          <table:table-cell office:value-type="float" office:value="62.31844" calcext:value-type="float">
            <text:p>62.31844</text:p>
          </table:table-cell>
          <table:table-cell office:value-type="float" office:value="5560.583" calcext:value-type="float">
            <text:p>5560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93686" calcext:value-type="float">
            <text:p>-3.693686</text:p>
          </table:table-cell>
          <table:table-cell office:value-type="float" office:value="12.50968" calcext:value-type="float">
            <text:p>12.50968</text:p>
          </table:table-cell>
          <table:table-cell office:value-type="float" office:value="0" calcext:value-type="float">
            <text:p>0</text:p>
          </table:table-cell>
          <table:table-cell office:value-type="float" office:value="40.11856" calcext:value-type="float">
            <text:p>40.11856</text:p>
          </table:table-cell>
          <table:table-cell office:value-type="float" office:value="0.05556938" calcext:value-type="float">
            <text:p>0.05556938</text:p>
          </table:table-cell>
          <table:table-cell office:value-type="float" office:value="0.00235846" calcext:value-type="float">
            <text:p>0.00235846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63642" calcext:value-type="float">
            <text:p>0.1163642</text:p>
          </table:table-cell>
          <table:table-cell office:value-type="float" office:value="0.3971079" calcext:value-type="float">
            <text:p>0.3971079</text:p>
          </table:table-cell>
          <table:table-cell office:value-type="float" office:value="360" calcext:value-type="float">
            <text:p>360</text:p>
          </table:table-cell>
          <table:table-cell office:value-type="float" office:value="-4.207447" calcext:value-type="float">
            <text:p>-4.207447</text:p>
          </table:table-cell>
          <table:table-cell office:value-type="float" office:value="0" calcext:value-type="float">
            <text:p>0</text:p>
          </table:table-cell>
          <table:table-cell office:value-type="float" office:value="209.8744" calcext:value-type="float">
            <text:p>209.8744</text:p>
          </table:table-cell>
          <table:table-cell office:value-type="float" office:value="274.4836" calcext:value-type="float">
            <text:p>274.4836</text:p>
          </table:table-cell>
          <table:table-cell office:value-type="float" office:value="900.3081" calcext:value-type="float">
            <text:p>900.3081</text:p>
          </table:table-cell>
          <table:table-cell office:value-type="float" office:value="882.9141" calcext:value-type="float">
            <text:p>882.9141</text:p>
          </table:table-cell>
          <table:table-cell office:value-type="float" office:value="878.637" calcext:value-type="float">
            <text:p>878.637</text:p>
          </table:table-cell>
          <table:table-cell office:value-type="float" office:value="892.674" calcext:value-type="float">
            <text:p>892.674</text:p>
          </table:table-cell>
          <table:table-cell office:value-type="float" office:value="327.2263" calcext:value-type="float">
            <text:p>327.2263</text:p>
          </table:table-cell>
          <table:table-cell office:value-type="float" office:value="443.7566" calcext:value-type="float">
            <text:p>443.7566</text:p>
          </table:table-cell>
          <table:table-cell office:value-type="float" office:value="383.1883" calcext:value-type="float">
            <text:p>383.1883</text:p>
          </table:table-cell>
          <table:table-cell office:value-type="float" office:value="323.6472" calcext:value-type="float">
            <text:p>323.64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0" calcext:value-type="float">
            <text:p>23042000</text:p>
          </table:table-cell>
          <table:table-cell office:value-type="float" office:value="62.28492" calcext:value-type="float">
            <text:p>62.28492</text:p>
          </table:table-cell>
          <table:table-cell office:value-type="float" office:value="5560.499" calcext:value-type="float">
            <text:p>5560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7114" calcext:value-type="float">
            <text:p>-3.817114</text:p>
          </table:table-cell>
          <table:table-cell office:value-type="float" office:value="13.70912" calcext:value-type="float">
            <text:p>13.70912</text:p>
          </table:table-cell>
          <table:table-cell office:value-type="float" office:value="0" calcext:value-type="float">
            <text:p>0</text:p>
          </table:table-cell>
          <table:table-cell office:value-type="float" office:value="40.09677" calcext:value-type="float">
            <text:p>40.09677</text:p>
          </table:table-cell>
          <table:table-cell office:value-type="float" office:value="0.05510541" calcext:value-type="float">
            <text:p>0.05510541</text:p>
          </table:table-cell>
          <table:table-cell office:value-type="float" office:value="0.002525668" calcext:value-type="float">
            <text:p>0.002525668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79089" calcext:value-type="float">
            <text:p>0.1179089</text:p>
          </table:table-cell>
          <table:table-cell office:value-type="float" office:value="0.3948909" calcext:value-type="float">
            <text:p>0.3948909</text:p>
          </table:table-cell>
          <table:table-cell office:value-type="float" office:value="360" calcext:value-type="float">
            <text:p>360</text:p>
          </table:table-cell>
          <table:table-cell office:value-type="float" office:value="-4.330036" calcext:value-type="float">
            <text:p>-4.330036</text:p>
          </table:table-cell>
          <table:table-cell office:value-type="float" office:value="0" calcext:value-type="float">
            <text:p>0</text:p>
          </table:table-cell>
          <table:table-cell office:value-type="float" office:value="209.8686" calcext:value-type="float">
            <text:p>209.8686</text:p>
          </table:table-cell>
          <table:table-cell office:value-type="float" office:value="274.4725" calcext:value-type="float">
            <text:p>274.4725</text:p>
          </table:table-cell>
          <table:table-cell office:value-type="float" office:value="900.275" calcext:value-type="float">
            <text:p>900.275</text:p>
          </table:table-cell>
          <table:table-cell office:value-type="float" office:value="882.8875" calcext:value-type="float">
            <text:p>882.8875</text:p>
          </table:table-cell>
          <table:table-cell office:value-type="float" office:value="878.6196" calcext:value-type="float">
            <text:p>878.6196</text:p>
          </table:table-cell>
          <table:table-cell office:value-type="float" office:value="892.6583" calcext:value-type="float">
            <text:p>892.6583</text:p>
          </table:table-cell>
          <table:table-cell office:value-type="float" office:value="327.2224" calcext:value-type="float">
            <text:p>327.2224</text:p>
          </table:table-cell>
          <table:table-cell office:value-type="float" office:value="443.7538" calcext:value-type="float">
            <text:p>443.7538</text:p>
          </table:table-cell>
          <table:table-cell office:value-type="float" office:value="383.1873" calcext:value-type="float">
            <text:p>383.1873</text:p>
          </table:table-cell>
          <table:table-cell office:value-type="float" office:value="323.6465" calcext:value-type="float">
            <text:p>323.64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62.23409" calcext:value-type="float">
            <text:p>62.23409</text:p>
          </table:table-cell>
          <table:table-cell office:value-type="float" office:value="5560.378" calcext:value-type="float">
            <text:p>5560.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9189" calcext:value-type="float">
            <text:p>-3.99189</text:p>
          </table:table-cell>
          <table:table-cell office:value-type="float" office:value="13.37673" calcext:value-type="float">
            <text:p>13.37673</text:p>
          </table:table-cell>
          <table:table-cell office:value-type="float" office:value="0" calcext:value-type="float">
            <text:p>0</text:p>
          </table:table-cell>
          <table:table-cell office:value-type="float" office:value="40.07048" calcext:value-type="float">
            <text:p>40.07048</text:p>
          </table:table-cell>
          <table:table-cell office:value-type="float" office:value="0.05416252" calcext:value-type="float">
            <text:p>0.05416252</text:p>
          </table:table-cell>
          <table:table-cell office:value-type="float" office:value="0.002737311" calcext:value-type="float">
            <text:p>0.002737311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90162" calcext:value-type="float">
            <text:p>0.1190162</text:p>
          </table:table-cell>
          <table:table-cell office:value-type="float" office:value="0.3914097" calcext:value-type="float">
            <text:p>0.3914097</text:p>
          </table:table-cell>
          <table:table-cell office:value-type="float" office:value="360" calcext:value-type="float">
            <text:p>360</text:p>
          </table:table-cell>
          <table:table-cell office:value-type="float" office:value="-4.502227" calcext:value-type="float">
            <text:p>-4.502227</text:p>
          </table:table-cell>
          <table:table-cell office:value-type="float" office:value="0" calcext:value-type="float">
            <text:p>0</text:p>
          </table:table-cell>
          <table:table-cell office:value-type="float" office:value="209.8596" calcext:value-type="float">
            <text:p>209.8596</text:p>
          </table:table-cell>
          <table:table-cell office:value-type="float" office:value="274.4532" calcext:value-type="float">
            <text:p>274.4532</text:p>
          </table:table-cell>
          <table:table-cell office:value-type="float" office:value="900.2217" calcext:value-type="float">
            <text:p>900.2217</text:p>
          </table:table-cell>
          <table:table-cell office:value-type="float" office:value="882.8485" calcext:value-type="float">
            <text:p>882.8485</text:p>
          </table:table-cell>
          <table:table-cell office:value-type="float" office:value="878.5973" calcext:value-type="float">
            <text:p>878.5973</text:p>
          </table:table-cell>
          <table:table-cell office:value-type="float" office:value="892.6393" calcext:value-type="float">
            <text:p>892.6393</text:p>
          </table:table-cell>
          <table:table-cell office:value-type="float" office:value="327.218" calcext:value-type="float">
            <text:p>327.218</text:p>
          </table:table-cell>
          <table:table-cell office:value-type="float" office:value="443.751" calcext:value-type="float">
            <text:p>443.751</text:p>
          </table:table-cell>
          <table:table-cell office:value-type="float" office:value="383.1863" calcext:value-type="float">
            <text:p>383.1863</text:p>
          </table:table-cell>
          <table:table-cell office:value-type="float" office:value="323.6457" calcext:value-type="float">
            <text:p>323.64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62.17702" calcext:value-type="float">
            <text:p>62.17702</text:p>
          </table:table-cell>
          <table:table-cell office:value-type="float" office:value="5560.223" calcext:value-type="float">
            <text:p>5560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97552" calcext:value-type="float">
            <text:p>-4.197552</text:p>
          </table:table-cell>
          <table:table-cell office:value-type="float" office:value="15.05814" calcext:value-type="float">
            <text:p>15.05814</text:p>
          </table:table-cell>
          <table:table-cell office:value-type="float" office:value="0" calcext:value-type="float">
            <text:p>0</text:p>
          </table:table-cell>
          <table:table-cell office:value-type="float" office:value="40.01176" calcext:value-type="float">
            <text:p>40.01176</text:p>
          </table:table-cell>
          <table:table-cell office:value-type="float" office:value="0.0530192" calcext:value-type="float">
            <text:p>0.0530192</text:p>
          </table:table-cell>
          <table:table-cell office:value-type="float" office:value="0.002995538" calcext:value-type="float">
            <text:p>0.002995538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198498" calcext:value-type="float">
            <text:p>0.1198498</text:p>
          </table:table-cell>
          <table:table-cell office:value-type="float" office:value="0.3873249" calcext:value-type="float">
            <text:p>0.3873249</text:p>
          </table:table-cell>
          <table:table-cell office:value-type="float" office:value="360" calcext:value-type="float">
            <text:p>360</text:p>
          </table:table-cell>
          <table:table-cell office:value-type="float" office:value="-4.704378" calcext:value-type="float">
            <text:p>-4.704378</text:p>
          </table:table-cell>
          <table:table-cell office:value-type="float" office:value="0" calcext:value-type="float">
            <text:p>0</text:p>
          </table:table-cell>
          <table:table-cell office:value-type="float" office:value="209.8566" calcext:value-type="float">
            <text:p>209.8566</text:p>
          </table:table-cell>
          <table:table-cell office:value-type="float" office:value="274.4288" calcext:value-type="float">
            <text:p>274.4288</text:p>
          </table:table-cell>
          <table:table-cell office:value-type="float" office:value="900.1539" calcext:value-type="float">
            <text:p>900.1539</text:p>
          </table:table-cell>
          <table:table-cell office:value-type="float" office:value="882.7952" calcext:value-type="float">
            <text:p>882.7952</text:p>
          </table:table-cell>
          <table:table-cell office:value-type="float" office:value="878.5683" calcext:value-type="float">
            <text:p>878.5683</text:p>
          </table:table-cell>
          <table:table-cell office:value-type="float" office:value="892.6166" calcext:value-type="float">
            <text:p>892.6166</text:p>
          </table:table-cell>
          <table:table-cell office:value-type="float" office:value="327.2128" calcext:value-type="float">
            <text:p>327.2128</text:p>
          </table:table-cell>
          <table:table-cell office:value-type="float" office:value="443.7485" calcext:value-type="float">
            <text:p>443.7485</text:p>
          </table:table-cell>
          <table:table-cell office:value-type="float" office:value="383.1849" calcext:value-type="float">
            <text:p>383.1849</text:p>
          </table:table-cell>
          <table:table-cell office:value-type="float" office:value="323.645" calcext:value-type="float">
            <text:p>323.6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0" calcext:value-type="float">
            <text:p>26042000</text:p>
          </table:table-cell>
          <table:table-cell office:value-type="float" office:value="62.11626" calcext:value-type="float">
            <text:p>62.11626</text:p>
          </table:table-cell>
          <table:table-cell office:value-type="float" office:value="5560.051" calcext:value-type="float">
            <text:p>556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2823" calcext:value-type="float">
            <text:p>-4.422823</text:p>
          </table:table-cell>
          <table:table-cell office:value-type="float" office:value="12.25384" calcext:value-type="float">
            <text:p>12.25384</text:p>
          </table:table-cell>
          <table:table-cell office:value-type="float" office:value="0" calcext:value-type="float">
            <text:p>0</text:p>
          </table:table-cell>
          <table:table-cell office:value-type="float" office:value="39.95684" calcext:value-type="float">
            <text:p>39.95684</text:p>
          </table:table-cell>
          <table:table-cell office:value-type="float" office:value="0.05198454" calcext:value-type="float">
            <text:p>0.05198454</text:p>
          </table:table-cell>
          <table:table-cell office:value-type="float" office:value="0.003242717" calcext:value-type="float">
            <text:p>0.003242717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05021" calcext:value-type="float">
            <text:p>0.1205021</text:p>
          </table:table-cell>
          <table:table-cell office:value-type="float" office:value="0.383015" calcext:value-type="float">
            <text:p>0.383015</text:p>
          </table:table-cell>
          <table:table-cell office:value-type="float" office:value="360" calcext:value-type="float">
            <text:p>360</text:p>
          </table:table-cell>
          <table:table-cell office:value-type="float" office:value="-4.925745" calcext:value-type="float">
            <text:p>-4.925745</text:p>
          </table:table-cell>
          <table:table-cell office:value-type="float" office:value="0" calcext:value-type="float">
            <text:p>0</text:p>
          </table:table-cell>
          <table:table-cell office:value-type="float" office:value="209.8545" calcext:value-type="float">
            <text:p>209.8545</text:p>
          </table:table-cell>
          <table:table-cell office:value-type="float" office:value="274.4029" calcext:value-type="float">
            <text:p>274.4029</text:p>
          </table:table-cell>
          <table:table-cell office:value-type="float" office:value="900.0801" calcext:value-type="float">
            <text:p>900.0801</text:p>
          </table:table-cell>
          <table:table-cell office:value-type="float" office:value="882.7367" calcext:value-type="float">
            <text:p>882.7367</text:p>
          </table:table-cell>
          <table:table-cell office:value-type="float" office:value="878.5359" calcext:value-type="float">
            <text:p>878.5359</text:p>
          </table:table-cell>
          <table:table-cell office:value-type="float" office:value="892.5895" calcext:value-type="float">
            <text:p>892.5895</text:p>
          </table:table-cell>
          <table:table-cell office:value-type="float" office:value="327.2068" calcext:value-type="float">
            <text:p>327.2068</text:p>
          </table:table-cell>
          <table:table-cell office:value-type="float" office:value="443.7447" calcext:value-type="float">
            <text:p>443.7447</text:p>
          </table:table-cell>
          <table:table-cell office:value-type="float" office:value="383.1834" calcext:value-type="float">
            <text:p>383.1834</text:p>
          </table:table-cell>
          <table:table-cell office:value-type="float" office:value="323.6442" calcext:value-type="float">
            <text:p>323.64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0" calcext:value-type="float">
            <text:p>27042000</text:p>
          </table:table-cell>
          <table:table-cell office:value-type="float" office:value="62.05483" calcext:value-type="float">
            <text:p>62.05483</text:p>
          </table:table-cell>
          <table:table-cell office:value-type="float" office:value="5559.866" calcext:value-type="float">
            <text:p>5559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55898" calcext:value-type="float">
            <text:p>-4.655898</text:p>
          </table:table-cell>
          <table:table-cell office:value-type="float" office:value="14.11007" calcext:value-type="float">
            <text:p>14.11007</text:p>
          </table:table-cell>
          <table:table-cell office:value-type="float" office:value="0" calcext:value-type="float">
            <text:p>0</text:p>
          </table:table-cell>
          <table:table-cell office:value-type="float" office:value="39.91022" calcext:value-type="float">
            <text:p>39.91022</text:p>
          </table:table-cell>
          <table:table-cell office:value-type="float" office:value="0.05095187" calcext:value-type="float">
            <text:p>0.05095187</text:p>
          </table:table-cell>
          <table:table-cell office:value-type="float" office:value="0.003521296" calcext:value-type="float">
            <text:p>0.003521296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10381" calcext:value-type="float">
            <text:p>0.1210381</text:p>
          </table:table-cell>
          <table:table-cell office:value-type="float" office:value="0.3786429" calcext:value-type="float">
            <text:p>0.3786429</text:p>
          </table:table-cell>
          <table:table-cell office:value-type="float" office:value="360" calcext:value-type="float">
            <text:p>360</text:p>
          </table:table-cell>
          <table:table-cell office:value-type="float" office:value="-5.154705" calcext:value-type="float">
            <text:p>-5.154705</text:p>
          </table:table-cell>
          <table:table-cell office:value-type="float" office:value="0" calcext:value-type="float">
            <text:p>0</text:p>
          </table:table-cell>
          <table:table-cell office:value-type="float" office:value="209.8541" calcext:value-type="float">
            <text:p>209.8541</text:p>
          </table:table-cell>
          <table:table-cell office:value-type="float" office:value="274.377" calcext:value-type="float">
            <text:p>274.377</text:p>
          </table:table-cell>
          <table:table-cell office:value-type="float" office:value="900.0038" calcext:value-type="float">
            <text:p>900.0038</text:p>
          </table:table-cell>
          <table:table-cell office:value-type="float" office:value="882.6738" calcext:value-type="float">
            <text:p>882.6738</text:p>
          </table:table-cell>
          <table:table-cell office:value-type="float" office:value="878.5015" calcext:value-type="float">
            <text:p>878.5015</text:p>
          </table:table-cell>
          <table:table-cell office:value-type="float" office:value="892.5602" calcext:value-type="float">
            <text:p>892.5602</text:p>
          </table:table-cell>
          <table:table-cell office:value-type="float" office:value="327.2002" calcext:value-type="float">
            <text:p>327.2002</text:p>
          </table:table-cell>
          <table:table-cell office:value-type="float" office:value="443.7376" calcext:value-type="float">
            <text:p>443.7376</text:p>
          </table:table-cell>
          <table:table-cell office:value-type="float" office:value="383.1819" calcext:value-type="float">
            <text:p>383.1819</text:p>
          </table:table-cell>
          <table:table-cell office:value-type="float" office:value="323.6434" calcext:value-type="float">
            <text:p>323.64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61.97946" calcext:value-type="float">
            <text:p>61.97946</text:p>
          </table:table-cell>
          <table:table-cell office:value-type="float" office:value="5559.652" calcext:value-type="float">
            <text:p>5559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26292" calcext:value-type="float">
            <text:p>-4.926292</text:p>
          </table:table-cell>
          <table:table-cell office:value-type="float" office:value="14.4116" calcext:value-type="float">
            <text:p>14.4116</text:p>
          </table:table-cell>
          <table:table-cell office:value-type="float" office:value="0" calcext:value-type="float">
            <text:p>0</text:p>
          </table:table-cell>
          <table:table-cell office:value-type="float" office:value="39.855" calcext:value-type="float">
            <text:p>39.855</text:p>
          </table:table-cell>
          <table:table-cell office:value-type="float" office:value="0.04980413" calcext:value-type="float">
            <text:p>0.04980413</text:p>
          </table:table-cell>
          <table:table-cell office:value-type="float" office:value="0.00377597" calcext:value-type="float">
            <text:p>0.00377597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15123" calcext:value-type="float">
            <text:p>0.1215123</text:p>
          </table:table-cell>
          <table:table-cell office:value-type="float" office:value="0.374319" calcext:value-type="float">
            <text:p>0.374319</text:p>
          </table:table-cell>
          <table:table-cell office:value-type="float" office:value="360" calcext:value-type="float">
            <text:p>360</text:p>
          </table:table-cell>
          <table:table-cell office:value-type="float" office:value="-5.420995" calcext:value-type="float">
            <text:p>-5.420995</text:p>
          </table:table-cell>
          <table:table-cell office:value-type="float" office:value="0" calcext:value-type="float">
            <text:p>0</text:p>
          </table:table-cell>
          <table:table-cell office:value-type="float" office:value="209.8527" calcext:value-type="float">
            <text:p>209.8527</text:p>
          </table:table-cell>
          <table:table-cell office:value-type="float" office:value="274.3435" calcext:value-type="float">
            <text:p>274.3435</text:p>
          </table:table-cell>
          <table:table-cell office:value-type="float" office:value="899.9108" calcext:value-type="float">
            <text:p>899.9108</text:p>
          </table:table-cell>
          <table:table-cell office:value-type="float" office:value="882.6006" calcext:value-type="float">
            <text:p>882.6006</text:p>
          </table:table-cell>
          <table:table-cell office:value-type="float" office:value="878.463" calcext:value-type="float">
            <text:p>878.463</text:p>
          </table:table-cell>
          <table:table-cell office:value-type="float" office:value="892.5281" calcext:value-type="float">
            <text:p>892.5281</text:p>
          </table:table-cell>
          <table:table-cell office:value-type="float" office:value="327.1928" calcext:value-type="float">
            <text:p>327.1928</text:p>
          </table:table-cell>
          <table:table-cell office:value-type="float" office:value="443.7303" calcext:value-type="float">
            <text:p>443.7303</text:p>
          </table:table-cell>
          <table:table-cell office:value-type="float" office:value="383.1803" calcext:value-type="float">
            <text:p>383.1803</text:p>
          </table:table-cell>
          <table:table-cell office:value-type="float" office:value="323.6425" calcext:value-type="float">
            <text:p>323.6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0" calcext:value-type="float">
            <text:p>29042000</text:p>
          </table:table-cell>
          <table:table-cell office:value-type="float" office:value="61.8931" calcext:value-type="float">
            <text:p>61.8931</text:p>
          </table:table-cell>
          <table:table-cell office:value-type="float" office:value="5559.396" calcext:value-type="float">
            <text:p>5559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41853" calcext:value-type="float">
            <text:p>-5.241853</text:p>
          </table:table-cell>
          <table:table-cell office:value-type="float" office:value="15.67652" calcext:value-type="float">
            <text:p>15.67652</text:p>
          </table:table-cell>
          <table:table-cell office:value-type="float" office:value="0" calcext:value-type="float">
            <text:p>0</text:p>
          </table:table-cell>
          <table:table-cell office:value-type="float" office:value="39.80534" calcext:value-type="float">
            <text:p>39.80534</text:p>
          </table:table-cell>
          <table:table-cell office:value-type="float" office:value="0.04875495" calcext:value-type="float">
            <text:p>0.04875495</text:p>
          </table:table-cell>
          <table:table-cell office:value-type="float" office:value="0.004038935" calcext:value-type="float">
            <text:p>0.004038935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19363" calcext:value-type="float">
            <text:p>0.1219363</text:p>
          </table:table-cell>
          <table:table-cell office:value-type="float" office:value="0.3700927" calcext:value-type="float">
            <text:p>0.3700927</text:p>
          </table:table-cell>
          <table:table-cell office:value-type="float" office:value="360" calcext:value-type="float">
            <text:p>360</text:p>
          </table:table-cell>
          <table:table-cell office:value-type="float" office:value="-5.732491" calcext:value-type="float">
            <text:p>-5.732491</text:p>
          </table:table-cell>
          <table:table-cell office:value-type="float" office:value="0" calcext:value-type="float">
            <text:p>0</text:p>
          </table:table-cell>
          <table:table-cell office:value-type="float" office:value="209.8532" calcext:value-type="float">
            <text:p>209.8532</text:p>
          </table:table-cell>
          <table:table-cell office:value-type="float" office:value="274.305" calcext:value-type="float">
            <text:p>274.305</text:p>
          </table:table-cell>
          <table:table-cell office:value-type="float" office:value="899.8032" calcext:value-type="float">
            <text:p>899.8032</text:p>
          </table:table-cell>
          <table:table-cell office:value-type="float" office:value="882.5118" calcext:value-type="float">
            <text:p>882.5118</text:p>
          </table:table-cell>
          <table:table-cell office:value-type="float" office:value="878.4146" calcext:value-type="float">
            <text:p>878.4146</text:p>
          </table:table-cell>
          <table:table-cell office:value-type="float" office:value="892.4887" calcext:value-type="float">
            <text:p>892.4887</text:p>
          </table:table-cell>
          <table:table-cell office:value-type="float" office:value="327.1839" calcext:value-type="float">
            <text:p>327.1839</text:p>
          </table:table-cell>
          <table:table-cell office:value-type="float" office:value="443.7226" calcext:value-type="float">
            <text:p>443.7226</text:p>
          </table:table-cell>
          <table:table-cell office:value-type="float" office:value="383.1786" calcext:value-type="float">
            <text:p>383.1786</text:p>
          </table:table-cell>
          <table:table-cell office:value-type="float" office:value="323.6417" calcext:value-type="float">
            <text:p>323.64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0" calcext:value-type="float">
            <text:p>30042000</text:p>
          </table:table-cell>
          <table:table-cell office:value-type="float" office:value="61.81319" calcext:value-type="float">
            <text:p>61.81319</text:p>
          </table:table-cell>
          <table:table-cell office:value-type="float" office:value="5559.146" calcext:value-type="float">
            <text:p>5559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51608" calcext:value-type="float">
            <text:p>-5.551608</text:p>
          </table:table-cell>
          <table:table-cell office:value-type="float" office:value="12.83647" calcext:value-type="float">
            <text:p>12.83647</text:p>
          </table:table-cell>
          <table:table-cell office:value-type="float" office:value="0" calcext:value-type="float">
            <text:p>0</text:p>
          </table:table-cell>
          <table:table-cell office:value-type="float" office:value="39.76519" calcext:value-type="float">
            <text:p>39.76519</text:p>
          </table:table-cell>
          <table:table-cell office:value-type="float" office:value="0.04774823" calcext:value-type="float">
            <text:p>0.04774823</text:p>
          </table:table-cell>
          <table:table-cell office:value-type="float" office:value="0.004314924" calcext:value-type="float">
            <text:p>0.004314924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23435" calcext:value-type="float">
            <text:p>0.1223435</text:p>
          </table:table-cell>
          <table:table-cell office:value-type="float" office:value="0.366006" calcext:value-type="float">
            <text:p>0.366006</text:p>
          </table:table-cell>
          <table:table-cell office:value-type="float" office:value="360" calcext:value-type="float">
            <text:p>360</text:p>
          </table:table-cell>
          <table:table-cell office:value-type="float" office:value="-6.03829" calcext:value-type="float">
            <text:p>-6.03829</text:p>
          </table:table-cell>
          <table:table-cell office:value-type="float" office:value="0" calcext:value-type="float">
            <text:p>0</text:p>
          </table:table-cell>
          <table:table-cell office:value-type="float" office:value="209.8552" calcext:value-type="float">
            <text:p>209.8552</text:p>
          </table:table-cell>
          <table:table-cell office:value-type="float" office:value="274.2697" calcext:value-type="float">
            <text:p>274.2697</text:p>
          </table:table-cell>
          <table:table-cell office:value-type="float" office:value="899.7031" calcext:value-type="float">
            <text:p>899.7031</text:p>
          </table:table-cell>
          <table:table-cell office:value-type="float" office:value="882.4253" calcext:value-type="float">
            <text:p>882.4253</text:p>
          </table:table-cell>
          <table:table-cell office:value-type="float" office:value="878.3668" calcext:value-type="float">
            <text:p>878.3668</text:p>
          </table:table-cell>
          <table:table-cell office:value-type="float" office:value="892.4486" calcext:value-type="float">
            <text:p>892.4486</text:p>
          </table:table-cell>
          <table:table-cell office:value-type="float" office:value="327.1747" calcext:value-type="float">
            <text:p>327.1747</text:p>
          </table:table-cell>
          <table:table-cell office:value-type="float" office:value="443.7147" calcext:value-type="float">
            <text:p>443.7147</text:p>
          </table:table-cell>
          <table:table-cell office:value-type="float" office:value="383.1768" calcext:value-type="float">
            <text:p>383.1768</text:p>
          </table:table-cell>
          <table:table-cell office:value-type="float" office:value="323.6408" calcext:value-type="float">
            <text:p>323.64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61.75757" calcext:value-type="float">
            <text:p>61.75757</text:p>
          </table:table-cell>
          <table:table-cell office:value-type="float" office:value="5558.949" calcext:value-type="float">
            <text:p>5558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02847" calcext:value-type="float">
            <text:p>-5.802847</text:p>
          </table:table-cell>
          <table:table-cell office:value-type="float" office:value="16.16945" calcext:value-type="float">
            <text:p>16.16945</text:p>
          </table:table-cell>
          <table:table-cell office:value-type="float" office:value="0" calcext:value-type="float">
            <text:p>0</text:p>
          </table:table-cell>
          <table:table-cell office:value-type="float" office:value="39.73845" calcext:value-type="float">
            <text:p>39.73845</text:p>
          </table:table-cell>
          <table:table-cell office:value-type="float" office:value="0.04718553" calcext:value-type="float">
            <text:p>0.04718553</text:p>
          </table:table-cell>
          <table:table-cell office:value-type="float" office:value="0.004599611" calcext:value-type="float">
            <text:p>0.004599611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27385" calcext:value-type="float">
            <text:p>0.1227385</text:p>
          </table:table-cell>
          <table:table-cell office:value-type="float" office:value="0.3620573" calcext:value-type="float">
            <text:p>0.3620573</text:p>
          </table:table-cell>
          <table:table-cell office:value-type="float" office:value="360" calcext:value-type="float">
            <text:p>360</text:p>
          </table:table-cell>
          <table:table-cell office:value-type="float" office:value="-6.28569" calcext:value-type="float">
            <text:p>-6.28569</text:p>
          </table:table-cell>
          <table:table-cell office:value-type="float" office:value="0" calcext:value-type="float">
            <text:p>0</text:p>
          </table:table-cell>
          <table:table-cell office:value-type="float" office:value="209.859" calcext:value-type="float">
            <text:p>209.859</text:p>
          </table:table-cell>
          <table:table-cell office:value-type="float" office:value="274.2483" calcext:value-type="float">
            <text:p>274.2483</text:p>
          </table:table-cell>
          <table:table-cell office:value-type="float" office:value="899.6343" calcext:value-type="float">
            <text:p>899.6343</text:p>
          </table:table-cell>
          <table:table-cell office:value-type="float" office:value="882.3562" calcext:value-type="float">
            <text:p>882.3562</text:p>
          </table:table-cell>
          <table:table-cell office:value-type="float" office:value="878.3259" calcext:value-type="float">
            <text:p>878.3259</text:p>
          </table:table-cell>
          <table:table-cell office:value-type="float" office:value="892.4114" calcext:value-type="float">
            <text:p>892.4114</text:p>
          </table:table-cell>
          <table:table-cell office:value-type="float" office:value="327.1658" calcext:value-type="float">
            <text:p>327.1658</text:p>
          </table:table-cell>
          <table:table-cell office:value-type="float" office:value="443.7067" calcext:value-type="float">
            <text:p>443.7067</text:p>
          </table:table-cell>
          <table:table-cell office:value-type="float" office:value="383.1749" calcext:value-type="float">
            <text:p>383.1749</text:p>
          </table:table-cell>
          <table:table-cell office:value-type="float" office:value="323.6397" calcext:value-type="float">
            <text:p>323.63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61.68458" calcext:value-type="float">
            <text:p>61.68458</text:p>
          </table:table-cell>
          <table:table-cell office:value-type="float" office:value="5558.724" calcext:value-type="float">
            <text:p>5558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82648" calcext:value-type="float">
            <text:p>-6.082648</text:p>
          </table:table-cell>
          <table:table-cell office:value-type="float" office:value="15.98496" calcext:value-type="float">
            <text:p>15.98496</text:p>
          </table:table-cell>
          <table:table-cell office:value-type="float" office:value="0" calcext:value-type="float">
            <text:p>0</text:p>
          </table:table-cell>
          <table:table-cell office:value-type="float" office:value="39.6988" calcext:value-type="float">
            <text:p>39.6988</text:p>
          </table:table-cell>
          <table:table-cell office:value-type="float" office:value="0.04622985" calcext:value-type="float">
            <text:p>0.04622985</text:p>
          </table:table-cell>
          <table:table-cell office:value-type="float" office:value="0.004880127" calcext:value-type="float">
            <text:p>0.004880127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31432" calcext:value-type="float">
            <text:p>0.1231432</text:p>
          </table:table-cell>
          <table:table-cell office:value-type="float" office:value="0.35858" calcext:value-type="float">
            <text:p>0.35858</text:p>
          </table:table-cell>
          <table:table-cell office:value-type="float" office:value="360" calcext:value-type="float">
            <text:p>360</text:p>
          </table:table-cell>
          <table:table-cell office:value-type="float" office:value="-6.562139" calcext:value-type="float">
            <text:p>-6.562139</text:p>
          </table:table-cell>
          <table:table-cell office:value-type="float" office:value="0" calcext:value-type="float">
            <text:p>0</text:p>
          </table:table-cell>
          <table:table-cell office:value-type="float" office:value="209.8609" calcext:value-type="float">
            <text:p>209.8609</text:p>
          </table:table-cell>
          <table:table-cell office:value-type="float" office:value="274.2148" calcext:value-type="float">
            <text:p>274.2148</text:p>
          </table:table-cell>
          <table:table-cell office:value-type="float" office:value="899.5417" calcext:value-type="float">
            <text:p>899.5417</text:p>
          </table:table-cell>
          <table:table-cell office:value-type="float" office:value="882.2789" calcext:value-type="float">
            <text:p>882.2789</text:p>
          </table:table-cell>
          <table:table-cell office:value-type="float" office:value="878.285" calcext:value-type="float">
            <text:p>878.285</text:p>
          </table:table-cell>
          <table:table-cell office:value-type="float" office:value="892.3766" calcext:value-type="float">
            <text:p>892.3766</text:p>
          </table:table-cell>
          <table:table-cell office:value-type="float" office:value="327.1571" calcext:value-type="float">
            <text:p>327.1571</text:p>
          </table:table-cell>
          <table:table-cell office:value-type="float" office:value="443.6989" calcext:value-type="float">
            <text:p>443.6989</text:p>
          </table:table-cell>
          <table:table-cell office:value-type="float" office:value="383.1729" calcext:value-type="float">
            <text:p>383.1729</text:p>
          </table:table-cell>
          <table:table-cell office:value-type="float" office:value="323.6385" calcext:value-type="float">
            <text:p>323.63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61.60182" calcext:value-type="float">
            <text:p>61.60182</text:p>
          </table:table-cell>
          <table:table-cell office:value-type="float" office:value="5558.465" calcext:value-type="float">
            <text:p>5558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00321" calcext:value-type="float">
            <text:p>-6.400321</text:p>
          </table:table-cell>
          <table:table-cell office:value-type="float" office:value="14.78615" calcext:value-type="float">
            <text:p>14.78615</text:p>
          </table:table-cell>
          <table:table-cell office:value-type="float" office:value="0" calcext:value-type="float">
            <text:p>0</text:p>
          </table:table-cell>
          <table:table-cell office:value-type="float" office:value="39.66083" calcext:value-type="float">
            <text:p>39.66083</text:p>
          </table:table-cell>
          <table:table-cell office:value-type="float" office:value="0.04526807" calcext:value-type="float">
            <text:p>0.04526807</text:p>
          </table:table-cell>
          <table:table-cell office:value-type="float" office:value="0.005146021" calcext:value-type="float">
            <text:p>0.005146021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35515" calcext:value-type="float">
            <text:p>0.1235515</text:p>
          </table:table-cell>
          <table:table-cell office:value-type="float" office:value="0.3553177" calcext:value-type="float">
            <text:p>0.3553177</text:p>
          </table:table-cell>
          <table:table-cell office:value-type="float" office:value="360" calcext:value-type="float">
            <text:p>360</text:p>
          </table:table-cell>
          <table:table-cell office:value-type="float" office:value="-6.876692" calcext:value-type="float">
            <text:p>-6.876692</text:p>
          </table:table-cell>
          <table:table-cell office:value-type="float" office:value="0" calcext:value-type="float">
            <text:p>0</text:p>
          </table:table-cell>
          <table:table-cell office:value-type="float" office:value="209.8636" calcext:value-type="float">
            <text:p>209.8636</text:p>
          </table:table-cell>
          <table:table-cell office:value-type="float" office:value="274.1764" calcext:value-type="float">
            <text:p>274.1764</text:p>
          </table:table-cell>
          <table:table-cell office:value-type="float" office:value="899.4349" calcext:value-type="float">
            <text:p>899.4349</text:p>
          </table:table-cell>
          <table:table-cell office:value-type="float" office:value="882.1917" calcext:value-type="float">
            <text:p>882.1917</text:p>
          </table:table-cell>
          <table:table-cell office:value-type="float" office:value="878.2351" calcext:value-type="float">
            <text:p>878.2351</text:p>
          </table:table-cell>
          <table:table-cell office:value-type="float" office:value="892.3366" calcext:value-type="float">
            <text:p>892.3366</text:p>
          </table:table-cell>
          <table:table-cell office:value-type="float" office:value="327.1479" calcext:value-type="float">
            <text:p>327.1479</text:p>
          </table:table-cell>
          <table:table-cell office:value-type="float" office:value="443.6908" calcext:value-type="float">
            <text:p>443.6908</text:p>
          </table:table-cell>
          <table:table-cell office:value-type="float" office:value="383.171" calcext:value-type="float">
            <text:p>383.171</text:p>
          </table:table-cell>
          <table:table-cell office:value-type="float" office:value="323.6373" calcext:value-type="float">
            <text:p>323.63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61.50284" calcext:value-type="float">
            <text:p>61.50284</text:p>
          </table:table-cell>
          <table:table-cell office:value-type="float" office:value="5558.176" calcext:value-type="float">
            <text:p>5558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69578" calcext:value-type="float">
            <text:p>-6.769578</text:p>
          </table:table-cell>
          <table:table-cell office:value-type="float" office:value="18.01823" calcext:value-type="float">
            <text:p>18.01823</text:p>
          </table:table-cell>
          <table:table-cell office:value-type="float" office:value="0" calcext:value-type="float">
            <text:p>0</text:p>
          </table:table-cell>
          <table:table-cell office:value-type="float" office:value="39.61548" calcext:value-type="float">
            <text:p>39.61548</text:p>
          </table:table-cell>
          <table:table-cell office:value-type="float" office:value="0.02212907" calcext:value-type="float">
            <text:p>0.02212907</text:p>
          </table:table-cell>
          <table:table-cell office:value-type="float" office:value="0.005420446" calcext:value-type="float">
            <text:p>0.005420446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3956" calcext:value-type="float">
            <text:p>0.123956</text:p>
          </table:table-cell>
          <table:table-cell office:value-type="float" office:value="0.3521239" calcext:value-type="float">
            <text:p>0.3521239</text:p>
          </table:table-cell>
          <table:table-cell office:value-type="float" office:value="360" calcext:value-type="float">
            <text:p>360</text:p>
          </table:table-cell>
          <table:table-cell office:value-type="float" office:value="-7.242885" calcext:value-type="float">
            <text:p>-7.242885</text:p>
          </table:table-cell>
          <table:table-cell office:value-type="float" office:value="0" calcext:value-type="float">
            <text:p>0</text:p>
          </table:table-cell>
          <table:table-cell office:value-type="float" office:value="196.1572" calcext:value-type="float">
            <text:p>196.1572</text:p>
          </table:table-cell>
          <table:table-cell office:value-type="float" office:value="273.8941" calcext:value-type="float">
            <text:p>273.8941</text:p>
          </table:table-cell>
          <table:table-cell office:value-type="float" office:value="905.7526" calcext:value-type="float">
            <text:p>905.7526</text:p>
          </table:table-cell>
          <table:table-cell office:value-type="float" office:value="889.6229" calcext:value-type="float">
            <text:p>889.6229</text:p>
          </table:table-cell>
          <table:table-cell office:value-type="float" office:value="878.1786" calcext:value-type="float">
            <text:p>878.1786</text:p>
          </table:table-cell>
          <table:table-cell office:value-type="float" office:value="892.2907" calcext:value-type="float">
            <text:p>892.2907</text:p>
          </table:table-cell>
          <table:table-cell office:value-type="float" office:value="327.1375" calcext:value-type="float">
            <text:p>327.1375</text:p>
          </table:table-cell>
          <table:table-cell office:value-type="float" office:value="443.6818" calcext:value-type="float">
            <text:p>443.6818</text:p>
          </table:table-cell>
          <table:table-cell office:value-type="float" office:value="383.1689" calcext:value-type="float">
            <text:p>383.1689</text:p>
          </table:table-cell>
          <table:table-cell office:value-type="float" office:value="323.636" calcext:value-type="float">
            <text:p>323.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61.39032" calcext:value-type="float">
            <text:p>61.39032</text:p>
          </table:table-cell>
          <table:table-cell office:value-type="float" office:value="5557.848" calcext:value-type="float">
            <text:p>5557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76147" calcext:value-type="float">
            <text:p>-7.176147</text:p>
          </table:table-cell>
          <table:table-cell office:value-type="float" office:value="16.89799" calcext:value-type="float">
            <text:p>16.89799</text:p>
          </table:table-cell>
          <table:table-cell office:value-type="float" office:value="0" calcext:value-type="float">
            <text:p>0</text:p>
          </table:table-cell>
          <table:table-cell office:value-type="float" office:value="39.57652" calcext:value-type="float">
            <text:p>39.57652</text:p>
          </table:table-cell>
          <table:table-cell office:value-type="float" office:value="0.02161642" calcext:value-type="float">
            <text:p>0.02161642</text:p>
          </table:table-cell>
          <table:table-cell office:value-type="float" office:value="0.005685015" calcext:value-type="float">
            <text:p>0.005685015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43496" calcext:value-type="float">
            <text:p>0.1243496</text:p>
          </table:table-cell>
          <table:table-cell office:value-type="float" office:value="0.3514983" calcext:value-type="float">
            <text:p>0.3514983</text:p>
          </table:table-cell>
          <table:table-cell office:value-type="float" office:value="360" calcext:value-type="float">
            <text:p>360</text:p>
          </table:table-cell>
          <table:table-cell office:value-type="float" office:value="-7.648958" calcext:value-type="float">
            <text:p>-7.648958</text:p>
          </table:table-cell>
          <table:table-cell office:value-type="float" office:value="0" calcext:value-type="float">
            <text:p>0</text:p>
          </table:table-cell>
          <table:table-cell office:value-type="float" office:value="196.156" calcext:value-type="float">
            <text:p>196.156</text:p>
          </table:table-cell>
          <table:table-cell office:value-type="float" office:value="273.8483" calcext:value-type="float">
            <text:p>273.8483</text:p>
          </table:table-cell>
          <table:table-cell office:value-type="float" office:value="905.6161" calcext:value-type="float">
            <text:p>905.6161</text:p>
          </table:table-cell>
          <table:table-cell office:value-type="float" office:value="889.5107" calcext:value-type="float">
            <text:p>889.5107</text:p>
          </table:table-cell>
          <table:table-cell office:value-type="float" office:value="878.1124" calcext:value-type="float">
            <text:p>878.1124</text:p>
          </table:table-cell>
          <table:table-cell office:value-type="float" office:value="892.239" calcext:value-type="float">
            <text:p>892.239</text:p>
          </table:table-cell>
          <table:table-cell office:value-type="float" office:value="327.1256" calcext:value-type="float">
            <text:p>327.1256</text:p>
          </table:table-cell>
          <table:table-cell office:value-type="float" office:value="443.672" calcext:value-type="float">
            <text:p>443.672</text:p>
          </table:table-cell>
          <table:table-cell office:value-type="float" office:value="383.1662" calcext:value-type="float">
            <text:p>383.1662</text:p>
          </table:table-cell>
          <table:table-cell office:value-type="float" office:value="323.6347" calcext:value-type="float">
            <text:p>323.6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61.27744" calcext:value-type="float">
            <text:p>61.27744</text:p>
          </table:table-cell>
          <table:table-cell office:value-type="float" office:value="5557.513" calcext:value-type="float">
            <text:p>5557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86627" calcext:value-type="float">
            <text:p>-7.586627</text:p>
          </table:table-cell>
          <table:table-cell office:value-type="float" office:value="19.75393" calcext:value-type="float">
            <text:p>19.75393</text:p>
          </table:table-cell>
          <table:table-cell office:value-type="float" office:value="0" calcext:value-type="float">
            <text:p>0</text:p>
          </table:table-cell>
          <table:table-cell office:value-type="float" office:value="39.54027" calcext:value-type="float">
            <text:p>39.54027</text:p>
          </table:table-cell>
          <table:table-cell office:value-type="float" office:value="0.0211715" calcext:value-type="float">
            <text:p>0.0211715</text:p>
          </table:table-cell>
          <table:table-cell office:value-type="float" office:value="0.005975155" calcext:value-type="float">
            <text:p>0.005975155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47409" calcext:value-type="float">
            <text:p>0.1247409</text:p>
          </table:table-cell>
          <table:table-cell office:value-type="float" office:value="0.3519334" calcext:value-type="float">
            <text:p>0.3519334</text:p>
          </table:table-cell>
          <table:table-cell office:value-type="float" office:value="360" calcext:value-type="float">
            <text:p>360</text:p>
          </table:table-cell>
          <table:table-cell office:value-type="float" office:value="-8.059973" calcext:value-type="float">
            <text:p>-8.059973</text:p>
          </table:table-cell>
          <table:table-cell office:value-type="float" office:value="0" calcext:value-type="float">
            <text:p>0</text:p>
          </table:table-cell>
          <table:table-cell office:value-type="float" office:value="196.1564" calcext:value-type="float">
            <text:p>196.1564</text:p>
          </table:table-cell>
          <table:table-cell office:value-type="float" office:value="273.8021" calcext:value-type="float">
            <text:p>273.8021</text:p>
          </table:table-cell>
          <table:table-cell office:value-type="float" office:value="905.4777" calcext:value-type="float">
            <text:p>905.4777</text:p>
          </table:table-cell>
          <table:table-cell office:value-type="float" office:value="889.3965" calcext:value-type="float">
            <text:p>889.3965</text:p>
          </table:table-cell>
          <table:table-cell office:value-type="float" office:value="878.0457" calcext:value-type="float">
            <text:p>878.0457</text:p>
          </table:table-cell>
          <table:table-cell office:value-type="float" office:value="892.1857" calcext:value-type="float">
            <text:p>892.1857</text:p>
          </table:table-cell>
          <table:table-cell office:value-type="float" office:value="327.1129" calcext:value-type="float">
            <text:p>327.1129</text:p>
          </table:table-cell>
          <table:table-cell office:value-type="float" office:value="443.6618" calcext:value-type="float">
            <text:p>443.6618</text:p>
          </table:table-cell>
          <table:table-cell office:value-type="float" office:value="383.1611" calcext:value-type="float">
            <text:p>383.1611</text:p>
          </table:table-cell>
          <table:table-cell office:value-type="float" office:value="323.6333" calcext:value-type="float">
            <text:p>323.6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61.15158" calcext:value-type="float">
            <text:p>61.15158</text:p>
          </table:table-cell>
          <table:table-cell office:value-type="float" office:value="5557.14" calcext:value-type="float">
            <text:p>555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40486" calcext:value-type="float">
            <text:p>-8.040486</text:p>
          </table:table-cell>
          <table:table-cell office:value-type="float" office:value="20.80966" calcext:value-type="float">
            <text:p>20.80966</text:p>
          </table:table-cell>
          <table:table-cell office:value-type="float" office:value="0" calcext:value-type="float">
            <text:p>0</text:p>
          </table:table-cell>
          <table:table-cell office:value-type="float" office:value="39.50856" calcext:value-type="float">
            <text:p>39.50856</text:p>
          </table:table-cell>
          <table:table-cell office:value-type="float" office:value="0.02068149" calcext:value-type="float">
            <text:p>0.02068149</text:p>
          </table:table-cell>
          <table:table-cell office:value-type="float" office:value="0.00624924" calcext:value-type="float">
            <text:p>0.00624924</text:p>
          </table:table-cell>
          <table:table-cell office:value-type="float" office:value="0.0006886412" calcext:value-type="float">
            <text:p>0.0006886412</text:p>
          </table:table-cell>
          <table:table-cell office:value-type="float" office:value="0.1251305" calcext:value-type="float">
            <text:p>0.1251305</text:p>
          </table:table-cell>
          <table:table-cell office:value-type="float" office:value="0.3523602" calcext:value-type="float">
            <text:p>0.3523602</text:p>
          </table:table-cell>
          <table:table-cell office:value-type="float" office:value="360" calcext:value-type="float">
            <text:p>360</text:p>
          </table:table-cell>
          <table:table-cell office:value-type="float" office:value="-8.514376" calcext:value-type="float">
            <text:p>-8.514376</text:p>
          </table:table-cell>
          <table:table-cell office:value-type="float" office:value="0" calcext:value-type="float">
            <text:p>0</text:p>
          </table:table-cell>
          <table:table-cell office:value-type="float" office:value="196.158" calcext:value-type="float">
            <text:p>196.158</text:p>
          </table:table-cell>
          <table:table-cell office:value-type="float" office:value="273.7496" calcext:value-type="float">
            <text:p>273.7496</text:p>
          </table:table-cell>
          <table:table-cell office:value-type="float" office:value="905.3206" calcext:value-type="float">
            <text:p>905.3206</text:p>
          </table:table-cell>
          <table:table-cell office:value-type="float" office:value="889.2701" calcext:value-type="float">
            <text:p>889.2701</text:p>
          </table:table-cell>
          <table:table-cell office:value-type="float" office:value="877.9709" calcext:value-type="float">
            <text:p>877.9709</text:p>
          </table:table-cell>
          <table:table-cell office:value-type="float" office:value="892.1268" calcext:value-type="float">
            <text:p>892.1268</text:p>
          </table:table-cell>
          <table:table-cell office:value-type="float" office:value="327.0995" calcext:value-type="float">
            <text:p>327.0995</text:p>
          </table:table-cell>
          <table:table-cell office:value-type="float" office:value="443.6517" calcext:value-type="float">
            <text:p>443.6517</text:p>
          </table:table-cell>
          <table:table-cell office:value-type="float" office:value="383.1559" calcext:value-type="float">
            <text:p>383.1559</text:p>
          </table:table-cell>
          <table:table-cell office:value-type="float" office:value="323.632" calcext:value-type="float">
            <text:p>323.6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0" calcext:value-type="float">
            <text:p>8052000</text:p>
          </table:table-cell>
          <table:table-cell office:value-type="float" office:value="61.05053" calcext:value-type="float">
            <text:p>61.05053</text:p>
          </table:table-cell>
          <table:table-cell office:value-type="float" office:value="5556.83" calcext:value-type="float">
            <text:p>555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65118" calcext:value-type="float">
            <text:p>-8.365118</text:p>
          </table:table-cell>
          <table:table-cell office:value-type="float" office:value="18.7508" calcext:value-type="float">
            <text:p>18.7508</text:p>
          </table:table-cell>
          <table:table-cell office:value-type="float" office:value="0" calcext:value-type="float">
            <text:p>0</text:p>
          </table:table-cell>
          <table:table-cell office:value-type="float" office:value="39.51697" calcext:value-type="float">
            <text:p>39.51697</text:p>
          </table:table-cell>
          <table:table-cell office:value-type="float" office:value="0.02037092" calcext:value-type="float">
            <text:p>0.02037092</text:p>
          </table:table-cell>
          <table:table-cell office:value-type="float" office:value="0.006459626" calcext:value-type="float">
            <text:p>0.006459626</text:p>
          </table:table-cell>
          <table:table-cell office:value-type="float" office:value="0.00068872" calcext:value-type="float">
            <text:p>0.00068872</text:p>
          </table:table-cell>
          <table:table-cell office:value-type="float" office:value="0.1255351" calcext:value-type="float">
            <text:p>0.1255351</text:p>
          </table:table-cell>
          <table:table-cell office:value-type="float" office:value="0.3529423" calcext:value-type="float">
            <text:p>0.3529423</text:p>
          </table:table-cell>
          <table:table-cell office:value-type="float" office:value="360" calcext:value-type="float">
            <text:p>360</text:p>
          </table:table-cell>
          <table:table-cell office:value-type="float" office:value="-8.839784" calcext:value-type="float">
            <text:p>-8.839784</text:p>
          </table:table-cell>
          <table:table-cell office:value-type="float" office:value="0" calcext:value-type="float">
            <text:p>0</text:p>
          </table:table-cell>
          <table:table-cell office:value-type="float" office:value="196.1579" calcext:value-type="float">
            <text:p>196.1579</text:p>
          </table:table-cell>
          <table:table-cell office:value-type="float" office:value="273.716" calcext:value-type="float">
            <text:p>273.716</text:p>
          </table:table-cell>
          <table:table-cell office:value-type="float" office:value="905.2065" calcext:value-type="float">
            <text:p>905.2065</text:p>
          </table:table-cell>
          <table:table-cell office:value-type="float" office:value="889.163" calcext:value-type="float">
            <text:p>889.163</text:p>
          </table:table-cell>
          <table:table-cell office:value-type="float" office:value="877.9028" calcext:value-type="float">
            <text:p>877.9028</text:p>
          </table:table-cell>
          <table:table-cell office:value-type="float" office:value="892.0699" calcext:value-type="float">
            <text:p>892.0699</text:p>
          </table:table-cell>
          <table:table-cell office:value-type="float" office:value="327.086" calcext:value-type="float">
            <text:p>327.086</text:p>
          </table:table-cell>
          <table:table-cell office:value-type="float" office:value="443.6414" calcext:value-type="float">
            <text:p>443.6414</text:p>
          </table:table-cell>
          <table:table-cell office:value-type="float" office:value="383.1505" calcext:value-type="float">
            <text:p>383.1505</text:p>
          </table:table-cell>
          <table:table-cell office:value-type="float" office:value="323.6306" calcext:value-type="float">
            <text:p>323.63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0" calcext:value-type="float">
            <text:p>9052000</text:p>
          </table:table-cell>
          <table:table-cell office:value-type="float" office:value="60.97606" calcext:value-type="float">
            <text:p>60.97606</text:p>
          </table:table-cell>
          <table:table-cell office:value-type="float" office:value="5556.6" calcext:value-type="float">
            <text:p>55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99006" calcext:value-type="float">
            <text:p>-8.599006</text:p>
          </table:table-cell>
          <table:table-cell office:value-type="float" office:value="15.80154" calcext:value-type="float">
            <text:p>15.80154</text:p>
          </table:table-cell>
          <table:table-cell office:value-type="float" office:value="0" calcext:value-type="float">
            <text:p>0</text:p>
          </table:table-cell>
          <table:table-cell office:value-type="float" office:value="39.51692" calcext:value-type="float">
            <text:p>39.51692</text:p>
          </table:table-cell>
          <table:table-cell office:value-type="float" office:value="0.01975119" calcext:value-type="float">
            <text:p>0.01975119</text:p>
          </table:table-cell>
          <table:table-cell office:value-type="float" office:value="0.006542272" calcext:value-type="float">
            <text:p>0.00654227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278347" calcext:value-type="float">
            <text:p>0.1278347</text:p>
          </table:table-cell>
          <table:table-cell office:value-type="float" office:value="0.3624985" calcext:value-type="float">
            <text:p>0.3624985</text:p>
          </table:table-cell>
          <table:table-cell office:value-type="float" office:value="360" calcext:value-type="float">
            <text:p>360</text:p>
          </table:table-cell>
          <table:table-cell office:value-type="float" office:value="-9.085501" calcext:value-type="float">
            <text:p>-9.085501</text:p>
          </table:table-cell>
          <table:table-cell office:value-type="float" office:value="0" calcext:value-type="float">
            <text:p>0</text:p>
          </table:table-cell>
          <table:table-cell office:value-type="float" office:value="196.1541" calcext:value-type="float">
            <text:p>196.1541</text:p>
          </table:table-cell>
          <table:table-cell office:value-type="float" office:value="273.6912" calcext:value-type="float">
            <text:p>273.6912</text:p>
          </table:table-cell>
          <table:table-cell office:value-type="float" office:value="905.126" calcext:value-type="float">
            <text:p>905.126</text:p>
          </table:table-cell>
          <table:table-cell office:value-type="float" office:value="889.0817" calcext:value-type="float">
            <text:p>889.0817</text:p>
          </table:table-cell>
          <table:table-cell office:value-type="float" office:value="877.8575" calcext:value-type="float">
            <text:p>877.8575</text:p>
          </table:table-cell>
          <table:table-cell office:value-type="float" office:value="892.0284" calcext:value-type="float">
            <text:p>892.0284</text:p>
          </table:table-cell>
          <table:table-cell office:value-type="float" office:value="327.0757" calcext:value-type="float">
            <text:p>327.0757</text:p>
          </table:table-cell>
          <table:table-cell office:value-type="float" office:value="443.6315" calcext:value-type="float">
            <text:p>443.6315</text:p>
          </table:table-cell>
          <table:table-cell office:value-type="float" office:value="383.1451" calcext:value-type="float">
            <text:p>383.1451</text:p>
          </table:table-cell>
          <table:table-cell office:value-type="float" office:value="323.6291" calcext:value-type="float">
            <text:p>323.62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0" calcext:value-type="float">
            <text:p>10052000</text:p>
          </table:table-cell>
          <table:table-cell office:value-type="float" office:value="60.91954" calcext:value-type="float">
            <text:p>60.91954</text:p>
          </table:table-cell>
          <table:table-cell office:value-type="float" office:value="5556.412" calcext:value-type="float">
            <text:p>5556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787" calcext:value-type="float">
            <text:p>-8.7787</text:p>
          </table:table-cell>
          <table:table-cell office:value-type="float" office:value="16.05821" calcext:value-type="float">
            <text:p>16.05821</text:p>
          </table:table-cell>
          <table:table-cell office:value-type="float" office:value="0" calcext:value-type="float">
            <text:p>0</text:p>
          </table:table-cell>
          <table:table-cell office:value-type="float" office:value="39.5066" calcext:value-type="float">
            <text:p>39.5066</text:p>
          </table:table-cell>
          <table:table-cell office:value-type="float" office:value="0.01959178" calcext:value-type="float">
            <text:p>0.01959178</text:p>
          </table:table-cell>
          <table:table-cell office:value-type="float" office:value="0.00663687" calcext:value-type="float">
            <text:p>0.00663687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00391" calcext:value-type="float">
            <text:p>0.1300391</text:p>
          </table:table-cell>
          <table:table-cell office:value-type="float" office:value="0.3731748" calcext:value-type="float">
            <text:p>0.3731748</text:p>
          </table:table-cell>
          <table:table-cell office:value-type="float" office:value="360" calcext:value-type="float">
            <text:p>360</text:p>
          </table:table-cell>
          <table:table-cell office:value-type="float" office:value="-9.277982" calcext:value-type="float">
            <text:p>-9.277982</text:p>
          </table:table-cell>
          <table:table-cell office:value-type="float" office:value="0" calcext:value-type="float">
            <text:p>0</text:p>
          </table:table-cell>
          <table:table-cell office:value-type="float" office:value="196.1507" calcext:value-type="float">
            <text:p>196.1507</text:p>
          </table:table-cell>
          <table:table-cell office:value-type="float" office:value="273.6733" calcext:value-type="float">
            <text:p>273.6733</text:p>
          </table:table-cell>
          <table:table-cell office:value-type="float" office:value="905.0675" calcext:value-type="float">
            <text:p>905.0675</text:p>
          </table:table-cell>
          <table:table-cell office:value-type="float" office:value="889.0168" calcext:value-type="float">
            <text:p>889.0168</text:p>
          </table:table-cell>
          <table:table-cell office:value-type="float" office:value="877.8198" calcext:value-type="float">
            <text:p>877.8198</text:p>
          </table:table-cell>
          <table:table-cell office:value-type="float" office:value="891.9925" calcext:value-type="float">
            <text:p>891.9925</text:p>
          </table:table-cell>
          <table:table-cell office:value-type="float" office:value="327.067" calcext:value-type="float">
            <text:p>327.067</text:p>
          </table:table-cell>
          <table:table-cell office:value-type="float" office:value="443.6219" calcext:value-type="float">
            <text:p>443.6219</text:p>
          </table:table-cell>
          <table:table-cell office:value-type="float" office:value="383.1397" calcext:value-type="float">
            <text:p>383.1397</text:p>
          </table:table-cell>
          <table:table-cell office:value-type="float" office:value="323.6277" calcext:value-type="float">
            <text:p>323.62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0" calcext:value-type="float">
            <text:p>11052000</text:p>
          </table:table-cell>
          <table:table-cell office:value-type="float" office:value="60.83858" calcext:value-type="float">
            <text:p>60.83858</text:p>
          </table:table-cell>
          <table:table-cell office:value-type="float" office:value="5556.19" calcext:value-type="float">
            <text:p>555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70415" calcext:value-type="float">
            <text:p>-9.070415</text:p>
          </table:table-cell>
          <table:table-cell office:value-type="float" office:value="19.00184" calcext:value-type="float">
            <text:p>19.00184</text:p>
          </table:table-cell>
          <table:table-cell office:value-type="float" office:value="0" calcext:value-type="float">
            <text:p>0</text:p>
          </table:table-cell>
          <table:table-cell office:value-type="float" office:value="39.50643" calcext:value-type="float">
            <text:p>39.50643</text:p>
          </table:table-cell>
          <table:table-cell office:value-type="float" office:value="0.01928654" calcext:value-type="float">
            <text:p>0.01928654</text:p>
          </table:table-cell>
          <table:table-cell office:value-type="float" office:value="0.00676242" calcext:value-type="float">
            <text:p>0.0067624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2215" calcext:value-type="float">
            <text:p>0.132215</text:p>
          </table:table-cell>
          <table:table-cell office:value-type="float" office:value="0.3825089" calcext:value-type="float">
            <text:p>0.3825089</text:p>
          </table:table-cell>
          <table:table-cell office:value-type="float" office:value="360" calcext:value-type="float">
            <text:p>360</text:p>
          </table:table-cell>
          <table:table-cell office:value-type="float" office:value="-9.581081" calcext:value-type="float">
            <text:p>-9.581081</text:p>
          </table:table-cell>
          <table:table-cell office:value-type="float" office:value="0" calcext:value-type="float">
            <text:p>0</text:p>
          </table:table-cell>
          <table:table-cell office:value-type="float" office:value="196.1404" calcext:value-type="float">
            <text:p>196.1404</text:p>
          </table:table-cell>
          <table:table-cell office:value-type="float" office:value="273.6434" calcext:value-type="float">
            <text:p>273.6434</text:p>
          </table:table-cell>
          <table:table-cell office:value-type="float" office:value="904.9829" calcext:value-type="float">
            <text:p>904.9829</text:p>
          </table:table-cell>
          <table:table-cell office:value-type="float" office:value="888.9393" calcext:value-type="float">
            <text:p>888.9393</text:p>
          </table:table-cell>
          <table:table-cell office:value-type="float" office:value="877.7796" calcext:value-type="float">
            <text:p>877.7796</text:p>
          </table:table-cell>
          <table:table-cell office:value-type="float" office:value="891.9563" calcext:value-type="float">
            <text:p>891.9563</text:p>
          </table:table-cell>
          <table:table-cell office:value-type="float" office:value="327.0581" calcext:value-type="float">
            <text:p>327.0581</text:p>
          </table:table-cell>
          <table:table-cell office:value-type="float" office:value="443.6135" calcext:value-type="float">
            <text:p>443.6135</text:p>
          </table:table-cell>
          <table:table-cell office:value-type="float" office:value="383.1346" calcext:value-type="float">
            <text:p>383.1346</text:p>
          </table:table-cell>
          <table:table-cell office:value-type="float" office:value="323.6262" calcext:value-type="float">
            <text:p>323.62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60.75052" calcext:value-type="float">
            <text:p>60.75052</text:p>
          </table:table-cell>
          <table:table-cell office:value-type="float" office:value="5555.937" calcext:value-type="float">
            <text:p>5555.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08801" calcext:value-type="float">
            <text:p>-9.408801</text:p>
          </table:table-cell>
          <table:table-cell office:value-type="float" office:value="21.23886" calcext:value-type="float">
            <text:p>21.23886</text:p>
          </table:table-cell>
          <table:table-cell office:value-type="float" office:value="0" calcext:value-type="float">
            <text:p>0</text:p>
          </table:table-cell>
          <table:table-cell office:value-type="float" office:value="39.50591" calcext:value-type="float">
            <text:p>39.50591</text:p>
          </table:table-cell>
          <table:table-cell office:value-type="float" office:value="0.01897732" calcext:value-type="float">
            <text:p>0.01897732</text:p>
          </table:table-cell>
          <table:table-cell office:value-type="float" office:value="0.006965871" calcext:value-type="float">
            <text:p>0.006965871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39523" calcext:value-type="float">
            <text:p>0.1339523</text:p>
          </table:table-cell>
          <table:table-cell office:value-type="float" office:value="0.3877609" calcext:value-type="float">
            <text:p>0.3877609</text:p>
          </table:table-cell>
          <table:table-cell office:value-type="float" office:value="360" calcext:value-type="float">
            <text:p>360</text:p>
          </table:table-cell>
          <table:table-cell office:value-type="float" office:value="-9.926253" calcext:value-type="float">
            <text:p>-9.926253</text:p>
          </table:table-cell>
          <table:table-cell office:value-type="float" office:value="0" calcext:value-type="float">
            <text:p>0</text:p>
          </table:table-cell>
          <table:table-cell office:value-type="float" office:value="196.1326" calcext:value-type="float">
            <text:p>196.1326</text:p>
          </table:table-cell>
          <table:table-cell office:value-type="float" office:value="273.6108" calcext:value-type="float">
            <text:p>273.6108</text:p>
          </table:table-cell>
          <table:table-cell office:value-type="float" office:value="904.8841" calcext:value-type="float">
            <text:p>904.8841</text:p>
          </table:table-cell>
          <table:table-cell office:value-type="float" office:value="888.8516" calcext:value-type="float">
            <text:p>888.8516</text:p>
          </table:table-cell>
          <table:table-cell office:value-type="float" office:value="877.7313" calcext:value-type="float">
            <text:p>877.7313</text:p>
          </table:table-cell>
          <table:table-cell office:value-type="float" office:value="891.9153" calcext:value-type="float">
            <text:p>891.9153</text:p>
          </table:table-cell>
          <table:table-cell office:value-type="float" office:value="327.0482" calcext:value-type="float">
            <text:p>327.0482</text:p>
          </table:table-cell>
          <table:table-cell office:value-type="float" office:value="443.6041" calcext:value-type="float">
            <text:p>443.6041</text:p>
          </table:table-cell>
          <table:table-cell office:value-type="float" office:value="383.1294" calcext:value-type="float">
            <text:p>383.1294</text:p>
          </table:table-cell>
          <table:table-cell office:value-type="float" office:value="323.6248" calcext:value-type="float">
            <text:p>323.62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0" calcext:value-type="float">
            <text:p>13052000</text:p>
          </table:table-cell>
          <table:table-cell office:value-type="float" office:value="60.65919" calcext:value-type="float">
            <text:p>60.65919</text:p>
          </table:table-cell>
          <table:table-cell office:value-type="float" office:value="5555.675" calcext:value-type="float">
            <text:p>5555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40391" calcext:value-type="float">
            <text:p>-9.740391</text:p>
          </table:table-cell>
          <table:table-cell office:value-type="float" office:value="23.27774" calcext:value-type="float">
            <text:p>23.27774</text:p>
          </table:table-cell>
          <table:table-cell office:value-type="float" office:value="0" calcext:value-type="float">
            <text:p>0</text:p>
          </table:table-cell>
          <table:table-cell office:value-type="float" office:value="39.50814" calcext:value-type="float">
            <text:p>39.50814</text:p>
          </table:table-cell>
          <table:table-cell office:value-type="float" office:value="0.0187036" calcext:value-type="float">
            <text:p>0.0187036</text:p>
          </table:table-cell>
          <table:table-cell office:value-type="float" office:value="0.00718079" calcext:value-type="float">
            <text:p>0.00718079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52579" calcext:value-type="float">
            <text:p>0.1352579</text:p>
          </table:table-cell>
          <table:table-cell office:value-type="float" office:value="0.3911207" calcext:value-type="float">
            <text:p>0.3911207</text:p>
          </table:table-cell>
          <table:table-cell office:value-type="float" office:value="360" calcext:value-type="float">
            <text:p>360</text:p>
          </table:table-cell>
          <table:table-cell office:value-type="float" office:value="-10.26229" calcext:value-type="float">
            <text:p>-10.26229</text:p>
          </table:table-cell>
          <table:table-cell office:value-type="float" office:value="0" calcext:value-type="float">
            <text:p>0</text:p>
          </table:table-cell>
          <table:table-cell office:value-type="float" office:value="196.1247" calcext:value-type="float">
            <text:p>196.1247</text:p>
          </table:table-cell>
          <table:table-cell office:value-type="float" office:value="273.5786" calcext:value-type="float">
            <text:p>273.5786</text:p>
          </table:table-cell>
          <table:table-cell office:value-type="float" office:value="904.7836" calcext:value-type="float">
            <text:p>904.7836</text:p>
          </table:table-cell>
          <table:table-cell office:value-type="float" office:value="888.7592" calcext:value-type="float">
            <text:p>888.7592</text:p>
          </table:table-cell>
          <table:table-cell office:value-type="float" office:value="877.6806" calcext:value-type="float">
            <text:p>877.6806</text:p>
          </table:table-cell>
          <table:table-cell office:value-type="float" office:value="891.8725" calcext:value-type="float">
            <text:p>891.8725</text:p>
          </table:table-cell>
          <table:table-cell office:value-type="float" office:value="327.038" calcext:value-type="float">
            <text:p>327.038</text:p>
          </table:table-cell>
          <table:table-cell office:value-type="float" office:value="443.5944" calcext:value-type="float">
            <text:p>443.5944</text:p>
          </table:table-cell>
          <table:table-cell office:value-type="float" office:value="383.1242" calcext:value-type="float">
            <text:p>383.1242</text:p>
          </table:table-cell>
          <table:table-cell office:value-type="float" office:value="323.6233" calcext:value-type="float">
            <text:p>323.6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0" calcext:value-type="float">
            <text:p>14052000</text:p>
          </table:table-cell>
          <table:table-cell office:value-type="float" office:value="60.58033" calcext:value-type="float">
            <text:p>60.58033</text:p>
          </table:table-cell>
          <table:table-cell office:value-type="float" office:value="5555.435" calcext:value-type="float">
            <text:p>5555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5425" calcext:value-type="float">
            <text:p>-10.05425</text:p>
          </table:table-cell>
          <table:table-cell office:value-type="float" office:value="25.34261" calcext:value-type="float">
            <text:p>25.34261</text:p>
          </table:table-cell>
          <table:table-cell office:value-type="float" office:value="0" calcext:value-type="float">
            <text:p>0</text:p>
          </table:table-cell>
          <table:table-cell office:value-type="float" office:value="39.50459" calcext:value-type="float">
            <text:p>39.50459</text:p>
          </table:table-cell>
          <table:table-cell office:value-type="float" office:value="0.01847867" calcext:value-type="float">
            <text:p>0.01847867</text:p>
          </table:table-cell>
          <table:table-cell office:value-type="float" office:value="0.007443261" calcext:value-type="float">
            <text:p>0.007443261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60566" calcext:value-type="float">
            <text:p>0.1360566</text:p>
          </table:table-cell>
          <table:table-cell office:value-type="float" office:value="0.3931136" calcext:value-type="float">
            <text:p>0.3931136</text:p>
          </table:table-cell>
          <table:table-cell office:value-type="float" office:value="360" calcext:value-type="float">
            <text:p>360</text:p>
          </table:table-cell>
          <table:table-cell office:value-type="float" office:value="-10.57868" calcext:value-type="float">
            <text:p>-10.57868</text:p>
          </table:table-cell>
          <table:table-cell office:value-type="float" office:value="0" calcext:value-type="float">
            <text:p>0</text:p>
          </table:table-cell>
          <table:table-cell office:value-type="float" office:value="196.1195" calcext:value-type="float">
            <text:p>196.1195</text:p>
          </table:table-cell>
          <table:table-cell office:value-type="float" office:value="273.5513" calcext:value-type="float">
            <text:p>273.5513</text:p>
          </table:table-cell>
          <table:table-cell office:value-type="float" office:value="904.6956" calcext:value-type="float">
            <text:p>904.6956</text:p>
          </table:table-cell>
          <table:table-cell office:value-type="float" office:value="888.6755" calcext:value-type="float">
            <text:p>888.6755</text:p>
          </table:table-cell>
          <table:table-cell office:value-type="float" office:value="877.6346" calcext:value-type="float">
            <text:p>877.6346</text:p>
          </table:table-cell>
          <table:table-cell office:value-type="float" office:value="891.8309" calcext:value-type="float">
            <text:p>891.8309</text:p>
          </table:table-cell>
          <table:table-cell office:value-type="float" office:value="327.0278" calcext:value-type="float">
            <text:p>327.0278</text:p>
          </table:table-cell>
          <table:table-cell office:value-type="float" office:value="443.5846" calcext:value-type="float">
            <text:p>443.5846</text:p>
          </table:table-cell>
          <table:table-cell office:value-type="float" office:value="383.119" calcext:value-type="float">
            <text:p>383.119</text:p>
          </table:table-cell>
          <table:table-cell office:value-type="float" office:value="323.6218" calcext:value-type="float">
            <text:p>323.62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0" calcext:value-type="float">
            <text:p>15052000</text:p>
          </table:table-cell>
          <table:table-cell office:value-type="float" office:value="60.50734" calcext:value-type="float">
            <text:p>60.50734</text:p>
          </table:table-cell>
          <table:table-cell office:value-type="float" office:value="5555.206" calcext:value-type="float">
            <text:p>5555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4739" calcext:value-type="float">
            <text:p>-10.34739</text:p>
          </table:table-cell>
          <table:table-cell office:value-type="float" office:value="25.70715" calcext:value-type="float">
            <text:p>25.70715</text:p>
          </table:table-cell>
          <table:table-cell office:value-type="float" office:value="0" calcext:value-type="float">
            <text:p>0</text:p>
          </table:table-cell>
          <table:table-cell office:value-type="float" office:value="39.48542" calcext:value-type="float">
            <text:p>39.48542</text:p>
          </table:table-cell>
          <table:table-cell office:value-type="float" office:value="0.01822904" calcext:value-type="float">
            <text:p>0.01822904</text:p>
          </table:table-cell>
          <table:table-cell office:value-type="float" office:value="0.007729415" calcext:value-type="float">
            <text:p>0.007729415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66192" calcext:value-type="float">
            <text:p>0.1366192</text:p>
          </table:table-cell>
          <table:table-cell office:value-type="float" office:value="0.3943482" calcext:value-type="float">
            <text:p>0.3943482</text:p>
          </table:table-cell>
          <table:table-cell office:value-type="float" office:value="360" calcext:value-type="float">
            <text:p>360</text:p>
          </table:table-cell>
          <table:table-cell office:value-type="float" office:value="-10.87333" calcext:value-type="float">
            <text:p>-10.87333</text:p>
          </table:table-cell>
          <table:table-cell office:value-type="float" office:value="0" calcext:value-type="float">
            <text:p>0</text:p>
          </table:table-cell>
          <table:table-cell office:value-type="float" office:value="196.1164" calcext:value-type="float">
            <text:p>196.1164</text:p>
          </table:table-cell>
          <table:table-cell office:value-type="float" office:value="273.5239" calcext:value-type="float">
            <text:p>273.5239</text:p>
          </table:table-cell>
          <table:table-cell office:value-type="float" office:value="904.6121" calcext:value-type="float">
            <text:p>904.6121</text:p>
          </table:table-cell>
          <table:table-cell office:value-type="float" office:value="888.5966" calcext:value-type="float">
            <text:p>888.5966</text:p>
          </table:table-cell>
          <table:table-cell office:value-type="float" office:value="877.5912" calcext:value-type="float">
            <text:p>877.5912</text:p>
          </table:table-cell>
          <table:table-cell office:value-type="float" office:value="891.7921" calcext:value-type="float">
            <text:p>891.7921</text:p>
          </table:table-cell>
          <table:table-cell office:value-type="float" office:value="327.0184" calcext:value-type="float">
            <text:p>327.0184</text:p>
          </table:table-cell>
          <table:table-cell office:value-type="float" office:value="443.575" calcext:value-type="float">
            <text:p>443.575</text:p>
          </table:table-cell>
          <table:table-cell office:value-type="float" office:value="383.1138" calcext:value-type="float">
            <text:p>383.1138</text:p>
          </table:table-cell>
          <table:table-cell office:value-type="float" office:value="323.6203" calcext:value-type="float">
            <text:p>323.62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0" calcext:value-type="float">
            <text:p>16052000</text:p>
          </table:table-cell>
          <table:table-cell office:value-type="float" office:value="60.42815" calcext:value-type="float">
            <text:p>60.42815</text:p>
          </table:table-cell>
          <table:table-cell office:value-type="float" office:value="5554.951" calcext:value-type="float">
            <text:p>5554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5713" calcext:value-type="float">
            <text:p>-10.65713</text:p>
          </table:table-cell>
          <table:table-cell office:value-type="float" office:value="29.4242" calcext:value-type="float">
            <text:p>29.4242</text:p>
          </table:table-cell>
          <table:table-cell office:value-type="float" office:value="0" calcext:value-type="float">
            <text:p>0</text:p>
          </table:table-cell>
          <table:table-cell office:value-type="float" office:value="39.4473" calcext:value-type="float">
            <text:p>39.4473</text:p>
          </table:table-cell>
          <table:table-cell office:value-type="float" office:value="0.0179437" calcext:value-type="float">
            <text:p>0.0179437</text:p>
          </table:table-cell>
          <table:table-cell office:value-type="float" office:value="0.007989672" calcext:value-type="float">
            <text:p>0.00798967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71013" calcext:value-type="float">
            <text:p>0.1371013</text:p>
          </table:table-cell>
          <table:table-cell office:value-type="float" office:value="0.3952721" calcext:value-type="float">
            <text:p>0.3952721</text:p>
          </table:table-cell>
          <table:table-cell office:value-type="float" office:value="360" calcext:value-type="float">
            <text:p>360</text:p>
          </table:table-cell>
          <table:table-cell office:value-type="float" office:value="-11.18422" calcext:value-type="float">
            <text:p>-11.18422</text:p>
          </table:table-cell>
          <table:table-cell office:value-type="float" office:value="0" calcext:value-type="float">
            <text:p>0</text:p>
          </table:table-cell>
          <table:table-cell office:value-type="float" office:value="196.1171" calcext:value-type="float">
            <text:p>196.1171</text:p>
          </table:table-cell>
          <table:table-cell office:value-type="float" office:value="273.4906" calcext:value-type="float">
            <text:p>273.4906</text:p>
          </table:table-cell>
          <table:table-cell office:value-type="float" office:value="904.5134" calcext:value-type="float">
            <text:p>904.5134</text:p>
          </table:table-cell>
          <table:table-cell office:value-type="float" office:value="888.5094" calcext:value-type="float">
            <text:p>888.5094</text:p>
          </table:table-cell>
          <table:table-cell office:value-type="float" office:value="877.5421" calcext:value-type="float">
            <text:p>877.5421</text:p>
          </table:table-cell>
          <table:table-cell office:value-type="float" office:value="891.7512" calcext:value-type="float">
            <text:p>891.7512</text:p>
          </table:table-cell>
          <table:table-cell office:value-type="float" office:value="327.0087" calcext:value-type="float">
            <text:p>327.0087</text:p>
          </table:table-cell>
          <table:table-cell office:value-type="float" office:value="443.5653" calcext:value-type="float">
            <text:p>443.5653</text:p>
          </table:table-cell>
          <table:table-cell office:value-type="float" office:value="383.1085" calcext:value-type="float">
            <text:p>383.1085</text:p>
          </table:table-cell>
          <table:table-cell office:value-type="float" office:value="323.6187" calcext:value-type="float">
            <text:p>323.61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60.33363" calcext:value-type="float">
            <text:p>60.33363</text:p>
          </table:table-cell>
          <table:table-cell office:value-type="float" office:value="5554.657" calcext:value-type="float">
            <text:p>5554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0968" calcext:value-type="float">
            <text:p>-11.00968</text:p>
          </table:table-cell>
          <table:table-cell office:value-type="float" office:value="25.43188" calcext:value-type="float">
            <text:p>25.43188</text:p>
          </table:table-cell>
          <table:table-cell office:value-type="float" office:value="0" calcext:value-type="float">
            <text:p>0</text:p>
          </table:table-cell>
          <table:table-cell office:value-type="float" office:value="39.40169" calcext:value-type="float">
            <text:p>39.40169</text:p>
          </table:table-cell>
          <table:table-cell office:value-type="float" office:value="0.01586818" calcext:value-type="float">
            <text:p>0.01586818</text:p>
          </table:table-cell>
          <table:table-cell office:value-type="float" office:value="0.008267982" calcext:value-type="float">
            <text:p>0.00826798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75546" calcext:value-type="float">
            <text:p>0.1375546</text:p>
          </table:table-cell>
          <table:table-cell office:value-type="float" office:value="0.3960814" calcext:value-type="float">
            <text:p>0.3960814</text:p>
          </table:table-cell>
          <table:table-cell office:value-type="float" office:value="360" calcext:value-type="float">
            <text:p>360</text:p>
          </table:table-cell>
          <table:table-cell office:value-type="float" office:value="-11.53775" calcext:value-type="float">
            <text:p>-11.53775</text:p>
          </table:table-cell>
          <table:table-cell office:value-type="float" office:value="0" calcext:value-type="float">
            <text:p>0</text:p>
          </table:table-cell>
          <table:table-cell office:value-type="float" office:value="194.9419" calcext:value-type="float">
            <text:p>194.9419</text:p>
          </table:table-cell>
          <table:table-cell office:value-type="float" office:value="273.7574" calcext:value-type="float">
            <text:p>273.7574</text:p>
          </table:table-cell>
          <table:table-cell office:value-type="float" office:value="905.2636" calcext:value-type="float">
            <text:p>905.2636</text:p>
          </table:table-cell>
          <table:table-cell office:value-type="float" office:value="888.4105" calcext:value-type="float">
            <text:p>888.4105</text:p>
          </table:table-cell>
          <table:table-cell office:value-type="float" office:value="877.4867" calcext:value-type="float">
            <text:p>877.4867</text:p>
          </table:table-cell>
          <table:table-cell office:value-type="float" office:value="891.7057" calcext:value-type="float">
            <text:p>891.7057</text:p>
          </table:table-cell>
          <table:table-cell office:value-type="float" office:value="326.9982" calcext:value-type="float">
            <text:p>326.9982</text:p>
          </table:table-cell>
          <table:table-cell office:value-type="float" office:value="443.5555" calcext:value-type="float">
            <text:p>443.5555</text:p>
          </table:table-cell>
          <table:table-cell office:value-type="float" office:value="383.1033" calcext:value-type="float">
            <text:p>383.1033</text:p>
          </table:table-cell>
          <table:table-cell office:value-type="float" office:value="323.6172" calcext:value-type="float">
            <text:p>323.61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0" calcext:value-type="float">
            <text:p>18052000</text:p>
          </table:table-cell>
          <table:table-cell office:value-type="float" office:value="60.25312" calcext:value-type="float">
            <text:p>60.25312</text:p>
          </table:table-cell>
          <table:table-cell office:value-type="float" office:value="5554.402" calcext:value-type="float">
            <text:p>5554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6361" calcext:value-type="float">
            <text:p>-11.26361</text:p>
          </table:table-cell>
          <table:table-cell office:value-type="float" office:value="27.30115" calcext:value-type="float">
            <text:p>27.30115</text:p>
          </table:table-cell>
          <table:table-cell office:value-type="float" office:value="0" calcext:value-type="float">
            <text:p>0</text:p>
          </table:table-cell>
          <table:table-cell office:value-type="float" office:value="39.40065" calcext:value-type="float">
            <text:p>39.40065</text:p>
          </table:table-cell>
          <table:table-cell office:value-type="float" office:value="0.01555882" calcext:value-type="float">
            <text:p>0.01555882</text:p>
          </table:table-cell>
          <table:table-cell office:value-type="float" office:value="0.008432207" calcext:value-type="float">
            <text:p>0.008432207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388193" calcext:value-type="float">
            <text:p>0.1388193</text:p>
          </table:table-cell>
          <table:table-cell office:value-type="float" office:value="0.3997189" calcext:value-type="float">
            <text:p>0.3997189</text:p>
          </table:table-cell>
          <table:table-cell office:value-type="float" office:value="360" calcext:value-type="float">
            <text:p>360</text:p>
          </table:table-cell>
          <table:table-cell office:value-type="float" office:value="-11.79642" calcext:value-type="float">
            <text:p>-11.79642</text:p>
          </table:table-cell>
          <table:table-cell office:value-type="float" office:value="0" calcext:value-type="float">
            <text:p>0</text:p>
          </table:table-cell>
          <table:table-cell office:value-type="float" office:value="194.94" calcext:value-type="float">
            <text:p>194.94</text:p>
          </table:table-cell>
          <table:table-cell office:value-type="float" office:value="273.7306" calcext:value-type="float">
            <text:p>273.7306</text:p>
          </table:table-cell>
          <table:table-cell office:value-type="float" office:value="905.1716" calcext:value-type="float">
            <text:p>905.1716</text:p>
          </table:table-cell>
          <table:table-cell office:value-type="float" office:value="888.3201" calcext:value-type="float">
            <text:p>888.3201</text:p>
          </table:table-cell>
          <table:table-cell office:value-type="float" office:value="877.4355" calcext:value-type="float">
            <text:p>877.4355</text:p>
          </table:table-cell>
          <table:table-cell office:value-type="float" office:value="891.6599" calcext:value-type="float">
            <text:p>891.6599</text:p>
          </table:table-cell>
          <table:table-cell office:value-type="float" office:value="326.9872" calcext:value-type="float">
            <text:p>326.9872</text:p>
          </table:table-cell>
          <table:table-cell office:value-type="float" office:value="443.5455" calcext:value-type="float">
            <text:p>443.5455</text:p>
          </table:table-cell>
          <table:table-cell office:value-type="float" office:value="383.098" calcext:value-type="float">
            <text:p>383.098</text:p>
          </table:table-cell>
          <table:table-cell office:value-type="float" office:value="323.6157" calcext:value-type="float">
            <text:p>323.61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60.18777" calcext:value-type="float">
            <text:p>60.18777</text:p>
          </table:table-cell>
          <table:table-cell office:value-type="float" office:value="5554.192" calcext:value-type="float">
            <text:p>5554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48" calcext:value-type="float">
            <text:p>-11.548</text:p>
          </table:table-cell>
          <table:table-cell office:value-type="float" office:value="30.42942" calcext:value-type="float">
            <text:p>30.42942</text:p>
          </table:table-cell>
          <table:table-cell office:value-type="float" office:value="0" calcext:value-type="float">
            <text:p>0</text:p>
          </table:table-cell>
          <table:table-cell office:value-type="float" office:value="39.3917" calcext:value-type="float">
            <text:p>39.3917</text:p>
          </table:table-cell>
          <table:table-cell office:value-type="float" office:value="0.01540339" calcext:value-type="float">
            <text:p>0.01540339</text:p>
          </table:table-cell>
          <table:table-cell office:value-type="float" office:value="0.008649699" calcext:value-type="float">
            <text:p>0.008649699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00876" calcext:value-type="float">
            <text:p>0.1400876</text:p>
          </table:table-cell>
          <table:table-cell office:value-type="float" office:value="0.4029845" calcext:value-type="float">
            <text:p>0.4029845</text:p>
          </table:table-cell>
          <table:table-cell office:value-type="float" office:value="360" calcext:value-type="float">
            <text:p>360</text:p>
          </table:table-cell>
          <table:table-cell office:value-type="float" office:value="-12.08513" calcext:value-type="float">
            <text:p>-12.08513</text:p>
          </table:table-cell>
          <table:table-cell office:value-type="float" office:value="0" calcext:value-type="float">
            <text:p>0</text:p>
          </table:table-cell>
          <table:table-cell office:value-type="float" office:value="194.9361" calcext:value-type="float">
            <text:p>194.9361</text:p>
          </table:table-cell>
          <table:table-cell office:value-type="float" office:value="273.7079" calcext:value-type="float">
            <text:p>273.7079</text:p>
          </table:table-cell>
          <table:table-cell office:value-type="float" office:value="905.0997" calcext:value-type="float">
            <text:p>905.0997</text:p>
          </table:table-cell>
          <table:table-cell office:value-type="float" office:value="888.2481" calcext:value-type="float">
            <text:p>888.2481</text:p>
          </table:table-cell>
          <table:table-cell office:value-type="float" office:value="877.3953" calcext:value-type="float">
            <text:p>877.3953</text:p>
          </table:table-cell>
          <table:table-cell office:value-type="float" office:value="891.6226" calcext:value-type="float">
            <text:p>891.6226</text:p>
          </table:table-cell>
          <table:table-cell office:value-type="float" office:value="326.9779" calcext:value-type="float">
            <text:p>326.9779</text:p>
          </table:table-cell>
          <table:table-cell office:value-type="float" office:value="443.5358" calcext:value-type="float">
            <text:p>443.5358</text:p>
          </table:table-cell>
          <table:table-cell office:value-type="float" office:value="383.0927" calcext:value-type="float">
            <text:p>383.0927</text:p>
          </table:table-cell>
          <table:table-cell office:value-type="float" office:value="323.6141" calcext:value-type="float">
            <text:p>323.6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60.10756" calcext:value-type="float">
            <text:p>60.10756</text:p>
          </table:table-cell>
          <table:table-cell office:value-type="float" office:value="5553.939" calcext:value-type="float">
            <text:p>5553.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5678" calcext:value-type="float">
            <text:p>-11.85678</text:p>
          </table:table-cell>
          <table:table-cell office:value-type="float" office:value="28.05888" calcext:value-type="float">
            <text:p>28.05888</text:p>
          </table:table-cell>
          <table:table-cell office:value-type="float" office:value="0" calcext:value-type="float">
            <text:p>0</text:p>
          </table:table-cell>
          <table:table-cell office:value-type="float" office:value="39.34753" calcext:value-type="float">
            <text:p>39.34753</text:p>
          </table:table-cell>
          <table:table-cell office:value-type="float" office:value="0.01515649" calcext:value-type="float">
            <text:p>0.01515649</text:p>
          </table:table-cell>
          <table:table-cell office:value-type="float" office:value="0.008892308" calcext:value-type="float">
            <text:p>0.008892308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09795" calcext:value-type="float">
            <text:p>0.1409795</text:p>
          </table:table-cell>
          <table:table-cell office:value-type="float" office:value="0.4047319" calcext:value-type="float">
            <text:p>0.4047319</text:p>
          </table:table-cell>
          <table:table-cell office:value-type="float" office:value="360" calcext:value-type="float">
            <text:p>360</text:p>
          </table:table-cell>
          <table:table-cell office:value-type="float" office:value="-12.3963" calcext:value-type="float">
            <text:p>-12.3963</text:p>
          </table:table-cell>
          <table:table-cell office:value-type="float" office:value="0" calcext:value-type="float">
            <text:p>0</text:p>
          </table:table-cell>
          <table:table-cell office:value-type="float" office:value="194.9354" calcext:value-type="float">
            <text:p>194.9354</text:p>
          </table:table-cell>
          <table:table-cell office:value-type="float" office:value="273.6722" calcext:value-type="float">
            <text:p>273.6722</text:p>
          </table:table-cell>
          <table:table-cell office:value-type="float" office:value="904.9998" calcext:value-type="float">
            <text:p>904.9998</text:p>
          </table:table-cell>
          <table:table-cell office:value-type="float" office:value="888.1626" calcext:value-type="float">
            <text:p>888.1626</text:p>
          </table:table-cell>
          <table:table-cell office:value-type="float" office:value="877.3482" calcext:value-type="float">
            <text:p>877.3482</text:p>
          </table:table-cell>
          <table:table-cell office:value-type="float" office:value="891.5834" calcext:value-type="float">
            <text:p>891.5834</text:p>
          </table:table-cell>
          <table:table-cell office:value-type="float" office:value="326.9686" calcext:value-type="float">
            <text:p>326.9686</text:p>
          </table:table-cell>
          <table:table-cell office:value-type="float" office:value="443.5264" calcext:value-type="float">
            <text:p>443.5264</text:p>
          </table:table-cell>
          <table:table-cell office:value-type="float" office:value="383.0875" calcext:value-type="float">
            <text:p>383.0875</text:p>
          </table:table-cell>
          <table:table-cell office:value-type="float" office:value="323.6125" calcext:value-type="float">
            <text:p>323.6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60.01459" calcext:value-type="float">
            <text:p>60.01459</text:p>
          </table:table-cell>
          <table:table-cell office:value-type="float" office:value="5553.646" calcext:value-type="float">
            <text:p>5553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1183" calcext:value-type="float">
            <text:p>-12.21183</text:p>
          </table:table-cell>
          <table:table-cell office:value-type="float" office:value="32.20542" calcext:value-type="float">
            <text:p>32.20542</text:p>
          </table:table-cell>
          <table:table-cell office:value-type="float" office:value="0" calcext:value-type="float">
            <text:p>0</text:p>
          </table:table-cell>
          <table:table-cell office:value-type="float" office:value="39.30937" calcext:value-type="float">
            <text:p>39.30937</text:p>
          </table:table-cell>
          <table:table-cell office:value-type="float" office:value="0.01341248" calcext:value-type="float">
            <text:p>0.01341248</text:p>
          </table:table-cell>
          <table:table-cell office:value-type="float" office:value="0.009156737" calcext:value-type="float">
            <text:p>0.009156737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16351" calcext:value-type="float">
            <text:p>0.1416351</text:p>
          </table:table-cell>
          <table:table-cell office:value-type="float" office:value="0.405925" calcext:value-type="float">
            <text:p>0.405925</text:p>
          </table:table-cell>
          <table:table-cell office:value-type="float" office:value="360" calcext:value-type="float">
            <text:p>360</text:p>
          </table:table-cell>
          <table:table-cell office:value-type="float" office:value="-12.75293" calcext:value-type="float">
            <text:p>-12.75293</text:p>
          </table:table-cell>
          <table:table-cell office:value-type="float" office:value="0" calcext:value-type="float">
            <text:p>0</text:p>
          </table:table-cell>
          <table:table-cell office:value-type="float" office:value="193.8643" calcext:value-type="float">
            <text:p>193.8643</text:p>
          </table:table-cell>
          <table:table-cell office:value-type="float" office:value="273.8991" calcext:value-type="float">
            <text:p>273.8991</text:p>
          </table:table-cell>
          <table:table-cell office:value-type="float" office:value="905.6877" calcext:value-type="float">
            <text:p>905.6877</text:p>
          </table:table-cell>
          <table:table-cell office:value-type="float" office:value="888.0628" calcext:value-type="float">
            <text:p>888.0628</text:p>
          </table:table-cell>
          <table:table-cell office:value-type="float" office:value="877.2925" calcext:value-type="float">
            <text:p>877.2925</text:p>
          </table:table-cell>
          <table:table-cell office:value-type="float" office:value="891.5371" calcext:value-type="float">
            <text:p>891.5371</text:p>
          </table:table-cell>
          <table:table-cell office:value-type="float" office:value="326.9579" calcext:value-type="float">
            <text:p>326.9579</text:p>
          </table:table-cell>
          <table:table-cell office:value-type="float" office:value="443.5166" calcext:value-type="float">
            <text:p>443.5166</text:p>
          </table:table-cell>
          <table:table-cell office:value-type="float" office:value="383.0822" calcext:value-type="float">
            <text:p>383.0822</text:p>
          </table:table-cell>
          <table:table-cell office:value-type="float" office:value="323.611" calcext:value-type="float">
            <text:p>323.6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0" calcext:value-type="float">
            <text:p>22052000</text:p>
          </table:table-cell>
          <table:table-cell office:value-type="float" office:value="59.92595" calcext:value-type="float">
            <text:p>59.92595</text:p>
          </table:table-cell>
          <table:table-cell office:value-type="float" office:value="5553.352" calcext:value-type="float">
            <text:p>5553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6451" calcext:value-type="float">
            <text:p>-12.56451</text:p>
          </table:table-cell>
          <table:table-cell office:value-type="float" office:value="33.64209" calcext:value-type="float">
            <text:p>33.64209</text:p>
          </table:table-cell>
          <table:table-cell office:value-type="float" office:value="0" calcext:value-type="float">
            <text:p>0</text:p>
          </table:table-cell>
          <table:table-cell office:value-type="float" office:value="39.28553" calcext:value-type="float">
            <text:p>39.28553</text:p>
          </table:table-cell>
          <table:table-cell office:value-type="float" office:value="0.01321696" calcext:value-type="float">
            <text:p>0.01321696</text:p>
          </table:table-cell>
          <table:table-cell office:value-type="float" office:value="0.00940935" calcext:value-type="float">
            <text:p>0.00940935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21593" calcext:value-type="float">
            <text:p>0.1421593</text:p>
          </table:table-cell>
          <table:table-cell office:value-type="float" office:value="0.406819" calcext:value-type="float">
            <text:p>0.406819</text:p>
          </table:table-cell>
          <table:table-cell office:value-type="float" office:value="360" calcext:value-type="float">
            <text:p>360</text:p>
          </table:table-cell>
          <table:table-cell office:value-type="float" office:value="-13.10678" calcext:value-type="float">
            <text:p>-13.10678</text:p>
          </table:table-cell>
          <table:table-cell office:value-type="float" office:value="0" calcext:value-type="float">
            <text:p>0</text:p>
          </table:table-cell>
          <table:table-cell office:value-type="float" office:value="193.8677" calcext:value-type="float">
            <text:p>193.8677</text:p>
          </table:table-cell>
          <table:table-cell office:value-type="float" office:value="273.8633" calcext:value-type="float">
            <text:p>273.8633</text:p>
          </table:table-cell>
          <table:table-cell office:value-type="float" office:value="905.5753" calcext:value-type="float">
            <text:p>905.5753</text:p>
          </table:table-cell>
          <table:table-cell office:value-type="float" office:value="887.9634" calcext:value-type="float">
            <text:p>887.9634</text:p>
          </table:table-cell>
          <table:table-cell office:value-type="float" office:value="877.2325" calcext:value-type="float">
            <text:p>877.2325</text:p>
          </table:table-cell>
          <table:table-cell office:value-type="float" office:value="891.4879" calcext:value-type="float">
            <text:p>891.4879</text:p>
          </table:table-cell>
          <table:table-cell office:value-type="float" office:value="326.9463" calcext:value-type="float">
            <text:p>326.9463</text:p>
          </table:table-cell>
          <table:table-cell office:value-type="float" office:value="443.5066" calcext:value-type="float">
            <text:p>443.5066</text:p>
          </table:table-cell>
          <table:table-cell office:value-type="float" office:value="383.0769" calcext:value-type="float">
            <text:p>383.0769</text:p>
          </table:table-cell>
          <table:table-cell office:value-type="float" office:value="323.6094" calcext:value-type="float">
            <text:p>323.60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0" calcext:value-type="float">
            <text:p>23052000</text:p>
          </table:table-cell>
          <table:table-cell office:value-type="float" office:value="59.82589" calcext:value-type="float">
            <text:p>59.82589</text:p>
          </table:table-cell>
          <table:table-cell office:value-type="float" office:value="5553.054" calcext:value-type="float">
            <text:p>5553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1362" calcext:value-type="float">
            <text:p>-12.91362</text:p>
          </table:table-cell>
          <table:table-cell office:value-type="float" office:value="33.39218" calcext:value-type="float">
            <text:p>33.39218</text:p>
          </table:table-cell>
          <table:table-cell office:value-type="float" office:value="0" calcext:value-type="float">
            <text:p>0</text:p>
          </table:table-cell>
          <table:table-cell office:value-type="float" office:value="39.29102" calcext:value-type="float">
            <text:p>39.29102</text:p>
          </table:table-cell>
          <table:table-cell office:value-type="float" office:value="0.01302379" calcext:value-type="float">
            <text:p>0.01302379</text:p>
          </table:table-cell>
          <table:table-cell office:value-type="float" office:value="0.009661222" calcext:value-type="float">
            <text:p>0.00966122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28789" calcext:value-type="float">
            <text:p>0.1428789</text:p>
          </table:table-cell>
          <table:table-cell office:value-type="float" office:value="0.4079782" calcext:value-type="float">
            <text:p>0.4079782</text:p>
          </table:table-cell>
          <table:table-cell office:value-type="float" office:value="360" calcext:value-type="float">
            <text:p>360</text:p>
          </table:table-cell>
          <table:table-cell office:value-type="float" office:value="-13.45752" calcext:value-type="float">
            <text:p>-13.45752</text:p>
          </table:table-cell>
          <table:table-cell office:value-type="float" office:value="0" calcext:value-type="float">
            <text:p>0</text:p>
          </table:table-cell>
          <table:table-cell office:value-type="float" office:value="193.8608" calcext:value-type="float">
            <text:p>193.8608</text:p>
          </table:table-cell>
          <table:table-cell office:value-type="float" office:value="273.8267" calcext:value-type="float">
            <text:p>273.8267</text:p>
          </table:table-cell>
          <table:table-cell office:value-type="float" office:value="905.4606" calcext:value-type="float">
            <text:p>905.4606</text:p>
          </table:table-cell>
          <table:table-cell office:value-type="float" office:value="887.8627" calcext:value-type="float">
            <text:p>887.8627</text:p>
          </table:table-cell>
          <table:table-cell office:value-type="float" office:value="877.1731" calcext:value-type="float">
            <text:p>877.1731</text:p>
          </table:table-cell>
          <table:table-cell office:value-type="float" office:value="891.4386" calcext:value-type="float">
            <text:p>891.4386</text:p>
          </table:table-cell>
          <table:table-cell office:value-type="float" office:value="326.9346" calcext:value-type="float">
            <text:p>326.9346</text:p>
          </table:table-cell>
          <table:table-cell office:value-type="float" office:value="443.4964" calcext:value-type="float">
            <text:p>443.4964</text:p>
          </table:table-cell>
          <table:table-cell office:value-type="float" office:value="383.0715" calcext:value-type="float">
            <text:p>383.0715</text:p>
          </table:table-cell>
          <table:table-cell office:value-type="float" office:value="323.6078" calcext:value-type="float">
            <text:p>323.60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59.71479" calcext:value-type="float">
            <text:p>59.71479</text:p>
          </table:table-cell>
          <table:table-cell office:value-type="float" office:value="5552.736" calcext:value-type="float">
            <text:p>5552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1499" calcext:value-type="float">
            <text:p>-13.21499</text:p>
          </table:table-cell>
          <table:table-cell office:value-type="float" office:value="32.38575" calcext:value-type="float">
            <text:p>32.38575</text:p>
          </table:table-cell>
          <table:table-cell office:value-type="float" office:value="0" calcext:value-type="float">
            <text:p>0</text:p>
          </table:table-cell>
          <table:table-cell office:value-type="float" office:value="39.30331" calcext:value-type="float">
            <text:p>39.30331</text:p>
          </table:table-cell>
          <table:table-cell office:value-type="float" office:value="0.01270426" calcext:value-type="float">
            <text:p>0.01270426</text:p>
          </table:table-cell>
          <table:table-cell office:value-type="float" office:value="0.009822146" calcext:value-type="float">
            <text:p>0.009822146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46168" calcext:value-type="float">
            <text:p>0.1446168</text:p>
          </table:table-cell>
          <table:table-cell office:value-type="float" office:value="0.4122119" calcext:value-type="float">
            <text:p>0.4122119</text:p>
          </table:table-cell>
          <table:table-cell office:value-type="float" office:value="360" calcext:value-type="float">
            <text:p>360</text:p>
          </table:table-cell>
          <table:table-cell office:value-type="float" office:value="-13.7647" calcext:value-type="float">
            <text:p>-13.7647</text:p>
          </table:table-cell>
          <table:table-cell office:value-type="float" office:value="0" calcext:value-type="float">
            <text:p>0</text:p>
          </table:table-cell>
          <table:table-cell office:value-type="float" office:value="193.8487" calcext:value-type="float">
            <text:p>193.8487</text:p>
          </table:table-cell>
          <table:table-cell office:value-type="float" office:value="273.785" calcext:value-type="float">
            <text:p>273.785</text:p>
          </table:table-cell>
          <table:table-cell office:value-type="float" office:value="905.3354" calcext:value-type="float">
            <text:p>905.3354</text:p>
          </table:table-cell>
          <table:table-cell office:value-type="float" office:value="887.7574" calcext:value-type="float">
            <text:p>887.7574</text:p>
          </table:table-cell>
          <table:table-cell office:value-type="float" office:value="877.1098" calcext:value-type="float">
            <text:p>877.1098</text:p>
          </table:table-cell>
          <table:table-cell office:value-type="float" office:value="891.3868" calcext:value-type="float">
            <text:p>891.3868</text:p>
          </table:table-cell>
          <table:table-cell office:value-type="float" office:value="326.9219" calcext:value-type="float">
            <text:p>326.9219</text:p>
          </table:table-cell>
          <table:table-cell office:value-type="float" office:value="443.4862" calcext:value-type="float">
            <text:p>443.4862</text:p>
          </table:table-cell>
          <table:table-cell office:value-type="float" office:value="383.0657" calcext:value-type="float">
            <text:p>383.0657</text:p>
          </table:table-cell>
          <table:table-cell office:value-type="float" office:value="323.6062" calcext:value-type="float">
            <text:p>323.6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59.61488" calcext:value-type="float">
            <text:p>59.61488</text:p>
          </table:table-cell>
          <table:table-cell office:value-type="float" office:value="5552.432" calcext:value-type="float">
            <text:p>5552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2245" calcext:value-type="float">
            <text:p>-13.52245</text:p>
          </table:table-cell>
          <table:table-cell office:value-type="float" office:value="32.20359" calcext:value-type="float">
            <text:p>32.20359</text:p>
          </table:table-cell>
          <table:table-cell office:value-type="float" office:value="0" calcext:value-type="float">
            <text:p>0</text:p>
          </table:table-cell>
          <table:table-cell office:value-type="float" office:value="39.31322" calcext:value-type="float">
            <text:p>39.31322</text:p>
          </table:table-cell>
          <table:table-cell office:value-type="float" office:value="0.01248023" calcext:value-type="float">
            <text:p>0.01248023</text:p>
          </table:table-cell>
          <table:table-cell office:value-type="float" office:value="0.009938912" calcext:value-type="float">
            <text:p>0.00993891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71292" calcext:value-type="float">
            <text:p>0.1471292</text:p>
          </table:table-cell>
          <table:table-cell office:value-type="float" office:value="0.4223666" calcext:value-type="float">
            <text:p>0.4223666</text:p>
          </table:table-cell>
          <table:table-cell office:value-type="float" office:value="360" calcext:value-type="float">
            <text:p>360</text:p>
          </table:table-cell>
          <table:table-cell office:value-type="float" office:value="-14.08471" calcext:value-type="float">
            <text:p>-14.08471</text:p>
          </table:table-cell>
          <table:table-cell office:value-type="float" office:value="0" calcext:value-type="float">
            <text:p>0</text:p>
          </table:table-cell>
          <table:table-cell office:value-type="float" office:value="193.8392" calcext:value-type="float">
            <text:p>193.8392</text:p>
          </table:table-cell>
          <table:table-cell office:value-type="float" office:value="273.7491" calcext:value-type="float">
            <text:p>273.7491</text:p>
          </table:table-cell>
          <table:table-cell office:value-type="float" office:value="905.2213" calcext:value-type="float">
            <text:p>905.2213</text:p>
          </table:table-cell>
          <table:table-cell office:value-type="float" office:value="887.6558" calcext:value-type="float">
            <text:p>887.6558</text:p>
          </table:table-cell>
          <table:table-cell office:value-type="float" office:value="877.0492" calcext:value-type="float">
            <text:p>877.0492</text:p>
          </table:table-cell>
          <table:table-cell office:value-type="float" office:value="891.3353" calcext:value-type="float">
            <text:p>891.3353</text:p>
          </table:table-cell>
          <table:table-cell office:value-type="float" office:value="326.9093" calcext:value-type="float">
            <text:p>326.9093</text:p>
          </table:table-cell>
          <table:table-cell office:value-type="float" office:value="443.4765" calcext:value-type="float">
            <text:p>443.4765</text:p>
          </table:table-cell>
          <table:table-cell office:value-type="float" office:value="383.0598" calcext:value-type="float">
            <text:p>383.0598</text:p>
          </table:table-cell>
          <table:table-cell office:value-type="float" office:value="323.6046" calcext:value-type="float">
            <text:p>323.60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59.52246" calcext:value-type="float">
            <text:p>59.52246</text:p>
          </table:table-cell>
          <table:table-cell office:value-type="float" office:value="5552.15" calcext:value-type="float">
            <text:p>555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1079" calcext:value-type="float">
            <text:p>-13.91079</text:p>
          </table:table-cell>
          <table:table-cell office:value-type="float" office:value="35.37217" calcext:value-type="float">
            <text:p>35.37217</text:p>
          </table:table-cell>
          <table:table-cell office:value-type="float" office:value="0" calcext:value-type="float">
            <text:p>0</text:p>
          </table:table-cell>
          <table:table-cell office:value-type="float" office:value="39.31625" calcext:value-type="float">
            <text:p>39.31625</text:p>
          </table:table-cell>
          <table:table-cell office:value-type="float" office:value="0.01232308" calcext:value-type="float">
            <text:p>0.01232308</text:p>
          </table:table-cell>
          <table:table-cell office:value-type="float" office:value="0.01010996" calcext:value-type="float">
            <text:p>0.01010996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490869" calcext:value-type="float">
            <text:p>0.1490869</text:p>
          </table:table-cell>
          <table:table-cell office:value-type="float" office:value="0.4292424" calcext:value-type="float">
            <text:p>0.4292424</text:p>
          </table:table-cell>
          <table:table-cell office:value-type="float" office:value="360" calcext:value-type="float">
            <text:p>360</text:p>
          </table:table-cell>
          <table:table-cell office:value-type="float" office:value="-14.48172" calcext:value-type="float">
            <text:p>-14.48172</text:p>
          </table:table-cell>
          <table:table-cell office:value-type="float" office:value="0" calcext:value-type="float">
            <text:p>0</text:p>
          </table:table-cell>
          <table:table-cell office:value-type="float" office:value="193.8319" calcext:value-type="float">
            <text:p>193.8319</text:p>
          </table:table-cell>
          <table:table-cell office:value-type="float" office:value="273.7157" calcext:value-type="float">
            <text:p>273.7157</text:p>
          </table:table-cell>
          <table:table-cell office:value-type="float" office:value="905.1173" calcext:value-type="float">
            <text:p>905.1173</text:p>
          </table:table-cell>
          <table:table-cell office:value-type="float" office:value="887.5615" calcext:value-type="float">
            <text:p>887.5615</text:p>
          </table:table-cell>
          <table:table-cell office:value-type="float" office:value="876.9915" calcext:value-type="float">
            <text:p>876.9915</text:p>
          </table:table-cell>
          <table:table-cell office:value-type="float" office:value="891.2867" calcext:value-type="float">
            <text:p>891.2867</text:p>
          </table:table-cell>
          <table:table-cell office:value-type="float" office:value="326.8976" calcext:value-type="float">
            <text:p>326.8976</text:p>
          </table:table-cell>
          <table:table-cell office:value-type="float" office:value="443.4665" calcext:value-type="float">
            <text:p>443.4665</text:p>
          </table:table-cell>
          <table:table-cell office:value-type="float" office:value="383.054" calcext:value-type="float">
            <text:p>383.054</text:p>
          </table:table-cell>
          <table:table-cell office:value-type="float" office:value="323.6029" calcext:value-type="float">
            <text:p>323.60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59.43836" calcext:value-type="float">
            <text:p>59.43836</text:p>
          </table:table-cell>
          <table:table-cell office:value-type="float" office:value="5551.884" calcext:value-type="float">
            <text:p>5551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6759" calcext:value-type="float">
            <text:p>-14.26759</text:p>
          </table:table-cell>
          <table:table-cell office:value-type="float" office:value="38.04189" calcext:value-type="float">
            <text:p>38.04189</text:p>
          </table:table-cell>
          <table:table-cell office:value-type="float" office:value="0" calcext:value-type="float">
            <text:p>0</text:p>
          </table:table-cell>
          <table:table-cell office:value-type="float" office:value="39.31324" calcext:value-type="float">
            <text:p>39.31324</text:p>
          </table:table-cell>
          <table:table-cell office:value-type="float" office:value="0.01217983" calcext:value-type="float">
            <text:p>0.01217983</text:p>
          </table:table-cell>
          <table:table-cell office:value-type="float" office:value="0.01033428" calcext:value-type="float">
            <text:p>0.01033428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02679" calcext:value-type="float">
            <text:p>0.1502679</text:p>
          </table:table-cell>
          <table:table-cell office:value-type="float" office:value="0.4323694" calcext:value-type="float">
            <text:p>0.4323694</text:p>
          </table:table-cell>
          <table:table-cell office:value-type="float" office:value="360" calcext:value-type="float">
            <text:p>360</text:p>
          </table:table-cell>
          <table:table-cell office:value-type="float" office:value="-14.8426" calcext:value-type="float">
            <text:p>-14.8426</text:p>
          </table:table-cell>
          <table:table-cell office:value-type="float" office:value="0" calcext:value-type="float">
            <text:p>0</text:p>
          </table:table-cell>
          <table:table-cell office:value-type="float" office:value="193.8265" calcext:value-type="float">
            <text:p>193.8265</text:p>
          </table:table-cell>
          <table:table-cell office:value-type="float" office:value="273.6853" calcext:value-type="float">
            <text:p>273.6853</text:p>
          </table:table-cell>
          <table:table-cell office:value-type="float" office:value="905.0211" calcext:value-type="float">
            <text:p>905.0211</text:p>
          </table:table-cell>
          <table:table-cell office:value-type="float" office:value="887.4706" calcext:value-type="float">
            <text:p>887.4706</text:p>
          </table:table-cell>
          <table:table-cell office:value-type="float" office:value="876.9384" calcext:value-type="float">
            <text:p>876.9384</text:p>
          </table:table-cell>
          <table:table-cell office:value-type="float" office:value="891.242" calcext:value-type="float">
            <text:p>891.242</text:p>
          </table:table-cell>
          <table:table-cell office:value-type="float" office:value="326.8863" calcext:value-type="float">
            <text:p>326.8863</text:p>
          </table:table-cell>
          <table:table-cell office:value-type="float" office:value="443.4563" calcext:value-type="float">
            <text:p>443.4563</text:p>
          </table:table-cell>
          <table:table-cell office:value-type="float" office:value="383.0481" calcext:value-type="float">
            <text:p>383.0481</text:p>
          </table:table-cell>
          <table:table-cell office:value-type="float" office:value="323.6013" calcext:value-type="float">
            <text:p>323.60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0" calcext:value-type="float">
            <text:p>28052000</text:p>
          </table:table-cell>
          <table:table-cell office:value-type="float" office:value="59.36189" calcext:value-type="float">
            <text:p>59.36189</text:p>
          </table:table-cell>
          <table:table-cell office:value-type="float" office:value="5551.625" calcext:value-type="float">
            <text:p>5551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932" calcext:value-type="float">
            <text:p>-14.5932</text:p>
          </table:table-cell>
          <table:table-cell office:value-type="float" office:value="37.94507" calcext:value-type="float">
            <text:p>37.94507</text:p>
          </table:table-cell>
          <table:table-cell office:value-type="float" office:value="0" calcext:value-type="float">
            <text:p>0</text:p>
          </table:table-cell>
          <table:table-cell office:value-type="float" office:value="39.28316" calcext:value-type="float">
            <text:p>39.28316</text:p>
          </table:table-cell>
          <table:table-cell office:value-type="float" office:value="0.01202534" calcext:value-type="float">
            <text:p>0.01202534</text:p>
          </table:table-cell>
          <table:table-cell office:value-type="float" office:value="0.01058286" calcext:value-type="float">
            <text:p>0.01058286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11206" calcext:value-type="float">
            <text:p>0.1511206</text:p>
          </table:table-cell>
          <table:table-cell office:value-type="float" office:value="0.4341809" calcext:value-type="float">
            <text:p>0.4341809</text:p>
          </table:table-cell>
          <table:table-cell office:value-type="float" office:value="360" calcext:value-type="float">
            <text:p>360</text:p>
          </table:table-cell>
          <table:table-cell office:value-type="float" office:value="-15.17062" calcext:value-type="float">
            <text:p>-15.17062</text:p>
          </table:table-cell>
          <table:table-cell office:value-type="float" office:value="0" calcext:value-type="float">
            <text:p>0</text:p>
          </table:table-cell>
          <table:table-cell office:value-type="float" office:value="193.828" calcext:value-type="float">
            <text:p>193.828</text:p>
          </table:table-cell>
          <table:table-cell office:value-type="float" office:value="273.6544" calcext:value-type="float">
            <text:p>273.6544</text:p>
          </table:table-cell>
          <table:table-cell office:value-type="float" office:value="904.9246" calcext:value-type="float">
            <text:p>904.9246</text:p>
          </table:table-cell>
          <table:table-cell office:value-type="float" office:value="887.3826" calcext:value-type="float">
            <text:p>887.3826</text:p>
          </table:table-cell>
          <table:table-cell office:value-type="float" office:value="876.8871" calcext:value-type="float">
            <text:p>876.8871</text:p>
          </table:table-cell>
          <table:table-cell office:value-type="float" office:value="891.1989" calcext:value-type="float">
            <text:p>891.1989</text:p>
          </table:table-cell>
          <table:table-cell office:value-type="float" office:value="326.8759" calcext:value-type="float">
            <text:p>326.8759</text:p>
          </table:table-cell>
          <table:table-cell office:value-type="float" office:value="443.4462" calcext:value-type="float">
            <text:p>443.4462</text:p>
          </table:table-cell>
          <table:table-cell office:value-type="float" office:value="383.0422" calcext:value-type="float">
            <text:p>383.0422</text:p>
          </table:table-cell>
          <table:table-cell office:value-type="float" office:value="323.5995" calcext:value-type="float">
            <text:p>323.5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59.25124" calcext:value-type="float">
            <text:p>59.25124</text:p>
          </table:table-cell>
          <table:table-cell office:value-type="float" office:value="5551.28" calcext:value-type="float">
            <text:p>5551.28</text:p>
          </table:table-cell>
          <table:table-cell office:value-type="float" office:value="0" calcext:value-type="float">
            <text:p>0</text:p>
          </table:table-cell>
          <table:table-cell office:value-type="float" office:value="0.0002765555" calcext:value-type="float">
            <text:p>0.0002765555</text:p>
          </table:table-cell>
          <table:table-cell office:value-type="float" office:value="-15.00837" calcext:value-type="float">
            <text:p>-15.00837</text:p>
          </table:table-cell>
          <table:table-cell office:value-type="float" office:value="40.54783" calcext:value-type="float">
            <text:p>40.54783</text:p>
          </table:table-cell>
          <table:table-cell office:value-type="float" office:value="-0.00266494" calcext:value-type="float">
            <text:p>-0.00266494</text:p>
          </table:table-cell>
          <table:table-cell office:value-type="float" office:value="39.22742" calcext:value-type="float">
            <text:p>39.22742</text:p>
          </table:table-cell>
          <table:table-cell office:value-type="float" office:value="0.01181714" calcext:value-type="float">
            <text:p>0.01181714</text:p>
          </table:table-cell>
          <table:table-cell office:value-type="float" office:value="0.01082072" calcext:value-type="float">
            <text:p>0.0108207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18642" calcext:value-type="float">
            <text:p>0.1518642</text:p>
          </table:table-cell>
          <table:table-cell office:value-type="float" office:value="0.4355019" calcext:value-type="float">
            <text:p>0.4355019</text:p>
          </table:table-cell>
          <table:table-cell office:value-type="float" office:value="360" calcext:value-type="float">
            <text:p>360</text:p>
          </table:table-cell>
          <table:table-cell office:value-type="float" office:value="-15.59138" calcext:value-type="float">
            <text:p>-15.59138</text:p>
          </table:table-cell>
          <table:table-cell office:value-type="float" office:value="0" calcext:value-type="float">
            <text:p>0</text:p>
          </table:table-cell>
          <table:table-cell office:value-type="float" office:value="193.8269" calcext:value-type="float">
            <text:p>193.8269</text:p>
          </table:table-cell>
          <table:table-cell office:value-type="float" office:value="273.6039" calcext:value-type="float">
            <text:p>273.6039</text:p>
          </table:table-cell>
          <table:table-cell office:value-type="float" office:value="904.7804" calcext:value-type="float">
            <text:p>904.7804</text:p>
          </table:table-cell>
          <table:table-cell office:value-type="float" office:value="887.2668" calcext:value-type="float">
            <text:p>887.2668</text:p>
          </table:table-cell>
          <table:table-cell office:value-type="float" office:value="876.8237" calcext:value-type="float">
            <text:p>876.8237</text:p>
          </table:table-cell>
          <table:table-cell office:value-type="float" office:value="891.1483" calcext:value-type="float">
            <text:p>891.1483</text:p>
          </table:table-cell>
          <table:table-cell office:value-type="float" office:value="326.8642" calcext:value-type="float">
            <text:p>326.8642</text:p>
          </table:table-cell>
          <table:table-cell office:value-type="float" office:value="443.4362" calcext:value-type="float">
            <text:p>443.4362</text:p>
          </table:table-cell>
          <table:table-cell office:value-type="float" office:value="383.0364" calcext:value-type="float">
            <text:p>383.0364</text:p>
          </table:table-cell>
          <table:table-cell office:value-type="float" office:value="323.5978" calcext:value-type="float">
            <text:p>323.59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0" calcext:value-type="float">
            <text:p>30052000</text:p>
          </table:table-cell>
          <table:table-cell office:value-type="float" office:value="59.12101" calcext:value-type="float">
            <text:p>59.12101</text:p>
          </table:table-cell>
          <table:table-cell office:value-type="float" office:value="5550.868" calcext:value-type="float">
            <text:p>5550.868</text:p>
          </table:table-cell>
          <table:table-cell office:value-type="float" office:value="0" calcext:value-type="float">
            <text:p>0</text:p>
          </table:table-cell>
          <table:table-cell office:value-type="float" office:value="0.000568035" calcext:value-type="float">
            <text:p>0.000568035</text:p>
          </table:table-cell>
          <table:table-cell office:value-type="float" office:value="-15.50306" calcext:value-type="float">
            <text:p>-15.50306</text:p>
          </table:table-cell>
          <table:table-cell office:value-type="float" office:value="40.66044" calcext:value-type="float">
            <text:p>40.66044</text:p>
          </table:table-cell>
          <table:table-cell office:value-type="float" office:value="-0.007075816" calcext:value-type="float">
            <text:p>-0.007075816</text:p>
          </table:table-cell>
          <table:table-cell office:value-type="float" office:value="39.18124" calcext:value-type="float">
            <text:p>39.18124</text:p>
          </table:table-cell>
          <table:table-cell office:value-type="float" office:value="0.01161009" calcext:value-type="float">
            <text:p>0.01161009</text:p>
          </table:table-cell>
          <table:table-cell office:value-type="float" office:value="0.01108137" calcext:value-type="float">
            <text:p>0.01108137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25023" calcext:value-type="float">
            <text:p>0.1525023</text:p>
          </table:table-cell>
          <table:table-cell office:value-type="float" office:value="0.4365372" calcext:value-type="float">
            <text:p>0.4365372</text:p>
          </table:table-cell>
          <table:table-cell office:value-type="float" office:value="360" calcext:value-type="float">
            <text:p>360</text:p>
          </table:table-cell>
          <table:table-cell office:value-type="float" office:value="-16.08863" calcext:value-type="float">
            <text:p>-16.08863</text:p>
          </table:table-cell>
          <table:table-cell office:value-type="float" office:value="0" calcext:value-type="float">
            <text:p>0</text:p>
          </table:table-cell>
          <table:table-cell office:value-type="float" office:value="193.8284" calcext:value-type="float">
            <text:p>193.8284</text:p>
          </table:table-cell>
          <table:table-cell office:value-type="float" office:value="273.5458" calcext:value-type="float">
            <text:p>273.5458</text:p>
          </table:table-cell>
          <table:table-cell office:value-type="float" office:value="904.6086" calcext:value-type="float">
            <text:p>904.6086</text:p>
          </table:table-cell>
          <table:table-cell office:value-type="float" office:value="887.1287" calcext:value-type="float">
            <text:p>887.1287</text:p>
          </table:table-cell>
          <table:table-cell office:value-type="float" office:value="876.744" calcext:value-type="float">
            <text:p>876.744</text:p>
          </table:table-cell>
          <table:table-cell office:value-type="float" office:value="891.0854" calcext:value-type="float">
            <text:p>891.0854</text:p>
          </table:table-cell>
          <table:table-cell office:value-type="float" office:value="326.8498" calcext:value-type="float">
            <text:p>326.8498</text:p>
          </table:table-cell>
          <table:table-cell office:value-type="float" office:value="443.4257" calcext:value-type="float">
            <text:p>443.4257</text:p>
          </table:table-cell>
          <table:table-cell office:value-type="float" office:value="383.0305" calcext:value-type="float">
            <text:p>383.0305</text:p>
          </table:table-cell>
          <table:table-cell office:value-type="float" office:value="323.5961" calcext:value-type="float">
            <text:p>323.59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0" calcext:value-type="float">
            <text:p>31052000</text:p>
          </table:table-cell>
          <table:table-cell office:value-type="float" office:value="59.00255" calcext:value-type="float">
            <text:p>59.00255</text:p>
          </table:table-cell>
          <table:table-cell office:value-type="float" office:value="5550.469" calcext:value-type="float">
            <text:p>5550.469</text:p>
          </table:table-cell>
          <table:table-cell office:value-type="float" office:value="0" calcext:value-type="float">
            <text:p>0</text:p>
          </table:table-cell>
          <table:table-cell office:value-type="float" office:value="0.0008772374" calcext:value-type="float">
            <text:p>0.0008772374</text:p>
          </table:table-cell>
          <table:table-cell office:value-type="float" office:value="-15.99063" calcext:value-type="float">
            <text:p>-15.99063</text:p>
          </table:table-cell>
          <table:table-cell office:value-type="float" office:value="40.11768" calcext:value-type="float">
            <text:p>40.11768</text:p>
          </table:table-cell>
          <table:table-cell office:value-type="float" office:value="-0.01529361" calcext:value-type="float">
            <text:p>-0.01529361</text:p>
          </table:table-cell>
          <table:table-cell office:value-type="float" office:value="39.16328" calcext:value-type="float">
            <text:p>39.16328</text:p>
          </table:table-cell>
          <table:table-cell office:value-type="float" office:value="0.01140832" calcext:value-type="float">
            <text:p>0.01140832</text:p>
          </table:table-cell>
          <table:table-cell office:value-type="float" office:value="0.01132292" calcext:value-type="float">
            <text:p>0.0113229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30268" calcext:value-type="float">
            <text:p>0.1530268</text:p>
          </table:table-cell>
          <table:table-cell office:value-type="float" office:value="0.4373618" calcext:value-type="float">
            <text:p>0.4373618</text:p>
          </table:table-cell>
          <table:table-cell office:value-type="float" office:value="360" calcext:value-type="float">
            <text:p>360</text:p>
          </table:table-cell>
          <table:table-cell office:value-type="float" office:value="-16.56647" calcext:value-type="float">
            <text:p>-16.56647</text:p>
          </table:table-cell>
          <table:table-cell office:value-type="float" office:value="0" calcext:value-type="float">
            <text:p>0</text:p>
          </table:table-cell>
          <table:table-cell office:value-type="float" office:value="193.8343" calcext:value-type="float">
            <text:p>193.8343</text:p>
          </table:table-cell>
          <table:table-cell office:value-type="float" office:value="273.4961" calcext:value-type="float">
            <text:p>273.4961</text:p>
          </table:table-cell>
          <table:table-cell office:value-type="float" office:value="904.451" calcext:value-type="float">
            <text:p>904.451</text:p>
          </table:table-cell>
          <table:table-cell office:value-type="float" office:value="886.996" calcext:value-type="float">
            <text:p>886.996</text:p>
          </table:table-cell>
          <table:table-cell office:value-type="float" office:value="876.6621" calcext:value-type="float">
            <text:p>876.6621</text:p>
          </table:table-cell>
          <table:table-cell office:value-type="float" office:value="891.0189" calcext:value-type="float">
            <text:p>891.0189</text:p>
          </table:table-cell>
          <table:table-cell office:value-type="float" office:value="326.8345" calcext:value-type="float">
            <text:p>326.8345</text:p>
          </table:table-cell>
          <table:table-cell office:value-type="float" office:value="443.4141" calcext:value-type="float">
            <text:p>443.4141</text:p>
          </table:table-cell>
          <table:table-cell office:value-type="float" office:value="383.0245" calcext:value-type="float">
            <text:p>383.0245</text:p>
          </table:table-cell>
          <table:table-cell office:value-type="float" office:value="323.5944" calcext:value-type="float">
            <text:p>323.59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58.88119" calcext:value-type="float">
            <text:p>58.88119</text:p>
          </table:table-cell>
          <table:table-cell office:value-type="float" office:value="5550.064" calcext:value-type="float">
            <text:p>5550.064</text:p>
          </table:table-cell>
          <table:table-cell office:value-type="float" office:value="0" calcext:value-type="float">
            <text:p>0</text:p>
          </table:table-cell>
          <table:table-cell office:value-type="float" office:value="0.001222744" calcext:value-type="float">
            <text:p>0.001222744</text:p>
          </table:table-cell>
          <table:table-cell office:value-type="float" office:value="-16.48817" calcext:value-type="float">
            <text:p>-16.48817</text:p>
          </table:table-cell>
          <table:table-cell office:value-type="float" office:value="41.79187" calcext:value-type="float">
            <text:p>41.79187</text:p>
          </table:table-cell>
          <table:table-cell office:value-type="float" office:value="-0.02835583" calcext:value-type="float">
            <text:p>-0.02835583</text:p>
          </table:table-cell>
          <table:table-cell office:value-type="float" office:value="39.1455" calcext:value-type="float">
            <text:p>39.1455</text:p>
          </table:table-cell>
          <table:table-cell office:value-type="float" office:value="0.01120546" calcext:value-type="float">
            <text:p>0.01120546</text:p>
          </table:table-cell>
          <table:table-cell office:value-type="float" office:value="0.01157416" calcext:value-type="float">
            <text:p>0.01157416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34855" calcext:value-type="float">
            <text:p>0.1534855</text:p>
          </table:table-cell>
          <table:table-cell office:value-type="float" office:value="0.438039" calcext:value-type="float">
            <text:p>0.438039</text:p>
          </table:table-cell>
          <table:table-cell office:value-type="float" office:value="360" calcext:value-type="float">
            <text:p>360</text:p>
          </table:table-cell>
          <table:table-cell office:value-type="float" office:value="-17.03391" calcext:value-type="float">
            <text:p>-17.03391</text:p>
          </table:table-cell>
          <table:table-cell office:value-type="float" office:value="0" calcext:value-type="float">
            <text:p>0</text:p>
          </table:table-cell>
          <table:table-cell office:value-type="float" office:value="193.8406" calcext:value-type="float">
            <text:p>193.8406</text:p>
          </table:table-cell>
          <table:table-cell office:value-type="float" office:value="273.4442" calcext:value-type="float">
            <text:p>273.4442</text:p>
          </table:table-cell>
          <table:table-cell office:value-type="float" office:value="904.2898" calcext:value-type="float">
            <text:p>904.2898</text:p>
          </table:table-cell>
          <table:table-cell office:value-type="float" office:value="886.8596" calcext:value-type="float">
            <text:p>886.8596</text:p>
          </table:table-cell>
          <table:table-cell office:value-type="float" office:value="876.5814" calcext:value-type="float">
            <text:p>876.5814</text:p>
          </table:table-cell>
          <table:table-cell office:value-type="float" office:value="890.9517" calcext:value-type="float">
            <text:p>890.9517</text:p>
          </table:table-cell>
          <table:table-cell office:value-type="float" office:value="326.8189" calcext:value-type="float">
            <text:p>326.8189</text:p>
          </table:table-cell>
          <table:table-cell office:value-type="float" office:value="443.4024" calcext:value-type="float">
            <text:p>443.4024</text:p>
          </table:table-cell>
          <table:table-cell office:value-type="float" office:value="383.0185" calcext:value-type="float">
            <text:p>383.0185</text:p>
          </table:table-cell>
          <table:table-cell office:value-type="float" office:value="323.5926" calcext:value-type="float">
            <text:p>323.59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58.76528" calcext:value-type="float">
            <text:p>58.76528</text:p>
          </table:table-cell>
          <table:table-cell office:value-type="float" office:value="5549.683" calcext:value-type="float">
            <text:p>5549.683</text:p>
          </table:table-cell>
          <table:table-cell office:value-type="float" office:value="0" calcext:value-type="float">
            <text:p>0</text:p>
          </table:table-cell>
          <table:table-cell office:value-type="float" office:value="0.001623456" calcext:value-type="float">
            <text:p>0.001623456</text:p>
          </table:table-cell>
          <table:table-cell office:value-type="float" office:value="-16.97182" calcext:value-type="float">
            <text:p>-16.97182</text:p>
          </table:table-cell>
          <table:table-cell office:value-type="float" office:value="43.90126" calcext:value-type="float">
            <text:p>43.90126</text:p>
          </table:table-cell>
          <table:table-cell office:value-type="float" office:value="-0.04571002" calcext:value-type="float">
            <text:p>-0.04571002</text:p>
          </table:table-cell>
          <table:table-cell office:value-type="float" office:value="39.13697" calcext:value-type="float">
            <text:p>39.13697</text:p>
          </table:table-cell>
          <table:table-cell office:value-type="float" office:value="0.01102412" calcext:value-type="float">
            <text:p>0.01102412</text:p>
          </table:table-cell>
          <table:table-cell office:value-type="float" office:value="0.0118481" calcext:value-type="float">
            <text:p>0.0118481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39145" calcext:value-type="float">
            <text:p>0.1539145</text:p>
          </table:table-cell>
          <table:table-cell office:value-type="float" office:value="0.4386242" calcext:value-type="float">
            <text:p>0.4386242</text:p>
          </table:table-cell>
          <table:table-cell office:value-type="float" office:value="360" calcext:value-type="float">
            <text:p>360</text:p>
          </table:table-cell>
          <table:table-cell office:value-type="float" office:value="-17.4732" calcext:value-type="float">
            <text:p>-17.4732</text:p>
          </table:table-cell>
          <table:table-cell office:value-type="float" office:value="0" calcext:value-type="float">
            <text:p>0</text:p>
          </table:table-cell>
          <table:table-cell office:value-type="float" office:value="193.8452" calcext:value-type="float">
            <text:p>193.8452</text:p>
          </table:table-cell>
          <table:table-cell office:value-type="float" office:value="273.3971" calcext:value-type="float">
            <text:p>273.3971</text:p>
          </table:table-cell>
          <table:table-cell office:value-type="float" office:value="904.1407" calcext:value-type="float">
            <text:p>904.1407</text:p>
          </table:table-cell>
          <table:table-cell office:value-type="float" office:value="886.7319" calcext:value-type="float">
            <text:p>886.7319</text:p>
          </table:table-cell>
          <table:table-cell office:value-type="float" office:value="876.504" calcext:value-type="float">
            <text:p>876.504</text:p>
          </table:table-cell>
          <table:table-cell office:value-type="float" office:value="890.8871" calcext:value-type="float">
            <text:p>890.8871</text:p>
          </table:table-cell>
          <table:table-cell office:value-type="float" office:value="326.8036" calcext:value-type="float">
            <text:p>326.8036</text:p>
          </table:table-cell>
          <table:table-cell office:value-type="float" office:value="443.3906" calcext:value-type="float">
            <text:p>443.3906</text:p>
          </table:table-cell>
          <table:table-cell office:value-type="float" office:value="383.0123" calcext:value-type="float">
            <text:p>383.0123</text:p>
          </table:table-cell>
          <table:table-cell office:value-type="float" office:value="323.5908" calcext:value-type="float">
            <text:p>323.59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58.63418" calcext:value-type="float">
            <text:p>58.63418</text:p>
          </table:table-cell>
          <table:table-cell office:value-type="float" office:value="5549.252" calcext:value-type="float">
            <text:p>5549.252</text:p>
          </table:table-cell>
          <table:table-cell office:value-type="float" office:value="0" calcext:value-type="float">
            <text:p>0</text:p>
          </table:table-cell>
          <table:table-cell office:value-type="float" office:value="0.002090728" calcext:value-type="float">
            <text:p>0.002090728</text:p>
          </table:table-cell>
          <table:table-cell office:value-type="float" office:value="-17.51035" calcext:value-type="float">
            <text:p>-17.51035</text:p>
          </table:table-cell>
          <table:table-cell office:value-type="float" office:value="47.34599" calcext:value-type="float">
            <text:p>47.34599</text:p>
          </table:table-cell>
          <table:table-cell office:value-type="float" office:value="-0.07118499" calcext:value-type="float">
            <text:p>-0.07118499</text:p>
          </table:table-cell>
          <table:table-cell office:value-type="float" office:value="39.10553" calcext:value-type="float">
            <text:p>39.10553</text:p>
          </table:table-cell>
          <table:table-cell office:value-type="float" office:value="0.01083363" calcext:value-type="float">
            <text:p>0.01083363</text:p>
          </table:table-cell>
          <table:table-cell office:value-type="float" office:value="0.01209754" calcext:value-type="float">
            <text:p>0.01209754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43247" calcext:value-type="float">
            <text:p>0.1543247</text:p>
          </table:table-cell>
          <table:table-cell office:value-type="float" office:value="0.4391271" calcext:value-type="float">
            <text:p>0.4391271</text:p>
          </table:table-cell>
          <table:table-cell office:value-type="float" office:value="360" calcext:value-type="float">
            <text:p>360</text:p>
          </table:table-cell>
          <table:table-cell office:value-type="float" office:value="-17.95561" calcext:value-type="float">
            <text:p>-17.95561</text:p>
          </table:table-cell>
          <table:table-cell office:value-type="float" office:value="0" calcext:value-type="float">
            <text:p>0</text:p>
          </table:table-cell>
          <table:table-cell office:value-type="float" office:value="193.8506" calcext:value-type="float">
            <text:p>193.8506</text:p>
          </table:table-cell>
          <table:table-cell office:value-type="float" office:value="273.3385" calcext:value-type="float">
            <text:p>273.3385</text:p>
          </table:table-cell>
          <table:table-cell office:value-type="float" office:value="903.9659" calcext:value-type="float">
            <text:p>903.9659</text:p>
          </table:table-cell>
          <table:table-cell office:value-type="float" office:value="886.586" calcext:value-type="float">
            <text:p>886.586</text:p>
          </table:table-cell>
          <table:table-cell office:value-type="float" office:value="876.4191" calcext:value-type="float">
            <text:p>876.4191</text:p>
          </table:table-cell>
          <table:table-cell office:value-type="float" office:value="890.8193" calcext:value-type="float">
            <text:p>890.8193</text:p>
          </table:table-cell>
          <table:table-cell office:value-type="float" office:value="326.7879" calcext:value-type="float">
            <text:p>326.7879</text:p>
          </table:table-cell>
          <table:table-cell office:value-type="float" office:value="443.3784" calcext:value-type="float">
            <text:p>443.3784</text:p>
          </table:table-cell>
          <table:table-cell office:value-type="float" office:value="383.0061" calcext:value-type="float">
            <text:p>383.0061</text:p>
          </table:table-cell>
          <table:table-cell office:value-type="float" office:value="323.589" calcext:value-type="float">
            <text:p>323.5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58.52793" calcext:value-type="float">
            <text:p>58.52793</text:p>
          </table:table-cell>
          <table:table-cell office:value-type="float" office:value="5548.879" calcext:value-type="float">
            <text:p>5548.879</text:p>
          </table:table-cell>
          <table:table-cell office:value-type="float" office:value="0" calcext:value-type="float">
            <text:p>0</text:p>
          </table:table-cell>
          <table:table-cell office:value-type="float" office:value="0.00263536" calcext:value-type="float">
            <text:p>0.00263536</text:p>
          </table:table-cell>
          <table:table-cell office:value-type="float" office:value="-17.97728" calcext:value-type="float">
            <text:p>-17.97728</text:p>
          </table:table-cell>
          <table:table-cell office:value-type="float" office:value="49.71266" calcext:value-type="float">
            <text:p>49.71266</text:p>
          </table:table-cell>
          <table:table-cell office:value-type="float" office:value="-0.1053541" calcext:value-type="float">
            <text:p>-0.1053541</text:p>
          </table:table-cell>
          <table:table-cell office:value-type="float" office:value="39.10534" calcext:value-type="float">
            <text:p>39.10534</text:p>
          </table:table-cell>
          <table:table-cell office:value-type="float" office:value="0.0106936" calcext:value-type="float">
            <text:p>0.0106936</text:p>
          </table:table-cell>
          <table:table-cell office:value-type="float" office:value="0.0123492" calcext:value-type="float">
            <text:p>0.012349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47282" calcext:value-type="float">
            <text:p>0.1547282</text:p>
          </table:table-cell>
          <table:table-cell office:value-type="float" office:value="0.4395915" calcext:value-type="float">
            <text:p>0.4395915</text:p>
          </table:table-cell>
          <table:table-cell office:value-type="float" office:value="360" calcext:value-type="float">
            <text:p>360</text:p>
          </table:table-cell>
          <table:table-cell office:value-type="float" office:value="-18.3682" calcext:value-type="float">
            <text:p>-18.3682</text:p>
          </table:table-cell>
          <table:table-cell office:value-type="float" office:value="0" calcext:value-type="float">
            <text:p>0</text:p>
          </table:table-cell>
          <table:table-cell office:value-type="float" office:value="193.857" calcext:value-type="float">
            <text:p>193.857</text:p>
          </table:table-cell>
          <table:table-cell office:value-type="float" office:value="273.2981" calcext:value-type="float">
            <text:p>273.2981</text:p>
          </table:table-cell>
          <table:table-cell office:value-type="float" office:value="903.8299" calcext:value-type="float">
            <text:p>903.8299</text:p>
          </table:table-cell>
          <table:table-cell office:value-type="float" office:value="886.4622" calcext:value-type="float">
            <text:p>886.4622</text:p>
          </table:table-cell>
          <table:table-cell office:value-type="float" office:value="876.3409" calcext:value-type="float">
            <text:p>876.3409</text:p>
          </table:table-cell>
          <table:table-cell office:value-type="float" office:value="890.7526" calcext:value-type="float">
            <text:p>890.7526</text:p>
          </table:table-cell>
          <table:table-cell office:value-type="float" office:value="326.7716" calcext:value-type="float">
            <text:p>326.7716</text:p>
          </table:table-cell>
          <table:table-cell office:value-type="float" office:value="443.3633" calcext:value-type="float">
            <text:p>443.3633</text:p>
          </table:table-cell>
          <table:table-cell office:value-type="float" office:value="382.9999" calcext:value-type="float">
            <text:p>382.9999</text:p>
          </table:table-cell>
          <table:table-cell office:value-type="float" office:value="323.5871" calcext:value-type="float">
            <text:p>323.58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0" calcext:value-type="float">
            <text:p>5062000</text:p>
          </table:table-cell>
          <table:table-cell office:value-type="float" office:value="58.43419" calcext:value-type="float">
            <text:p>58.43419</text:p>
          </table:table-cell>
          <table:table-cell office:value-type="float" office:value="5548.562" calcext:value-type="float">
            <text:p>5548.562</text:p>
          </table:table-cell>
          <table:table-cell office:value-type="float" office:value="0" calcext:value-type="float">
            <text:p>0</text:p>
          </table:table-cell>
          <table:table-cell office:value-type="float" office:value="0.003256588" calcext:value-type="float">
            <text:p>0.003256588</text:p>
          </table:table-cell>
          <table:table-cell office:value-type="float" office:value="-18.40845" calcext:value-type="float">
            <text:p>-18.40845</text:p>
          </table:table-cell>
          <table:table-cell office:value-type="float" office:value="48.98764" calcext:value-type="float">
            <text:p>48.98764</text:p>
          </table:table-cell>
          <table:table-cell office:value-type="float" office:value="-0.1402924" calcext:value-type="float">
            <text:p>-0.1402924</text:p>
          </table:table-cell>
          <table:table-cell office:value-type="float" office:value="39.09043" calcext:value-type="float">
            <text:p>39.09043</text:p>
          </table:table-cell>
          <table:table-cell office:value-type="float" office:value="0.01053909" calcext:value-type="float">
            <text:p>0.01053909</text:p>
          </table:table-cell>
          <table:table-cell office:value-type="float" office:value="0.01262852" calcext:value-type="float">
            <text:p>0.01262852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51363" calcext:value-type="float">
            <text:p>0.1551363</text:p>
          </table:table-cell>
          <table:table-cell office:value-type="float" office:value="0.4400505" calcext:value-type="float">
            <text:p>0.4400505</text:p>
          </table:table-cell>
          <table:table-cell office:value-type="float" office:value="360" calcext:value-type="float">
            <text:p>360</text:p>
          </table:table-cell>
          <table:table-cell office:value-type="float" office:value="-18.73241" calcext:value-type="float">
            <text:p>-18.73241</text:p>
          </table:table-cell>
          <table:table-cell office:value-type="float" office:value="0" calcext:value-type="float">
            <text:p>0</text:p>
          </table:table-cell>
          <table:table-cell office:value-type="float" office:value="193.8595" calcext:value-type="float">
            <text:p>193.8595</text:p>
          </table:table-cell>
          <table:table-cell office:value-type="float" office:value="273.2593" calcext:value-type="float">
            <text:p>273.2593</text:p>
          </table:table-cell>
          <table:table-cell office:value-type="float" office:value="903.7103" calcext:value-type="float">
            <text:p>903.7103</text:p>
          </table:table-cell>
          <table:table-cell office:value-type="float" office:value="886.3592" calcext:value-type="float">
            <text:p>886.3592</text:p>
          </table:table-cell>
          <table:table-cell office:value-type="float" office:value="876.277" calcext:value-type="float">
            <text:p>876.277</text:p>
          </table:table-cell>
          <table:table-cell office:value-type="float" office:value="890.6985" calcext:value-type="float">
            <text:p>890.6985</text:p>
          </table:table-cell>
          <table:table-cell office:value-type="float" office:value="326.758" calcext:value-type="float">
            <text:p>326.758</text:p>
          </table:table-cell>
          <table:table-cell office:value-type="float" office:value="443.3515" calcext:value-type="float">
            <text:p>443.3515</text:p>
          </table:table-cell>
          <table:table-cell office:value-type="float" office:value="382.9937" calcext:value-type="float">
            <text:p>382.9937</text:p>
          </table:table-cell>
          <table:table-cell office:value-type="float" office:value="323.5852" calcext:value-type="float">
            <text:p>323.58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0" calcext:value-type="float">
            <text:p>6062000</text:p>
          </table:table-cell>
          <table:table-cell office:value-type="float" office:value="58.34148" calcext:value-type="float">
            <text:p>58.34148</text:p>
          </table:table-cell>
          <table:table-cell office:value-type="float" office:value="5548.247" calcext:value-type="float">
            <text:p>5548.247</text:p>
          </table:table-cell>
          <table:table-cell office:value-type="float" office:value="0" calcext:value-type="float">
            <text:p>0</text:p>
          </table:table-cell>
          <table:table-cell office:value-type="float" office:value="0.003960891" calcext:value-type="float">
            <text:p>0.003960891</text:p>
          </table:table-cell>
          <table:table-cell office:value-type="float" office:value="-18.82733" calcext:value-type="float">
            <text:p>-18.82733</text:p>
          </table:table-cell>
          <table:table-cell office:value-type="float" office:value="51.28173" calcext:value-type="float">
            <text:p>51.28173</text:p>
          </table:table-cell>
          <table:table-cell office:value-type="float" office:value="-0.1767722" calcext:value-type="float">
            <text:p>-0.1767722</text:p>
          </table:table-cell>
          <table:table-cell office:value-type="float" office:value="39.08929" calcext:value-type="float">
            <text:p>39.08929</text:p>
          </table:table-cell>
          <table:table-cell office:value-type="float" office:value="0.01041882" calcext:value-type="float">
            <text:p>0.01041882</text:p>
          </table:table-cell>
          <table:table-cell office:value-type="float" office:value="0.01291184" calcext:value-type="float">
            <text:p>0.01291184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0.4404961" calcext:value-type="float">
            <text:p>0.4404961</text:p>
          </table:table-cell>
          <table:table-cell office:value-type="float" office:value="360" calcext:value-type="float">
            <text:p>360</text:p>
          </table:table-cell>
          <table:table-cell office:value-type="float" office:value="-19.0645" calcext:value-type="float">
            <text:p>-19.0645</text:p>
          </table:table-cell>
          <table:table-cell office:value-type="float" office:value="0" calcext:value-type="float">
            <text:p>0</text:p>
          </table:table-cell>
          <table:table-cell office:value-type="float" office:value="193.8616" calcext:value-type="float">
            <text:p>193.8616</text:p>
          </table:table-cell>
          <table:table-cell office:value-type="float" office:value="273.2243" calcext:value-type="float">
            <text:p>273.2243</text:p>
          </table:table-cell>
          <table:table-cell office:value-type="float" office:value="903.5968" calcext:value-type="float">
            <text:p>903.5968</text:p>
          </table:table-cell>
          <table:table-cell office:value-type="float" office:value="886.2543" calcext:value-type="float">
            <text:p>886.2543</text:p>
          </table:table-cell>
          <table:table-cell office:value-type="float" office:value="876.2096" calcext:value-type="float">
            <text:p>876.2096</text:p>
          </table:table-cell>
          <table:table-cell office:value-type="float" office:value="890.6414" calcext:value-type="float">
            <text:p>890.6414</text:p>
          </table:table-cell>
          <table:table-cell office:value-type="float" office:value="326.7442" calcext:value-type="float">
            <text:p>326.7442</text:p>
          </table:table-cell>
          <table:table-cell office:value-type="float" office:value="443.3401" calcext:value-type="float">
            <text:p>443.3401</text:p>
          </table:table-cell>
          <table:table-cell office:value-type="float" office:value="382.9875" calcext:value-type="float">
            <text:p>382.9875</text:p>
          </table:table-cell>
          <table:table-cell office:value-type="float" office:value="323.5833" calcext:value-type="float">
            <text:p>323.58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58.23791" calcext:value-type="float">
            <text:p>58.23791</text:p>
          </table:table-cell>
          <table:table-cell office:value-type="float" office:value="5547.899" calcext:value-type="float">
            <text:p>5547.899</text:p>
          </table:table-cell>
          <table:table-cell office:value-type="float" office:value="0" calcext:value-type="float">
            <text:p>0</text:p>
          </table:table-cell>
          <table:table-cell office:value-type="float" office:value="0.004736772" calcext:value-type="float">
            <text:p>0.004736772</text:p>
          </table:table-cell>
          <table:table-cell office:value-type="float" office:value="-19.2812" calcext:value-type="float">
            <text:p>-19.2812</text:p>
          </table:table-cell>
          <table:table-cell office:value-type="float" office:value="53.61329" calcext:value-type="float">
            <text:p>53.61329</text:p>
          </table:table-cell>
          <table:table-cell office:value-type="float" office:value="-0.2148692" calcext:value-type="float">
            <text:p>-0.2148692</text:p>
          </table:table-cell>
          <table:table-cell office:value-type="float" office:value="39.06115" calcext:value-type="float">
            <text:p>39.06115</text:p>
          </table:table-cell>
          <table:table-cell office:value-type="float" office:value="0.01026116" calcext:value-type="float">
            <text:p>0.01026116</text:p>
          </table:table-cell>
          <table:table-cell office:value-type="float" office:value="0.01318938" calcext:value-type="float">
            <text:p>0.01318938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4409129" calcext:value-type="float">
            <text:p>0.4409129</text:p>
          </table:table-cell>
          <table:table-cell office:value-type="float" office:value="360" calcext:value-type="float">
            <text:p>360</text:p>
          </table:table-cell>
          <table:table-cell office:value-type="float" office:value="-19.39515" calcext:value-type="float">
            <text:p>-19.39515</text:p>
          </table:table-cell>
          <table:table-cell office:value-type="float" office:value="0" calcext:value-type="float">
            <text:p>0</text:p>
          </table:table-cell>
          <table:table-cell office:value-type="float" office:value="193.865" calcext:value-type="float">
            <text:p>193.865</text:p>
          </table:table-cell>
          <table:table-cell office:value-type="float" office:value="273.1773" calcext:value-type="float">
            <text:p>273.1773</text:p>
          </table:table-cell>
          <table:table-cell office:value-type="float" office:value="903.4585" calcext:value-type="float">
            <text:p>903.4585</text:p>
          </table:table-cell>
          <table:table-cell office:value-type="float" office:value="886.1409" calcext:value-type="float">
            <text:p>886.1409</text:p>
          </table:table-cell>
          <table:table-cell office:value-type="float" office:value="876.1424" calcext:value-type="float">
            <text:p>876.1424</text:p>
          </table:table-cell>
          <table:table-cell office:value-type="float" office:value="890.5864" calcext:value-type="float">
            <text:p>890.5864</text:p>
          </table:table-cell>
          <table:table-cell office:value-type="float" office:value="326.7308" calcext:value-type="float">
            <text:p>326.7308</text:p>
          </table:table-cell>
          <table:table-cell office:value-type="float" office:value="443.3288" calcext:value-type="float">
            <text:p>443.3288</text:p>
          </table:table-cell>
          <table:table-cell office:value-type="float" office:value="382.9813" calcext:value-type="float">
            <text:p>382.9813</text:p>
          </table:table-cell>
          <table:table-cell office:value-type="float" office:value="323.5814" calcext:value-type="float">
            <text:p>323.58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0" calcext:value-type="float">
            <text:p>8062000</text:p>
          </table:table-cell>
          <table:table-cell office:value-type="float" office:value="58.14769" calcext:value-type="float">
            <text:p>58.14769</text:p>
          </table:table-cell>
          <table:table-cell office:value-type="float" office:value="5547.574" calcext:value-type="float">
            <text:p>5547.574</text:p>
          </table:table-cell>
          <table:table-cell office:value-type="float" office:value="0" calcext:value-type="float">
            <text:p>0</text:p>
          </table:table-cell>
          <table:table-cell office:value-type="float" office:value="0.005580492" calcext:value-type="float">
            <text:p>0.005580492</text:p>
          </table:table-cell>
          <table:table-cell office:value-type="float" office:value="-19.70756" calcext:value-type="float">
            <text:p>-19.70756</text:p>
          </table:table-cell>
          <table:table-cell office:value-type="float" office:value="55.55497" calcext:value-type="float">
            <text:p>55.55497</text:p>
          </table:table-cell>
          <table:table-cell office:value-type="float" office:value="-0.2491459" calcext:value-type="float">
            <text:p>-0.2491459</text:p>
          </table:table-cell>
          <table:table-cell office:value-type="float" office:value="39.05322" calcext:value-type="float">
            <text:p>39.05322</text:p>
          </table:table-cell>
          <table:table-cell office:value-type="float" office:value="0.01013553" calcext:value-type="float">
            <text:p>0.01013553</text:p>
          </table:table-cell>
          <table:table-cell office:value-type="float" office:value="0.01347864" calcext:value-type="float">
            <text:p>0.01347864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63404" calcext:value-type="float">
            <text:p>0.1563404</text:p>
          </table:table-cell>
          <table:table-cell office:value-type="float" office:value="0.4413039" calcext:value-type="float">
            <text:p>0.4413039</text:p>
          </table:table-cell>
          <table:table-cell office:value-type="float" office:value="360" calcext:value-type="float">
            <text:p>360</text:p>
          </table:table-cell>
          <table:table-cell office:value-type="float" office:value="-19.66695" calcext:value-type="float">
            <text:p>-19.66695</text:p>
          </table:table-cell>
          <table:table-cell office:value-type="float" office:value="0" calcext:value-type="float">
            <text:p>0</text:p>
          </table:table-cell>
          <table:table-cell office:value-type="float" office:value="193.871" calcext:value-type="float">
            <text:p>193.871</text:p>
          </table:table-cell>
          <table:table-cell office:value-type="float" office:value="273.1414" calcext:value-type="float">
            <text:p>273.1414</text:p>
          </table:table-cell>
          <table:table-cell office:value-type="float" office:value="903.3417" calcext:value-type="float">
            <text:p>903.3417</text:p>
          </table:table-cell>
          <table:table-cell office:value-type="float" office:value="886.032" calcext:value-type="float">
            <text:p>886.032</text:p>
          </table:table-cell>
          <table:table-cell office:value-type="float" office:value="876.0747" calcext:value-type="float">
            <text:p>876.0747</text:p>
          </table:table-cell>
          <table:table-cell office:value-type="float" office:value="890.5283" calcext:value-type="float">
            <text:p>890.5283</text:p>
          </table:table-cell>
          <table:table-cell office:value-type="float" office:value="326.7168" calcext:value-type="float">
            <text:p>326.7168</text:p>
          </table:table-cell>
          <table:table-cell office:value-type="float" office:value="443.3174" calcext:value-type="float">
            <text:p>443.3174</text:p>
          </table:table-cell>
          <table:table-cell office:value-type="float" office:value="382.9751" calcext:value-type="float">
            <text:p>382.9751</text:p>
          </table:table-cell>
          <table:table-cell office:value-type="float" office:value="323.5795" calcext:value-type="float">
            <text:p>323.57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58.06295" calcext:value-type="float">
            <text:p>58.06295</text:p>
          </table:table-cell>
          <table:table-cell office:value-type="float" office:value="5547.264" calcext:value-type="float">
            <text:p>5547.264</text:p>
          </table:table-cell>
          <table:table-cell office:value-type="float" office:value="0" calcext:value-type="float">
            <text:p>0</text:p>
          </table:table-cell>
          <table:table-cell office:value-type="float" office:value="0.006489273" calcext:value-type="float">
            <text:p>0.006489273</text:p>
          </table:table-cell>
          <table:table-cell office:value-type="float" office:value="-20.09813" calcext:value-type="float">
            <text:p>-20.09813</text:p>
          </table:table-cell>
          <table:table-cell office:value-type="float" office:value="55.66786" calcext:value-type="float">
            <text:p>55.66786</text:p>
          </table:table-cell>
          <table:table-cell office:value-type="float" office:value="-0.282371" calcext:value-type="float">
            <text:p>-0.282371</text:p>
          </table:table-cell>
          <table:table-cell office:value-type="float" office:value="39.04271" calcext:value-type="float">
            <text:p>39.04271</text:p>
          </table:table-cell>
          <table:table-cell office:value-type="float" office:value="0.01001734" calcext:value-type="float">
            <text:p>0.01001734</text:p>
          </table:table-cell>
          <table:table-cell office:value-type="float" office:value="0.01376478" calcext:value-type="float">
            <text:p>0.01376478</text:p>
          </table:table-cell>
          <table:table-cell office:value-type="float" office:value="0.0007450538" calcext:value-type="float">
            <text:p>0.0007450538</text:p>
          </table:table-cell>
          <table:table-cell office:value-type="float" office:value="0.1567309" calcext:value-type="float">
            <text:p>0.1567309</text:p>
          </table:table-cell>
          <table:table-cell office:value-type="float" office:value="0.4416773" calcext:value-type="float">
            <text:p>0.4416773</text:p>
          </table:table-cell>
          <table:table-cell office:value-type="float" office:value="360" calcext:value-type="float">
            <text:p>360</text:p>
          </table:table-cell>
          <table:table-cell office:value-type="float" office:value="-19.88967" calcext:value-type="float">
            <text:p>-19.88967</text:p>
          </table:table-cell>
          <table:table-cell office:value-type="float" office:value="0" calcext:value-type="float">
            <text:p>0</text:p>
          </table:table-cell>
          <table:table-cell office:value-type="float" office:value="193.8772" calcext:value-type="float">
            <text:p>193.8772</text:p>
          </table:table-cell>
          <table:table-cell office:value-type="float" office:value="273.1073" calcext:value-type="float">
            <text:p>273.1073</text:p>
          </table:table-cell>
          <table:table-cell office:value-type="float" office:value="903.2306" calcext:value-type="float">
            <text:p>903.2306</text:p>
          </table:table-cell>
          <table:table-cell office:value-type="float" office:value="885.9301" calcext:value-type="float">
            <text:p>885.9301</text:p>
          </table:table-cell>
          <table:table-cell office:value-type="float" office:value="876.009" calcext:value-type="float">
            <text:p>876.009</text:p>
          </table:table-cell>
          <table:table-cell office:value-type="float" office:value="890.4723" calcext:value-type="float">
            <text:p>890.4723</text:p>
          </table:table-cell>
          <table:table-cell office:value-type="float" office:value="326.7032" calcext:value-type="float">
            <text:p>326.7032</text:p>
          </table:table-cell>
          <table:table-cell office:value-type="float" office:value="443.3062" calcext:value-type="float">
            <text:p>443.3062</text:p>
          </table:table-cell>
          <table:table-cell office:value-type="float" office:value="382.9689" calcext:value-type="float">
            <text:p>382.9689</text:p>
          </table:table-cell>
          <table:table-cell office:value-type="float" office:value="323.5776" calcext:value-type="float">
            <text:p>323.57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0" calcext:value-type="float">
            <text:p>10062000</text:p>
          </table:table-cell>
          <table:table-cell office:value-type="float" office:value="57.98231" calcext:value-type="float">
            <text:p>57.98231</text:p>
          </table:table-cell>
          <table:table-cell office:value-type="float" office:value="5546.985" calcext:value-type="float">
            <text:p>5546.985</text:p>
          </table:table-cell>
          <table:table-cell office:value-type="float" office:value="0" calcext:value-type="float">
            <text:p>0</text:p>
          </table:table-cell>
          <table:table-cell office:value-type="float" office:value="0.007461071" calcext:value-type="float">
            <text:p>0.007461071</text:p>
          </table:table-cell>
          <table:table-cell office:value-type="float" office:value="-20.43392" calcext:value-type="float">
            <text:p>-20.43392</text:p>
          </table:table-cell>
          <table:table-cell office:value-type="float" office:value="56.60735" calcext:value-type="float">
            <text:p>56.60735</text:p>
          </table:table-cell>
          <table:table-cell office:value-type="float" office:value="-0.3154869" calcext:value-type="float">
            <text:p>-0.3154869</text:p>
          </table:table-cell>
          <table:table-cell office:value-type="float" office:value="39.04065" calcext:value-type="float">
            <text:p>39.04065</text:p>
          </table:table-cell>
          <table:table-cell office:value-type="float" office:value="0.009884377" calcext:value-type="float">
            <text:p>0.009884377</text:p>
          </table:table-cell>
          <table:table-cell office:value-type="float" office:value="0.01399692" calcext:value-type="float">
            <text:p>0.01399692</text:p>
          </table:table-cell>
          <table:table-cell office:value-type="float" office:value="0.0007547318" calcext:value-type="float">
            <text:p>0.0007547318</text:p>
          </table:table-cell>
          <table:table-cell office:value-type="float" office:value="0.1571766" calcext:value-type="float">
            <text:p>0.1571766</text:p>
          </table:table-cell>
          <table:table-cell office:value-type="float" office:value="0.4425451" calcext:value-type="float">
            <text:p>0.4425451</text:p>
          </table:table-cell>
          <table:table-cell office:value-type="float" office:value="360" calcext:value-type="float">
            <text:p>360</text:p>
          </table:table-cell>
          <table:table-cell office:value-type="float" office:value="-20.03022" calcext:value-type="float">
            <text:p>-20.03022</text:p>
          </table:table-cell>
          <table:table-cell office:value-type="float" office:value="0" calcext:value-type="float">
            <text:p>0</text:p>
          </table:table-cell>
          <table:table-cell office:value-type="float" office:value="193.877" calcext:value-type="float">
            <text:p>193.877</text:p>
          </table:table-cell>
          <table:table-cell office:value-type="float" office:value="273.0774" calcext:value-type="float">
            <text:p>273.0774</text:p>
          </table:table-cell>
          <table:table-cell office:value-type="float" office:value="903.1334" calcext:value-type="float">
            <text:p>903.1334</text:p>
          </table:table-cell>
          <table:table-cell office:value-type="float" office:value="885.841" calcext:value-type="float">
            <text:p>885.841</text:p>
          </table:table-cell>
          <table:table-cell office:value-type="float" office:value="875.9498" calcext:value-type="float">
            <text:p>875.9498</text:p>
          </table:table-cell>
          <table:table-cell office:value-type="float" office:value="890.4214" calcext:value-type="float">
            <text:p>890.4214</text:p>
          </table:table-cell>
          <table:table-cell office:value-type="float" office:value="326.6904" calcext:value-type="float">
            <text:p>326.6904</text:p>
          </table:table-cell>
          <table:table-cell office:value-type="float" office:value="443.295" calcext:value-type="float">
            <text:p>443.295</text:p>
          </table:table-cell>
          <table:table-cell office:value-type="float" office:value="382.9628" calcext:value-type="float">
            <text:p>382.9628</text:p>
          </table:table-cell>
          <table:table-cell office:value-type="float" office:value="323.5757" calcext:value-type="float">
            <text:p>323.57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57.91739" calcext:value-type="float">
            <text:p>57.91739</text:p>
          </table:table-cell>
          <table:table-cell office:value-type="float" office:value="5546.766" calcext:value-type="float">
            <text:p>5546.766</text:p>
          </table:table-cell>
          <table:table-cell office:value-type="float" office:value="0" calcext:value-type="float">
            <text:p>0</text:p>
          </table:table-cell>
          <table:table-cell office:value-type="float" office:value="0.008493835" calcext:value-type="float">
            <text:p>0.008493835</text:p>
          </table:table-cell>
          <table:table-cell office:value-type="float" office:value="-20.68857" calcext:value-type="float">
            <text:p>-20.68857</text:p>
          </table:table-cell>
          <table:table-cell office:value-type="float" office:value="54.01346" calcext:value-type="float">
            <text:p>54.01346</text:p>
          </table:table-cell>
          <table:table-cell office:value-type="float" office:value="-0.344795" calcext:value-type="float">
            <text:p>-0.344795</text:p>
          </table:table-cell>
          <table:table-cell office:value-type="float" office:value="39.04682" calcext:value-type="float">
            <text:p>39.04682</text:p>
          </table:table-cell>
          <table:table-cell office:value-type="float" office:value="0.009623538" calcext:value-type="float">
            <text:p>0.009623538</text:p>
          </table:table-cell>
          <table:table-cell office:value-type="float" office:value="0.01409192" calcext:value-type="float">
            <text:p>0.01409192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593923" calcext:value-type="float">
            <text:p>0.1593923</text:p>
          </table:table-cell>
          <table:table-cell office:value-type="float" office:value="0.4505556" calcext:value-type="float">
            <text:p>0.4505556</text:p>
          </table:table-cell>
          <table:table-cell office:value-type="float" office:value="360" calcext:value-type="float">
            <text:p>360</text:p>
          </table:table-cell>
          <table:table-cell office:value-type="float" office:value="-20.149" calcext:value-type="float">
            <text:p>-20.149</text:p>
          </table:table-cell>
          <table:table-cell office:value-type="float" office:value="0" calcext:value-type="float">
            <text:p>0</text:p>
          </table:table-cell>
          <table:table-cell office:value-type="float" office:value="193.876" calcext:value-type="float">
            <text:p>193.876</text:p>
          </table:table-cell>
          <table:table-cell office:value-type="float" office:value="273.0527" calcext:value-type="float">
            <text:p>273.0527</text:p>
          </table:table-cell>
          <table:table-cell office:value-type="float" office:value="903.0552" calcext:value-type="float">
            <text:p>903.0552</text:p>
          </table:table-cell>
          <table:table-cell office:value-type="float" office:value="885.7687" calcext:value-type="float">
            <text:p>885.7687</text:p>
          </table:table-cell>
          <table:table-cell office:value-type="float" office:value="875.9122" calcext:value-type="float">
            <text:p>875.9122</text:p>
          </table:table-cell>
          <table:table-cell office:value-type="float" office:value="890.381" calcext:value-type="float">
            <text:p>890.381</text:p>
          </table:table-cell>
          <table:table-cell office:value-type="float" office:value="326.6797" calcext:value-type="float">
            <text:p>326.6797</text:p>
          </table:table-cell>
          <table:table-cell office:value-type="float" office:value="443.2849" calcext:value-type="float">
            <text:p>443.2849</text:p>
          </table:table-cell>
          <table:table-cell office:value-type="float" office:value="382.9567" calcext:value-type="float">
            <text:p>382.9567</text:p>
          </table:table-cell>
          <table:table-cell office:value-type="float" office:value="323.5737" calcext:value-type="float">
            <text:p>323.57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0" calcext:value-type="float">
            <text:p>12062000</text:p>
          </table:table-cell>
          <table:table-cell office:value-type="float" office:value="57.82797" calcext:value-type="float">
            <text:p>57.82797</text:p>
          </table:table-cell>
          <table:table-cell office:value-type="float" office:value="5546.474" calcext:value-type="float">
            <text:p>5546.474</text:p>
          </table:table-cell>
          <table:table-cell office:value-type="float" office:value="0" calcext:value-type="float">
            <text:p>0</text:p>
          </table:table-cell>
          <table:table-cell office:value-type="float" office:value="0.009579336" calcext:value-type="float">
            <text:p>0.009579336</text:p>
          </table:table-cell>
          <table:table-cell office:value-type="float" office:value="-21.06954" calcext:value-type="float">
            <text:p>-21.06954</text:p>
          </table:table-cell>
          <table:table-cell office:value-type="float" office:value="55.68956" calcext:value-type="float">
            <text:p>55.68956</text:p>
          </table:table-cell>
          <table:table-cell office:value-type="float" office:value="-0.3842161" calcext:value-type="float">
            <text:p>-0.3842161</text:p>
          </table:table-cell>
          <table:table-cell office:value-type="float" office:value="39.03649" calcext:value-type="float">
            <text:p>39.03649</text:p>
          </table:table-cell>
          <table:table-cell office:value-type="float" office:value="0.009465174" calcext:value-type="float">
            <text:p>0.009465174</text:p>
          </table:table-cell>
          <table:table-cell office:value-type="float" office:value="0.01425807" calcext:value-type="float">
            <text:p>0.01425807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1559" calcext:value-type="float">
            <text:p>0.161559</text:p>
          </table:table-cell>
          <table:table-cell office:value-type="float" office:value="0.4570275" calcext:value-type="float">
            <text:p>0.4570275</text:p>
          </table:table-cell>
          <table:table-cell office:value-type="float" office:value="360" calcext:value-type="float">
            <text:p>360</text:p>
          </table:table-cell>
          <table:table-cell office:value-type="float" office:value="-20.21201" calcext:value-type="float">
            <text:p>-20.21201</text:p>
          </table:table-cell>
          <table:table-cell office:value-type="float" office:value="0" calcext:value-type="float">
            <text:p>0</text:p>
          </table:table-cell>
          <table:table-cell office:value-type="float" office:value="193.8751" calcext:value-type="float">
            <text:p>193.8751</text:p>
          </table:table-cell>
          <table:table-cell office:value-type="float" office:value="273.0131" calcext:value-type="float">
            <text:p>273.0131</text:p>
          </table:table-cell>
          <table:table-cell office:value-type="float" office:value="902.9399" calcext:value-type="float">
            <text:p>902.9399</text:p>
          </table:table-cell>
          <table:table-cell office:value-type="float" office:value="885.67" calcext:value-type="float">
            <text:p>885.67</text:p>
          </table:table-cell>
          <table:table-cell office:value-type="float" office:value="875.8596" calcext:value-type="float">
            <text:p>875.8596</text:p>
          </table:table-cell>
          <table:table-cell office:value-type="float" office:value="890.335" calcext:value-type="float">
            <text:p>890.335</text:p>
          </table:table-cell>
          <table:table-cell office:value-type="float" office:value="326.6685" calcext:value-type="float">
            <text:p>326.6685</text:p>
          </table:table-cell>
          <table:table-cell office:value-type="float" office:value="443.2748" calcext:value-type="float">
            <text:p>443.2748</text:p>
          </table:table-cell>
          <table:table-cell office:value-type="float" office:value="382.9506" calcext:value-type="float">
            <text:p>382.9506</text:p>
          </table:table-cell>
          <table:table-cell office:value-type="float" office:value="323.5718" calcext:value-type="float">
            <text:p>323.57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0" calcext:value-type="float">
            <text:p>13062000</text:p>
          </table:table-cell>
          <table:table-cell office:value-type="float" office:value="57.73407" calcext:value-type="float">
            <text:p>57.73407</text:p>
          </table:table-cell>
          <table:table-cell office:value-type="float" office:value="5546.136" calcext:value-type="float">
            <text:p>5546.136</text:p>
          </table:table-cell>
          <table:table-cell office:value-type="float" office:value="0" calcext:value-type="float">
            <text:p>0</text:p>
          </table:table-cell>
          <table:table-cell office:value-type="float" office:value="0.01072795" calcext:value-type="float">
            <text:p>0.01072795</text:p>
          </table:table-cell>
          <table:table-cell office:value-type="float" office:value="-21.50875" calcext:value-type="float">
            <text:p>-21.50875</text:p>
          </table:table-cell>
          <table:table-cell office:value-type="float" office:value="56.9817" calcext:value-type="float">
            <text:p>56.9817</text:p>
          </table:table-cell>
          <table:table-cell office:value-type="float" office:value="-0.4307019" calcext:value-type="float">
            <text:p>-0.4307019</text:p>
          </table:table-cell>
          <table:table-cell office:value-type="float" office:value="39.01759" calcext:value-type="float">
            <text:p>39.01759</text:p>
          </table:table-cell>
          <table:table-cell office:value-type="float" office:value="0.009326072" calcext:value-type="float">
            <text:p>0.009326072</text:p>
          </table:table-cell>
          <table:table-cell office:value-type="float" office:value="0.01443682" calcext:value-type="float">
            <text:p>0.01443682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33633" calcext:value-type="float">
            <text:p>0.1633633</text:p>
          </table:table-cell>
          <table:table-cell office:value-type="float" office:value="0.4611905" calcext:value-type="float">
            <text:p>0.4611905</text:p>
          </table:table-cell>
          <table:table-cell office:value-type="float" office:value="360" calcext:value-type="float">
            <text:p>360</text:p>
          </table:table-cell>
          <table:table-cell office:value-type="float" office:value="-20.2996" calcext:value-type="float">
            <text:p>-20.2996</text:p>
          </table:table-cell>
          <table:table-cell office:value-type="float" office:value="0" calcext:value-type="float">
            <text:p>0</text:p>
          </table:table-cell>
          <table:table-cell office:value-type="float" office:value="193.8813" calcext:value-type="float">
            <text:p>193.8813</text:p>
          </table:table-cell>
          <table:table-cell office:value-type="float" office:value="272.9711" calcext:value-type="float">
            <text:p>272.9711</text:p>
          </table:table-cell>
          <table:table-cell office:value-type="float" office:value="902.8126" calcext:value-type="float">
            <text:p>902.8126</text:p>
          </table:table-cell>
          <table:table-cell office:value-type="float" office:value="885.5587" calcext:value-type="float">
            <text:p>885.5587</text:p>
          </table:table-cell>
          <table:table-cell office:value-type="float" office:value="875.791" calcext:value-type="float">
            <text:p>875.791</text:p>
          </table:table-cell>
          <table:table-cell office:value-type="float" office:value="890.2787" calcext:value-type="float">
            <text:p>890.2787</text:p>
          </table:table-cell>
          <table:table-cell office:value-type="float" office:value="326.6551" calcext:value-type="float">
            <text:p>326.6551</text:p>
          </table:table-cell>
          <table:table-cell office:value-type="float" office:value="443.2646" calcext:value-type="float">
            <text:p>443.2646</text:p>
          </table:table-cell>
          <table:table-cell office:value-type="float" office:value="382.9445" calcext:value-type="float">
            <text:p>382.9445</text:p>
          </table:table-cell>
          <table:table-cell office:value-type="float" office:value="323.5699" calcext:value-type="float">
            <text:p>323.56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0" calcext:value-type="float">
            <text:p>14062000</text:p>
          </table:table-cell>
          <table:table-cell office:value-type="float" office:value="57.65855" calcext:value-type="float">
            <text:p>57.65855</text:p>
          </table:table-cell>
          <table:table-cell office:value-type="float" office:value="5545.849" calcext:value-type="float">
            <text:p>5545.849</text:p>
          </table:table-cell>
          <table:table-cell office:value-type="float" office:value="0" calcext:value-type="float">
            <text:p>0</text:p>
          </table:table-cell>
          <table:table-cell office:value-type="float" office:value="0.01194395" calcext:value-type="float">
            <text:p>0.01194395</text:p>
          </table:table-cell>
          <table:table-cell office:value-type="float" office:value="-21.9005" calcext:value-type="float">
            <text:p>-21.9005</text:p>
          </table:table-cell>
          <table:table-cell office:value-type="float" office:value="61.41119" calcext:value-type="float">
            <text:p>61.41119</text:p>
          </table:table-cell>
          <table:table-cell office:value-type="float" office:value="-0.4761716" calcext:value-type="float">
            <text:p>-0.4761716</text:p>
          </table:table-cell>
          <table:table-cell office:value-type="float" office:value="39.00108" calcext:value-type="float">
            <text:p>39.00108</text:p>
          </table:table-cell>
          <table:table-cell office:value-type="float" office:value="0.009224552" calcext:value-type="float">
            <text:p>0.009224552</text:p>
          </table:table-cell>
          <table:table-cell office:value-type="float" office:value="0.01466914" calcext:value-type="float">
            <text:p>0.01466914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45684" calcext:value-type="float">
            <text:p>0.1645684</text:p>
          </table:table-cell>
          <table:table-cell office:value-type="float" office:value="0.4640094" calcext:value-type="float">
            <text:p>0.4640094</text:p>
          </table:table-cell>
          <table:table-cell office:value-type="float" office:value="360" calcext:value-type="float">
            <text:p>360</text:p>
          </table:table-cell>
          <table:table-cell office:value-type="float" office:value="-20.35949" calcext:value-type="float">
            <text:p>-20.35949</text:p>
          </table:table-cell>
          <table:table-cell office:value-type="float" office:value="0" calcext:value-type="float">
            <text:p>0</text:p>
          </table:table-cell>
          <table:table-cell office:value-type="float" office:value="193.8878" calcext:value-type="float">
            <text:p>193.8878</text:p>
          </table:table-cell>
          <table:table-cell office:value-type="float" office:value="272.9398" calcext:value-type="float">
            <text:p>272.9398</text:p>
          </table:table-cell>
          <table:table-cell office:value-type="float" office:value="902.7124" calcext:value-type="float">
            <text:p>902.7124</text:p>
          </table:table-cell>
          <table:table-cell office:value-type="float" office:value="885.4647" calcext:value-type="float">
            <text:p>885.4647</text:p>
          </table:table-cell>
          <table:table-cell office:value-type="float" office:value="875.7305" calcext:value-type="float">
            <text:p>875.7305</text:p>
          </table:table-cell>
          <table:table-cell office:value-type="float" office:value="890.2267" calcext:value-type="float">
            <text:p>890.2267</text:p>
          </table:table-cell>
          <table:table-cell office:value-type="float" office:value="326.6421" calcext:value-type="float">
            <text:p>326.6421</text:p>
          </table:table-cell>
          <table:table-cell office:value-type="float" office:value="443.2538" calcext:value-type="float">
            <text:p>443.2538</text:p>
          </table:table-cell>
          <table:table-cell office:value-type="float" office:value="382.9385" calcext:value-type="float">
            <text:p>382.9385</text:p>
          </table:table-cell>
          <table:table-cell office:value-type="float" office:value="323.568" calcext:value-type="float">
            <text:p>323.5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57.55137" calcext:value-type="float">
            <text:p>57.55137</text:p>
          </table:table-cell>
          <table:table-cell office:value-type="float" office:value="5545.509" calcext:value-type="float">
            <text:p>5545.509</text:p>
          </table:table-cell>
          <table:table-cell office:value-type="float" office:value="0" calcext:value-type="float">
            <text:p>0</text:p>
          </table:table-cell>
          <table:table-cell office:value-type="float" office:value="0.01325427" calcext:value-type="float">
            <text:p>0.01325427</text:p>
          </table:table-cell>
          <table:table-cell office:value-type="float" office:value="-22.32315" calcext:value-type="float">
            <text:p>-22.32315</text:p>
          </table:table-cell>
          <table:table-cell office:value-type="float" office:value="62.61614" calcext:value-type="float">
            <text:p>62.61614</text:p>
          </table:table-cell>
          <table:table-cell office:value-type="float" office:value="-0.5371805" calcext:value-type="float">
            <text:p>-0.5371805</text:p>
          </table:table-cell>
          <table:table-cell office:value-type="float" office:value="39.00755" calcext:value-type="float">
            <text:p>39.00755</text:p>
          </table:table-cell>
          <table:table-cell office:value-type="float" office:value="0.009074409" calcext:value-type="float">
            <text:p>0.009074409</text:p>
          </table:table-cell>
          <table:table-cell office:value-type="float" office:value="0.01484597" calcext:value-type="float">
            <text:p>0.01484597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63212" calcext:value-type="float">
            <text:p>0.1663212</text:p>
          </table:table-cell>
          <table:table-cell office:value-type="float" office:value="0.4681981" calcext:value-type="float">
            <text:p>0.4681981</text:p>
          </table:table-cell>
          <table:table-cell office:value-type="float" office:value="360" calcext:value-type="float">
            <text:p>360</text:p>
          </table:table-cell>
          <table:table-cell office:value-type="float" office:value="-20.14339" calcext:value-type="float">
            <text:p>-20.14339</text:p>
          </table:table-cell>
          <table:table-cell office:value-type="float" office:value="0" calcext:value-type="float">
            <text:p>0</text:p>
          </table:table-cell>
          <table:table-cell office:value-type="float" office:value="193.8842" calcext:value-type="float">
            <text:p>193.8842</text:p>
          </table:table-cell>
          <table:table-cell office:value-type="float" office:value="272.8955" calcext:value-type="float">
            <text:p>272.8955</text:p>
          </table:table-cell>
          <table:table-cell office:value-type="float" office:value="902.5817" calcext:value-type="float">
            <text:p>902.5817</text:p>
          </table:table-cell>
          <table:table-cell office:value-type="float" office:value="885.3527" calcext:value-type="float">
            <text:p>885.3527</text:p>
          </table:table-cell>
          <table:table-cell office:value-type="float" office:value="875.6639" calcext:value-type="float">
            <text:p>875.6639</text:p>
          </table:table-cell>
          <table:table-cell office:value-type="float" office:value="890.171" calcext:value-type="float">
            <text:p>890.171</text:p>
          </table:table-cell>
          <table:table-cell office:value-type="float" office:value="326.6289" calcext:value-type="float">
            <text:p>326.6289</text:p>
          </table:table-cell>
          <table:table-cell office:value-type="float" office:value="443.2434" calcext:value-type="float">
            <text:p>443.2434</text:p>
          </table:table-cell>
          <table:table-cell office:value-type="float" office:value="382.9325" calcext:value-type="float">
            <text:p>382.9325</text:p>
          </table:table-cell>
          <table:table-cell office:value-type="float" office:value="323.5661" calcext:value-type="float">
            <text:p>323.56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57.41172" calcext:value-type="float">
            <text:p>57.41172</text:p>
          </table:table-cell>
          <table:table-cell office:value-type="float" office:value="5545.066" calcext:value-type="float">
            <text:p>5545.066</text:p>
          </table:table-cell>
          <table:table-cell office:value-type="float" office:value="0" calcext:value-type="float">
            <text:p>0</text:p>
          </table:table-cell>
          <table:table-cell office:value-type="float" office:value="0.01486556" calcext:value-type="float">
            <text:p>0.01486556</text:p>
          </table:table-cell>
          <table:table-cell office:value-type="float" office:value="-22.93867" calcext:value-type="float">
            <text:p>-22.93867</text:p>
          </table:table-cell>
          <table:table-cell office:value-type="float" office:value="64.49961" calcext:value-type="float">
            <text:p>64.49961</text:p>
          </table:table-cell>
          <table:table-cell office:value-type="float" office:value="-0.6207727" calcext:value-type="float">
            <text:p>-0.6207727</text:p>
          </table:table-cell>
          <table:table-cell office:value-type="float" office:value="38.98602" calcext:value-type="float">
            <text:p>38.98602</text:p>
          </table:table-cell>
          <table:table-cell office:value-type="float" office:value="0.008882196" calcext:value-type="float">
            <text:p>0.008882196</text:p>
          </table:table-cell>
          <table:table-cell office:value-type="float" office:value="0.01507903" calcext:value-type="float">
            <text:p>0.01507903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74223" calcext:value-type="float">
            <text:p>0.1674223</text:p>
          </table:table-cell>
          <table:table-cell office:value-type="float" office:value="0.4703491" calcext:value-type="float">
            <text:p>0.4703491</text:p>
          </table:table-cell>
          <table:table-cell office:value-type="float" office:value="360" calcext:value-type="float">
            <text:p>360</text:p>
          </table:table-cell>
          <table:table-cell office:value-type="float" office:value="-19.81701" calcext:value-type="float">
            <text:p>-19.81701</text:p>
          </table:table-cell>
          <table:table-cell office:value-type="float" office:value="0" calcext:value-type="float">
            <text:p>0</text:p>
          </table:table-cell>
          <table:table-cell office:value-type="float" office:value="193.8843" calcext:value-type="float">
            <text:p>193.8843</text:p>
          </table:table-cell>
          <table:table-cell office:value-type="float" office:value="272.8311" calcext:value-type="float">
            <text:p>272.8311</text:p>
          </table:table-cell>
          <table:table-cell office:value-type="float" office:value="902.3978" calcext:value-type="float">
            <text:p>902.3978</text:p>
          </table:table-cell>
          <table:table-cell office:value-type="float" office:value="885.2031" calcext:value-type="float">
            <text:p>885.2031</text:p>
          </table:table-cell>
          <table:table-cell office:value-type="float" office:value="875.5791" calcext:value-type="float">
            <text:p>875.5791</text:p>
          </table:table-cell>
          <table:table-cell office:value-type="float" office:value="890.105" calcext:value-type="float">
            <text:p>890.105</text:p>
          </table:table-cell>
          <table:table-cell office:value-type="float" office:value="326.6138" calcext:value-type="float">
            <text:p>326.6138</text:p>
          </table:table-cell>
          <table:table-cell office:value-type="float" office:value="443.2321" calcext:value-type="float">
            <text:p>443.2321</text:p>
          </table:table-cell>
          <table:table-cell office:value-type="float" office:value="382.9264" calcext:value-type="float">
            <text:p>382.9264</text:p>
          </table:table-cell>
          <table:table-cell office:value-type="float" office:value="323.5641" calcext:value-type="float">
            <text:p>323.56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0" calcext:value-type="float">
            <text:p>17062000</text:p>
          </table:table-cell>
          <table:table-cell office:value-type="float" office:value="57.25905" calcext:value-type="float">
            <text:p>57.25905</text:p>
          </table:table-cell>
          <table:table-cell office:value-type="float" office:value="5544.538" calcext:value-type="float">
            <text:p>5544.538</text:p>
          </table:table-cell>
          <table:table-cell office:value-type="float" office:value="0" calcext:value-type="float">
            <text:p>0</text:p>
          </table:table-cell>
          <table:table-cell office:value-type="float" office:value="0.01680378" calcext:value-type="float">
            <text:p>0.01680378</text:p>
          </table:table-cell>
          <table:table-cell office:value-type="float" office:value="-23.6551" calcext:value-type="float">
            <text:p>-23.6551</text:p>
          </table:table-cell>
          <table:table-cell office:value-type="float" office:value="65.59948" calcext:value-type="float">
            <text:p>65.59948</text:p>
          </table:table-cell>
          <table:table-cell office:value-type="float" office:value="-0.7197061" calcext:value-type="float">
            <text:p>-0.7197061</text:p>
          </table:table-cell>
          <table:table-cell office:value-type="float" office:value="38.96733" calcext:value-type="float">
            <text:p>38.96733</text:p>
          </table:table-cell>
          <table:table-cell office:value-type="float" office:value="0.008715582" calcext:value-type="float">
            <text:p>0.008715582</text:p>
          </table:table-cell>
          <table:table-cell office:value-type="float" office:value="0.01531933" calcext:value-type="float">
            <text:p>0.01531933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81797" calcext:value-type="float">
            <text:p>0.1681797</text:p>
          </table:table-cell>
          <table:table-cell office:value-type="float" office:value="0.4716322" calcext:value-type="float">
            <text:p>0.4716322</text:p>
          </table:table-cell>
          <table:table-cell office:value-type="float" office:value="360" calcext:value-type="float">
            <text:p>360</text:p>
          </table:table-cell>
          <table:table-cell office:value-type="float" office:value="-19.43732" calcext:value-type="float">
            <text:p>-19.43732</text:p>
          </table:table-cell>
          <table:table-cell office:value-type="float" office:value="0" calcext:value-type="float">
            <text:p>0</text:p>
          </table:table-cell>
          <table:table-cell office:value-type="float" office:value="193.8936" calcext:value-type="float">
            <text:p>193.8936</text:p>
          </table:table-cell>
          <table:table-cell office:value-type="float" office:value="272.761" calcext:value-type="float">
            <text:p>272.761</text:p>
          </table:table-cell>
          <table:table-cell office:value-type="float" office:value="902.1859" calcext:value-type="float">
            <text:p>902.1859</text:p>
          </table:table-cell>
          <table:table-cell office:value-type="float" office:value="885.0242" calcext:value-type="float">
            <text:p>885.0242</text:p>
          </table:table-cell>
          <table:table-cell office:value-type="float" office:value="875.4744" calcext:value-type="float">
            <text:p>875.4744</text:p>
          </table:table-cell>
          <table:table-cell office:value-type="float" office:value="890.0219" calcext:value-type="float">
            <text:p>890.0219</text:p>
          </table:table-cell>
          <table:table-cell office:value-type="float" office:value="326.5952" calcext:value-type="float">
            <text:p>326.5952</text:p>
          </table:table-cell>
          <table:table-cell office:value-type="float" office:value="443.2166" calcext:value-type="float">
            <text:p>443.2166</text:p>
          </table:table-cell>
          <table:table-cell office:value-type="float" office:value="382.9202" calcext:value-type="float">
            <text:p>382.9202</text:p>
          </table:table-cell>
          <table:table-cell office:value-type="float" office:value="323.5622" calcext:value-type="float">
            <text:p>323.56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0" calcext:value-type="float">
            <text:p>18062000</text:p>
          </table:table-cell>
          <table:table-cell office:value-type="float" office:value="57.1532" calcext:value-type="float">
            <text:p>57.1532</text:p>
          </table:table-cell>
          <table:table-cell office:value-type="float" office:value="5544.136" calcext:value-type="float">
            <text:p>5544.136</text:p>
          </table:table-cell>
          <table:table-cell office:value-type="float" office:value="0" calcext:value-type="float">
            <text:p>0</text:p>
          </table:table-cell>
          <table:table-cell office:value-type="float" office:value="0.01850694" calcext:value-type="float">
            <text:p>0.01850694</text:p>
          </table:table-cell>
          <table:table-cell office:value-type="float" office:value="-24.2303" calcext:value-type="float">
            <text:p>-24.2303</text:p>
          </table:table-cell>
          <table:table-cell office:value-type="float" office:value="70.21127" calcext:value-type="float">
            <text:p>70.21127</text:p>
          </table:table-cell>
          <table:table-cell office:value-type="float" office:value="-0.8206989" calcext:value-type="float">
            <text:p>-0.8206989</text:p>
          </table:table-cell>
          <table:table-cell office:value-type="float" office:value="38.97227" calcext:value-type="float">
            <text:p>38.97227</text:p>
          </table:table-cell>
          <table:table-cell office:value-type="float" office:value="0.008614215" calcext:value-type="float">
            <text:p>0.008614215</text:p>
          </table:table-cell>
          <table:table-cell office:value-type="float" office:value="0.01558477" calcext:value-type="float">
            <text:p>0.01558477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87265" calcext:value-type="float">
            <text:p>0.1687265</text:p>
          </table:table-cell>
          <table:table-cell office:value-type="float" office:value="0.4725091" calcext:value-type="float">
            <text:p>0.4725091</text:p>
          </table:table-cell>
          <table:table-cell office:value-type="float" office:value="360" calcext:value-type="float">
            <text:p>360</text:p>
          </table:table-cell>
          <table:table-cell office:value-type="float" office:value="-19.15459" calcext:value-type="float">
            <text:p>-19.15459</text:p>
          </table:table-cell>
          <table:table-cell office:value-type="float" office:value="0" calcext:value-type="float">
            <text:p>0</text:p>
          </table:table-cell>
          <table:table-cell office:value-type="float" office:value="193.9014" calcext:value-type="float">
            <text:p>193.9014</text:p>
          </table:table-cell>
          <table:table-cell office:value-type="float" office:value="272.7216" calcext:value-type="float">
            <text:p>272.7216</text:p>
          </table:table-cell>
          <table:table-cell office:value-type="float" office:value="902.0479" calcext:value-type="float">
            <text:p>902.0479</text:p>
          </table:table-cell>
          <table:table-cell office:value-type="float" office:value="884.8912" calcext:value-type="float">
            <text:p>884.8912</text:p>
          </table:table-cell>
          <table:table-cell office:value-type="float" office:value="875.3884" calcext:value-type="float">
            <text:p>875.3884</text:p>
          </table:table-cell>
          <table:table-cell office:value-type="float" office:value="889.9467" calcext:value-type="float">
            <text:p>889.9467</text:p>
          </table:table-cell>
          <table:table-cell office:value-type="float" office:value="326.5771" calcext:value-type="float">
            <text:p>326.5771</text:p>
          </table:table-cell>
          <table:table-cell office:value-type="float" office:value="443.2" calcext:value-type="float">
            <text:p>443.2</text:p>
          </table:table-cell>
          <table:table-cell office:value-type="float" office:value="382.9138" calcext:value-type="float">
            <text:p>382.9138</text:p>
          </table:table-cell>
          <table:table-cell office:value-type="float" office:value="323.5602" calcext:value-type="float">
            <text:p>323.56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57.05382" calcext:value-type="float">
            <text:p>57.05382</text:p>
          </table:table-cell>
          <table:table-cell office:value-type="float" office:value="5543.783" calcext:value-type="float">
            <text:p>5543.783</text:p>
          </table:table-cell>
          <table:table-cell office:value-type="float" office:value="0" calcext:value-type="float">
            <text:p>0</text:p>
          </table:table-cell>
          <table:table-cell office:value-type="float" office:value="0.02055084" calcext:value-type="float">
            <text:p>0.02055084</text:p>
          </table:table-cell>
          <table:table-cell office:value-type="float" office:value="-24.71791" calcext:value-type="float">
            <text:p>-24.71791</text:p>
          </table:table-cell>
          <table:table-cell office:value-type="float" office:value="70.87186" calcext:value-type="float">
            <text:p>70.87186</text:p>
          </table:table-cell>
          <table:table-cell office:value-type="float" office:value="-0.9402431" calcext:value-type="float">
            <text:p>-0.9402431</text:p>
          </table:table-cell>
          <table:table-cell office:value-type="float" office:value="38.96255" calcext:value-type="float">
            <text:p>38.96255</text:p>
          </table:table-cell>
          <table:table-cell office:value-type="float" office:value="0.008453473" calcext:value-type="float">
            <text:p>0.008453473</text:p>
          </table:table-cell>
          <table:table-cell office:value-type="float" office:value="0.01584719" calcext:value-type="float">
            <text:p>0.01584719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691752" calcext:value-type="float">
            <text:p>0.1691752</text:p>
          </table:table-cell>
          <table:table-cell office:value-type="float" office:value="0.4731187" calcext:value-type="float">
            <text:p>0.4731187</text:p>
          </table:table-cell>
          <table:table-cell office:value-type="float" office:value="360" calcext:value-type="float">
            <text:p>360</text:p>
          </table:table-cell>
          <table:table-cell office:value-type="float" office:value="-18.41252" calcext:value-type="float">
            <text:p>-18.41252</text:p>
          </table:table-cell>
          <table:table-cell office:value-type="float" office:value="0" calcext:value-type="float">
            <text:p>0</text:p>
          </table:table-cell>
          <table:table-cell office:value-type="float" office:value="193.9046" calcext:value-type="float">
            <text:p>193.9046</text:p>
          </table:table-cell>
          <table:table-cell office:value-type="float" office:value="272.6791" calcext:value-type="float">
            <text:p>272.6791</text:p>
          </table:table-cell>
          <table:table-cell office:value-type="float" office:value="901.9193" calcext:value-type="float">
            <text:p>901.9193</text:p>
          </table:table-cell>
          <table:table-cell office:value-type="float" office:value="884.7773" calcext:value-type="float">
            <text:p>884.7773</text:p>
          </table:table-cell>
          <table:table-cell office:value-type="float" office:value="875.3167" calcext:value-type="float">
            <text:p>875.3167</text:p>
          </table:table-cell>
          <table:table-cell office:value-type="float" office:value="889.8856" calcext:value-type="float">
            <text:p>889.8856</text:p>
          </table:table-cell>
          <table:table-cell office:value-type="float" office:value="326.562" calcext:value-type="float">
            <text:p>326.562</text:p>
          </table:table-cell>
          <table:table-cell office:value-type="float" office:value="443.1857" calcext:value-type="float">
            <text:p>443.1857</text:p>
          </table:table-cell>
          <table:table-cell office:value-type="float" office:value="382.9074" calcext:value-type="float">
            <text:p>382.9074</text:p>
          </table:table-cell>
          <table:table-cell office:value-type="float" office:value="323.5582" calcext:value-type="float">
            <text:p>323.55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56.93373" calcext:value-type="float">
            <text:p>56.93373</text:p>
          </table:table-cell>
          <table:table-cell office:value-type="float" office:value="5543.371" calcext:value-type="float">
            <text:p>5543.371</text:p>
          </table:table-cell>
          <table:table-cell office:value-type="float" office:value="0" calcext:value-type="float">
            <text:p>0</text:p>
          </table:table-cell>
          <table:table-cell office:value-type="float" office:value="0.0230473" calcext:value-type="float">
            <text:p>0.0230473</text:p>
          </table:table-cell>
          <table:table-cell office:value-type="float" office:value="-25.3769" calcext:value-type="float">
            <text:p>-25.3769</text:p>
          </table:table-cell>
          <table:table-cell office:value-type="float" office:value="73.49059" calcext:value-type="float">
            <text:p>73.49059</text:p>
          </table:table-cell>
          <table:table-cell office:value-type="float" office:value="-1.102469" calcext:value-type="float">
            <text:p>-1.102469</text:p>
          </table:table-cell>
          <table:table-cell office:value-type="float" office:value="38.95289" calcext:value-type="float">
            <text:p>38.95289</text:p>
          </table:table-cell>
          <table:table-cell office:value-type="float" office:value="0.008305536" calcext:value-type="float">
            <text:p>0.008305536</text:p>
          </table:table-cell>
          <table:table-cell office:value-type="float" office:value="0.01606383" calcext:value-type="float">
            <text:p>0.01606383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701868" calcext:value-type="float">
            <text:p>0.1701868</text:p>
          </table:table-cell>
          <table:table-cell office:value-type="float" office:value="0.4747188" calcext:value-type="float">
            <text:p>0.4747188</text:p>
          </table:table-cell>
          <table:table-cell office:value-type="float" office:value="360" calcext:value-type="float">
            <text:p>360</text:p>
          </table:table-cell>
          <table:table-cell office:value-type="float" office:value="-17.60802" calcext:value-type="float">
            <text:p>-17.60802</text:p>
          </table:table-cell>
          <table:table-cell office:value-type="float" office:value="0" calcext:value-type="float">
            <text:p>0</text:p>
          </table:table-cell>
          <table:table-cell office:value-type="float" office:value="193.9083" calcext:value-type="float">
            <text:p>193.9083</text:p>
          </table:table-cell>
          <table:table-cell office:value-type="float" office:value="272.6249" calcext:value-type="float">
            <text:p>272.6249</text:p>
          </table:table-cell>
          <table:table-cell office:value-type="float" office:value="901.759" calcext:value-type="float">
            <text:p>901.759</text:p>
          </table:table-cell>
          <table:table-cell office:value-type="float" office:value="884.6427" calcext:value-type="float">
            <text:p>884.6427</text:p>
          </table:table-cell>
          <table:table-cell office:value-type="float" office:value="875.2357" calcext:value-type="float">
            <text:p>875.2357</text:p>
          </table:table-cell>
          <table:table-cell office:value-type="float" office:value="889.8194" calcext:value-type="float">
            <text:p>889.8194</text:p>
          </table:table-cell>
          <table:table-cell office:value-type="float" office:value="326.5461" calcext:value-type="float">
            <text:p>326.5461</text:p>
          </table:table-cell>
          <table:table-cell office:value-type="float" office:value="443.1708" calcext:value-type="float">
            <text:p>443.1708</text:p>
          </table:table-cell>
          <table:table-cell office:value-type="float" office:value="382.901" calcext:value-type="float">
            <text:p>382.901</text:p>
          </table:table-cell>
          <table:table-cell office:value-type="float" office:value="323.5562" calcext:value-type="float">
            <text:p>323.55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56.81478" calcext:value-type="float">
            <text:p>56.81478</text:p>
          </table:table-cell>
          <table:table-cell office:value-type="float" office:value="5542.951" calcext:value-type="float">
            <text:p>5542.951</text:p>
          </table:table-cell>
          <table:table-cell office:value-type="float" office:value="0" calcext:value-type="float">
            <text:p>0</text:p>
          </table:table-cell>
          <table:table-cell office:value-type="float" office:value="0.02552326" calcext:value-type="float">
            <text:p>0.02552326</text:p>
          </table:table-cell>
          <table:table-cell office:value-type="float" office:value="-25.86253" calcext:value-type="float">
            <text:p>-25.86253</text:p>
          </table:table-cell>
          <table:table-cell office:value-type="float" office:value="72.40647" calcext:value-type="float">
            <text:p>72.40647</text:p>
          </table:table-cell>
          <table:table-cell office:value-type="float" office:value="-1.280259" calcext:value-type="float">
            <text:p>-1.280259</text:p>
          </table:table-cell>
          <table:table-cell office:value-type="float" office:value="38.96783" calcext:value-type="float">
            <text:p>38.96783</text:p>
          </table:table-cell>
          <table:table-cell office:value-type="float" office:value="0.008117444" calcext:value-type="float">
            <text:p>0.008117444</text:p>
          </table:table-cell>
          <table:table-cell office:value-type="float" office:value="0.01622558" calcext:value-type="float">
            <text:p>0.01622558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721824" calcext:value-type="float">
            <text:p>0.1721824</text:p>
          </table:table-cell>
          <table:table-cell office:value-type="float" office:value="0.4815066" calcext:value-type="float">
            <text:p>0.4815066</text:p>
          </table:table-cell>
          <table:table-cell office:value-type="float" office:value="360" calcext:value-type="float">
            <text:p>360</text:p>
          </table:table-cell>
          <table:table-cell office:value-type="float" office:value="-16.98312" calcext:value-type="float">
            <text:p>-16.98312</text:p>
          </table:table-cell>
          <table:table-cell office:value-type="float" office:value="0" calcext:value-type="float">
            <text:p>0</text:p>
          </table:table-cell>
          <table:table-cell office:value-type="float" office:value="193.9099" calcext:value-type="float">
            <text:p>193.9099</text:p>
          </table:table-cell>
          <table:table-cell office:value-type="float" office:value="272.576" calcext:value-type="float">
            <text:p>272.576</text:p>
          </table:table-cell>
          <table:table-cell office:value-type="float" office:value="901.6041" calcext:value-type="float">
            <text:p>901.6041</text:p>
          </table:table-cell>
          <table:table-cell office:value-type="float" office:value="884.5062" calcext:value-type="float">
            <text:p>884.5062</text:p>
          </table:table-cell>
          <table:table-cell office:value-type="float" office:value="875.1517" calcext:value-type="float">
            <text:p>875.1517</text:p>
          </table:table-cell>
          <table:table-cell office:value-type="float" office:value="889.7458" calcext:value-type="float">
            <text:p>889.7458</text:p>
          </table:table-cell>
          <table:table-cell office:value-type="float" office:value="326.529" calcext:value-type="float">
            <text:p>326.529</text:p>
          </table:table-cell>
          <table:table-cell office:value-type="float" office:value="443.1548" calcext:value-type="float">
            <text:p>443.1548</text:p>
          </table:table-cell>
          <table:table-cell office:value-type="float" office:value="382.8945" calcext:value-type="float">
            <text:p>382.8945</text:p>
          </table:table-cell>
          <table:table-cell office:value-type="float" office:value="323.5541" calcext:value-type="float">
            <text:p>323.55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56.69258" calcext:value-type="float">
            <text:p>56.69258</text:p>
          </table:table-cell>
          <table:table-cell office:value-type="float" office:value="5542.535" calcext:value-type="float">
            <text:p>5542.535</text:p>
          </table:table-cell>
          <table:table-cell office:value-type="float" office:value="0" calcext:value-type="float">
            <text:p>0</text:p>
          </table:table-cell>
          <table:table-cell office:value-type="float" office:value="0.02834519" calcext:value-type="float">
            <text:p>0.02834519</text:p>
          </table:table-cell>
          <table:table-cell office:value-type="float" office:value="-26.51579" calcext:value-type="float">
            <text:p>-26.51579</text:p>
          </table:table-cell>
          <table:table-cell office:value-type="float" office:value="75.25906" calcext:value-type="float">
            <text:p>75.25906</text:p>
          </table:table-cell>
          <table:table-cell office:value-type="float" office:value="-1.487845" calcext:value-type="float">
            <text:p>-1.487845</text:p>
          </table:table-cell>
          <table:table-cell office:value-type="float" office:value="38.99019" calcext:value-type="float">
            <text:p>38.99019</text:p>
          </table:table-cell>
          <table:table-cell office:value-type="float" office:value="0.007990207" calcext:value-type="float">
            <text:p>0.007990207</text:p>
          </table:table-cell>
          <table:table-cell office:value-type="float" office:value="0.01637441" calcext:value-type="float">
            <text:p>0.01637441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74936" calcext:value-type="float">
            <text:p>0.174936</text:p>
          </table:table-cell>
          <table:table-cell office:value-type="float" office:value="0.4920504" calcext:value-type="float">
            <text:p>0.4920504</text:p>
          </table:table-cell>
          <table:table-cell office:value-type="float" office:value="360" calcext:value-type="float">
            <text:p>360</text:p>
          </table:table-cell>
          <table:table-cell office:value-type="float" office:value="-15.78896" calcext:value-type="float">
            <text:p>-15.78896</text:p>
          </table:table-cell>
          <table:table-cell office:value-type="float" office:value="0" calcext:value-type="float">
            <text:p>0</text:p>
          </table:table-cell>
          <table:table-cell office:value-type="float" office:value="193.9083" calcext:value-type="float">
            <text:p>193.9083</text:p>
          </table:table-cell>
          <table:table-cell office:value-type="float" office:value="272.5273" calcext:value-type="float">
            <text:p>272.5273</text:p>
          </table:table-cell>
          <table:table-cell office:value-type="float" office:value="901.4492" calcext:value-type="float">
            <text:p>901.4492</text:p>
          </table:table-cell>
          <table:table-cell office:value-type="float" office:value="884.3704" calcext:value-type="float">
            <text:p>884.3704</text:p>
          </table:table-cell>
          <table:table-cell office:value-type="float" office:value="875.0692" calcext:value-type="float">
            <text:p>875.0692</text:p>
          </table:table-cell>
          <table:table-cell office:value-type="float" office:value="889.6725" calcext:value-type="float">
            <text:p>889.6725</text:p>
          </table:table-cell>
          <table:table-cell office:value-type="float" office:value="326.5119" calcext:value-type="float">
            <text:p>326.5119</text:p>
          </table:table-cell>
          <table:table-cell office:value-type="float" office:value="443.1386" calcext:value-type="float">
            <text:p>443.1386</text:p>
          </table:table-cell>
          <table:table-cell office:value-type="float" office:value="382.888" calcext:value-type="float">
            <text:p>382.888</text:p>
          </table:table-cell>
          <table:table-cell office:value-type="float" office:value="323.552" calcext:value-type="float">
            <text:p>323.5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0" calcext:value-type="float">
            <text:p>23062000</text:p>
          </table:table-cell>
          <table:table-cell office:value-type="float" office:value="56.57491" calcext:value-type="float">
            <text:p>56.57491</text:p>
          </table:table-cell>
          <table:table-cell office:value-type="float" office:value="5542.121" calcext:value-type="float">
            <text:p>5542.121</text:p>
          </table:table-cell>
          <table:table-cell office:value-type="float" office:value="0" calcext:value-type="float">
            <text:p>0</text:p>
          </table:table-cell>
          <table:table-cell office:value-type="float" office:value="0.03211809" calcext:value-type="float">
            <text:p>0.03211809</text:p>
          </table:table-cell>
          <table:table-cell office:value-type="float" office:value="-27.28621" calcext:value-type="float">
            <text:p>-27.28621</text:p>
          </table:table-cell>
          <table:table-cell office:value-type="float" office:value="81.11719" calcext:value-type="float">
            <text:p>81.11719</text:p>
          </table:table-cell>
          <table:table-cell office:value-type="float" office:value="-1.724869" calcext:value-type="float">
            <text:p>-1.724869</text:p>
          </table:table-cell>
          <table:table-cell office:value-type="float" office:value="38.98968" calcext:value-type="float">
            <text:p>38.98968</text:p>
          </table:table-cell>
          <table:table-cell office:value-type="float" office:value="0.007853956" calcext:value-type="float">
            <text:p>0.007853956</text:p>
          </table:table-cell>
          <table:table-cell office:value-type="float" office:value="0.01656367" calcext:value-type="float">
            <text:p>0.01656367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772062" calcext:value-type="float">
            <text:p>0.1772062</text:p>
          </table:table-cell>
          <table:table-cell office:value-type="float" office:value="0.4994081" calcext:value-type="float">
            <text:p>0.4994081</text:p>
          </table:table-cell>
          <table:table-cell office:value-type="float" office:value="360" calcext:value-type="float">
            <text:p>360</text:p>
          </table:table-cell>
          <table:table-cell office:value-type="float" office:value="-14.12409" calcext:value-type="float">
            <text:p>-14.12409</text:p>
          </table:table-cell>
          <table:table-cell office:value-type="float" office:value="0" calcext:value-type="float">
            <text:p>0</text:p>
          </table:table-cell>
          <table:table-cell office:value-type="float" office:value="193.912" calcext:value-type="float">
            <text:p>193.912</text:p>
          </table:table-cell>
          <table:table-cell office:value-type="float" office:value="272.476" calcext:value-type="float">
            <text:p>272.476</text:p>
          </table:table-cell>
          <table:table-cell office:value-type="float" office:value="901.2937" calcext:value-type="float">
            <text:p>901.2937</text:p>
          </table:table-cell>
          <table:table-cell office:value-type="float" office:value="884.2358" calcext:value-type="float">
            <text:p>884.2358</text:p>
          </table:table-cell>
          <table:table-cell office:value-type="float" office:value="874.987" calcext:value-type="float">
            <text:p>874.987</text:p>
          </table:table-cell>
          <table:table-cell office:value-type="float" office:value="889.6028" calcext:value-type="float">
            <text:p>889.6028</text:p>
          </table:table-cell>
          <table:table-cell office:value-type="float" office:value="326.4949" calcext:value-type="float">
            <text:p>326.4949</text:p>
          </table:table-cell>
          <table:table-cell office:value-type="float" office:value="443.1225" calcext:value-type="float">
            <text:p>443.1225</text:p>
          </table:table-cell>
          <table:table-cell office:value-type="float" office:value="382.8815" calcext:value-type="float">
            <text:p>382.8815</text:p>
          </table:table-cell>
          <table:table-cell office:value-type="float" office:value="323.55" calcext:value-type="float">
            <text:p>323.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56.44724" calcext:value-type="float">
            <text:p>56.44724</text:p>
          </table:table-cell>
          <table:table-cell office:value-type="float" office:value="5541.651" calcext:value-type="float">
            <text:p>5541.651</text:p>
          </table:table-cell>
          <table:table-cell office:value-type="float" office:value="0" calcext:value-type="float">
            <text:p>0</text:p>
          </table:table-cell>
          <table:table-cell office:value-type="float" office:value="0.03777834" calcext:value-type="float">
            <text:p>0.03777834</text:p>
          </table:table-cell>
          <table:table-cell office:value-type="float" office:value="-28.12988" calcext:value-type="float">
            <text:p>-28.12988</text:p>
          </table:table-cell>
          <table:table-cell office:value-type="float" office:value="80.6637" calcext:value-type="float">
            <text:p>80.6637</text:p>
          </table:table-cell>
          <table:table-cell office:value-type="float" office:value="-2.022974" calcext:value-type="float">
            <text:p>-2.022974</text:p>
          </table:table-cell>
          <table:table-cell office:value-type="float" office:value="38.96722" calcext:value-type="float">
            <text:p>38.96722</text:p>
          </table:table-cell>
          <table:table-cell office:value-type="float" office:value="0.007711325" calcext:value-type="float">
            <text:p>0.007711325</text:p>
          </table:table-cell>
          <table:table-cell office:value-type="float" office:value="0.01676204" calcext:value-type="float">
            <text:p>0.01676204</text:p>
          </table:table-cell>
          <table:table-cell office:value-type="float" office:value="0.0007930675" calcext:value-type="float">
            <text:p>0.0007930675</text:p>
          </table:table-cell>
          <table:table-cell office:value-type="float" office:value="0.1787836" calcext:value-type="float">
            <text:p>0.1787836</text:p>
          </table:table-cell>
          <table:table-cell office:value-type="float" office:value="0.5029073" calcext:value-type="float">
            <text:p>0.5029073</text:p>
          </table:table-cell>
          <table:table-cell office:value-type="float" office:value="360" calcext:value-type="float">
            <text:p>360</text:p>
          </table:table-cell>
          <table:table-cell office:value-type="float" office:value="-12.4333" calcext:value-type="float">
            <text:p>-12.4333</text:p>
          </table:table-cell>
          <table:table-cell office:value-type="float" office:value="0" calcext:value-type="float">
            <text:p>0</text:p>
          </table:table-cell>
          <table:table-cell office:value-type="float" office:value="193.9217" calcext:value-type="float">
            <text:p>193.9217</text:p>
          </table:table-cell>
          <table:table-cell office:value-type="float" office:value="272.4156" calcext:value-type="float">
            <text:p>272.4156</text:p>
          </table:table-cell>
          <table:table-cell office:value-type="float" office:value="901.113" calcext:value-type="float">
            <text:p>901.113</text:p>
          </table:table-cell>
          <table:table-cell office:value-type="float" office:value="884.0824" calcext:value-type="float">
            <text:p>884.0824</text:p>
          </table:table-cell>
          <table:table-cell office:value-type="float" office:value="874.8947" calcext:value-type="float">
            <text:p>874.8947</text:p>
          </table:table-cell>
          <table:table-cell office:value-type="float" office:value="889.5262" calcext:value-type="float">
            <text:p>889.5262</text:p>
          </table:table-cell>
          <table:table-cell office:value-type="float" office:value="326.4771" calcext:value-type="float">
            <text:p>326.4771</text:p>
          </table:table-cell>
          <table:table-cell office:value-type="float" office:value="443.1062" calcext:value-type="float">
            <text:p>443.1062</text:p>
          </table:table-cell>
          <table:table-cell office:value-type="float" office:value="382.875" calcext:value-type="float">
            <text:p>382.875</text:p>
          </table:table-cell>
          <table:table-cell office:value-type="float" office:value="323.5479" calcext:value-type="float">
            <text:p>323.54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0" calcext:value-type="float">
            <text:p>25062000</text:p>
          </table:table-cell>
          <table:table-cell office:value-type="float" office:value="56.31866" calcext:value-type="float">
            <text:p>56.31866</text:p>
          </table:table-cell>
          <table:table-cell office:value-type="float" office:value="5541.21" calcext:value-type="float">
            <text:p>5541.21</text:p>
          </table:table-cell>
          <table:table-cell office:value-type="float" office:value="0" calcext:value-type="float">
            <text:p>0</text:p>
          </table:table-cell>
          <table:table-cell office:value-type="float" office:value="0.04210644" calcext:value-type="float">
            <text:p>0.04210644</text:p>
          </table:table-cell>
          <table:table-cell office:value-type="float" office:value="-28.72887" calcext:value-type="float">
            <text:p>-28.72887</text:p>
          </table:table-cell>
          <table:table-cell office:value-type="float" office:value="79.25795" calcext:value-type="float">
            <text:p>79.25795</text:p>
          </table:table-cell>
          <table:table-cell office:value-type="float" office:value="-2.343397" calcext:value-type="float">
            <text:p>-2.343397</text:p>
          </table:table-cell>
          <table:table-cell office:value-type="float" office:value="38.99887" calcext:value-type="float">
            <text:p>38.99887</text:p>
          </table:table-cell>
          <table:table-cell office:value-type="float" office:value="0.007451934" calcext:value-type="float">
            <text:p>0.007451934</text:p>
          </table:table-cell>
          <table:table-cell office:value-type="float" office:value="0.01682886" calcext:value-type="float">
            <text:p>0.0168288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819803" calcext:value-type="float">
            <text:p>0.1819803</text:p>
          </table:table-cell>
          <table:table-cell office:value-type="float" office:value="0.5197467" calcext:value-type="float">
            <text:p>0.5197467</text:p>
          </table:table-cell>
          <table:table-cell office:value-type="float" office:value="360" calcext:value-type="float">
            <text:p>360</text:p>
          </table:table-cell>
          <table:table-cell office:value-type="float" office:value="-10.86818" calcext:value-type="float">
            <text:p>-10.86818</text:p>
          </table:table-cell>
          <table:table-cell office:value-type="float" office:value="0" calcext:value-type="float">
            <text:p>0</text:p>
          </table:table-cell>
          <table:table-cell office:value-type="float" office:value="193.9198" calcext:value-type="float">
            <text:p>193.9198</text:p>
          </table:table-cell>
          <table:table-cell office:value-type="float" office:value="272.3631" calcext:value-type="float">
            <text:p>272.3631</text:p>
          </table:table-cell>
          <table:table-cell office:value-type="float" office:value="900.9503" calcext:value-type="float">
            <text:p>900.9503</text:p>
          </table:table-cell>
          <table:table-cell office:value-type="float" office:value="883.9393" calcext:value-type="float">
            <text:p>883.9393</text:p>
          </table:table-cell>
          <table:table-cell office:value-type="float" office:value="874.8045" calcext:value-type="float">
            <text:p>874.8045</text:p>
          </table:table-cell>
          <table:table-cell office:value-type="float" office:value="889.4495" calcext:value-type="float">
            <text:p>889.4495</text:p>
          </table:table-cell>
          <table:table-cell office:value-type="float" office:value="326.4594" calcext:value-type="float">
            <text:p>326.4594</text:p>
          </table:table-cell>
          <table:table-cell office:value-type="float" office:value="443.0897" calcext:value-type="float">
            <text:p>443.0897</text:p>
          </table:table-cell>
          <table:table-cell office:value-type="float" office:value="382.8685" calcext:value-type="float">
            <text:p>382.8685</text:p>
          </table:table-cell>
          <table:table-cell office:value-type="float" office:value="323.5457" calcext:value-type="float">
            <text:p>323.54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56.1768" calcext:value-type="float">
            <text:p>56.1768</text:p>
          </table:table-cell>
          <table:table-cell office:value-type="float" office:value="5540.712" calcext:value-type="float">
            <text:p>5540.712</text:p>
          </table:table-cell>
          <table:table-cell office:value-type="float" office:value="0" calcext:value-type="float">
            <text:p>0</text:p>
          </table:table-cell>
          <table:table-cell office:value-type="float" office:value="0.04819382" calcext:value-type="float">
            <text:p>0.04819382</text:p>
          </table:table-cell>
          <table:table-cell office:value-type="float" office:value="-29.65341" calcext:value-type="float">
            <text:p>-29.65341</text:p>
          </table:table-cell>
          <table:table-cell office:value-type="float" office:value="82.26304" calcext:value-type="float">
            <text:p>82.26304</text:p>
          </table:table-cell>
          <table:table-cell office:value-type="float" office:value="-2.723315" calcext:value-type="float">
            <text:p>-2.723315</text:p>
          </table:table-cell>
          <table:table-cell office:value-type="float" office:value="39.00679" calcext:value-type="float">
            <text:p>39.00679</text:p>
          </table:table-cell>
          <table:table-cell office:value-type="float" office:value="0.007308271" calcext:value-type="float">
            <text:p>0.007308271</text:p>
          </table:table-cell>
          <table:table-cell office:value-type="float" office:value="0.01693457" calcext:value-type="float">
            <text:p>0.0169345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8564" calcext:value-type="float">
            <text:p>0.18564</text:p>
          </table:table-cell>
          <table:table-cell office:value-type="float" office:value="0.5396316" calcext:value-type="float">
            <text:p>0.5396316</text:p>
          </table:table-cell>
          <table:table-cell office:value-type="float" office:value="360" calcext:value-type="float">
            <text:p>360</text:p>
          </table:table-cell>
          <table:table-cell office:value-type="float" office:value="-8.138073" calcext:value-type="float">
            <text:p>-8.138073</text:p>
          </table:table-cell>
          <table:table-cell office:value-type="float" office:value="0" calcext:value-type="float">
            <text:p>0</text:p>
          </table:table-cell>
          <table:table-cell office:value-type="float" office:value="193.9234" calcext:value-type="float">
            <text:p>193.9234</text:p>
          </table:table-cell>
          <table:table-cell office:value-type="float" office:value="272.2981" calcext:value-type="float">
            <text:p>272.2981</text:p>
          </table:table-cell>
          <table:table-cell office:value-type="float" office:value="900.7595" calcext:value-type="float">
            <text:p>900.7595</text:p>
          </table:table-cell>
          <table:table-cell office:value-type="float" office:value="883.7753" calcext:value-type="float">
            <text:p>883.7753</text:p>
          </table:table-cell>
          <table:table-cell office:value-type="float" office:value="874.707" calcext:value-type="float">
            <text:p>874.707</text:p>
          </table:table-cell>
          <table:table-cell office:value-type="float" office:value="889.3682" calcext:value-type="float">
            <text:p>889.3682</text:p>
          </table:table-cell>
          <table:table-cell office:value-type="float" office:value="326.4404" calcext:value-type="float">
            <text:p>326.4404</text:p>
          </table:table-cell>
          <table:table-cell office:value-type="float" office:value="443.0733" calcext:value-type="float">
            <text:p>443.0733</text:p>
          </table:table-cell>
          <table:table-cell office:value-type="float" office:value="382.8619" calcext:value-type="float">
            <text:p>382.8619</text:p>
          </table:table-cell>
          <table:table-cell office:value-type="float" office:value="323.5436" calcext:value-type="float">
            <text:p>323.54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0" calcext:value-type="float">
            <text:p>27062000</text:p>
          </table:table-cell>
          <table:table-cell office:value-type="float" office:value="56.0332" calcext:value-type="float">
            <text:p>56.0332</text:p>
          </table:table-cell>
          <table:table-cell office:value-type="float" office:value="5540.178" calcext:value-type="float">
            <text:p>5540.178</text:p>
          </table:table-cell>
          <table:table-cell office:value-type="float" office:value="0" calcext:value-type="float">
            <text:p>0</text:p>
          </table:table-cell>
          <table:table-cell office:value-type="float" office:value="0.05572644" calcext:value-type="float">
            <text:p>0.05572644</text:p>
          </table:table-cell>
          <table:table-cell office:value-type="float" office:value="-30.7014" calcext:value-type="float">
            <text:p>-30.7014</text:p>
          </table:table-cell>
          <table:table-cell office:value-type="float" office:value="88.84843" calcext:value-type="float">
            <text:p>88.84843</text:p>
          </table:table-cell>
          <table:table-cell office:value-type="float" office:value="-3.153868" calcext:value-type="float">
            <text:p>-3.153868</text:p>
          </table:table-cell>
          <table:table-cell office:value-type="float" office:value="39.00383" calcext:value-type="float">
            <text:p>39.00383</text:p>
          </table:table-cell>
          <table:table-cell office:value-type="float" office:value="0.007171497" calcext:value-type="float">
            <text:p>0.007171497</text:p>
          </table:table-cell>
          <table:table-cell office:value-type="float" office:value="0.01706874" calcext:value-type="float">
            <text:p>0.0170687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889111" calcext:value-type="float">
            <text:p>0.1889111</text:p>
          </table:table-cell>
          <table:table-cell office:value-type="float" office:value="0.5522571" calcext:value-type="float">
            <text:p>0.5522571</text:p>
          </table:table-cell>
          <table:table-cell office:value-type="float" office:value="360" calcext:value-type="float">
            <text:p>360</text:p>
          </table:table-cell>
          <table:table-cell office:value-type="float" office:value="-4.752214" calcext:value-type="float">
            <text:p>-4.752214</text:p>
          </table:table-cell>
          <table:table-cell office:value-type="float" office:value="0" calcext:value-type="float">
            <text:p>0</text:p>
          </table:table-cell>
          <table:table-cell office:value-type="float" office:value="193.9318" calcext:value-type="float">
            <text:p>193.9318</text:p>
          </table:table-cell>
          <table:table-cell office:value-type="float" office:value="272.2324" calcext:value-type="float">
            <text:p>272.2324</text:p>
          </table:table-cell>
          <table:table-cell office:value-type="float" office:value="900.5609" calcext:value-type="float">
            <text:p>900.5609</text:p>
          </table:table-cell>
          <table:table-cell office:value-type="float" office:value="883.5955" calcext:value-type="float">
            <text:p>883.5955</text:p>
          </table:table-cell>
          <table:table-cell office:value-type="float" office:value="874.601" calcext:value-type="float">
            <text:p>874.601</text:p>
          </table:table-cell>
          <table:table-cell office:value-type="float" office:value="889.2791" calcext:value-type="float">
            <text:p>889.2791</text:p>
          </table:table-cell>
          <table:table-cell office:value-type="float" office:value="326.4192" calcext:value-type="float">
            <text:p>326.4192</text:p>
          </table:table-cell>
          <table:table-cell office:value-type="float" office:value="443.0561" calcext:value-type="float">
            <text:p>443.0561</text:p>
          </table:table-cell>
          <table:table-cell office:value-type="float" office:value="382.8553" calcext:value-type="float">
            <text:p>382.8553</text:p>
          </table:table-cell>
          <table:table-cell office:value-type="float" office:value="323.5415" calcext:value-type="float">
            <text:p>323.54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0" calcext:value-type="float">
            <text:p>28062000</text:p>
          </table:table-cell>
          <table:table-cell office:value-type="float" office:value="55.90695" calcext:value-type="float">
            <text:p>55.90695</text:p>
          </table:table-cell>
          <table:table-cell office:value-type="float" office:value="5539.658" calcext:value-type="float">
            <text:p>5539.658</text:p>
          </table:table-cell>
          <table:table-cell office:value-type="float" office:value="0" calcext:value-type="float">
            <text:p>0</text:p>
          </table:table-cell>
          <table:table-cell office:value-type="float" office:value="0.06614779" calcext:value-type="float">
            <text:p>0.06614779</text:p>
          </table:table-cell>
          <table:table-cell office:value-type="float" office:value="-31.74661" calcext:value-type="float">
            <text:p>-31.74661</text:p>
          </table:table-cell>
          <table:table-cell office:value-type="float" office:value="94.07828" calcext:value-type="float">
            <text:p>94.07828</text:p>
          </table:table-cell>
          <table:table-cell office:value-type="float" office:value="-3.600373" calcext:value-type="float">
            <text:p>-3.600373</text:p>
          </table:table-cell>
          <table:table-cell office:value-type="float" office:value="38.97933" calcext:value-type="float">
            <text:p>38.97933</text:p>
          </table:table-cell>
          <table:table-cell office:value-type="float" office:value="0.007047538" calcext:value-type="float">
            <text:p>0.007047538</text:p>
          </table:table-cell>
          <table:table-cell office:value-type="float" office:value="0.01724556" calcext:value-type="float">
            <text:p>0.0172455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1213" calcext:value-type="float">
            <text:p>0.191213</text:p>
          </table:table-cell>
          <table:table-cell office:value-type="float" office:value="0.5593414" calcext:value-type="float">
            <text:p>0.5593414</text:p>
          </table:table-cell>
          <table:table-cell office:value-type="float" office:value="360" calcext:value-type="float">
            <text:p>360</text:p>
          </table:table-cell>
          <table:table-cell office:value-type="float" office:value="-1.485129" calcext:value-type="float">
            <text:p>-1.485129</text:p>
          </table:table-cell>
          <table:table-cell office:value-type="float" office:value="0" calcext:value-type="float">
            <text:p>0</text:p>
          </table:table-cell>
          <table:table-cell office:value-type="float" office:value="193.947" calcext:value-type="float">
            <text:p>193.947</text:p>
          </table:table-cell>
          <table:table-cell office:value-type="float" office:value="272.1714" calcext:value-type="float">
            <text:p>272.1714</text:p>
          </table:table-cell>
          <table:table-cell office:value-type="float" office:value="900.3702" calcext:value-type="float">
            <text:p>900.3702</text:p>
          </table:table-cell>
          <table:table-cell office:value-type="float" office:value="883.425" calcext:value-type="float">
            <text:p>883.425</text:p>
          </table:table-cell>
          <table:table-cell office:value-type="float" office:value="874.4976" calcext:value-type="float">
            <text:p>874.4976</text:p>
          </table:table-cell>
          <table:table-cell office:value-type="float" office:value="889.1917" calcext:value-type="float">
            <text:p>889.1917</text:p>
          </table:table-cell>
          <table:table-cell office:value-type="float" office:value="326.3983" calcext:value-type="float">
            <text:p>326.3983</text:p>
          </table:table-cell>
          <table:table-cell office:value-type="float" office:value="443.0384" calcext:value-type="float">
            <text:p>443.0384</text:p>
          </table:table-cell>
          <table:table-cell office:value-type="float" office:value="382.8484" calcext:value-type="float">
            <text:p>382.8484</text:p>
          </table:table-cell>
          <table:table-cell office:value-type="float" office:value="323.5392" calcext:value-type="float">
            <text:p>323.53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55.79457" calcext:value-type="float">
            <text:p>55.79457</text:p>
          </table:table-cell>
          <table:table-cell office:value-type="float" office:value="5539.183" calcext:value-type="float">
            <text:p>5539.183</text:p>
          </table:table-cell>
          <table:table-cell office:value-type="float" office:value="0" calcext:value-type="float">
            <text:p>0</text:p>
          </table:table-cell>
          <table:table-cell office:value-type="float" office:value="0.07538018" calcext:value-type="float">
            <text:p>0.07538018</text:p>
          </table:table-cell>
          <table:table-cell office:value-type="float" office:value="-32.75534" calcext:value-type="float">
            <text:p>-32.75534</text:p>
          </table:table-cell>
          <table:table-cell office:value-type="float" office:value="97.41643" calcext:value-type="float">
            <text:p>97.41643</text:p>
          </table:table-cell>
          <table:table-cell office:value-type="float" office:value="-4.076473" calcext:value-type="float">
            <text:p>-4.076473</text:p>
          </table:table-cell>
          <table:table-cell office:value-type="float" office:value="38.96062" calcext:value-type="float">
            <text:p>38.96062</text:p>
          </table:table-cell>
          <table:table-cell office:value-type="float" office:value="0.006944131" calcext:value-type="float">
            <text:p>0.006944131</text:p>
          </table:table-cell>
          <table:table-cell office:value-type="float" office:value="0.01746866" calcext:value-type="float">
            <text:p>0.0174686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26278" calcext:value-type="float">
            <text:p>0.1926278</text:p>
          </table:table-cell>
          <table:table-cell office:value-type="float" office:value="0.5632192" calcext:value-type="float">
            <text:p>0.5632192</text:p>
          </table:table-cell>
          <table:table-cell office:value-type="float" office:value="360" calcext:value-type="float">
            <text:p>360</text:p>
          </table:table-cell>
          <table:table-cell office:value-type="float" office:value="1.35816" calcext:value-type="float">
            <text:p>1.35816</text:p>
          </table:table-cell>
          <table:table-cell office:value-type="float" office:value="0" calcext:value-type="float">
            <text:p>0</text:p>
          </table:table-cell>
          <table:table-cell office:value-type="float" office:value="193.9603" calcext:value-type="float">
            <text:p>193.9603</text:p>
          </table:table-cell>
          <table:table-cell office:value-type="float" office:value="272.1204" calcext:value-type="float">
            <text:p>272.1204</text:p>
          </table:table-cell>
          <table:table-cell office:value-type="float" office:value="900.2015" calcext:value-type="float">
            <text:p>900.2015</text:p>
          </table:table-cell>
          <table:table-cell office:value-type="float" office:value="883.2703" calcext:value-type="float">
            <text:p>883.2703</text:p>
          </table:table-cell>
          <table:table-cell office:value-type="float" office:value="874.4007" calcext:value-type="float">
            <text:p>874.4007</text:p>
          </table:table-cell>
          <table:table-cell office:value-type="float" office:value="889.1097" calcext:value-type="float">
            <text:p>889.1097</text:p>
          </table:table-cell>
          <table:table-cell office:value-type="float" office:value="326.3783" calcext:value-type="float">
            <text:p>326.3783</text:p>
          </table:table-cell>
          <table:table-cell office:value-type="float" office:value="443.0206" calcext:value-type="float">
            <text:p>443.0206</text:p>
          </table:table-cell>
          <table:table-cell office:value-type="float" office:value="382.8415" calcext:value-type="float">
            <text:p>382.8415</text:p>
          </table:table-cell>
          <table:table-cell office:value-type="float" office:value="323.5368" calcext:value-type="float">
            <text:p>323.53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0" calcext:value-type="float">
            <text:p>30062000</text:p>
          </table:table-cell>
          <table:table-cell office:value-type="float" office:value="55.68282" calcext:value-type="float">
            <text:p>55.68282</text:p>
          </table:table-cell>
          <table:table-cell office:value-type="float" office:value="5538.735" calcext:value-type="float">
            <text:p>5538.735</text:p>
          </table:table-cell>
          <table:table-cell office:value-type="float" office:value="0" calcext:value-type="float">
            <text:p>0</text:p>
          </table:table-cell>
          <table:table-cell office:value-type="float" office:value="0.08605368" calcext:value-type="float">
            <text:p>0.08605368</text:p>
          </table:table-cell>
          <table:table-cell office:value-type="float" office:value="-33.78359" calcext:value-type="float">
            <text:p>-33.78359</text:p>
          </table:table-cell>
          <table:table-cell office:value-type="float" office:value="103.4272" calcext:value-type="float">
            <text:p>103.4272</text:p>
          </table:table-cell>
          <table:table-cell office:value-type="float" office:value="-4.611948" calcext:value-type="float">
            <text:p>-4.611948</text:p>
          </table:table-cell>
          <table:table-cell office:value-type="float" office:value="38.93731" calcext:value-type="float">
            <text:p>38.93731</text:p>
          </table:table-cell>
          <table:table-cell office:value-type="float" office:value="0.006832354" calcext:value-type="float">
            <text:p>0.006832354</text:p>
          </table:table-cell>
          <table:table-cell office:value-type="float" office:value="0.01771644" calcext:value-type="float">
            <text:p>0.0177164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34063" calcext:value-type="float">
            <text:p>0.1934063</text:p>
          </table:table-cell>
          <table:table-cell office:value-type="float" office:value="0.5650467" calcext:value-type="float">
            <text:p>0.5650467</text:p>
          </table:table-cell>
          <table:table-cell office:value-type="float" office:value="360" calcext:value-type="float">
            <text:p>360</text:p>
          </table:table-cell>
          <table:table-cell office:value-type="float" office:value="5.541543" calcext:value-type="float">
            <text:p>5.541543</text:p>
          </table:table-cell>
          <table:table-cell office:value-type="float" office:value="0" calcext:value-type="float">
            <text:p>0</text:p>
          </table:table-cell>
          <table:table-cell office:value-type="float" office:value="193.9697" calcext:value-type="float">
            <text:p>193.9697</text:p>
          </table:table-cell>
          <table:table-cell office:value-type="float" office:value="272.0684" calcext:value-type="float">
            <text:p>272.0684</text:p>
          </table:table-cell>
          <table:table-cell office:value-type="float" office:value="900.0386" calcext:value-type="float">
            <text:p>900.0386</text:p>
          </table:table-cell>
          <table:table-cell office:value-type="float" office:value="883.1261" calcext:value-type="float">
            <text:p>883.1261</text:p>
          </table:table-cell>
          <table:table-cell office:value-type="float" office:value="874.3107" calcext:value-type="float">
            <text:p>874.3107</text:p>
          </table:table-cell>
          <table:table-cell office:value-type="float" office:value="889.0334" calcext:value-type="float">
            <text:p>889.0334</text:p>
          </table:table-cell>
          <table:table-cell office:value-type="float" office:value="326.3604" calcext:value-type="float">
            <text:p>326.3604</text:p>
          </table:table-cell>
          <table:table-cell office:value-type="float" office:value="443.0038" calcext:value-type="float">
            <text:p>443.0038</text:p>
          </table:table-cell>
          <table:table-cell office:value-type="float" office:value="382.8347" calcext:value-type="float">
            <text:p>382.8347</text:p>
          </table:table-cell>
          <table:table-cell office:value-type="float" office:value="323.5344" calcext:value-type="float">
            <text:p>323.53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55.56553" calcext:value-type="float">
            <text:p>55.56553</text:p>
          </table:table-cell>
          <table:table-cell office:value-type="float" office:value="5538.234" calcext:value-type="float">
            <text:p>5538.234</text:p>
          </table:table-cell>
          <table:table-cell office:value-type="float" office:value="0" calcext:value-type="float">
            <text:p>0</text:p>
          </table:table-cell>
          <table:table-cell office:value-type="float" office:value="0.1052095" calcext:value-type="float">
            <text:p>0.1052095</text:p>
          </table:table-cell>
          <table:table-cell office:value-type="float" office:value="-34.77388" calcext:value-type="float">
            <text:p>-34.77388</text:p>
          </table:table-cell>
          <table:table-cell office:value-type="float" office:value="104.1961" calcext:value-type="float">
            <text:p>104.1961</text:p>
          </table:table-cell>
          <table:table-cell office:value-type="float" office:value="-5.227474" calcext:value-type="float">
            <text:p>-5.227474</text:p>
          </table:table-cell>
          <table:table-cell office:value-type="float" office:value="38.9046" calcext:value-type="float">
            <text:p>38.9046</text:p>
          </table:table-cell>
          <table:table-cell office:value-type="float" office:value="0.006694883" calcext:value-type="float">
            <text:p>0.006694883</text:p>
          </table:table-cell>
          <table:table-cell office:value-type="float" office:value="0.0179364" calcext:value-type="float">
            <text:p>0.017936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39665" calcext:value-type="float">
            <text:p>0.1939665</text:p>
          </table:table-cell>
          <table:table-cell office:value-type="float" office:value="0.5658756" calcext:value-type="float">
            <text:p>0.5658756</text:p>
          </table:table-cell>
          <table:table-cell office:value-type="float" office:value="360" calcext:value-type="float">
            <text:p>360</text:p>
          </table:table-cell>
          <table:table-cell office:value-type="float" office:value="10.06767" calcext:value-type="float">
            <text:p>10.06767</text:p>
          </table:table-cell>
          <table:table-cell office:value-type="float" office:value="0" calcext:value-type="float">
            <text:p>0</text:p>
          </table:table-cell>
          <table:table-cell office:value-type="float" office:value="193.9875" calcext:value-type="float">
            <text:p>193.9875</text:p>
          </table:table-cell>
          <table:table-cell office:value-type="float" office:value="272.0066" calcext:value-type="float">
            <text:p>272.0066</text:p>
          </table:table-cell>
          <table:table-cell office:value-type="float" office:value="899.8514" calcext:value-type="float">
            <text:p>899.8514</text:p>
          </table:table-cell>
          <table:table-cell office:value-type="float" office:value="882.9634" calcext:value-type="float">
            <text:p>882.9634</text:p>
          </table:table-cell>
          <table:table-cell office:value-type="float" office:value="874.2126" calcext:value-type="float">
            <text:p>874.2126</text:p>
          </table:table-cell>
          <table:table-cell office:value-type="float" office:value="888.9516" calcext:value-type="float">
            <text:p>888.9516</text:p>
          </table:table-cell>
          <table:table-cell office:value-type="float" office:value="326.3415" calcext:value-type="float">
            <text:p>326.3415</text:p>
          </table:table-cell>
          <table:table-cell office:value-type="float" office:value="442.9872" calcext:value-type="float">
            <text:p>442.9872</text:p>
          </table:table-cell>
          <table:table-cell office:value-type="float" office:value="382.8279" calcext:value-type="float">
            <text:p>382.8279</text:p>
          </table:table-cell>
          <table:table-cell office:value-type="float" office:value="323.532" calcext:value-type="float">
            <text:p>323.5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55.44683" calcext:value-type="float">
            <text:p>55.44683</text:p>
          </table:table-cell>
          <table:table-cell office:value-type="float" office:value="5537.772" calcext:value-type="float">
            <text:p>5537.772</text:p>
          </table:table-cell>
          <table:table-cell office:value-type="float" office:value="0" calcext:value-type="float">
            <text:p>0</text:p>
          </table:table-cell>
          <table:table-cell office:value-type="float" office:value="0.1169699" calcext:value-type="float">
            <text:p>0.1169699</text:p>
          </table:table-cell>
          <table:table-cell office:value-type="float" office:value="-35.81383" calcext:value-type="float">
            <text:p>-35.81383</text:p>
          </table:table-cell>
          <table:table-cell office:value-type="float" office:value="106.6725" calcext:value-type="float">
            <text:p>106.6725</text:p>
          </table:table-cell>
          <table:table-cell office:value-type="float" office:value="-5.891326" calcext:value-type="float">
            <text:p>-5.891326</text:p>
          </table:table-cell>
          <table:table-cell office:value-type="float" office:value="38.8984" calcext:value-type="float">
            <text:p>38.8984</text:p>
          </table:table-cell>
          <table:table-cell office:value-type="float" office:value="0.006591187" calcext:value-type="float">
            <text:p>0.006591187</text:p>
          </table:table-cell>
          <table:table-cell office:value-type="float" office:value="0.01812718" calcext:value-type="float">
            <text:p>0.0181271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55831" calcext:value-type="float">
            <text:p>0.1955831</text:p>
          </table:table-cell>
          <table:table-cell office:value-type="float" office:value="0.5707473" calcext:value-type="float">
            <text:p>0.5707473</text:p>
          </table:table-cell>
          <table:table-cell office:value-type="float" office:value="360" calcext:value-type="float">
            <text:p>360</text:p>
          </table:table-cell>
          <table:table-cell office:value-type="float" office:value="14.69976" calcext:value-type="float">
            <text:p>14.69976</text:p>
          </table:table-cell>
          <table:table-cell office:value-type="float" office:value="0" calcext:value-type="float">
            <text:p>0</text:p>
          </table:table-cell>
          <table:table-cell office:value-type="float" office:value="193.9896" calcext:value-type="float">
            <text:p>193.9896</text:p>
          </table:table-cell>
          <table:table-cell office:value-type="float" office:value="271.9554" calcext:value-type="float">
            <text:p>271.9554</text:p>
          </table:table-cell>
          <table:table-cell office:value-type="float" office:value="899.6851" calcext:value-type="float">
            <text:p>899.6851</text:p>
          </table:table-cell>
          <table:table-cell office:value-type="float" office:value="882.8151" calcext:value-type="float">
            <text:p>882.8151</text:p>
          </table:table-cell>
          <table:table-cell office:value-type="float" office:value="874.1198" calcext:value-type="float">
            <text:p>874.1198</text:p>
          </table:table-cell>
          <table:table-cell office:value-type="float" office:value="888.8724" calcext:value-type="float">
            <text:p>888.8724</text:p>
          </table:table-cell>
          <table:table-cell office:value-type="float" office:value="326.3227" calcext:value-type="float">
            <text:p>326.3227</text:p>
          </table:table-cell>
          <table:table-cell office:value-type="float" office:value="442.9703" calcext:value-type="float">
            <text:p>442.9703</text:p>
          </table:table-cell>
          <table:table-cell office:value-type="float" office:value="382.8212" calcext:value-type="float">
            <text:p>382.8212</text:p>
          </table:table-cell>
          <table:table-cell office:value-type="float" office:value="323.5298" calcext:value-type="float">
            <text:p>323.52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55.33662" calcext:value-type="float">
            <text:p>55.33662</text:p>
          </table:table-cell>
          <table:table-cell office:value-type="float" office:value="5537.336" calcext:value-type="float">
            <text:p>5537.336</text:p>
          </table:table-cell>
          <table:table-cell office:value-type="float" office:value="0" calcext:value-type="float">
            <text:p>0</text:p>
          </table:table-cell>
          <table:table-cell office:value-type="float" office:value="0.1304877" calcext:value-type="float">
            <text:p>0.1304877</text:p>
          </table:table-cell>
          <table:table-cell office:value-type="float" office:value="-36.97826" calcext:value-type="float">
            <text:p>-36.97826</text:p>
          </table:table-cell>
          <table:table-cell office:value-type="float" office:value="111.3438" calcext:value-type="float">
            <text:p>111.3438</text:p>
          </table:table-cell>
          <table:table-cell office:value-type="float" office:value="-6.562985" calcext:value-type="float">
            <text:p>-6.562985</text:p>
          </table:table-cell>
          <table:table-cell office:value-type="float" office:value="38.89476" calcext:value-type="float">
            <text:p>38.89476</text:p>
          </table:table-cell>
          <table:table-cell office:value-type="float" office:value="0.006501183" calcext:value-type="float">
            <text:p>0.006501183</text:p>
          </table:table-cell>
          <table:table-cell office:value-type="float" office:value="0.01831729" calcext:value-type="float">
            <text:p>0.0183172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77109" calcext:value-type="float">
            <text:p>0.1977109</text:p>
          </table:table-cell>
          <table:table-cell office:value-type="float" office:value="0.5795395" calcext:value-type="float">
            <text:p>0.5795395</text:p>
          </table:table-cell>
          <table:table-cell office:value-type="float" office:value="360" calcext:value-type="float">
            <text:p>360</text:p>
          </table:table-cell>
          <table:table-cell office:value-type="float" office:value="18.0381" calcext:value-type="float">
            <text:p>18.0381</text:p>
          </table:table-cell>
          <table:table-cell office:value-type="float" office:value="0" calcext:value-type="float">
            <text:p>0</text:p>
          </table:table-cell>
          <table:table-cell office:value-type="float" office:value="193.9922" calcext:value-type="float">
            <text:p>193.9922</text:p>
          </table:table-cell>
          <table:table-cell office:value-type="float" office:value="271.9096" calcext:value-type="float">
            <text:p>271.9096</text:p>
          </table:table-cell>
          <table:table-cell office:value-type="float" office:value="899.5277" calcext:value-type="float">
            <text:p>899.5277</text:p>
          </table:table-cell>
          <table:table-cell office:value-type="float" office:value="882.6761" calcext:value-type="float">
            <text:p>882.6761</text:p>
          </table:table-cell>
          <table:table-cell office:value-type="float" office:value="874.0331" calcext:value-type="float">
            <text:p>874.0331</text:p>
          </table:table-cell>
          <table:table-cell office:value-type="float" office:value="888.7966" calcext:value-type="float">
            <text:p>888.7966</text:p>
          </table:table-cell>
          <table:table-cell office:value-type="float" office:value="326.305" calcext:value-type="float">
            <text:p>326.305</text:p>
          </table:table-cell>
          <table:table-cell office:value-type="float" office:value="442.9538" calcext:value-type="float">
            <text:p>442.9538</text:p>
          </table:table-cell>
          <table:table-cell office:value-type="float" office:value="382.8146" calcext:value-type="float">
            <text:p>382.8146</text:p>
          </table:table-cell>
          <table:table-cell office:value-type="float" office:value="323.5276" calcext:value-type="float">
            <text:p>323.52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55.23265" calcext:value-type="float">
            <text:p>55.23265</text:p>
          </table:table-cell>
          <table:table-cell office:value-type="float" office:value="5536.901" calcext:value-type="float">
            <text:p>5536.901</text:p>
          </table:table-cell>
          <table:table-cell office:value-type="float" office:value="0" calcext:value-type="float">
            <text:p>0</text:p>
          </table:table-cell>
          <table:table-cell office:value-type="float" office:value="0.1501683" calcext:value-type="float">
            <text:p>0.1501683</text:p>
          </table:table-cell>
          <table:table-cell office:value-type="float" office:value="-38.19331" calcext:value-type="float">
            <text:p>-38.19331</text:p>
          </table:table-cell>
          <table:table-cell office:value-type="float" office:value="115.2755" calcext:value-type="float">
            <text:p>115.2755</text:p>
          </table:table-cell>
          <table:table-cell office:value-type="float" office:value="-7.282401" calcext:value-type="float">
            <text:p>-7.282401</text:p>
          </table:table-cell>
          <table:table-cell office:value-type="float" office:value="38.86974" calcext:value-type="float">
            <text:p>38.86974</text:p>
          </table:table-cell>
          <table:table-cell office:value-type="float" office:value="0.006391794" calcext:value-type="float">
            <text:p>0.006391794</text:p>
          </table:table-cell>
          <table:table-cell office:value-type="float" office:value="0.01854719" calcext:value-type="float">
            <text:p>0.0185471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5816765" calcext:value-type="float">
            <text:p>0.5816765</text:p>
          </table:table-cell>
          <table:table-cell office:value-type="float" office:value="360" calcext:value-type="float">
            <text:p>360</text:p>
          </table:table-cell>
          <table:table-cell office:value-type="float" office:value="25.48908" calcext:value-type="float">
            <text:p>25.48908</text:p>
          </table:table-cell>
          <table:table-cell office:value-type="float" office:value="0" calcext:value-type="float">
            <text:p>0</text:p>
          </table:table-cell>
          <table:table-cell office:value-type="float" office:value="194.0023" calcext:value-type="float">
            <text:p>194.0023</text:p>
          </table:table-cell>
          <table:table-cell office:value-type="float" office:value="271.8581" calcext:value-type="float">
            <text:p>271.8581</text:p>
          </table:table-cell>
          <table:table-cell office:value-type="float" office:value="899.3682" calcext:value-type="float">
            <text:p>899.3682</text:p>
          </table:table-cell>
          <table:table-cell office:value-type="float" office:value="882.5366" calcext:value-type="float">
            <text:p>882.5366</text:p>
          </table:table-cell>
          <table:table-cell office:value-type="float" office:value="873.9476" calcext:value-type="float">
            <text:p>873.9476</text:p>
          </table:table-cell>
          <table:table-cell office:value-type="float" office:value="888.725" calcext:value-type="float">
            <text:p>888.725</text:p>
          </table:table-cell>
          <table:table-cell office:value-type="float" office:value="326.288" calcext:value-type="float">
            <text:p>326.288</text:p>
          </table:table-cell>
          <table:table-cell office:value-type="float" office:value="442.9378" calcext:value-type="float">
            <text:p>442.9378</text:p>
          </table:table-cell>
          <table:table-cell office:value-type="float" office:value="382.8081" calcext:value-type="float">
            <text:p>382.8081</text:p>
          </table:table-cell>
          <table:table-cell office:value-type="float" office:value="323.5255" calcext:value-type="float">
            <text:p>323.52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0" calcext:value-type="float">
            <text:p>5072000</text:p>
          </table:table-cell>
          <table:table-cell office:value-type="float" office:value="55.13109" calcext:value-type="float">
            <text:p>55.13109</text:p>
          </table:table-cell>
          <table:table-cell office:value-type="float" office:value="5536.648" calcext:value-type="float">
            <text:p>5536.648</text:p>
          </table:table-cell>
          <table:table-cell office:value-type="float" office:value="0" calcext:value-type="float">
            <text:p>0</text:p>
          </table:table-cell>
          <table:table-cell office:value-type="float" office:value="0.183266" calcext:value-type="float">
            <text:p>0.183266</text:p>
          </table:table-cell>
          <table:table-cell office:value-type="float" office:value="-39.54911" calcext:value-type="float">
            <text:p>-39.54911</text:p>
          </table:table-cell>
          <table:table-cell office:value-type="float" office:value="121.9425" calcext:value-type="float">
            <text:p>121.9425</text:p>
          </table:table-cell>
          <table:table-cell office:value-type="float" office:value="-8.361932" calcext:value-type="float">
            <text:p>-8.361932</text:p>
          </table:table-cell>
          <table:table-cell office:value-type="float" office:value="39.07627" calcext:value-type="float">
            <text:p>39.07627</text:p>
          </table:table-cell>
          <table:table-cell office:value-type="float" office:value="0.00628331" calcext:value-type="float">
            <text:p>0.00628331</text:p>
          </table:table-cell>
          <table:table-cell office:value-type="float" office:value="0.01882218" calcext:value-type="float">
            <text:p>0.0188221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92141" calcext:value-type="float">
            <text:p>0.1992141</text:p>
          </table:table-cell>
          <table:table-cell office:value-type="float" office:value="0.5812243" calcext:value-type="float">
            <text:p>0.5812243</text:p>
          </table:table-cell>
          <table:table-cell office:value-type="float" office:value="360" calcext:value-type="float">
            <text:p>360</text:p>
          </table:table-cell>
          <table:table-cell office:value-type="float" office:value="32.66574" calcext:value-type="float">
            <text:p>32.66574</text:p>
          </table:table-cell>
          <table:table-cell office:value-type="float" office:value="0" calcext:value-type="float">
            <text:p>0</text:p>
          </table:table-cell>
          <table:table-cell office:value-type="float" office:value="194.0242" calcext:value-type="float">
            <text:p>194.0242</text:p>
          </table:table-cell>
          <table:table-cell office:value-type="float" office:value="271.8063" calcext:value-type="float">
            <text:p>271.8063</text:p>
          </table:table-cell>
          <table:table-cell office:value-type="float" office:value="899.2595" calcext:value-type="float">
            <text:p>899.2595</text:p>
          </table:table-cell>
          <table:table-cell office:value-type="float" office:value="882.4438" calcext:value-type="float">
            <text:p>882.4438</text:p>
          </table:table-cell>
          <table:table-cell office:value-type="float" office:value="873.8983" calcext:value-type="float">
            <text:p>873.8983</text:p>
          </table:table-cell>
          <table:table-cell office:value-type="float" office:value="888.6782" calcext:value-type="float">
            <text:p>888.6782</text:p>
          </table:table-cell>
          <table:table-cell office:value-type="float" office:value="326.2787" calcext:value-type="float">
            <text:p>326.2787</text:p>
          </table:table-cell>
          <table:table-cell office:value-type="float" office:value="442.9273" calcext:value-type="float">
            <text:p>442.9273</text:p>
          </table:table-cell>
          <table:table-cell office:value-type="float" office:value="382.802" calcext:value-type="float">
            <text:p>382.802</text:p>
          </table:table-cell>
          <table:table-cell office:value-type="float" office:value="323.5236" calcext:value-type="float">
            <text:p>323.52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55.03294" calcext:value-type="float">
            <text:p>55.03294</text:p>
          </table:table-cell>
          <table:table-cell office:value-type="float" office:value="5536.539" calcext:value-type="float">
            <text:p>5536.539</text:p>
          </table:table-cell>
          <table:table-cell office:value-type="float" office:value="0" calcext:value-type="float">
            <text:p>0</text:p>
          </table:table-cell>
          <table:table-cell office:value-type="float" office:value="0.2164615" calcext:value-type="float">
            <text:p>0.2164615</text:p>
          </table:table-cell>
          <table:table-cell office:value-type="float" office:value="-40.86928" calcext:value-type="float">
            <text:p>-40.86928</text:p>
          </table:table-cell>
          <table:table-cell office:value-type="float" office:value="135.4" calcext:value-type="float">
            <text:p>135.4</text:p>
          </table:table-cell>
          <table:table-cell office:value-type="float" office:value="-9.545968" calcext:value-type="float">
            <text:p>-9.545968</text:p>
          </table:table-cell>
          <table:table-cell office:value-type="float" office:value="39.41719" calcext:value-type="float">
            <text:p>39.41719</text:p>
          </table:table-cell>
          <table:table-cell office:value-type="float" office:value="0.006182087" calcext:value-type="float">
            <text:p>0.006182087</text:p>
          </table:table-cell>
          <table:table-cell office:value-type="float" office:value="0.0191117" calcext:value-type="float">
            <text:p>0.019111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1996197" calcext:value-type="float">
            <text:p>0.1996197</text:p>
          </table:table-cell>
          <table:table-cell office:value-type="float" office:value="0.5798601" calcext:value-type="float">
            <text:p>0.5798601</text:p>
          </table:table-cell>
          <table:table-cell office:value-type="float" office:value="360" calcext:value-type="float">
            <text:p>360</text:p>
          </table:table-cell>
          <table:table-cell office:value-type="float" office:value="40.20068" calcext:value-type="float">
            <text:p>40.20068</text:p>
          </table:table-cell>
          <table:table-cell office:value-type="float" office:value="0" calcext:value-type="float">
            <text:p>0</text:p>
          </table:table-cell>
          <table:table-cell office:value-type="float" office:value="194.0411" calcext:value-type="float">
            <text:p>194.0411</text:p>
          </table:table-cell>
          <table:table-cell office:value-type="float" office:value="271.752" calcext:value-type="float">
            <text:p>271.752</text:p>
          </table:table-cell>
          <table:table-cell office:value-type="float" office:value="899.1032" calcext:value-type="float">
            <text:p>899.1032</text:p>
          </table:table-cell>
          <table:table-cell office:value-type="float" office:value="882.4105" calcext:value-type="float">
            <text:p>882.4105</text:p>
          </table:table-cell>
          <table:table-cell office:value-type="float" office:value="873.912" calcext:value-type="float">
            <text:p>873.912</text:p>
          </table:table-cell>
          <table:table-cell office:value-type="float" office:value="888.6862" calcext:value-type="float">
            <text:p>888.6862</text:p>
          </table:table-cell>
          <table:table-cell office:value-type="float" office:value="326.2894" calcext:value-type="float">
            <text:p>326.2894</text:p>
          </table:table-cell>
          <table:table-cell office:value-type="float" office:value="442.9226" calcext:value-type="float">
            <text:p>442.9226</text:p>
          </table:table-cell>
          <table:table-cell office:value-type="float" office:value="382.7961" calcext:value-type="float">
            <text:p>382.7961</text:p>
          </table:table-cell>
          <table:table-cell office:value-type="float" office:value="323.522" calcext:value-type="float">
            <text:p>323.5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54.93734" calcext:value-type="float">
            <text:p>54.93734</text:p>
          </table:table-cell>
          <table:table-cell office:value-type="float" office:value="5536.425" calcext:value-type="float">
            <text:p>5536.425</text:p>
          </table:table-cell>
          <table:table-cell office:value-type="float" office:value="0" calcext:value-type="float">
            <text:p>0</text:p>
          </table:table-cell>
          <table:table-cell office:value-type="float" office:value="0.240463" calcext:value-type="float">
            <text:p>0.240463</text:p>
          </table:table-cell>
          <table:table-cell office:value-type="float" office:value="-42.15931" calcext:value-type="float">
            <text:p>-42.15931</text:p>
          </table:table-cell>
          <table:table-cell office:value-type="float" office:value="148.0287" calcext:value-type="float">
            <text:p>148.0287</text:p>
          </table:table-cell>
          <table:table-cell office:value-type="float" office:value="-10.73242" calcext:value-type="float">
            <text:p>-10.73242</text:p>
          </table:table-cell>
          <table:table-cell office:value-type="float" office:value="39.71702" calcext:value-type="float">
            <text:p>39.71702</text:p>
          </table:table-cell>
          <table:table-cell office:value-type="float" office:value="0.006094186" calcext:value-type="float">
            <text:p>0.006094186</text:p>
          </table:table-cell>
          <table:table-cell office:value-type="float" office:value="0.01942821" calcext:value-type="float">
            <text:p>0.0194282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00117" calcext:value-type="float">
            <text:p>0.2000117</text:p>
          </table:table-cell>
          <table:table-cell office:value-type="float" office:value="0.5780622" calcext:value-type="float">
            <text:p>0.5780622</text:p>
          </table:table-cell>
          <table:table-cell office:value-type="float" office:value="360" calcext:value-type="float">
            <text:p>360</text:p>
          </table:table-cell>
          <table:table-cell office:value-type="float" office:value="48.28154" calcext:value-type="float">
            <text:p>48.28154</text:p>
          </table:table-cell>
          <table:table-cell office:value-type="float" office:value="0" calcext:value-type="float">
            <text:p>0</text:p>
          </table:table-cell>
          <table:table-cell office:value-type="float" office:value="194.0468" calcext:value-type="float">
            <text:p>194.0468</text:p>
          </table:table-cell>
          <table:table-cell office:value-type="float" office:value="271.706" calcext:value-type="float">
            <text:p>271.706</text:p>
          </table:table-cell>
          <table:table-cell office:value-type="float" office:value="898.954" calcext:value-type="float">
            <text:p>898.954</text:p>
          </table:table-cell>
          <table:table-cell office:value-type="float" office:value="882.2998" calcext:value-type="float">
            <text:p>882.2998</text:p>
          </table:table-cell>
          <table:table-cell office:value-type="float" office:value="873.9648" calcext:value-type="float">
            <text:p>873.9648</text:p>
          </table:table-cell>
          <table:table-cell office:value-type="float" office:value="888.7094" calcext:value-type="float">
            <text:p>888.7094</text:p>
          </table:table-cell>
          <table:table-cell office:value-type="float" office:value="326.319" calcext:value-type="float">
            <text:p>326.319</text:p>
          </table:table-cell>
          <table:table-cell office:value-type="float" office:value="442.9142" calcext:value-type="float">
            <text:p>442.9142</text:p>
          </table:table-cell>
          <table:table-cell office:value-type="float" office:value="382.79" calcext:value-type="float">
            <text:p>382.79</text:p>
          </table:table-cell>
          <table:table-cell office:value-type="float" office:value="323.5222" calcext:value-type="float">
            <text:p>323.52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54.85323" calcext:value-type="float">
            <text:p>54.85323</text:p>
          </table:table-cell>
          <table:table-cell office:value-type="float" office:value="5536.185" calcext:value-type="float">
            <text:p>5536.185</text:p>
          </table:table-cell>
          <table:table-cell office:value-type="float" office:value="0" calcext:value-type="float">
            <text:p>0</text:p>
          </table:table-cell>
          <table:table-cell office:value-type="float" office:value="0.2839689" calcext:value-type="float">
            <text:p>0.2839689</text:p>
          </table:table-cell>
          <table:table-cell office:value-type="float" office:value="-43.60962" calcext:value-type="float">
            <text:p>-43.60962</text:p>
          </table:table-cell>
          <table:table-cell office:value-type="float" office:value="159.3381" calcext:value-type="float">
            <text:p>159.3381</text:p>
          </table:table-cell>
          <table:table-cell office:value-type="float" office:value="-12.02655" calcext:value-type="float">
            <text:p>-12.02655</text:p>
          </table:table-cell>
          <table:table-cell office:value-type="float" office:value="39.89016" calcext:value-type="float">
            <text:p>39.89016</text:p>
          </table:table-cell>
          <table:table-cell office:value-type="float" office:value="0.005992607" calcext:value-type="float">
            <text:p>0.005992607</text:p>
          </table:table-cell>
          <table:table-cell office:value-type="float" office:value="0.0197686" calcext:value-type="float">
            <text:p>0.019768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03992" calcext:value-type="float">
            <text:p>0.2003992</text:p>
          </table:table-cell>
          <table:table-cell office:value-type="float" office:value="0.5758116" calcext:value-type="float">
            <text:p>0.5758116</text:p>
          </table:table-cell>
          <table:table-cell office:value-type="float" office:value="360" calcext:value-type="float">
            <text:p>360</text:p>
          </table:table-cell>
          <table:table-cell office:value-type="float" office:value="56.38803" calcext:value-type="float">
            <text:p>56.38803</text:p>
          </table:table-cell>
          <table:table-cell office:value-type="float" office:value="0" calcext:value-type="float">
            <text:p>0</text:p>
          </table:table-cell>
          <table:table-cell office:value-type="float" office:value="194.0706" calcext:value-type="float">
            <text:p>194.0706</text:p>
          </table:table-cell>
          <table:table-cell office:value-type="float" office:value="271.6531" calcext:value-type="float">
            <text:p>271.6531</text:p>
          </table:table-cell>
          <table:table-cell office:value-type="float" office:value="898.7857" calcext:value-type="float">
            <text:p>898.7857</text:p>
          </table:table-cell>
          <table:table-cell office:value-type="float" office:value="882.1781" calcext:value-type="float">
            <text:p>882.1781</text:p>
          </table:table-cell>
          <table:table-cell office:value-type="float" office:value="874.0143" calcext:value-type="float">
            <text:p>874.0143</text:p>
          </table:table-cell>
          <table:table-cell office:value-type="float" office:value="888.6606" calcext:value-type="float">
            <text:p>888.6606</text:p>
          </table:table-cell>
          <table:table-cell office:value-type="float" office:value="326.3285" calcext:value-type="float">
            <text:p>326.3285</text:p>
          </table:table-cell>
          <table:table-cell office:value-type="float" office:value="442.9033" calcext:value-type="float">
            <text:p>442.9033</text:p>
          </table:table-cell>
          <table:table-cell office:value-type="float" office:value="382.784" calcext:value-type="float">
            <text:p>382.784</text:p>
          </table:table-cell>
          <table:table-cell office:value-type="float" office:value="323.5242" calcext:value-type="float">
            <text:p>323.52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54.76345" calcext:value-type="float">
            <text:p>54.76345</text:p>
          </table:table-cell>
          <table:table-cell office:value-type="float" office:value="5535.875" calcext:value-type="float">
            <text:p>5535.875</text:p>
          </table:table-cell>
          <table:table-cell office:value-type="float" office:value="0" calcext:value-type="float">
            <text:p>0</text:p>
          </table:table-cell>
          <table:table-cell office:value-type="float" office:value="0.3124628" calcext:value-type="float">
            <text:p>0.3124628</text:p>
          </table:table-cell>
          <table:table-cell office:value-type="float" office:value="-44.83434" calcext:value-type="float">
            <text:p>-44.83434</text:p>
          </table:table-cell>
          <table:table-cell office:value-type="float" office:value="166.8757" calcext:value-type="float">
            <text:p>166.8757</text:p>
          </table:table-cell>
          <table:table-cell office:value-type="float" office:value="-13.24591" calcext:value-type="float">
            <text:p>-13.24591</text:p>
          </table:table-cell>
          <table:table-cell office:value-type="float" office:value="39.97169" calcext:value-type="float">
            <text:p>39.97169</text:p>
          </table:table-cell>
          <table:table-cell office:value-type="float" office:value="0.005904068" calcext:value-type="float">
            <text:p>0.005904068</text:p>
          </table:table-cell>
          <table:table-cell office:value-type="float" office:value="0.02007868" calcext:value-type="float">
            <text:p>0.0200786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08091" calcext:value-type="float">
            <text:p>0.2008091</text:p>
          </table:table-cell>
          <table:table-cell office:value-type="float" office:value="0.573714" calcext:value-type="float">
            <text:p>0.573714</text:p>
          </table:table-cell>
          <table:table-cell office:value-type="float" office:value="360" calcext:value-type="float">
            <text:p>360</text:p>
          </table:table-cell>
          <table:table-cell office:value-type="float" office:value="60.06193" calcext:value-type="float">
            <text:p>60.06193</text:p>
          </table:table-cell>
          <table:table-cell office:value-type="float" office:value="0" calcext:value-type="float">
            <text:p>0</text:p>
          </table:table-cell>
          <table:table-cell office:value-type="float" office:value="194.0741" calcext:value-type="float">
            <text:p>194.0741</text:p>
          </table:table-cell>
          <table:table-cell office:value-type="float" office:value="271.615" calcext:value-type="float">
            <text:p>271.615</text:p>
          </table:table-cell>
          <table:table-cell office:value-type="float" office:value="898.6514" calcext:value-type="float">
            <text:p>898.6514</text:p>
          </table:table-cell>
          <table:table-cell office:value-type="float" office:value="882.0616" calcext:value-type="float">
            <text:p>882.0616</text:p>
          </table:table-cell>
          <table:table-cell office:value-type="float" office:value="873.9741" calcext:value-type="float">
            <text:p>873.9741</text:p>
          </table:table-cell>
          <table:table-cell office:value-type="float" office:value="888.6076" calcext:value-type="float">
            <text:p>888.6076</text:p>
          </table:table-cell>
          <table:table-cell office:value-type="float" office:value="326.3232" calcext:value-type="float">
            <text:p>326.3232</text:p>
          </table:table-cell>
          <table:table-cell office:value-type="float" office:value="442.8908" calcext:value-type="float">
            <text:p>442.8908</text:p>
          </table:table-cell>
          <table:table-cell office:value-type="float" office:value="382.778" calcext:value-type="float">
            <text:p>382.778</text:p>
          </table:table-cell>
          <table:table-cell office:value-type="float" office:value="323.5269" calcext:value-type="float">
            <text:p>323.52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54.67546" calcext:value-type="float">
            <text:p>54.67546</text:p>
          </table:table-cell>
          <table:table-cell office:value-type="float" office:value="5535.567" calcext:value-type="float">
            <text:p>5535.567</text:p>
          </table:table-cell>
          <table:table-cell office:value-type="float" office:value="0" calcext:value-type="float">
            <text:p>0</text:p>
          </table:table-cell>
          <table:table-cell office:value-type="float" office:value="0.3428302" calcext:value-type="float">
            <text:p>0.3428302</text:p>
          </table:table-cell>
          <table:table-cell office:value-type="float" office:value="-46.37413" calcext:value-type="float">
            <text:p>-46.37413</text:p>
          </table:table-cell>
          <table:table-cell office:value-type="float" office:value="173.0151" calcext:value-type="float">
            <text:p>173.0151</text:p>
          </table:table-cell>
          <table:table-cell office:value-type="float" office:value="-14.42896" calcext:value-type="float">
            <text:p>-14.42896</text:p>
          </table:table-cell>
          <table:table-cell office:value-type="float" office:value="40.02504" calcext:value-type="float">
            <text:p>40.02504</text:p>
          </table:table-cell>
          <table:table-cell office:value-type="float" office:value="0.005823328" calcext:value-type="float">
            <text:p>0.00582332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11911" calcext:value-type="float">
            <text:p>0.2011911</text:p>
          </table:table-cell>
          <table:table-cell office:value-type="float" office:value="0.5707248" calcext:value-type="float">
            <text:p>0.5707248</text:p>
          </table:table-cell>
          <table:table-cell office:value-type="float" office:value="360" calcext:value-type="float">
            <text:p>360</text:p>
          </table:table-cell>
          <table:table-cell office:value-type="float" office:value="70.62744" calcext:value-type="float">
            <text:p>70.62744</text:p>
          </table:table-cell>
          <table:table-cell office:value-type="float" office:value="0" calcext:value-type="float">
            <text:p>0</text:p>
          </table:table-cell>
          <table:table-cell office:value-type="float" office:value="194.0781" calcext:value-type="float">
            <text:p>194.0781</text:p>
          </table:table-cell>
          <table:table-cell office:value-type="float" office:value="271.5741" calcext:value-type="float">
            <text:p>271.5741</text:p>
          </table:table-cell>
          <table:table-cell office:value-type="float" office:value="898.5164" calcext:value-type="float">
            <text:p>898.5164</text:p>
          </table:table-cell>
          <table:table-cell office:value-type="float" office:value="881.9438" calcext:value-type="float">
            <text:p>881.9438</text:p>
          </table:table-cell>
          <table:table-cell office:value-type="float" office:value="873.9354" calcext:value-type="float">
            <text:p>873.9354</text:p>
          </table:table-cell>
          <table:table-cell office:value-type="float" office:value="888.563" calcext:value-type="float">
            <text:p>888.563</text:p>
          </table:table-cell>
          <table:table-cell office:value-type="float" office:value="326.3164" calcext:value-type="float">
            <text:p>326.3164</text:p>
          </table:table-cell>
          <table:table-cell office:value-type="float" office:value="442.8783" calcext:value-type="float">
            <text:p>442.8783</text:p>
          </table:table-cell>
          <table:table-cell office:value-type="float" office:value="382.7722" calcext:value-type="float">
            <text:p>382.7722</text:p>
          </table:table-cell>
          <table:table-cell office:value-type="float" office:value="323.5294" calcext:value-type="float">
            <text:p>323.52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0" calcext:value-type="float">
            <text:p>11072000</text:p>
          </table:table-cell>
          <table:table-cell office:value-type="float" office:value="54.59958" calcext:value-type="float">
            <text:p>54.59958</text:p>
          </table:table-cell>
          <table:table-cell office:value-type="float" office:value="5535.198" calcext:value-type="float">
            <text:p>5535.198</text:p>
          </table:table-cell>
          <table:table-cell office:value-type="float" office:value="0" calcext:value-type="float">
            <text:p>0</text:p>
          </table:table-cell>
          <table:table-cell office:value-type="float" office:value="0.3918583" calcext:value-type="float">
            <text:p>0.3918583</text:p>
          </table:table-cell>
          <table:table-cell office:value-type="float" office:value="-47.92747" calcext:value-type="float">
            <text:p>-47.92747</text:p>
          </table:table-cell>
          <table:table-cell office:value-type="float" office:value="179.7972" calcext:value-type="float">
            <text:p>179.7972</text:p>
          </table:table-cell>
          <table:table-cell office:value-type="float" office:value="-15.64166" calcext:value-type="float">
            <text:p>-15.64166</text:p>
          </table:table-cell>
          <table:table-cell office:value-type="float" office:value="40.0392" calcext:value-type="float">
            <text:p>40.0392</text:p>
          </table:table-cell>
          <table:table-cell office:value-type="float" office:value="0.00572801" calcext:value-type="float">
            <text:p>0.00572801</text:p>
          </table:table-cell>
          <table:table-cell office:value-type="float" office:value="0.0206032" calcext:value-type="float">
            <text:p>0.020603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1569" calcext:value-type="float">
            <text:p>0.201569</text:p>
          </table:table-cell>
          <table:table-cell office:value-type="float" office:value="0.5672565" calcext:value-type="float">
            <text:p>0.5672565</text:p>
          </table:table-cell>
          <table:table-cell office:value-type="float" office:value="360" calcext:value-type="float">
            <text:p>360</text:p>
          </table:table-cell>
          <table:table-cell office:value-type="float" office:value="81.27703" calcext:value-type="float">
            <text:p>81.27703</text:p>
          </table:table-cell>
          <table:table-cell office:value-type="float" office:value="0" calcext:value-type="float">
            <text:p>0</text:p>
          </table:table-cell>
          <table:table-cell office:value-type="float" office:value="194.1046" calcext:value-type="float">
            <text:p>194.1046</text:p>
          </table:table-cell>
          <table:table-cell office:value-type="float" office:value="271.5246" calcext:value-type="float">
            <text:p>271.5246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881.8069" calcext:value-type="float">
            <text:p>881.8069</text:p>
          </table:table-cell>
          <table:table-cell office:value-type="float" office:value="873.8837" calcext:value-type="float">
            <text:p>873.8837</text:p>
          </table:table-cell>
          <table:table-cell office:value-type="float" office:value="888.5126" calcext:value-type="float">
            <text:p>888.5126</text:p>
          </table:table-cell>
          <table:table-cell office:value-type="float" office:value="326.3073" calcext:value-type="float">
            <text:p>326.3073</text:p>
          </table:table-cell>
          <table:table-cell office:value-type="float" office:value="442.8655" calcext:value-type="float">
            <text:p>442.8655</text:p>
          </table:table-cell>
          <table:table-cell office:value-type="float" office:value="382.7665" calcext:value-type="float">
            <text:p>382.7665</text:p>
          </table:table-cell>
          <table:table-cell office:value-type="float" office:value="323.5321" calcext:value-type="float">
            <text:p>323.53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54.52063" calcext:value-type="float">
            <text:p>54.52063</text:p>
          </table:table-cell>
          <table:table-cell office:value-type="float" office:value="5534.766" calcext:value-type="float">
            <text:p>5534.766</text:p>
          </table:table-cell>
          <table:table-cell office:value-type="float" office:value="0" calcext:value-type="float">
            <text:p>0</text:p>
          </table:table-cell>
          <table:table-cell office:value-type="float" office:value="0.4513288" calcext:value-type="float">
            <text:p>0.4513288</text:p>
          </table:table-cell>
          <table:table-cell office:value-type="float" office:value="-49.67999" calcext:value-type="float">
            <text:p>-49.67999</text:p>
          </table:table-cell>
          <table:table-cell office:value-type="float" office:value="190.4189" calcext:value-type="float">
            <text:p>190.4189</text:p>
          </table:table-cell>
          <table:table-cell office:value-type="float" office:value="-16.99751" calcext:value-type="float">
            <text:p>-16.99751</text:p>
          </table:table-cell>
          <table:table-cell office:value-type="float" office:value="40.02986" calcext:value-type="float">
            <text:p>40.02986</text:p>
          </table:table-cell>
          <table:table-cell office:value-type="float" office:value="0.005628097" calcext:value-type="float">
            <text:p>0.005628097</text:p>
          </table:table-cell>
          <table:table-cell office:value-type="float" office:value="0.02095772" calcext:value-type="float">
            <text:p>0.0209577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19437" calcext:value-type="float">
            <text:p>0.2019437</text:p>
          </table:table-cell>
          <table:table-cell office:value-type="float" office:value="0.5632372" calcext:value-type="float">
            <text:p>0.5632372</text:p>
          </table:table-cell>
          <table:table-cell office:value-type="float" office:value="360" calcext:value-type="float">
            <text:p>360</text:p>
          </table:table-cell>
          <table:table-cell office:value-type="float" office:value="92.89876" calcext:value-type="float">
            <text:p>92.89876</text:p>
          </table:table-cell>
          <table:table-cell office:value-type="float" office:value="0" calcext:value-type="float">
            <text:p>0</text:p>
          </table:table-cell>
          <table:table-cell office:value-type="float" office:value="194.1414" calcext:value-type="float">
            <text:p>194.1414</text:p>
          </table:table-cell>
          <table:table-cell office:value-type="float" office:value="271.4697" calcext:value-type="float">
            <text:p>271.4697</text:p>
          </table:table-cell>
          <table:table-cell office:value-type="float" office:value="898.1786" calcext:value-type="float">
            <text:p>898.1786</text:p>
          </table:table-cell>
          <table:table-cell office:value-type="float" office:value="881.6531" calcext:value-type="float">
            <text:p>881.6531</text:p>
          </table:table-cell>
          <table:table-cell office:value-type="float" office:value="873.8148" calcext:value-type="float">
            <text:p>873.8148</text:p>
          </table:table-cell>
          <table:table-cell office:value-type="float" office:value="888.4504" calcext:value-type="float">
            <text:p>888.4504</text:p>
          </table:table-cell>
          <table:table-cell office:value-type="float" office:value="326.2958" calcext:value-type="float">
            <text:p>326.2958</text:p>
          </table:table-cell>
          <table:table-cell office:value-type="float" office:value="442.8521" calcext:value-type="float">
            <text:p>442.8521</text:p>
          </table:table-cell>
          <table:table-cell office:value-type="float" office:value="382.7609" calcext:value-type="float">
            <text:p>382.7609</text:p>
          </table:table-cell>
          <table:table-cell office:value-type="float" office:value="323.5349" calcext:value-type="float">
            <text:p>323.53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54.43518" calcext:value-type="float">
            <text:p>54.43518</text:p>
          </table:table-cell>
          <table:table-cell office:value-type="float" office:value="5534.307" calcext:value-type="float">
            <text:p>5534.307</text:p>
          </table:table-cell>
          <table:table-cell office:value-type="float" office:value="0" calcext:value-type="float">
            <text:p>0</text:p>
          </table:table-cell>
          <table:table-cell office:value-type="float" office:value="0.5050251" calcext:value-type="float">
            <text:p>0.5050251</text:p>
          </table:table-cell>
          <table:table-cell office:value-type="float" office:value="-51.53147" calcext:value-type="float">
            <text:p>-51.53147</text:p>
          </table:table-cell>
          <table:table-cell office:value-type="float" office:value="197" calcext:value-type="float">
            <text:p>197</text:p>
          </table:table-cell>
          <table:table-cell office:value-type="float" office:value="-18.41583" calcext:value-type="float">
            <text:p>-18.41583</text:p>
          </table:table-cell>
          <table:table-cell office:value-type="float" office:value="39.98598" calcext:value-type="float">
            <text:p>39.98598</text:p>
          </table:table-cell>
          <table:table-cell office:value-type="float" office:value="0.005527257" calcext:value-type="float">
            <text:p>0.005527257</text:p>
          </table:table-cell>
          <table:table-cell office:value-type="float" office:value="0.02136021" calcext:value-type="float">
            <text:p>0.0213602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23137" calcext:value-type="float">
            <text:p>0.2023137</text:p>
          </table:table-cell>
          <table:table-cell office:value-type="float" office:value="0.5586863" calcext:value-type="float">
            <text:p>0.5586863</text:p>
          </table:table-cell>
          <table:table-cell office:value-type="float" office:value="360" calcext:value-type="float">
            <text:p>360</text:p>
          </table:table-cell>
          <table:table-cell office:value-type="float" office:value="105.1553" calcext:value-type="float">
            <text:p>105.1553</text:p>
          </table:table-cell>
          <table:table-cell office:value-type="float" office:value="0" calcext:value-type="float">
            <text:p>0</text:p>
          </table:table-cell>
          <table:table-cell office:value-type="float" office:value="194.172" calcext:value-type="float">
            <text:p>194.172</text:p>
          </table:table-cell>
          <table:table-cell office:value-type="float" office:value="271.4179" calcext:value-type="float">
            <text:p>271.4179</text:p>
          </table:table-cell>
          <table:table-cell office:value-type="float" office:value="898.0024" calcext:value-type="float">
            <text:p>898.0024</text:p>
          </table:table-cell>
          <table:table-cell office:value-type="float" office:value="881.491" calcext:value-type="float">
            <text:p>881.491</text:p>
          </table:table-cell>
          <table:table-cell office:value-type="float" office:value="873.739" calcext:value-type="float">
            <text:p>873.739</text:p>
          </table:table-cell>
          <table:table-cell office:value-type="float" office:value="888.3712" calcext:value-type="float">
            <text:p>888.3712</text:p>
          </table:table-cell>
          <table:table-cell office:value-type="float" office:value="326.2827" calcext:value-type="float">
            <text:p>326.2827</text:p>
          </table:table-cell>
          <table:table-cell office:value-type="float" office:value="442.8377" calcext:value-type="float">
            <text:p>442.8377</text:p>
          </table:table-cell>
          <table:table-cell office:value-type="float" office:value="382.7552" calcext:value-type="float">
            <text:p>382.7552</text:p>
          </table:table-cell>
          <table:table-cell office:value-type="float" office:value="323.5377" calcext:value-type="float">
            <text:p>323.53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0" calcext:value-type="float">
            <text:p>14072000</text:p>
          </table:table-cell>
          <table:table-cell office:value-type="float" office:value="54.34536" calcext:value-type="float">
            <text:p>54.34536</text:p>
          </table:table-cell>
          <table:table-cell office:value-type="float" office:value="5533.823" calcext:value-type="float">
            <text:p>5533.823</text:p>
          </table:table-cell>
          <table:table-cell office:value-type="float" office:value="0" calcext:value-type="float">
            <text:p>0</text:p>
          </table:table-cell>
          <table:table-cell office:value-type="float" office:value="0.5529681" calcext:value-type="float">
            <text:p>0.5529681</text:p>
          </table:table-cell>
          <table:table-cell office:value-type="float" office:value="-53.44556" calcext:value-type="float">
            <text:p>-53.44556</text:p>
          </table:table-cell>
          <table:table-cell office:value-type="float" office:value="203.2774" calcext:value-type="float">
            <text:p>203.2774</text:p>
          </table:table-cell>
          <table:table-cell office:value-type="float" office:value="-19.87891" calcext:value-type="float">
            <text:p>-19.87891</text:p>
          </table:table-cell>
          <table:table-cell office:value-type="float" office:value="39.89388" calcext:value-type="float">
            <text:p>39.89388</text:p>
          </table:table-cell>
          <table:table-cell office:value-type="float" office:value="0.005432797" calcext:value-type="float">
            <text:p>0.005432797</text:p>
          </table:table-cell>
          <table:table-cell office:value-type="float" office:value="0.007146676" calcext:value-type="float">
            <text:p>0.00714667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26782" calcext:value-type="float">
            <text:p>0.2026782</text:p>
          </table:table-cell>
          <table:table-cell office:value-type="float" office:value="0.553634" calcext:value-type="float">
            <text:p>0.553634</text:p>
          </table:table-cell>
          <table:table-cell office:value-type="float" office:value="360" calcext:value-type="float">
            <text:p>360</text:p>
          </table:table-cell>
          <table:table-cell office:value-type="float" office:value="118.4255" calcext:value-type="float">
            <text:p>118.4255</text:p>
          </table:table-cell>
          <table:table-cell office:value-type="float" office:value="0" calcext:value-type="float">
            <text:p>0</text:p>
          </table:table-cell>
          <table:table-cell office:value-type="float" office:value="194.1958" calcext:value-type="float">
            <text:p>194.1958</text:p>
          </table:table-cell>
          <table:table-cell office:value-type="float" office:value="271.3696" calcext:value-type="float">
            <text:p>271.3696</text:p>
          </table:table-cell>
          <table:table-cell office:value-type="float" office:value="897.8293" calcext:value-type="float">
            <text:p>897.8293</text:p>
          </table:table-cell>
          <table:table-cell office:value-type="float" office:value="881.3254" calcext:value-type="float">
            <text:p>881.3254</text:p>
          </table:table-cell>
          <table:table-cell office:value-type="float" office:value="873.6508" calcext:value-type="float">
            <text:p>873.6508</text:p>
          </table:table-cell>
          <table:table-cell office:value-type="float" office:value="888.2812" calcext:value-type="float">
            <text:p>888.2812</text:p>
          </table:table-cell>
          <table:table-cell office:value-type="float" office:value="326.2691" calcext:value-type="float">
            <text:p>326.2691</text:p>
          </table:table-cell>
          <table:table-cell office:value-type="float" office:value="442.8221" calcext:value-type="float">
            <text:p>442.8221</text:p>
          </table:table-cell>
          <table:table-cell office:value-type="float" office:value="382.7498" calcext:value-type="float">
            <text:p>382.7498</text:p>
          </table:table-cell>
          <table:table-cell office:value-type="float" office:value="323.5406" calcext:value-type="float">
            <text:p>323.54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54.25664" calcext:value-type="float">
            <text:p>54.25664</text:p>
          </table:table-cell>
          <table:table-cell office:value-type="float" office:value="5533.384" calcext:value-type="float">
            <text:p>5533.384</text:p>
          </table:table-cell>
          <table:table-cell office:value-type="float" office:value="0" calcext:value-type="float">
            <text:p>0</text:p>
          </table:table-cell>
          <table:table-cell office:value-type="float" office:value="0.5943094" calcext:value-type="float">
            <text:p>0.5943094</text:p>
          </table:table-cell>
          <table:table-cell office:value-type="float" office:value="-55.06039" calcext:value-type="float">
            <text:p>-55.06039</text:p>
          </table:table-cell>
          <table:table-cell office:value-type="float" office:value="210.7688" calcext:value-type="float">
            <text:p>210.7688</text:p>
          </table:table-cell>
          <table:table-cell office:value-type="float" office:value="-21.29845" calcext:value-type="float">
            <text:p>-21.29845</text:p>
          </table:table-cell>
          <table:table-cell office:value-type="float" office:value="39.82522" calcext:value-type="float">
            <text:p>39.82522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1618877" calcext:value-type="float">
            <text:p>0.0161887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30406" calcext:value-type="float">
            <text:p>0.2030406</text:p>
          </table:table-cell>
          <table:table-cell office:value-type="float" office:value="0.5483453" calcext:value-type="float">
            <text:p>0.5483453</text:p>
          </table:table-cell>
          <table:table-cell office:value-type="float" office:value="360" calcext:value-type="float">
            <text:p>360</text:p>
          </table:table-cell>
          <table:table-cell office:value-type="float" office:value="126.6557" calcext:value-type="float">
            <text:p>126.6557</text:p>
          </table:table-cell>
          <table:table-cell office:value-type="float" office:value="0" calcext:value-type="float">
            <text:p>0</text:p>
          </table:table-cell>
          <table:table-cell office:value-type="float" office:value="194.203" calcext:value-type="float">
            <text:p>194.203</text:p>
          </table:table-cell>
          <table:table-cell office:value-type="float" office:value="271.3331" calcext:value-type="float">
            <text:p>271.3331</text:p>
          </table:table-cell>
          <table:table-cell office:value-type="float" office:value="897.6857" calcext:value-type="float">
            <text:p>897.6857</text:p>
          </table:table-cell>
          <table:table-cell office:value-type="float" office:value="881.1819" calcext:value-type="float">
            <text:p>881.1819</text:p>
          </table:table-cell>
          <table:table-cell office:value-type="float" office:value="873.555" calcext:value-type="float">
            <text:p>873.555</text:p>
          </table:table-cell>
          <table:table-cell office:value-type="float" office:value="888.1968" calcext:value-type="float">
            <text:p>888.1968</text:p>
          </table:table-cell>
          <table:table-cell office:value-type="float" office:value="326.2558" calcext:value-type="float">
            <text:p>326.2558</text:p>
          </table:table-cell>
          <table:table-cell office:value-type="float" office:value="442.8062" calcext:value-type="float">
            <text:p>442.8062</text:p>
          </table:table-cell>
          <table:table-cell office:value-type="float" office:value="382.7442" calcext:value-type="float">
            <text:p>382.7442</text:p>
          </table:table-cell>
          <table:table-cell office:value-type="float" office:value="323.5437" calcext:value-type="float">
            <text:p>323.54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54.17302" calcext:value-type="float">
            <text:p>54.17302</text:p>
          </table:table-cell>
          <table:table-cell office:value-type="float" office:value="5532.986" calcext:value-type="float">
            <text:p>5532.986</text:p>
          </table:table-cell>
          <table:table-cell office:value-type="float" office:value="0" calcext:value-type="float">
            <text:p>0</text:p>
          </table:table-cell>
          <table:table-cell office:value-type="float" office:value="0.6393391" calcext:value-type="float">
            <text:p>0.6393391</text:p>
          </table:table-cell>
          <table:table-cell office:value-type="float" office:value="-56.74043" calcext:value-type="float">
            <text:p>-56.74043</text:p>
          </table:table-cell>
          <table:table-cell office:value-type="float" office:value="216.0992" calcext:value-type="float">
            <text:p>216.0992</text:p>
          </table:table-cell>
          <table:table-cell office:value-type="float" office:value="-22.66421" calcext:value-type="float">
            <text:p>-22.66421</text:p>
          </table:table-cell>
          <table:table-cell office:value-type="float" office:value="39.77324" calcext:value-type="float">
            <text:p>39.77324</text:p>
          </table:table-cell>
          <table:table-cell office:value-type="float" office:value="0.005290183" calcext:value-type="float">
            <text:p>0.005290183</text:p>
          </table:table-cell>
          <table:table-cell office:value-type="float" office:value="0.01867907" calcext:value-type="float">
            <text:p>0.0186790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34041" calcext:value-type="float">
            <text:p>0.2034041</text:p>
          </table:table-cell>
          <table:table-cell office:value-type="float" office:value="0.5427788" calcext:value-type="float">
            <text:p>0.5427788</text:p>
          </table:table-cell>
          <table:table-cell office:value-type="float" office:value="360" calcext:value-type="float">
            <text:p>360</text:p>
          </table:table-cell>
          <table:table-cell office:value-type="float" office:value="138.745" calcext:value-type="float">
            <text:p>138.745</text:p>
          </table:table-cell>
          <table:table-cell office:value-type="float" office:value="0" calcext:value-type="float">
            <text:p>0</text:p>
          </table:table-cell>
          <table:table-cell office:value-type="float" office:value="194.2077" calcext:value-type="float">
            <text:p>194.2077</text:p>
          </table:table-cell>
          <table:table-cell office:value-type="float" office:value="271.2948" calcext:value-type="float">
            <text:p>271.2948</text:p>
          </table:table-cell>
          <table:table-cell office:value-type="float" office:value="897.5565" calcext:value-type="float">
            <text:p>897.5565</text:p>
          </table:table-cell>
          <table:table-cell office:value-type="float" office:value="881.0571" calcext:value-type="float">
            <text:p>881.0571</text:p>
          </table:table-cell>
          <table:table-cell office:value-type="float" office:value="873.4695" calcext:value-type="float">
            <text:p>873.4695</text:p>
          </table:table-cell>
          <table:table-cell office:value-type="float" office:value="888.1205" calcext:value-type="float">
            <text:p>888.1205</text:p>
          </table:table-cell>
          <table:table-cell office:value-type="float" office:value="326.2414" calcext:value-type="float">
            <text:p>326.2414</text:p>
          </table:table-cell>
          <table:table-cell office:value-type="float" office:value="442.7914" calcext:value-type="float">
            <text:p>442.7914</text:p>
          </table:table-cell>
          <table:table-cell office:value-type="float" office:value="382.7389" calcext:value-type="float">
            <text:p>382.7389</text:p>
          </table:table-cell>
          <table:table-cell office:value-type="float" office:value="323.5469" calcext:value-type="float">
            <text:p>323.54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54.08726" calcext:value-type="float">
            <text:p>54.08726</text:p>
          </table:table-cell>
          <table:table-cell office:value-type="float" office:value="5532.583" calcext:value-type="float">
            <text:p>5532.583</text:p>
          </table:table-cell>
          <table:table-cell office:value-type="float" office:value="0" calcext:value-type="float">
            <text:p>0</text:p>
          </table:table-cell>
          <table:table-cell office:value-type="float" office:value="0.6858624" calcext:value-type="float">
            <text:p>0.6858624</text:p>
          </table:table-cell>
          <table:table-cell office:value-type="float" office:value="-58.64613" calcext:value-type="float">
            <text:p>-58.64613</text:p>
          </table:table-cell>
          <table:table-cell office:value-type="float" office:value="220.5861" calcext:value-type="float">
            <text:p>220.5861</text:p>
          </table:table-cell>
          <table:table-cell office:value-type="float" office:value="-24.09817" calcext:value-type="float">
            <text:p>-24.09817</text:p>
          </table:table-cell>
          <table:table-cell office:value-type="float" office:value="39.71388" calcext:value-type="float">
            <text:p>39.71388</text:p>
          </table:table-cell>
          <table:table-cell office:value-type="float" office:value="0.005213314" calcext:value-type="float">
            <text:p>0.005213314</text:p>
          </table:table-cell>
          <table:table-cell office:value-type="float" office:value="0.02338339" calcext:value-type="float">
            <text:p>0.0233833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37675" calcext:value-type="float">
            <text:p>0.2037675</text:p>
          </table:table-cell>
          <table:table-cell office:value-type="float" office:value="0.5367813" calcext:value-type="float">
            <text:p>0.5367813</text:p>
          </table:table-cell>
          <table:table-cell office:value-type="float" office:value="360" calcext:value-type="float">
            <text:p>360</text:p>
          </table:table-cell>
          <table:table-cell office:value-type="float" office:value="153.687" calcext:value-type="float">
            <text:p>153.687</text:p>
          </table:table-cell>
          <table:table-cell office:value-type="float" office:value="0" calcext:value-type="float">
            <text:p>0</text:p>
          </table:table-cell>
          <table:table-cell office:value-type="float" office:value="194.216" calcext:value-type="float">
            <text:p>194.216</text:p>
          </table:table-cell>
          <table:table-cell office:value-type="float" office:value="271.2546" calcext:value-type="float">
            <text:p>271.2546</text:p>
          </table:table-cell>
          <table:table-cell office:value-type="float" office:value="897.4179" calcext:value-type="float">
            <text:p>897.4179</text:p>
          </table:table-cell>
          <table:table-cell office:value-type="float" office:value="880.9313" calcext:value-type="float">
            <text:p>880.9313</text:p>
          </table:table-cell>
          <table:table-cell office:value-type="float" office:value="873.3842" calcext:value-type="float">
            <text:p>873.3842</text:p>
          </table:table-cell>
          <table:table-cell office:value-type="float" office:value="888.047" calcext:value-type="float">
            <text:p>888.047</text:p>
          </table:table-cell>
          <table:table-cell office:value-type="float" office:value="326.2237" calcext:value-type="float">
            <text:p>326.2237</text:p>
          </table:table-cell>
          <table:table-cell office:value-type="float" office:value="442.7771" calcext:value-type="float">
            <text:p>442.7771</text:p>
          </table:table-cell>
          <table:table-cell office:value-type="float" office:value="382.7337" calcext:value-type="float">
            <text:p>382.7337</text:p>
          </table:table-cell>
          <table:table-cell office:value-type="float" office:value="323.5501" calcext:value-type="float">
            <text:p>323.55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54.00653" calcext:value-type="float">
            <text:p>54.00653</text:p>
          </table:table-cell>
          <table:table-cell office:value-type="float" office:value="5532.162" calcext:value-type="float">
            <text:p>5532.162</text:p>
          </table:table-cell>
          <table:table-cell office:value-type="float" office:value="0" calcext:value-type="float">
            <text:p>0</text:p>
          </table:table-cell>
          <table:table-cell office:value-type="float" office:value="0.7329924" calcext:value-type="float">
            <text:p>0.7329924</text:p>
          </table:table-cell>
          <table:table-cell office:value-type="float" office:value="-60.56937" calcext:value-type="float">
            <text:p>-60.56937</text:p>
          </table:table-cell>
          <table:table-cell office:value-type="float" office:value="226.9334" calcext:value-type="float">
            <text:p>226.9334</text:p>
          </table:table-cell>
          <table:table-cell office:value-type="float" office:value="-25.60987" calcext:value-type="float">
            <text:p>-25.60987</text:p>
          </table:table-cell>
          <table:table-cell office:value-type="float" office:value="39.63719" calcext:value-type="float">
            <text:p>39.63719</text:p>
          </table:table-cell>
          <table:table-cell office:value-type="float" office:value="0.005138637" calcext:value-type="float">
            <text:p>0.005138637</text:p>
          </table:table-cell>
          <table:table-cell office:value-type="float" office:value="0.02385559" calcext:value-type="float">
            <text:p>0.0238555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41308" calcext:value-type="float">
            <text:p>0.2041308</text:p>
          </table:table-cell>
          <table:table-cell office:value-type="float" office:value="0.5303878" calcext:value-type="float">
            <text:p>0.5303878</text:p>
          </table:table-cell>
          <table:table-cell office:value-type="float" office:value="360" calcext:value-type="float">
            <text:p>360</text:p>
          </table:table-cell>
          <table:table-cell office:value-type="float" office:value="169.1225" calcext:value-type="float">
            <text:p>169.1225</text:p>
          </table:table-cell>
          <table:table-cell office:value-type="float" office:value="0" calcext:value-type="float">
            <text:p>0</text:p>
          </table:table-cell>
          <table:table-cell office:value-type="float" office:value="194.2286" calcext:value-type="float">
            <text:p>194.2286</text:p>
          </table:table-cell>
          <table:table-cell office:value-type="float" office:value="271.2166" calcext:value-type="float">
            <text:p>271.2166</text:p>
          </table:table-cell>
          <table:table-cell office:value-type="float" office:value="897.2744" calcext:value-type="float">
            <text:p>897.2744</text:p>
          </table:table-cell>
          <table:table-cell office:value-type="float" office:value="880.7996" calcext:value-type="float">
            <text:p>880.7996</text:p>
          </table:table-cell>
          <table:table-cell office:value-type="float" office:value="873.2949" calcext:value-type="float">
            <text:p>873.2949</text:p>
          </table:table-cell>
          <table:table-cell office:value-type="float" office:value="887.9698" calcext:value-type="float">
            <text:p>887.9698</text:p>
          </table:table-cell>
          <table:table-cell office:value-type="float" office:value="326.2055" calcext:value-type="float">
            <text:p>326.2055</text:p>
          </table:table-cell>
          <table:table-cell office:value-type="float" office:value="442.7628" calcext:value-type="float">
            <text:p>442.7628</text:p>
          </table:table-cell>
          <table:table-cell office:value-type="float" office:value="382.7287" calcext:value-type="float">
            <text:p>382.7287</text:p>
          </table:table-cell>
          <table:table-cell office:value-type="float" office:value="323.5535" calcext:value-type="float">
            <text:p>323.55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53.9515" calcext:value-type="float">
            <text:p>53.9515</text:p>
          </table:table-cell>
          <table:table-cell office:value-type="float" office:value="5531.764" calcext:value-type="float">
            <text:p>5531.764</text:p>
          </table:table-cell>
          <table:table-cell office:value-type="float" office:value="0" calcext:value-type="float">
            <text:p>0</text:p>
          </table:table-cell>
          <table:table-cell office:value-type="float" office:value="0.8006663" calcext:value-type="float">
            <text:p>0.8006663</text:p>
          </table:table-cell>
          <table:table-cell office:value-type="float" office:value="-62.51604" calcext:value-type="float">
            <text:p>-62.51604</text:p>
          </table:table-cell>
          <table:table-cell office:value-type="float" office:value="237.65" calcext:value-type="float">
            <text:p>237.65</text:p>
          </table:table-cell>
          <table:table-cell office:value-type="float" office:value="-27.20629" calcext:value-type="float">
            <text:p>-27.20629</text:p>
          </table:table-cell>
          <table:table-cell office:value-type="float" office:value="39.54427" calcext:value-type="float">
            <text:p>39.54427</text:p>
          </table:table-cell>
          <table:table-cell office:value-type="float" office:value="0.005063761" calcext:value-type="float">
            <text:p>0.005063761</text:p>
          </table:table-cell>
          <table:table-cell office:value-type="float" office:value="0.004417491" calcext:value-type="float">
            <text:p>0.00441749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44954" calcext:value-type="float">
            <text:p>0.2044954</text:p>
          </table:table-cell>
          <table:table-cell office:value-type="float" office:value="0.5235608" calcext:value-type="float">
            <text:p>0.5235608</text:p>
          </table:table-cell>
          <table:table-cell office:value-type="float" office:value="360" calcext:value-type="float">
            <text:p>360</text:p>
          </table:table-cell>
          <table:table-cell office:value-type="float" office:value="185.505" calcext:value-type="float">
            <text:p>185.505</text:p>
          </table:table-cell>
          <table:table-cell office:value-type="float" office:value="0" calcext:value-type="float">
            <text:p>0</text:p>
          </table:table-cell>
          <table:table-cell office:value-type="float" office:value="194.2587" calcext:value-type="float">
            <text:p>194.2587</text:p>
          </table:table-cell>
          <table:table-cell office:value-type="float" office:value="271.1818" calcext:value-type="float">
            <text:p>271.1818</text:p>
          </table:table-cell>
          <table:table-cell office:value-type="float" office:value="897.141" calcext:value-type="float">
            <text:p>897.141</text:p>
          </table:table-cell>
          <table:table-cell office:value-type="float" office:value="880.678" calcext:value-type="float">
            <text:p>880.678</text:p>
          </table:table-cell>
          <table:table-cell office:value-type="float" office:value="873.2084" calcext:value-type="float">
            <text:p>873.2084</text:p>
          </table:table-cell>
          <table:table-cell office:value-type="float" office:value="887.8966" calcext:value-type="float">
            <text:p>887.8966</text:p>
          </table:table-cell>
          <table:table-cell office:value-type="float" office:value="326.188" calcext:value-type="float">
            <text:p>326.188</text:p>
          </table:table-cell>
          <table:table-cell office:value-type="float" office:value="442.7488" calcext:value-type="float">
            <text:p>442.7488</text:p>
          </table:table-cell>
          <table:table-cell office:value-type="float" office:value="382.7238" calcext:value-type="float">
            <text:p>382.7238</text:p>
          </table:table-cell>
          <table:table-cell office:value-type="float" office:value="323.5571" calcext:value-type="float">
            <text:p>323.55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0" calcext:value-type="float">
            <text:p>20072000</text:p>
          </table:table-cell>
          <table:table-cell office:value-type="float" office:value="53.90298" calcext:value-type="float">
            <text:p>53.90298</text:p>
          </table:table-cell>
          <table:table-cell office:value-type="float" office:value="5531.377" calcext:value-type="float">
            <text:p>5531.377</text:p>
          </table:table-cell>
          <table:table-cell office:value-type="float" office:value="0" calcext:value-type="float">
            <text:p>0</text:p>
          </table:table-cell>
          <table:table-cell office:value-type="float" office:value="0.8736877" calcext:value-type="float">
            <text:p>0.8736877</text:p>
          </table:table-cell>
          <table:table-cell office:value-type="float" office:value="-64.59668" calcext:value-type="float">
            <text:p>-64.59668</text:p>
          </table:table-cell>
          <table:table-cell office:value-type="float" office:value="240.9278" calcext:value-type="float">
            <text:p>240.9278</text:p>
          </table:table-cell>
          <table:table-cell office:value-type="float" office:value="-28.97268" calcext:value-type="float">
            <text:p>-28.97268</text:p>
          </table:table-cell>
          <table:table-cell office:value-type="float" office:value="39.42518" calcext:value-type="float">
            <text:p>39.42518</text:p>
          </table:table-cell>
          <table:table-cell office:value-type="float" office:value="0.004985534" calcext:value-type="float">
            <text:p>0.004985534</text:p>
          </table:table-cell>
          <table:table-cell office:value-type="float" office:value="0.002163511" calcext:value-type="float">
            <text:p>0.00216351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48592" calcext:value-type="float">
            <text:p>0.2048592</text:p>
          </table:table-cell>
          <table:table-cell office:value-type="float" office:value="0.5162586" calcext:value-type="float">
            <text:p>0.5162586</text:p>
          </table:table-cell>
          <table:table-cell office:value-type="float" office:value="360" calcext:value-type="float">
            <text:p>360</text:p>
          </table:table-cell>
          <table:table-cell office:value-type="float" office:value="200.5919" calcext:value-type="float">
            <text:p>200.5919</text:p>
          </table:table-cell>
          <table:table-cell office:value-type="float" office:value="0" calcext:value-type="float">
            <text:p>0</text:p>
          </table:table-cell>
          <table:table-cell office:value-type="float" office:value="194.2921" calcext:value-type="float">
            <text:p>194.2921</text:p>
          </table:table-cell>
          <table:table-cell office:value-type="float" office:value="271.1483" calcext:value-type="float">
            <text:p>271.1483</text:p>
          </table:table-cell>
          <table:table-cell office:value-type="float" office:value="897.0144" calcext:value-type="float">
            <text:p>897.0144</text:p>
          </table:table-cell>
          <table:table-cell office:value-type="float" office:value="880.5558" calcext:value-type="float">
            <text:p>880.5558</text:p>
          </table:table-cell>
          <table:table-cell office:value-type="float" office:value="873.1252" calcext:value-type="float">
            <text:p>873.1252</text:p>
          </table:table-cell>
          <table:table-cell office:value-type="float" office:value="887.8243" calcext:value-type="float">
            <text:p>887.8243</text:p>
          </table:table-cell>
          <table:table-cell office:value-type="float" office:value="326.171" calcext:value-type="float">
            <text:p>326.171</text:p>
          </table:table-cell>
          <table:table-cell office:value-type="float" office:value="442.735" calcext:value-type="float">
            <text:p>442.735</text:p>
          </table:table-cell>
          <table:table-cell office:value-type="float" office:value="382.719" calcext:value-type="float">
            <text:p>382.719</text:p>
          </table:table-cell>
          <table:table-cell office:value-type="float" office:value="323.5609" calcext:value-type="float">
            <text:p>323.56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0" calcext:value-type="float">
            <text:p>21072000</text:p>
          </table:table-cell>
          <table:table-cell office:value-type="float" office:value="53.83533" calcext:value-type="float">
            <text:p>53.83533</text:p>
          </table:table-cell>
          <table:table-cell office:value-type="float" office:value="5531.02" calcext:value-type="float">
            <text:p>5531.02</text:p>
          </table:table-cell>
          <table:table-cell office:value-type="float" office:value="0" calcext:value-type="float">
            <text:p>0</text:p>
          </table:table-cell>
          <table:table-cell office:value-type="float" office:value="0.9301025" calcext:value-type="float">
            <text:p>0.9301025</text:p>
          </table:table-cell>
          <table:table-cell office:value-type="float" office:value="-66.06211" calcext:value-type="float">
            <text:p>-66.06211</text:p>
          </table:table-cell>
          <table:table-cell office:value-type="float" office:value="246.8129" calcext:value-type="float">
            <text:p>246.8129</text:p>
          </table:table-cell>
          <table:table-cell office:value-type="float" office:value="-30.72252" calcext:value-type="float">
            <text:p>-30.72252</text:p>
          </table:table-cell>
          <table:table-cell office:value-type="float" office:value="39.3491" calcext:value-type="float">
            <text:p>39.3491</text:p>
          </table:table-cell>
          <table:table-cell office:value-type="float" office:value="0.004901926" calcext:value-type="float">
            <text:p>0.004901926</text:p>
          </table:table-cell>
          <table:table-cell office:value-type="float" office:value="0.0149766" calcext:value-type="float">
            <text:p>0.014976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52409" calcext:value-type="float">
            <text:p>0.2052409</text:p>
          </table:table-cell>
          <table:table-cell office:value-type="float" office:value="0.5092521" calcext:value-type="float">
            <text:p>0.5092521</text:p>
          </table:table-cell>
          <table:table-cell office:value-type="float" office:value="360" calcext:value-type="float">
            <text:p>360</text:p>
          </table:table-cell>
          <table:table-cell office:value-type="float" office:value="208.3588" calcext:value-type="float">
            <text:p>208.3588</text:p>
          </table:table-cell>
          <table:table-cell office:value-type="float" office:value="0" calcext:value-type="float">
            <text:p>0</text:p>
          </table:table-cell>
          <table:table-cell office:value-type="float" office:value="194.2986" calcext:value-type="float">
            <text:p>194.2986</text:p>
          </table:table-cell>
          <table:table-cell office:value-type="float" office:value="271.1208" calcext:value-type="float">
            <text:p>271.1208</text:p>
          </table:table-cell>
          <table:table-cell office:value-type="float" office:value="896.9062" calcext:value-type="float">
            <text:p>896.9062</text:p>
          </table:table-cell>
          <table:table-cell office:value-type="float" office:value="880.4437" calcext:value-type="float">
            <text:p>880.4437</text:p>
          </table:table-cell>
          <table:table-cell office:value-type="float" office:value="873.0444" calcext:value-type="float">
            <text:p>873.0444</text:p>
          </table:table-cell>
          <table:table-cell office:value-type="float" office:value="887.754" calcext:value-type="float">
            <text:p>887.754</text:p>
          </table:table-cell>
          <table:table-cell office:value-type="float" office:value="326.1541" calcext:value-type="float">
            <text:p>326.1541</text:p>
          </table:table-cell>
          <table:table-cell office:value-type="float" office:value="442.7215" calcext:value-type="float">
            <text:p>442.7215</text:p>
          </table:table-cell>
          <table:table-cell office:value-type="float" office:value="382.7145" calcext:value-type="float">
            <text:p>382.7145</text:p>
          </table:table-cell>
          <table:table-cell office:value-type="float" office:value="323.5648" calcext:value-type="float">
            <text:p>323.56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53.76777" calcext:value-type="float">
            <text:p>53.76777</text:p>
          </table:table-cell>
          <table:table-cell office:value-type="float" office:value="5530.691" calcext:value-type="float">
            <text:p>5530.691</text:p>
          </table:table-cell>
          <table:table-cell office:value-type="float" office:value="0" calcext:value-type="float">
            <text:p>0</text:p>
          </table:table-cell>
          <table:table-cell office:value-type="float" office:value="0.992126" calcext:value-type="float">
            <text:p>0.992126</text:p>
          </table:table-cell>
          <table:table-cell office:value-type="float" office:value="-67.83463" calcext:value-type="float">
            <text:p>-67.83463</text:p>
          </table:table-cell>
          <table:table-cell office:value-type="float" office:value="251.1881" calcext:value-type="float">
            <text:p>251.1881</text:p>
          </table:table-cell>
          <table:table-cell office:value-type="float" office:value="-32.36205" calcext:value-type="float">
            <text:p>-32.36205</text:p>
          </table:table-cell>
          <table:table-cell office:value-type="float" office:value="39.31628" calcext:value-type="float">
            <text:p>39.31628</text:p>
          </table:table-cell>
          <table:table-cell office:value-type="float" office:value="0.004818707" calcext:value-type="float">
            <text:p>0.004818707</text:p>
          </table:table-cell>
          <table:table-cell office:value-type="float" office:value="0.01631813" calcext:value-type="float">
            <text:p>0.01631813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5632" calcext:value-type="float">
            <text:p>0.205632</text:p>
          </table:table-cell>
          <table:table-cell office:value-type="float" office:value="0.5021308" calcext:value-type="float">
            <text:p>0.5021308</text:p>
          </table:table-cell>
          <table:table-cell office:value-type="float" office:value="360" calcext:value-type="float">
            <text:p>360</text:p>
          </table:table-cell>
          <table:table-cell office:value-type="float" office:value="223.0068" calcext:value-type="float">
            <text:p>223.0068</text:p>
          </table:table-cell>
          <table:table-cell office:value-type="float" office:value="0" calcext:value-type="float">
            <text:p>0</text:p>
          </table:table-cell>
          <table:table-cell office:value-type="float" office:value="194.3025" calcext:value-type="float">
            <text:p>194.3025</text:p>
          </table:table-cell>
          <table:table-cell office:value-type="float" office:value="271.0894" calcext:value-type="float">
            <text:p>271.0894</text:p>
          </table:table-cell>
          <table:table-cell office:value-type="float" office:value="896.8" calcext:value-type="float">
            <text:p>896.8</text:p>
          </table:table-cell>
          <table:table-cell office:value-type="float" office:value="880.3441" calcext:value-type="float">
            <text:p>880.3441</text:p>
          </table:table-cell>
          <table:table-cell office:value-type="float" office:value="872.9733" calcext:value-type="float">
            <text:p>872.9733</text:p>
          </table:table-cell>
          <table:table-cell office:value-type="float" office:value="887.6905" calcext:value-type="float">
            <text:p>887.6905</text:p>
          </table:table-cell>
          <table:table-cell office:value-type="float" office:value="326.1386" calcext:value-type="float">
            <text:p>326.1386</text:p>
          </table:table-cell>
          <table:table-cell office:value-type="float" office:value="442.7085" calcext:value-type="float">
            <text:p>442.7085</text:p>
          </table:table-cell>
          <table:table-cell office:value-type="float" office:value="382.7101" calcext:value-type="float">
            <text:p>382.7101</text:p>
          </table:table-cell>
          <table:table-cell office:value-type="float" office:value="323.5687" calcext:value-type="float">
            <text:p>323.56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53.69128" calcext:value-type="float">
            <text:p>53.69128</text:p>
          </table:table-cell>
          <table:table-cell office:value-type="float" office:value="5530.337" calcext:value-type="float">
            <text:p>5530.337</text:p>
          </table:table-cell>
          <table:table-cell office:value-type="float" office:value="0" calcext:value-type="float">
            <text:p>0</text:p>
          </table:table-cell>
          <table:table-cell office:value-type="float" office:value="1.055754" calcext:value-type="float">
            <text:p>1.055754</text:p>
          </table:table-cell>
          <table:table-cell office:value-type="float" office:value="-70.20625" calcext:value-type="float">
            <text:p>-70.20625</text:p>
          </table:table-cell>
          <table:table-cell office:value-type="float" office:value="257.3696" calcext:value-type="float">
            <text:p>257.3696</text:p>
          </table:table-cell>
          <table:table-cell office:value-type="float" office:value="-34.15536" calcext:value-type="float">
            <text:p>-34.15536</text:p>
          </table:table-cell>
          <table:table-cell office:value-type="float" office:value="39.28925" calcext:value-type="float">
            <text:p>39.28925</text:p>
          </table:table-cell>
          <table:table-cell office:value-type="float" office:value="0.004751869" calcext:value-type="float">
            <text:p>0.004751869</text:p>
          </table:table-cell>
          <table:table-cell office:value-type="float" office:value="0.02200197" calcext:value-type="float">
            <text:p>0.0220019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59982" calcext:value-type="float">
            <text:p>0.2059982</text:p>
          </table:table-cell>
          <table:table-cell office:value-type="float" office:value="0.4933908" calcext:value-type="float">
            <text:p>0.4933908</text:p>
          </table:table-cell>
          <table:table-cell office:value-type="float" office:value="360" calcext:value-type="float">
            <text:p>360</text:p>
          </table:table-cell>
          <table:table-cell office:value-type="float" office:value="239.9048" calcext:value-type="float">
            <text:p>239.9048</text:p>
          </table:table-cell>
          <table:table-cell office:value-type="float" office:value="0" calcext:value-type="float">
            <text:p>0</text:p>
          </table:table-cell>
          <table:table-cell office:value-type="float" office:value="194.3096" calcext:value-type="float">
            <text:p>194.3096</text:p>
          </table:table-cell>
          <table:table-cell office:value-type="float" office:value="271.0549" calcext:value-type="float">
            <text:p>271.0549</text:p>
          </table:table-cell>
          <table:table-cell office:value-type="float" office:value="896.6742" calcext:value-type="float">
            <text:p>896.6742</text:p>
          </table:table-cell>
          <table:table-cell office:value-type="float" office:value="880.2327" calcext:value-type="float">
            <text:p>880.2327</text:p>
          </table:table-cell>
          <table:table-cell office:value-type="float" office:value="872.8989" calcext:value-type="float">
            <text:p>872.8989</text:p>
          </table:table-cell>
          <table:table-cell office:value-type="float" office:value="887.6267" calcext:value-type="float">
            <text:p>887.6267</text:p>
          </table:table-cell>
          <table:table-cell office:value-type="float" office:value="326.1237" calcext:value-type="float">
            <text:p>326.1237</text:p>
          </table:table-cell>
          <table:table-cell office:value-type="float" office:value="442.696" calcext:value-type="float">
            <text:p>442.696</text:p>
          </table:table-cell>
          <table:table-cell office:value-type="float" office:value="382.706" calcext:value-type="float">
            <text:p>382.706</text:p>
          </table:table-cell>
          <table:table-cell office:value-type="float" office:value="323.5728" calcext:value-type="float">
            <text:p>323.57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53.6139" calcext:value-type="float">
            <text:p>53.6139</text:p>
          </table:table-cell>
          <table:table-cell office:value-type="float" office:value="5529.956" calcext:value-type="float">
            <text:p>5529.956</text:p>
          </table:table-cell>
          <table:table-cell office:value-type="float" office:value="0" calcext:value-type="float">
            <text:p>0</text:p>
          </table:table-cell>
          <table:table-cell office:value-type="float" office:value="1.119219" calcext:value-type="float">
            <text:p>1.119219</text:p>
          </table:table-cell>
          <table:table-cell office:value-type="float" office:value="-72.4819" calcext:value-type="float">
            <text:p>-72.4819</text:p>
          </table:table-cell>
          <table:table-cell office:value-type="float" office:value="266.4845" calcext:value-type="float">
            <text:p>266.4845</text:p>
          </table:table-cell>
          <table:table-cell office:value-type="float" office:value="-35.9328" calcext:value-type="float">
            <text:p>-35.9328</text:p>
          </table:table-cell>
          <table:table-cell office:value-type="float" office:value="39.23966" calcext:value-type="float">
            <text:p>39.23966</text:p>
          </table:table-cell>
          <table:table-cell office:value-type="float" office:value="0.004674536" calcext:value-type="float">
            <text:p>0.004674536</text:p>
          </table:table-cell>
          <table:table-cell office:value-type="float" office:value="0.0279353" calcext:value-type="float">
            <text:p>0.0279353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63638" calcext:value-type="float">
            <text:p>0.2063638</text:p>
          </table:table-cell>
          <table:table-cell office:value-type="float" office:value="0.4841422" calcext:value-type="float">
            <text:p>0.4841422</text:p>
          </table:table-cell>
          <table:table-cell office:value-type="float" office:value="360" calcext:value-type="float">
            <text:p>360</text:p>
          </table:table-cell>
          <table:table-cell office:value-type="float" office:value="257.3013" calcext:value-type="float">
            <text:p>257.3013</text:p>
          </table:table-cell>
          <table:table-cell office:value-type="float" office:value="0" calcext:value-type="float">
            <text:p>0</text:p>
          </table:table-cell>
          <table:table-cell office:value-type="float" office:value="194.3209" calcext:value-type="float">
            <text:p>194.3209</text:p>
          </table:table-cell>
          <table:table-cell office:value-type="float" office:value="271.0187" calcext:value-type="float">
            <text:p>271.0187</text:p>
          </table:table-cell>
          <table:table-cell office:value-type="float" office:value="896.5386" calcext:value-type="float">
            <text:p>896.5386</text:p>
          </table:table-cell>
          <table:table-cell office:value-type="float" office:value="880.1094" calcext:value-type="float">
            <text:p>880.1094</text:p>
          </table:table-cell>
          <table:table-cell office:value-type="float" office:value="872.8212" calcext:value-type="float">
            <text:p>872.8212</text:p>
          </table:table-cell>
          <table:table-cell office:value-type="float" office:value="887.5584" calcext:value-type="float">
            <text:p>887.5584</text:p>
          </table:table-cell>
          <table:table-cell office:value-type="float" office:value="326.1084" calcext:value-type="float">
            <text:p>326.1084</text:p>
          </table:table-cell>
          <table:table-cell office:value-type="float" office:value="442.6837" calcext:value-type="float">
            <text:p>442.6837</text:p>
          </table:table-cell>
          <table:table-cell office:value-type="float" office:value="382.702" calcext:value-type="float">
            <text:p>382.702</text:p>
          </table:table-cell>
          <table:table-cell office:value-type="float" office:value="323.5771" calcext:value-type="float">
            <text:p>323.57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0" calcext:value-type="float">
            <text:p>25072000</text:p>
          </table:table-cell>
          <table:table-cell office:value-type="float" office:value="53.55249" calcext:value-type="float">
            <text:p>53.55249</text:p>
          </table:table-cell>
          <table:table-cell office:value-type="float" office:value="5529.53" calcext:value-type="float">
            <text:p>5529.53</text:p>
          </table:table-cell>
          <table:table-cell office:value-type="float" office:value="0" calcext:value-type="float">
            <text:p>0</text:p>
          </table:table-cell>
          <table:table-cell office:value-type="float" office:value="1.206422" calcext:value-type="float">
            <text:p>1.206422</text:p>
          </table:table-cell>
          <table:table-cell office:value-type="float" office:value="-74.81634" calcext:value-type="float">
            <text:p>-74.81634</text:p>
          </table:table-cell>
          <table:table-cell office:value-type="float" office:value="274.5031" calcext:value-type="float">
            <text:p>274.5031</text:p>
          </table:table-cell>
          <table:table-cell office:value-type="float" office:value="-37.72939" calcext:value-type="float">
            <text:p>-37.72939</text:p>
          </table:table-cell>
          <table:table-cell office:value-type="float" office:value="39.14564" calcext:value-type="float">
            <text:p>39.14564</text:p>
          </table:table-cell>
          <table:table-cell office:value-type="float" office:value="0.004589448" calcext:value-type="float">
            <text:p>0.004589448</text:p>
          </table:table-cell>
          <table:table-cell office:value-type="float" office:value="0.006699004" calcext:value-type="float">
            <text:p>0.00669900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6728" calcext:value-type="float">
            <text:p>0.206728</text:p>
          </table:table-cell>
          <table:table-cell office:value-type="float" office:value="0.4743906" calcext:value-type="float">
            <text:p>0.4743906</text:p>
          </table:table-cell>
          <table:table-cell office:value-type="float" office:value="360" calcext:value-type="float">
            <text:p>360</text:p>
          </table:table-cell>
          <table:table-cell office:value-type="float" office:value="273.9364" calcext:value-type="float">
            <text:p>273.9364</text:p>
          </table:table-cell>
          <table:table-cell office:value-type="float" office:value="0" calcext:value-type="float">
            <text:p>0</text:p>
          </table:table-cell>
          <table:table-cell office:value-type="float" office:value="194.3554" calcext:value-type="float">
            <text:p>194.3554</text:p>
          </table:table-cell>
          <table:table-cell office:value-type="float" office:value="270.9775" calcext:value-type="float">
            <text:p>270.9775</text:p>
          </table:table-cell>
          <table:table-cell office:value-type="float" office:value="896.3879" calcext:value-type="float">
            <text:p>896.3879</text:p>
          </table:table-cell>
          <table:table-cell office:value-type="float" office:value="879.9725" calcext:value-type="float">
            <text:p>879.9725</text:p>
          </table:table-cell>
          <table:table-cell office:value-type="float" office:value="872.7318" calcext:value-type="float">
            <text:p>872.7318</text:p>
          </table:table-cell>
          <table:table-cell office:value-type="float" office:value="887.4825" calcext:value-type="float">
            <text:p>887.4825</text:p>
          </table:table-cell>
          <table:table-cell office:value-type="float" office:value="326.092" calcext:value-type="float">
            <text:p>326.092</text:p>
          </table:table-cell>
          <table:table-cell office:value-type="float" office:value="442.6711" calcext:value-type="float">
            <text:p>442.6711</text:p>
          </table:table-cell>
          <table:table-cell office:value-type="float" office:value="382.6982" calcext:value-type="float">
            <text:p>382.6982</text:p>
          </table:table-cell>
          <table:table-cell office:value-type="float" office:value="323.5815" calcext:value-type="float">
            <text:p>323.58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53.46967" calcext:value-type="float">
            <text:p>53.46967</text:p>
          </table:table-cell>
          <table:table-cell office:value-type="float" office:value="5529.093" calcext:value-type="float">
            <text:p>5529.093</text:p>
          </table:table-cell>
          <table:table-cell office:value-type="float" office:value="0" calcext:value-type="float">
            <text:p>0</text:p>
          </table:table-cell>
          <table:table-cell office:value-type="float" office:value="1.271673" calcext:value-type="float">
            <text:p>1.271673</text:p>
          </table:table-cell>
          <table:table-cell office:value-type="float" office:value="-77.10117" calcext:value-type="float">
            <text:p>-77.10117</text:p>
          </table:table-cell>
          <table:table-cell office:value-type="float" office:value="280.7701" calcext:value-type="float">
            <text:p>280.7701</text:p>
          </table:table-cell>
          <table:table-cell office:value-type="float" office:value="-39.45083" calcext:value-type="float">
            <text:p>-39.45083</text:p>
          </table:table-cell>
          <table:table-cell office:value-type="float" office:value="39.02678" calcext:value-type="float">
            <text:p>39.02678</text:p>
          </table:table-cell>
          <table:table-cell office:value-type="float" office:value="0.004507741" calcext:value-type="float">
            <text:p>0.004507741</text:p>
          </table:table-cell>
          <table:table-cell office:value-type="float" office:value="0.02047408" calcext:value-type="float">
            <text:p>0.0204740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70908" calcext:value-type="float">
            <text:p>0.2070908</text:p>
          </table:table-cell>
          <table:table-cell office:value-type="float" office:value="0.4643294" calcext:value-type="float">
            <text:p>0.4643294</text:p>
          </table:table-cell>
          <table:table-cell office:value-type="float" office:value="360" calcext:value-type="float">
            <text:p>360</text:p>
          </table:table-cell>
          <table:table-cell office:value-type="float" office:value="287.9938" calcext:value-type="float">
            <text:p>287.9938</text:p>
          </table:table-cell>
          <table:table-cell office:value-type="float" office:value="0" calcext:value-type="float">
            <text:p>0</text:p>
          </table:table-cell>
          <table:table-cell office:value-type="float" office:value="194.3679" calcext:value-type="float">
            <text:p>194.3679</text:p>
          </table:table-cell>
          <table:table-cell office:value-type="float" office:value="270.9384" calcext:value-type="float">
            <text:p>270.9384</text:p>
          </table:table-cell>
          <table:table-cell office:value-type="float" office:value="896.2394" calcext:value-type="float">
            <text:p>896.2394</text:p>
          </table:table-cell>
          <table:table-cell office:value-type="float" office:value="879.8328" calcext:value-type="float">
            <text:p>879.8328</text:p>
          </table:table-cell>
          <table:table-cell office:value-type="float" office:value="872.6372" calcext:value-type="float">
            <text:p>872.6372</text:p>
          </table:table-cell>
          <table:table-cell office:value-type="float" office:value="887.4025" calcext:value-type="float">
            <text:p>887.4025</text:p>
          </table:table-cell>
          <table:table-cell office:value-type="float" office:value="326.0744" calcext:value-type="float">
            <text:p>326.0744</text:p>
          </table:table-cell>
          <table:table-cell office:value-type="float" office:value="442.6583" calcext:value-type="float">
            <text:p>442.6583</text:p>
          </table:table-cell>
          <table:table-cell office:value-type="float" office:value="382.6944" calcext:value-type="float">
            <text:p>382.6944</text:p>
          </table:table-cell>
          <table:table-cell office:value-type="float" office:value="323.586" calcext:value-type="float">
            <text:p>323.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0" calcext:value-type="float">
            <text:p>27072000</text:p>
          </table:table-cell>
          <table:table-cell office:value-type="float" office:value="53.39091" calcext:value-type="float">
            <text:p>53.39091</text:p>
          </table:table-cell>
          <table:table-cell office:value-type="float" office:value="5528.664" calcext:value-type="float">
            <text:p>5528.664</text:p>
          </table:table-cell>
          <table:table-cell office:value-type="float" office:value="0" calcext:value-type="float">
            <text:p>0</text:p>
          </table:table-cell>
          <table:table-cell office:value-type="float" office:value="1.338359" calcext:value-type="float">
            <text:p>1.338359</text:p>
          </table:table-cell>
          <table:table-cell office:value-type="float" office:value="-79.26318" calcext:value-type="float">
            <text:p>-79.26318</text:p>
          </table:table-cell>
          <table:table-cell office:value-type="float" office:value="287.705" calcext:value-type="float">
            <text:p>287.705</text:p>
          </table:table-cell>
          <table:table-cell office:value-type="float" office:value="-41.03701" calcext:value-type="float">
            <text:p>-41.03701</text:p>
          </table:table-cell>
          <table:table-cell office:value-type="float" office:value="38.90234" calcext:value-type="float">
            <text:p>38.90234</text:p>
          </table:table-cell>
          <table:table-cell office:value-type="float" office:value="0.004429351" calcext:value-type="float">
            <text:p>0.004429351</text:p>
          </table:table-cell>
          <table:table-cell office:value-type="float" office:value="0.005293326" calcext:value-type="float">
            <text:p>0.00529332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74534" calcext:value-type="float">
            <text:p>0.2074534</text:p>
          </table:table-cell>
          <table:table-cell office:value-type="float" office:value="0.4540747" calcext:value-type="float">
            <text:p>0.4540747</text:p>
          </table:table-cell>
          <table:table-cell office:value-type="float" office:value="360" calcext:value-type="float">
            <text:p>360</text:p>
          </table:table-cell>
          <table:table-cell office:value-type="float" office:value="306.0074" calcext:value-type="float">
            <text:p>306.0074</text:p>
          </table:table-cell>
          <table:table-cell office:value-type="float" office:value="0" calcext:value-type="float">
            <text:p>0</text:p>
          </table:table-cell>
          <table:table-cell office:value-type="float" office:value="194.3808" calcext:value-type="float">
            <text:p>194.3808</text:p>
          </table:table-cell>
          <table:table-cell office:value-type="float" office:value="270.9031" calcext:value-type="float">
            <text:p>270.9031</text:p>
          </table:table-cell>
          <table:table-cell office:value-type="float" office:value="896.0969" calcext:value-type="float">
            <text:p>896.0969</text:p>
          </table:table-cell>
          <table:table-cell office:value-type="float" office:value="879.6949" calcext:value-type="float">
            <text:p>879.6949</text:p>
          </table:table-cell>
          <table:table-cell office:value-type="float" office:value="872.544" calcext:value-type="float">
            <text:p>872.544</text:p>
          </table:table-cell>
          <table:table-cell office:value-type="float" office:value="887.3214" calcext:value-type="float">
            <text:p>887.3214</text:p>
          </table:table-cell>
          <table:table-cell office:value-type="float" office:value="326.0561" calcext:value-type="float">
            <text:p>326.0561</text:p>
          </table:table-cell>
          <table:table-cell office:value-type="float" office:value="442.6449" calcext:value-type="float">
            <text:p>442.6449</text:p>
          </table:table-cell>
          <table:table-cell office:value-type="float" office:value="382.6906" calcext:value-type="float">
            <text:p>382.6906</text:p>
          </table:table-cell>
          <table:table-cell office:value-type="float" office:value="323.5906" calcext:value-type="float">
            <text:p>323.59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0" calcext:value-type="float">
            <text:p>28072000</text:p>
          </table:table-cell>
          <table:table-cell office:value-type="float" office:value="53.31233" calcext:value-type="float">
            <text:p>53.31233</text:p>
          </table:table-cell>
          <table:table-cell office:value-type="float" office:value="5528.23" calcext:value-type="float">
            <text:p>5528.23</text:p>
          </table:table-cell>
          <table:table-cell office:value-type="float" office:value="0" calcext:value-type="float">
            <text:p>0</text:p>
          </table:table-cell>
          <table:table-cell office:value-type="float" office:value="1.405523" calcext:value-type="float">
            <text:p>1.405523</text:p>
          </table:table-cell>
          <table:table-cell office:value-type="float" office:value="-81.42461" calcext:value-type="float">
            <text:p>-81.42461</text:p>
          </table:table-cell>
          <table:table-cell office:value-type="float" office:value="292.1689" calcext:value-type="float">
            <text:p>292.1689</text:p>
          </table:table-cell>
          <table:table-cell office:value-type="float" office:value="-42.62963" calcext:value-type="float">
            <text:p>-42.62963</text:p>
          </table:table-cell>
          <table:table-cell office:value-type="float" office:value="38.75927" calcext:value-type="float">
            <text:p>38.75927</text:p>
          </table:table-cell>
          <table:table-cell office:value-type="float" office:value="0.004347761" calcext:value-type="float">
            <text:p>0.004347761</text:p>
          </table:table-cell>
          <table:table-cell office:value-type="float" office:value="0.009256545" calcext:value-type="float">
            <text:p>0.009256545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78142" calcext:value-type="float">
            <text:p>0.2078142</text:p>
          </table:table-cell>
          <table:table-cell office:value-type="float" office:value="0.4436478" calcext:value-type="float">
            <text:p>0.4436478</text:p>
          </table:table-cell>
          <table:table-cell office:value-type="float" office:value="360" calcext:value-type="float">
            <text:p>360</text:p>
          </table:table-cell>
          <table:table-cell office:value-type="float" office:value="323.0318" calcext:value-type="float">
            <text:p>323.0318</text:p>
          </table:table-cell>
          <table:table-cell office:value-type="float" office:value="0" calcext:value-type="float">
            <text:p>0</text:p>
          </table:table-cell>
          <table:table-cell office:value-type="float" office:value="194.3935" calcext:value-type="float">
            <text:p>194.3935</text:p>
          </table:table-cell>
          <table:table-cell office:value-type="float" office:value="270.8675" calcext:value-type="float">
            <text:p>270.8675</text:p>
          </table:table-cell>
          <table:table-cell office:value-type="float" office:value="895.9564" calcext:value-type="float">
            <text:p>895.9564</text:p>
          </table:table-cell>
          <table:table-cell office:value-type="float" office:value="879.5532" calcext:value-type="float">
            <text:p>879.5532</text:p>
          </table:table-cell>
          <table:table-cell office:value-type="float" office:value="872.4506" calcext:value-type="float">
            <text:p>872.4506</text:p>
          </table:table-cell>
          <table:table-cell office:value-type="float" office:value="887.2402" calcext:value-type="float">
            <text:p>887.2402</text:p>
          </table:table-cell>
          <table:table-cell office:value-type="float" office:value="326.0373" calcext:value-type="float">
            <text:p>326.0373</text:p>
          </table:table-cell>
          <table:table-cell office:value-type="float" office:value="442.6309" calcext:value-type="float">
            <text:p>442.6309</text:p>
          </table:table-cell>
          <table:table-cell office:value-type="float" office:value="382.6868" calcext:value-type="float">
            <text:p>382.6868</text:p>
          </table:table-cell>
          <table:table-cell office:value-type="float" office:value="323.5953" calcext:value-type="float">
            <text:p>323.59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0" calcext:value-type="float">
            <text:p>29072000</text:p>
          </table:table-cell>
          <table:table-cell office:value-type="float" office:value="53.23599" calcext:value-type="float">
            <text:p>53.23599</text:p>
          </table:table-cell>
          <table:table-cell office:value-type="float" office:value="5527.822" calcext:value-type="float">
            <text:p>5527.822</text:p>
          </table:table-cell>
          <table:table-cell office:value-type="float" office:value="0" calcext:value-type="float">
            <text:p>0</text:p>
          </table:table-cell>
          <table:table-cell office:value-type="float" office:value="1.474776" calcext:value-type="float">
            <text:p>1.474776</text:p>
          </table:table-cell>
          <table:table-cell office:value-type="float" office:value="-83.34932" calcext:value-type="float">
            <text:p>-83.34932</text:p>
          </table:table-cell>
          <table:table-cell office:value-type="float" office:value="301.1454" calcext:value-type="float">
            <text:p>301.1454</text:p>
          </table:table-cell>
          <table:table-cell office:value-type="float" office:value="-44.11937" calcext:value-type="float">
            <text:p>-44.11937</text:p>
          </table:table-cell>
          <table:table-cell office:value-type="float" office:value="38.65972" calcext:value-type="float">
            <text:p>38.65972</text:p>
          </table:table-cell>
          <table:table-cell office:value-type="float" office:value="0.004279609" calcext:value-type="float">
            <text:p>0.004279609</text:p>
          </table:table-cell>
          <table:table-cell office:value-type="float" office:value="0.003552562" calcext:value-type="float">
            <text:p>0.00355256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81747" calcext:value-type="float">
            <text:p>0.2081747</text:p>
          </table:table-cell>
          <table:table-cell office:value-type="float" office:value="0.4331541" calcext:value-type="float">
            <text:p>0.4331541</text:p>
          </table:table-cell>
          <table:table-cell office:value-type="float" office:value="360" calcext:value-type="float">
            <text:p>360</text:p>
          </table:table-cell>
          <table:table-cell office:value-type="float" office:value="336.4436" calcext:value-type="float">
            <text:p>336.4436</text:p>
          </table:table-cell>
          <table:table-cell office:value-type="float" office:value="0" calcext:value-type="float">
            <text:p>0</text:p>
          </table:table-cell>
          <table:table-cell office:value-type="float" office:value="194.4034" calcext:value-type="float">
            <text:p>194.4034</text:p>
          </table:table-cell>
          <table:table-cell office:value-type="float" office:value="270.8365" calcext:value-type="float">
            <text:p>270.8365</text:p>
          </table:table-cell>
          <table:table-cell office:value-type="float" office:value="895.829" calcext:value-type="float">
            <text:p>895.829</text:p>
          </table:table-cell>
          <table:table-cell office:value-type="float" office:value="879.4203" calcext:value-type="float">
            <text:p>879.4203</text:p>
          </table:table-cell>
          <table:table-cell office:value-type="float" office:value="872.3605" calcext:value-type="float">
            <text:p>872.3605</text:p>
          </table:table-cell>
          <table:table-cell office:value-type="float" office:value="887.1594" calcext:value-type="float">
            <text:p>887.1594</text:p>
          </table:table-cell>
          <table:table-cell office:value-type="float" office:value="326.0186" calcext:value-type="float">
            <text:p>326.0186</text:p>
          </table:table-cell>
          <table:table-cell office:value-type="float" office:value="442.6167" calcext:value-type="float">
            <text:p>442.6167</text:p>
          </table:table-cell>
          <table:table-cell office:value-type="float" office:value="382.6831" calcext:value-type="float">
            <text:p>382.6831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0" calcext:value-type="float">
            <text:p>30072000</text:p>
          </table:table-cell>
          <table:table-cell office:value-type="float" office:value="53.16634" calcext:value-type="float">
            <text:p>53.16634</text:p>
          </table:table-cell>
          <table:table-cell office:value-type="float" office:value="5527.457" calcext:value-type="float">
            <text:p>5527.457</text:p>
          </table:table-cell>
          <table:table-cell office:value-type="float" office:value="0" calcext:value-type="float">
            <text:p>0</text:p>
          </table:table-cell>
          <table:table-cell office:value-type="float" office:value="1.546036" calcext:value-type="float">
            <text:p>1.546036</text:p>
          </table:table-cell>
          <table:table-cell office:value-type="float" office:value="-85.29453" calcext:value-type="float">
            <text:p>-85.29453</text:p>
          </table:table-cell>
          <table:table-cell office:value-type="float" office:value="304.6367" calcext:value-type="float">
            <text:p>304.6367</text:p>
          </table:table-cell>
          <table:table-cell office:value-type="float" office:value="-45.42326" calcext:value-type="float">
            <text:p>-45.42326</text:p>
          </table:table-cell>
          <table:table-cell office:value-type="float" office:value="38.5684" calcext:value-type="float">
            <text:p>38.5684</text:p>
          </table:table-cell>
          <table:table-cell office:value-type="float" office:value="0.004215575" calcext:value-type="float">
            <text:p>0.004215575</text:p>
          </table:table-cell>
          <table:table-cell office:value-type="float" office:value="0.02270366" calcext:value-type="float">
            <text:p>0.0227036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85374" calcext:value-type="float">
            <text:p>0.2085374</text:p>
          </table:table-cell>
          <table:table-cell office:value-type="float" office:value="0.4227708" calcext:value-type="float">
            <text:p>0.4227708</text:p>
          </table:table-cell>
          <table:table-cell office:value-type="float" office:value="360" calcext:value-type="float">
            <text:p>360</text:p>
          </table:table-cell>
          <table:table-cell office:value-type="float" office:value="354.1323" calcext:value-type="float">
            <text:p>354.1323</text:p>
          </table:table-cell>
          <table:table-cell office:value-type="float" office:value="0" calcext:value-type="float">
            <text:p>0</text:p>
          </table:table-cell>
          <table:table-cell office:value-type="float" office:value="194.4091" calcext:value-type="float">
            <text:p>194.4091</text:p>
          </table:table-cell>
          <table:table-cell office:value-type="float" office:value="270.8093" calcext:value-type="float">
            <text:p>270.8093</text:p>
          </table:table-cell>
          <table:table-cell office:value-type="float" office:value="895.7184" calcext:value-type="float">
            <text:p>895.7184</text:p>
          </table:table-cell>
          <table:table-cell office:value-type="float" office:value="879.3031" calcext:value-type="float">
            <text:p>879.3031</text:p>
          </table:table-cell>
          <table:table-cell office:value-type="float" office:value="872.2784" calcext:value-type="float">
            <text:p>872.2784</text:p>
          </table:table-cell>
          <table:table-cell office:value-type="float" office:value="887.0854" calcext:value-type="float">
            <text:p>887.0854</text:p>
          </table:table-cell>
          <table:table-cell office:value-type="float" office:value="326.002" calcext:value-type="float">
            <text:p>326.002</text:p>
          </table:table-cell>
          <table:table-cell office:value-type="float" office:value="442.6029" calcext:value-type="float">
            <text:p>442.6029</text:p>
          </table:table-cell>
          <table:table-cell office:value-type="float" office:value="382.6794" calcext:value-type="float">
            <text:p>382.6794</text:p>
          </table:table-cell>
          <table:table-cell office:value-type="float" office:value="323.6048" calcext:value-type="float">
            <text:p>323.60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0" calcext:value-type="float">
            <text:p>31072000</text:p>
          </table:table-cell>
          <table:table-cell office:value-type="float" office:value="53.10126" calcext:value-type="float">
            <text:p>53.10126</text:p>
          </table:table-cell>
          <table:table-cell office:value-type="float" office:value="5527.089" calcext:value-type="float">
            <text:p>5527.089</text:p>
          </table:table-cell>
          <table:table-cell office:value-type="float" office:value="0" calcext:value-type="float">
            <text:p>0</text:p>
          </table:table-cell>
          <table:table-cell office:value-type="float" office:value="1.614997" calcext:value-type="float">
            <text:p>1.614997</text:p>
          </table:table-cell>
          <table:table-cell office:value-type="float" office:value="-87.09699" calcext:value-type="float">
            <text:p>-87.09699</text:p>
          </table:table-cell>
          <table:table-cell office:value-type="float" office:value="311.8228" calcext:value-type="float">
            <text:p>311.8228</text:p>
          </table:table-cell>
          <table:table-cell office:value-type="float" office:value="-46.65152" calcext:value-type="float">
            <text:p>-46.65152</text:p>
          </table:table-cell>
          <table:table-cell office:value-type="float" office:value="38.45361" calcext:value-type="float">
            <text:p>38.45361</text:p>
          </table:table-cell>
          <table:table-cell office:value-type="float" office:value="0.004150384" calcext:value-type="float">
            <text:p>0.004150384</text:p>
          </table:table-cell>
          <table:table-cell office:value-type="float" office:value="0.01392229" calcext:value-type="float">
            <text:p>0.0139222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88987" calcext:value-type="float">
            <text:p>0.2088987</text:p>
          </table:table-cell>
          <table:table-cell office:value-type="float" office:value="0.4124208" calcext:value-type="float">
            <text:p>0.4124208</text:p>
          </table:table-cell>
          <table:table-cell office:value-type="float" office:value="360" calcext:value-type="float">
            <text:p>360</text:p>
          </table:table-cell>
          <table:table-cell office:value-type="float" office:value="365.992" calcext:value-type="float">
            <text:p>365.992</text:p>
          </table:table-cell>
          <table:table-cell office:value-type="float" office:value="0" calcext:value-type="float">
            <text:p>0</text:p>
          </table:table-cell>
          <table:table-cell office:value-type="float" office:value="194.4185" calcext:value-type="float">
            <text:p>194.4185</text:p>
          </table:table-cell>
          <table:table-cell office:value-type="float" office:value="270.7806" calcext:value-type="float">
            <text:p>270.7806</text:p>
          </table:table-cell>
          <table:table-cell office:value-type="float" office:value="895.6048" calcext:value-type="float">
            <text:p>895.6048</text:p>
          </table:table-cell>
          <table:table-cell office:value-type="float" office:value="879.1866" calcext:value-type="float">
            <text:p>879.1866</text:p>
          </table:table-cell>
          <table:table-cell office:value-type="float" office:value="872.1974" calcext:value-type="float">
            <text:p>872.1974</text:p>
          </table:table-cell>
          <table:table-cell office:value-type="float" office:value="887.0114" calcext:value-type="float">
            <text:p>887.0114</text:p>
          </table:table-cell>
          <table:table-cell office:value-type="float" office:value="325.9864" calcext:value-type="float">
            <text:p>325.9864</text:p>
          </table:table-cell>
          <table:table-cell office:value-type="float" office:value="442.5894" calcext:value-type="float">
            <text:p>442.5894</text:p>
          </table:table-cell>
          <table:table-cell office:value-type="float" office:value="382.6758" calcext:value-type="float">
            <text:p>382.6758</text:p>
          </table:table-cell>
          <table:table-cell office:value-type="float" office:value="323.6097" calcext:value-type="float">
            <text:p>323.60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53.03458" calcext:value-type="float">
            <text:p>53.03458</text:p>
          </table:table-cell>
          <table:table-cell office:value-type="float" office:value="5526.714" calcext:value-type="float">
            <text:p>5526.714</text:p>
          </table:table-cell>
          <table:table-cell office:value-type="float" office:value="0" calcext:value-type="float">
            <text:p>0</text:p>
          </table:table-cell>
          <table:table-cell office:value-type="float" office:value="1.685167" calcext:value-type="float">
            <text:p>1.685167</text:p>
          </table:table-cell>
          <table:table-cell office:value-type="float" office:value="-88.82932" calcext:value-type="float">
            <text:p>-88.82932</text:p>
          </table:table-cell>
          <table:table-cell office:value-type="float" office:value="316.2648" calcext:value-type="float">
            <text:p>316.2648</text:p>
          </table:table-cell>
          <table:table-cell office:value-type="float" office:value="-47.78907" calcext:value-type="float">
            <text:p>-47.78907</text:p>
          </table:table-cell>
          <table:table-cell office:value-type="float" office:value="38.35118" calcext:value-type="float">
            <text:p>38.35118</text:p>
          </table:table-cell>
          <table:table-cell office:value-type="float" office:value="0.004086448" calcext:value-type="float">
            <text:p>0.004086448</text:p>
          </table:table-cell>
          <table:table-cell office:value-type="float" office:value="0.02410164" calcext:value-type="float">
            <text:p>0.0241016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92599" calcext:value-type="float">
            <text:p>0.2092599</text:p>
          </table:table-cell>
          <table:table-cell office:value-type="float" office:value="0.4022725" calcext:value-type="float">
            <text:p>0.4022725</text:p>
          </table:table-cell>
          <table:table-cell office:value-type="float" office:value="360" calcext:value-type="float">
            <text:p>360</text:p>
          </table:table-cell>
          <table:table-cell office:value-type="float" office:value="373.3331" calcext:value-type="float">
            <text:p>373.3331</text:p>
          </table:table-cell>
          <table:table-cell office:value-type="float" office:value="0" calcext:value-type="float">
            <text:p>0</text:p>
          </table:table-cell>
          <table:table-cell office:value-type="float" office:value="194.4267" calcext:value-type="float">
            <text:p>194.4267</text:p>
          </table:table-cell>
          <table:table-cell office:value-type="float" office:value="270.7521" calcext:value-type="float">
            <text:p>270.7521</text:p>
          </table:table-cell>
          <table:table-cell office:value-type="float" office:value="895.4885" calcext:value-type="float">
            <text:p>895.4885</text:p>
          </table:table-cell>
          <table:table-cell office:value-type="float" office:value="879.0687" calcext:value-type="float">
            <text:p>879.0687</text:p>
          </table:table-cell>
          <table:table-cell office:value-type="float" office:value="872.1127" calcext:value-type="float">
            <text:p>872.1127</text:p>
          </table:table-cell>
          <table:table-cell office:value-type="float" office:value="886.9368" calcext:value-type="float">
            <text:p>886.9368</text:p>
          </table:table-cell>
          <table:table-cell office:value-type="float" office:value="325.9705" calcext:value-type="float">
            <text:p>325.9705</text:p>
          </table:table-cell>
          <table:table-cell office:value-type="float" office:value="442.576" calcext:value-type="float">
            <text:p>442.576</text:p>
          </table:table-cell>
          <table:table-cell office:value-type="float" office:value="382.6722" calcext:value-type="float">
            <text:p>382.6722</text:p>
          </table:table-cell>
          <table:table-cell office:value-type="float" office:value="323.6146" calcext:value-type="float">
            <text:p>323.61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52.96917" calcext:value-type="float">
            <text:p>52.96917</text:p>
          </table:table-cell>
          <table:table-cell office:value-type="float" office:value="5526.346" calcext:value-type="float">
            <text:p>5526.346</text:p>
          </table:table-cell>
          <table:table-cell office:value-type="float" office:value="0" calcext:value-type="float">
            <text:p>0</text:p>
          </table:table-cell>
          <table:table-cell office:value-type="float" office:value="1.7546" calcext:value-type="float">
            <text:p>1.7546</text:p>
          </table:table-cell>
          <table:table-cell office:value-type="float" office:value="-90.37454" calcext:value-type="float">
            <text:p>-90.37454</text:p>
          </table:table-cell>
          <table:table-cell office:value-type="float" office:value="318.1439" calcext:value-type="float">
            <text:p>318.1439</text:p>
          </table:table-cell>
          <table:table-cell office:value-type="float" office:value="-48.66697" calcext:value-type="float">
            <text:p>-48.66697</text:p>
          </table:table-cell>
          <table:table-cell office:value-type="float" office:value="38.23825" calcext:value-type="float">
            <text:p>38.23825</text:p>
          </table:table-cell>
          <table:table-cell office:value-type="float" office:value="0.004017558" calcext:value-type="float">
            <text:p>0.004017558</text:p>
          </table:table-cell>
          <table:table-cell office:value-type="float" office:value="0.01307779" calcext:value-type="float">
            <text:p>0.0130777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96214" calcext:value-type="float">
            <text:p>0.2096214</text:p>
          </table:table-cell>
          <table:table-cell office:value-type="float" office:value="0.3924598" calcext:value-type="float">
            <text:p>0.3924598</text:p>
          </table:table-cell>
          <table:table-cell office:value-type="float" office:value="360" calcext:value-type="float">
            <text:p>360</text:p>
          </table:table-cell>
          <table:table-cell office:value-type="float" office:value="388.3044" calcext:value-type="float">
            <text:p>388.3044</text:p>
          </table:table-cell>
          <table:table-cell office:value-type="float" office:value="0" calcext:value-type="float">
            <text:p>0</text:p>
          </table:table-cell>
          <table:table-cell office:value-type="float" office:value="194.4356" calcext:value-type="float">
            <text:p>194.4356</text:p>
          </table:table-cell>
          <table:table-cell office:value-type="float" office:value="270.7232" calcext:value-type="float">
            <text:p>270.7232</text:p>
          </table:table-cell>
          <table:table-cell office:value-type="float" office:value="895.3723" calcext:value-type="float">
            <text:p>895.3723</text:p>
          </table:table-cell>
          <table:table-cell office:value-type="float" office:value="878.9528" calcext:value-type="float">
            <text:p>878.9528</text:p>
          </table:table-cell>
          <table:table-cell office:value-type="float" office:value="872.032" calcext:value-type="float">
            <text:p>872.032</text:p>
          </table:table-cell>
          <table:table-cell office:value-type="float" office:value="886.8638" calcext:value-type="float">
            <text:p>886.8638</text:p>
          </table:table-cell>
          <table:table-cell office:value-type="float" office:value="325.9548" calcext:value-type="float">
            <text:p>325.9548</text:p>
          </table:table-cell>
          <table:table-cell office:value-type="float" office:value="442.5625" calcext:value-type="float">
            <text:p>442.5625</text:p>
          </table:table-cell>
          <table:table-cell office:value-type="float" office:value="382.6686" calcext:value-type="float">
            <text:p>382.6686</text:p>
          </table:table-cell>
          <table:table-cell office:value-type="float" office:value="323.6194" calcext:value-type="float">
            <text:p>323.61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0" calcext:value-type="float">
            <text:p>3082000</text:p>
          </table:table-cell>
          <table:table-cell office:value-type="float" office:value="52.92516" calcext:value-type="float">
            <text:p>52.92516</text:p>
          </table:table-cell>
          <table:table-cell office:value-type="float" office:value="5525.947" calcext:value-type="float">
            <text:p>5525.947</text:p>
          </table:table-cell>
          <table:table-cell office:value-type="float" office:value="0" calcext:value-type="float">
            <text:p>0</text:p>
          </table:table-cell>
          <table:table-cell office:value-type="float" office:value="1.833947" calcext:value-type="float">
            <text:p>1.833947</text:p>
          </table:table-cell>
          <table:table-cell office:value-type="float" office:value="-91.67284" calcext:value-type="float">
            <text:p>-91.67284</text:p>
          </table:table-cell>
          <table:table-cell office:value-type="float" office:value="324.105" calcext:value-type="float">
            <text:p>324.105</text:p>
          </table:table-cell>
          <table:table-cell office:value-type="float" office:value="-49.22287" calcext:value-type="float">
            <text:p>-49.22287</text:p>
          </table:table-cell>
          <table:table-cell office:value-type="float" office:value="38.10496" calcext:value-type="float">
            <text:p>38.10496</text:p>
          </table:table-cell>
          <table:table-cell office:value-type="float" office:value="0.003949154" calcext:value-type="float">
            <text:p>0.003949154</text:p>
          </table:table-cell>
          <table:table-cell office:value-type="float" office:value="0.01789981" calcext:value-type="float">
            <text:p>0.0178998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099793" calcext:value-type="float">
            <text:p>0.2099793</text:p>
          </table:table-cell>
          <table:table-cell office:value-type="float" office:value="0.3830818" calcext:value-type="float">
            <text:p>0.3830818</text:p>
          </table:table-cell>
          <table:table-cell office:value-type="float" office:value="360" calcext:value-type="float">
            <text:p>360</text:p>
          </table:table-cell>
          <table:table-cell office:value-type="float" office:value="405.1731" calcext:value-type="float">
            <text:p>405.1731</text:p>
          </table:table-cell>
          <table:table-cell office:value-type="float" office:value="0" calcext:value-type="float">
            <text:p>0</text:p>
          </table:table-cell>
          <table:table-cell office:value-type="float" office:value="194.4453" calcext:value-type="float">
            <text:p>194.4453</text:p>
          </table:table-cell>
          <table:table-cell office:value-type="float" office:value="270.6967" calcext:value-type="float">
            <text:p>270.6967</text:p>
          </table:table-cell>
          <table:table-cell office:value-type="float" office:value="895.2542" calcext:value-type="float">
            <text:p>895.2542</text:p>
          </table:table-cell>
          <table:table-cell office:value-type="float" office:value="878.8334" calcext:value-type="float">
            <text:p>878.8334</text:p>
          </table:table-cell>
          <table:table-cell office:value-type="float" office:value="871.9549" calcext:value-type="float">
            <text:p>871.9549</text:p>
          </table:table-cell>
          <table:table-cell office:value-type="float" office:value="886.7891" calcext:value-type="float">
            <text:p>886.7891</text:p>
          </table:table-cell>
          <table:table-cell office:value-type="float" office:value="325.9361" calcext:value-type="float">
            <text:p>325.9361</text:p>
          </table:table-cell>
          <table:table-cell office:value-type="float" office:value="442.547" calcext:value-type="float">
            <text:p>442.547</text:p>
          </table:table-cell>
          <table:table-cell office:value-type="float" office:value="382.6636" calcext:value-type="float">
            <text:p>382.6636</text:p>
          </table:table-cell>
          <table:table-cell office:value-type="float" office:value="323.6223" calcext:value-type="float">
            <text:p>323.62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0" calcext:value-type="float">
            <text:p>4082000</text:p>
          </table:table-cell>
          <table:table-cell office:value-type="float" office:value="52.97853" calcext:value-type="float">
            <text:p>52.97853</text:p>
          </table:table-cell>
          <table:table-cell office:value-type="float" office:value="5525.587" calcext:value-type="float">
            <text:p>5525.587</text:p>
          </table:table-cell>
          <table:table-cell office:value-type="float" office:value="0" calcext:value-type="float">
            <text:p>0</text:p>
          </table:table-cell>
          <table:table-cell office:value-type="float" office:value="1.987772" calcext:value-type="float">
            <text:p>1.987772</text:p>
          </table:table-cell>
          <table:table-cell office:value-type="float" office:value="-92.74368" calcext:value-type="float">
            <text:p>-92.74368</text:p>
          </table:table-cell>
          <table:table-cell office:value-type="float" office:value="328.5338" calcext:value-type="float">
            <text:p>328.5338</text:p>
          </table:table-cell>
          <table:table-cell office:value-type="float" office:value="-49.62667" calcext:value-type="float">
            <text:p>-49.62667</text:p>
          </table:table-cell>
          <table:table-cell office:value-type="float" office:value="37.96097" calcext:value-type="float">
            <text:p>37.96097</text:p>
          </table:table-cell>
          <table:table-cell office:value-type="float" office:value="0.003888635" calcext:value-type="float">
            <text:p>0.003888635</text:p>
          </table:table-cell>
          <table:table-cell office:value-type="float" office:value="0.03014484" calcext:value-type="float">
            <text:p>0.0301448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03319" calcext:value-type="float">
            <text:p>0.2103319</text:p>
          </table:table-cell>
          <table:table-cell office:value-type="float" office:value="0.3741744" calcext:value-type="float">
            <text:p>0.3741744</text:p>
          </table:table-cell>
          <table:table-cell office:value-type="float" office:value="360" calcext:value-type="float">
            <text:p>360</text:p>
          </table:table-cell>
          <table:table-cell office:value-type="float" office:value="422.9149" calcext:value-type="float">
            <text:p>422.9149</text:p>
          </table:table-cell>
          <table:table-cell office:value-type="float" office:value="0" calcext:value-type="float">
            <text:p>0</text:p>
          </table:table-cell>
          <table:table-cell office:value-type="float" office:value="194.4746" calcext:value-type="float">
            <text:p>194.4746</text:p>
          </table:table-cell>
          <table:table-cell office:value-type="float" office:value="270.6781" calcext:value-type="float">
            <text:p>270.6781</text:p>
          </table:table-cell>
          <table:table-cell office:value-type="float" office:value="895.1796" calcext:value-type="float">
            <text:p>895.1796</text:p>
          </table:table-cell>
          <table:table-cell office:value-type="float" office:value="878.7378" calcext:value-type="float">
            <text:p>878.7378</text:p>
          </table:table-cell>
          <table:table-cell office:value-type="float" office:value="871.8907" calcext:value-type="float">
            <text:p>871.8907</text:p>
          </table:table-cell>
          <table:table-cell office:value-type="float" office:value="886.7245" calcext:value-type="float">
            <text:p>886.7245</text:p>
          </table:table-cell>
          <table:table-cell office:value-type="float" office:value="325.9221" calcext:value-type="float">
            <text:p>325.9221</text:p>
          </table:table-cell>
          <table:table-cell office:value-type="float" office:value="442.5371" calcext:value-type="float">
            <text:p>442.5371</text:p>
          </table:table-cell>
          <table:table-cell office:value-type="float" office:value="382.6633" calcext:value-type="float">
            <text:p>382.6633</text:p>
          </table:table-cell>
          <table:table-cell office:value-type="float" office:value="323.6286" calcext:value-type="float">
            <text:p>323.62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53.11256" calcext:value-type="float">
            <text:p>53.11256</text:p>
          </table:table-cell>
          <table:table-cell office:value-type="float" office:value="5525.229" calcext:value-type="float">
            <text:p>5525.229</text:p>
          </table:table-cell>
          <table:table-cell office:value-type="float" office:value="0" calcext:value-type="float">
            <text:p>0</text:p>
          </table:table-cell>
          <table:table-cell office:value-type="float" office:value="2.212931" calcext:value-type="float">
            <text:p>2.212931</text:p>
          </table:table-cell>
          <table:table-cell office:value-type="float" office:value="-93.74936" calcext:value-type="float">
            <text:p>-93.74936</text:p>
          </table:table-cell>
          <table:table-cell office:value-type="float" office:value="332.2762" calcext:value-type="float">
            <text:p>332.2762</text:p>
          </table:table-cell>
          <table:table-cell office:value-type="float" office:value="-49.99769" calcext:value-type="float">
            <text:p>-49.99769</text:p>
          </table:table-cell>
          <table:table-cell office:value-type="float" office:value="37.79951" calcext:value-type="float">
            <text:p>37.79951</text:p>
          </table:table-cell>
          <table:table-cell office:value-type="float" office:value="0.00382581" calcext:value-type="float">
            <text:p>0.00382581</text:p>
          </table:table-cell>
          <table:table-cell office:value-type="float" office:value="0.01823279" calcext:value-type="float">
            <text:p>0.0182327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06792" calcext:value-type="float">
            <text:p>0.2106792</text:p>
          </table:table-cell>
          <table:table-cell office:value-type="float" office:value="0.3657166" calcext:value-type="float">
            <text:p>0.3657166</text:p>
          </table:table-cell>
          <table:table-cell office:value-type="float" office:value="360" calcext:value-type="float">
            <text:p>360</text:p>
          </table:table-cell>
          <table:table-cell office:value-type="float" office:value="437.9099" calcext:value-type="float">
            <text:p>437.9099</text:p>
          </table:table-cell>
          <table:table-cell office:value-type="float" office:value="0" calcext:value-type="float">
            <text:p>0</text:p>
          </table:table-cell>
          <table:table-cell office:value-type="float" office:value="194.507" calcext:value-type="float">
            <text:p>194.507</text:p>
          </table:table-cell>
          <table:table-cell office:value-type="float" office:value="270.6735" calcext:value-type="float">
            <text:p>270.6735</text:p>
          </table:table-cell>
          <table:table-cell office:value-type="float" office:value="895.124" calcext:value-type="float">
            <text:p>895.124</text:p>
          </table:table-cell>
          <table:table-cell office:value-type="float" office:value="878.6462" calcext:value-type="float">
            <text:p>878.6462</text:p>
          </table:table-cell>
          <table:table-cell office:value-type="float" office:value="871.8349" calcext:value-type="float">
            <text:p>871.8349</text:p>
          </table:table-cell>
          <table:table-cell office:value-type="float" office:value="886.6649" calcext:value-type="float">
            <text:p>886.6649</text:p>
          </table:table-cell>
          <table:table-cell office:value-type="float" office:value="325.9185" calcext:value-type="float">
            <text:p>325.9185</text:p>
          </table:table-cell>
          <table:table-cell office:value-type="float" office:value="442.5352" calcext:value-type="float">
            <text:p>442.5352</text:p>
          </table:table-cell>
          <table:table-cell office:value-type="float" office:value="382.6681" calcext:value-type="float">
            <text:p>382.6681</text:p>
          </table:table-cell>
          <table:table-cell office:value-type="float" office:value="323.6392" calcext:value-type="float">
            <text:p>323.63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53.27618" calcext:value-type="float">
            <text:p>53.27618</text:p>
          </table:table-cell>
          <table:table-cell office:value-type="float" office:value="5524.881" calcext:value-type="float">
            <text:p>5524.881</text:p>
          </table:table-cell>
          <table:table-cell office:value-type="float" office:value="0" calcext:value-type="float">
            <text:p>0</text:p>
          </table:table-cell>
          <table:table-cell office:value-type="float" office:value="2.457981" calcext:value-type="float">
            <text:p>2.457981</text:p>
          </table:table-cell>
          <table:table-cell office:value-type="float" office:value="-94.69569" calcext:value-type="float">
            <text:p>-94.69569</text:p>
          </table:table-cell>
          <table:table-cell office:value-type="float" office:value="334.2668" calcext:value-type="float">
            <text:p>334.2668</text:p>
          </table:table-cell>
          <table:table-cell office:value-type="float" office:value="-50.34017" calcext:value-type="float">
            <text:p>-50.34017</text:p>
          </table:table-cell>
          <table:table-cell office:value-type="float" office:value="37.64925" calcext:value-type="float">
            <text:p>37.64925</text:p>
          </table:table-cell>
          <table:table-cell office:value-type="float" office:value="0.003770508" calcext:value-type="float">
            <text:p>0.003770508</text:p>
          </table:table-cell>
          <table:table-cell office:value-type="float" office:value="0.02462024" calcext:value-type="float">
            <text:p>0.0246202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10226" calcext:value-type="float">
            <text:p>0.2110226</text:p>
          </table:table-cell>
          <table:table-cell office:value-type="float" office:value="0.3577214" calcext:value-type="float">
            <text:p>0.3577214</text:p>
          </table:table-cell>
          <table:table-cell office:value-type="float" office:value="360" calcext:value-type="float">
            <text:p>360</text:p>
          </table:table-cell>
          <table:table-cell office:value-type="float" office:value="450.0491" calcext:value-type="float">
            <text:p>450.0491</text:p>
          </table:table-cell>
          <table:table-cell office:value-type="float" office:value="0" calcext:value-type="float">
            <text:p>0</text:p>
          </table:table-cell>
          <table:table-cell office:value-type="float" office:value="194.5239" calcext:value-type="float">
            <text:p>194.5239</text:p>
          </table:table-cell>
          <table:table-cell office:value-type="float" office:value="270.679" calcext:value-type="float">
            <text:p>270.679</text:p>
          </table:table-cell>
          <table:table-cell office:value-type="float" office:value="895.0869" calcext:value-type="float">
            <text:p>895.0869</text:p>
          </table:table-cell>
          <table:table-cell office:value-type="float" office:value="878.5592" calcext:value-type="float">
            <text:p>878.5592</text:p>
          </table:table-cell>
          <table:table-cell office:value-type="float" office:value="871.7824" calcext:value-type="float">
            <text:p>871.7824</text:p>
          </table:table-cell>
          <table:table-cell office:value-type="float" office:value="886.6083" calcext:value-type="float">
            <text:p>886.6083</text:p>
          </table:table-cell>
          <table:table-cell office:value-type="float" office:value="325.9222" calcext:value-type="float">
            <text:p>325.9222</text:p>
          </table:table-cell>
          <table:table-cell office:value-type="float" office:value="442.5388" calcext:value-type="float">
            <text:p>442.5388</text:p>
          </table:table-cell>
          <table:table-cell office:value-type="float" office:value="382.6761" calcext:value-type="float">
            <text:p>382.6761</text:p>
          </table:table-cell>
          <table:table-cell office:value-type="float" office:value="323.6522" calcext:value-type="float">
            <text:p>323.65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53.47031" calcext:value-type="float">
            <text:p>53.47031</text:p>
          </table:table-cell>
          <table:table-cell office:value-type="float" office:value="5524.556" calcext:value-type="float">
            <text:p>5524.556</text:p>
          </table:table-cell>
          <table:table-cell office:value-type="float" office:value="0" calcext:value-type="float">
            <text:p>0</text:p>
          </table:table-cell>
          <table:table-cell office:value-type="float" office:value="2.726301" calcext:value-type="float">
            <text:p>2.726301</text:p>
          </table:table-cell>
          <table:table-cell office:value-type="float" office:value="-95.56793" calcext:value-type="float">
            <text:p>-95.56793</text:p>
          </table:table-cell>
          <table:table-cell office:value-type="float" office:value="336.8109" calcext:value-type="float">
            <text:p>336.8109</text:p>
          </table:table-cell>
          <table:table-cell office:value-type="float" office:value="-50.65554" calcext:value-type="float">
            <text:p>-50.65554</text:p>
          </table:table-cell>
          <table:table-cell office:value-type="float" office:value="37.51617" calcext:value-type="float">
            <text:p>37.51617</text:p>
          </table:table-cell>
          <table:table-cell office:value-type="float" office:value="0.003716811" calcext:value-type="float">
            <text:p>0.003716811</text:p>
          </table:table-cell>
          <table:table-cell office:value-type="float" office:value="0.03295777" calcext:value-type="float">
            <text:p>0.0329577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13659" calcext:value-type="float">
            <text:p>0.2113659</text:p>
          </table:table-cell>
          <table:table-cell office:value-type="float" office:value="0.3502919" calcext:value-type="float">
            <text:p>0.3502919</text:p>
          </table:table-cell>
          <table:table-cell office:value-type="float" office:value="360" calcext:value-type="float">
            <text:p>360</text:p>
          </table:table-cell>
          <table:table-cell office:value-type="float" office:value="461.9453" calcext:value-type="float">
            <text:p>461.9453</text:p>
          </table:table-cell>
          <table:table-cell office:value-type="float" office:value="0" calcext:value-type="float">
            <text:p>0</text:p>
          </table:table-cell>
          <table:table-cell office:value-type="float" office:value="194.5477" calcext:value-type="float">
            <text:p>194.5477</text:p>
          </table:table-cell>
          <table:table-cell office:value-type="float" office:value="270.693" calcext:value-type="float">
            <text:p>270.693</text:p>
          </table:table-cell>
          <table:table-cell office:value-type="float" office:value="895.0611" calcext:value-type="float">
            <text:p>895.0611</text:p>
          </table:table-cell>
          <table:table-cell office:value-type="float" office:value="878.4787" calcext:value-type="float">
            <text:p>878.4787</text:p>
          </table:table-cell>
          <table:table-cell office:value-type="float" office:value="871.733" calcext:value-type="float">
            <text:p>871.733</text:p>
          </table:table-cell>
          <table:table-cell office:value-type="float" office:value="886.5554" calcext:value-type="float">
            <text:p>886.5554</text:p>
          </table:table-cell>
          <table:table-cell office:value-type="float" office:value="325.9304" calcext:value-type="float">
            <text:p>325.9304</text:p>
          </table:table-cell>
          <table:table-cell office:value-type="float" office:value="442.5457" calcext:value-type="float">
            <text:p>442.5457</text:p>
          </table:table-cell>
          <table:table-cell office:value-type="float" office:value="382.6859" calcext:value-type="float">
            <text:p>382.6859</text:p>
          </table:table-cell>
          <table:table-cell office:value-type="float" office:value="323.6665" calcext:value-type="float">
            <text:p>323.66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0" calcext:value-type="float">
            <text:p>8082000</text:p>
          </table:table-cell>
          <table:table-cell office:value-type="float" office:value="53.70773" calcext:value-type="float">
            <text:p>53.70773</text:p>
          </table:table-cell>
          <table:table-cell office:value-type="float" office:value="5524.208" calcext:value-type="float">
            <text:p>5524.208</text:p>
          </table:table-cell>
          <table:table-cell office:value-type="float" office:value="0" calcext:value-type="float">
            <text:p>0</text:p>
          </table:table-cell>
          <table:table-cell office:value-type="float" office:value="3.039686" calcext:value-type="float">
            <text:p>3.039686</text:p>
          </table:table-cell>
          <table:table-cell office:value-type="float" office:value="-96.45872" calcext:value-type="float">
            <text:p>-96.45872</text:p>
          </table:table-cell>
          <table:table-cell office:value-type="float" office:value="340.6895" calcext:value-type="float">
            <text:p>340.6895</text:p>
          </table:table-cell>
          <table:table-cell office:value-type="float" office:value="-50.98626" calcext:value-type="float">
            <text:p>-50.98626</text:p>
          </table:table-cell>
          <table:table-cell office:value-type="float" office:value="37.3721" calcext:value-type="float">
            <text:p>37.3721</text:p>
          </table:table-cell>
          <table:table-cell office:value-type="float" office:value="0.00365563" calcext:value-type="float">
            <text:p>0.00365563</text:p>
          </table:table-cell>
          <table:table-cell office:value-type="float" office:value="0.04392788" calcext:value-type="float">
            <text:p>0.0439278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17082" calcext:value-type="float">
            <text:p>0.2117082</text:p>
          </table:table-cell>
          <table:table-cell office:value-type="float" office:value="0.3433889" calcext:value-type="float">
            <text:p>0.3433889</text:p>
          </table:table-cell>
          <table:table-cell office:value-type="float" office:value="360" calcext:value-type="float">
            <text:p>360</text:p>
          </table:table-cell>
          <table:table-cell office:value-type="float" office:value="477.9544" calcext:value-type="float">
            <text:p>477.9544</text:p>
          </table:table-cell>
          <table:table-cell office:value-type="float" office:value="0" calcext:value-type="float">
            <text:p>0</text:p>
          </table:table-cell>
          <table:table-cell office:value-type="float" office:value="194.5795" calcext:value-type="float">
            <text:p>194.5795</text:p>
          </table:table-cell>
          <table:table-cell office:value-type="float" office:value="270.7176" calcext:value-type="float">
            <text:p>270.7176</text:p>
          </table:table-cell>
          <table:table-cell office:value-type="float" office:value="895.0388" calcext:value-type="float">
            <text:p>895.0388</text:p>
          </table:table-cell>
          <table:table-cell office:value-type="float" office:value="878.3936" calcext:value-type="float">
            <text:p>878.3936</text:p>
          </table:table-cell>
          <table:table-cell office:value-type="float" office:value="871.6818" calcext:value-type="float">
            <text:p>871.6818</text:p>
          </table:table-cell>
          <table:table-cell office:value-type="float" office:value="886.502" calcext:value-type="float">
            <text:p>886.502</text:p>
          </table:table-cell>
          <table:table-cell office:value-type="float" office:value="325.9426" calcext:value-type="float">
            <text:p>325.9426</text:p>
          </table:table-cell>
          <table:table-cell office:value-type="float" office:value="442.5543" calcext:value-type="float">
            <text:p>442.5543</text:p>
          </table:table-cell>
          <table:table-cell office:value-type="float" office:value="382.6964" calcext:value-type="float">
            <text:p>382.6964</text:p>
          </table:table-cell>
          <table:table-cell office:value-type="float" office:value="323.6814" calcext:value-type="float">
            <text:p>323.68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0" calcext:value-type="float">
            <text:p>9082000</text:p>
          </table:table-cell>
          <table:table-cell office:value-type="float" office:value="53.97067" calcext:value-type="float">
            <text:p>53.97067</text:p>
          </table:table-cell>
          <table:table-cell office:value-type="float" office:value="5523.855" calcext:value-type="float">
            <text:p>5523.855</text:p>
          </table:table-cell>
          <table:table-cell office:value-type="float" office:value="0" calcext:value-type="float">
            <text:p>0</text:p>
          </table:table-cell>
          <table:table-cell office:value-type="float" office:value="3.377129" calcext:value-type="float">
            <text:p>3.377129</text:p>
          </table:table-cell>
          <table:table-cell office:value-type="float" office:value="-97.33939" calcext:value-type="float">
            <text:p>-97.33939</text:p>
          </table:table-cell>
          <table:table-cell office:value-type="float" office:value="340.9482" calcext:value-type="float">
            <text:p>340.9482</text:p>
          </table:table-cell>
          <table:table-cell office:value-type="float" office:value="-51.31103" calcext:value-type="float">
            <text:p>-51.31103</text:p>
          </table:table-cell>
          <table:table-cell office:value-type="float" office:value="37.21381" calcext:value-type="float">
            <text:p>37.21381</text:p>
          </table:table-cell>
          <table:table-cell office:value-type="float" office:value="0.003595741" calcext:value-type="float">
            <text:p>0.003595741</text:p>
          </table:table-cell>
          <table:table-cell office:value-type="float" office:value="0.0304284" calcext:value-type="float">
            <text:p>0.030428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20494" calcext:value-type="float">
            <text:p>0.2120494</text:p>
          </table:table-cell>
          <table:table-cell office:value-type="float" office:value="0.3369295" calcext:value-type="float">
            <text:p>0.3369295</text:p>
          </table:table-cell>
          <table:table-cell office:value-type="float" office:value="360" calcext:value-type="float">
            <text:p>360</text:p>
          </table:table-cell>
          <table:table-cell office:value-type="float" office:value="491.8336" calcext:value-type="float">
            <text:p>491.8336</text:p>
          </table:table-cell>
          <table:table-cell office:value-type="float" office:value="0" calcext:value-type="float">
            <text:p>0</text:p>
          </table:table-cell>
          <table:table-cell office:value-type="float" office:value="194.617" calcext:value-type="float">
            <text:p>194.617</text:p>
          </table:table-cell>
          <table:table-cell office:value-type="float" office:value="270.7493" calcext:value-type="float">
            <text:p>270.7493</text:p>
          </table:table-cell>
          <table:table-cell office:value-type="float" office:value="895.0198" calcext:value-type="float">
            <text:p>895.0198</text:p>
          </table:table-cell>
          <table:table-cell office:value-type="float" office:value="878.307" calcext:value-type="float">
            <text:p>878.307</text:p>
          </table:table-cell>
          <table:table-cell office:value-type="float" office:value="871.6298" calcext:value-type="float">
            <text:p>871.6298</text:p>
          </table:table-cell>
          <table:table-cell office:value-type="float" office:value="886.4476" calcext:value-type="float">
            <text:p>886.4476</text:p>
          </table:table-cell>
          <table:table-cell office:value-type="float" office:value="325.9583" calcext:value-type="float">
            <text:p>325.9583</text:p>
          </table:table-cell>
          <table:table-cell office:value-type="float" office:value="442.5645" calcext:value-type="float">
            <text:p>442.5645</text:p>
          </table:table-cell>
          <table:table-cell office:value-type="float" office:value="382.7073" calcext:value-type="float">
            <text:p>382.7073</text:p>
          </table:table-cell>
          <table:table-cell office:value-type="float" office:value="323.6966" calcext:value-type="float">
            <text:p>323.69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0" calcext:value-type="float">
            <text:p>10082000</text:p>
          </table:table-cell>
          <table:table-cell office:value-type="float" office:value="54.2387" calcext:value-type="float">
            <text:p>54.2387</text:p>
          </table:table-cell>
          <table:table-cell office:value-type="float" office:value="5523.509" calcext:value-type="float">
            <text:p>5523.509</text:p>
          </table:table-cell>
          <table:table-cell office:value-type="float" office:value="0" calcext:value-type="float">
            <text:p>0</text:p>
          </table:table-cell>
          <table:table-cell office:value-type="float" office:value="3.717187" calcext:value-type="float">
            <text:p>3.717187</text:p>
          </table:table-cell>
          <table:table-cell office:value-type="float" office:value="-98.17509" calcext:value-type="float">
            <text:p>-98.17509</text:p>
          </table:table-cell>
          <table:table-cell office:value-type="float" office:value="344.6993" calcext:value-type="float">
            <text:p>344.6993</text:p>
          </table:table-cell>
          <table:table-cell office:value-type="float" office:value="-51.62531" calcext:value-type="float">
            <text:p>-51.62531</text:p>
          </table:table-cell>
          <table:table-cell office:value-type="float" office:value="37.07669" calcext:value-type="float">
            <text:p>37.07669</text:p>
          </table:table-cell>
          <table:table-cell office:value-type="float" office:value="0.003538128" calcext:value-type="float">
            <text:p>0.003538128</text:p>
          </table:table-cell>
          <table:table-cell office:value-type="float" office:value="0.03293036" calcext:value-type="float">
            <text:p>0.0329303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23892" calcext:value-type="float">
            <text:p>0.2123892</text:p>
          </table:table-cell>
          <table:table-cell office:value-type="float" office:value="0.3308986" calcext:value-type="float">
            <text:p>0.3308986</text:p>
          </table:table-cell>
          <table:table-cell office:value-type="float" office:value="360" calcext:value-type="float">
            <text:p>360</text:p>
          </table:table-cell>
          <table:table-cell office:value-type="float" office:value="509.7022" calcext:value-type="float">
            <text:p>509.7022</text:p>
          </table:table-cell>
          <table:table-cell office:value-type="float" office:value="0" calcext:value-type="float">
            <text:p>0</text:p>
          </table:table-cell>
          <table:table-cell office:value-type="float" office:value="194.6564" calcext:value-type="float">
            <text:p>194.6564</text:p>
          </table:table-cell>
          <table:table-cell office:value-type="float" office:value="270.7836" calcext:value-type="float">
            <text:p>270.7836</text:p>
          </table:table-cell>
          <table:table-cell office:value-type="float" office:value="895.0013" calcext:value-type="float">
            <text:p>895.0013</text:p>
          </table:table-cell>
          <table:table-cell office:value-type="float" office:value="878.2244" calcext:value-type="float">
            <text:p>878.2244</text:p>
          </table:table-cell>
          <table:table-cell office:value-type="float" office:value="871.5787" calcext:value-type="float">
            <text:p>871.5787</text:p>
          </table:table-cell>
          <table:table-cell office:value-type="float" office:value="886.3941" calcext:value-type="float">
            <text:p>886.3941</text:p>
          </table:table-cell>
          <table:table-cell office:value-type="float" office:value="325.9755" calcext:value-type="float">
            <text:p>325.9755</text:p>
          </table:table-cell>
          <table:table-cell office:value-type="float" office:value="442.575" calcext:value-type="float">
            <text:p>442.575</text:p>
          </table:table-cell>
          <table:table-cell office:value-type="float" office:value="382.7185" calcext:value-type="float">
            <text:p>382.7185</text:p>
          </table:table-cell>
          <table:table-cell office:value-type="float" office:value="323.7119" calcext:value-type="float">
            <text:p>323.71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54.4774" calcext:value-type="float">
            <text:p>54.4774</text:p>
          </table:table-cell>
          <table:table-cell office:value-type="float" office:value="5523.192" calcext:value-type="float">
            <text:p>5523.192</text:p>
          </table:table-cell>
          <table:table-cell office:value-type="float" office:value="0" calcext:value-type="float">
            <text:p>0</text:p>
          </table:table-cell>
          <table:table-cell office:value-type="float" office:value="4.021489" calcext:value-type="float">
            <text:p>4.021489</text:p>
          </table:table-cell>
          <table:table-cell office:value-type="float" office:value="-98.84402" calcext:value-type="float">
            <text:p>-98.84402</text:p>
          </table:table-cell>
          <table:table-cell office:value-type="float" office:value="348.396" calcext:value-type="float">
            <text:p>348.396</text:p>
          </table:table-cell>
          <table:table-cell office:value-type="float" office:value="-51.89847" calcext:value-type="float">
            <text:p>-51.89847</text:p>
          </table:table-cell>
          <table:table-cell office:value-type="float" office:value="36.97883" calcext:value-type="float">
            <text:p>36.97883</text:p>
          </table:table-cell>
          <table:table-cell office:value-type="float" office:value="0.003476846" calcext:value-type="float">
            <text:p>0.003476846</text:p>
          </table:table-cell>
          <table:table-cell office:value-type="float" office:value="0.03465797" calcext:value-type="float">
            <text:p>0.0346579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2748" calcext:value-type="float">
            <text:p>0.212748</text:p>
          </table:table-cell>
          <table:table-cell office:value-type="float" office:value="0.3258691" calcext:value-type="float">
            <text:p>0.3258691</text:p>
          </table:table-cell>
          <table:table-cell office:value-type="float" office:value="360" calcext:value-type="float">
            <text:p>360</text:p>
          </table:table-cell>
          <table:table-cell office:value-type="float" office:value="523.336" calcext:value-type="float">
            <text:p>523.336</text:p>
          </table:table-cell>
          <table:table-cell office:value-type="float" office:value="0" calcext:value-type="float">
            <text:p>0</text:p>
          </table:table-cell>
          <table:table-cell office:value-type="float" office:value="194.6847" calcext:value-type="float">
            <text:p>194.6847</text:p>
          </table:table-cell>
          <table:table-cell office:value-type="float" office:value="270.8139" calcext:value-type="float">
            <text:p>270.8139</text:p>
          </table:table-cell>
          <table:table-cell office:value-type="float" office:value="894.9825" calcext:value-type="float">
            <text:p>894.9825</text:p>
          </table:table-cell>
          <table:table-cell office:value-type="float" office:value="878.1521" calcext:value-type="float">
            <text:p>878.1521</text:p>
          </table:table-cell>
          <table:table-cell office:value-type="float" office:value="871.531" calcext:value-type="float">
            <text:p>871.531</text:p>
          </table:table-cell>
          <table:table-cell office:value-type="float" office:value="886.3423" calcext:value-type="float">
            <text:p>886.3423</text:p>
          </table:table-cell>
          <table:table-cell office:value-type="float" office:value="325.9929" calcext:value-type="float">
            <text:p>325.9929</text:p>
          </table:table-cell>
          <table:table-cell office:value-type="float" office:value="442.5854" calcext:value-type="float">
            <text:p>442.5854</text:p>
          </table:table-cell>
          <table:table-cell office:value-type="float" office:value="382.7297" calcext:value-type="float">
            <text:p>382.7297</text:p>
          </table:table-cell>
          <table:table-cell office:value-type="float" office:value="323.7273" calcext:value-type="float">
            <text:p>323.72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54.72083" calcext:value-type="float">
            <text:p>54.72083</text:p>
          </table:table-cell>
          <table:table-cell office:value-type="float" office:value="5522.876" calcext:value-type="float">
            <text:p>5522.876</text:p>
          </table:table-cell>
          <table:table-cell office:value-type="float" office:value="0" calcext:value-type="float">
            <text:p>0</text:p>
          </table:table-cell>
          <table:table-cell office:value-type="float" office:value="4.337648" calcext:value-type="float">
            <text:p>4.337648</text:p>
          </table:table-cell>
          <table:table-cell office:value-type="float" office:value="-99.606" calcext:value-type="float">
            <text:p>-99.606</text:p>
          </table:table-cell>
          <table:table-cell office:value-type="float" office:value="349.7568" calcext:value-type="float">
            <text:p>349.7568</text:p>
          </table:table-cell>
          <table:table-cell office:value-type="float" office:value="-52.17907" calcext:value-type="float">
            <text:p>-52.17907</text:p>
          </table:table-cell>
          <table:table-cell office:value-type="float" office:value="36.89958" calcext:value-type="float">
            <text:p>36.89958</text:p>
          </table:table-cell>
          <table:table-cell office:value-type="float" office:value="0.003426614" calcext:value-type="float">
            <text:p>0.003426614</text:p>
          </table:table-cell>
          <table:table-cell office:value-type="float" office:value="0.04086456" calcext:value-type="float">
            <text:p>0.0408645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30894" calcext:value-type="float">
            <text:p>0.2130894</text:p>
          </table:table-cell>
          <table:table-cell office:value-type="float" office:value="0.3207556" calcext:value-type="float">
            <text:p>0.3207556</text:p>
          </table:table-cell>
          <table:table-cell office:value-type="float" office:value="360" calcext:value-type="float">
            <text:p>360</text:p>
          </table:table-cell>
          <table:table-cell office:value-type="float" office:value="543.8104" calcext:value-type="float">
            <text:p>543.8104</text:p>
          </table:table-cell>
          <table:table-cell office:value-type="float" office:value="0" calcext:value-type="float">
            <text:p>0</text:p>
          </table:table-cell>
          <table:table-cell office:value-type="float" office:value="194.7165" calcext:value-type="float">
            <text:p>194.7165</text:p>
          </table:table-cell>
          <table:table-cell office:value-type="float" office:value="270.8398" calcext:value-type="float">
            <text:p>270.8398</text:p>
          </table:table-cell>
          <table:table-cell office:value-type="float" office:value="894.9624" calcext:value-type="float">
            <text:p>894.9624</text:p>
          </table:table-cell>
          <table:table-cell office:value-type="float" office:value="878.082" calcext:value-type="float">
            <text:p>878.082</text:p>
          </table:table-cell>
          <table:table-cell office:value-type="float" office:value="871.4879" calcext:value-type="float">
            <text:p>871.4879</text:p>
          </table:table-cell>
          <table:table-cell office:value-type="float" office:value="886.2929" calcext:value-type="float">
            <text:p>886.2929</text:p>
          </table:table-cell>
          <table:table-cell office:value-type="float" office:value="326.0092" calcext:value-type="float">
            <text:p>326.0092</text:p>
          </table:table-cell>
          <table:table-cell office:value-type="float" office:value="442.5952" calcext:value-type="float">
            <text:p>442.5952</text:p>
          </table:table-cell>
          <table:table-cell office:value-type="float" office:value="382.7407" calcext:value-type="float">
            <text:p>382.7407</text:p>
          </table:table-cell>
          <table:table-cell office:value-type="float" office:value="323.7426" calcext:value-type="float">
            <text:p>323.74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54.96963" calcext:value-type="float">
            <text:p>54.96963</text:p>
          </table:table-cell>
          <table:table-cell office:value-type="float" office:value="5522.569" calcext:value-type="float">
            <text:p>5522.569</text:p>
          </table:table-cell>
          <table:table-cell office:value-type="float" office:value="0" calcext:value-type="float">
            <text:p>0</text:p>
          </table:table-cell>
          <table:table-cell office:value-type="float" office:value="4.651513" calcext:value-type="float">
            <text:p>4.651513</text:p>
          </table:table-cell>
          <table:table-cell office:value-type="float" office:value="-100.3846" calcext:value-type="float">
            <text:p>-100.3846</text:p>
          </table:table-cell>
          <table:table-cell office:value-type="float" office:value="353.9156" calcext:value-type="float">
            <text:p>353.9156</text:p>
          </table:table-cell>
          <table:table-cell office:value-type="float" office:value="-52.44487" calcext:value-type="float">
            <text:p>-52.44487</text:p>
          </table:table-cell>
          <table:table-cell office:value-type="float" office:value="36.80553" calcext:value-type="float">
            <text:p>36.80553</text:p>
          </table:table-cell>
          <table:table-cell office:value-type="float" office:value="0.003376835" calcext:value-type="float">
            <text:p>0.003376835</text:p>
          </table:table-cell>
          <table:table-cell office:value-type="float" office:value="0.04383419" calcext:value-type="float">
            <text:p>0.0438341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34327" calcext:value-type="float">
            <text:p>0.2134327</text:p>
          </table:table-cell>
          <table:table-cell office:value-type="float" office:value="0.3160439" calcext:value-type="float">
            <text:p>0.3160439</text:p>
          </table:table-cell>
          <table:table-cell office:value-type="float" office:value="360" calcext:value-type="float">
            <text:p>360</text:p>
          </table:table-cell>
          <table:table-cell office:value-type="float" office:value="561.7858" calcext:value-type="float">
            <text:p>561.7858</text:p>
          </table:table-cell>
          <table:table-cell office:value-type="float" office:value="0" calcext:value-type="float">
            <text:p>0</text:p>
          </table:table-cell>
          <table:table-cell office:value-type="float" office:value="194.7554" calcext:value-type="float">
            <text:p>194.7554</text:p>
          </table:table-cell>
          <table:table-cell office:value-type="float" office:value="270.8712" calcext:value-type="float">
            <text:p>270.8712</text:p>
          </table:table-cell>
          <table:table-cell office:value-type="float" office:value="894.9422" calcext:value-type="float">
            <text:p>894.9422</text:p>
          </table:table-cell>
          <table:table-cell office:value-type="float" office:value="878.0133" calcext:value-type="float">
            <text:p>878.0133</text:p>
          </table:table-cell>
          <table:table-cell office:value-type="float" office:value="871.4445" calcext:value-type="float">
            <text:p>871.4445</text:p>
          </table:table-cell>
          <table:table-cell office:value-type="float" office:value="886.2446" calcext:value-type="float">
            <text:p>886.2446</text:p>
          </table:table-cell>
          <table:table-cell office:value-type="float" office:value="326.0257" calcext:value-type="float">
            <text:p>326.0257</text:p>
          </table:table-cell>
          <table:table-cell office:value-type="float" office:value="442.6049" calcext:value-type="float">
            <text:p>442.6049</text:p>
          </table:table-cell>
          <table:table-cell office:value-type="float" office:value="382.7514" calcext:value-type="float">
            <text:p>382.7514</text:p>
          </table:table-cell>
          <table:table-cell office:value-type="float" office:value="323.7578" calcext:value-type="float">
            <text:p>323.75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0" calcext:value-type="float">
            <text:p>14082000</text:p>
          </table:table-cell>
          <table:table-cell office:value-type="float" office:value="55.24327" calcext:value-type="float">
            <text:p>55.24327</text:p>
          </table:table-cell>
          <table:table-cell office:value-type="float" office:value="5522.251" calcext:value-type="float">
            <text:p>5522.251</text:p>
          </table:table-cell>
          <table:table-cell office:value-type="float" office:value="0" calcext:value-type="float">
            <text:p>0</text:p>
          </table:table-cell>
          <table:table-cell office:value-type="float" office:value="4.986493" calcext:value-type="float">
            <text:p>4.986493</text:p>
          </table:table-cell>
          <table:table-cell office:value-type="float" office:value="-101.1275" calcext:value-type="float">
            <text:p>-101.1275</text:p>
          </table:table-cell>
          <table:table-cell office:value-type="float" office:value="353.1094" calcext:value-type="float">
            <text:p>353.1094</text:p>
          </table:table-cell>
          <table:table-cell office:value-type="float" office:value="-52.72348" calcext:value-type="float">
            <text:p>-52.72348</text:p>
          </table:table-cell>
          <table:table-cell office:value-type="float" office:value="36.66584" calcext:value-type="float">
            <text:p>36.66584</text:p>
          </table:table-cell>
          <table:table-cell office:value-type="float" office:value="0.003321536" calcext:value-type="float">
            <text:p>0.003321536</text:p>
          </table:table-cell>
          <table:table-cell office:value-type="float" office:value="0.05541742" calcext:value-type="float">
            <text:p>0.0554174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37738" calcext:value-type="float">
            <text:p>0.2137738</text:p>
          </table:table-cell>
          <table:table-cell office:value-type="float" office:value="0.3116154" calcext:value-type="float">
            <text:p>0.3116154</text:p>
          </table:table-cell>
          <table:table-cell office:value-type="float" office:value="360" calcext:value-type="float">
            <text:p>360</text:p>
          </table:table-cell>
          <table:table-cell office:value-type="float" office:value="576.9212" calcext:value-type="float">
            <text:p>576.9212</text:p>
          </table:table-cell>
          <table:table-cell office:value-type="float" office:value="0" calcext:value-type="float">
            <text:p>0</text:p>
          </table:table-cell>
          <table:table-cell office:value-type="float" office:value="194.8066" calcext:value-type="float">
            <text:p>194.8066</text:p>
          </table:table-cell>
          <table:table-cell office:value-type="float" office:value="270.9099" calcext:value-type="float">
            <text:p>270.9099</text:p>
          </table:table-cell>
          <table:table-cell office:value-type="float" office:value="894.9216" calcext:value-type="float">
            <text:p>894.9216</text:p>
          </table:table-cell>
          <table:table-cell office:value-type="float" office:value="877.9412" calcext:value-type="float">
            <text:p>877.9412</text:p>
          </table:table-cell>
          <table:table-cell office:value-type="float" office:value="871.4003" calcext:value-type="float">
            <text:p>871.4003</text:p>
          </table:table-cell>
          <table:table-cell office:value-type="float" office:value="886.1961" calcext:value-type="float">
            <text:p>886.1961</text:p>
          </table:table-cell>
          <table:table-cell office:value-type="float" office:value="326.0424" calcext:value-type="float">
            <text:p>326.0424</text:p>
          </table:table-cell>
          <table:table-cell office:value-type="float" office:value="442.6143" calcext:value-type="float">
            <text:p>442.6143</text:p>
          </table:table-cell>
          <table:table-cell office:value-type="float" office:value="382.7618" calcext:value-type="float">
            <text:p>382.7618</text:p>
          </table:table-cell>
          <table:table-cell office:value-type="float" office:value="323.7729" calcext:value-type="float">
            <text:p>323.77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0" calcext:value-type="float">
            <text:p>15082000</text:p>
          </table:table-cell>
          <table:table-cell office:value-type="float" office:value="55.56538" calcext:value-type="float">
            <text:p>55.56538</text:p>
          </table:table-cell>
          <table:table-cell office:value-type="float" office:value="5521.906" calcext:value-type="float">
            <text:p>5521.906</text:p>
          </table:table-cell>
          <table:table-cell office:value-type="float" office:value="0" calcext:value-type="float">
            <text:p>0</text:p>
          </table:table-cell>
          <table:table-cell office:value-type="float" office:value="5.375837" calcext:value-type="float">
            <text:p>5.375837</text:p>
          </table:table-cell>
          <table:table-cell office:value-type="float" office:value="-101.8556" calcext:value-type="float">
            <text:p>-101.8556</text:p>
          </table:table-cell>
          <table:table-cell office:value-type="float" office:value="357.6938" calcext:value-type="float">
            <text:p>357.6938</text:p>
          </table:table-cell>
          <table:table-cell office:value-type="float" office:value="-53.0397" calcext:value-type="float">
            <text:p>-53.0397</text:p>
          </table:table-cell>
          <table:table-cell office:value-type="float" office:value="36.49706" calcext:value-type="float">
            <text:p>36.49706</text:p>
          </table:table-cell>
          <table:table-cell office:value-type="float" office:value="0.003261897" calcext:value-type="float">
            <text:p>0.003261897</text:p>
          </table:table-cell>
          <table:table-cell office:value-type="float" office:value="0.03598218" calcext:value-type="float">
            <text:p>0.0359821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41129" calcext:value-type="float">
            <text:p>0.2141129</text:p>
          </table:table-cell>
          <table:table-cell office:value-type="float" office:value="0.3074115" calcext:value-type="float">
            <text:p>0.3074115</text:p>
          </table:table-cell>
          <table:table-cell office:value-type="float" office:value="360" calcext:value-type="float">
            <text:p>360</text:p>
          </table:table-cell>
          <table:table-cell office:value-type="float" office:value="588.916" calcext:value-type="float">
            <text:p>588.916</text:p>
          </table:table-cell>
          <table:table-cell office:value-type="float" office:value="0" calcext:value-type="float">
            <text:p>0</text:p>
          </table:table-cell>
          <table:table-cell office:value-type="float" office:value="194.8723" calcext:value-type="float">
            <text:p>194.8723</text:p>
          </table:table-cell>
          <table:table-cell office:value-type="float" office:value="270.9643" calcext:value-type="float">
            <text:p>270.9643</text:p>
          </table:table-cell>
          <table:table-cell office:value-type="float" office:value="894.9031" calcext:value-type="float">
            <text:p>894.9031</text:p>
          </table:table-cell>
          <table:table-cell office:value-type="float" office:value="877.8619" calcext:value-type="float">
            <text:p>877.8619</text:p>
          </table:table-cell>
          <table:table-cell office:value-type="float" office:value="871.3522" calcext:value-type="float">
            <text:p>871.3522</text:p>
          </table:table-cell>
          <table:table-cell office:value-type="float" office:value="886.1446" calcext:value-type="float">
            <text:p>886.1446</text:p>
          </table:table-cell>
          <table:table-cell office:value-type="float" office:value="326.0614" calcext:value-type="float">
            <text:p>326.0614</text:p>
          </table:table-cell>
          <table:table-cell office:value-type="float" office:value="442.6245" calcext:value-type="float">
            <text:p>442.6245</text:p>
          </table:table-cell>
          <table:table-cell office:value-type="float" office:value="382.7727" calcext:value-type="float">
            <text:p>382.7727</text:p>
          </table:table-cell>
          <table:table-cell office:value-type="float" office:value="323.7884" calcext:value-type="float">
            <text:p>323.78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0" calcext:value-type="float">
            <text:p>16082000</text:p>
          </table:table-cell>
          <table:table-cell office:value-type="float" office:value="55.85649" calcext:value-type="float">
            <text:p>55.85649</text:p>
          </table:table-cell>
          <table:table-cell office:value-type="float" office:value="5521.583" calcext:value-type="float">
            <text:p>5521.583</text:p>
          </table:table-cell>
          <table:table-cell office:value-type="float" office:value="0" calcext:value-type="float">
            <text:p>0</text:p>
          </table:table-cell>
          <table:table-cell office:value-type="float" office:value="5.734035" calcext:value-type="float">
            <text:p>5.734035</text:p>
          </table:table-cell>
          <table:table-cell office:value-type="float" office:value="-102.6156" calcext:value-type="float">
            <text:p>-102.6156</text:p>
          </table:table-cell>
          <table:table-cell office:value-type="float" office:value="360.0173" calcext:value-type="float">
            <text:p>360.0173</text:p>
          </table:table-cell>
          <table:table-cell office:value-type="float" office:value="-53.32264" calcext:value-type="float">
            <text:p>-53.32264</text:p>
          </table:table-cell>
          <table:table-cell office:value-type="float" office:value="36.39341" calcext:value-type="float">
            <text:p>36.39341</text:p>
          </table:table-cell>
          <table:table-cell office:value-type="float" office:value="0.003218246" calcext:value-type="float">
            <text:p>0.003218246</text:p>
          </table:table-cell>
          <table:table-cell office:value-type="float" office:value="0.04870725" calcext:value-type="float">
            <text:p>0.04870725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44517" calcext:value-type="float">
            <text:p>0.2144517</text:p>
          </table:table-cell>
          <table:table-cell office:value-type="float" office:value="0.3034779" calcext:value-type="float">
            <text:p>0.3034779</text:p>
          </table:table-cell>
          <table:table-cell office:value-type="float" office:value="360" calcext:value-type="float">
            <text:p>360</text:p>
          </table:table-cell>
          <table:table-cell office:value-type="float" office:value="605.5871" calcext:value-type="float">
            <text:p>605.5871</text:p>
          </table:table-cell>
          <table:table-cell office:value-type="float" office:value="0" calcext:value-type="float">
            <text:p>0</text:p>
          </table:table-cell>
          <table:table-cell office:value-type="float" office:value="194.9131" calcext:value-type="float">
            <text:p>194.9131</text:p>
          </table:table-cell>
          <table:table-cell office:value-type="float" office:value="271.0141" calcext:value-type="float">
            <text:p>271.0141</text:p>
          </table:table-cell>
          <table:table-cell office:value-type="float" office:value="894.8875" calcext:value-type="float">
            <text:p>894.8875</text:p>
          </table:table-cell>
          <table:table-cell office:value-type="float" office:value="877.7913" calcext:value-type="float">
            <text:p>877.7913</text:p>
          </table:table-cell>
          <table:table-cell office:value-type="float" office:value="871.3058" calcext:value-type="float">
            <text:p>871.3058</text:p>
          </table:table-cell>
          <table:table-cell office:value-type="float" office:value="886.0937" calcext:value-type="float">
            <text:p>886.0937</text:p>
          </table:table-cell>
          <table:table-cell office:value-type="float" office:value="326.0823" calcext:value-type="float">
            <text:p>326.0823</text:p>
          </table:table-cell>
          <table:table-cell office:value-type="float" office:value="442.6364" calcext:value-type="float">
            <text:p>442.6364</text:p>
          </table:table-cell>
          <table:table-cell office:value-type="float" office:value="382.7848" calcext:value-type="float">
            <text:p>382.7848</text:p>
          </table:table-cell>
          <table:table-cell office:value-type="float" office:value="323.8048" calcext:value-type="float">
            <text:p>323.80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0" calcext:value-type="float">
            <text:p>17082000</text:p>
          </table:table-cell>
          <table:table-cell office:value-type="float" office:value="56.11191" calcext:value-type="float">
            <text:p>56.11191</text:p>
          </table:table-cell>
          <table:table-cell office:value-type="float" office:value="5521.333" calcext:value-type="float">
            <text:p>5521.333</text:p>
          </table:table-cell>
          <table:table-cell office:value-type="float" office:value="0" calcext:value-type="float">
            <text:p>0</text:p>
          </table:table-cell>
          <table:table-cell office:value-type="float" office:value="6.036649" calcext:value-type="float">
            <text:p>6.036649</text:p>
          </table:table-cell>
          <table:table-cell office:value-type="float" office:value="-103.2307" calcext:value-type="float">
            <text:p>-103.2307</text:p>
          </table:table-cell>
          <table:table-cell office:value-type="float" office:value="362.8178" calcext:value-type="float">
            <text:p>362.8178</text:p>
          </table:table-cell>
          <table:table-cell office:value-type="float" office:value="-53.5579" calcext:value-type="float">
            <text:p>-53.5579</text:p>
          </table:table-cell>
          <table:table-cell office:value-type="float" office:value="36.29783" calcext:value-type="float">
            <text:p>36.29783</text:p>
          </table:table-cell>
          <table:table-cell office:value-type="float" office:value="0.003185086" calcext:value-type="float">
            <text:p>0.003185086</text:p>
          </table:table-cell>
          <table:table-cell office:value-type="float" office:value="0.06280074" calcext:value-type="float">
            <text:p>0.0628007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47913" calcext:value-type="float">
            <text:p>0.2147913</text:p>
          </table:table-cell>
          <table:table-cell office:value-type="float" office:value="0.2998276" calcext:value-type="float">
            <text:p>0.2998276</text:p>
          </table:table-cell>
          <table:table-cell office:value-type="float" office:value="360" calcext:value-type="float">
            <text:p>360</text:p>
          </table:table-cell>
          <table:table-cell office:value-type="float" office:value="620.0154" calcext:value-type="float">
            <text:p>620.0154</text:p>
          </table:table-cell>
          <table:table-cell office:value-type="float" office:value="0" calcext:value-type="float">
            <text:p>0</text:p>
          </table:table-cell>
          <table:table-cell office:value-type="float" office:value="194.9449" calcext:value-type="float">
            <text:p>194.9449</text:p>
          </table:table-cell>
          <table:table-cell office:value-type="float" office:value="271.0523" calcext:value-type="float">
            <text:p>271.0523</text:p>
          </table:table-cell>
          <table:table-cell office:value-type="float" office:value="894.8803" calcext:value-type="float">
            <text:p>894.8803</text:p>
          </table:table-cell>
          <table:table-cell office:value-type="float" office:value="877.7402" calcext:value-type="float">
            <text:p>877.7402</text:p>
          </table:table-cell>
          <table:table-cell office:value-type="float" office:value="871.2708" calcext:value-type="float">
            <text:p>871.2708</text:p>
          </table:table-cell>
          <table:table-cell office:value-type="float" office:value="886.0546" calcext:value-type="float">
            <text:p>886.0546</text:p>
          </table:table-cell>
          <table:table-cell office:value-type="float" office:value="326.1024" calcext:value-type="float">
            <text:p>326.1024</text:p>
          </table:table-cell>
          <table:table-cell office:value-type="float" office:value="442.6514" calcext:value-type="float">
            <text:p>442.6514</text:p>
          </table:table-cell>
          <table:table-cell office:value-type="float" office:value="382.7999" calcext:value-type="float">
            <text:p>382.7999</text:p>
          </table:table-cell>
          <table:table-cell office:value-type="float" office:value="323.8222" calcext:value-type="float">
            <text:p>323.82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0" calcext:value-type="float">
            <text:p>18082000</text:p>
          </table:table-cell>
          <table:table-cell office:value-type="float" office:value="56.38996" calcext:value-type="float">
            <text:p>56.38996</text:p>
          </table:table-cell>
          <table:table-cell office:value-type="float" office:value="5521.092" calcext:value-type="float">
            <text:p>5521.092</text:p>
          </table:table-cell>
          <table:table-cell office:value-type="float" office:value="0" calcext:value-type="float">
            <text:p>0</text:p>
          </table:table-cell>
          <table:table-cell office:value-type="float" office:value="6.359172" calcext:value-type="float">
            <text:p>6.359172</text:p>
          </table:table-cell>
          <table:table-cell office:value-type="float" office:value="-103.8168" calcext:value-type="float">
            <text:p>-103.8168</text:p>
          </table:table-cell>
          <table:table-cell office:value-type="float" office:value="364.3716" calcext:value-type="float">
            <text:p>364.3716</text:p>
          </table:table-cell>
          <table:table-cell office:value-type="float" office:value="-53.80269" calcext:value-type="float">
            <text:p>-53.80269</text:p>
          </table:table-cell>
          <table:table-cell office:value-type="float" office:value="36.1913" calcext:value-type="float">
            <text:p>36.1913</text:p>
          </table:table-cell>
          <table:table-cell office:value-type="float" office:value="0.003147904" calcext:value-type="float">
            <text:p>0.003147904</text:p>
          </table:table-cell>
          <table:table-cell office:value-type="float" office:value="0.04693273" calcext:value-type="float">
            <text:p>0.04693273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51298" calcext:value-type="float">
            <text:p>0.2151298</text:p>
          </table:table-cell>
          <table:table-cell office:value-type="float" office:value="0.2964095" calcext:value-type="float">
            <text:p>0.2964095</text:p>
          </table:table-cell>
          <table:table-cell office:value-type="float" office:value="360" calcext:value-type="float">
            <text:p>360</text:p>
          </table:table-cell>
          <table:table-cell office:value-type="float" office:value="633.538" calcext:value-type="float">
            <text:p>633.538</text:p>
          </table:table-cell>
          <table:table-cell office:value-type="float" office:value="0" calcext:value-type="float">
            <text:p>0</text:p>
          </table:table-cell>
          <table:table-cell office:value-type="float" office:value="194.9827" calcext:value-type="float">
            <text:p>194.9827</text:p>
          </table:table-cell>
          <table:table-cell office:value-type="float" office:value="271.0943" calcext:value-type="float">
            <text:p>271.0943</text:p>
          </table:table-cell>
          <table:table-cell office:value-type="float" office:value="894.8766" calcext:value-type="float">
            <text:p>894.8766</text:p>
          </table:table-cell>
          <table:table-cell office:value-type="float" office:value="877.6922" calcext:value-type="float">
            <text:p>877.6922</text:p>
          </table:table-cell>
          <table:table-cell office:value-type="float" office:value="871.2465" calcext:value-type="float">
            <text:p>871.2465</text:p>
          </table:table-cell>
          <table:table-cell office:value-type="float" office:value="886.0183" calcext:value-type="float">
            <text:p>886.0183</text:p>
          </table:table-cell>
          <table:table-cell office:value-type="float" office:value="326.1223" calcext:value-type="float">
            <text:p>326.1223</text:p>
          </table:table-cell>
          <table:table-cell office:value-type="float" office:value="442.6672" calcext:value-type="float">
            <text:p>442.6672</text:p>
          </table:table-cell>
          <table:table-cell office:value-type="float" office:value="382.8159" calcext:value-type="float">
            <text:p>382.8159</text:p>
          </table:table-cell>
          <table:table-cell office:value-type="float" office:value="323.8404" calcext:value-type="float">
            <text:p>323.84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0" calcext:value-type="float">
            <text:p>19082000</text:p>
          </table:table-cell>
          <table:table-cell office:value-type="float" office:value="56.70848" calcext:value-type="float">
            <text:p>56.70848</text:p>
          </table:table-cell>
          <table:table-cell office:value-type="float" office:value="5520.838" calcext:value-type="float">
            <text:p>5520.838</text:p>
          </table:table-cell>
          <table:table-cell office:value-type="float" office:value="0" calcext:value-type="float">
            <text:p>0</text:p>
          </table:table-cell>
          <table:table-cell office:value-type="float" office:value="6.725548" calcext:value-type="float">
            <text:p>6.725548</text:p>
          </table:table-cell>
          <table:table-cell office:value-type="float" office:value="-104.427" calcext:value-type="float">
            <text:p>-104.427</text:p>
          </table:table-cell>
          <table:table-cell office:value-type="float" office:value="368.0508" calcext:value-type="float">
            <text:p>368.0508</text:p>
          </table:table-cell>
          <table:table-cell office:value-type="float" office:value="-54.07049" calcext:value-type="float">
            <text:p>-54.07049</text:p>
          </table:table-cell>
          <table:table-cell office:value-type="float" office:value="36.08073" calcext:value-type="float">
            <text:p>36.08073</text:p>
          </table:table-cell>
          <table:table-cell office:value-type="float" office:value="0.003108281" calcext:value-type="float">
            <text:p>0.003108281</text:p>
          </table:table-cell>
          <table:table-cell office:value-type="float" office:value="0.05928189" calcext:value-type="float">
            <text:p>0.0592818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54674" calcext:value-type="float">
            <text:p>0.2154674</text:p>
          </table:table-cell>
          <table:table-cell office:value-type="float" office:value="0.2931883" calcext:value-type="float">
            <text:p>0.2931883</text:p>
          </table:table-cell>
          <table:table-cell office:value-type="float" office:value="360" calcext:value-type="float">
            <text:p>360</text:p>
          </table:table-cell>
          <table:table-cell office:value-type="float" office:value="648.0773" calcext:value-type="float">
            <text:p>648.0773</text:p>
          </table:table-cell>
          <table:table-cell office:value-type="float" office:value="0" calcext:value-type="float">
            <text:p>0</text:p>
          </table:table-cell>
          <table:table-cell office:value-type="float" office:value="195.0247" calcext:value-type="float">
            <text:p>195.0247</text:p>
          </table:table-cell>
          <table:table-cell office:value-type="float" office:value="271.1425" calcext:value-type="float">
            <text:p>271.1425</text:p>
          </table:table-cell>
          <table:table-cell office:value-type="float" office:value="894.8757" calcext:value-type="float">
            <text:p>894.8757</text:p>
          </table:table-cell>
          <table:table-cell office:value-type="float" office:value="877.6418" calcext:value-type="float">
            <text:p>877.6418</text:p>
          </table:table-cell>
          <table:table-cell office:value-type="float" office:value="871.2247" calcext:value-type="float">
            <text:p>871.2247</text:p>
          </table:table-cell>
          <table:table-cell office:value-type="float" office:value="885.99" calcext:value-type="float">
            <text:p>885.99</text:p>
          </table:table-cell>
          <table:table-cell office:value-type="float" office:value="326.1454" calcext:value-type="float">
            <text:p>326.1454</text:p>
          </table:table-cell>
          <table:table-cell office:value-type="float" office:value="442.6838" calcext:value-type="float">
            <text:p>442.6838</text:p>
          </table:table-cell>
          <table:table-cell office:value-type="float" office:value="382.8322" calcext:value-type="float">
            <text:p>382.8322</text:p>
          </table:table-cell>
          <table:table-cell office:value-type="float" office:value="323.8593" calcext:value-type="float">
            <text:p>323.85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0" calcext:value-type="float">
            <text:p>20082000</text:p>
          </table:table-cell>
          <table:table-cell office:value-type="float" office:value="57.02847" calcext:value-type="float">
            <text:p>57.02847</text:p>
          </table:table-cell>
          <table:table-cell office:value-type="float" office:value="5520.596" calcext:value-type="float">
            <text:p>5520.596</text:p>
          </table:table-cell>
          <table:table-cell office:value-type="float" office:value="0" calcext:value-type="float">
            <text:p>0</text:p>
          </table:table-cell>
          <table:table-cell office:value-type="float" office:value="7.089732" calcext:value-type="float">
            <text:p>7.089732</text:p>
          </table:table-cell>
          <table:table-cell office:value-type="float" office:value="-105.011" calcext:value-type="float">
            <text:p>-105.011</text:p>
          </table:table-cell>
          <table:table-cell office:value-type="float" office:value="370.5325" calcext:value-type="float">
            <text:p>370.5325</text:p>
          </table:table-cell>
          <table:table-cell office:value-type="float" office:value="-54.33453" calcext:value-type="float">
            <text:p>-54.33453</text:p>
          </table:table-cell>
          <table:table-cell office:value-type="float" office:value="35.9799" calcext:value-type="float">
            <text:p>35.9799</text:p>
          </table:table-cell>
          <table:table-cell office:value-type="float" office:value="0.003072698" calcext:value-type="float">
            <text:p>0.003072698</text:p>
          </table:table-cell>
          <table:table-cell office:value-type="float" office:value="0.04888302" calcext:value-type="float">
            <text:p>0.0488830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58045" calcext:value-type="float">
            <text:p>0.2158045</text:p>
          </table:table-cell>
          <table:table-cell office:value-type="float" office:value="0.290157" calcext:value-type="float">
            <text:p>0.290157</text:p>
          </table:table-cell>
          <table:table-cell office:value-type="float" office:value="360" calcext:value-type="float">
            <text:p>360</text:p>
          </table:table-cell>
          <table:table-cell office:value-type="float" office:value="661.6392" calcext:value-type="float">
            <text:p>661.6392</text:p>
          </table:table-cell>
          <table:table-cell office:value-type="float" office:value="0" calcext:value-type="float">
            <text:p>0</text:p>
          </table:table-cell>
          <table:table-cell office:value-type="float" office:value="195.0636" calcext:value-type="float">
            <text:p>195.0636</text:p>
          </table:table-cell>
          <table:table-cell office:value-type="float" office:value="271.189" calcext:value-type="float">
            <text:p>271.189</text:p>
          </table:table-cell>
          <table:table-cell office:value-type="float" office:value="894.8794" calcext:value-type="float">
            <text:p>894.8794</text:p>
          </table:table-cell>
          <table:table-cell office:value-type="float" office:value="877.595" calcext:value-type="float">
            <text:p>877.595</text:p>
          </table:table-cell>
          <table:table-cell office:value-type="float" office:value="871.2055" calcext:value-type="float">
            <text:p>871.2055</text:p>
          </table:table-cell>
          <table:table-cell office:value-type="float" office:value="885.9641" calcext:value-type="float">
            <text:p>885.9641</text:p>
          </table:table-cell>
          <table:table-cell office:value-type="float" office:value="326.1734" calcext:value-type="float">
            <text:p>326.1734</text:p>
          </table:table-cell>
          <table:table-cell office:value-type="float" office:value="442.7014" calcext:value-type="float">
            <text:p>442.7014</text:p>
          </table:table-cell>
          <table:table-cell office:value-type="float" office:value="382.8492" calcext:value-type="float">
            <text:p>382.8492</text:p>
          </table:table-cell>
          <table:table-cell office:value-type="float" office:value="323.8789" calcext:value-type="float">
            <text:p>323.87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0" calcext:value-type="float">
            <text:p>21082000</text:p>
          </table:table-cell>
          <table:table-cell office:value-type="float" office:value="57.43071" calcext:value-type="float">
            <text:p>57.43071</text:p>
          </table:table-cell>
          <table:table-cell office:value-type="float" office:value="5520.347" calcext:value-type="float">
            <text:p>5520.347</text:p>
          </table:table-cell>
          <table:table-cell office:value-type="float" office:value="0" calcext:value-type="float">
            <text:p>0</text:p>
          </table:table-cell>
          <table:table-cell office:value-type="float" office:value="7.538629" calcext:value-type="float">
            <text:p>7.538629</text:p>
          </table:table-cell>
          <table:table-cell office:value-type="float" office:value="-105.6111" calcext:value-type="float">
            <text:p>-105.6111</text:p>
          </table:table-cell>
          <table:table-cell office:value-type="float" office:value="372.2983" calcext:value-type="float">
            <text:p>372.2983</text:p>
          </table:table-cell>
          <table:table-cell office:value-type="float" office:value="-54.61811" calcext:value-type="float">
            <text:p>-54.61811</text:p>
          </table:table-cell>
          <table:table-cell office:value-type="float" office:value="35.86554" calcext:value-type="float">
            <text:p>35.86554</text:p>
          </table:table-cell>
          <table:table-cell office:value-type="float" office:value="0.003029989" calcext:value-type="float">
            <text:p>0.003029989</text:p>
          </table:table-cell>
          <table:table-cell office:value-type="float" office:value="0.05458936" calcext:value-type="float">
            <text:p>0.0545893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61402" calcext:value-type="float">
            <text:p>0.2161402</text:p>
          </table:table-cell>
          <table:table-cell office:value-type="float" office:value="0.287279" calcext:value-type="float">
            <text:p>0.287279</text:p>
          </table:table-cell>
          <table:table-cell office:value-type="float" office:value="360" calcext:value-type="float">
            <text:p>360</text:p>
          </table:table-cell>
          <table:table-cell office:value-type="float" office:value="672.6415" calcext:value-type="float">
            <text:p>672.6415</text:p>
          </table:table-cell>
          <table:table-cell office:value-type="float" office:value="0" calcext:value-type="float">
            <text:p>0</text:p>
          </table:table-cell>
          <table:table-cell office:value-type="float" office:value="195.1627" calcext:value-type="float">
            <text:p>195.1627</text:p>
          </table:table-cell>
          <table:table-cell office:value-type="float" office:value="271.2434" calcext:value-type="float">
            <text:p>271.2434</text:p>
          </table:table-cell>
          <table:table-cell office:value-type="float" office:value="894.8849" calcext:value-type="float">
            <text:p>894.8849</text:p>
          </table:table-cell>
          <table:table-cell office:value-type="float" office:value="877.5474" calcext:value-type="float">
            <text:p>877.5474</text:p>
          </table:table-cell>
          <table:table-cell office:value-type="float" office:value="871.1868" calcext:value-type="float">
            <text:p>871.1868</text:p>
          </table:table-cell>
          <table:table-cell office:value-type="float" office:value="885.9388" calcext:value-type="float">
            <text:p>885.9388</text:p>
          </table:table-cell>
          <table:table-cell office:value-type="float" office:value="326.2031" calcext:value-type="float">
            <text:p>326.2031</text:p>
          </table:table-cell>
          <table:table-cell office:value-type="float" office:value="442.7198" calcext:value-type="float">
            <text:p>442.7198</text:p>
          </table:table-cell>
          <table:table-cell office:value-type="float" office:value="382.8669" calcext:value-type="float">
            <text:p>382.8669</text:p>
          </table:table-cell>
          <table:table-cell office:value-type="float" office:value="323.8991" calcext:value-type="float">
            <text:p>323.89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57.86781" calcext:value-type="float">
            <text:p>57.86781</text:p>
          </table:table-cell>
          <table:table-cell office:value-type="float" office:value="5520.087" calcext:value-type="float">
            <text:p>5520.087</text:p>
          </table:table-cell>
          <table:table-cell office:value-type="float" office:value="0" calcext:value-type="float">
            <text:p>0</text:p>
          </table:table-cell>
          <table:table-cell office:value-type="float" office:value="8.024786" calcext:value-type="float">
            <text:p>8.024786</text:p>
          </table:table-cell>
          <table:table-cell office:value-type="float" office:value="-106.2425" calcext:value-type="float">
            <text:p>-106.2425</text:p>
          </table:table-cell>
          <table:table-cell office:value-type="float" office:value="369.1718" calcext:value-type="float">
            <text:p>369.1718</text:p>
          </table:table-cell>
          <table:table-cell office:value-type="float" office:value="-54.92617" calcext:value-type="float">
            <text:p>-54.92617</text:p>
          </table:table-cell>
          <table:table-cell office:value-type="float" office:value="35.74425" calcext:value-type="float">
            <text:p>35.74425</text:p>
          </table:table-cell>
          <table:table-cell office:value-type="float" office:value="0.002987274" calcext:value-type="float">
            <text:p>0.002987274</text:p>
          </table:table-cell>
          <table:table-cell office:value-type="float" office:value="0.06497572" calcext:value-type="float">
            <text:p>0.0649757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64754" calcext:value-type="float">
            <text:p>0.2164754</text:p>
          </table:table-cell>
          <table:table-cell office:value-type="float" office:value="0.2845213" calcext:value-type="float">
            <text:p>0.2845213</text:p>
          </table:table-cell>
          <table:table-cell office:value-type="float" office:value="360" calcext:value-type="float">
            <text:p>360</text:p>
          </table:table-cell>
          <table:table-cell office:value-type="float" office:value="681.5639" calcext:value-type="float">
            <text:p>681.5639</text:p>
          </table:table-cell>
          <table:table-cell office:value-type="float" office:value="0" calcext:value-type="float">
            <text:p>0</text:p>
          </table:table-cell>
          <table:table-cell office:value-type="float" office:value="195.2773" calcext:value-type="float">
            <text:p>195.2773</text:p>
          </table:table-cell>
          <table:table-cell office:value-type="float" office:value="271.3014" calcext:value-type="float">
            <text:p>271.3014</text:p>
          </table:table-cell>
          <table:table-cell office:value-type="float" office:value="894.894" calcext:value-type="float">
            <text:p>894.894</text:p>
          </table:table-cell>
          <table:table-cell office:value-type="float" office:value="877.4975" calcext:value-type="float">
            <text:p>877.4975</text:p>
          </table:table-cell>
          <table:table-cell office:value-type="float" office:value="871.1678" calcext:value-type="float">
            <text:p>871.1678</text:p>
          </table:table-cell>
          <table:table-cell office:value-type="float" office:value="885.9127" calcext:value-type="float">
            <text:p>885.9127</text:p>
          </table:table-cell>
          <table:table-cell office:value-type="float" office:value="326.2352" calcext:value-type="float">
            <text:p>326.2352</text:p>
          </table:table-cell>
          <table:table-cell office:value-type="float" office:value="442.7396" calcext:value-type="float">
            <text:p>442.7396</text:p>
          </table:table-cell>
          <table:table-cell office:value-type="float" office:value="382.8852" calcext:value-type="float">
            <text:p>382.8852</text:p>
          </table:table-cell>
          <table:table-cell office:value-type="float" office:value="323.9199" calcext:value-type="float">
            <text:p>323.91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0" calcext:value-type="float">
            <text:p>23082000</text:p>
          </table:table-cell>
          <table:table-cell office:value-type="float" office:value="58.2007" calcext:value-type="float">
            <text:p>58.2007</text:p>
          </table:table-cell>
          <table:table-cell office:value-type="float" office:value="5519.848" calcext:value-type="float">
            <text:p>5519.848</text:p>
          </table:table-cell>
          <table:table-cell office:value-type="float" office:value="0" calcext:value-type="float">
            <text:p>0</text:p>
          </table:table-cell>
          <table:table-cell office:value-type="float" office:value="8.411977" calcext:value-type="float">
            <text:p>8.411977</text:p>
          </table:table-cell>
          <table:table-cell office:value-type="float" office:value="-106.6512" calcext:value-type="float">
            <text:p>-106.6512</text:p>
          </table:table-cell>
          <table:table-cell office:value-type="float" office:value="369.9868" calcext:value-type="float">
            <text:p>369.9868</text:p>
          </table:table-cell>
          <table:table-cell office:value-type="float" office:value="-55.20774" calcext:value-type="float">
            <text:p>-55.20774</text:p>
          </table:table-cell>
          <table:table-cell office:value-type="float" office:value="35.69366" calcext:value-type="float">
            <text:p>35.69366</text:p>
          </table:table-cell>
          <table:table-cell office:value-type="float" office:value="0.002916959" calcext:value-type="float">
            <text:p>0.002916959</text:p>
          </table:table-cell>
          <table:table-cell office:value-type="float" office:value="0.07271931" calcext:value-type="float">
            <text:p>0.0727193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68947" calcext:value-type="float">
            <text:p>0.2168947</text:p>
          </table:table-cell>
          <table:table-cell office:value-type="float" office:value="0.2832018" calcext:value-type="float">
            <text:p>0.2832018</text:p>
          </table:table-cell>
          <table:table-cell office:value-type="float" office:value="360" calcext:value-type="float">
            <text:p>360</text:p>
          </table:table-cell>
          <table:table-cell office:value-type="float" office:value="686.0079" calcext:value-type="float">
            <text:p>686.0079</text:p>
          </table:table-cell>
          <table:table-cell office:value-type="float" office:value="0" calcext:value-type="float">
            <text:p>0</text:p>
          </table:table-cell>
          <table:table-cell office:value-type="float" office:value="195.3118" calcext:value-type="float">
            <text:p>195.3118</text:p>
          </table:table-cell>
          <table:table-cell office:value-type="float" office:value="271.3474" calcext:value-type="float">
            <text:p>271.3474</text:p>
          </table:table-cell>
          <table:table-cell office:value-type="float" office:value="894.8928" calcext:value-type="float">
            <text:p>894.8928</text:p>
          </table:table-cell>
          <table:table-cell office:value-type="float" office:value="877.4567" calcext:value-type="float">
            <text:p>877.4567</text:p>
          </table:table-cell>
          <table:table-cell office:value-type="float" office:value="871.1533" calcext:value-type="float">
            <text:p>871.1533</text:p>
          </table:table-cell>
          <table:table-cell office:value-type="float" office:value="885.8892" calcext:value-type="float">
            <text:p>885.8892</text:p>
          </table:table-cell>
          <table:table-cell office:value-type="float" office:value="326.2678" calcext:value-type="float">
            <text:p>326.2678</text:p>
          </table:table-cell>
          <table:table-cell office:value-type="float" office:value="442.7607" calcext:value-type="float">
            <text:p>442.7607</text:p>
          </table:table-cell>
          <table:table-cell office:value-type="float" office:value="382.9044" calcext:value-type="float">
            <text:p>382.9044</text:p>
          </table:table-cell>
          <table:table-cell office:value-type="float" office:value="323.9413" calcext:value-type="float">
            <text:p>323.94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58.54454" calcext:value-type="float">
            <text:p>58.54454</text:p>
          </table:table-cell>
          <table:table-cell office:value-type="float" office:value="5519.607" calcext:value-type="float">
            <text:p>5519.607</text:p>
          </table:table-cell>
          <table:table-cell office:value-type="float" office:value="0" calcext:value-type="float">
            <text:p>0</text:p>
          </table:table-cell>
          <table:table-cell office:value-type="float" office:value="8.818634" calcext:value-type="float">
            <text:p>8.818634</text:p>
          </table:table-cell>
          <table:table-cell office:value-type="float" office:value="-107.308" calcext:value-type="float">
            <text:p>-107.308</text:p>
          </table:table-cell>
          <table:table-cell office:value-type="float" office:value="370.8684" calcext:value-type="float">
            <text:p>370.8684</text:p>
          </table:table-cell>
          <table:table-cell office:value-type="float" office:value="-55.50531" calcext:value-type="float">
            <text:p>-55.50531</text:p>
          </table:table-cell>
          <table:table-cell office:value-type="float" office:value="35.66416" calcext:value-type="float">
            <text:p>35.66416</text:p>
          </table:table-cell>
          <table:table-cell office:value-type="float" office:value="0.002882253" calcext:value-type="float">
            <text:p>0.002882253</text:p>
          </table:table-cell>
          <table:table-cell office:value-type="float" office:value="0.07836598" calcext:value-type="float">
            <text:p>0.0783659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72331" calcext:value-type="float">
            <text:p>0.2172331</text:p>
          </table:table-cell>
          <table:table-cell office:value-type="float" office:value="0.2807428" calcext:value-type="float">
            <text:p>0.2807428</text:p>
          </table:table-cell>
          <table:table-cell office:value-type="float" office:value="360" calcext:value-type="float">
            <text:p>360</text:p>
          </table:table-cell>
          <table:table-cell office:value-type="float" office:value="699.2043" calcext:value-type="float">
            <text:p>699.2043</text:p>
          </table:table-cell>
          <table:table-cell office:value-type="float" office:value="0" calcext:value-type="float">
            <text:p>0</text:p>
          </table:table-cell>
          <table:table-cell office:value-type="float" office:value="195.3565" calcext:value-type="float">
            <text:p>195.3565</text:p>
          </table:table-cell>
          <table:table-cell office:value-type="float" office:value="271.397" calcext:value-type="float">
            <text:p>271.397</text:p>
          </table:table-cell>
          <table:table-cell office:value-type="float" office:value="894.8771" calcext:value-type="float">
            <text:p>894.8771</text:p>
          </table:table-cell>
          <table:table-cell office:value-type="float" office:value="877.4182" calcext:value-type="float">
            <text:p>877.4182</text:p>
          </table:table-cell>
          <table:table-cell office:value-type="float" office:value="871.1416" calcext:value-type="float">
            <text:p>871.1416</text:p>
          </table:table-cell>
          <table:table-cell office:value-type="float" office:value="885.8674" calcext:value-type="float">
            <text:p>885.8674</text:p>
          </table:table-cell>
          <table:table-cell office:value-type="float" office:value="326.2997" calcext:value-type="float">
            <text:p>326.2997</text:p>
          </table:table-cell>
          <table:table-cell office:value-type="float" office:value="442.7822" calcext:value-type="float">
            <text:p>442.7822</text:p>
          </table:table-cell>
          <table:table-cell office:value-type="float" office:value="382.9238" calcext:value-type="float">
            <text:p>382.9238</text:p>
          </table:table-cell>
          <table:table-cell office:value-type="float" office:value="323.9633" calcext:value-type="float">
            <text:p>323.96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0" calcext:value-type="float">
            <text:p>25082000</text:p>
          </table:table-cell>
          <table:table-cell office:value-type="float" office:value="58.9274" calcext:value-type="float">
            <text:p>58.9274</text:p>
          </table:table-cell>
          <table:table-cell office:value-type="float" office:value="5519.334" calcext:value-type="float">
            <text:p>5519.334</text:p>
          </table:table-cell>
          <table:table-cell office:value-type="float" office:value="0" calcext:value-type="float">
            <text:p>0</text:p>
          </table:table-cell>
          <table:table-cell office:value-type="float" office:value="9.269411" calcext:value-type="float">
            <text:p>9.269411</text:p>
          </table:table-cell>
          <table:table-cell office:value-type="float" office:value="-108.0082" calcext:value-type="float">
            <text:p>-108.0082</text:p>
          </table:table-cell>
          <table:table-cell office:value-type="float" office:value="371.5918" calcext:value-type="float">
            <text:p>371.5918</text:p>
          </table:table-cell>
          <table:table-cell office:value-type="float" office:value="-55.83691" calcext:value-type="float">
            <text:p>-55.83691</text:p>
          </table:table-cell>
          <table:table-cell office:value-type="float" office:value="35.6215" calcext:value-type="float">
            <text:p>35.6215</text:p>
          </table:table-cell>
          <table:table-cell office:value-type="float" office:value="0.002840445" calcext:value-type="float">
            <text:p>0.002840445</text:p>
          </table:table-cell>
          <table:table-cell office:value-type="float" office:value="0.08338791" calcext:value-type="float">
            <text:p>0.0833879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75749" calcext:value-type="float">
            <text:p>0.2175749</text:p>
          </table:table-cell>
          <table:table-cell office:value-type="float" office:value="0.2784929" calcext:value-type="float">
            <text:p>0.2784929</text:p>
          </table:table-cell>
          <table:table-cell office:value-type="float" office:value="360" calcext:value-type="float">
            <text:p>360</text:p>
          </table:table-cell>
          <table:table-cell office:value-type="float" office:value="710.5398" calcext:value-type="float">
            <text:p>710.5398</text:p>
          </table:table-cell>
          <table:table-cell office:value-type="float" office:value="0" calcext:value-type="float">
            <text:p>0</text:p>
          </table:table-cell>
          <table:table-cell office:value-type="float" office:value="195.4127" calcext:value-type="float">
            <text:p>195.4127</text:p>
          </table:table-cell>
          <table:table-cell office:value-type="float" office:value="271.4544" calcext:value-type="float">
            <text:p>271.4544</text:p>
          </table:table-cell>
          <table:table-cell office:value-type="float" office:value="894.8592" calcext:value-type="float">
            <text:p>894.8592</text:p>
          </table:table-cell>
          <table:table-cell office:value-type="float" office:value="877.3723" calcext:value-type="float">
            <text:p>877.3723</text:p>
          </table:table-cell>
          <table:table-cell office:value-type="float" office:value="871.1262" calcext:value-type="float">
            <text:p>871.1262</text:p>
          </table:table-cell>
          <table:table-cell office:value-type="float" office:value="885.8447" calcext:value-type="float">
            <text:p>885.8447</text:p>
          </table:table-cell>
          <table:table-cell office:value-type="float" office:value="326.334" calcext:value-type="float">
            <text:p>326.334</text:p>
          </table:table-cell>
          <table:table-cell office:value-type="float" office:value="442.8046" calcext:value-type="float">
            <text:p>442.8046</text:p>
          </table:table-cell>
          <table:table-cell office:value-type="float" office:value="382.9438" calcext:value-type="float">
            <text:p>382.9438</text:p>
          </table:table-cell>
          <table:table-cell office:value-type="float" office:value="323.9858" calcext:value-type="float">
            <text:p>323.98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59.33993" calcext:value-type="float">
            <text:p>59.33993</text:p>
          </table:table-cell>
          <table:table-cell office:value-type="float" office:value="5519.042" calcext:value-type="float">
            <text:p>5519.042</text:p>
          </table:table-cell>
          <table:table-cell office:value-type="float" office:value="0" calcext:value-type="float">
            <text:p>0</text:p>
          </table:table-cell>
          <table:table-cell office:value-type="float" office:value="9.750931" calcext:value-type="float">
            <text:p>9.750931</text:p>
          </table:table-cell>
          <table:table-cell office:value-type="float" office:value="-108.7451" calcext:value-type="float">
            <text:p>-108.7451</text:p>
          </table:table-cell>
          <table:table-cell office:value-type="float" office:value="374.4995" calcext:value-type="float">
            <text:p>374.4995</text:p>
          </table:table-cell>
          <table:table-cell office:value-type="float" office:value="-56.19785" calcext:value-type="float">
            <text:p>-56.19785</text:p>
          </table:table-cell>
          <table:table-cell office:value-type="float" office:value="35.56175" calcext:value-type="float">
            <text:p>35.56175</text:p>
          </table:table-cell>
          <table:table-cell office:value-type="float" office:value="0.002795063" calcext:value-type="float">
            <text:p>0.002795063</text:p>
          </table:table-cell>
          <table:table-cell office:value-type="float" office:value="0.06833505" calcext:value-type="float">
            <text:p>0.06833505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79189" calcext:value-type="float">
            <text:p>0.2179189</text:p>
          </table:table-cell>
          <table:table-cell office:value-type="float" office:value="0.2764331" calcext:value-type="float">
            <text:p>0.2764331</text:p>
          </table:table-cell>
          <table:table-cell office:value-type="float" office:value="360" calcext:value-type="float">
            <text:p>360</text:p>
          </table:table-cell>
          <table:table-cell office:value-type="float" office:value="719.2155" calcext:value-type="float">
            <text:p>719.2155</text:p>
          </table:table-cell>
          <table:table-cell office:value-type="float" office:value="0" calcext:value-type="float">
            <text:p>0</text:p>
          </table:table-cell>
          <table:table-cell office:value-type="float" office:value="195.4754" calcext:value-type="float">
            <text:p>195.4754</text:p>
          </table:table-cell>
          <table:table-cell office:value-type="float" office:value="271.5132" calcext:value-type="float">
            <text:p>271.5132</text:p>
          </table:table-cell>
          <table:table-cell office:value-type="float" office:value="894.8448" calcext:value-type="float">
            <text:p>894.8448</text:p>
          </table:table-cell>
          <table:table-cell office:value-type="float" office:value="877.3206" calcext:value-type="float">
            <text:p>877.3206</text:p>
          </table:table-cell>
          <table:table-cell office:value-type="float" office:value="871.1102" calcext:value-type="float">
            <text:p>871.1102</text:p>
          </table:table-cell>
          <table:table-cell office:value-type="float" office:value="885.8209" calcext:value-type="float">
            <text:p>885.8209</text:p>
          </table:table-cell>
          <table:table-cell office:value-type="float" office:value="326.3716" calcext:value-type="float">
            <text:p>326.3716</text:p>
          </table:table-cell>
          <table:table-cell office:value-type="float" office:value="442.8282" calcext:value-type="float">
            <text:p>442.8282</text:p>
          </table:table-cell>
          <table:table-cell office:value-type="float" office:value="382.9644" calcext:value-type="float">
            <text:p>382.9644</text:p>
          </table:table-cell>
          <table:table-cell office:value-type="float" office:value="324.0089" calcext:value-type="float">
            <text:p>324.00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0" calcext:value-type="float">
            <text:p>27082000</text:p>
          </table:table-cell>
          <table:table-cell office:value-type="float" office:value="59.76524" calcext:value-type="float">
            <text:p>59.76524</text:p>
          </table:table-cell>
          <table:table-cell office:value-type="float" office:value="5518.742" calcext:value-type="float">
            <text:p>5518.742</text:p>
          </table:table-cell>
          <table:table-cell office:value-type="float" office:value="0" calcext:value-type="float">
            <text:p>0</text:p>
          </table:table-cell>
          <table:table-cell office:value-type="float" office:value="10.24477" calcext:value-type="float">
            <text:p>10.24477</text:p>
          </table:table-cell>
          <table:table-cell office:value-type="float" office:value="-109.4928" calcext:value-type="float">
            <text:p>-109.4928</text:p>
          </table:table-cell>
          <table:table-cell office:value-type="float" office:value="377.0142" calcext:value-type="float">
            <text:p>377.0142</text:p>
          </table:table-cell>
          <table:table-cell office:value-type="float" office:value="-56.56892" calcext:value-type="float">
            <text:p>-56.56892</text:p>
          </table:table-cell>
          <table:table-cell office:value-type="float" office:value="35.49311" calcext:value-type="float">
            <text:p>35.49311</text:p>
          </table:table-cell>
          <table:table-cell office:value-type="float" office:value="0.002752004" calcext:value-type="float">
            <text:p>0.002752004</text:p>
          </table:table-cell>
          <table:table-cell office:value-type="float" office:value="0.07613108" calcext:value-type="float">
            <text:p>0.0761310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8265" calcext:value-type="float">
            <text:p>0.218265</text:p>
          </table:table-cell>
          <table:table-cell office:value-type="float" office:value="0.2745452" calcext:value-type="float">
            <text:p>0.2745452</text:p>
          </table:table-cell>
          <table:table-cell office:value-type="float" office:value="360" calcext:value-type="float">
            <text:p>360</text:p>
          </table:table-cell>
          <table:table-cell office:value-type="float" office:value="730.2599" calcext:value-type="float">
            <text:p>730.2599</text:p>
          </table:table-cell>
          <table:table-cell office:value-type="float" office:value="0" calcext:value-type="float">
            <text:p>0</text:p>
          </table:table-cell>
          <table:table-cell office:value-type="float" office:value="195.5363" calcext:value-type="float">
            <text:p>195.5363</text:p>
          </table:table-cell>
          <table:table-cell office:value-type="float" office:value="271.5727" calcext:value-type="float">
            <text:p>271.5727</text:p>
          </table:table-cell>
          <table:table-cell office:value-type="float" office:value="894.8363" calcext:value-type="float">
            <text:p>894.8363</text:p>
          </table:table-cell>
          <table:table-cell office:value-type="float" office:value="877.2656" calcext:value-type="float">
            <text:p>877.2656</text:p>
          </table:table-cell>
          <table:table-cell office:value-type="float" office:value="871.0934" calcext:value-type="float">
            <text:p>871.0934</text:p>
          </table:table-cell>
          <table:table-cell office:value-type="float" office:value="885.7963" calcext:value-type="float">
            <text:p>885.7963</text:p>
          </table:table-cell>
          <table:table-cell office:value-type="float" office:value="326.4113" calcext:value-type="float">
            <text:p>326.4113</text:p>
          </table:table-cell>
          <table:table-cell office:value-type="float" office:value="442.8534" calcext:value-type="float">
            <text:p>442.8534</text:p>
          </table:table-cell>
          <table:table-cell office:value-type="float" office:value="382.9859" calcext:value-type="float">
            <text:p>382.9859</text:p>
          </table:table-cell>
          <table:table-cell office:value-type="float" office:value="324.0324" calcext:value-type="float">
            <text:p>324.03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0" calcext:value-type="float">
            <text:p>28082000</text:p>
          </table:table-cell>
          <table:table-cell office:value-type="float" office:value="60.19831" calcext:value-type="float">
            <text:p>60.19831</text:p>
          </table:table-cell>
          <table:table-cell office:value-type="float" office:value="5518.471" calcext:value-type="float">
            <text:p>5518.471</text:p>
          </table:table-cell>
          <table:table-cell office:value-type="float" office:value="0" calcext:value-type="float">
            <text:p>0</text:p>
          </table:table-cell>
          <table:table-cell office:value-type="float" office:value="10.73636" calcext:value-type="float">
            <text:p>10.73636</text:p>
          </table:table-cell>
          <table:table-cell office:value-type="float" office:value="-110.1817" calcext:value-type="float">
            <text:p>-110.1817</text:p>
          </table:table-cell>
          <table:table-cell office:value-type="float" office:value="382.8369" calcext:value-type="float">
            <text:p>382.8369</text:p>
          </table:table-cell>
          <table:table-cell office:value-type="float" office:value="-56.92018" calcext:value-type="float">
            <text:p>-56.92018</text:p>
          </table:table-cell>
          <table:table-cell office:value-type="float" office:value="35.41555" calcext:value-type="float">
            <text:p>35.41555</text:p>
          </table:table-cell>
          <table:table-cell office:value-type="float" office:value="0.002714031" calcext:value-type="float">
            <text:p>0.002714031</text:p>
          </table:table-cell>
          <table:table-cell office:value-type="float" office:value="0.06476827" calcext:value-type="float">
            <text:p>0.0647682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86112" calcext:value-type="float">
            <text:p>0.2186112</text:p>
          </table:table-cell>
          <table:table-cell office:value-type="float" office:value="0.2727768" calcext:value-type="float">
            <text:p>0.2727768</text:p>
          </table:table-cell>
          <table:table-cell office:value-type="float" office:value="360" calcext:value-type="float">
            <text:p>360</text:p>
          </table:table-cell>
          <table:table-cell office:value-type="float" office:value="740.0077" calcext:value-type="float">
            <text:p>740.0077</text:p>
          </table:table-cell>
          <table:table-cell office:value-type="float" office:value="0" calcext:value-type="float">
            <text:p>0</text:p>
          </table:table-cell>
          <table:table-cell office:value-type="float" office:value="195.5992" calcext:value-type="float">
            <text:p>195.5992</text:p>
          </table:table-cell>
          <table:table-cell office:value-type="float" office:value="271.6309" calcext:value-type="float">
            <text:p>271.6309</text:p>
          </table:table-cell>
          <table:table-cell office:value-type="float" office:value="894.842" calcext:value-type="float">
            <text:p>894.842</text:p>
          </table:table-cell>
          <table:table-cell office:value-type="float" office:value="877.2274" calcext:value-type="float">
            <text:p>877.2274</text:p>
          </table:table-cell>
          <table:table-cell office:value-type="float" office:value="871.0781" calcext:value-type="float">
            <text:p>871.0781</text:p>
          </table:table-cell>
          <table:table-cell office:value-type="float" office:value="885.7727" calcext:value-type="float">
            <text:p>885.7727</text:p>
          </table:table-cell>
          <table:table-cell office:value-type="float" office:value="326.451" calcext:value-type="float">
            <text:p>326.451</text:p>
          </table:table-cell>
          <table:table-cell office:value-type="float" office:value="442.8794" calcext:value-type="float">
            <text:p>442.8794</text:p>
          </table:table-cell>
          <table:table-cell office:value-type="float" office:value="383.0083" calcext:value-type="float">
            <text:p>383.0083</text:p>
          </table:table-cell>
          <table:table-cell office:value-type="float" office:value="324.0565" calcext:value-type="float">
            <text:p>324.05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60.66961" calcext:value-type="float">
            <text:p>60.66961</text:p>
          </table:table-cell>
          <table:table-cell office:value-type="float" office:value="5518.195" calcext:value-type="float">
            <text:p>5518.195</text:p>
          </table:table-cell>
          <table:table-cell office:value-type="float" office:value="0" calcext:value-type="float">
            <text:p>0</text:p>
          </table:table-cell>
          <table:table-cell office:value-type="float" office:value="11.26686" calcext:value-type="float">
            <text:p>11.26686</text:p>
          </table:table-cell>
          <table:table-cell office:value-type="float" office:value="-110.8881" calcext:value-type="float">
            <text:p>-110.8881</text:p>
          </table:table-cell>
          <table:table-cell office:value-type="float" office:value="381.6741" calcext:value-type="float">
            <text:p>381.6741</text:p>
          </table:table-cell>
          <table:table-cell office:value-type="float" office:value="-57.29808" calcext:value-type="float">
            <text:p>-57.29808</text:p>
          </table:table-cell>
          <table:table-cell office:value-type="float" office:value="35.32105" calcext:value-type="float">
            <text:p>35.32105</text:p>
          </table:table-cell>
          <table:table-cell office:value-type="float" office:value="0.002670622" calcext:value-type="float">
            <text:p>0.002670622</text:p>
          </table:table-cell>
          <table:table-cell office:value-type="float" office:value="0.06913942" calcext:value-type="float">
            <text:p>0.06913942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89568" calcext:value-type="float">
            <text:p>0.2189568</text:p>
          </table:table-cell>
          <table:table-cell office:value-type="float" office:value="0.271095" calcext:value-type="float">
            <text:p>0.271095</text:p>
          </table:table-cell>
          <table:table-cell office:value-type="float" office:value="360" calcext:value-type="float">
            <text:p>360</text:p>
          </table:table-cell>
          <table:table-cell office:value-type="float" office:value="748.5593" calcext:value-type="float">
            <text:p>748.5593</text:p>
          </table:table-cell>
          <table:table-cell office:value-type="float" office:value="0" calcext:value-type="float">
            <text:p>0</text:p>
          </table:table-cell>
          <table:table-cell office:value-type="float" office:value="195.6642" calcext:value-type="float">
            <text:p>195.6642</text:p>
          </table:table-cell>
          <table:table-cell office:value-type="float" office:value="271.6984" calcext:value-type="float">
            <text:p>271.6984</text:p>
          </table:table-cell>
          <table:table-cell office:value-type="float" office:value="894.8541" calcext:value-type="float">
            <text:p>894.8541</text:p>
          </table:table-cell>
          <table:table-cell office:value-type="float" office:value="877.2043" calcext:value-type="float">
            <text:p>877.2043</text:p>
          </table:table-cell>
          <table:table-cell office:value-type="float" office:value="871.0629" calcext:value-type="float">
            <text:p>871.0629</text:p>
          </table:table-cell>
          <table:table-cell office:value-type="float" office:value="885.7491" calcext:value-type="float">
            <text:p>885.7491</text:p>
          </table:table-cell>
          <table:table-cell office:value-type="float" office:value="326.4913" calcext:value-type="float">
            <text:p>326.4913</text:p>
          </table:table-cell>
          <table:table-cell office:value-type="float" office:value="442.9056" calcext:value-type="float">
            <text:p>442.9056</text:p>
          </table:table-cell>
          <table:table-cell office:value-type="float" office:value="383.0311" calcext:value-type="float">
            <text:p>383.0311</text:p>
          </table:table-cell>
          <table:table-cell office:value-type="float" office:value="324.0812" calcext:value-type="float">
            <text:p>324.08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0" calcext:value-type="float">
            <text:p>30082000</text:p>
          </table:table-cell>
          <table:table-cell office:value-type="float" office:value="61.18173" calcext:value-type="float">
            <text:p>61.18173</text:p>
          </table:table-cell>
          <table:table-cell office:value-type="float" office:value="5517.888" calcext:value-type="float">
            <text:p>5517.888</text:p>
          </table:table-cell>
          <table:table-cell office:value-type="float" office:value="0" calcext:value-type="float">
            <text:p>0</text:p>
          </table:table-cell>
          <table:table-cell office:value-type="float" office:value="11.84639" calcext:value-type="float">
            <text:p>11.84639</text:p>
          </table:table-cell>
          <table:table-cell office:value-type="float" office:value="-111.6562" calcext:value-type="float">
            <text:p>-111.6562</text:p>
          </table:table-cell>
          <table:table-cell office:value-type="float" office:value="380.616" calcext:value-type="float">
            <text:p>380.616</text:p>
          </table:table-cell>
          <table:table-cell office:value-type="float" office:value="-57.70735" calcext:value-type="float">
            <text:p>-57.70735</text:p>
          </table:table-cell>
          <table:table-cell office:value-type="float" office:value="35.21483" calcext:value-type="float">
            <text:p>35.21483</text:p>
          </table:table-cell>
          <table:table-cell office:value-type="float" office:value="0.002623121" calcext:value-type="float">
            <text:p>0.002623121</text:p>
          </table:table-cell>
          <table:table-cell office:value-type="float" office:value="0.0793509" calcext:value-type="float">
            <text:p>0.079350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9301" calcext:value-type="float">
            <text:p>0.219301</text:p>
          </table:table-cell>
          <table:table-cell office:value-type="float" office:value="0.2694583" calcext:value-type="float">
            <text:p>0.2694583</text:p>
          </table:table-cell>
          <table:table-cell office:value-type="float" office:value="360" calcext:value-type="float">
            <text:p>360</text:p>
          </table:table-cell>
          <table:table-cell office:value-type="float" office:value="756.1493" calcext:value-type="float">
            <text:p>756.1493</text:p>
          </table:table-cell>
          <table:table-cell office:value-type="float" office:value="0" calcext:value-type="float">
            <text:p>0</text:p>
          </table:table-cell>
          <table:table-cell office:value-type="float" office:value="195.7342" calcext:value-type="float">
            <text:p>195.7342</text:p>
          </table:table-cell>
          <table:table-cell office:value-type="float" office:value="271.778" calcext:value-type="float">
            <text:p>271.778</text:p>
          </table:table-cell>
          <table:table-cell office:value-type="float" office:value="894.8671" calcext:value-type="float">
            <text:p>894.8671</text:p>
          </table:table-cell>
          <table:table-cell office:value-type="float" office:value="877.1729" calcext:value-type="float">
            <text:p>877.1729</text:p>
          </table:table-cell>
          <table:table-cell office:value-type="float" office:value="871.0441" calcext:value-type="float">
            <text:p>871.0441</text:p>
          </table:table-cell>
          <table:table-cell office:value-type="float" office:value="885.7222" calcext:value-type="float">
            <text:p>885.7222</text:p>
          </table:table-cell>
          <table:table-cell office:value-type="float" office:value="326.5343" calcext:value-type="float">
            <text:p>326.5343</text:p>
          </table:table-cell>
          <table:table-cell office:value-type="float" office:value="442.9333" calcext:value-type="float">
            <text:p>442.9333</text:p>
          </table:table-cell>
          <table:table-cell office:value-type="float" office:value="383.0545" calcext:value-type="float">
            <text:p>383.0545</text:p>
          </table:table-cell>
          <table:table-cell office:value-type="float" office:value="324.1063" calcext:value-type="float">
            <text:p>324.10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0" calcext:value-type="float">
            <text:p>31082000</text:p>
          </table:table-cell>
          <table:table-cell office:value-type="float" office:value="62.86629" calcext:value-type="float">
            <text:p>62.86629</text:p>
          </table:table-cell>
          <table:table-cell office:value-type="float" office:value="5517.569" calcext:value-type="float">
            <text:p>5517.569</text:p>
          </table:table-cell>
          <table:table-cell office:value-type="float" office:value="0" calcext:value-type="float">
            <text:p>0</text:p>
          </table:table-cell>
          <table:table-cell office:value-type="float" office:value="13.60091" calcext:value-type="float">
            <text:p>13.60091</text:p>
          </table:table-cell>
          <table:table-cell office:value-type="float" office:value="-112.4562" calcext:value-type="float">
            <text:p>-112.4562</text:p>
          </table:table-cell>
          <table:table-cell office:value-type="float" office:value="382.9521" calcext:value-type="float">
            <text:p>382.9521</text:p>
          </table:table-cell>
          <table:table-cell office:value-type="float" office:value="-58.13713" calcext:value-type="float">
            <text:p>-58.13713</text:p>
          </table:table-cell>
          <table:table-cell office:value-type="float" office:value="35.09385" calcext:value-type="float">
            <text:p>35.09385</text:p>
          </table:table-cell>
          <table:table-cell office:value-type="float" office:value="1.152861" calcext:value-type="float">
            <text:p>1.152861</text:p>
          </table:table-cell>
          <table:table-cell office:value-type="float" office:value="0.07056879" calcext:value-type="float">
            <text:p>0.0705687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96445" calcext:value-type="float">
            <text:p>0.2196445</text:p>
          </table:table-cell>
          <table:table-cell office:value-type="float" office:value="0.2678448" calcext:value-type="float">
            <text:p>0.2678448</text:p>
          </table:table-cell>
          <table:table-cell office:value-type="float" office:value="360" calcext:value-type="float">
            <text:p>360</text:p>
          </table:table-cell>
          <table:table-cell office:value-type="float" office:value="762.3721" calcext:value-type="float">
            <text:p>762.3721</text:p>
          </table:table-cell>
          <table:table-cell office:value-type="float" office:value="0" calcext:value-type="float">
            <text:p>0</text:p>
          </table:table-cell>
          <table:table-cell office:value-type="float" office:value="195.8109" calcext:value-type="float">
            <text:p>195.8109</text:p>
          </table:table-cell>
          <table:table-cell office:value-type="float" office:value="271.8632" calcext:value-type="float">
            <text:p>271.8632</text:p>
          </table:table-cell>
          <table:table-cell office:value-type="float" office:value="894.8825" calcext:value-type="float">
            <text:p>894.8825</text:p>
          </table:table-cell>
          <table:table-cell office:value-type="float" office:value="877.1382" calcext:value-type="float">
            <text:p>877.1382</text:p>
          </table:table-cell>
          <table:table-cell office:value-type="float" office:value="871.0231" calcext:value-type="float">
            <text:p>871.0231</text:p>
          </table:table-cell>
          <table:table-cell office:value-type="float" office:value="885.6927" calcext:value-type="float">
            <text:p>885.6927</text:p>
          </table:table-cell>
          <table:table-cell office:value-type="float" office:value="326.5786" calcext:value-type="float">
            <text:p>326.5786</text:p>
          </table:table-cell>
          <table:table-cell office:value-type="float" office:value="442.9622" calcext:value-type="float">
            <text:p>442.9622</text:p>
          </table:table-cell>
          <table:table-cell office:value-type="float" office:value="383.0786" calcext:value-type="float">
            <text:p>383.0786</text:p>
          </table:table-cell>
          <table:table-cell office:value-type="float" office:value="324.1319" calcext:value-type="float">
            <text:p>324.13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63.84447" calcext:value-type="float">
            <text:p>63.84447</text:p>
          </table:table-cell>
          <table:table-cell office:value-type="float" office:value="5517.236" calcext:value-type="float">
            <text:p>5517.236</text:p>
          </table:table-cell>
          <table:table-cell office:value-type="float" office:value="0" calcext:value-type="float">
            <text:p>0</text:p>
          </table:table-cell>
          <table:table-cell office:value-type="float" office:value="14.65012" calcext:value-type="float">
            <text:p>14.65012</text:p>
          </table:table-cell>
          <table:table-cell office:value-type="float" office:value="-113.2654" calcext:value-type="float">
            <text:p>-113.2654</text:p>
          </table:table-cell>
          <table:table-cell office:value-type="float" office:value="388.5843" calcext:value-type="float">
            <text:p>388.5843</text:p>
          </table:table-cell>
          <table:table-cell office:value-type="float" office:value="-58.57008" calcext:value-type="float">
            <text:p>-58.57008</text:p>
          </table:table-cell>
          <table:table-cell office:value-type="float" office:value="34.97004" calcext:value-type="float">
            <text:p>34.97004</text:p>
          </table:table-cell>
          <table:table-cell office:value-type="float" office:value="1.594014" calcext:value-type="float">
            <text:p>1.594014</text:p>
          </table:table-cell>
          <table:table-cell office:value-type="float" office:value="0.07865834" calcext:value-type="float">
            <text:p>0.0786583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199873" calcext:value-type="float">
            <text:p>0.2199873</text:p>
          </table:table-cell>
          <table:table-cell office:value-type="float" office:value="0.2662286" calcext:value-type="float">
            <text:p>0.2662286</text:p>
          </table:table-cell>
          <table:table-cell office:value-type="float" office:value="360" calcext:value-type="float">
            <text:p>360</text:p>
          </table:table-cell>
          <table:table-cell office:value-type="float" office:value="769.0452" calcext:value-type="float">
            <text:p>769.0452</text:p>
          </table:table-cell>
          <table:table-cell office:value-type="float" office:value="0" calcext:value-type="float">
            <text:p>0</text:p>
          </table:table-cell>
          <table:table-cell office:value-type="float" office:value="195.8836" calcext:value-type="float">
            <text:p>195.8836</text:p>
          </table:table-cell>
          <table:table-cell office:value-type="float" office:value="271.9484" calcext:value-type="float">
            <text:p>271.9484</text:p>
          </table:table-cell>
          <table:table-cell office:value-type="float" office:value="894.899" calcext:value-type="float">
            <text:p>894.899</text:p>
          </table:table-cell>
          <table:table-cell office:value-type="float" office:value="877.1011" calcext:value-type="float">
            <text:p>877.1011</text:p>
          </table:table-cell>
          <table:table-cell office:value-type="float" office:value="870.9988" calcext:value-type="float">
            <text:p>870.9988</text:p>
          </table:table-cell>
          <table:table-cell office:value-type="float" office:value="885.6584" calcext:value-type="float">
            <text:p>885.6584</text:p>
          </table:table-cell>
          <table:table-cell office:value-type="float" office:value="326.6238" calcext:value-type="float">
            <text:p>326.6238</text:p>
          </table:table-cell>
          <table:table-cell office:value-type="float" office:value="442.9918" calcext:value-type="float">
            <text:p>442.9918</text:p>
          </table:table-cell>
          <table:table-cell office:value-type="float" office:value="383.1034" calcext:value-type="float">
            <text:p>383.1034</text:p>
          </table:table-cell>
          <table:table-cell office:value-type="float" office:value="324.158" calcext:value-type="float">
            <text:p>324.1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64.30983" calcext:value-type="float">
            <text:p>64.30983</text:p>
          </table:table-cell>
          <table:table-cell office:value-type="float" office:value="5516.974" calcext:value-type="float">
            <text:p>5516.974</text:p>
          </table:table-cell>
          <table:table-cell office:value-type="float" office:value="0" calcext:value-type="float">
            <text:p>0</text:p>
          </table:table-cell>
          <table:table-cell office:value-type="float" office:value="15.17476" calcext:value-type="float">
            <text:p>15.17476</text:p>
          </table:table-cell>
          <table:table-cell office:value-type="float" office:value="-113.922" calcext:value-type="float">
            <text:p>-113.922</text:p>
          </table:table-cell>
          <table:table-cell office:value-type="float" office:value="391.069" calcext:value-type="float">
            <text:p>391.069</text:p>
          </table:table-cell>
          <table:table-cell office:value-type="float" office:value="-58.9423" calcext:value-type="float">
            <text:p>-58.9423</text:p>
          </table:table-cell>
          <table:table-cell office:value-type="float" office:value="34.9057" calcext:value-type="float">
            <text:p>34.9057</text:p>
          </table:table-cell>
          <table:table-cell office:value-type="float" office:value="1.59401" calcext:value-type="float">
            <text:p>1.59401</text:p>
          </table:table-cell>
          <table:table-cell office:value-type="float" office:value="0.09173301" calcext:value-type="float">
            <text:p>0.0917330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03304" calcext:value-type="float">
            <text:p>0.2203304</text:p>
          </table:table-cell>
          <table:table-cell office:value-type="float" office:value="0.2646888" calcext:value-type="float">
            <text:p>0.2646888</text:p>
          </table:table-cell>
          <table:table-cell office:value-type="float" office:value="360" calcext:value-type="float">
            <text:p>360</text:p>
          </table:table-cell>
          <table:table-cell office:value-type="float" office:value="772.2758" calcext:value-type="float">
            <text:p>772.2758</text:p>
          </table:table-cell>
          <table:table-cell office:value-type="float" office:value="0" calcext:value-type="float">
            <text:p>0</text:p>
          </table:table-cell>
          <table:table-cell office:value-type="float" office:value="195.931" calcext:value-type="float">
            <text:p>195.931</text:p>
          </table:table-cell>
          <table:table-cell office:value-type="float" office:value="272.0203" calcext:value-type="float">
            <text:p>272.0203</text:p>
          </table:table-cell>
          <table:table-cell office:value-type="float" office:value="894.9242" calcext:value-type="float">
            <text:p>894.9242</text:p>
          </table:table-cell>
          <table:table-cell office:value-type="float" office:value="877.0773" calcext:value-type="float">
            <text:p>877.0773</text:p>
          </table:table-cell>
          <table:table-cell office:value-type="float" office:value="870.9818" calcext:value-type="float">
            <text:p>870.9818</text:p>
          </table:table-cell>
          <table:table-cell office:value-type="float" office:value="885.632" calcext:value-type="float">
            <text:p>885.632</text:p>
          </table:table-cell>
          <table:table-cell office:value-type="float" office:value="326.6683" calcext:value-type="float">
            <text:p>326.6683</text:p>
          </table:table-cell>
          <table:table-cell office:value-type="float" office:value="443.0214" calcext:value-type="float">
            <text:p>443.0214</text:p>
          </table:table-cell>
          <table:table-cell office:value-type="float" office:value="383.1287" calcext:value-type="float">
            <text:p>383.1287</text:p>
          </table:table-cell>
          <table:table-cell office:value-type="float" office:value="324.1846" calcext:value-type="float">
            <text:p>324.18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0" calcext:value-type="float">
            <text:p>3092000</text:p>
          </table:table-cell>
          <table:table-cell office:value-type="float" office:value="64.7589" calcext:value-type="float">
            <text:p>64.7589</text:p>
          </table:table-cell>
          <table:table-cell office:value-type="float" office:value="5516.739" calcext:value-type="float">
            <text:p>5516.739</text:p>
          </table:table-cell>
          <table:table-cell office:value-type="float" office:value="0" calcext:value-type="float">
            <text:p>0</text:p>
          </table:table-cell>
          <table:table-cell office:value-type="float" office:value="15.67952" calcext:value-type="float">
            <text:p>15.67952</text:p>
          </table:table-cell>
          <table:table-cell office:value-type="float" office:value="-114.5719" calcext:value-type="float">
            <text:p>-114.5719</text:p>
          </table:table-cell>
          <table:table-cell office:value-type="float" office:value="391.4157" calcext:value-type="float">
            <text:p>391.4157</text:p>
          </table:table-cell>
          <table:table-cell office:value-type="float" office:value="-59.30296" calcext:value-type="float">
            <text:p>-59.30296</text:p>
          </table:table-cell>
          <table:table-cell office:value-type="float" office:value="34.85561" calcext:value-type="float">
            <text:p>34.85561</text:p>
          </table:table-cell>
          <table:table-cell office:value-type="float" office:value="1.594006" calcext:value-type="float">
            <text:p>1.594006</text:p>
          </table:table-cell>
          <table:table-cell office:value-type="float" office:value="0.1002761" calcext:value-type="float">
            <text:p>0.1002761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06764" calcext:value-type="float">
            <text:p>0.2206764</text:p>
          </table:table-cell>
          <table:table-cell office:value-type="float" office:value="0.2633222" calcext:value-type="float">
            <text:p>0.2633222</text:p>
          </table:table-cell>
          <table:table-cell office:value-type="float" office:value="360" calcext:value-type="float">
            <text:p>360</text:p>
          </table:table-cell>
          <table:table-cell office:value-type="float" office:value="777.9238" calcext:value-type="float">
            <text:p>777.9238</text:p>
          </table:table-cell>
          <table:table-cell office:value-type="float" office:value="0" calcext:value-type="float">
            <text:p>0</text:p>
          </table:table-cell>
          <table:table-cell office:value-type="float" office:value="195.9788" calcext:value-type="float">
            <text:p>195.9788</text:p>
          </table:table-cell>
          <table:table-cell office:value-type="float" office:value="272.0897" calcext:value-type="float">
            <text:p>272.0897</text:p>
          </table:table-cell>
          <table:table-cell office:value-type="float" office:value="894.9536" calcext:value-type="float">
            <text:p>894.9536</text:p>
          </table:table-cell>
          <table:table-cell office:value-type="float" office:value="877.0586" calcext:value-type="float">
            <text:p>877.0586</text:p>
          </table:table-cell>
          <table:table-cell office:value-type="float" office:value="870.9678" calcext:value-type="float">
            <text:p>870.9678</text:p>
          </table:table-cell>
          <table:table-cell office:value-type="float" office:value="885.6091" calcext:value-type="float">
            <text:p>885.6091</text:p>
          </table:table-cell>
          <table:table-cell office:value-type="float" office:value="326.7106" calcext:value-type="float">
            <text:p>326.7106</text:p>
          </table:table-cell>
          <table:table-cell office:value-type="float" office:value="443.0503" calcext:value-type="float">
            <text:p>443.0503</text:p>
          </table:table-cell>
          <table:table-cell office:value-type="float" office:value="383.1541" calcext:value-type="float">
            <text:p>383.1541</text:p>
          </table:table-cell>
          <table:table-cell office:value-type="float" office:value="324.2116" calcext:value-type="float">
            <text:p>324.21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65.18655" calcext:value-type="float">
            <text:p>65.18655</text:p>
          </table:table-cell>
          <table:table-cell office:value-type="float" office:value="5516.518" calcext:value-type="float">
            <text:p>5516.518</text:p>
          </table:table-cell>
          <table:table-cell office:value-type="float" office:value="0" calcext:value-type="float">
            <text:p>0</text:p>
          </table:table-cell>
          <table:table-cell office:value-type="float" office:value="16.15952" calcext:value-type="float">
            <text:p>16.15952</text:p>
          </table:table-cell>
          <table:table-cell office:value-type="float" office:value="-115.1695" calcext:value-type="float">
            <text:p>-115.1695</text:p>
          </table:table-cell>
          <table:table-cell office:value-type="float" office:value="392.9349" calcext:value-type="float">
            <text:p>392.9349</text:p>
          </table:table-cell>
          <table:table-cell office:value-type="float" office:value="-59.64777" calcext:value-type="float">
            <text:p>-59.64777</text:p>
          </table:table-cell>
          <table:table-cell office:value-type="float" office:value="34.81413" calcext:value-type="float">
            <text:p>34.81413</text:p>
          </table:table-cell>
          <table:table-cell office:value-type="float" office:value="1.594003" calcext:value-type="float">
            <text:p>1.594003</text:p>
          </table:table-cell>
          <table:table-cell office:value-type="float" office:value="0.09971023" calcext:value-type="float">
            <text:p>0.09971023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10247" calcext:value-type="float">
            <text:p>0.2210247</text:p>
          </table:table-cell>
          <table:table-cell office:value-type="float" office:value="0.2620838" calcext:value-type="float">
            <text:p>0.2620838</text:p>
          </table:table-cell>
          <table:table-cell office:value-type="float" office:value="360" calcext:value-type="float">
            <text:p>360</text:p>
          </table:table-cell>
          <table:table-cell office:value-type="float" office:value="786.5226" calcext:value-type="float">
            <text:p>786.5226</text:p>
          </table:table-cell>
          <table:table-cell office:value-type="float" office:value="0" calcext:value-type="float">
            <text:p>0</text:p>
          </table:table-cell>
          <table:table-cell office:value-type="float" office:value="196.0224" calcext:value-type="float">
            <text:p>196.0224</text:p>
          </table:table-cell>
          <table:table-cell office:value-type="float" office:value="272.1548" calcext:value-type="float">
            <text:p>272.1548</text:p>
          </table:table-cell>
          <table:table-cell office:value-type="float" office:value="894.9834" calcext:value-type="float">
            <text:p>894.9834</text:p>
          </table:table-cell>
          <table:table-cell office:value-type="float" office:value="877.0417" calcext:value-type="float">
            <text:p>877.0417</text:p>
          </table:table-cell>
          <table:table-cell office:value-type="float" office:value="870.9552" calcext:value-type="float">
            <text:p>870.9552</text:p>
          </table:table-cell>
          <table:table-cell office:value-type="float" office:value="885.5878" calcext:value-type="float">
            <text:p>885.5878</text:p>
          </table:table-cell>
          <table:table-cell office:value-type="float" office:value="326.7514" calcext:value-type="float">
            <text:p>326.7514</text:p>
          </table:table-cell>
          <table:table-cell office:value-type="float" office:value="443.0779" calcext:value-type="float">
            <text:p>443.0779</text:p>
          </table:table-cell>
          <table:table-cell office:value-type="float" office:value="383.1787" calcext:value-type="float">
            <text:p>383.1787</text:p>
          </table:table-cell>
          <table:table-cell office:value-type="float" office:value="324.2385" calcext:value-type="float">
            <text:p>324.238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65.5854" calcext:value-type="float">
            <text:p>65.5854</text:p>
          </table:table-cell>
          <table:table-cell office:value-type="float" office:value="5516.341" calcext:value-type="float">
            <text:p>5516.341</text:p>
          </table:table-cell>
          <table:table-cell office:value-type="float" office:value="0" calcext:value-type="float">
            <text:p>0</text:p>
          </table:table-cell>
          <table:table-cell office:value-type="float" office:value="16.59866" calcext:value-type="float">
            <text:p>16.59866</text:p>
          </table:table-cell>
          <table:table-cell office:value-type="float" office:value="-115.7175" calcext:value-type="float">
            <text:p>-115.7175</text:p>
          </table:table-cell>
          <table:table-cell office:value-type="float" office:value="396.5937" calcext:value-type="float">
            <text:p>396.5937</text:p>
          </table:table-cell>
          <table:table-cell office:value-type="float" office:value="-59.96273" calcext:value-type="float">
            <text:p>-59.96273</text:p>
          </table:table-cell>
          <table:table-cell office:value-type="float" office:value="34.76959" calcext:value-type="float">
            <text:p>34.76959</text:p>
          </table:table-cell>
          <table:table-cell office:value-type="float" office:value="1.597102" calcext:value-type="float">
            <text:p>1.597102</text:p>
          </table:table-cell>
          <table:table-cell office:value-type="float" office:value="0.09280184" calcext:value-type="float">
            <text:p>0.0928018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1374" calcext:value-type="float">
            <text:p>0.221374</text:p>
          </table:table-cell>
          <table:table-cell office:value-type="float" office:value="0.2609242" calcext:value-type="float">
            <text:p>0.2609242</text:p>
          </table:table-cell>
          <table:table-cell office:value-type="float" office:value="360" calcext:value-type="float">
            <text:p>360</text:p>
          </table:table-cell>
          <table:table-cell office:value-type="float" office:value="794.7286" calcext:value-type="float">
            <text:p>794.7286</text:p>
          </table:table-cell>
          <table:table-cell office:value-type="float" office:value="0" calcext:value-type="float">
            <text:p>0</text:p>
          </table:table-cell>
          <table:table-cell office:value-type="float" office:value="196.0636" calcext:value-type="float">
            <text:p>196.0636</text:p>
          </table:table-cell>
          <table:table-cell office:value-type="float" office:value="272.2144" calcext:value-type="float">
            <text:p>272.2144</text:p>
          </table:table-cell>
          <table:table-cell office:value-type="float" office:value="895.0159" calcext:value-type="float">
            <text:p>895.0159</text:p>
          </table:table-cell>
          <table:table-cell office:value-type="float" office:value="877.0307" calcext:value-type="float">
            <text:p>877.0307</text:p>
          </table:table-cell>
          <table:table-cell office:value-type="float" office:value="870.9506" calcext:value-type="float">
            <text:p>870.9506</text:p>
          </table:table-cell>
          <table:table-cell office:value-type="float" office:value="885.5724" calcext:value-type="float">
            <text:p>885.5724</text:p>
          </table:table-cell>
          <table:table-cell office:value-type="float" office:value="326.7905" calcext:value-type="float">
            <text:p>326.7905</text:p>
          </table:table-cell>
          <table:table-cell office:value-type="float" office:value="443.1057" calcext:value-type="float">
            <text:p>443.1057</text:p>
          </table:table-cell>
          <table:table-cell office:value-type="float" office:value="383.2022" calcext:value-type="float">
            <text:p>383.2022</text:p>
          </table:table-cell>
          <table:table-cell office:value-type="float" office:value="324.2647" calcext:value-type="float">
            <text:p>324.26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66.01601" calcext:value-type="float">
            <text:p>66.01601</text:p>
          </table:table-cell>
          <table:table-cell office:value-type="float" office:value="5516.167" calcext:value-type="float">
            <text:p>5516.167</text:p>
          </table:table-cell>
          <table:table-cell office:value-type="float" office:value="0" calcext:value-type="float">
            <text:p>0</text:p>
          </table:table-cell>
          <table:table-cell office:value-type="float" office:value="17.06837" calcext:value-type="float">
            <text:p>17.06837</text:p>
          </table:table-cell>
          <table:table-cell office:value-type="float" office:value="-116.2452" calcext:value-type="float">
            <text:p>-116.2452</text:p>
          </table:table-cell>
          <table:table-cell office:value-type="float" office:value="397.0488" calcext:value-type="float">
            <text:p>397.0488</text:p>
          </table:table-cell>
          <table:table-cell office:value-type="float" office:value="-60.27512" calcext:value-type="float">
            <text:p>-60.27512</text:p>
          </table:table-cell>
          <table:table-cell office:value-type="float" office:value="34.7146" calcext:value-type="float">
            <text:p>34.7146</text:p>
          </table:table-cell>
          <table:table-cell office:value-type="float" office:value="1.637177" calcext:value-type="float">
            <text:p>1.637177</text:p>
          </table:table-cell>
          <table:table-cell office:value-type="float" office:value="0.1036456" calcext:value-type="float">
            <text:p>0.1036456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17221" calcext:value-type="float">
            <text:p>0.2217221</text:p>
          </table:table-cell>
          <table:table-cell office:value-type="float" office:value="0.2597966" calcext:value-type="float">
            <text:p>0.2597966</text:p>
          </table:table-cell>
          <table:table-cell office:value-type="float" office:value="360" calcext:value-type="float">
            <text:p>360</text:p>
          </table:table-cell>
          <table:table-cell office:value-type="float" office:value="802.5007" calcext:value-type="float">
            <text:p>802.5007</text:p>
          </table:table-cell>
          <table:table-cell office:value-type="float" office:value="0" calcext:value-type="float">
            <text:p>0</text:p>
          </table:table-cell>
          <table:table-cell office:value-type="float" office:value="196.1086" calcext:value-type="float">
            <text:p>196.1086</text:p>
          </table:table-cell>
          <table:table-cell office:value-type="float" office:value="272.2738" calcext:value-type="float">
            <text:p>272.2738</text:p>
          </table:table-cell>
          <table:table-cell office:value-type="float" office:value="895.0472" calcext:value-type="float">
            <text:p>895.0472</text:p>
          </table:table-cell>
          <table:table-cell office:value-type="float" office:value="877.0179" calcext:value-type="float">
            <text:p>877.0179</text:p>
          </table:table-cell>
          <table:table-cell office:value-type="float" office:value="870.9451" calcext:value-type="float">
            <text:p>870.9451</text:p>
          </table:table-cell>
          <table:table-cell office:value-type="float" office:value="885.5586" calcext:value-type="float">
            <text:p>885.5586</text:p>
          </table:table-cell>
          <table:table-cell office:value-type="float" office:value="326.8279" calcext:value-type="float">
            <text:p>326.8279</text:p>
          </table:table-cell>
          <table:table-cell office:value-type="float" office:value="443.1332" calcext:value-type="float">
            <text:p>443.1332</text:p>
          </table:table-cell>
          <table:table-cell office:value-type="float" office:value="383.2245" calcext:value-type="float">
            <text:p>383.2245</text:p>
          </table:table-cell>
          <table:table-cell office:value-type="float" office:value="324.2903" calcext:value-type="float">
            <text:p>324.29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0" calcext:value-type="float">
            <text:p>7092000</text:p>
          </table:table-cell>
          <table:table-cell office:value-type="float" office:value="66.66938" calcext:value-type="float">
            <text:p>66.66938</text:p>
          </table:table-cell>
          <table:table-cell office:value-type="float" office:value="5515.972" calcext:value-type="float">
            <text:p>5515.972</text:p>
          </table:table-cell>
          <table:table-cell office:value-type="float" office:value="0" calcext:value-type="float">
            <text:p>0</text:p>
          </table:table-cell>
          <table:table-cell office:value-type="float" office:value="17.76619" calcext:value-type="float">
            <text:p>17.76619</text:p>
          </table:table-cell>
          <table:table-cell office:value-type="float" office:value="-116.8014" calcext:value-type="float">
            <text:p>-116.8014</text:p>
          </table:table-cell>
          <table:table-cell office:value-type="float" office:value="395.5743" calcext:value-type="float">
            <text:p>395.5743</text:p>
          </table:table-cell>
          <table:table-cell office:value-type="float" office:value="-60.59917" calcext:value-type="float">
            <text:p>-60.59917</text:p>
          </table:table-cell>
          <table:table-cell office:value-type="float" office:value="34.64769" calcext:value-type="float">
            <text:p>34.64769</text:p>
          </table:table-cell>
          <table:table-cell office:value-type="float" office:value="1.891426" calcext:value-type="float">
            <text:p>1.891426</text:p>
          </table:table-cell>
          <table:table-cell office:value-type="float" office:value="0.08952589" calcext:value-type="float">
            <text:p>0.0895258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20686" calcext:value-type="float">
            <text:p>0.2220686</text:p>
          </table:table-cell>
          <table:table-cell office:value-type="float" office:value="0.2586784" calcext:value-type="float">
            <text:p>0.2586784</text:p>
          </table:table-cell>
          <table:table-cell office:value-type="float" office:value="360" calcext:value-type="float">
            <text:p>360</text:p>
          </table:table-cell>
          <table:table-cell office:value-type="float" office:value="810.3199" calcext:value-type="float">
            <text:p>810.3199</text:p>
          </table:table-cell>
          <table:table-cell office:value-type="float" office:value="0" calcext:value-type="float">
            <text:p>0</text:p>
          </table:table-cell>
          <table:table-cell office:value-type="float" office:value="196.1592" calcext:value-type="float">
            <text:p>196.1592</text:p>
          </table:table-cell>
          <table:table-cell office:value-type="float" office:value="272.3352" calcext:value-type="float">
            <text:p>272.3352</text:p>
          </table:table-cell>
          <table:table-cell office:value-type="float" office:value="895.0734" calcext:value-type="float">
            <text:p>895.0734</text:p>
          </table:table-cell>
          <table:table-cell office:value-type="float" office:value="877.0005" calcext:value-type="float">
            <text:p>877.0005</text:p>
          </table:table-cell>
          <table:table-cell office:value-type="float" office:value="870.9355" calcext:value-type="float">
            <text:p>870.9355</text:p>
          </table:table-cell>
          <table:table-cell office:value-type="float" office:value="885.5416" calcext:value-type="float">
            <text:p>885.5416</text:p>
          </table:table-cell>
          <table:table-cell office:value-type="float" office:value="326.8649" calcext:value-type="float">
            <text:p>326.8649</text:p>
          </table:table-cell>
          <table:table-cell office:value-type="float" office:value="443.1599" calcext:value-type="float">
            <text:p>443.1599</text:p>
          </table:table-cell>
          <table:table-cell office:value-type="float" office:value="383.2462" calcext:value-type="float">
            <text:p>383.2462</text:p>
          </table:table-cell>
          <table:table-cell office:value-type="float" office:value="324.3152" calcext:value-type="float">
            <text:p>324.31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0" calcext:value-type="float">
            <text:p>8092000</text:p>
          </table:table-cell>
          <table:table-cell office:value-type="float" office:value="67.74293" calcext:value-type="float">
            <text:p>67.74293</text:p>
          </table:table-cell>
          <table:table-cell office:value-type="float" office:value="5515.744" calcext:value-type="float">
            <text:p>5515.744</text:p>
          </table:table-cell>
          <table:table-cell office:value-type="float" office:value="0" calcext:value-type="float">
            <text:p>0</text:p>
          </table:table-cell>
          <table:table-cell office:value-type="float" office:value="18.89273" calcext:value-type="float">
            <text:p>18.89273</text:p>
          </table:table-cell>
          <table:table-cell office:value-type="float" office:value="-117.4055" calcext:value-type="float">
            <text:p>-117.4055</text:p>
          </table:table-cell>
          <table:table-cell office:value-type="float" office:value="401.7333" calcext:value-type="float">
            <text:p>401.7333</text:p>
          </table:table-cell>
          <table:table-cell office:value-type="float" office:value="-60.94042" calcext:value-type="float">
            <text:p>-60.94042</text:p>
          </table:table-cell>
          <table:table-cell office:value-type="float" office:value="34.56873" calcext:value-type="float">
            <text:p>34.56873</text:p>
          </table:table-cell>
          <table:table-cell office:value-type="float" office:value="2.55582" calcext:value-type="float">
            <text:p>2.55582</text:p>
          </table:table-cell>
          <table:table-cell office:value-type="float" office:value="0.1001758" calcext:value-type="float">
            <text:p>0.100175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24144" calcext:value-type="float">
            <text:p>0.2224144</text:p>
          </table:table-cell>
          <table:table-cell office:value-type="float" office:value="0.2575585" calcext:value-type="float">
            <text:p>0.2575585</text:p>
          </table:table-cell>
          <table:table-cell office:value-type="float" office:value="360" calcext:value-type="float">
            <text:p>360</text:p>
          </table:table-cell>
          <table:table-cell office:value-type="float" office:value="816.5441" calcext:value-type="float">
            <text:p>816.5441</text:p>
          </table:table-cell>
          <table:table-cell office:value-type="float" office:value="0" calcext:value-type="float">
            <text:p>0</text:p>
          </table:table-cell>
          <table:table-cell office:value-type="float" office:value="196.215" calcext:value-type="float">
            <text:p>196.215</text:p>
          </table:table-cell>
          <table:table-cell office:value-type="float" office:value="272.3963" calcext:value-type="float">
            <text:p>272.3963</text:p>
          </table:table-cell>
          <table:table-cell office:value-type="float" office:value="895.0948" calcext:value-type="float">
            <text:p>895.0948</text:p>
          </table:table-cell>
          <table:table-cell office:value-type="float" office:value="876.9747" calcext:value-type="float">
            <text:p>876.9747</text:p>
          </table:table-cell>
          <table:table-cell office:value-type="float" office:value="870.9189" calcext:value-type="float">
            <text:p>870.9189</text:p>
          </table:table-cell>
          <table:table-cell office:value-type="float" office:value="885.5179" calcext:value-type="float">
            <text:p>885.5179</text:p>
          </table:table-cell>
          <table:table-cell office:value-type="float" office:value="326.9018" calcext:value-type="float">
            <text:p>326.9018</text:p>
          </table:table-cell>
          <table:table-cell office:value-type="float" office:value="443.1861" calcext:value-type="float">
            <text:p>443.1861</text:p>
          </table:table-cell>
          <table:table-cell office:value-type="float" office:value="383.2671" calcext:value-type="float">
            <text:p>383.2671</text:p>
          </table:table-cell>
          <table:table-cell office:value-type="float" office:value="324.3395" calcext:value-type="float">
            <text:p>324.33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68.92026" calcext:value-type="float">
            <text:p>68.92026</text:p>
          </table:table-cell>
          <table:table-cell office:value-type="float" office:value="5515.511" calcext:value-type="float">
            <text:p>5515.511</text:p>
          </table:table-cell>
          <table:table-cell office:value-type="float" office:value="0" calcext:value-type="float">
            <text:p>0</text:p>
          </table:table-cell>
          <table:table-cell office:value-type="float" office:value="20.12305" calcext:value-type="float">
            <text:p>20.12305</text:p>
          </table:table-cell>
          <table:table-cell office:value-type="float" office:value="-118.0089" calcext:value-type="float">
            <text:p>-118.0089</text:p>
          </table:table-cell>
          <table:table-cell office:value-type="float" office:value="402.2626" calcext:value-type="float">
            <text:p>402.2626</text:p>
          </table:table-cell>
          <table:table-cell office:value-type="float" office:value="-61.27571" calcext:value-type="float">
            <text:p>-61.27571</text:p>
          </table:table-cell>
          <table:table-cell office:value-type="float" office:value="34.48854" calcext:value-type="float">
            <text:p>34.48854</text:p>
          </table:table-cell>
          <table:table-cell office:value-type="float" office:value="3.329859" calcext:value-type="float">
            <text:p>3.329859</text:p>
          </table:table-cell>
          <table:table-cell office:value-type="float" office:value="0.0891538" calcext:value-type="float">
            <text:p>0.0891538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27588" calcext:value-type="float">
            <text:p>0.2227588</text:p>
          </table:table-cell>
          <table:table-cell office:value-type="float" office:value="0.2564334" calcext:value-type="float">
            <text:p>0.2564334</text:p>
          </table:table-cell>
          <table:table-cell office:value-type="float" office:value="360" calcext:value-type="float">
            <text:p>360</text:p>
          </table:table-cell>
          <table:table-cell office:value-type="float" office:value="822.5054" calcext:value-type="float">
            <text:p>822.5054</text:p>
          </table:table-cell>
          <table:table-cell office:value-type="float" office:value="0" calcext:value-type="float">
            <text:p>0</text:p>
          </table:table-cell>
          <table:table-cell office:value-type="float" office:value="196.2686" calcext:value-type="float">
            <text:p>196.2686</text:p>
          </table:table-cell>
          <table:table-cell office:value-type="float" office:value="272.4601" calcext:value-type="float">
            <text:p>272.4601</text:p>
          </table:table-cell>
          <table:table-cell office:value-type="float" office:value="895.1143" calcext:value-type="float">
            <text:p>895.1143</text:p>
          </table:table-cell>
          <table:table-cell office:value-type="float" office:value="876.9474" calcext:value-type="float">
            <text:p>876.9474</text:p>
          </table:table-cell>
          <table:table-cell office:value-type="float" office:value="870.9018" calcext:value-type="float">
            <text:p>870.9018</text:p>
          </table:table-cell>
          <table:table-cell office:value-type="float" office:value="885.4931" calcext:value-type="float">
            <text:p>885.4931</text:p>
          </table:table-cell>
          <table:table-cell office:value-type="float" office:value="326.938" calcext:value-type="float">
            <text:p>326.938</text:p>
          </table:table-cell>
          <table:table-cell office:value-type="float" office:value="443.2093" calcext:value-type="float">
            <text:p>443.2093</text:p>
          </table:table-cell>
          <table:table-cell office:value-type="float" office:value="383.2877" calcext:value-type="float">
            <text:p>383.2877</text:p>
          </table:table-cell>
          <table:table-cell office:value-type="float" office:value="324.3631" calcext:value-type="float">
            <text:p>324.36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70.60066" calcext:value-type="float">
            <text:p>70.60066</text:p>
          </table:table-cell>
          <table:table-cell office:value-type="float" office:value="5515.273" calcext:value-type="float">
            <text:p>5515.273</text:p>
          </table:table-cell>
          <table:table-cell office:value-type="float" office:value="0" calcext:value-type="float">
            <text:p>0</text:p>
          </table:table-cell>
          <table:table-cell office:value-type="float" office:value="21.8584" calcext:value-type="float">
            <text:p>21.8584</text:p>
          </table:table-cell>
          <table:table-cell office:value-type="float" office:value="-118.6176" calcext:value-type="float">
            <text:p>-118.6176</text:p>
          </table:table-cell>
          <table:table-cell office:value-type="float" office:value="397.9728" calcext:value-type="float">
            <text:p>397.9728</text:p>
          </table:table-cell>
          <table:table-cell office:value-type="float" office:value="-61.61004" calcext:value-type="float">
            <text:p>-61.61004</text:p>
          </table:table-cell>
          <table:table-cell office:value-type="float" office:value="34.40176" calcext:value-type="float">
            <text:p>34.40176</text:p>
          </table:table-cell>
          <table:table-cell office:value-type="float" office:value="4.614118" calcext:value-type="float">
            <text:p>4.614118</text:p>
          </table:table-cell>
          <table:table-cell office:value-type="float" office:value="0.09682895" calcext:value-type="float">
            <text:p>0.09682895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31019" calcext:value-type="float">
            <text:p>0.2231019</text:p>
          </table:table-cell>
          <table:table-cell office:value-type="float" office:value="0.2552986" calcext:value-type="float">
            <text:p>0.2552986</text:p>
          </table:table-cell>
          <table:table-cell office:value-type="float" office:value="360" calcext:value-type="float">
            <text:p>360</text:p>
          </table:table-cell>
          <table:table-cell office:value-type="float" office:value="827.7139" calcext:value-type="float">
            <text:p>827.7139</text:p>
          </table:table-cell>
          <table:table-cell office:value-type="float" office:value="0" calcext:value-type="float">
            <text:p>0</text:p>
          </table:table-cell>
          <table:table-cell office:value-type="float" office:value="196.3233" calcext:value-type="float">
            <text:p>196.3233</text:p>
          </table:table-cell>
          <table:table-cell office:value-type="float" office:value="272.5203" calcext:value-type="float">
            <text:p>272.5203</text:p>
          </table:table-cell>
          <table:table-cell office:value-type="float" office:value="895.132" calcext:value-type="float">
            <text:p>895.132</text:p>
          </table:table-cell>
          <table:table-cell office:value-type="float" office:value="876.9174" calcext:value-type="float">
            <text:p>876.9174</text:p>
          </table:table-cell>
          <table:table-cell office:value-type="float" office:value="870.8821" calcext:value-type="float">
            <text:p>870.8821</text:p>
          </table:table-cell>
          <table:table-cell office:value-type="float" office:value="885.4672" calcext:value-type="float">
            <text:p>885.4672</text:p>
          </table:table-cell>
          <table:table-cell office:value-type="float" office:value="326.9734" calcext:value-type="float">
            <text:p>326.9734</text:p>
          </table:table-cell>
          <table:table-cell office:value-type="float" office:value="443.2318" calcext:value-type="float">
            <text:p>443.2318</text:p>
          </table:table-cell>
          <table:table-cell office:value-type="float" office:value="383.3075" calcext:value-type="float">
            <text:p>383.3075</text:p>
          </table:table-cell>
          <table:table-cell office:value-type="float" office:value="324.3863" calcext:value-type="float">
            <text:p>324.38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71.65887" calcext:value-type="float">
            <text:p>71.65887</text:p>
          </table:table-cell>
          <table:table-cell office:value-type="float" office:value="5515.023" calcext:value-type="float">
            <text:p>5515.023</text:p>
          </table:table-cell>
          <table:table-cell office:value-type="float" office:value="0" calcext:value-type="float">
            <text:p>0</text:p>
          </table:table-cell>
          <table:table-cell office:value-type="float" office:value="22.99144" calcext:value-type="float">
            <text:p>22.99144</text:p>
          </table:table-cell>
          <table:table-cell office:value-type="float" office:value="-118.9375" calcext:value-type="float">
            <text:p>-118.9375</text:p>
          </table:table-cell>
          <table:table-cell office:value-type="float" office:value="401.4186" calcext:value-type="float">
            <text:p>401.4186</text:p>
          </table:table-cell>
          <table:table-cell office:value-type="float" office:value="-61.93888" calcext:value-type="float">
            <text:p>-61.93888</text:p>
          </table:table-cell>
          <table:table-cell office:value-type="float" office:value="34.36676" calcext:value-type="float">
            <text:p>34.36676</text:p>
          </table:table-cell>
          <table:table-cell office:value-type="float" office:value="5.303609" calcext:value-type="float">
            <text:p>5.303609</text:p>
          </table:table-cell>
          <table:table-cell office:value-type="float" office:value="0.1014757" calcext:value-type="float">
            <text:p>0.101475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34942" calcext:value-type="float">
            <text:p>0.2234942</text:p>
          </table:table-cell>
          <table:table-cell office:value-type="float" office:value="0.2546892" calcext:value-type="float">
            <text:p>0.2546892</text:p>
          </table:table-cell>
          <table:table-cell office:value-type="float" office:value="360" calcext:value-type="float">
            <text:p>360</text:p>
          </table:table-cell>
          <table:table-cell office:value-type="float" office:value="828.2495" calcext:value-type="float">
            <text:p>828.2495</text:p>
          </table:table-cell>
          <table:table-cell office:value-type="float" office:value="0" calcext:value-type="float">
            <text:p>0</text:p>
          </table:table-cell>
          <table:table-cell office:value-type="float" office:value="196.3675" calcext:value-type="float">
            <text:p>196.3675</text:p>
          </table:table-cell>
          <table:table-cell office:value-type="float" office:value="272.5746" calcext:value-type="float">
            <text:p>272.5746</text:p>
          </table:table-cell>
          <table:table-cell office:value-type="float" office:value="895.1348" calcext:value-type="float">
            <text:p>895.1348</text:p>
          </table:table-cell>
          <table:table-cell office:value-type="float" office:value="876.886" calcext:value-type="float">
            <text:p>876.886</text:p>
          </table:table-cell>
          <table:table-cell office:value-type="float" office:value="870.8611" calcext:value-type="float">
            <text:p>870.8611</text:p>
          </table:table-cell>
          <table:table-cell office:value-type="float" office:value="885.4395" calcext:value-type="float">
            <text:p>885.4395</text:p>
          </table:table-cell>
          <table:table-cell office:value-type="float" office:value="327.0077" calcext:value-type="float">
            <text:p>327.0077</text:p>
          </table:table-cell>
          <table:table-cell office:value-type="float" office:value="443.2536" calcext:value-type="float">
            <text:p>443.2536</text:p>
          </table:table-cell>
          <table:table-cell office:value-type="float" office:value="383.3268" calcext:value-type="float">
            <text:p>383.3268</text:p>
          </table:table-cell>
          <table:table-cell office:value-type="float" office:value="324.4089" calcext:value-type="float">
            <text:p>324.40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73.65243" calcext:value-type="float">
            <text:p>73.65243</text:p>
          </table:table-cell>
          <table:table-cell office:value-type="float" office:value="5514.751" calcext:value-type="float">
            <text:p>5514.751</text:p>
          </table:table-cell>
          <table:table-cell office:value-type="float" office:value="0" calcext:value-type="float">
            <text:p>0</text:p>
          </table:table-cell>
          <table:table-cell office:value-type="float" office:value="25.0743" calcext:value-type="float">
            <text:p>25.0743</text:p>
          </table:table-cell>
          <table:table-cell office:value-type="float" office:value="-119.5068" calcext:value-type="float">
            <text:p>-119.5068</text:p>
          </table:table-cell>
          <table:table-cell office:value-type="float" office:value="403.087" calcext:value-type="float">
            <text:p>403.087</text:p>
          </table:table-cell>
          <table:table-cell office:value-type="float" office:value="-62.27302" calcext:value-type="float">
            <text:p>-62.27302</text:p>
          </table:table-cell>
          <table:table-cell office:value-type="float" office:value="34.35025" calcext:value-type="float">
            <text:p>34.35025</text:p>
          </table:table-cell>
          <table:table-cell office:value-type="float" office:value="6.935137" calcext:value-type="float">
            <text:p>6.935137</text:p>
          </table:table-cell>
          <table:table-cell office:value-type="float" office:value="0.1034569" calcext:value-type="float">
            <text:p>0.1034569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38417" calcext:value-type="float">
            <text:p>0.2238417</text:p>
          </table:table-cell>
          <table:table-cell office:value-type="float" office:value="0.2535919" calcext:value-type="float">
            <text:p>0.2535919</text:p>
          </table:table-cell>
          <table:table-cell office:value-type="float" office:value="360" calcext:value-type="float">
            <text:p>360</text:p>
          </table:table-cell>
          <table:table-cell office:value-type="float" office:value="831.2427" calcext:value-type="float">
            <text:p>831.2427</text:p>
          </table:table-cell>
          <table:table-cell office:value-type="float" office:value="0" calcext:value-type="float">
            <text:p>0</text:p>
          </table:table-cell>
          <table:table-cell office:value-type="float" office:value="196.4129" calcext:value-type="float">
            <text:p>196.4129</text:p>
          </table:table-cell>
          <table:table-cell office:value-type="float" office:value="272.6273" calcext:value-type="float">
            <text:p>272.6273</text:p>
          </table:table-cell>
          <table:table-cell office:value-type="float" office:value="895.12" calcext:value-type="float">
            <text:p>895.12</text:p>
          </table:table-cell>
          <table:table-cell office:value-type="float" office:value="876.8487" calcext:value-type="float">
            <text:p>876.8487</text:p>
          </table:table-cell>
          <table:table-cell office:value-type="float" office:value="870.8388" calcext:value-type="float">
            <text:p>870.8388</text:p>
          </table:table-cell>
          <table:table-cell office:value-type="float" office:value="885.4108" calcext:value-type="float">
            <text:p>885.4108</text:p>
          </table:table-cell>
          <table:table-cell office:value-type="float" office:value="327.0409" calcext:value-type="float">
            <text:p>327.0409</text:p>
          </table:table-cell>
          <table:table-cell office:value-type="float" office:value="443.2746" calcext:value-type="float">
            <text:p>443.2746</text:p>
          </table:table-cell>
          <table:table-cell office:value-type="float" office:value="383.3457" calcext:value-type="float">
            <text:p>383.3457</text:p>
          </table:table-cell>
          <table:table-cell office:value-type="float" office:value="324.4312" calcext:value-type="float">
            <text:p>324.43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0" calcext:value-type="float">
            <text:p>13092000</text:p>
          </table:table-cell>
          <table:table-cell office:value-type="float" office:value="75.64771" calcext:value-type="float">
            <text:p>75.64771</text:p>
          </table:table-cell>
          <table:table-cell office:value-type="float" office:value="5514.521" calcext:value-type="float">
            <text:p>5514.521</text:p>
          </table:table-cell>
          <table:table-cell office:value-type="float" office:value="0" calcext:value-type="float">
            <text:p>0</text:p>
          </table:table-cell>
          <table:table-cell office:value-type="float" office:value="27.1403" calcext:value-type="float">
            <text:p>27.1403</text:p>
          </table:table-cell>
          <table:table-cell office:value-type="float" office:value="-120.3015" calcext:value-type="float">
            <text:p>-120.3015</text:p>
          </table:table-cell>
          <table:table-cell office:value-type="float" office:value="404.8989" calcext:value-type="float">
            <text:p>404.8989</text:p>
          </table:table-cell>
          <table:table-cell office:value-type="float" office:value="-62.56793" calcext:value-type="float">
            <text:p>-62.56793</text:p>
          </table:table-cell>
          <table:table-cell office:value-type="float" office:value="34.33509" calcext:value-type="float">
            <text:p>34.33509</text:p>
          </table:table-cell>
          <table:table-cell office:value-type="float" office:value="8.603791" calcext:value-type="float">
            <text:p>8.603791</text:p>
          </table:table-cell>
          <table:table-cell office:value-type="float" office:value="0.1107224" calcext:value-type="float">
            <text:p>0.1107224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41919" calcext:value-type="float">
            <text:p>0.2241919</text:p>
          </table:table-cell>
          <table:table-cell office:value-type="float" office:value="0.2525404" calcext:value-type="float">
            <text:p>0.2525404</text:p>
          </table:table-cell>
          <table:table-cell office:value-type="float" office:value="360" calcext:value-type="float">
            <text:p>360</text:p>
          </table:table-cell>
          <table:table-cell office:value-type="float" office:value="836.7609" calcext:value-type="float">
            <text:p>836.7609</text:p>
          </table:table-cell>
          <table:table-cell office:value-type="float" office:value="0" calcext:value-type="float">
            <text:p>0</text:p>
          </table:table-cell>
          <table:table-cell office:value-type="float" office:value="196.4501" calcext:value-type="float">
            <text:p>196.4501</text:p>
          </table:table-cell>
          <table:table-cell office:value-type="float" office:value="272.6736" calcext:value-type="float">
            <text:p>272.6736</text:p>
          </table:table-cell>
          <table:table-cell office:value-type="float" office:value="895.1149" calcext:value-type="float">
            <text:p>895.1149</text:p>
          </table:table-cell>
          <table:table-cell office:value-type="float" office:value="876.8197" calcext:value-type="float">
            <text:p>876.8197</text:p>
          </table:table-cell>
          <table:table-cell office:value-type="float" office:value="870.8205" calcext:value-type="float">
            <text:p>870.8205</text:p>
          </table:table-cell>
          <table:table-cell office:value-type="float" office:value="885.3846" calcext:value-type="float">
            <text:p>885.3846</text:p>
          </table:table-cell>
          <table:table-cell office:value-type="float" office:value="327.0723" calcext:value-type="float">
            <text:p>327.0723</text:p>
          </table:table-cell>
          <table:table-cell office:value-type="float" office:value="443.2946" calcext:value-type="float">
            <text:p>443.2946</text:p>
          </table:table-cell>
          <table:table-cell office:value-type="float" office:value="383.3642" calcext:value-type="float">
            <text:p>383.3642</text:p>
          </table:table-cell>
          <table:table-cell office:value-type="float" office:value="324.4531" calcext:value-type="float">
            <text:p>324.45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0" calcext:value-type="float">
            <text:p>14092000</text:p>
          </table:table-cell>
          <table:table-cell office:value-type="float" office:value="77.39054" calcext:value-type="float">
            <text:p>77.39054</text:p>
          </table:table-cell>
          <table:table-cell office:value-type="float" office:value="5514.302" calcext:value-type="float">
            <text:p>5514.302</text:p>
          </table:table-cell>
          <table:table-cell office:value-type="float" office:value="0" calcext:value-type="float">
            <text:p>0</text:p>
          </table:table-cell>
          <table:table-cell office:value-type="float" office:value="28.95277" calcext:value-type="float">
            <text:p>28.95277</text:p>
          </table:table-cell>
          <table:table-cell office:value-type="float" office:value="-120.7026" calcext:value-type="float">
            <text:p>-120.7026</text:p>
          </table:table-cell>
          <table:table-cell office:value-type="float" office:value="403.7715" calcext:value-type="float">
            <text:p>403.7715</text:p>
          </table:table-cell>
          <table:table-cell office:value-type="float" office:value="-62.84903" calcext:value-type="float">
            <text:p>-62.84903</text:p>
          </table:table-cell>
          <table:table-cell office:value-type="float" office:value="34.32659" calcext:value-type="float">
            <text:p>34.32659</text:p>
          </table:table-cell>
          <table:table-cell office:value-type="float" office:value="10.03877" calcext:value-type="float">
            <text:p>10.03877</text:p>
          </table:table-cell>
          <table:table-cell office:value-type="float" office:value="0.1140567" calcext:value-type="float">
            <text:p>0.1140567</text:p>
          </table:table-cell>
          <table:table-cell office:value-type="float" office:value="0.000850524" calcext:value-type="float">
            <text:p>0.000850524</text:p>
          </table:table-cell>
          <table:table-cell office:value-type="float" office:value="0.2246302" calcext:value-type="float">
            <text:p>0.2246302</text:p>
          </table:table-cell>
          <table:table-cell office:value-type="float" office:value="0.252582" calcext:value-type="float">
            <text:p>0.252582</text:p>
          </table:table-cell>
          <table:table-cell office:value-type="float" office:value="360" calcext:value-type="float">
            <text:p>360</text:p>
          </table:table-cell>
          <table:table-cell office:value-type="float" office:value="837.2589" calcext:value-type="float">
            <text:p>837.2589</text:p>
          </table:table-cell>
          <table:table-cell office:value-type="float" office:value="0" calcext:value-type="float">
            <text:p>0</text:p>
          </table:table-cell>
          <table:table-cell office:value-type="float" office:value="196.4805" calcext:value-type="float">
            <text:p>196.4805</text:p>
          </table:table-cell>
          <table:table-cell office:value-type="float" office:value="272.7176" calcext:value-type="float">
            <text:p>272.7176</text:p>
          </table:table-cell>
          <table:table-cell office:value-type="float" office:value="895.1103" calcext:value-type="float">
            <text:p>895.1103</text:p>
          </table:table-cell>
          <table:table-cell office:value-type="float" office:value="876.7921" calcext:value-type="float">
            <text:p>876.7921</text:p>
          </table:table-cell>
          <table:table-cell office:value-type="float" office:value="870.8035" calcext:value-type="float">
            <text:p>870.8035</text:p>
          </table:table-cell>
          <table:table-cell office:value-type="float" office:value="885.3589" calcext:value-type="float">
            <text:p>885.3589</text:p>
          </table:table-cell>
          <table:table-cell office:value-type="float" office:value="327.1026" calcext:value-type="float">
            <text:p>327.1026</text:p>
          </table:table-cell>
          <table:table-cell office:value-type="float" office:value="443.3138" calcext:value-type="float">
            <text:p>443.3138</text:p>
          </table:table-cell>
          <table:table-cell office:value-type="float" office:value="383.382" calcext:value-type="float">
            <text:p>383.382</text:p>
          </table:table-cell>
          <table:table-cell office:value-type="float" office:value="324.4745" calcext:value-type="float">
            <text:p>324.47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78.58381" calcext:value-type="float">
            <text:p>78.58381</text:p>
          </table:table-cell>
          <table:table-cell office:value-type="float" office:value="5514.116" calcext:value-type="float">
            <text:p>5514.116</text:p>
          </table:table-cell>
          <table:table-cell office:value-type="float" office:value="0" calcext:value-type="float">
            <text:p>0</text:p>
          </table:table-cell>
          <table:table-cell office:value-type="float" office:value="30.20772" calcext:value-type="float">
            <text:p>30.20772</text:p>
          </table:table-cell>
          <table:table-cell office:value-type="float" office:value="-121.0678" calcext:value-type="float">
            <text:p>-121.0678</text:p>
          </table:table-cell>
          <table:table-cell office:value-type="float" office:value="397.878" calcext:value-type="float">
            <text:p>397.878</text:p>
          </table:table-cell>
          <table:table-cell office:value-type="float" office:value="-63.06163" calcext:value-type="float">
            <text:p>-63.06163</text:p>
          </table:table-cell>
          <table:table-cell office:value-type="float" office:value="34.35218" calcext:value-type="float">
            <text:p>34.35218</text:p>
          </table:table-cell>
          <table:table-cell office:value-type="float" office:value="10.96178" calcext:value-type="float">
            <text:p>10.96178</text:p>
          </table:table-cell>
          <table:table-cell office:value-type="float" office:value="0.1149335" calcext:value-type="float">
            <text:p>0.114933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50483" calcext:value-type="float">
            <text:p>0.2250483</text:p>
          </table:table-cell>
          <table:table-cell office:value-type="float" office:value="0.2523885" calcext:value-type="float">
            <text:p>0.2523885</text:p>
          </table:table-cell>
          <table:table-cell office:value-type="float" office:value="360" calcext:value-type="float">
            <text:p>360</text:p>
          </table:table-cell>
          <table:table-cell office:value-type="float" office:value="838.0074" calcext:value-type="float">
            <text:p>838.0074</text:p>
          </table:table-cell>
          <table:table-cell office:value-type="float" office:value="0" calcext:value-type="float">
            <text:p>0</text:p>
          </table:table-cell>
          <table:table-cell office:value-type="float" office:value="196.505" calcext:value-type="float">
            <text:p>196.505</text:p>
          </table:table-cell>
          <table:table-cell office:value-type="float" office:value="272.748" calcext:value-type="float">
            <text:p>272.748</text:p>
          </table:table-cell>
          <table:table-cell office:value-type="float" office:value="895.0998" calcext:value-type="float">
            <text:p>895.0998</text:p>
          </table:table-cell>
          <table:table-cell office:value-type="float" office:value="876.7559" calcext:value-type="float">
            <text:p>876.7559</text:p>
          </table:table-cell>
          <table:table-cell office:value-type="float" office:value="870.7885" calcext:value-type="float">
            <text:p>870.7885</text:p>
          </table:table-cell>
          <table:table-cell office:value-type="float" office:value="885.342" calcext:value-type="float">
            <text:p>885.342</text:p>
          </table:table-cell>
          <table:table-cell office:value-type="float" office:value="327.1403" calcext:value-type="float">
            <text:p>327.1403</text:p>
          </table:table-cell>
          <table:table-cell office:value-type="float" office:value="443.3384" calcext:value-type="float">
            <text:p>443.3384</text:p>
          </table:table-cell>
          <table:table-cell office:value-type="float" office:value="383.402" calcext:value-type="float">
            <text:p>383.402</text:p>
          </table:table-cell>
          <table:table-cell office:value-type="float" office:value="324.501" calcext:value-type="float">
            <text:p>324.5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0" calcext:value-type="float">
            <text:p>16092000</text:p>
          </table:table-cell>
          <table:table-cell office:value-type="float" office:value="79.37113" calcext:value-type="float">
            <text:p>79.37113</text:p>
          </table:table-cell>
          <table:table-cell office:value-type="float" office:value="5513.931" calcext:value-type="float">
            <text:p>5513.931</text:p>
          </table:table-cell>
          <table:table-cell office:value-type="float" office:value="0" calcext:value-type="float">
            <text:p>0</text:p>
          </table:table-cell>
          <table:table-cell office:value-type="float" office:value="31.05658" calcext:value-type="float">
            <text:p>31.05658</text:p>
          </table:table-cell>
          <table:table-cell office:value-type="float" office:value="-121.4205" calcext:value-type="float">
            <text:p>-121.4205</text:p>
          </table:table-cell>
          <table:table-cell office:value-type="float" office:value="398.8151" calcext:value-type="float">
            <text:p>398.8151</text:p>
          </table:table-cell>
          <table:table-cell office:value-type="float" office:value="-63.18733" calcext:value-type="float">
            <text:p>-63.18733</text:p>
          </table:table-cell>
          <table:table-cell office:value-type="float" office:value="34.37994" calcext:value-type="float">
            <text:p>34.37994</text:p>
          </table:table-cell>
          <table:table-cell office:value-type="float" office:value="11.46119" calcext:value-type="float">
            <text:p>11.46119</text:p>
          </table:table-cell>
          <table:table-cell office:value-type="float" office:value="0.116801" calcext:value-type="float">
            <text:p>0.11680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54036" calcext:value-type="float">
            <text:p>0.2254036</text:p>
          </table:table-cell>
          <table:table-cell office:value-type="float" office:value="0.2515891" calcext:value-type="float">
            <text:p>0.2515891</text:p>
          </table:table-cell>
          <table:table-cell office:value-type="float" office:value="360" calcext:value-type="float">
            <text:p>360</text:p>
          </table:table-cell>
          <table:table-cell office:value-type="float" office:value="841.4302" calcext:value-type="float">
            <text:p>841.4302</text:p>
          </table:table-cell>
          <table:table-cell office:value-type="float" office:value="0" calcext:value-type="float">
            <text:p>0</text:p>
          </table:table-cell>
          <table:table-cell office:value-type="float" office:value="196.5231" calcext:value-type="float">
            <text:p>196.5231</text:p>
          </table:table-cell>
          <table:table-cell office:value-type="float" office:value="272.768" calcext:value-type="float">
            <text:p>272.768</text:p>
          </table:table-cell>
          <table:table-cell office:value-type="float" office:value="895.0822" calcext:value-type="float">
            <text:p>895.0822</text:p>
          </table:table-cell>
          <table:table-cell office:value-type="float" office:value="876.7147" calcext:value-type="float">
            <text:p>876.7147</text:p>
          </table:table-cell>
          <table:table-cell office:value-type="float" office:value="870.7625" calcext:value-type="float">
            <text:p>870.7625</text:p>
          </table:table-cell>
          <table:table-cell office:value-type="float" office:value="885.3236" calcext:value-type="float">
            <text:p>885.3236</text:p>
          </table:table-cell>
          <table:table-cell office:value-type="float" office:value="327.1946" calcext:value-type="float">
            <text:p>327.1946</text:p>
          </table:table-cell>
          <table:table-cell office:value-type="float" office:value="443.3879" calcext:value-type="float">
            <text:p>443.3879</text:p>
          </table:table-cell>
          <table:table-cell office:value-type="float" office:value="383.4344" calcext:value-type="float">
            <text:p>383.4344</text:p>
          </table:table-cell>
          <table:table-cell office:value-type="float" office:value="324.5324" calcext:value-type="float">
            <text:p>324.53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0" calcext:value-type="float">
            <text:p>17092000</text:p>
          </table:table-cell>
          <table:table-cell office:value-type="float" office:value="81.00562" calcext:value-type="float">
            <text:p>81.00562</text:p>
          </table:table-cell>
          <table:table-cell office:value-type="float" office:value="5513.74" calcext:value-type="float">
            <text:p>5513.74</text:p>
          </table:table-cell>
          <table:table-cell office:value-type="float" office:value="0" calcext:value-type="float">
            <text:p>0</text:p>
          </table:table-cell>
          <table:table-cell office:value-type="float" office:value="32.7593" calcext:value-type="float">
            <text:p>32.7593</text:p>
          </table:table-cell>
          <table:table-cell office:value-type="float" office:value="-121.7768" calcext:value-type="float">
            <text:p>-121.7768</text:p>
          </table:table-cell>
          <table:table-cell office:value-type="float" office:value="399.8137" calcext:value-type="float">
            <text:p>399.8137</text:p>
          </table:table-cell>
          <table:table-cell office:value-type="float" office:value="-63.31056" calcext:value-type="float">
            <text:p>-63.31056</text:p>
          </table:table-cell>
          <table:table-cell office:value-type="float" office:value="34.41177" calcext:value-type="float">
            <text:p>34.41177</text:p>
          </table:table-cell>
          <table:table-cell office:value-type="float" office:value="12.81993" calcext:value-type="float">
            <text:p>12.81993</text:p>
          </table:table-cell>
          <table:table-cell office:value-type="float" office:value="0.1188171" calcext:value-type="float">
            <text:p>0.118817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57627" calcext:value-type="float">
            <text:p>0.2257627</text:p>
          </table:table-cell>
          <table:table-cell office:value-type="float" office:value="0.2509516" calcext:value-type="float">
            <text:p>0.2509516</text:p>
          </table:table-cell>
          <table:table-cell office:value-type="float" office:value="360" calcext:value-type="float">
            <text:p>360</text:p>
          </table:table-cell>
          <table:table-cell office:value-type="float" office:value="844.1927" calcext:value-type="float">
            <text:p>844.1927</text:p>
          </table:table-cell>
          <table:table-cell office:value-type="float" office:value="0" calcext:value-type="float">
            <text:p>0</text:p>
          </table:table-cell>
          <table:table-cell office:value-type="float" office:value="196.5391" calcext:value-type="float">
            <text:p>196.5391</text:p>
          </table:table-cell>
          <table:table-cell office:value-type="float" office:value="272.7849" calcext:value-type="float">
            <text:p>272.7849</text:p>
          </table:table-cell>
          <table:table-cell office:value-type="float" office:value="895.0562" calcext:value-type="float">
            <text:p>895.0562</text:p>
          </table:table-cell>
          <table:table-cell office:value-type="float" office:value="876.6724" calcext:value-type="float">
            <text:p>876.6724</text:p>
          </table:table-cell>
          <table:table-cell office:value-type="float" office:value="870.7369" calcext:value-type="float">
            <text:p>870.7369</text:p>
          </table:table-cell>
          <table:table-cell office:value-type="float" office:value="885.3065" calcext:value-type="float">
            <text:p>885.3065</text:p>
          </table:table-cell>
          <table:table-cell office:value-type="float" office:value="327.2504" calcext:value-type="float">
            <text:p>327.2504</text:p>
          </table:table-cell>
          <table:table-cell office:value-type="float" office:value="443.4306" calcext:value-type="float">
            <text:p>443.4306</text:p>
          </table:table-cell>
          <table:table-cell office:value-type="float" office:value="383.468" calcext:value-type="float">
            <text:p>383.468</text:p>
          </table:table-cell>
          <table:table-cell office:value-type="float" office:value="324.564" calcext:value-type="float">
            <text:p>324.56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0" calcext:value-type="float">
            <text:p>18092000</text:p>
          </table:table-cell>
          <table:table-cell office:value-type="float" office:value="83.35617" calcext:value-type="float">
            <text:p>83.35617</text:p>
          </table:table-cell>
          <table:table-cell office:value-type="float" office:value="5513.531" calcext:value-type="float">
            <text:p>5513.531</text:p>
          </table:table-cell>
          <table:table-cell office:value-type="float" office:value="0" calcext:value-type="float">
            <text:p>0</text:p>
          </table:table-cell>
          <table:table-cell office:value-type="float" office:value="35.1875" calcext:value-type="float">
            <text:p>35.1875</text:p>
          </table:table-cell>
          <table:table-cell office:value-type="float" office:value="-122.1828" calcext:value-type="float">
            <text:p>-122.1828</text:p>
          </table:table-cell>
          <table:table-cell office:value-type="float" office:value="401.5506" calcext:value-type="float">
            <text:p>401.5506</text:p>
          </table:table-cell>
          <table:table-cell office:value-type="float" office:value="-63.43198" calcext:value-type="float">
            <text:p>-63.43198</text:p>
          </table:table-cell>
          <table:table-cell office:value-type="float" office:value="34.44957" calcext:value-type="float">
            <text:p>34.44957</text:p>
          </table:table-cell>
          <table:table-cell office:value-type="float" office:value="14.9076" calcext:value-type="float">
            <text:p>14.9076</text:p>
          </table:table-cell>
          <table:table-cell office:value-type="float" office:value="0.1211771" calcext:value-type="float">
            <text:p>0.121177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61246" calcext:value-type="float">
            <text:p>0.2261246</text:p>
          </table:table-cell>
          <table:table-cell office:value-type="float" office:value="0.2504381" calcext:value-type="float">
            <text:p>0.2504381</text:p>
          </table:table-cell>
          <table:table-cell office:value-type="float" office:value="360" calcext:value-type="float">
            <text:p>360</text:p>
          </table:table-cell>
          <table:table-cell office:value-type="float" office:value="846.529" calcext:value-type="float">
            <text:p>846.529</text:p>
          </table:table-cell>
          <table:table-cell office:value-type="float" office:value="0" calcext:value-type="float">
            <text:p>0</text:p>
          </table:table-cell>
          <table:table-cell office:value-type="float" office:value="196.555" calcext:value-type="float">
            <text:p>196.555</text:p>
          </table:table-cell>
          <table:table-cell office:value-type="float" office:value="272.7993" calcext:value-type="float">
            <text:p>272.7993</text:p>
          </table:table-cell>
          <table:table-cell office:value-type="float" office:value="895.0205" calcext:value-type="float">
            <text:p>895.0205</text:p>
          </table:table-cell>
          <table:table-cell office:value-type="float" office:value="876.6183" calcext:value-type="float">
            <text:p>876.6183</text:p>
          </table:table-cell>
          <table:table-cell office:value-type="float" office:value="870.7092" calcext:value-type="float">
            <text:p>870.7092</text:p>
          </table:table-cell>
          <table:table-cell office:value-type="float" office:value="885.2847" calcext:value-type="float">
            <text:p>885.2847</text:p>
          </table:table-cell>
          <table:table-cell office:value-type="float" office:value="327.3112" calcext:value-type="float">
            <text:p>327.3112</text:p>
          </table:table-cell>
          <table:table-cell office:value-type="float" office:value="443.4741" calcext:value-type="float">
            <text:p>443.4741</text:p>
          </table:table-cell>
          <table:table-cell office:value-type="float" office:value="383.4983" calcext:value-type="float">
            <text:p>383.4983</text:p>
          </table:table-cell>
          <table:table-cell office:value-type="float" office:value="324.5923" calcext:value-type="float">
            <text:p>324.59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0" calcext:value-type="float">
            <text:p>19092000</text:p>
          </table:table-cell>
          <table:table-cell office:value-type="float" office:value="85.74439" calcext:value-type="float">
            <text:p>85.74439</text:p>
          </table:table-cell>
          <table:table-cell office:value-type="float" office:value="5513.307" calcext:value-type="float">
            <text:p>5513.307</text:p>
          </table:table-cell>
          <table:table-cell office:value-type="float" office:value="0" calcext:value-type="float">
            <text:p>0</text:p>
          </table:table-cell>
          <table:table-cell office:value-type="float" office:value="37.66537" calcext:value-type="float">
            <text:p>37.66537</text:p>
          </table:table-cell>
          <table:table-cell office:value-type="float" office:value="-122.6291" calcext:value-type="float">
            <text:p>-122.6291</text:p>
          </table:table-cell>
          <table:table-cell office:value-type="float" office:value="403.1775" calcext:value-type="float">
            <text:p>403.1775</text:p>
          </table:table-cell>
          <table:table-cell office:value-type="float" office:value="-63.54931" calcext:value-type="float">
            <text:p>-63.54931</text:p>
          </table:table-cell>
          <table:table-cell office:value-type="float" office:value="34.49408" calcext:value-type="float">
            <text:p>34.49408</text:p>
          </table:table-cell>
          <table:table-cell office:value-type="float" office:value="17.04293" calcext:value-type="float">
            <text:p>17.04293</text:p>
          </table:table-cell>
          <table:table-cell office:value-type="float" office:value="0.1239344" calcext:value-type="float">
            <text:p>0.123934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64865" calcext:value-type="float">
            <text:p>0.2264865</text:p>
          </table:table-cell>
          <table:table-cell office:value-type="float" office:value="0.2503949" calcext:value-type="float">
            <text:p>0.2503949</text:p>
          </table:table-cell>
          <table:table-cell office:value-type="float" office:value="360" calcext:value-type="float">
            <text:p>360</text:p>
          </table:table-cell>
          <table:table-cell office:value-type="float" office:value="848.3682" calcext:value-type="float">
            <text:p>848.3682</text:p>
          </table:table-cell>
          <table:table-cell office:value-type="float" office:value="0" calcext:value-type="float">
            <text:p>0</text:p>
          </table:table-cell>
          <table:table-cell office:value-type="float" office:value="196.569" calcext:value-type="float">
            <text:p>196.569</text:p>
          </table:table-cell>
          <table:table-cell office:value-type="float" office:value="272.8097" calcext:value-type="float">
            <text:p>272.8097</text:p>
          </table:table-cell>
          <table:table-cell office:value-type="float" office:value="894.9727" calcext:value-type="float">
            <text:p>894.9727</text:p>
          </table:table-cell>
          <table:table-cell office:value-type="float" office:value="876.5601" calcext:value-type="float">
            <text:p>876.5601</text:p>
          </table:table-cell>
          <table:table-cell office:value-type="float" office:value="870.6785" calcext:value-type="float">
            <text:p>870.6785</text:p>
          </table:table-cell>
          <table:table-cell office:value-type="float" office:value="885.2589" calcext:value-type="float">
            <text:p>885.2589</text:p>
          </table:table-cell>
          <table:table-cell office:value-type="float" office:value="327.3689" calcext:value-type="float">
            <text:p>327.3689</text:p>
          </table:table-cell>
          <table:table-cell office:value-type="float" office:value="443.5184" calcext:value-type="float">
            <text:p>443.5184</text:p>
          </table:table-cell>
          <table:table-cell office:value-type="float" office:value="383.5293" calcext:value-type="float">
            <text:p>383.5293</text:p>
          </table:table-cell>
          <table:table-cell office:value-type="float" office:value="324.6258" calcext:value-type="float">
            <text:p>324.62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88.15382" calcext:value-type="float">
            <text:p>88.15382</text:p>
          </table:table-cell>
          <table:table-cell office:value-type="float" office:value="5513.054" calcext:value-type="float">
            <text:p>5513.054</text:p>
          </table:table-cell>
          <table:table-cell office:value-type="float" office:value="0" calcext:value-type="float">
            <text:p>0</text:p>
          </table:table-cell>
          <table:table-cell office:value-type="float" office:value="40.17854" calcext:value-type="float">
            <text:p>40.17854</text:p>
          </table:table-cell>
          <table:table-cell office:value-type="float" office:value="-123.1126" calcext:value-type="float">
            <text:p>-123.1126</text:p>
          </table:table-cell>
          <table:table-cell office:value-type="float" office:value="404.9286" calcext:value-type="float">
            <text:p>404.9286</text:p>
          </table:table-cell>
          <table:table-cell office:value-type="float" office:value="-63.66567" calcext:value-type="float">
            <text:p>-63.66567</text:p>
          </table:table-cell>
          <table:table-cell office:value-type="float" office:value="34.54572" calcext:value-type="float">
            <text:p>34.54572</text:p>
          </table:table-cell>
          <table:table-cell office:value-type="float" office:value="19.22418" calcext:value-type="float">
            <text:p>19.22418</text:p>
          </table:table-cell>
          <table:table-cell office:value-type="float" office:value="0.1245816" calcext:value-type="float">
            <text:p>0.1245816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68498" calcext:value-type="float">
            <text:p>0.2268498</text:p>
          </table:table-cell>
          <table:table-cell office:value-type="float" office:value="0.2505043" calcext:value-type="float">
            <text:p>0.2505043</text:p>
          </table:table-cell>
          <table:table-cell office:value-type="float" office:value="360" calcext:value-type="float">
            <text:p>360</text:p>
          </table:table-cell>
          <table:table-cell office:value-type="float" office:value="849.3284" calcext:value-type="float">
            <text:p>849.3284</text:p>
          </table:table-cell>
          <table:table-cell office:value-type="float" office:value="0" calcext:value-type="float">
            <text:p>0</text:p>
          </table:table-cell>
          <table:table-cell office:value-type="float" office:value="196.5828" calcext:value-type="float">
            <text:p>196.5828</text:p>
          </table:table-cell>
          <table:table-cell office:value-type="float" office:value="272.8159" calcext:value-type="float">
            <text:p>272.8159</text:p>
          </table:table-cell>
          <table:table-cell office:value-type="float" office:value="894.9119" calcext:value-type="float">
            <text:p>894.9119</text:p>
          </table:table-cell>
          <table:table-cell office:value-type="float" office:value="876.4899" calcext:value-type="float">
            <text:p>876.4899</text:p>
          </table:table-cell>
          <table:table-cell office:value-type="float" office:value="870.6423" calcext:value-type="float">
            <text:p>870.6423</text:p>
          </table:table-cell>
          <table:table-cell office:value-type="float" office:value="885.2273" calcext:value-type="float">
            <text:p>885.2273</text:p>
          </table:table-cell>
          <table:table-cell office:value-type="float" office:value="327.4217" calcext:value-type="float">
            <text:p>327.4217</text:p>
          </table:table-cell>
          <table:table-cell office:value-type="float" office:value="443.5618" calcext:value-type="float">
            <text:p>443.5618</text:p>
          </table:table-cell>
          <table:table-cell office:value-type="float" office:value="383.5571" calcext:value-type="float">
            <text:p>383.5571</text:p>
          </table:table-cell>
          <table:table-cell office:value-type="float" office:value="324.6561" calcext:value-type="float">
            <text:p>324.65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88.69537" calcext:value-type="float">
            <text:p>88.69537</text:p>
          </table:table-cell>
          <table:table-cell office:value-type="float" office:value="5512.789" calcext:value-type="float">
            <text:p>5512.789</text:p>
          </table:table-cell>
          <table:table-cell office:value-type="float" office:value="0" calcext:value-type="float">
            <text:p>0</text:p>
          </table:table-cell>
          <table:table-cell office:value-type="float" office:value="40.8236" calcext:value-type="float">
            <text:p>40.8236</text:p>
          </table:table-cell>
          <table:table-cell office:value-type="float" office:value="-123.5192" calcext:value-type="float">
            <text:p>-123.5192</text:p>
          </table:table-cell>
          <table:table-cell office:value-type="float" office:value="405.2066" calcext:value-type="float">
            <text:p>405.2066</text:p>
          </table:table-cell>
          <table:table-cell office:value-type="float" office:value="-63.78018" calcext:value-type="float">
            <text:p>-63.78018</text:p>
          </table:table-cell>
          <table:table-cell office:value-type="float" office:value="34.59616" calcext:value-type="float">
            <text:p>34.59616</text:p>
          </table:table-cell>
          <table:table-cell office:value-type="float" office:value="19.53795" calcext:value-type="float">
            <text:p>19.53795</text:p>
          </table:table-cell>
          <table:table-cell office:value-type="float" office:value="0.1248081" calcext:value-type="float">
            <text:p>0.124808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72204" calcext:value-type="float">
            <text:p>0.2272204</text:p>
          </table:table-cell>
          <table:table-cell office:value-type="float" office:value="0.2507117" calcext:value-type="float">
            <text:p>0.2507117</text:p>
          </table:table-cell>
          <table:table-cell office:value-type="float" office:value="360" calcext:value-type="float">
            <text:p>360</text:p>
          </table:table-cell>
          <table:table-cell office:value-type="float" office:value="850.1338" calcext:value-type="float">
            <text:p>850.1338</text:p>
          </table:table-cell>
          <table:table-cell office:value-type="float" office:value="0" calcext:value-type="float">
            <text:p>0</text:p>
          </table:table-cell>
          <table:table-cell office:value-type="float" office:value="196.5978" calcext:value-type="float">
            <text:p>196.5978</text:p>
          </table:table-cell>
          <table:table-cell office:value-type="float" office:value="272.8257" calcext:value-type="float">
            <text:p>272.8257</text:p>
          </table:table-cell>
          <table:table-cell office:value-type="float" office:value="894.8494" calcext:value-type="float">
            <text:p>894.8494</text:p>
          </table:table-cell>
          <table:table-cell office:value-type="float" office:value="876.413" calcext:value-type="float">
            <text:p>876.413</text:p>
          </table:table-cell>
          <table:table-cell office:value-type="float" office:value="870.6036" calcext:value-type="float">
            <text:p>870.6036</text:p>
          </table:table-cell>
          <table:table-cell office:value-type="float" office:value="885.1931" calcext:value-type="float">
            <text:p>885.1931</text:p>
          </table:table-cell>
          <table:table-cell office:value-type="float" office:value="327.4788" calcext:value-type="float">
            <text:p>327.4788</text:p>
          </table:table-cell>
          <table:table-cell office:value-type="float" office:value="443.599" calcext:value-type="float">
            <text:p>443.599</text:p>
          </table:table-cell>
          <table:table-cell office:value-type="float" office:value="383.5832" calcext:value-type="float">
            <text:p>383.5832</text:p>
          </table:table-cell>
          <table:table-cell office:value-type="float" office:value="324.6868" calcext:value-type="float">
            <text:p>324.686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0" calcext:value-type="float">
            <text:p>22092000</text:p>
          </table:table-cell>
          <table:table-cell office:value-type="float" office:value="88.94555" calcext:value-type="float">
            <text:p>88.94555</text:p>
          </table:table-cell>
          <table:table-cell office:value-type="float" office:value="5512.575" calcext:value-type="float">
            <text:p>5512.575</text:p>
          </table:table-cell>
          <table:table-cell office:value-type="float" office:value="0" calcext:value-type="float">
            <text:p>0</text:p>
          </table:table-cell>
          <table:table-cell office:value-type="float" office:value="41.15267" calcext:value-type="float">
            <text:p>41.15267</text:p>
          </table:table-cell>
          <table:table-cell office:value-type="float" office:value="-123.9305" calcext:value-type="float">
            <text:p>-123.9305</text:p>
          </table:table-cell>
          <table:table-cell office:value-type="float" office:value="407.0581" calcext:value-type="float">
            <text:p>407.0581</text:p>
          </table:table-cell>
          <table:table-cell office:value-type="float" office:value="-63.89236" calcext:value-type="float">
            <text:p>-63.89236</text:p>
          </table:table-cell>
          <table:table-cell office:value-type="float" office:value="34.62891" calcext:value-type="float">
            <text:p>34.62891</text:p>
          </table:table-cell>
          <table:table-cell office:value-type="float" office:value="19.53797" calcext:value-type="float">
            <text:p>19.53797</text:p>
          </table:table-cell>
          <table:table-cell office:value-type="float" office:value="0.125051" calcext:value-type="float">
            <text:p>0.12505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75852" calcext:value-type="float">
            <text:p>0.2275852</text:p>
          </table:table-cell>
          <table:table-cell office:value-type="float" office:value="0.2509508" calcext:value-type="float">
            <text:p>0.2509508</text:p>
          </table:table-cell>
          <table:table-cell office:value-type="float" office:value="360" calcext:value-type="float">
            <text:p>360</text:p>
          </table:table-cell>
          <table:table-cell office:value-type="float" office:value="850.2505" calcext:value-type="float">
            <text:p>850.2505</text:p>
          </table:table-cell>
          <table:table-cell office:value-type="float" office:value="0" calcext:value-type="float">
            <text:p>0</text:p>
          </table:table-cell>
          <table:table-cell office:value-type="float" office:value="196.6148" calcext:value-type="float">
            <text:p>196.6148</text:p>
          </table:table-cell>
          <table:table-cell office:value-type="float" office:value="272.8424" calcext:value-type="float">
            <text:p>272.8424</text:p>
          </table:table-cell>
          <table:table-cell office:value-type="float" office:value="894.8152" calcext:value-type="float">
            <text:p>894.8152</text:p>
          </table:table-cell>
          <table:table-cell office:value-type="float" office:value="876.3543" calcext:value-type="float">
            <text:p>876.3543</text:p>
          </table:table-cell>
          <table:table-cell office:value-type="float" office:value="870.5763" calcext:value-type="float">
            <text:p>870.5763</text:p>
          </table:table-cell>
          <table:table-cell office:value-type="float" office:value="885.1631" calcext:value-type="float">
            <text:p>885.1631</text:p>
          </table:table-cell>
          <table:table-cell office:value-type="float" office:value="327.5321" calcext:value-type="float">
            <text:p>327.5321</text:p>
          </table:table-cell>
          <table:table-cell office:value-type="float" office:value="443.6394" calcext:value-type="float">
            <text:p>443.6394</text:p>
          </table:table-cell>
          <table:table-cell office:value-type="float" office:value="383.6142" calcext:value-type="float">
            <text:p>383.6142</text:p>
          </table:table-cell>
          <table:table-cell office:value-type="float" office:value="324.7148" calcext:value-type="float">
            <text:p>324.71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0" calcext:value-type="float">
            <text:p>23092000</text:p>
          </table:table-cell>
          <table:table-cell office:value-type="float" office:value="89.19859" calcext:value-type="float">
            <text:p>89.19859</text:p>
          </table:table-cell>
          <table:table-cell office:value-type="float" office:value="5512.396" calcext:value-type="float">
            <text:p>5512.396</text:p>
          </table:table-cell>
          <table:table-cell office:value-type="float" office:value="0" calcext:value-type="float">
            <text:p>0</text:p>
          </table:table-cell>
          <table:table-cell office:value-type="float" office:value="41.46997" calcext:value-type="float">
            <text:p>41.46997</text:p>
          </table:table-cell>
          <table:table-cell office:value-type="float" office:value="-124.2563" calcext:value-type="float">
            <text:p>-124.2563</text:p>
          </table:table-cell>
          <table:table-cell office:value-type="float" office:value="407.0878" calcext:value-type="float">
            <text:p>407.0878</text:p>
          </table:table-cell>
          <table:table-cell office:value-type="float" office:value="-64.00464" calcext:value-type="float">
            <text:p>-64.00464</text:p>
          </table:table-cell>
          <table:table-cell office:value-type="float" office:value="34.65208" calcext:value-type="float">
            <text:p>34.65208</text:p>
          </table:table-cell>
          <table:table-cell office:value-type="float" office:value="19.53797" calcext:value-type="float">
            <text:p>19.53797</text:p>
          </table:table-cell>
          <table:table-cell office:value-type="float" office:value="0.125268" calcext:value-type="float">
            <text:p>0.12526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795" calcext:value-type="float">
            <text:p>0.22795</text:p>
          </table:table-cell>
          <table:table-cell office:value-type="float" office:value="0.251234" calcext:value-type="float">
            <text:p>0.251234</text:p>
          </table:table-cell>
          <table:table-cell office:value-type="float" office:value="360" calcext:value-type="float">
            <text:p>360</text:p>
          </table:table-cell>
          <table:table-cell office:value-type="float" office:value="849.2823" calcext:value-type="float">
            <text:p>849.2823</text:p>
          </table:table-cell>
          <table:table-cell office:value-type="float" office:value="0" calcext:value-type="float">
            <text:p>0</text:p>
          </table:table-cell>
          <table:table-cell office:value-type="float" office:value="196.6311" calcext:value-type="float">
            <text:p>196.6311</text:p>
          </table:table-cell>
          <table:table-cell office:value-type="float" office:value="272.8634" calcext:value-type="float">
            <text:p>272.8634</text:p>
          </table:table-cell>
          <table:table-cell office:value-type="float" office:value="894.7973" calcext:value-type="float">
            <text:p>894.7973</text:p>
          </table:table-cell>
          <table:table-cell office:value-type="float" office:value="876.3094" calcext:value-type="float">
            <text:p>876.3094</text:p>
          </table:table-cell>
          <table:table-cell office:value-type="float" office:value="870.5528" calcext:value-type="float">
            <text:p>870.5528</text:p>
          </table:table-cell>
          <table:table-cell office:value-type="float" office:value="885.1411" calcext:value-type="float">
            <text:p>885.1411</text:p>
          </table:table-cell>
          <table:table-cell office:value-type="float" office:value="327.5814" calcext:value-type="float">
            <text:p>327.5814</text:p>
          </table:table-cell>
          <table:table-cell office:value-type="float" office:value="443.6787" calcext:value-type="float">
            <text:p>443.6787</text:p>
          </table:table-cell>
          <table:table-cell office:value-type="float" office:value="383.6418" calcext:value-type="float">
            <text:p>383.6418</text:p>
          </table:table-cell>
          <table:table-cell office:value-type="float" office:value="324.744" calcext:value-type="float">
            <text:p>324.7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89.43256" calcext:value-type="float">
            <text:p>89.43256</text:p>
          </table:table-cell>
          <table:table-cell office:value-type="float" office:value="5512.226" calcext:value-type="float">
            <text:p>5512.226</text:p>
          </table:table-cell>
          <table:table-cell office:value-type="float" office:value="0" calcext:value-type="float">
            <text:p>0</text:p>
          </table:table-cell>
          <table:table-cell office:value-type="float" office:value="41.76982" calcext:value-type="float">
            <text:p>41.76982</text:p>
          </table:table-cell>
          <table:table-cell office:value-type="float" office:value="-124.5714" calcext:value-type="float">
            <text:p>-124.5714</text:p>
          </table:table-cell>
          <table:table-cell office:value-type="float" office:value="408.092" calcext:value-type="float">
            <text:p>408.092</text:p>
          </table:table-cell>
          <table:table-cell office:value-type="float" office:value="-64.1171" calcext:value-type="float">
            <text:p>-64.1171</text:p>
          </table:table-cell>
          <table:table-cell office:value-type="float" office:value="34.67755" calcext:value-type="float">
            <text:p>34.67755</text:p>
          </table:table-cell>
          <table:table-cell office:value-type="float" office:value="19.53799" calcext:value-type="float">
            <text:p>19.53799</text:p>
          </table:table-cell>
          <table:table-cell office:value-type="float" office:value="0.1254481" calcext:value-type="float">
            <text:p>0.125448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83148" calcext:value-type="float">
            <text:p>0.2283148</text:p>
          </table:table-cell>
          <table:table-cell office:value-type="float" office:value="0.2515586" calcext:value-type="float">
            <text:p>0.2515586</text:p>
          </table:table-cell>
          <table:table-cell office:value-type="float" office:value="360" calcext:value-type="float">
            <text:p>360</text:p>
          </table:table-cell>
          <table:table-cell office:value-type="float" office:value="848.9366" calcext:value-type="float">
            <text:p>848.9366</text:p>
          </table:table-cell>
          <table:table-cell office:value-type="float" office:value="0" calcext:value-type="float">
            <text:p>0</text:p>
          </table:table-cell>
          <table:table-cell office:value-type="float" office:value="196.6462" calcext:value-type="float">
            <text:p>196.6462</text:p>
          </table:table-cell>
          <table:table-cell office:value-type="float" office:value="272.8814" calcext:value-type="float">
            <text:p>272.8814</text:p>
          </table:table-cell>
          <table:table-cell office:value-type="float" office:value="894.7766" calcext:value-type="float">
            <text:p>894.7766</text:p>
          </table:table-cell>
          <table:table-cell office:value-type="float" office:value="876.2661" calcext:value-type="float">
            <text:p>876.2661</text:p>
          </table:table-cell>
          <table:table-cell office:value-type="float" office:value="870.5362" calcext:value-type="float">
            <text:p>870.5362</text:p>
          </table:table-cell>
          <table:table-cell office:value-type="float" office:value="885.122" calcext:value-type="float">
            <text:p>885.122</text:p>
          </table:table-cell>
          <table:table-cell office:value-type="float" office:value="327.6247" calcext:value-type="float">
            <text:p>327.6247</text:p>
          </table:table-cell>
          <table:table-cell office:value-type="float" office:value="443.7159" calcext:value-type="float">
            <text:p>443.7159</text:p>
          </table:table-cell>
          <table:table-cell office:value-type="float" office:value="383.6672" calcext:value-type="float">
            <text:p>383.6672</text:p>
          </table:table-cell>
          <table:table-cell office:value-type="float" office:value="324.7681" calcext:value-type="float">
            <text:p>324.76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0" calcext:value-type="float">
            <text:p>25092000</text:p>
          </table:table-cell>
          <table:table-cell office:value-type="float" office:value="89.66904" calcext:value-type="float">
            <text:p>89.66904</text:p>
          </table:table-cell>
          <table:table-cell office:value-type="float" office:value="5512.074" calcext:value-type="float">
            <text:p>5512.074</text:p>
          </table:table-cell>
          <table:table-cell office:value-type="float" office:value="0" calcext:value-type="float">
            <text:p>0</text:p>
          </table:table-cell>
          <table:table-cell office:value-type="float" office:value="42.06358" calcext:value-type="float">
            <text:p>42.06358</text:p>
          </table:table-cell>
          <table:table-cell office:value-type="float" office:value="-124.8957" calcext:value-type="float">
            <text:p>-124.8957</text:p>
          </table:table-cell>
          <table:table-cell office:value-type="float" office:value="409.3395" calcext:value-type="float">
            <text:p>409.3395</text:p>
          </table:table-cell>
          <table:table-cell office:value-type="float" office:value="-64.22863" calcext:value-type="float">
            <text:p>-64.22863</text:p>
          </table:table-cell>
          <table:table-cell office:value-type="float" office:value="34.69634" calcext:value-type="float">
            <text:p>34.69634</text:p>
          </table:table-cell>
          <table:table-cell office:value-type="float" office:value="19.53801" calcext:value-type="float">
            <text:p>19.53801</text:p>
          </table:table-cell>
          <table:table-cell office:value-type="float" office:value="0.1256474" calcext:value-type="float">
            <text:p>0.125647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86795" calcext:value-type="float">
            <text:p>0.2286795</text:p>
          </table:table-cell>
          <table:table-cell office:value-type="float" office:value="0.2519163" calcext:value-type="float">
            <text:p>0.2519163</text:p>
          </table:table-cell>
          <table:table-cell office:value-type="float" office:value="360" calcext:value-type="float">
            <text:p>360</text:p>
          </table:table-cell>
          <table:table-cell office:value-type="float" office:value="848.2252" calcext:value-type="float">
            <text:p>848.2252</text:p>
          </table:table-cell>
          <table:table-cell office:value-type="float" office:value="0" calcext:value-type="float">
            <text:p>0</text:p>
          </table:table-cell>
          <table:table-cell office:value-type="float" office:value="196.6627" calcext:value-type="float">
            <text:p>196.6627</text:p>
          </table:table-cell>
          <table:table-cell office:value-type="float" office:value="272.9028" calcext:value-type="float">
            <text:p>272.9028</text:p>
          </table:table-cell>
          <table:table-cell office:value-type="float" office:value="894.7652" calcext:value-type="float">
            <text:p>894.7652</text:p>
          </table:table-cell>
          <table:table-cell office:value-type="float" office:value="876.2292" calcext:value-type="float">
            <text:p>876.2292</text:p>
          </table:table-cell>
          <table:table-cell office:value-type="float" office:value="870.5215" calcext:value-type="float">
            <text:p>870.5215</text:p>
          </table:table-cell>
          <table:table-cell office:value-type="float" office:value="885.108" calcext:value-type="float">
            <text:p>885.108</text:p>
          </table:table-cell>
          <table:table-cell office:value-type="float" office:value="327.6665" calcext:value-type="float">
            <text:p>327.6665</text:p>
          </table:table-cell>
          <table:table-cell office:value-type="float" office:value="443.7494" calcext:value-type="float">
            <text:p>443.7494</text:p>
          </table:table-cell>
          <table:table-cell office:value-type="float" office:value="383.6915" calcext:value-type="float">
            <text:p>383.6915</text:p>
          </table:table-cell>
          <table:table-cell office:value-type="float" office:value="324.7931" calcext:value-type="float">
            <text:p>324.7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89.89839" calcext:value-type="float">
            <text:p>89.89839</text:p>
          </table:table-cell>
          <table:table-cell office:value-type="float" office:value="5511.922" calcext:value-type="float">
            <text:p>5511.922</text:p>
          </table:table-cell>
          <table:table-cell office:value-type="float" office:value="0" calcext:value-type="float">
            <text:p>0</text:p>
          </table:table-cell>
          <table:table-cell office:value-type="float" office:value="42.35299" calcext:value-type="float">
            <text:p>42.35299</text:p>
          </table:table-cell>
          <table:table-cell office:value-type="float" office:value="-125.2293" calcext:value-type="float">
            <text:p>-125.2293</text:p>
          </table:table-cell>
          <table:table-cell office:value-type="float" office:value="410.4015" calcext:value-type="float">
            <text:p>410.4015</text:p>
          </table:table-cell>
          <table:table-cell office:value-type="float" office:value="-64.33801" calcext:value-type="float">
            <text:p>-64.33801</text:p>
          </table:table-cell>
          <table:table-cell office:value-type="float" office:value="34.71598" calcext:value-type="float">
            <text:p>34.71598</text:p>
          </table:table-cell>
          <table:table-cell office:value-type="float" office:value="19.53803" calcext:value-type="float">
            <text:p>19.53803</text:p>
          </table:table-cell>
          <table:table-cell office:value-type="float" office:value="0.1258622" calcext:value-type="float">
            <text:p>0.125862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90443" calcext:value-type="float">
            <text:p>0.2290443</text:p>
          </table:table-cell>
          <table:table-cell office:value-type="float" office:value="0.2523028" calcext:value-type="float">
            <text:p>0.2523028</text:p>
          </table:table-cell>
          <table:table-cell office:value-type="float" office:value="360" calcext:value-type="float">
            <text:p>360</text:p>
          </table:table-cell>
          <table:table-cell office:value-type="float" office:value="847.2658" calcext:value-type="float">
            <text:p>847.2658</text:p>
          </table:table-cell>
          <table:table-cell office:value-type="float" office:value="0" calcext:value-type="float">
            <text:p>0</text:p>
          </table:table-cell>
          <table:table-cell office:value-type="float" office:value="196.6784" calcext:value-type="float">
            <text:p>196.6784</text:p>
          </table:table-cell>
          <table:table-cell office:value-type="float" office:value="272.9219" calcext:value-type="float">
            <text:p>272.9219</text:p>
          </table:table-cell>
          <table:table-cell office:value-type="float" office:value="894.7509" calcext:value-type="float">
            <text:p>894.7509</text:p>
          </table:table-cell>
          <table:table-cell office:value-type="float" office:value="876.1907" calcext:value-type="float">
            <text:p>876.1907</text:p>
          </table:table-cell>
          <table:table-cell office:value-type="float" office:value="870.5075" calcext:value-type="float">
            <text:p>870.5075</text:p>
          </table:table-cell>
          <table:table-cell office:value-type="float" office:value="885.0906" calcext:value-type="float">
            <text:p>885.0906</text:p>
          </table:table-cell>
          <table:table-cell office:value-type="float" office:value="327.7097" calcext:value-type="float">
            <text:p>327.7097</text:p>
          </table:table-cell>
          <table:table-cell office:value-type="float" office:value="443.7821" calcext:value-type="float">
            <text:p>443.7821</text:p>
          </table:table-cell>
          <table:table-cell office:value-type="float" office:value="383.7153" calcext:value-type="float">
            <text:p>383.7153</text:p>
          </table:table-cell>
          <table:table-cell office:value-type="float" office:value="324.8198" calcext:value-type="float">
            <text:p>324.81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90.11554" calcext:value-type="float">
            <text:p>90.11554</text:p>
          </table:table-cell>
          <table:table-cell office:value-type="float" office:value="5511.762" calcext:value-type="float">
            <text:p>5511.762</text:p>
          </table:table-cell>
          <table:table-cell office:value-type="float" office:value="0" calcext:value-type="float">
            <text:p>0</text:p>
          </table:table-cell>
          <table:table-cell office:value-type="float" office:value="42.63461" calcext:value-type="float">
            <text:p>42.63461</text:p>
          </table:table-cell>
          <table:table-cell office:value-type="float" office:value="-125.567" calcext:value-type="float">
            <text:p>-125.567</text:p>
          </table:table-cell>
          <table:table-cell office:value-type="float" office:value="411.5929" calcext:value-type="float">
            <text:p>411.5929</text:p>
          </table:table-cell>
          <table:table-cell office:value-type="float" office:value="-64.44617" calcext:value-type="float">
            <text:p>-64.44617</text:p>
          </table:table-cell>
          <table:table-cell office:value-type="float" office:value="34.73718" calcext:value-type="float">
            <text:p>34.73718</text:p>
          </table:table-cell>
          <table:table-cell office:value-type="float" office:value="19.53804" calcext:value-type="float">
            <text:p>19.53804</text:p>
          </table:table-cell>
          <table:table-cell office:value-type="float" office:value="0.1260903" calcext:value-type="float">
            <text:p>0.126090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94097" calcext:value-type="float">
            <text:p>0.2294097</text:p>
          </table:table-cell>
          <table:table-cell office:value-type="float" office:value="0.2527274" calcext:value-type="float">
            <text:p>0.2527274</text:p>
          </table:table-cell>
          <table:table-cell office:value-type="float" office:value="360" calcext:value-type="float">
            <text:p>360</text:p>
          </table:table-cell>
          <table:table-cell office:value-type="float" office:value="846.0911" calcext:value-type="float">
            <text:p>846.0911</text:p>
          </table:table-cell>
          <table:table-cell office:value-type="float" office:value="0" calcext:value-type="float">
            <text:p>0</text:p>
          </table:table-cell>
          <table:table-cell office:value-type="float" office:value="196.6938" calcext:value-type="float">
            <text:p>196.6938</text:p>
          </table:table-cell>
          <table:table-cell office:value-type="float" office:value="272.9396" calcext:value-type="float">
            <text:p>272.9396</text:p>
          </table:table-cell>
          <table:table-cell office:value-type="float" office:value="894.7313" calcext:value-type="float">
            <text:p>894.7313</text:p>
          </table:table-cell>
          <table:table-cell office:value-type="float" office:value="876.1489" calcext:value-type="float">
            <text:p>876.1489</text:p>
          </table:table-cell>
          <table:table-cell office:value-type="float" office:value="870.4905" calcext:value-type="float">
            <text:p>870.4905</text:p>
          </table:table-cell>
          <table:table-cell office:value-type="float" office:value="885.0718" calcext:value-type="float">
            <text:p>885.0718</text:p>
          </table:table-cell>
          <table:table-cell office:value-type="float" office:value="327.7502" calcext:value-type="float">
            <text:p>327.7502</text:p>
          </table:table-cell>
          <table:table-cell office:value-type="float" office:value="443.8123" calcext:value-type="float">
            <text:p>443.8123</text:p>
          </table:table-cell>
          <table:table-cell office:value-type="float" office:value="383.7405" calcext:value-type="float">
            <text:p>383.7405</text:p>
          </table:table-cell>
          <table:table-cell office:value-type="float" office:value="324.8444" calcext:value-type="float">
            <text:p>324.84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0" calcext:value-type="float">
            <text:p>28092000</text:p>
          </table:table-cell>
          <table:table-cell office:value-type="float" office:value="90.32466" calcext:value-type="float">
            <text:p>90.32466</text:p>
          </table:table-cell>
          <table:table-cell office:value-type="float" office:value="5511.628" calcext:value-type="float">
            <text:p>5511.628</text:p>
          </table:table-cell>
          <table:table-cell office:value-type="float" office:value="0" calcext:value-type="float">
            <text:p>0</text:p>
          </table:table-cell>
          <table:table-cell office:value-type="float" office:value="42.89279" calcext:value-type="float">
            <text:p>42.89279</text:p>
          </table:table-cell>
          <table:table-cell office:value-type="float" office:value="-125.8828" calcext:value-type="float">
            <text:p>-125.8828</text:p>
          </table:table-cell>
          <table:table-cell office:value-type="float" office:value="413.2691" calcext:value-type="float">
            <text:p>413.2691</text:p>
          </table:table-cell>
          <table:table-cell office:value-type="float" office:value="-64.55535" calcext:value-type="float">
            <text:p>-64.55535</text:p>
          </table:table-cell>
          <table:table-cell office:value-type="float" office:value="34.74832" calcext:value-type="float">
            <text:p>34.74832</text:p>
          </table:table-cell>
          <table:table-cell office:value-type="float" office:value="19.53805" calcext:value-type="float">
            <text:p>19.53805</text:p>
          </table:table-cell>
          <table:table-cell office:value-type="float" office:value="0.1263378" calcext:value-type="float">
            <text:p>0.126337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297759" calcext:value-type="float">
            <text:p>0.2297759</text:p>
          </table:table-cell>
          <table:table-cell office:value-type="float" office:value="0.2531817" calcext:value-type="float">
            <text:p>0.2531817</text:p>
          </table:table-cell>
          <table:table-cell office:value-type="float" office:value="360" calcext:value-type="float">
            <text:p>360</text:p>
          </table:table-cell>
          <table:table-cell office:value-type="float" office:value="844.8977" calcext:value-type="float">
            <text:p>844.8977</text:p>
          </table:table-cell>
          <table:table-cell office:value-type="float" office:value="0" calcext:value-type="float">
            <text:p>0</text:p>
          </table:table-cell>
          <table:table-cell office:value-type="float" office:value="196.7114" calcext:value-type="float">
            <text:p>196.7114</text:p>
          </table:table-cell>
          <table:table-cell office:value-type="float" office:value="272.9624" calcext:value-type="float">
            <text:p>272.9624</text:p>
          </table:table-cell>
          <table:table-cell office:value-type="float" office:value="894.7281" calcext:value-type="float">
            <text:p>894.7281</text:p>
          </table:table-cell>
          <table:table-cell office:value-type="float" office:value="876.1163" calcext:value-type="float">
            <text:p>876.1163</text:p>
          </table:table-cell>
          <table:table-cell office:value-type="float" office:value="870.4786" calcext:value-type="float">
            <text:p>870.4786</text:p>
          </table:table-cell>
          <table:table-cell office:value-type="float" office:value="885.055" calcext:value-type="float">
            <text:p>885.055</text:p>
          </table:table-cell>
          <table:table-cell office:value-type="float" office:value="327.7815" calcext:value-type="float">
            <text:p>327.7815</text:p>
          </table:table-cell>
          <table:table-cell office:value-type="float" office:value="443.8406" calcext:value-type="float">
            <text:p>443.8406</text:p>
          </table:table-cell>
          <table:table-cell office:value-type="float" office:value="383.7608" calcext:value-type="float">
            <text:p>383.7608</text:p>
          </table:table-cell>
          <table:table-cell office:value-type="float" office:value="324.8653" calcext:value-type="float">
            <text:p>324.86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90.52934" calcext:value-type="float">
            <text:p>90.52934</text:p>
          </table:table-cell>
          <table:table-cell office:value-type="float" office:value="5511.51" calcext:value-type="float">
            <text:p>5511.51</text:p>
          </table:table-cell>
          <table:table-cell office:value-type="float" office:value="0" calcext:value-type="float">
            <text:p>0</text:p>
          </table:table-cell>
          <table:table-cell office:value-type="float" office:value="43.14339" calcext:value-type="float">
            <text:p>43.14339</text:p>
          </table:table-cell>
          <table:table-cell office:value-type="float" office:value="-126.1865" calcext:value-type="float">
            <text:p>-126.1865</text:p>
          </table:table-cell>
          <table:table-cell office:value-type="float" office:value="413.9292" calcext:value-type="float">
            <text:p>413.9292</text:p>
          </table:table-cell>
          <table:table-cell office:value-type="float" office:value="-64.66499" calcext:value-type="float">
            <text:p>-64.66499</text:p>
          </table:table-cell>
          <table:table-cell office:value-type="float" office:value="34.75787" calcext:value-type="float">
            <text:p>34.75787</text:p>
          </table:table-cell>
          <table:table-cell office:value-type="float" office:value="19.53808" calcext:value-type="float">
            <text:p>19.53808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01421" calcext:value-type="float">
            <text:p>0.2301421</text:p>
          </table:table-cell>
          <table:table-cell office:value-type="float" office:value="0.2536744" calcext:value-type="float">
            <text:p>0.2536744</text:p>
          </table:table-cell>
          <table:table-cell office:value-type="float" office:value="360" calcext:value-type="float">
            <text:p>360</text:p>
          </table:table-cell>
          <table:table-cell office:value-type="float" office:value="843.7442" calcext:value-type="float">
            <text:p>843.7442</text:p>
          </table:table-cell>
          <table:table-cell office:value-type="float" office:value="0" calcext:value-type="float">
            <text:p>0</text:p>
          </table:table-cell>
          <table:table-cell office:value-type="float" office:value="196.7281" calcext:value-type="float">
            <text:p>196.7281</text:p>
          </table:table-cell>
          <table:table-cell office:value-type="float" office:value="272.9843" calcext:value-type="float">
            <text:p>272.9843</text:p>
          </table:table-cell>
          <table:table-cell office:value-type="float" office:value="894.7288" calcext:value-type="float">
            <text:p>894.7288</text:p>
          </table:table-cell>
          <table:table-cell office:value-type="float" office:value="876.0908" calcext:value-type="float">
            <text:p>876.0908</text:p>
          </table:table-cell>
          <table:table-cell office:value-type="float" office:value="870.4667" calcext:value-type="float">
            <text:p>870.4667</text:p>
          </table:table-cell>
          <table:table-cell office:value-type="float" office:value="885.0405" calcext:value-type="float">
            <text:p>885.0405</text:p>
          </table:table-cell>
          <table:table-cell office:value-type="float" office:value="327.8113" calcext:value-type="float">
            <text:p>327.8113</text:p>
          </table:table-cell>
          <table:table-cell office:value-type="float" office:value="443.8645" calcext:value-type="float">
            <text:p>443.8645</text:p>
          </table:table-cell>
          <table:table-cell office:value-type="float" office:value="383.7833" calcext:value-type="float">
            <text:p>383.7833</text:p>
          </table:table-cell>
          <table:table-cell office:value-type="float" office:value="324.8882" calcext:value-type="float">
            <text:p>324.888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0" calcext:value-type="float">
            <text:p>30092000</text:p>
          </table:table-cell>
          <table:table-cell office:value-type="float" office:value="90.70787" calcext:value-type="float">
            <text:p>90.70787</text:p>
          </table:table-cell>
          <table:table-cell office:value-type="float" office:value="5511.363" calcext:value-type="float">
            <text:p>5511.363</text:p>
          </table:table-cell>
          <table:table-cell office:value-type="float" office:value="0" calcext:value-type="float">
            <text:p>0</text:p>
          </table:table-cell>
          <table:table-cell office:value-type="float" office:value="43.38743" calcext:value-type="float">
            <text:p>43.38743</text:p>
          </table:table-cell>
          <table:table-cell office:value-type="float" office:value="-126.5205" calcext:value-type="float">
            <text:p>-126.5205</text:p>
          </table:table-cell>
          <table:table-cell office:value-type="float" office:value="414.8151" calcext:value-type="float">
            <text:p>414.8151</text:p>
          </table:table-cell>
          <table:table-cell office:value-type="float" office:value="-64.77459" calcext:value-type="float">
            <text:p>-64.77459</text:p>
          </table:table-cell>
          <table:table-cell office:value-type="float" office:value="34.77819" calcext:value-type="float">
            <text:p>34.77819</text:p>
          </table:table-cell>
          <table:table-cell office:value-type="float" office:value="19.53811" calcext:value-type="float">
            <text:p>19.53811</text:p>
          </table:table-cell>
          <table:table-cell office:value-type="float" office:value="0.1268867" calcext:value-type="float">
            <text:p>0.1268867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05091" calcext:value-type="float">
            <text:p>0.2305091</text:p>
          </table:table-cell>
          <table:table-cell office:value-type="float" office:value="0.2542048" calcext:value-type="float">
            <text:p>0.2542048</text:p>
          </table:table-cell>
          <table:table-cell office:value-type="float" office:value="360" calcext:value-type="float">
            <text:p>360</text:p>
          </table:table-cell>
          <table:table-cell office:value-type="float" office:value="842.5956" calcext:value-type="float">
            <text:p>842.5956</text:p>
          </table:table-cell>
          <table:table-cell office:value-type="float" office:value="0" calcext:value-type="float">
            <text:p>0</text:p>
          </table:table-cell>
          <table:table-cell office:value-type="float" office:value="196.7418" calcext:value-type="float">
            <text:p>196.7418</text:p>
          </table:table-cell>
          <table:table-cell office:value-type="float" office:value="272.9999" calcext:value-type="float">
            <text:p>272.9999</text:p>
          </table:table-cell>
          <table:table-cell office:value-type="float" office:value="894.7086" calcext:value-type="float">
            <text:p>894.7086</text:p>
          </table:table-cell>
          <table:table-cell office:value-type="float" office:value="876.0512" calcext:value-type="float">
            <text:p>876.0512</text:p>
          </table:table-cell>
          <table:table-cell office:value-type="float" office:value="870.4509" calcext:value-type="float">
            <text:p>870.4509</text:p>
          </table:table-cell>
          <table:table-cell office:value-type="float" office:value="885.0233" calcext:value-type="float">
            <text:p>885.0233</text:p>
          </table:table-cell>
          <table:table-cell office:value-type="float" office:value="327.8409" calcext:value-type="float">
            <text:p>327.8409</text:p>
          </table:table-cell>
          <table:table-cell office:value-type="float" office:value="443.89" calcext:value-type="float">
            <text:p>443.89</text:p>
          </table:table-cell>
          <table:table-cell office:value-type="float" office:value="383.8005" calcext:value-type="float">
            <text:p>383.8005</text:p>
          </table:table-cell>
          <table:table-cell office:value-type="float" office:value="324.9105" calcext:value-type="float">
            <text:p>324.91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90.87898" calcext:value-type="float">
            <text:p>90.87898</text:p>
          </table:table-cell>
          <table:table-cell office:value-type="float" office:value="5511.179" calcext:value-type="float">
            <text:p>5511.179</text:p>
          </table:table-cell>
          <table:table-cell office:value-type="float" office:value="0" calcext:value-type="float">
            <text:p>0</text:p>
          </table:table-cell>
          <table:table-cell office:value-type="float" office:value="43.64221" calcext:value-type="float">
            <text:p>43.64221</text:p>
          </table:table-cell>
          <table:table-cell office:value-type="float" office:value="-126.8937" calcext:value-type="float">
            <text:p>-126.8937</text:p>
          </table:table-cell>
          <table:table-cell office:value-type="float" office:value="415.822" calcext:value-type="float">
            <text:p>415.822</text:p>
          </table:table-cell>
          <table:table-cell office:value-type="float" office:value="-64.8792" calcext:value-type="float">
            <text:p>-64.8792</text:p>
          </table:table-cell>
          <table:table-cell office:value-type="float" office:value="34.80394" calcext:value-type="float">
            <text:p>34.80394</text:p>
          </table:table-cell>
          <table:table-cell office:value-type="float" office:value="19.53816" calcext:value-type="float">
            <text:p>19.53816</text:p>
          </table:table-cell>
          <table:table-cell office:value-type="float" office:value="0.1271912" calcext:value-type="float">
            <text:p>0.127191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08767" calcext:value-type="float">
            <text:p>0.2308767</text:p>
          </table:table-cell>
          <table:table-cell office:value-type="float" office:value="0.2547703" calcext:value-type="float">
            <text:p>0.2547703</text:p>
          </table:table-cell>
          <table:table-cell office:value-type="float" office:value="360" calcext:value-type="float">
            <text:p>360</text:p>
          </table:table-cell>
          <table:table-cell office:value-type="float" office:value="841.4434" calcext:value-type="float">
            <text:p>841.4434</text:p>
          </table:table-cell>
          <table:table-cell office:value-type="float" office:value="0" calcext:value-type="float">
            <text:p>0</text:p>
          </table:table-cell>
          <table:table-cell office:value-type="float" office:value="196.7536" calcext:value-type="float">
            <text:p>196.7536</text:p>
          </table:table-cell>
          <table:table-cell office:value-type="float" office:value="273.0101" calcext:value-type="float">
            <text:p>273.0101</text:p>
          </table:table-cell>
          <table:table-cell office:value-type="float" office:value="894.6711" calcext:value-type="float">
            <text:p>894.6711</text:p>
          </table:table-cell>
          <table:table-cell office:value-type="float" office:value="876.0015" calcext:value-type="float">
            <text:p>876.0015</text:p>
          </table:table-cell>
          <table:table-cell office:value-type="float" office:value="870.423" calcext:value-type="float">
            <text:p>870.423</text:p>
          </table:table-cell>
          <table:table-cell office:value-type="float" office:value="884.9996" calcext:value-type="float">
            <text:p>884.9996</text:p>
          </table:table-cell>
          <table:table-cell office:value-type="float" office:value="327.8784" calcext:value-type="float">
            <text:p>327.8784</text:p>
          </table:table-cell>
          <table:table-cell office:value-type="float" office:value="443.9171" calcext:value-type="float">
            <text:p>443.9171</text:p>
          </table:table-cell>
          <table:table-cell office:value-type="float" office:value="383.8188" calcext:value-type="float">
            <text:p>383.8188</text:p>
          </table:table-cell>
          <table:table-cell office:value-type="float" office:value="324.9319" calcext:value-type="float">
            <text:p>324.93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91.04086" calcext:value-type="float">
            <text:p>91.04086</text:p>
          </table:table-cell>
          <table:table-cell office:value-type="float" office:value="5510.967" calcext:value-type="float">
            <text:p>5510.967</text:p>
          </table:table-cell>
          <table:table-cell office:value-type="float" office:value="0" calcext:value-type="float">
            <text:p>0</text:p>
          </table:table-cell>
          <table:table-cell office:value-type="float" office:value="43.89888" calcext:value-type="float">
            <text:p>43.89888</text:p>
          </table:table-cell>
          <table:table-cell office:value-type="float" office:value="-127.2933" calcext:value-type="float">
            <text:p>-127.2933</text:p>
          </table:table-cell>
          <table:table-cell office:value-type="float" office:value="416.4092" calcext:value-type="float">
            <text:p>416.4092</text:p>
          </table:table-cell>
          <table:table-cell office:value-type="float" office:value="-64.9816" calcext:value-type="float">
            <text:p>-64.9816</text:p>
          </table:table-cell>
          <table:table-cell office:value-type="float" office:value="34.82909" calcext:value-type="float">
            <text:p>34.82909</text:p>
          </table:table-cell>
          <table:table-cell office:value-type="float" office:value="19.5382" calcext:value-type="float">
            <text:p>19.5382</text:p>
          </table:table-cell>
          <table:table-cell office:value-type="float" office:value="0.1275143" calcext:value-type="float">
            <text:p>0.127514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12438" calcext:value-type="float">
            <text:p>0.2312438</text:p>
          </table:table-cell>
          <table:table-cell office:value-type="float" office:value="0.2553683" calcext:value-type="float">
            <text:p>0.2553683</text:p>
          </table:table-cell>
          <table:table-cell office:value-type="float" office:value="360" calcext:value-type="float">
            <text:p>360</text:p>
          </table:table-cell>
          <table:table-cell office:value-type="float" office:value="840.2994" calcext:value-type="float">
            <text:p>840.2994</text:p>
          </table:table-cell>
          <table:table-cell office:value-type="float" office:value="0" calcext:value-type="float">
            <text:p>0</text:p>
          </table:table-cell>
          <table:table-cell office:value-type="float" office:value="196.7651" calcext:value-type="float">
            <text:p>196.7651</text:p>
          </table:table-cell>
          <table:table-cell office:value-type="float" office:value="273.0176" calcext:value-type="float">
            <text:p>273.0176</text:p>
          </table:table-cell>
          <table:table-cell office:value-type="float" office:value="894.6237" calcext:value-type="float">
            <text:p>894.6237</text:p>
          </table:table-cell>
          <table:table-cell office:value-type="float" office:value="875.9395" calcext:value-type="float">
            <text:p>875.9395</text:p>
          </table:table-cell>
          <table:table-cell office:value-type="float" office:value="870.386" calcext:value-type="float">
            <text:p>870.386</text:p>
          </table:table-cell>
          <table:table-cell office:value-type="float" office:value="884.9686" calcext:value-type="float">
            <text:p>884.9686</text:p>
          </table:table-cell>
          <table:table-cell office:value-type="float" office:value="327.9191" calcext:value-type="float">
            <text:p>327.9191</text:p>
          </table:table-cell>
          <table:table-cell office:value-type="float" office:value="443.9443" calcext:value-type="float">
            <text:p>443.9443</text:p>
          </table:table-cell>
          <table:table-cell office:value-type="float" office:value="383.8379" calcext:value-type="float">
            <text:p>383.8379</text:p>
          </table:table-cell>
          <table:table-cell office:value-type="float" office:value="324.9529" calcext:value-type="float">
            <text:p>324.95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91.19048" calcext:value-type="float">
            <text:p>91.19048</text:p>
          </table:table-cell>
          <table:table-cell office:value-type="float" office:value="5510.735" calcext:value-type="float">
            <text:p>5510.735</text:p>
          </table:table-cell>
          <table:table-cell office:value-type="float" office:value="0" calcext:value-type="float">
            <text:p>0</text:p>
          </table:table-cell>
          <table:table-cell office:value-type="float" office:value="44.15561" calcext:value-type="float">
            <text:p>44.15561</text:p>
          </table:table-cell>
          <table:table-cell office:value-type="float" office:value="-127.7253" calcext:value-type="float">
            <text:p>-127.7253</text:p>
          </table:table-cell>
          <table:table-cell office:value-type="float" office:value="417.978" calcext:value-type="float">
            <text:p>417.978</text:p>
          </table:table-cell>
          <table:table-cell office:value-type="float" office:value="-65.08192" calcext:value-type="float">
            <text:p>-65.08192</text:p>
          </table:table-cell>
          <table:table-cell office:value-type="float" office:value="34.85942" calcext:value-type="float">
            <text:p>34.85942</text:p>
          </table:table-cell>
          <table:table-cell office:value-type="float" office:value="19.53824" calcext:value-type="float">
            <text:p>19.53824</text:p>
          </table:table-cell>
          <table:table-cell office:value-type="float" office:value="0.1278549" calcext:value-type="float">
            <text:p>0.127854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161" calcext:value-type="float">
            <text:p>0.23161</text:p>
          </table:table-cell>
          <table:table-cell office:value-type="float" office:value="0.2559934" calcext:value-type="float">
            <text:p>0.2559934</text:p>
          </table:table-cell>
          <table:table-cell office:value-type="float" office:value="360" calcext:value-type="float">
            <text:p>360</text:p>
          </table:table-cell>
          <table:table-cell office:value-type="float" office:value="839.1572" calcext:value-type="float">
            <text:p>839.1572</text:p>
          </table:table-cell>
          <table:table-cell office:value-type="float" office:value="0" calcext:value-type="float">
            <text:p>0</text:p>
          </table:table-cell>
          <table:table-cell office:value-type="float" office:value="196.7765" calcext:value-type="float">
            <text:p>196.7765</text:p>
          </table:table-cell>
          <table:table-cell office:value-type="float" office:value="273.0215" calcext:value-type="float">
            <text:p>273.0215</text:p>
          </table:table-cell>
          <table:table-cell office:value-type="float" office:value="894.5632" calcext:value-type="float">
            <text:p>894.5632</text:p>
          </table:table-cell>
          <table:table-cell office:value-type="float" office:value="875.8718" calcext:value-type="float">
            <text:p>875.8718</text:p>
          </table:table-cell>
          <table:table-cell office:value-type="float" office:value="870.3446" calcext:value-type="float">
            <text:p>870.3446</text:p>
          </table:table-cell>
          <table:table-cell office:value-type="float" office:value="884.9344" calcext:value-type="float">
            <text:p>884.9344</text:p>
          </table:table-cell>
          <table:table-cell office:value-type="float" office:value="327.957" calcext:value-type="float">
            <text:p>327.957</text:p>
          </table:table-cell>
          <table:table-cell office:value-type="float" office:value="443.9731" calcext:value-type="float">
            <text:p>443.9731</text:p>
          </table:table-cell>
          <table:table-cell office:value-type="float" office:value="383.8581" calcext:value-type="float">
            <text:p>383.8581</text:p>
          </table:table-cell>
          <table:table-cell office:value-type="float" office:value="324.9729" calcext:value-type="float">
            <text:p>324.97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0" calcext:value-type="float">
            <text:p>4102000</text:p>
          </table:table-cell>
          <table:table-cell office:value-type="float" office:value="91.35715" calcext:value-type="float">
            <text:p>91.35715</text:p>
          </table:table-cell>
          <table:table-cell office:value-type="float" office:value="5510.533" calcext:value-type="float">
            <text:p>5510.533</text:p>
          </table:table-cell>
          <table:table-cell office:value-type="float" office:value="0" calcext:value-type="float">
            <text:p>0</text:p>
          </table:table-cell>
          <table:table-cell office:value-type="float" office:value="44.40707" calcext:value-type="float">
            <text:p>44.40707</text:p>
          </table:table-cell>
          <table:table-cell office:value-type="float" office:value="-128.108" calcext:value-type="float">
            <text:p>-128.108</text:p>
          </table:table-cell>
          <table:table-cell office:value-type="float" office:value="419.1901" calcext:value-type="float">
            <text:p>419.1901</text:p>
          </table:table-cell>
          <table:table-cell office:value-type="float" office:value="-65.18237" calcext:value-type="float">
            <text:p>-65.18237</text:p>
          </table:table-cell>
          <table:table-cell office:value-type="float" office:value="34.87698" calcext:value-type="float">
            <text:p>34.87698</text:p>
          </table:table-cell>
          <table:table-cell office:value-type="float" office:value="19.53826" calcext:value-type="float">
            <text:p>19.53826</text:p>
          </table:table-cell>
          <table:table-cell office:value-type="float" office:value="0.1282166" calcext:value-type="float">
            <text:p>0.1282166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19762" calcext:value-type="float">
            <text:p>0.2319762</text:p>
          </table:table-cell>
          <table:table-cell office:value-type="float" office:value="0.2566472" calcext:value-type="float">
            <text:p>0.2566472</text:p>
          </table:table-cell>
          <table:table-cell office:value-type="float" office:value="360" calcext:value-type="float">
            <text:p>360</text:p>
          </table:table-cell>
          <table:table-cell office:value-type="float" office:value="838.0982" calcext:value-type="float">
            <text:p>838.0982</text:p>
          </table:table-cell>
          <table:table-cell office:value-type="float" office:value="0" calcext:value-type="float">
            <text:p>0</text:p>
          </table:table-cell>
          <table:table-cell office:value-type="float" office:value="196.7909" calcext:value-type="float">
            <text:p>196.7909</text:p>
          </table:table-cell>
          <table:table-cell office:value-type="float" office:value="273.0322" calcext:value-type="float">
            <text:p>273.0322</text:p>
          </table:table-cell>
          <table:table-cell office:value-type="float" office:value="894.5259" calcext:value-type="float">
            <text:p>894.5259</text:p>
          </table:table-cell>
          <table:table-cell office:value-type="float" office:value="875.818" calcext:value-type="float">
            <text:p>875.818</text:p>
          </table:table-cell>
          <table:table-cell office:value-type="float" office:value="870.3062" calcext:value-type="float">
            <text:p>870.3062</text:p>
          </table:table-cell>
          <table:table-cell office:value-type="float" office:value="884.9009" calcext:value-type="float">
            <text:p>884.9009</text:p>
          </table:table-cell>
          <table:table-cell office:value-type="float" office:value="327.9971" calcext:value-type="float">
            <text:p>327.9971</text:p>
          </table:table-cell>
          <table:table-cell office:value-type="float" office:value="444.0009" calcext:value-type="float">
            <text:p>444.0009</text:p>
          </table:table-cell>
          <table:table-cell office:value-type="float" office:value="383.8726" calcext:value-type="float">
            <text:p>383.8726</text:p>
          </table:table-cell>
          <table:table-cell office:value-type="float" office:value="324.9926" calcext:value-type="float">
            <text:p>324.99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91.51961" calcext:value-type="float">
            <text:p>91.51961</text:p>
          </table:table-cell>
          <table:table-cell office:value-type="float" office:value="5510.369" calcext:value-type="float">
            <text:p>5510.369</text:p>
          </table:table-cell>
          <table:table-cell office:value-type="float" office:value="0" calcext:value-type="float">
            <text:p>0</text:p>
          </table:table-cell>
          <table:table-cell office:value-type="float" office:value="44.63823" calcext:value-type="float">
            <text:p>44.63823</text:p>
          </table:table-cell>
          <table:table-cell office:value-type="float" office:value="-128.4436" calcext:value-type="float">
            <text:p>-128.4436</text:p>
          </table:table-cell>
          <table:table-cell office:value-type="float" office:value="419.3185" calcext:value-type="float">
            <text:p>419.3185</text:p>
          </table:table-cell>
          <table:table-cell office:value-type="float" office:value="-65.2849" calcext:value-type="float">
            <text:p>-65.2849</text:p>
          </table:table-cell>
          <table:table-cell office:value-type="float" office:value="34.88638" calcext:value-type="float">
            <text:p>34.88638</text:p>
          </table:table-cell>
          <table:table-cell office:value-type="float" office:value="19.53827" calcext:value-type="float">
            <text:p>19.53827</text:p>
          </table:table-cell>
          <table:table-cell office:value-type="float" office:value="0.1285833" calcext:value-type="float">
            <text:p>0.128583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23424" calcext:value-type="float">
            <text:p>0.2323424</text:p>
          </table:table-cell>
          <table:table-cell office:value-type="float" office:value="0.2573331" calcext:value-type="float">
            <text:p>0.2573331</text:p>
          </table:table-cell>
          <table:table-cell office:value-type="float" office:value="360" calcext:value-type="float">
            <text:p>360</text:p>
          </table:table-cell>
          <table:table-cell office:value-type="float" office:value="837.1193" calcext:value-type="float">
            <text:p>837.1193</text:p>
          </table:table-cell>
          <table:table-cell office:value-type="float" office:value="0" calcext:value-type="float">
            <text:p>0</text:p>
          </table:table-cell>
          <table:table-cell office:value-type="float" office:value="196.8051" calcext:value-type="float">
            <text:p>196.8051</text:p>
          </table:table-cell>
          <table:table-cell office:value-type="float" office:value="273.0474" calcext:value-type="float">
            <text:p>273.0474</text:p>
          </table:table-cell>
          <table:table-cell office:value-type="float" office:value="894.5042" calcext:value-type="float">
            <text:p>894.5042</text:p>
          </table:table-cell>
          <table:table-cell office:value-type="float" office:value="875.7773" calcext:value-type="float">
            <text:p>875.7773</text:p>
          </table:table-cell>
          <table:table-cell office:value-type="float" office:value="870.278" calcext:value-type="float">
            <text:p>870.278</text:p>
          </table:table-cell>
          <table:table-cell office:value-type="float" office:value="884.8751" calcext:value-type="float">
            <text:p>884.8751</text:p>
          </table:table-cell>
          <table:table-cell office:value-type="float" office:value="328.0261" calcext:value-type="float">
            <text:p>328.0261</text:p>
          </table:table-cell>
          <table:table-cell office:value-type="float" office:value="444.0244" calcext:value-type="float">
            <text:p>444.0244</text:p>
          </table:table-cell>
          <table:table-cell office:value-type="float" office:value="383.8883" calcext:value-type="float">
            <text:p>383.8883</text:p>
          </table:table-cell>
          <table:table-cell office:value-type="float" office:value="325.0095" calcext:value-type="float">
            <text:p>325.00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91.69609" calcext:value-type="float">
            <text:p>91.69609</text:p>
          </table:table-cell>
          <table:table-cell office:value-type="float" office:value="5510.224" calcext:value-type="float">
            <text:p>5510.224</text:p>
          </table:table-cell>
          <table:table-cell office:value-type="float" office:value="0" calcext:value-type="float">
            <text:p>0</text:p>
          </table:table-cell>
          <table:table-cell office:value-type="float" office:value="44.87396" calcext:value-type="float">
            <text:p>44.87396</text:p>
          </table:table-cell>
          <table:table-cell office:value-type="float" office:value="-128.7286" calcext:value-type="float">
            <text:p>-128.7286</text:p>
          </table:table-cell>
          <table:table-cell office:value-type="float" office:value="419.3429" calcext:value-type="float">
            <text:p>419.3429</text:p>
          </table:table-cell>
          <table:table-cell office:value-type="float" office:value="-65.38396" calcext:value-type="float">
            <text:p>-65.38396</text:p>
          </table:table-cell>
          <table:table-cell office:value-type="float" office:value="34.89282" calcext:value-type="float">
            <text:p>34.89282</text:p>
          </table:table-cell>
          <table:table-cell office:value-type="float" office:value="19.53827" calcext:value-type="float">
            <text:p>19.53827</text:p>
          </table:table-cell>
          <table:table-cell office:value-type="float" office:value="0.1288792" calcext:value-type="float">
            <text:p>0.128879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27086" calcext:value-type="float">
            <text:p>0.2327086</text:p>
          </table:table-cell>
          <table:table-cell office:value-type="float" office:value="0.2580497" calcext:value-type="float">
            <text:p>0.2580497</text:p>
          </table:table-cell>
          <table:table-cell office:value-type="float" office:value="360" calcext:value-type="float">
            <text:p>360</text:p>
          </table:table-cell>
          <table:table-cell office:value-type="float" office:value="836.2232" calcext:value-type="float">
            <text:p>836.2232</text:p>
          </table:table-cell>
          <table:table-cell office:value-type="float" office:value="0" calcext:value-type="float">
            <text:p>0</text:p>
          </table:table-cell>
          <table:table-cell office:value-type="float" office:value="196.8185" calcext:value-type="float">
            <text:p>196.8185</text:p>
          </table:table-cell>
          <table:table-cell office:value-type="float" office:value="273.064" calcext:value-type="float">
            <text:p>273.064</text:p>
          </table:table-cell>
          <table:table-cell office:value-type="float" office:value="894.4924" calcext:value-type="float">
            <text:p>894.4924</text:p>
          </table:table-cell>
          <table:table-cell office:value-type="float" office:value="875.7415" calcext:value-type="float">
            <text:p>875.7415</text:p>
          </table:table-cell>
          <table:table-cell office:value-type="float" office:value="870.2551" calcext:value-type="float">
            <text:p>870.2551</text:p>
          </table:table-cell>
          <table:table-cell office:value-type="float" office:value="884.854" calcext:value-type="float">
            <text:p>884.854</text:p>
          </table:table-cell>
          <table:table-cell office:value-type="float" office:value="328.0578" calcext:value-type="float">
            <text:p>328.0578</text:p>
          </table:table-cell>
          <table:table-cell office:value-type="float" office:value="444.0509" calcext:value-type="float">
            <text:p>444.0509</text:p>
          </table:table-cell>
          <table:table-cell office:value-type="float" office:value="383.9044" calcext:value-type="float">
            <text:p>383.9044</text:p>
          </table:table-cell>
          <table:table-cell office:value-type="float" office:value="325.0291" calcext:value-type="float">
            <text:p>325.02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91.86942" calcext:value-type="float">
            <text:p>91.86942</text:p>
          </table:table-cell>
          <table:table-cell office:value-type="float" office:value="5510.093" calcext:value-type="float">
            <text:p>5510.093</text:p>
          </table:table-cell>
          <table:table-cell office:value-type="float" office:value="0" calcext:value-type="float">
            <text:p>0</text:p>
          </table:table-cell>
          <table:table-cell office:value-type="float" office:value="45.10117" calcext:value-type="float">
            <text:p>45.10117</text:p>
          </table:table-cell>
          <table:table-cell office:value-type="float" office:value="-129.0185" calcext:value-type="float">
            <text:p>-129.0185</text:p>
          </table:table-cell>
          <table:table-cell office:value-type="float" office:value="420.1304" calcext:value-type="float">
            <text:p>420.1304</text:p>
          </table:table-cell>
          <table:table-cell office:value-type="float" office:value="-65.48206" calcext:value-type="float">
            <text:p>-65.48206</text:p>
          </table:table-cell>
          <table:table-cell office:value-type="float" office:value="34.89666" calcext:value-type="float">
            <text:p>34.89666</text:p>
          </table:table-cell>
          <table:table-cell office:value-type="float" office:value="19.53829" calcext:value-type="float">
            <text:p>19.53829</text:p>
          </table:table-cell>
          <table:table-cell office:value-type="float" office:value="0.1291939" calcext:value-type="float">
            <text:p>0.129193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30748" calcext:value-type="float">
            <text:p>0.2330748</text:p>
          </table:table-cell>
          <table:table-cell office:value-type="float" office:value="0.2588019" calcext:value-type="float">
            <text:p>0.2588019</text:p>
          </table:table-cell>
          <table:table-cell office:value-type="float" office:value="360" calcext:value-type="float">
            <text:p>360</text:p>
          </table:table-cell>
          <table:table-cell office:value-type="float" office:value="835.3533" calcext:value-type="float">
            <text:p>835.3533</text:p>
          </table:table-cell>
          <table:table-cell office:value-type="float" office:value="0" calcext:value-type="float">
            <text:p>0</text:p>
          </table:table-cell>
          <table:table-cell office:value-type="float" office:value="196.8328" calcext:value-type="float">
            <text:p>196.8328</text:p>
          </table:table-cell>
          <table:table-cell office:value-type="float" office:value="273.0819" calcext:value-type="float">
            <text:p>273.0819</text:p>
          </table:table-cell>
          <table:table-cell office:value-type="float" office:value="894.4842" calcext:value-type="float">
            <text:p>894.4842</text:p>
          </table:table-cell>
          <table:table-cell office:value-type="float" office:value="875.7064" calcext:value-type="float">
            <text:p>875.7064</text:p>
          </table:table-cell>
          <table:table-cell office:value-type="float" office:value="870.2348" calcext:value-type="float">
            <text:p>870.2348</text:p>
          </table:table-cell>
          <table:table-cell office:value-type="float" office:value="884.8357" calcext:value-type="float">
            <text:p>884.8357</text:p>
          </table:table-cell>
          <table:table-cell office:value-type="float" office:value="328.0866" calcext:value-type="float">
            <text:p>328.0866</text:p>
          </table:table-cell>
          <table:table-cell office:value-type="float" office:value="444.0751" calcext:value-type="float">
            <text:p>444.0751</text:p>
          </table:table-cell>
          <table:table-cell office:value-type="float" office:value="383.922" calcext:value-type="float">
            <text:p>383.922</text:p>
          </table:table-cell>
          <table:table-cell office:value-type="float" office:value="325.0498" calcext:value-type="float">
            <text:p>325.04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0" calcext:value-type="float">
            <text:p>8102000</text:p>
          </table:table-cell>
          <table:table-cell office:value-type="float" office:value="92.02319" calcext:value-type="float">
            <text:p>92.02319</text:p>
          </table:table-cell>
          <table:table-cell office:value-type="float" office:value="5509.978" calcext:value-type="float">
            <text:p>5509.978</text:p>
          </table:table-cell>
          <table:table-cell office:value-type="float" office:value="0" calcext:value-type="float">
            <text:p>0</text:p>
          </table:table-cell>
          <table:table-cell office:value-type="float" office:value="45.30104" calcext:value-type="float">
            <text:p>45.30104</text:p>
          </table:table-cell>
          <table:table-cell office:value-type="float" office:value="-129.2883" calcext:value-type="float">
            <text:p>-129.2883</text:p>
          </table:table-cell>
          <table:table-cell office:value-type="float" office:value="421.0257" calcext:value-type="float">
            <text:p>421.0257</text:p>
          </table:table-cell>
          <table:table-cell office:value-type="float" office:value="-65.58379" calcext:value-type="float">
            <text:p>-65.58379</text:p>
          </table:table-cell>
          <table:table-cell office:value-type="float" office:value="34.89643" calcext:value-type="float">
            <text:p>34.89643</text:p>
          </table:table-cell>
          <table:table-cell office:value-type="float" office:value="19.5383" calcext:value-type="float">
            <text:p>19.5383</text:p>
          </table:table-cell>
          <table:table-cell office:value-type="float" office:value="0.1295362" calcext:value-type="float">
            <text:p>0.129536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34422" calcext:value-type="float">
            <text:p>0.2334422</text:p>
          </table:table-cell>
          <table:table-cell office:value-type="float" office:value="0.259586" calcext:value-type="float">
            <text:p>0.259586</text:p>
          </table:table-cell>
          <table:table-cell office:value-type="float" office:value="360" calcext:value-type="float">
            <text:p>360</text:p>
          </table:table-cell>
          <table:table-cell office:value-type="float" office:value="834.5344" calcext:value-type="float">
            <text:p>834.5344</text:p>
          </table:table-cell>
          <table:table-cell office:value-type="float" office:value="0" calcext:value-type="float">
            <text:p>0</text:p>
          </table:table-cell>
          <table:table-cell office:value-type="float" office:value="196.8485" calcext:value-type="float">
            <text:p>196.8485</text:p>
          </table:table-cell>
          <table:table-cell office:value-type="float" office:value="273.1021" calcext:value-type="float">
            <text:p>273.1021</text:p>
          </table:table-cell>
          <table:table-cell office:value-type="float" office:value="894.4833" calcext:value-type="float">
            <text:p>894.4833</text:p>
          </table:table-cell>
          <table:table-cell office:value-type="float" office:value="875.679" calcext:value-type="float">
            <text:p>875.679</text:p>
          </table:table-cell>
          <table:table-cell office:value-type="float" office:value="870.2166" calcext:value-type="float">
            <text:p>870.2166</text:p>
          </table:table-cell>
          <table:table-cell office:value-type="float" office:value="884.8188" calcext:value-type="float">
            <text:p>884.8188</text:p>
          </table:table-cell>
          <table:table-cell office:value-type="float" office:value="328.102" calcext:value-type="float">
            <text:p>328.102</text:p>
          </table:table-cell>
          <table:table-cell office:value-type="float" office:value="444.093" calcext:value-type="float">
            <text:p>444.093</text:p>
          </table:table-cell>
          <table:table-cell office:value-type="float" office:value="383.9364" calcext:value-type="float">
            <text:p>383.9364</text:p>
          </table:table-cell>
          <table:table-cell office:value-type="float" office:value="325.0687" calcext:value-type="float">
            <text:p>325.06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92.18261" calcext:value-type="float">
            <text:p>92.18261</text:p>
          </table:table-cell>
          <table:table-cell office:value-type="float" office:value="5509.875" calcext:value-type="float">
            <text:p>5509.875</text:p>
          </table:table-cell>
          <table:table-cell office:value-type="float" office:value="0" calcext:value-type="float">
            <text:p>0</text:p>
          </table:table-cell>
          <table:table-cell office:value-type="float" office:value="45.50113" calcext:value-type="float">
            <text:p>45.50113</text:p>
          </table:table-cell>
          <table:table-cell office:value-type="float" office:value="-129.5398" calcext:value-type="float">
            <text:p>-129.5398</text:p>
          </table:table-cell>
          <table:table-cell office:value-type="float" office:value="421.6551" calcext:value-type="float">
            <text:p>421.6551</text:p>
          </table:table-cell>
          <table:table-cell office:value-type="float" office:value="-65.68335" calcext:value-type="float">
            <text:p>-65.68335</text:p>
          </table:table-cell>
          <table:table-cell office:value-type="float" office:value="34.89402" calcext:value-type="float">
            <text:p>34.89402</text:p>
          </table:table-cell>
          <table:table-cell office:value-type="float" office:value="19.53831" calcext:value-type="float">
            <text:p>19.53831</text:p>
          </table:table-cell>
          <table:table-cell office:value-type="float" office:value="0.129897" calcext:value-type="float">
            <text:p>0.129897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38099" calcext:value-type="float">
            <text:p>0.2338099</text:p>
          </table:table-cell>
          <table:table-cell office:value-type="float" office:value="0.2603989" calcext:value-type="float">
            <text:p>0.2603989</text:p>
          </table:table-cell>
          <table:table-cell office:value-type="float" office:value="360" calcext:value-type="float">
            <text:p>360</text:p>
          </table:table-cell>
          <table:table-cell office:value-type="float" office:value="833.7635" calcext:value-type="float">
            <text:p>833.7635</text:p>
          </table:table-cell>
          <table:table-cell office:value-type="float" office:value="0" calcext:value-type="float">
            <text:p>0</text:p>
          </table:table-cell>
          <table:table-cell office:value-type="float" office:value="196.8639" calcext:value-type="float">
            <text:p>196.8639</text:p>
          </table:table-cell>
          <table:table-cell office:value-type="float" office:value="273.1227" calcext:value-type="float">
            <text:p>273.1227</text:p>
          </table:table-cell>
          <table:table-cell office:value-type="float" office:value="894.4874" calcext:value-type="float">
            <text:p>894.4874</text:p>
          </table:table-cell>
          <table:table-cell office:value-type="float" office:value="875.6564" calcext:value-type="float">
            <text:p>875.6564</text:p>
          </table:table-cell>
          <table:table-cell office:value-type="float" office:value="870.2018" calcext:value-type="float">
            <text:p>870.2018</text:p>
          </table:table-cell>
          <table:table-cell office:value-type="float" office:value="884.8035" calcext:value-type="float">
            <text:p>884.8035</text:p>
          </table:table-cell>
          <table:table-cell office:value-type="float" office:value="328.1236" calcext:value-type="float">
            <text:p>328.1236</text:p>
          </table:table-cell>
          <table:table-cell office:value-type="float" office:value="444.1091" calcext:value-type="float">
            <text:p>444.1091</text:p>
          </table:table-cell>
          <table:table-cell office:value-type="float" office:value="383.95" calcext:value-type="float">
            <text:p>383.95</text:p>
          </table:table-cell>
          <table:table-cell office:value-type="float" office:value="325.0872" calcext:value-type="float">
            <text:p>325.08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0" calcext:value-type="float">
            <text:p>10102000</text:p>
          </table:table-cell>
          <table:table-cell office:value-type="float" office:value="92.34285" calcext:value-type="float">
            <text:p>92.34285</text:p>
          </table:table-cell>
          <table:table-cell office:value-type="float" office:value="5509.778" calcext:value-type="float">
            <text:p>5509.778</text:p>
          </table:table-cell>
          <table:table-cell office:value-type="float" office:value="0" calcext:value-type="float">
            <text:p>0</text:p>
          </table:table-cell>
          <table:table-cell office:value-type="float" office:value="45.69983" calcext:value-type="float">
            <text:p>45.69983</text:p>
          </table:table-cell>
          <table:table-cell office:value-type="float" office:value="-129.7702" calcext:value-type="float">
            <text:p>-129.7702</text:p>
          </table:table-cell>
          <table:table-cell office:value-type="float" office:value="422.4971" calcext:value-type="float">
            <text:p>422.4971</text:p>
          </table:table-cell>
          <table:table-cell office:value-type="float" office:value="-65.78103" calcext:value-type="float">
            <text:p>-65.78103</text:p>
          </table:table-cell>
          <table:table-cell office:value-type="float" office:value="34.89059" calcext:value-type="float">
            <text:p>34.89059</text:p>
          </table:table-cell>
          <table:table-cell office:value-type="float" office:value="19.53831" calcext:value-type="float">
            <text:p>19.53831</text:p>
          </table:table-cell>
          <table:table-cell office:value-type="float" office:value="0.1302388" calcext:value-type="float">
            <text:p>0.130238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41775" calcext:value-type="float">
            <text:p>0.2341775</text:p>
          </table:table-cell>
          <table:table-cell office:value-type="float" office:value="0.2612469" calcext:value-type="float">
            <text:p>0.2612469</text:p>
          </table:table-cell>
          <table:table-cell office:value-type="float" office:value="360" calcext:value-type="float">
            <text:p>360</text:p>
          </table:table-cell>
          <table:table-cell office:value-type="float" office:value="833.0425" calcext:value-type="float">
            <text:p>833.0425</text:p>
          </table:table-cell>
          <table:table-cell office:value-type="float" office:value="0" calcext:value-type="float">
            <text:p>0</text:p>
          </table:table-cell>
          <table:table-cell office:value-type="float" office:value="196.8785" calcext:value-type="float">
            <text:p>196.8785</text:p>
          </table:table-cell>
          <table:table-cell office:value-type="float" office:value="273.1436" calcext:value-type="float">
            <text:p>273.1436</text:p>
          </table:table-cell>
          <table:table-cell office:value-type="float" office:value="894.4932" calcext:value-type="float">
            <text:p>894.4932</text:p>
          </table:table-cell>
          <table:table-cell office:value-type="float" office:value="875.6358" calcext:value-type="float">
            <text:p>875.6358</text:p>
          </table:table-cell>
          <table:table-cell office:value-type="float" office:value="870.1878" calcext:value-type="float">
            <text:p>870.1878</text:p>
          </table:table-cell>
          <table:table-cell office:value-type="float" office:value="884.7891" calcext:value-type="float">
            <text:p>884.7891</text:p>
          </table:table-cell>
          <table:table-cell office:value-type="float" office:value="328.1439" calcext:value-type="float">
            <text:p>328.1439</text:p>
          </table:table-cell>
          <table:table-cell office:value-type="float" office:value="444.1271" calcext:value-type="float">
            <text:p>444.1271</text:p>
          </table:table-cell>
          <table:table-cell office:value-type="float" office:value="383.9644" calcext:value-type="float">
            <text:p>383.9644</text:p>
          </table:table-cell>
          <table:table-cell office:value-type="float" office:value="325.1053" calcext:value-type="float">
            <text:p>325.105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0" calcext:value-type="float">
            <text:p>11102000</text:p>
          </table:table-cell>
          <table:table-cell office:value-type="float" office:value="92.48851" calcext:value-type="float">
            <text:p>92.48851</text:p>
          </table:table-cell>
          <table:table-cell office:value-type="float" office:value="5509.667" calcext:value-type="float">
            <text:p>5509.667</text:p>
          </table:table-cell>
          <table:table-cell office:value-type="float" office:value="0" calcext:value-type="float">
            <text:p>0</text:p>
          </table:table-cell>
          <table:table-cell office:value-type="float" office:value="45.89479" calcext:value-type="float">
            <text:p>45.89479</text:p>
          </table:table-cell>
          <table:table-cell office:value-type="float" office:value="-130.0215" calcext:value-type="float">
            <text:p>-130.0215</text:p>
          </table:table-cell>
          <table:table-cell office:value-type="float" office:value="423.04" calcext:value-type="float">
            <text:p>423.04</text:p>
          </table:table-cell>
          <table:table-cell office:value-type="float" office:value="-65.87726" calcext:value-type="float">
            <text:p>-65.87726</text:p>
          </table:table-cell>
          <table:table-cell office:value-type="float" office:value="34.89357" calcext:value-type="float">
            <text:p>34.89357</text:p>
          </table:table-cell>
          <table:table-cell office:value-type="float" office:value="19.53834" calcext:value-type="float">
            <text:p>19.53834</text:p>
          </table:table-cell>
          <table:table-cell office:value-type="float" office:value="0.1305712" calcext:value-type="float">
            <text:p>0.130571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45452" calcext:value-type="float">
            <text:p>0.2345452</text:p>
          </table:table-cell>
          <table:table-cell office:value-type="float" office:value="0.2621312" calcext:value-type="float">
            <text:p>0.2621312</text:p>
          </table:table-cell>
          <table:table-cell office:value-type="float" office:value="360" calcext:value-type="float">
            <text:p>360</text:p>
          </table:table-cell>
          <table:table-cell office:value-type="float" office:value="832.3281" calcext:value-type="float">
            <text:p>832.3281</text:p>
          </table:table-cell>
          <table:table-cell office:value-type="float" office:value="0" calcext:value-type="float">
            <text:p>0</text:p>
          </table:table-cell>
          <table:table-cell office:value-type="float" office:value="196.8911" calcext:value-type="float">
            <text:p>196.8911</text:p>
          </table:table-cell>
          <table:table-cell office:value-type="float" office:value="273.1585" calcext:value-type="float">
            <text:p>273.1585</text:p>
          </table:table-cell>
          <table:table-cell office:value-type="float" office:value="894.4885" calcext:value-type="float">
            <text:p>894.4885</text:p>
          </table:table-cell>
          <table:table-cell office:value-type="float" office:value="875.6094" calcext:value-type="float">
            <text:p>875.6094</text:p>
          </table:table-cell>
          <table:table-cell office:value-type="float" office:value="870.172" calcext:value-type="float">
            <text:p>870.172</text:p>
          </table:table-cell>
          <table:table-cell office:value-type="float" office:value="884.7742" calcext:value-type="float">
            <text:p>884.7742</text:p>
          </table:table-cell>
          <table:table-cell office:value-type="float" office:value="328.1642" calcext:value-type="float">
            <text:p>328.1642</text:p>
          </table:table-cell>
          <table:table-cell office:value-type="float" office:value="444.1455" calcext:value-type="float">
            <text:p>444.1455</text:p>
          </table:table-cell>
          <table:table-cell office:value-type="float" office:value="383.978" calcext:value-type="float">
            <text:p>383.978</text:p>
          </table:table-cell>
          <table:table-cell office:value-type="float" office:value="325.1224" calcext:value-type="float">
            <text:p>325.12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0" calcext:value-type="float">
            <text:p>12102000</text:p>
          </table:table-cell>
          <table:table-cell office:value-type="float" office:value="92.62163" calcext:value-type="float">
            <text:p>92.62163</text:p>
          </table:table-cell>
          <table:table-cell office:value-type="float" office:value="5509.544" calcext:value-type="float">
            <text:p>5509.544</text:p>
          </table:table-cell>
          <table:table-cell office:value-type="float" office:value="0" calcext:value-type="float">
            <text:p>0</text:p>
          </table:table-cell>
          <table:table-cell office:value-type="float" office:value="46.08724" calcext:value-type="float">
            <text:p>46.08724</text:p>
          </table:table-cell>
          <table:table-cell office:value-type="float" office:value="-130.2956" calcext:value-type="float">
            <text:p>-130.2956</text:p>
          </table:table-cell>
          <table:table-cell office:value-type="float" office:value="423.2365" calcext:value-type="float">
            <text:p>423.2365</text:p>
          </table:table-cell>
          <table:table-cell office:value-type="float" office:value="-65.97297" calcext:value-type="float">
            <text:p>-65.97297</text:p>
          </table:table-cell>
          <table:table-cell office:value-type="float" office:value="34.90087" calcext:value-type="float">
            <text:p>34.90087</text:p>
          </table:table-cell>
          <table:table-cell office:value-type="float" office:value="19.53838" calcext:value-type="float">
            <text:p>19.53838</text:p>
          </table:table-cell>
          <table:table-cell office:value-type="float" office:value="0.1309275" calcext:value-type="float">
            <text:p>0.130927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49124" calcext:value-type="float">
            <text:p>0.2349124</text:p>
          </table:table-cell>
          <table:table-cell office:value-type="float" office:value="0.2630421" calcext:value-type="float">
            <text:p>0.2630421</text:p>
          </table:table-cell>
          <table:table-cell office:value-type="float" office:value="360" calcext:value-type="float">
            <text:p>360</text:p>
          </table:table-cell>
          <table:table-cell office:value-type="float" office:value="831.6179" calcext:value-type="float">
            <text:p>831.6179</text:p>
          </table:table-cell>
          <table:table-cell office:value-type="float" office:value="0" calcext:value-type="float">
            <text:p>0</text:p>
          </table:table-cell>
          <table:table-cell office:value-type="float" office:value="196.902" calcext:value-type="float">
            <text:p>196.902</text:p>
          </table:table-cell>
          <table:table-cell office:value-type="float" office:value="273.1696" calcext:value-type="float">
            <text:p>273.1696</text:p>
          </table:table-cell>
          <table:table-cell office:value-type="float" office:value="894.4753" calcext:value-type="float">
            <text:p>894.4753</text:p>
          </table:table-cell>
          <table:table-cell office:value-type="float" office:value="875.5775" calcext:value-type="float">
            <text:p>875.5775</text:p>
          </table:table-cell>
          <table:table-cell office:value-type="float" office:value="870.1534" calcext:value-type="float">
            <text:p>870.1534</text:p>
          </table:table-cell>
          <table:table-cell office:value-type="float" office:value="884.7584" calcext:value-type="float">
            <text:p>884.7584</text:p>
          </table:table-cell>
          <table:table-cell office:value-type="float" office:value="328.1889" calcext:value-type="float">
            <text:p>328.1889</text:p>
          </table:table-cell>
          <table:table-cell office:value-type="float" office:value="444.1609" calcext:value-type="float">
            <text:p>444.1609</text:p>
          </table:table-cell>
          <table:table-cell office:value-type="float" office:value="383.9893" calcext:value-type="float">
            <text:p>383.9893</text:p>
          </table:table-cell>
          <table:table-cell office:value-type="float" office:value="325.139" calcext:value-type="float">
            <text:p>325.1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0" calcext:value-type="float">
            <text:p>13102000</text:p>
          </table:table-cell>
          <table:table-cell office:value-type="float" office:value="92.74036" calcext:value-type="float">
            <text:p>92.74036</text:p>
          </table:table-cell>
          <table:table-cell office:value-type="float" office:value="5509.399" calcext:value-type="float">
            <text:p>5509.399</text:p>
          </table:table-cell>
          <table:table-cell office:value-type="float" office:value="0" calcext:value-type="float">
            <text:p>0</text:p>
          </table:table-cell>
          <table:table-cell office:value-type="float" office:value="46.28068" calcext:value-type="float">
            <text:p>46.28068</text:p>
          </table:table-cell>
          <table:table-cell office:value-type="float" office:value="-130.6007" calcext:value-type="float">
            <text:p>-130.6007</text:p>
          </table:table-cell>
          <table:table-cell office:value-type="float" office:value="423.7986" calcext:value-type="float">
            <text:p>423.7986</text:p>
          </table:table-cell>
          <table:table-cell office:value-type="float" office:value="-66.06705" calcext:value-type="float">
            <text:p>-66.06705</text:p>
          </table:table-cell>
          <table:table-cell office:value-type="float" office:value="34.91461" calcext:value-type="float">
            <text:p>34.91461</text:p>
          </table:table-cell>
          <table:table-cell office:value-type="float" office:value="19.53842" calcext:value-type="float">
            <text:p>19.53842</text:p>
          </table:table-cell>
          <table:table-cell office:value-type="float" office:value="0.1313058" calcext:value-type="float">
            <text:p>0.131305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52786" calcext:value-type="float">
            <text:p>0.2352786</text:p>
          </table:table-cell>
          <table:table-cell office:value-type="float" office:value="0.2639648" calcext:value-type="float">
            <text:p>0.2639648</text:p>
          </table:table-cell>
          <table:table-cell office:value-type="float" office:value="360" calcext:value-type="float">
            <text:p>360</text:p>
          </table:table-cell>
          <table:table-cell office:value-type="float" office:value="830.9031" calcext:value-type="float">
            <text:p>830.9031</text:p>
          </table:table-cell>
          <table:table-cell office:value-type="float" office:value="0" calcext:value-type="float">
            <text:p>0</text:p>
          </table:table-cell>
          <table:table-cell office:value-type="float" office:value="196.9124" calcext:value-type="float">
            <text:p>196.9124</text:p>
          </table:table-cell>
          <table:table-cell office:value-type="float" office:value="273.1763" calcext:value-type="float">
            <text:p>273.1763</text:p>
          </table:table-cell>
          <table:table-cell office:value-type="float" office:value="894.4479" calcext:value-type="float">
            <text:p>894.4479</text:p>
          </table:table-cell>
          <table:table-cell office:value-type="float" office:value="875.5364" calcext:value-type="float">
            <text:p>875.5364</text:p>
          </table:table-cell>
          <table:table-cell office:value-type="float" office:value="870.1298" calcext:value-type="float">
            <text:p>870.1298</text:p>
          </table:table-cell>
          <table:table-cell office:value-type="float" office:value="884.7389" calcext:value-type="float">
            <text:p>884.7389</text:p>
          </table:table-cell>
          <table:table-cell office:value-type="float" office:value="328.2143" calcext:value-type="float">
            <text:p>328.2143</text:p>
          </table:table-cell>
          <table:table-cell office:value-type="float" office:value="444.1776" calcext:value-type="float">
            <text:p>444.1776</text:p>
          </table:table-cell>
          <table:table-cell office:value-type="float" office:value="384.0008" calcext:value-type="float">
            <text:p>384.0008</text:p>
          </table:table-cell>
          <table:table-cell office:value-type="float" office:value="325.1542" calcext:value-type="float">
            <text:p>325.15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0" calcext:value-type="float">
            <text:p>14102000</text:p>
          </table:table-cell>
          <table:table-cell office:value-type="float" office:value="92.84077" calcext:value-type="float">
            <text:p>92.84077</text:p>
          </table:table-cell>
          <table:table-cell office:value-type="float" office:value="5509.226" calcext:value-type="float">
            <text:p>5509.226</text:p>
          </table:table-cell>
          <table:table-cell office:value-type="float" office:value="0" calcext:value-type="float">
            <text:p>0</text:p>
          </table:table-cell>
          <table:table-cell office:value-type="float" office:value="46.47683" calcext:value-type="float">
            <text:p>46.47683</text:p>
          </table:table-cell>
          <table:table-cell office:value-type="float" office:value="-130.9213" calcext:value-type="float">
            <text:p>-130.9213</text:p>
          </table:table-cell>
          <table:table-cell office:value-type="float" office:value="423.446" calcext:value-type="float">
            <text:p>423.446</text:p>
          </table:table-cell>
          <table:table-cell office:value-type="float" office:value="-66.15871" calcext:value-type="float">
            <text:p>-66.15871</text:p>
          </table:table-cell>
          <table:table-cell office:value-type="float" office:value="34.93977" calcext:value-type="float">
            <text:p>34.93977</text:p>
          </table:table-cell>
          <table:table-cell office:value-type="float" office:value="19.53844" calcext:value-type="float">
            <text:p>19.53844</text:p>
          </table:table-cell>
          <table:table-cell office:value-type="float" office:value="0.131624" calcext:value-type="float">
            <text:p>0.13162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56448" calcext:value-type="float">
            <text:p>0.2356448</text:p>
          </table:table-cell>
          <table:table-cell office:value-type="float" office:value="0.264904" calcext:value-type="float">
            <text:p>0.264904</text:p>
          </table:table-cell>
          <table:table-cell office:value-type="float" office:value="360" calcext:value-type="float">
            <text:p>360</text:p>
          </table:table-cell>
          <table:table-cell office:value-type="float" office:value="830.1983" calcext:value-type="float">
            <text:p>830.1983</text:p>
          </table:table-cell>
          <table:table-cell office:value-type="float" office:value="0" calcext:value-type="float">
            <text:p>0</text:p>
          </table:table-cell>
          <table:table-cell office:value-type="float" office:value="196.9193" calcext:value-type="float">
            <text:p>196.9193</text:p>
          </table:table-cell>
          <table:table-cell office:value-type="float" office:value="273.1772" calcext:value-type="float">
            <text:p>273.1772</text:p>
          </table:table-cell>
          <table:table-cell office:value-type="float" office:value="894.4034" calcext:value-type="float">
            <text:p>894.4034</text:p>
          </table:table-cell>
          <table:table-cell office:value-type="float" office:value="875.4853" calcext:value-type="float">
            <text:p>875.4853</text:p>
          </table:table-cell>
          <table:table-cell office:value-type="float" office:value="870.0989" calcext:value-type="float">
            <text:p>870.0989</text:p>
          </table:table-cell>
          <table:table-cell office:value-type="float" office:value="884.7142" calcext:value-type="float">
            <text:p>884.7142</text:p>
          </table:table-cell>
          <table:table-cell office:value-type="float" office:value="328.2419" calcext:value-type="float">
            <text:p>328.2419</text:p>
          </table:table-cell>
          <table:table-cell office:value-type="float" office:value="444.1927" calcext:value-type="float">
            <text:p>444.1927</text:p>
          </table:table-cell>
          <table:table-cell office:value-type="float" office:value="384.0136" calcext:value-type="float">
            <text:p>384.0136</text:p>
          </table:table-cell>
          <table:table-cell office:value-type="float" office:value="325.1685" calcext:value-type="float">
            <text:p>325.16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92.95564" calcext:value-type="float">
            <text:p>92.95564</text:p>
          </table:table-cell>
          <table:table-cell office:value-type="float" office:value="5509.058" calcext:value-type="float">
            <text:p>5509.058</text:p>
          </table:table-cell>
          <table:table-cell office:value-type="float" office:value="0" calcext:value-type="float">
            <text:p>0</text:p>
          </table:table-cell>
          <table:table-cell office:value-type="float" office:value="46.67614" calcext:value-type="float">
            <text:p>46.67614</text:p>
          </table:table-cell>
          <table:table-cell office:value-type="float" office:value="-131.2536" calcext:value-type="float">
            <text:p>-131.2536</text:p>
          </table:table-cell>
          <table:table-cell office:value-type="float" office:value="425.2216" calcext:value-type="float">
            <text:p>425.2216</text:p>
          </table:table-cell>
          <table:table-cell office:value-type="float" office:value="-66.24816" calcext:value-type="float">
            <text:p>-66.24816</text:p>
          </table:table-cell>
          <table:table-cell office:value-type="float" office:value="34.95873" calcext:value-type="float">
            <text:p>34.95873</text:p>
          </table:table-cell>
          <table:table-cell office:value-type="float" office:value="19.53848" calcext:value-type="float">
            <text:p>19.53848</text:p>
          </table:table-cell>
          <table:table-cell office:value-type="float" office:value="0.1319707" calcext:value-type="float">
            <text:p>0.1319707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60111" calcext:value-type="float">
            <text:p>0.2360111</text:p>
          </table:table-cell>
          <table:table-cell office:value-type="float" office:value="0.265853" calcext:value-type="float">
            <text:p>0.265853</text:p>
          </table:table-cell>
          <table:table-cell office:value-type="float" office:value="360" calcext:value-type="float">
            <text:p>360</text:p>
          </table:table-cell>
          <table:table-cell office:value-type="float" office:value="829.5066" calcext:value-type="float">
            <text:p>829.5066</text:p>
          </table:table-cell>
          <table:table-cell office:value-type="float" office:value="0" calcext:value-type="float">
            <text:p>0</text:p>
          </table:table-cell>
          <table:table-cell office:value-type="float" office:value="196.931" calcext:value-type="float">
            <text:p>196.931</text:p>
          </table:table-cell>
          <table:table-cell office:value-type="float" office:value="273.1815" calcext:value-type="float">
            <text:p>273.1815</text:p>
          </table:table-cell>
          <table:table-cell office:value-type="float" office:value="894.3666" calcext:value-type="float">
            <text:p>894.3666</text:p>
          </table:table-cell>
          <table:table-cell office:value-type="float" office:value="875.4363" calcext:value-type="float">
            <text:p>875.4363</text:p>
          </table:table-cell>
          <table:table-cell office:value-type="float" office:value="870.0684" calcext:value-type="float">
            <text:p>870.0684</text:p>
          </table:table-cell>
          <table:table-cell office:value-type="float" office:value="884.6879" calcext:value-type="float">
            <text:p>884.6879</text:p>
          </table:table-cell>
          <table:table-cell office:value-type="float" office:value="328.269" calcext:value-type="float">
            <text:p>328.269</text:p>
          </table:table-cell>
          <table:table-cell office:value-type="float" office:value="444.2106" calcext:value-type="float">
            <text:p>444.2106</text:p>
          </table:table-cell>
          <table:table-cell office:value-type="float" office:value="384.0263" calcext:value-type="float">
            <text:p>384.0263</text:p>
          </table:table-cell>
          <table:table-cell office:value-type="float" office:value="325.1838" calcext:value-type="float">
            <text:p>325.18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93.08266" calcext:value-type="float">
            <text:p>93.08266</text:p>
          </table:table-cell>
          <table:table-cell office:value-type="float" office:value="5508.932" calcext:value-type="float">
            <text:p>5508.932</text:p>
          </table:table-cell>
          <table:table-cell office:value-type="float" office:value="0" calcext:value-type="float">
            <text:p>0</text:p>
          </table:table-cell>
          <table:table-cell office:value-type="float" office:value="46.86044" calcext:value-type="float">
            <text:p>46.86044</text:p>
          </table:table-cell>
          <table:table-cell office:value-type="float" office:value="-131.5296" calcext:value-type="float">
            <text:p>-131.5296</text:p>
          </table:table-cell>
          <table:table-cell office:value-type="float" office:value="426.4305" calcext:value-type="float">
            <text:p>426.4305</text:p>
          </table:table-cell>
          <table:table-cell office:value-type="float" office:value="-66.33929" calcext:value-type="float">
            <text:p>-66.33929</text:p>
          </table:table-cell>
          <table:table-cell office:value-type="float" office:value="34.96296" calcext:value-type="float">
            <text:p>34.96296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0.1323628" calcext:value-type="float">
            <text:p>0.132362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63773" calcext:value-type="float">
            <text:p>0.2363773</text:p>
          </table:table-cell>
          <table:table-cell office:value-type="float" office:value="0.2668101" calcext:value-type="float">
            <text:p>0.2668101</text:p>
          </table:table-cell>
          <table:table-cell office:value-type="float" office:value="360" calcext:value-type="float">
            <text:p>360</text:p>
          </table:table-cell>
          <table:table-cell office:value-type="float" office:value="828.8951" calcext:value-type="float">
            <text:p>828.8951</text:p>
          </table:table-cell>
          <table:table-cell office:value-type="float" office:value="0" calcext:value-type="float">
            <text:p>0</text:p>
          </table:table-cell>
          <table:table-cell office:value-type="float" office:value="196.9455" calcext:value-type="float">
            <text:p>196.9455</text:p>
          </table:table-cell>
          <table:table-cell office:value-type="float" office:value="273.1953" calcext:value-type="float">
            <text:p>273.1953</text:p>
          </table:table-cell>
          <table:table-cell office:value-type="float" office:value="894.3549" calcext:value-type="float">
            <text:p>894.3549</text:p>
          </table:table-cell>
          <table:table-cell office:value-type="float" office:value="875.4017" calcext:value-type="float">
            <text:p>875.4017</text:p>
          </table:table-cell>
          <table:table-cell office:value-type="float" office:value="870.0471" calcext:value-type="float">
            <text:p>870.0471</text:p>
          </table:table-cell>
          <table:table-cell office:value-type="float" office:value="884.6685" calcext:value-type="float">
            <text:p>884.6685</text:p>
          </table:table-cell>
          <table:table-cell office:value-type="float" office:value="328.2881" calcext:value-type="float">
            <text:p>328.2881</text:p>
          </table:table-cell>
          <table:table-cell office:value-type="float" office:value="444.2263" calcext:value-type="float">
            <text:p>444.2263</text:p>
          </table:table-cell>
          <table:table-cell office:value-type="float" office:value="384.0381" calcext:value-type="float">
            <text:p>384.0381</text:p>
          </table:table-cell>
          <table:table-cell office:value-type="float" office:value="325.1975" calcext:value-type="float">
            <text:p>325.19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93.20219" calcext:value-type="float">
            <text:p>93.20219</text:p>
          </table:table-cell>
          <table:table-cell office:value-type="float" office:value="5508.813" calcext:value-type="float">
            <text:p>5508.813</text:p>
          </table:table-cell>
          <table:table-cell office:value-type="float" office:value="0" calcext:value-type="float">
            <text:p>0</text:p>
          </table:table-cell>
          <table:table-cell office:value-type="float" office:value="47.0373" calcext:value-type="float">
            <text:p>47.0373</text:p>
          </table:table-cell>
          <table:table-cell office:value-type="float" office:value="-131.7911" calcext:value-type="float">
            <text:p>-131.7911</text:p>
          </table:table-cell>
          <table:table-cell office:value-type="float" office:value="426.5978" calcext:value-type="float">
            <text:p>426.5978</text:p>
          </table:table-cell>
          <table:table-cell office:value-type="float" office:value="-66.43002" calcext:value-type="float">
            <text:p>-66.43002</text:p>
          </table:table-cell>
          <table:table-cell office:value-type="float" office:value="34.96781" calcext:value-type="float">
            <text:p>34.96781</text:p>
          </table:table-cell>
          <table:table-cell office:value-type="float" office:value="19.53852" calcext:value-type="float">
            <text:p>19.53852</text:p>
          </table:table-cell>
          <table:table-cell office:value-type="float" office:value="0.1327623" calcext:value-type="float">
            <text:p>0.132762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67435" calcext:value-type="float">
            <text:p>0.2367435</text:p>
          </table:table-cell>
          <table:table-cell office:value-type="float" office:value="0.2677855" calcext:value-type="float">
            <text:p>0.2677855</text:p>
          </table:table-cell>
          <table:table-cell office:value-type="float" office:value="360" calcext:value-type="float">
            <text:p>360</text:p>
          </table:table-cell>
          <table:table-cell office:value-type="float" office:value="828.3207" calcext:value-type="float">
            <text:p>828.3207</text:p>
          </table:table-cell>
          <table:table-cell office:value-type="float" office:value="0" calcext:value-type="float">
            <text:p>0</text:p>
          </table:table-cell>
          <table:table-cell office:value-type="float" office:value="196.9577" calcext:value-type="float">
            <text:p>196.9577</text:p>
          </table:table-cell>
          <table:table-cell office:value-type="float" office:value="273.2082" calcext:value-type="float">
            <text:p>273.2082</text:p>
          </table:table-cell>
          <table:table-cell office:value-type="float" office:value="894.344" calcext:value-type="float">
            <text:p>894.344</text:p>
          </table:table-cell>
          <table:table-cell office:value-type="float" office:value="875.3704" calcext:value-type="float">
            <text:p>875.3704</text:p>
          </table:table-cell>
          <table:table-cell office:value-type="float" office:value="870.0278" calcext:value-type="float">
            <text:p>870.0278</text:p>
          </table:table-cell>
          <table:table-cell office:value-type="float" office:value="884.6511" calcext:value-type="float">
            <text:p>884.6511</text:p>
          </table:table-cell>
          <table:table-cell office:value-type="float" office:value="328.3045" calcext:value-type="float">
            <text:p>328.3045</text:p>
          </table:table-cell>
          <table:table-cell office:value-type="float" office:value="444.2388" calcext:value-type="float">
            <text:p>444.2388</text:p>
          </table:table-cell>
          <table:table-cell office:value-type="float" office:value="384.0495" calcext:value-type="float">
            <text:p>384.0495</text:p>
          </table:table-cell>
          <table:table-cell office:value-type="float" office:value="325.2118" calcext:value-type="float">
            <text:p>325.21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0" calcext:value-type="float">
            <text:p>18102000</text:p>
          </table:table-cell>
          <table:table-cell office:value-type="float" office:value="93.31836" calcext:value-type="float">
            <text:p>93.31836</text:p>
          </table:table-cell>
          <table:table-cell office:value-type="float" office:value="5508.693" calcext:value-type="float">
            <text:p>5508.693</text:p>
          </table:table-cell>
          <table:table-cell office:value-type="float" office:value="0" calcext:value-type="float">
            <text:p>0</text:p>
          </table:table-cell>
          <table:table-cell office:value-type="float" office:value="47.21392" calcext:value-type="float">
            <text:p>47.21392</text:p>
          </table:table-cell>
          <table:table-cell office:value-type="float" office:value="-132.017" calcext:value-type="float">
            <text:p>-132.017</text:p>
          </table:table-cell>
          <table:table-cell office:value-type="float" office:value="425.518" calcext:value-type="float">
            <text:p>425.518</text:p>
          </table:table-cell>
          <table:table-cell office:value-type="float" office:value="-66.51828" calcext:value-type="float">
            <text:p>-66.51828</text:p>
          </table:table-cell>
          <table:table-cell office:value-type="float" office:value="34.97536" calcext:value-type="float">
            <text:p>34.97536</text:p>
          </table:table-cell>
          <table:table-cell office:value-type="float" office:value="19.53853" calcext:value-type="float">
            <text:p>19.53853</text:p>
          </table:table-cell>
          <table:table-cell office:value-type="float" office:value="0.1330484" calcext:value-type="float">
            <text:p>0.133048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71097" calcext:value-type="float">
            <text:p>0.2371097</text:p>
          </table:table-cell>
          <table:table-cell office:value-type="float" office:value="0.2687786" calcext:value-type="float">
            <text:p>0.2687786</text:p>
          </table:table-cell>
          <table:table-cell office:value-type="float" office:value="360" calcext:value-type="float">
            <text:p>360</text:p>
          </table:table-cell>
          <table:table-cell office:value-type="float" office:value="827.8033" calcext:value-type="float">
            <text:p>827.8033</text:p>
          </table:table-cell>
          <table:table-cell office:value-type="float" office:value="0" calcext:value-type="float">
            <text:p>0</text:p>
          </table:table-cell>
          <table:table-cell office:value-type="float" office:value="196.968" calcext:value-type="float">
            <text:p>196.968</text:p>
          </table:table-cell>
          <table:table-cell office:value-type="float" office:value="273.2197" calcext:value-type="float">
            <text:p>273.2197</text:p>
          </table:table-cell>
          <table:table-cell office:value-type="float" office:value="894.3308" calcext:value-type="float">
            <text:p>894.3308</text:p>
          </table:table-cell>
          <table:table-cell office:value-type="float" office:value="875.3414" calcext:value-type="float">
            <text:p>875.3414</text:p>
          </table:table-cell>
          <table:table-cell office:value-type="float" office:value="870.0085" calcext:value-type="float">
            <text:p>870.0085</text:p>
          </table:table-cell>
          <table:table-cell office:value-type="float" office:value="884.6349" calcext:value-type="float">
            <text:p>884.6349</text:p>
          </table:table-cell>
          <table:table-cell office:value-type="float" office:value="328.3201" calcext:value-type="float">
            <text:p>328.3201</text:p>
          </table:table-cell>
          <table:table-cell office:value-type="float" office:value="444.2534" calcext:value-type="float">
            <text:p>444.2534</text:p>
          </table:table-cell>
          <table:table-cell office:value-type="float" office:value="384.0588" calcext:value-type="float">
            <text:p>384.0588</text:p>
          </table:table-cell>
          <table:table-cell office:value-type="float" office:value="325.2245" calcext:value-type="float">
            <text:p>325.22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93.42914" calcext:value-type="float">
            <text:p>93.42914</text:p>
          </table:table-cell>
          <table:table-cell office:value-type="float" office:value="5508.559" calcext:value-type="float">
            <text:p>5508.559</text:p>
          </table:table-cell>
          <table:table-cell office:value-type="float" office:value="0" calcext:value-type="float">
            <text:p>0</text:p>
          </table:table-cell>
          <table:table-cell office:value-type="float" office:value="47.39653" calcext:value-type="float">
            <text:p>47.39653</text:p>
          </table:table-cell>
          <table:table-cell office:value-type="float" office:value="-132.2964" calcext:value-type="float">
            <text:p>-132.2964</text:p>
          </table:table-cell>
          <table:table-cell office:value-type="float" office:value="425.9637" calcext:value-type="float">
            <text:p>425.9637</text:p>
          </table:table-cell>
          <table:table-cell office:value-type="float" office:value="-66.60403" calcext:value-type="float">
            <text:p>-66.60403</text:p>
          </table:table-cell>
          <table:table-cell office:value-type="float" office:value="34.9892" calcext:value-type="float">
            <text:p>34.9892</text:p>
          </table:table-cell>
          <table:table-cell office:value-type="float" office:value="19.53856" calcext:value-type="float">
            <text:p>19.53856</text:p>
          </table:table-cell>
          <table:table-cell office:value-type="float" office:value="0.133345" calcext:value-type="float">
            <text:p>0.13334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74759" calcext:value-type="float">
            <text:p>0.2374759</text:p>
          </table:table-cell>
          <table:table-cell office:value-type="float" office:value="0.2697813" calcext:value-type="float">
            <text:p>0.2697813</text:p>
          </table:table-cell>
          <table:table-cell office:value-type="float" office:value="360" calcext:value-type="float">
            <text:p>360</text:p>
          </table:table-cell>
          <table:table-cell office:value-type="float" office:value="827.2532" calcext:value-type="float">
            <text:p>827.2532</text:p>
          </table:table-cell>
          <table:table-cell office:value-type="float" office:value="0" calcext:value-type="float">
            <text:p>0</text:p>
          </table:table-cell>
          <table:table-cell office:value-type="float" office:value="196.9774" calcext:value-type="float">
            <text:p>196.9774</text:p>
          </table:table-cell>
          <table:table-cell office:value-type="float" office:value="273.2268" calcext:value-type="float">
            <text:p>273.2268</text:p>
          </table:table-cell>
          <table:table-cell office:value-type="float" office:value="894.3067" calcext:value-type="float">
            <text:p>894.3067</text:p>
          </table:table-cell>
          <table:table-cell office:value-type="float" office:value="875.3057" calcext:value-type="float">
            <text:p>875.3057</text:p>
          </table:table-cell>
          <table:table-cell office:value-type="float" office:value="869.9868" calcext:value-type="float">
            <text:p>869.9868</text:p>
          </table:table-cell>
          <table:table-cell office:value-type="float" office:value="884.6156" calcext:value-type="float">
            <text:p>884.6156</text:p>
          </table:table-cell>
          <table:table-cell office:value-type="float" office:value="328.3414" calcext:value-type="float">
            <text:p>328.3414</text:p>
          </table:table-cell>
          <table:table-cell office:value-type="float" office:value="444.2676" calcext:value-type="float">
            <text:p>444.2676</text:p>
          </table:table-cell>
          <table:table-cell office:value-type="float" office:value="384.07" calcext:value-type="float">
            <text:p>384.07</text:p>
          </table:table-cell>
          <table:table-cell office:value-type="float" office:value="325.2382" calcext:value-type="float">
            <text:p>325.23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0" calcext:value-type="float">
            <text:p>20102000</text:p>
          </table:table-cell>
          <table:table-cell office:value-type="float" office:value="93.53237" calcext:value-type="float">
            <text:p>93.53237</text:p>
          </table:table-cell>
          <table:table-cell office:value-type="float" office:value="5508.428" calcext:value-type="float">
            <text:p>5508.428</text:p>
          </table:table-cell>
          <table:table-cell office:value-type="float" office:value="0" calcext:value-type="float">
            <text:p>0</text:p>
          </table:table-cell>
          <table:table-cell office:value-type="float" office:value="47.57242" calcext:value-type="float">
            <text:p>47.57242</text:p>
          </table:table-cell>
          <table:table-cell office:value-type="float" office:value="-132.5796" calcext:value-type="float">
            <text:p>-132.5796</text:p>
          </table:table-cell>
          <table:table-cell office:value-type="float" office:value="425.8915" calcext:value-type="float">
            <text:p>425.8915</text:p>
          </table:table-cell>
          <table:table-cell office:value-type="float" office:value="-66.69079" calcext:value-type="float">
            <text:p>-66.69079</text:p>
          </table:table-cell>
          <table:table-cell office:value-type="float" office:value="35.00296" calcext:value-type="float">
            <text:p>35.00296</text:p>
          </table:table-cell>
          <table:table-cell office:value-type="float" office:value="19.5386" calcext:value-type="float">
            <text:p>19.5386</text:p>
          </table:table-cell>
          <table:table-cell office:value-type="float" office:value="0.1336696" calcext:value-type="float">
            <text:p>0.1336696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78421" calcext:value-type="float">
            <text:p>0.2378421</text:p>
          </table:table-cell>
          <table:table-cell office:value-type="float" office:value="0.270793" calcext:value-type="float">
            <text:p>0.270793</text:p>
          </table:table-cell>
          <table:table-cell office:value-type="float" office:value="360" calcext:value-type="float">
            <text:p>360</text:p>
          </table:table-cell>
          <table:table-cell office:value-type="float" office:value="826.7188" calcext:value-type="float">
            <text:p>826.7188</text:p>
          </table:table-cell>
          <table:table-cell office:value-type="float" office:value="0" calcext:value-type="float">
            <text:p>0</text:p>
          </table:table-cell>
          <table:table-cell office:value-type="float" office:value="196.9863" calcext:value-type="float">
            <text:p>196.9863</text:p>
          </table:table-cell>
          <table:table-cell office:value-type="float" office:value="273.2332" calcext:value-type="float">
            <text:p>273.2332</text:p>
          </table:table-cell>
          <table:table-cell office:value-type="float" office:value="894.2842" calcext:value-type="float">
            <text:p>894.2842</text:p>
          </table:table-cell>
          <table:table-cell office:value-type="float" office:value="875.2717" calcext:value-type="float">
            <text:p>875.2717</text:p>
          </table:table-cell>
          <table:table-cell office:value-type="float" office:value="869.965" calcext:value-type="float">
            <text:p>869.965</text:p>
          </table:table-cell>
          <table:table-cell office:value-type="float" office:value="884.5966" calcext:value-type="float">
            <text:p>884.5966</text:p>
          </table:table-cell>
          <table:table-cell office:value-type="float" office:value="328.3603" calcext:value-type="float">
            <text:p>328.3603</text:p>
          </table:table-cell>
          <table:table-cell office:value-type="float" office:value="444.282" calcext:value-type="float">
            <text:p>444.282</text:p>
          </table:table-cell>
          <table:table-cell office:value-type="float" office:value="384.0804" calcext:value-type="float">
            <text:p>384.0804</text:p>
          </table:table-cell>
          <table:table-cell office:value-type="float" office:value="325.2492" calcext:value-type="float">
            <text:p>325.24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93.61236" calcext:value-type="float">
            <text:p>93.61236</text:p>
          </table:table-cell>
          <table:table-cell office:value-type="float" office:value="5508.269" calcext:value-type="float">
            <text:p>5508.269</text:p>
          </table:table-cell>
          <table:table-cell office:value-type="float" office:value="0" calcext:value-type="float">
            <text:p>0</text:p>
          </table:table-cell>
          <table:table-cell office:value-type="float" office:value="47.74414" calcext:value-type="float">
            <text:p>47.74414</text:p>
          </table:table-cell>
          <table:table-cell office:value-type="float" office:value="-132.9022" calcext:value-type="float">
            <text:p>-132.9022</text:p>
          </table:table-cell>
          <table:table-cell office:value-type="float" office:value="427.3462" calcext:value-type="float">
            <text:p>427.3462</text:p>
          </table:table-cell>
          <table:table-cell office:value-type="float" office:value="-66.77669" calcext:value-type="float">
            <text:p>-66.77669</text:p>
          </table:table-cell>
          <table:table-cell office:value-type="float" office:value="35.02637" calcext:value-type="float">
            <text:p>35.02637</text:p>
          </table:table-cell>
          <table:table-cell office:value-type="float" office:value="19.53864" calcext:value-type="float">
            <text:p>19.53864</text:p>
          </table:table-cell>
          <table:table-cell office:value-type="float" office:value="0.1340288" calcext:value-type="float">
            <text:p>0.134028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82083" calcext:value-type="float">
            <text:p>0.2382083</text:p>
          </table:table-cell>
          <table:table-cell office:value-type="float" office:value="0.2718104" calcext:value-type="float">
            <text:p>0.2718104</text:p>
          </table:table-cell>
          <table:table-cell office:value-type="float" office:value="360" calcext:value-type="float">
            <text:p>360</text:p>
          </table:table-cell>
          <table:table-cell office:value-type="float" office:value="826.1641" calcext:value-type="float">
            <text:p>826.1641</text:p>
          </table:table-cell>
          <table:table-cell office:value-type="float" office:value="0" calcext:value-type="float">
            <text:p>0</text:p>
          </table:table-cell>
          <table:table-cell office:value-type="float" office:value="196.994" calcext:value-type="float">
            <text:p>196.994</text:p>
          </table:table-cell>
          <table:table-cell office:value-type="float" office:value="273.2332" calcext:value-type="float">
            <text:p>273.2332</text:p>
          </table:table-cell>
          <table:table-cell office:value-type="float" office:value="894.2438" calcext:value-type="float">
            <text:p>894.2438</text:p>
          </table:table-cell>
          <table:table-cell office:value-type="float" office:value="875.2266" calcext:value-type="float">
            <text:p>875.2266</text:p>
          </table:table-cell>
          <table:table-cell office:value-type="float" office:value="869.9366" calcext:value-type="float">
            <text:p>869.9366</text:p>
          </table:table-cell>
          <table:table-cell office:value-type="float" office:value="884.5735" calcext:value-type="float">
            <text:p>884.5735</text:p>
          </table:table-cell>
          <table:table-cell office:value-type="float" office:value="328.378" calcext:value-type="float">
            <text:p>328.378</text:p>
          </table:table-cell>
          <table:table-cell office:value-type="float" office:value="444.2913" calcext:value-type="float">
            <text:p>444.2913</text:p>
          </table:table-cell>
          <table:table-cell office:value-type="float" office:value="384.0917" calcext:value-type="float">
            <text:p>384.0917</text:p>
          </table:table-cell>
          <table:table-cell office:value-type="float" office:value="325.2601" calcext:value-type="float">
            <text:p>325.26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0" calcext:value-type="float">
            <text:p>22102000</text:p>
          </table:table-cell>
          <table:table-cell office:value-type="float" office:value="93.72192" calcext:value-type="float">
            <text:p>93.72192</text:p>
          </table:table-cell>
          <table:table-cell office:value-type="float" office:value="5508.147" calcext:value-type="float">
            <text:p>5508.147</text:p>
          </table:table-cell>
          <table:table-cell office:value-type="float" office:value="0" calcext:value-type="float">
            <text:p>0</text:p>
          </table:table-cell>
          <table:table-cell office:value-type="float" office:value="47.91285" calcext:value-type="float">
            <text:p>47.91285</text:p>
          </table:table-cell>
          <table:table-cell office:value-type="float" office:value="-133.1678" calcext:value-type="float">
            <text:p>-133.1678</text:p>
          </table:table-cell>
          <table:table-cell office:value-type="float" office:value="428.6203" calcext:value-type="float">
            <text:p>428.6203</text:p>
          </table:table-cell>
          <table:table-cell office:value-type="float" office:value="-66.86236" calcext:value-type="float">
            <text:p>-66.86236</text:p>
          </table:table-cell>
          <table:table-cell office:value-type="float" office:value="35.03159" calcext:value-type="float">
            <text:p>35.03159</text:p>
          </table:table-cell>
          <table:table-cell office:value-type="float" office:value="19.53866" calcext:value-type="float">
            <text:p>19.53866</text:p>
          </table:table-cell>
          <table:table-cell office:value-type="float" office:value="0.1344435" calcext:value-type="float">
            <text:p>0.134443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85745" calcext:value-type="float">
            <text:p>0.2385745</text:p>
          </table:table-cell>
          <table:table-cell office:value-type="float" office:value="0.272828" calcext:value-type="float">
            <text:p>0.272828</text:p>
          </table:table-cell>
          <table:table-cell office:value-type="float" office:value="360" calcext:value-type="float">
            <text:p>360</text:p>
          </table:table-cell>
          <table:table-cell office:value-type="float" office:value="825.6843" calcext:value-type="float">
            <text:p>825.6843</text:p>
          </table:table-cell>
          <table:table-cell office:value-type="float" office:value="0" calcext:value-type="float">
            <text:p>0</text:p>
          </table:table-cell>
          <table:table-cell office:value-type="float" office:value="197.0073" calcext:value-type="float">
            <text:p>197.0073</text:p>
          </table:table-cell>
          <table:table-cell office:value-type="float" office:value="273.2447" calcext:value-type="float">
            <text:p>273.2447</text:p>
          </table:table-cell>
          <table:table-cell office:value-type="float" office:value="894.2306" calcext:value-type="float">
            <text:p>894.2306</text:p>
          </table:table-cell>
          <table:table-cell office:value-type="float" office:value="875.1951" calcext:value-type="float">
            <text:p>875.1951</text:p>
          </table:table-cell>
          <table:table-cell office:value-type="float" office:value="869.9153" calcext:value-type="float">
            <text:p>869.9153</text:p>
          </table:table-cell>
          <table:table-cell office:value-type="float" office:value="884.554" calcext:value-type="float">
            <text:p>884.554</text:p>
          </table:table-cell>
          <table:table-cell office:value-type="float" office:value="328.3898" calcext:value-type="float">
            <text:p>328.3898</text:p>
          </table:table-cell>
          <table:table-cell office:value-type="float" office:value="444.3062" calcext:value-type="float">
            <text:p>444.3062</text:p>
          </table:table-cell>
          <table:table-cell office:value-type="float" office:value="384.1009" calcext:value-type="float">
            <text:p>384.1009</text:p>
          </table:table-cell>
          <table:table-cell office:value-type="float" office:value="325.2733" calcext:value-type="float">
            <text:p>325.27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93.84296" calcext:value-type="float">
            <text:p>93.84296</text:p>
          </table:table-cell>
          <table:table-cell office:value-type="float" office:value="5508.047" calcext:value-type="float">
            <text:p>5508.047</text:p>
          </table:table-cell>
          <table:table-cell office:value-type="float" office:value="0" calcext:value-type="float">
            <text:p>0</text:p>
          </table:table-cell>
          <table:table-cell office:value-type="float" office:value="48.08159" calcext:value-type="float">
            <text:p>48.08159</text:p>
          </table:table-cell>
          <table:table-cell office:value-type="float" office:value="-133.399" calcext:value-type="float">
            <text:p>-133.399</text:p>
          </table:table-cell>
          <table:table-cell office:value-type="float" office:value="428.9058" calcext:value-type="float">
            <text:p>428.9058</text:p>
          </table:table-cell>
          <table:table-cell office:value-type="float" office:value="-66.94534" calcext:value-type="float">
            <text:p>-66.94534</text:p>
          </table:table-cell>
          <table:table-cell office:value-type="float" office:value="35.03158" calcext:value-type="float">
            <text:p>35.03158</text:p>
          </table:table-cell>
          <table:table-cell office:value-type="float" office:value="19.53869" calcext:value-type="float">
            <text:p>19.53869</text:p>
          </table:table-cell>
          <table:table-cell office:value-type="float" office:value="0.1348776" calcext:value-type="float">
            <text:p>0.1348776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89398" calcext:value-type="float">
            <text:p>0.2389398</text:p>
          </table:table-cell>
          <table:table-cell office:value-type="float" office:value="0.2738555" calcext:value-type="float">
            <text:p>0.2738555</text:p>
          </table:table-cell>
          <table:table-cell office:value-type="float" office:value="360" calcext:value-type="float">
            <text:p>360</text:p>
          </table:table-cell>
          <table:table-cell office:value-type="float" office:value="825.2556" calcext:value-type="float">
            <text:p>825.2556</text:p>
          </table:table-cell>
          <table:table-cell office:value-type="float" office:value="0" calcext:value-type="float">
            <text:p>0</text:p>
          </table:table-cell>
          <table:table-cell office:value-type="float" office:value="197.0195" calcext:value-type="float">
            <text:p>197.0195</text:p>
          </table:table-cell>
          <table:table-cell office:value-type="float" office:value="273.2586" calcext:value-type="float">
            <text:p>273.2586</text:p>
          </table:table-cell>
          <table:table-cell office:value-type="float" office:value="894.2261" calcext:value-type="float">
            <text:p>894.2261</text:p>
          </table:table-cell>
          <table:table-cell office:value-type="float" office:value="875.1745" calcext:value-type="float">
            <text:p>875.1745</text:p>
          </table:table-cell>
          <table:table-cell office:value-type="float" office:value="869.8994" calcext:value-type="float">
            <text:p>869.8994</text:p>
          </table:table-cell>
          <table:table-cell office:value-type="float" office:value="884.5378" calcext:value-type="float">
            <text:p>884.5378</text:p>
          </table:table-cell>
          <table:table-cell office:value-type="float" office:value="328.4066" calcext:value-type="float">
            <text:p>328.4066</text:p>
          </table:table-cell>
          <table:table-cell office:value-type="float" office:value="444.3191" calcext:value-type="float">
            <text:p>444.3191</text:p>
          </table:table-cell>
          <table:table-cell office:value-type="float" office:value="384.1118" calcext:value-type="float">
            <text:p>384.1118</text:p>
          </table:table-cell>
          <table:table-cell office:value-type="float" office:value="325.2853" calcext:value-type="float">
            <text:p>325.28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0" calcext:value-type="float">
            <text:p>24102000</text:p>
          </table:table-cell>
          <table:table-cell office:value-type="float" office:value="93.93142" calcext:value-type="float">
            <text:p>93.93142</text:p>
          </table:table-cell>
          <table:table-cell office:value-type="float" office:value="5507.925" calcext:value-type="float">
            <text:p>5507.925</text:p>
          </table:table-cell>
          <table:table-cell office:value-type="float" office:value="0" calcext:value-type="float">
            <text:p>0</text:p>
          </table:table-cell>
          <table:table-cell office:value-type="float" office:value="48.23957" calcext:value-type="float">
            <text:p>48.23957</text:p>
          </table:table-cell>
          <table:table-cell office:value-type="float" office:value="-133.6606" calcext:value-type="float">
            <text:p>-133.6606</text:p>
          </table:table-cell>
          <table:table-cell office:value-type="float" office:value="429.5357" calcext:value-type="float">
            <text:p>429.5357</text:p>
          </table:table-cell>
          <table:table-cell office:value-type="float" office:value="-67.02955" calcext:value-type="float">
            <text:p>-67.02955</text:p>
          </table:table-cell>
          <table:table-cell office:value-type="float" office:value="35.0427" calcext:value-type="float">
            <text:p>35.0427</text:p>
          </table:table-cell>
          <table:table-cell office:value-type="float" office:value="19.53871" calcext:value-type="float">
            <text:p>19.53871</text:p>
          </table:table-cell>
          <table:table-cell office:value-type="float" office:value="0.1353083" calcext:value-type="float">
            <text:p>0.135308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93046" calcext:value-type="float">
            <text:p>0.2393046</text:p>
          </table:table-cell>
          <table:table-cell office:value-type="float" office:value="0.2748984" calcext:value-type="float">
            <text:p>0.2748984</text:p>
          </table:table-cell>
          <table:table-cell office:value-type="float" office:value="360" calcext:value-type="float">
            <text:p>360</text:p>
          </table:table-cell>
          <table:table-cell office:value-type="float" office:value="824.8124" calcext:value-type="float">
            <text:p>824.8124</text:p>
          </table:table-cell>
          <table:table-cell office:value-type="float" office:value="0" calcext:value-type="float">
            <text:p>0</text:p>
          </table:table-cell>
          <table:table-cell office:value-type="float" office:value="197.0275" calcext:value-type="float">
            <text:p>197.0275</text:p>
          </table:table-cell>
          <table:table-cell office:value-type="float" office:value="273.2643" calcext:value-type="float">
            <text:p>273.2643</text:p>
          </table:table-cell>
          <table:table-cell office:value-type="float" office:value="894.2027" calcext:value-type="float">
            <text:p>894.2027</text:p>
          </table:table-cell>
          <table:table-cell office:value-type="float" office:value="875.1431" calcext:value-type="float">
            <text:p>875.1431</text:p>
          </table:table-cell>
          <table:table-cell office:value-type="float" office:value="869.8798" calcext:value-type="float">
            <text:p>869.8798</text:p>
          </table:table-cell>
          <table:table-cell office:value-type="float" office:value="884.5199" calcext:value-type="float">
            <text:p>884.5199</text:p>
          </table:table-cell>
          <table:table-cell office:value-type="float" office:value="328.4182" calcext:value-type="float">
            <text:p>328.4182</text:p>
          </table:table-cell>
          <table:table-cell office:value-type="float" office:value="444.3299" calcext:value-type="float">
            <text:p>444.3299</text:p>
          </table:table-cell>
          <table:table-cell office:value-type="float" office:value="384.1218" calcext:value-type="float">
            <text:p>384.1218</text:p>
          </table:table-cell>
          <table:table-cell office:value-type="float" office:value="325.2976" calcext:value-type="float">
            <text:p>325.297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94.02071" calcext:value-type="float">
            <text:p>94.02071</text:p>
          </table:table-cell>
          <table:table-cell office:value-type="float" office:value="5507.81" calcext:value-type="float">
            <text:p>5507.81</text:p>
          </table:table-cell>
          <table:table-cell office:value-type="float" office:value="0" calcext:value-type="float">
            <text:p>0</text:p>
          </table:table-cell>
          <table:table-cell office:value-type="float" office:value="48.38942" calcext:value-type="float">
            <text:p>48.38942</text:p>
          </table:table-cell>
          <table:table-cell office:value-type="float" office:value="-133.914" calcext:value-type="float">
            <text:p>-133.914</text:p>
          </table:table-cell>
          <table:table-cell office:value-type="float" office:value="430.0985" calcext:value-type="float">
            <text:p>430.0985</text:p>
          </table:table-cell>
          <table:table-cell office:value-type="float" office:value="-67.1154" calcext:value-type="float">
            <text:p>-67.1154</text:p>
          </table:table-cell>
          <table:table-cell office:value-type="float" office:value="35.0484" calcext:value-type="float">
            <text:p>35.0484</text:p>
          </table:table-cell>
          <table:table-cell office:value-type="float" office:value="19.53873" calcext:value-type="float">
            <text:p>19.53873</text:p>
          </table:table-cell>
          <table:table-cell office:value-type="float" office:value="0.1357785" calcext:value-type="float">
            <text:p>0.135778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396693" calcext:value-type="float">
            <text:p>0.2396693</text:p>
          </table:table-cell>
          <table:table-cell office:value-type="float" office:value="0.2759516" calcext:value-type="float">
            <text:p>0.2759516</text:p>
          </table:table-cell>
          <table:table-cell office:value-type="float" office:value="360" calcext:value-type="float">
            <text:p>360</text:p>
          </table:table-cell>
          <table:table-cell office:value-type="float" office:value="824.3923" calcext:value-type="float">
            <text:p>824.3923</text:p>
          </table:table-cell>
          <table:table-cell office:value-type="float" office:value="0" calcext:value-type="float">
            <text:p>0</text:p>
          </table:table-cell>
          <table:table-cell office:value-type="float" office:value="197.0385" calcext:value-type="float">
            <text:p>197.0385</text:p>
          </table:table-cell>
          <table:table-cell office:value-type="float" office:value="273.2725" calcext:value-type="float">
            <text:p>273.2725</text:p>
          </table:table-cell>
          <table:table-cell office:value-type="float" office:value="894.186" calcext:value-type="float">
            <text:p>894.186</text:p>
          </table:table-cell>
          <table:table-cell office:value-type="float" office:value="875.114" calcext:value-type="float">
            <text:p>875.114</text:p>
          </table:table-cell>
          <table:table-cell office:value-type="float" office:value="869.8605" calcext:value-type="float">
            <text:p>869.8605</text:p>
          </table:table-cell>
          <table:table-cell office:value-type="float" office:value="884.5019" calcext:value-type="float">
            <text:p>884.5019</text:p>
          </table:table-cell>
          <table:table-cell office:value-type="float" office:value="328.4283" calcext:value-type="float">
            <text:p>328.4283</text:p>
          </table:table-cell>
          <table:table-cell office:value-type="float" office:value="444.3382" calcext:value-type="float">
            <text:p>444.3382</text:p>
          </table:table-cell>
          <table:table-cell office:value-type="float" office:value="384.1303" calcext:value-type="float">
            <text:p>384.1303</text:p>
          </table:table-cell>
          <table:table-cell office:value-type="float" office:value="325.3085" calcext:value-type="float">
            <text:p>325.30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94.11687" calcext:value-type="float">
            <text:p>94.11687</text:p>
          </table:table-cell>
          <table:table-cell office:value-type="float" office:value="5507.69" calcext:value-type="float">
            <text:p>5507.69</text:p>
          </table:table-cell>
          <table:table-cell office:value-type="float" office:value="0" calcext:value-type="float">
            <text:p>0</text:p>
          </table:table-cell>
          <table:table-cell office:value-type="float" office:value="48.54893" calcext:value-type="float">
            <text:p>48.54893</text:p>
          </table:table-cell>
          <table:table-cell office:value-type="float" office:value="-134.1677" calcext:value-type="float">
            <text:p>-134.1677</text:p>
          </table:table-cell>
          <table:table-cell office:value-type="float" office:value="430.2943" calcext:value-type="float">
            <text:p>430.2943</text:p>
          </table:table-cell>
          <table:table-cell office:value-type="float" office:value="-67.19613" calcext:value-type="float">
            <text:p>-67.19613</text:p>
          </table:table-cell>
          <table:table-cell office:value-type="float" office:value="35.05321" calcext:value-type="float">
            <text:p>35.05321</text:p>
          </table:table-cell>
          <table:table-cell office:value-type="float" office:value="19.53876" calcext:value-type="float">
            <text:p>19.53876</text:p>
          </table:table-cell>
          <table:table-cell office:value-type="float" office:value="0.1362824" calcext:value-type="float">
            <text:p>0.136282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00341" calcext:value-type="float">
            <text:p>0.2400341</text:p>
          </table:table-cell>
          <table:table-cell office:value-type="float" office:value="0.2770121" calcext:value-type="float">
            <text:p>0.2770121</text:p>
          </table:table-cell>
          <table:table-cell office:value-type="float" office:value="360" calcext:value-type="float">
            <text:p>360</text:p>
          </table:table-cell>
          <table:table-cell office:value-type="float" office:value="823.9857" calcext:value-type="float">
            <text:p>823.9857</text:p>
          </table:table-cell>
          <table:table-cell office:value-type="float" office:value="0" calcext:value-type="float">
            <text:p>0</text:p>
          </table:table-cell>
          <table:table-cell office:value-type="float" office:value="197.0483" calcext:value-type="float">
            <text:p>197.0483</text:p>
          </table:table-cell>
          <table:table-cell office:value-type="float" office:value="273.2784" calcext:value-type="float">
            <text:p>273.2784</text:p>
          </table:table-cell>
          <table:table-cell office:value-type="float" office:value="894.1662" calcext:value-type="float">
            <text:p>894.1662</text:p>
          </table:table-cell>
          <table:table-cell office:value-type="float" office:value="875.0836" calcext:value-type="float">
            <text:p>875.0836</text:p>
          </table:table-cell>
          <table:table-cell office:value-type="float" office:value="869.8407" calcext:value-type="float">
            <text:p>869.8407</text:p>
          </table:table-cell>
          <table:table-cell office:value-type="float" office:value="884.4838" calcext:value-type="float">
            <text:p>884.4838</text:p>
          </table:table-cell>
          <table:table-cell office:value-type="float" office:value="328.446" calcext:value-type="float">
            <text:p>328.446</text:p>
          </table:table-cell>
          <table:table-cell office:value-type="float" office:value="444.3495" calcext:value-type="float">
            <text:p>444.3495</text:p>
          </table:table-cell>
          <table:table-cell office:value-type="float" office:value="384.1397" calcext:value-type="float">
            <text:p>384.1397</text:p>
          </table:table-cell>
          <table:table-cell office:value-type="float" office:value="325.3195" calcext:value-type="float">
            <text:p>325.31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0" calcext:value-type="float">
            <text:p>27102000</text:p>
          </table:table-cell>
          <table:table-cell office:value-type="float" office:value="94.188" calcext:value-type="float">
            <text:p>94.188</text:p>
          </table:table-cell>
          <table:table-cell office:value-type="float" office:value="5507.56" calcext:value-type="float">
            <text:p>5507.56</text:p>
          </table:table-cell>
          <table:table-cell office:value-type="float" office:value="0" calcext:value-type="float">
            <text:p>0</text:p>
          </table:table-cell>
          <table:table-cell office:value-type="float" office:value="48.69627" calcext:value-type="float">
            <text:p>48.69627</text:p>
          </table:table-cell>
          <table:table-cell office:value-type="float" office:value="-134.4303" calcext:value-type="float">
            <text:p>-134.4303</text:p>
          </table:table-cell>
          <table:table-cell office:value-type="float" office:value="431.2249" calcext:value-type="float">
            <text:p>431.2249</text:p>
          </table:table-cell>
          <table:table-cell office:value-type="float" office:value="-67.27898" calcext:value-type="float">
            <text:p>-67.27898</text:p>
          </table:table-cell>
          <table:table-cell office:value-type="float" office:value="35.06511" calcext:value-type="float">
            <text:p>35.06511</text:p>
          </table:table-cell>
          <table:table-cell office:value-type="float" office:value="19.53876" calcext:value-type="float">
            <text:p>19.53876</text:p>
          </table:table-cell>
          <table:table-cell office:value-type="float" office:value="0.1367351" calcext:value-type="float">
            <text:p>0.136735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03989" calcext:value-type="float">
            <text:p>0.2403989</text:p>
          </table:table-cell>
          <table:table-cell office:value-type="float" office:value="0.2780797" calcext:value-type="float">
            <text:p>0.2780797</text:p>
          </table:table-cell>
          <table:table-cell office:value-type="float" office:value="360" calcext:value-type="float">
            <text:p>360</text:p>
          </table:table-cell>
          <table:table-cell office:value-type="float" office:value="823.5831" calcext:value-type="float">
            <text:p>823.5831</text:p>
          </table:table-cell>
          <table:table-cell office:value-type="float" office:value="0" calcext:value-type="float">
            <text:p>0</text:p>
          </table:table-cell>
          <table:table-cell office:value-type="float" office:value="197.0549" calcext:value-type="float">
            <text:p>197.0549</text:p>
          </table:table-cell>
          <table:table-cell office:value-type="float" office:value="273.2802" calcext:value-type="float">
            <text:p>273.2802</text:p>
          </table:table-cell>
          <table:table-cell office:value-type="float" office:value="894.1384" calcext:value-type="float">
            <text:p>894.1384</text:p>
          </table:table-cell>
          <table:table-cell office:value-type="float" office:value="875.0482" calcext:value-type="float">
            <text:p>875.0482</text:p>
          </table:table-cell>
          <table:table-cell office:value-type="float" office:value="869.8185" calcext:value-type="float">
            <text:p>869.8185</text:p>
          </table:table-cell>
          <table:table-cell office:value-type="float" office:value="884.4642" calcext:value-type="float">
            <text:p>884.4642</text:p>
          </table:table-cell>
          <table:table-cell office:value-type="float" office:value="328.455" calcext:value-type="float">
            <text:p>328.455</text:p>
          </table:table-cell>
          <table:table-cell office:value-type="float" office:value="444.3609" calcext:value-type="float">
            <text:p>444.3609</text:p>
          </table:table-cell>
          <table:table-cell office:value-type="float" office:value="384.147" calcext:value-type="float">
            <text:p>384.147</text:p>
          </table:table-cell>
          <table:table-cell office:value-type="float" office:value="325.3299" calcext:value-type="float">
            <text:p>325.329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0" calcext:value-type="float">
            <text:p>28102000</text:p>
          </table:table-cell>
          <table:table-cell office:value-type="float" office:value="94.26781" calcext:value-type="float">
            <text:p>94.26781</text:p>
          </table:table-cell>
          <table:table-cell office:value-type="float" office:value="5507.449" calcext:value-type="float">
            <text:p>5507.449</text:p>
          </table:table-cell>
          <table:table-cell office:value-type="float" office:value="0" calcext:value-type="float">
            <text:p>0</text:p>
          </table:table-cell>
          <table:table-cell office:value-type="float" office:value="48.8338" calcext:value-type="float">
            <text:p>48.8338</text:p>
          </table:table-cell>
          <table:table-cell office:value-type="float" office:value="-134.6748" calcext:value-type="float">
            <text:p>-134.6748</text:p>
          </table:table-cell>
          <table:table-cell office:value-type="float" office:value="432.1815" calcext:value-type="float">
            <text:p>432.1815</text:p>
          </table:table-cell>
          <table:table-cell office:value-type="float" office:value="-67.36355" calcext:value-type="float">
            <text:p>-67.36355</text:p>
          </table:table-cell>
          <table:table-cell office:value-type="float" office:value="35.06984" calcext:value-type="float">
            <text:p>35.06984</text:p>
          </table:table-cell>
          <table:table-cell office:value-type="float" office:value="19.53878" calcext:value-type="float">
            <text:p>19.53878</text:p>
          </table:table-cell>
          <table:table-cell office:value-type="float" office:value="0.137193" calcext:value-type="float">
            <text:p>0.13719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07637" calcext:value-type="float">
            <text:p>0.2407637</text:p>
          </table:table-cell>
          <table:table-cell office:value-type="float" office:value="0.2791544" calcext:value-type="float">
            <text:p>0.2791544</text:p>
          </table:table-cell>
          <table:table-cell office:value-type="float" office:value="360" calcext:value-type="float">
            <text:p>360</text:p>
          </table:table-cell>
          <table:table-cell office:value-type="float" office:value="823.2113" calcext:value-type="float">
            <text:p>823.2113</text:p>
          </table:table-cell>
          <table:table-cell office:value-type="float" office:value="0" calcext:value-type="float">
            <text:p>0</text:p>
          </table:table-cell>
          <table:table-cell office:value-type="float" office:value="197.0668" calcext:value-type="float">
            <text:p>197.0668</text:p>
          </table:table-cell>
          <table:table-cell office:value-type="float" office:value="273.2886" calcext:value-type="float">
            <text:p>273.2886</text:p>
          </table:table-cell>
          <table:table-cell office:value-type="float" office:value="894.1245" calcext:value-type="float">
            <text:p>894.1245</text:p>
          </table:table-cell>
          <table:table-cell office:value-type="float" office:value="875.0198" calcext:value-type="float">
            <text:p>875.0198</text:p>
          </table:table-cell>
          <table:table-cell office:value-type="float" office:value="869.7985" calcext:value-type="float">
            <text:p>869.7985</text:p>
          </table:table-cell>
          <table:table-cell office:value-type="float" office:value="884.4453" calcext:value-type="float">
            <text:p>884.4453</text:p>
          </table:table-cell>
          <table:table-cell office:value-type="float" office:value="328.4583" calcext:value-type="float">
            <text:p>328.4583</text:p>
          </table:table-cell>
          <table:table-cell office:value-type="float" office:value="444.3673" calcext:value-type="float">
            <text:p>444.3673</text:p>
          </table:table-cell>
          <table:table-cell office:value-type="float" office:value="384.1556" calcext:value-type="float">
            <text:p>384.1556</text:p>
          </table:table-cell>
          <table:table-cell office:value-type="float" office:value="325.3407" calcext:value-type="float">
            <text:p>325.34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0" calcext:value-type="float">
            <text:p>29102000</text:p>
          </table:table-cell>
          <table:table-cell office:value-type="float" office:value="94.37035" calcext:value-type="float">
            <text:p>94.37035</text:p>
          </table:table-cell>
          <table:table-cell office:value-type="float" office:value="5507.365" calcext:value-type="float">
            <text:p>5507.365</text:p>
          </table:table-cell>
          <table:table-cell office:value-type="float" office:value="0" calcext:value-type="float">
            <text:p>0</text:p>
          </table:table-cell>
          <table:table-cell office:value-type="float" office:value="48.97441" calcext:value-type="float">
            <text:p>48.97441</text:p>
          </table:table-cell>
          <table:table-cell office:value-type="float" office:value="-134.8766" calcext:value-type="float">
            <text:p>-134.8766</text:p>
          </table:table-cell>
          <table:table-cell office:value-type="float" office:value="432.7022" calcext:value-type="float">
            <text:p>432.7022</text:p>
          </table:table-cell>
          <table:table-cell office:value-type="float" office:value="-67.44584" calcext:value-type="float">
            <text:p>-67.44584</text:p>
          </table:table-cell>
          <table:table-cell office:value-type="float" office:value="35.06433" calcext:value-type="float">
            <text:p>35.06433</text:p>
          </table:table-cell>
          <table:table-cell office:value-type="float" office:value="19.53879" calcext:value-type="float">
            <text:p>19.53879</text:p>
          </table:table-cell>
          <table:table-cell office:value-type="float" office:value="0.1376956" calcext:value-type="float">
            <text:p>0.1376956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11285" calcext:value-type="float">
            <text:p>0.2411285</text:p>
          </table:table-cell>
          <table:table-cell office:value-type="float" office:value="0.2802382" calcext:value-type="float">
            <text:p>0.2802382</text:p>
          </table:table-cell>
          <table:table-cell office:value-type="float" office:value="360" calcext:value-type="float">
            <text:p>360</text:p>
          </table:table-cell>
          <table:table-cell office:value-type="float" office:value="822.8935" calcext:value-type="float">
            <text:p>822.8935</text:p>
          </table:table-cell>
          <table:table-cell office:value-type="float" office:value="0" calcext:value-type="float">
            <text:p>0</text:p>
          </table:table-cell>
          <table:table-cell office:value-type="float" office:value="197.08" calcext:value-type="float">
            <text:p>197.08</text:p>
          </table:table-cell>
          <table:table-cell office:value-type="float" office:value="273.3028" calcext:value-type="float">
            <text:p>273.3028</text:p>
          </table:table-cell>
          <table:table-cell office:value-type="float" office:value="894.1254" calcext:value-type="float">
            <text:p>894.1254</text:p>
          </table:table-cell>
          <table:table-cell office:value-type="float" office:value="875.004" calcext:value-type="float">
            <text:p>875.004</text:p>
          </table:table-cell>
          <table:table-cell office:value-type="float" office:value="869.7842" calcext:value-type="float">
            <text:p>869.7842</text:p>
          </table:table-cell>
          <table:table-cell office:value-type="float" office:value="884.4308" calcext:value-type="float">
            <text:p>884.4308</text:p>
          </table:table-cell>
          <table:table-cell office:value-type="float" office:value="328.4684" calcext:value-type="float">
            <text:p>328.4684</text:p>
          </table:table-cell>
          <table:table-cell office:value-type="float" office:value="444.375" calcext:value-type="float">
            <text:p>444.375</text:p>
          </table:table-cell>
          <table:table-cell office:value-type="float" office:value="384.1631" calcext:value-type="float">
            <text:p>384.1631</text:p>
          </table:table-cell>
          <table:table-cell office:value-type="float" office:value="325.3501" calcext:value-type="float">
            <text:p>325.35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0" calcext:value-type="float">
            <text:p>30102000</text:p>
          </table:table-cell>
          <table:table-cell office:value-type="float" office:value="94.46434" calcext:value-type="float">
            <text:p>94.46434</text:p>
          </table:table-cell>
          <table:table-cell office:value-type="float" office:value="5507.282" calcext:value-type="float">
            <text:p>5507.282</text:p>
          </table:table-cell>
          <table:table-cell office:value-type="float" office:value="0" calcext:value-type="float">
            <text:p>0</text:p>
          </table:table-cell>
          <table:table-cell office:value-type="float" office:value="49.10798" calcext:value-type="float">
            <text:p>49.10798</text:p>
          </table:table-cell>
          <table:table-cell office:value-type="float" office:value="-135.0719" calcext:value-type="float">
            <text:p>-135.0719</text:p>
          </table:table-cell>
          <table:table-cell office:value-type="float" office:value="433.2782" calcext:value-type="float">
            <text:p>433.2782</text:p>
          </table:table-cell>
          <table:table-cell office:value-type="float" office:value="-67.5276" calcext:value-type="float">
            <text:p>-67.5276</text:p>
          </table:table-cell>
          <table:table-cell office:value-type="float" office:value="35.05904" calcext:value-type="float">
            <text:p>35.05904</text:p>
          </table:table-cell>
          <table:table-cell office:value-type="float" office:value="19.53881" calcext:value-type="float">
            <text:p>19.53881</text:p>
          </table:table-cell>
          <table:table-cell office:value-type="float" office:value="0.1382148" calcext:value-type="float">
            <text:p>0.138214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14932" calcext:value-type="float">
            <text:p>0.2414932</text:p>
          </table:table-cell>
          <table:table-cell office:value-type="float" office:value="0.2813256" calcext:value-type="float">
            <text:p>0.2813256</text:p>
          </table:table-cell>
          <table:table-cell office:value-type="float" office:value="360" calcext:value-type="float">
            <text:p>360</text:p>
          </table:table-cell>
          <table:table-cell office:value-type="float" office:value="822.5925" calcext:value-type="float">
            <text:p>822.5925</text:p>
          </table:table-cell>
          <table:table-cell office:value-type="float" office:value="0" calcext:value-type="float">
            <text:p>0</text:p>
          </table:table-cell>
          <table:table-cell office:value-type="float" office:value="197.0919" calcext:value-type="float">
            <text:p>197.0919</text:p>
          </table:table-cell>
          <table:table-cell office:value-type="float" office:value="273.3152" calcext:value-type="float">
            <text:p>273.3152</text:p>
          </table:table-cell>
          <table:table-cell office:value-type="float" office:value="894.1245" calcext:value-type="float">
            <text:p>894.1245</text:p>
          </table:table-cell>
          <table:table-cell office:value-type="float" office:value="874.9863" calcext:value-type="float">
            <text:p>874.9863</text:p>
          </table:table-cell>
          <table:table-cell office:value-type="float" office:value="869.7707" calcext:value-type="float">
            <text:p>869.7707</text:p>
          </table:table-cell>
          <table:table-cell office:value-type="float" office:value="884.417" calcext:value-type="float">
            <text:p>884.417</text:p>
          </table:table-cell>
          <table:table-cell office:value-type="float" office:value="328.479" calcext:value-type="float">
            <text:p>328.479</text:p>
          </table:table-cell>
          <table:table-cell office:value-type="float" office:value="444.3815" calcext:value-type="float">
            <text:p>444.3815</text:p>
          </table:table-cell>
          <table:table-cell office:value-type="float" office:value="384.1714" calcext:value-type="float">
            <text:p>384.1714</text:p>
          </table:table-cell>
          <table:table-cell office:value-type="float" office:value="325.3587" calcext:value-type="float">
            <text:p>325.35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0" calcext:value-type="float">
            <text:p>31102000</text:p>
          </table:table-cell>
          <table:table-cell office:value-type="float" office:value="94.55126" calcext:value-type="float">
            <text:p>94.55126</text:p>
          </table:table-cell>
          <table:table-cell office:value-type="float" office:value="5507.206" calcext:value-type="float">
            <text:p>5507.206</text:p>
          </table:table-cell>
          <table:table-cell office:value-type="float" office:value="0" calcext:value-type="float">
            <text:p>0</text:p>
          </table:table-cell>
          <table:table-cell office:value-type="float" office:value="49.23218" calcext:value-type="float">
            <text:p>49.23218</text:p>
          </table:table-cell>
          <table:table-cell office:value-type="float" office:value="-135.2609" calcext:value-type="float">
            <text:p>-135.2609</text:p>
          </table:table-cell>
          <table:table-cell office:value-type="float" office:value="433.5164" calcext:value-type="float">
            <text:p>433.5164</text:p>
          </table:table-cell>
          <table:table-cell office:value-type="float" office:value="-67.61054" calcext:value-type="float">
            <text:p>-67.61054</text:p>
          </table:table-cell>
          <table:table-cell office:value-type="float" office:value="35.05178" calcext:value-type="float">
            <text:p>35.05178</text:p>
          </table:table-cell>
          <table:table-cell office:value-type="float" office:value="19.53883" calcext:value-type="float">
            <text:p>19.53883</text:p>
          </table:table-cell>
          <table:table-cell office:value-type="float" office:value="0.1387202" calcext:value-type="float">
            <text:p>0.138720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18565" calcext:value-type="float">
            <text:p>0.2418565</text:p>
          </table:table-cell>
          <table:table-cell office:value-type="float" office:value="0.2824329" calcext:value-type="float">
            <text:p>0.2824329</text:p>
          </table:table-cell>
          <table:table-cell office:value-type="float" office:value="360" calcext:value-type="float">
            <text:p>360</text:p>
          </table:table-cell>
          <table:table-cell office:value-type="float" office:value="822.3075" calcext:value-type="float">
            <text:p>822.3075</text:p>
          </table:table-cell>
          <table:table-cell office:value-type="float" office:value="0" calcext:value-type="float">
            <text:p>0</text:p>
          </table:table-cell>
          <table:table-cell office:value-type="float" office:value="197.1044" calcext:value-type="float">
            <text:p>197.1044</text:p>
          </table:table-cell>
          <table:table-cell office:value-type="float" office:value="273.3279" calcext:value-type="float">
            <text:p>273.3279</text:p>
          </table:table-cell>
          <table:table-cell office:value-type="float" office:value="894.1251" calcext:value-type="float">
            <text:p>894.1251</text:p>
          </table:table-cell>
          <table:table-cell office:value-type="float" office:value="874.9694" calcext:value-type="float">
            <text:p>874.9694</text:p>
          </table:table-cell>
          <table:table-cell office:value-type="float" office:value="869.7578" calcext:value-type="float">
            <text:p>869.7578</text:p>
          </table:table-cell>
          <table:table-cell office:value-type="float" office:value="884.4033" calcext:value-type="float">
            <text:p>884.4033</text:p>
          </table:table-cell>
          <table:table-cell office:value-type="float" office:value="328.4872" calcext:value-type="float">
            <text:p>328.4872</text:p>
          </table:table-cell>
          <table:table-cell office:value-type="float" office:value="444.3868" calcext:value-type="float">
            <text:p>444.3868</text:p>
          </table:table-cell>
          <table:table-cell office:value-type="float" office:value="384.1795" calcext:value-type="float">
            <text:p>384.1795</text:p>
          </table:table-cell>
          <table:table-cell office:value-type="float" office:value="325.3653" calcext:value-type="float">
            <text:p>325.36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94.63718" calcext:value-type="float">
            <text:p>94.63718</text:p>
          </table:table-cell>
          <table:table-cell office:value-type="float" office:value="5507.13" calcext:value-type="float">
            <text:p>5507.13</text:p>
          </table:table-cell>
          <table:table-cell office:value-type="float" office:value="0" calcext:value-type="float">
            <text:p>0</text:p>
          </table:table-cell>
          <table:table-cell office:value-type="float" office:value="49.35797" calcext:value-type="float">
            <text:p>49.35797</text:p>
          </table:table-cell>
          <table:table-cell office:value-type="float" office:value="-135.4516" calcext:value-type="float">
            <text:p>-135.4516</text:p>
          </table:table-cell>
          <table:table-cell office:value-type="float" office:value="433.6911" calcext:value-type="float">
            <text:p>433.6911</text:p>
          </table:table-cell>
          <table:table-cell office:value-type="float" office:value="-67.69054" calcext:value-type="float">
            <text:p>-67.69054</text:p>
          </table:table-cell>
          <table:table-cell office:value-type="float" office:value="35.04437" calcext:value-type="float">
            <text:p>35.04437</text:p>
          </table:table-cell>
          <table:table-cell office:value-type="float" office:value="19.53885" calcext:value-type="float">
            <text:p>19.53885</text:p>
          </table:table-cell>
          <table:table-cell office:value-type="float" office:value="0.1392243" calcext:value-type="float">
            <text:p>0.139224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22199" calcext:value-type="float">
            <text:p>0.2422199</text:p>
          </table:table-cell>
          <table:table-cell office:value-type="float" office:value="0.2835416" calcext:value-type="float">
            <text:p>0.2835416</text:p>
          </table:table-cell>
          <table:table-cell office:value-type="float" office:value="360" calcext:value-type="float">
            <text:p>360</text:p>
          </table:table-cell>
          <table:table-cell office:value-type="float" office:value="822.0295" calcext:value-type="float">
            <text:p>822.0295</text:p>
          </table:table-cell>
          <table:table-cell office:value-type="float" office:value="0" calcext:value-type="float">
            <text:p>0</text:p>
          </table:table-cell>
          <table:table-cell office:value-type="float" office:value="197.1163" calcext:value-type="float">
            <text:p>197.1163</text:p>
          </table:table-cell>
          <table:table-cell office:value-type="float" office:value="273.3388" calcext:value-type="float">
            <text:p>273.3388</text:p>
          </table:table-cell>
          <table:table-cell office:value-type="float" office:value="894.1229" calcext:value-type="float">
            <text:p>894.1229</text:p>
          </table:table-cell>
          <table:table-cell office:value-type="float" office:value="874.9515" calcext:value-type="float">
            <text:p>874.9515</text:p>
          </table:table-cell>
          <table:table-cell office:value-type="float" office:value="869.7448" calcext:value-type="float">
            <text:p>869.7448</text:p>
          </table:table-cell>
          <table:table-cell office:value-type="float" office:value="884.3899" calcext:value-type="float">
            <text:p>884.3899</text:p>
          </table:table-cell>
          <table:table-cell office:value-type="float" office:value="328.4949" calcext:value-type="float">
            <text:p>328.4949</text:p>
          </table:table-cell>
          <table:table-cell office:value-type="float" office:value="444.396" calcext:value-type="float">
            <text:p>444.396</text:p>
          </table:table-cell>
          <table:table-cell office:value-type="float" office:value="384.1883" calcext:value-type="float">
            <text:p>384.1883</text:p>
          </table:table-cell>
          <table:table-cell office:value-type="float" office:value="325.3727" calcext:value-type="float">
            <text:p>325.37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94.71657" calcext:value-type="float">
            <text:p>94.71657</text:p>
          </table:table-cell>
          <table:table-cell office:value-type="float" office:value="5507.05" calcext:value-type="float">
            <text:p>5507.05</text:p>
          </table:table-cell>
          <table:table-cell office:value-type="float" office:value="0" calcext:value-type="float">
            <text:p>0</text:p>
          </table:table-cell>
          <table:table-cell office:value-type="float" office:value="49.47964" calcext:value-type="float">
            <text:p>49.47964</text:p>
          </table:table-cell>
          <table:table-cell office:value-type="float" office:value="-135.6451" calcext:value-type="float">
            <text:p>-135.6451</text:p>
          </table:table-cell>
          <table:table-cell office:value-type="float" office:value="433.8303" calcext:value-type="float">
            <text:p>433.8303</text:p>
          </table:table-cell>
          <table:table-cell office:value-type="float" office:value="-67.76958" calcext:value-type="float">
            <text:p>-67.76958</text:p>
          </table:table-cell>
          <table:table-cell office:value-type="float" office:value="35.03474" calcext:value-type="float">
            <text:p>35.03474</text:p>
          </table:table-cell>
          <table:table-cell office:value-type="float" office:value="19.53888" calcext:value-type="float">
            <text:p>19.53888</text:p>
          </table:table-cell>
          <table:table-cell office:value-type="float" office:value="0.139727" calcext:value-type="float">
            <text:p>0.139727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25832" calcext:value-type="float">
            <text:p>0.2425832</text:p>
          </table:table-cell>
          <table:table-cell office:value-type="float" office:value="0.2846595" calcext:value-type="float">
            <text:p>0.2846595</text:p>
          </table:table-cell>
          <table:table-cell office:value-type="float" office:value="360" calcext:value-type="float">
            <text:p>360</text:p>
          </table:table-cell>
          <table:table-cell office:value-type="float" office:value="821.7569" calcext:value-type="float">
            <text:p>821.7569</text:p>
          </table:table-cell>
          <table:table-cell office:value-type="float" office:value="0" calcext:value-type="float">
            <text:p>0</text:p>
          </table:table-cell>
          <table:table-cell office:value-type="float" office:value="197.1277" calcext:value-type="float">
            <text:p>197.1277</text:p>
          </table:table-cell>
          <table:table-cell office:value-type="float" office:value="273.3483" calcext:value-type="float">
            <text:p>273.3483</text:p>
          </table:table-cell>
          <table:table-cell office:value-type="float" office:value="894.1183" calcext:value-type="float">
            <text:p>894.1183</text:p>
          </table:table-cell>
          <table:table-cell office:value-type="float" office:value="874.9323" calcext:value-type="float">
            <text:p>874.9323</text:p>
          </table:table-cell>
          <table:table-cell office:value-type="float" office:value="869.7313" calcext:value-type="float">
            <text:p>869.7313</text:p>
          </table:table-cell>
          <table:table-cell office:value-type="float" office:value="884.376" calcext:value-type="float">
            <text:p>884.376</text:p>
          </table:table-cell>
          <table:table-cell office:value-type="float" office:value="328.5027" calcext:value-type="float">
            <text:p>328.5027</text:p>
          </table:table-cell>
          <table:table-cell office:value-type="float" office:value="444.4036" calcext:value-type="float">
            <text:p>444.4036</text:p>
          </table:table-cell>
          <table:table-cell office:value-type="float" office:value="384.1953" calcext:value-type="float">
            <text:p>384.1953</text:p>
          </table:table-cell>
          <table:table-cell office:value-type="float" office:value="325.3809" calcext:value-type="float">
            <text:p>325.38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94.79623" calcext:value-type="float">
            <text:p>94.79623</text:p>
          </table:table-cell>
          <table:table-cell office:value-type="float" office:value="5506.97" calcext:value-type="float">
            <text:p>5506.97</text:p>
          </table:table-cell>
          <table:table-cell office:value-type="float" office:value="0" calcext:value-type="float">
            <text:p>0</text:p>
          </table:table-cell>
          <table:table-cell office:value-type="float" office:value="49.60196" calcext:value-type="float">
            <text:p>49.60196</text:p>
          </table:table-cell>
          <table:table-cell office:value-type="float" office:value="-135.8381" calcext:value-type="float">
            <text:p>-135.8381</text:p>
          </table:table-cell>
          <table:table-cell office:value-type="float" office:value="434.2599" calcext:value-type="float">
            <text:p>434.2599</text:p>
          </table:table-cell>
          <table:table-cell office:value-type="float" office:value="-67.84726" calcext:value-type="float">
            <text:p>-67.84726</text:p>
          </table:table-cell>
          <table:table-cell office:value-type="float" office:value="35.02489" calcext:value-type="float">
            <text:p>35.02489</text:p>
          </table:table-cell>
          <table:table-cell office:value-type="float" office:value="19.53889" calcext:value-type="float">
            <text:p>19.53889</text:p>
          </table:table-cell>
          <table:table-cell office:value-type="float" office:value="0.1402373" calcext:value-type="float">
            <text:p>0.140237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29465" calcext:value-type="float">
            <text:p>0.2429465</text:p>
          </table:table-cell>
          <table:table-cell office:value-type="float" office:value="0.2857842" calcext:value-type="float">
            <text:p>0.2857842</text:p>
          </table:table-cell>
          <table:table-cell office:value-type="float" office:value="360" calcext:value-type="float">
            <text:p>360</text:p>
          </table:table-cell>
          <table:table-cell office:value-type="float" office:value="821.4924" calcext:value-type="float">
            <text:p>821.4924</text:p>
          </table:table-cell>
          <table:table-cell office:value-type="float" office:value="0" calcext:value-type="float">
            <text:p>0</text:p>
          </table:table-cell>
          <table:table-cell office:value-type="float" office:value="197.1397" calcext:value-type="float">
            <text:p>197.1397</text:p>
          </table:table-cell>
          <table:table-cell office:value-type="float" office:value="273.3576" calcext:value-type="float">
            <text:p>273.3576</text:p>
          </table:table-cell>
          <table:table-cell office:value-type="float" office:value="894.1127" calcext:value-type="float">
            <text:p>894.1127</text:p>
          </table:table-cell>
          <table:table-cell office:value-type="float" office:value="874.9128" calcext:value-type="float">
            <text:p>874.9128</text:p>
          </table:table-cell>
          <table:table-cell office:value-type="float" office:value="869.7172" calcext:value-type="float">
            <text:p>869.7172</text:p>
          </table:table-cell>
          <table:table-cell office:value-type="float" office:value="884.3616" calcext:value-type="float">
            <text:p>884.3616</text:p>
          </table:table-cell>
          <table:table-cell office:value-type="float" office:value="328.5097" calcext:value-type="float">
            <text:p>328.5097</text:p>
          </table:table-cell>
          <table:table-cell office:value-type="float" office:value="444.4124" calcext:value-type="float">
            <text:p>444.4124</text:p>
          </table:table-cell>
          <table:table-cell office:value-type="float" office:value="384.2029" calcext:value-type="float">
            <text:p>384.2029</text:p>
          </table:table-cell>
          <table:table-cell office:value-type="float" office:value="325.3893" calcext:value-type="float">
            <text:p>325.389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94.87317" calcext:value-type="float">
            <text:p>94.87317</text:p>
          </table:table-cell>
          <table:table-cell office:value-type="float" office:value="5506.897" calcext:value-type="float">
            <text:p>5506.897</text:p>
          </table:table-cell>
          <table:table-cell office:value-type="float" office:value="0" calcext:value-type="float">
            <text:p>0</text:p>
          </table:table-cell>
          <table:table-cell office:value-type="float" office:value="49.71656" calcext:value-type="float">
            <text:p>49.71656</text:p>
          </table:table-cell>
          <table:table-cell office:value-type="float" office:value="-136.0227" calcext:value-type="float">
            <text:p>-136.0227</text:p>
          </table:table-cell>
          <table:table-cell office:value-type="float" office:value="434.3786" calcext:value-type="float">
            <text:p>434.3786</text:p>
          </table:table-cell>
          <table:table-cell office:value-type="float" office:value="-67.92632" calcext:value-type="float">
            <text:p>-67.92632</text:p>
          </table:table-cell>
          <table:table-cell office:value-type="float" office:value="35.01244" calcext:value-type="float">
            <text:p>35.01244</text:p>
          </table:table-cell>
          <table:table-cell office:value-type="float" office:value="19.53889" calcext:value-type="float">
            <text:p>19.53889</text:p>
          </table:table-cell>
          <table:table-cell office:value-type="float" office:value="0.1407638" calcext:value-type="float">
            <text:p>0.140763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33084" calcext:value-type="float">
            <text:p>0.2433084</text:p>
          </table:table-cell>
          <table:table-cell office:value-type="float" office:value="0.2869129" calcext:value-type="float">
            <text:p>0.2869129</text:p>
          </table:table-cell>
          <table:table-cell office:value-type="float" office:value="360" calcext:value-type="float">
            <text:p>360</text:p>
          </table:table-cell>
          <table:table-cell office:value-type="float" office:value="821.2431" calcext:value-type="float">
            <text:p>821.2431</text:p>
          </table:table-cell>
          <table:table-cell office:value-type="float" office:value="0" calcext:value-type="float">
            <text:p>0</text:p>
          </table:table-cell>
          <table:table-cell office:value-type="float" office:value="197.1529" calcext:value-type="float">
            <text:p>197.1529</text:p>
          </table:table-cell>
          <table:table-cell office:value-type="float" office:value="273.3683" calcext:value-type="float">
            <text:p>273.3683</text:p>
          </table:table-cell>
          <table:table-cell office:value-type="float" office:value="894.111" calcext:value-type="float">
            <text:p>894.111</text:p>
          </table:table-cell>
          <table:table-cell office:value-type="float" office:value="874.8951" calcext:value-type="float">
            <text:p>874.8951</text:p>
          </table:table-cell>
          <table:table-cell office:value-type="float" office:value="869.7048" calcext:value-type="float">
            <text:p>869.7048</text:p>
          </table:table-cell>
          <table:table-cell office:value-type="float" office:value="884.3481" calcext:value-type="float">
            <text:p>884.3481</text:p>
          </table:table-cell>
          <table:table-cell office:value-type="float" office:value="328.5153" calcext:value-type="float">
            <text:p>328.5153</text:p>
          </table:table-cell>
          <table:table-cell office:value-type="float" office:value="444.4197" calcext:value-type="float">
            <text:p>444.4197</text:p>
          </table:table-cell>
          <table:table-cell office:value-type="float" office:value="384.2095" calcext:value-type="float">
            <text:p>384.2095</text:p>
          </table:table-cell>
          <table:table-cell office:value-type="float" office:value="325.3951" calcext:value-type="float">
            <text:p>325.39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0" calcext:value-type="float">
            <text:p>5112000</text:p>
          </table:table-cell>
          <table:table-cell office:value-type="float" office:value="94.94511" calcext:value-type="float">
            <text:p>94.94511</text:p>
          </table:table-cell>
          <table:table-cell office:value-type="float" office:value="5506.816" calcext:value-type="float">
            <text:p>5506.816</text:p>
          </table:table-cell>
          <table:table-cell office:value-type="float" office:value="0" calcext:value-type="float">
            <text:p>0</text:p>
          </table:table-cell>
          <table:table-cell office:value-type="float" office:value="49.83153" calcext:value-type="float">
            <text:p>49.83153</text:p>
          </table:table-cell>
          <table:table-cell office:value-type="float" office:value="-136.2152" calcext:value-type="float">
            <text:p>-136.2152</text:p>
          </table:table-cell>
          <table:table-cell office:value-type="float" office:value="434.9214" calcext:value-type="float">
            <text:p>434.9214</text:p>
          </table:table-cell>
          <table:table-cell office:value-type="float" office:value="-68.00404" calcext:value-type="float">
            <text:p>-68.00404</text:p>
          </table:table-cell>
          <table:table-cell office:value-type="float" office:value="35.00148" calcext:value-type="float">
            <text:p>35.00148</text:p>
          </table:table-cell>
          <table:table-cell office:value-type="float" office:value="19.53889" calcext:value-type="float">
            <text:p>19.53889</text:p>
          </table:table-cell>
          <table:table-cell office:value-type="float" office:value="0.141315" calcext:value-type="float">
            <text:p>0.141315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36703" calcext:value-type="float">
            <text:p>0.2436703</text:p>
          </table:table-cell>
          <table:table-cell office:value-type="float" office:value="0.2880462" calcext:value-type="float">
            <text:p>0.2880462</text:p>
          </table:table-cell>
          <table:table-cell office:value-type="float" office:value="360" calcext:value-type="float">
            <text:p>360</text:p>
          </table:table-cell>
          <table:table-cell office:value-type="float" office:value="820.9923" calcext:value-type="float">
            <text:p>820.9923</text:p>
          </table:table-cell>
          <table:table-cell office:value-type="float" office:value="0" calcext:value-type="float">
            <text:p>0</text:p>
          </table:table-cell>
          <table:table-cell office:value-type="float" office:value="197.1663" calcext:value-type="float">
            <text:p>197.1663</text:p>
          </table:table-cell>
          <table:table-cell office:value-type="float" office:value="273.3764" calcext:value-type="float">
            <text:p>273.3764</text:p>
          </table:table-cell>
          <table:table-cell office:value-type="float" office:value="894.1041" calcext:value-type="float">
            <text:p>894.1041</text:p>
          </table:table-cell>
          <table:table-cell office:value-type="float" office:value="874.8746" calcext:value-type="float">
            <text:p>874.8746</text:p>
          </table:table-cell>
          <table:table-cell office:value-type="float" office:value="869.6902" calcext:value-type="float">
            <text:p>869.6902</text:p>
          </table:table-cell>
          <table:table-cell office:value-type="float" office:value="884.3337" calcext:value-type="float">
            <text:p>884.3337</text:p>
          </table:table-cell>
          <table:table-cell office:value-type="float" office:value="328.5199" calcext:value-type="float">
            <text:p>328.5199</text:p>
          </table:table-cell>
          <table:table-cell office:value-type="float" office:value="444.4266" calcext:value-type="float">
            <text:p>444.4266</text:p>
          </table:table-cell>
          <table:table-cell office:value-type="float" office:value="384.2164" calcext:value-type="float">
            <text:p>384.2164</text:p>
          </table:table-cell>
          <table:table-cell office:value-type="float" office:value="325.4031" calcext:value-type="float">
            <text:p>325.40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0" calcext:value-type="float">
            <text:p>6112000</text:p>
          </table:table-cell>
          <table:table-cell office:value-type="float" office:value="538.6749" calcext:value-type="float">
            <text:p>538.6749</text:p>
          </table:table-cell>
          <table:table-cell office:value-type="float" office:value="5506.741" calcext:value-type="float">
            <text:p>5506.74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6.4154" calcext:value-type="float">
            <text:p>-136.4154</text:p>
          </table:table-cell>
          <table:table-cell office:value-type="float" office:value="443.1578" calcext:value-type="float">
            <text:p>443.1578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897" calcext:value-type="float">
            <text:p>34.9897</text:p>
          </table:table-cell>
          <table:table-cell office:value-type="float" office:value="445.4981" calcext:value-type="float">
            <text:p>445.4981</text:p>
          </table:table-cell>
          <table:table-cell office:value-type="float" office:value="0.1418622" calcext:value-type="float">
            <text:p>0.141862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40322" calcext:value-type="float">
            <text:p>0.2440322</text:p>
          </table:table-cell>
          <table:table-cell office:value-type="float" office:value="0.2891518" calcext:value-type="float">
            <text:p>0.2891518</text:p>
          </table:table-cell>
          <table:table-cell office:value-type="float" office:value="360" calcext:value-type="float">
            <text:p>360</text:p>
          </table:table-cell>
          <table:table-cell office:value-type="float" office:value="820.7668" calcext:value-type="float">
            <text:p>820.7668</text:p>
          </table:table-cell>
          <table:table-cell office:value-type="float" office:value="0" calcext:value-type="float">
            <text:p>0</text:p>
          </table:table-cell>
          <table:table-cell office:value-type="float" office:value="199.3065" calcext:value-type="float">
            <text:p>199.3065</text:p>
          </table:table-cell>
          <table:table-cell office:value-type="float" office:value="276.9896" calcext:value-type="float">
            <text:p>276.9896</text:p>
          </table:table-cell>
          <table:table-cell office:value-type="float" office:value="898.7015" calcext:value-type="float">
            <text:p>898.7015</text:p>
          </table:table-cell>
          <table:table-cell office:value-type="float" office:value="875.7812" calcext:value-type="float">
            <text:p>875.7812</text:p>
          </table:table-cell>
          <table:table-cell office:value-type="float" office:value="870.552" calcext:value-type="float">
            <text:p>870.552</text:p>
          </table:table-cell>
          <table:table-cell office:value-type="float" office:value="884.8175" calcext:value-type="float">
            <text:p>884.8175</text:p>
          </table:table-cell>
          <table:table-cell office:value-type="float" office:value="330.2306" calcext:value-type="float">
            <text:p>330.2306</text:p>
          </table:table-cell>
          <table:table-cell office:value-type="float" office:value="445.7368" calcext:value-type="float">
            <text:p>445.7368</text:p>
          </table:table-cell>
          <table:table-cell office:value-type="float" office:value="385.2424" calcext:value-type="float">
            <text:p>385.2424</text:p>
          </table:table-cell>
          <table:table-cell office:value-type="float" office:value="326.4488" calcext:value-type="float">
            <text:p>326.44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538.6293" calcext:value-type="float">
            <text:p>538.6293</text:p>
          </table:table-cell>
          <table:table-cell office:value-type="float" office:value="5506.661" calcext:value-type="float">
            <text:p>5506.66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6.5378" calcext:value-type="float">
            <text:p>-136.5378</text:p>
          </table:table-cell>
          <table:table-cell office:value-type="float" office:value="443.2065" calcext:value-type="float">
            <text:p>443.206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7924" calcext:value-type="float">
            <text:p>34.97924</text:p>
          </table:table-cell>
          <table:table-cell office:value-type="float" office:value="445.4981" calcext:value-type="float">
            <text:p>445.4981</text:p>
          </table:table-cell>
          <table:table-cell office:value-type="float" office:value="0.1423869" calcext:value-type="float">
            <text:p>0.142386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43942" calcext:value-type="float">
            <text:p>0.2443942</text:p>
          </table:table-cell>
          <table:table-cell office:value-type="float" office:value="0.2903083" calcext:value-type="float">
            <text:p>0.2903083</text:p>
          </table:table-cell>
          <table:table-cell office:value-type="float" office:value="360" calcext:value-type="float">
            <text:p>360</text:p>
          </table:table-cell>
          <table:table-cell office:value-type="float" office:value="820.6435" calcext:value-type="float">
            <text:p>820.6435</text:p>
          </table:table-cell>
          <table:table-cell office:value-type="float" office:value="0" calcext:value-type="float">
            <text:p>0</text:p>
          </table:table-cell>
          <table:table-cell office:value-type="float" office:value="199.3073" calcext:value-type="float">
            <text:p>199.3073</text:p>
          </table:table-cell>
          <table:table-cell office:value-type="float" office:value="276.9748" calcext:value-type="float">
            <text:p>276.9748</text:p>
          </table:table-cell>
          <table:table-cell office:value-type="float" office:value="898.6649" calcext:value-type="float">
            <text:p>898.6649</text:p>
          </table:table-cell>
          <table:table-cell office:value-type="float" office:value="875.7554" calcext:value-type="float">
            <text:p>875.7554</text:p>
          </table:table-cell>
          <table:table-cell office:value-type="float" office:value="870.5329" calcext:value-type="float">
            <text:p>870.5329</text:p>
          </table:table-cell>
          <table:table-cell office:value-type="float" office:value="884.8005" calcext:value-type="float">
            <text:p>884.8005</text:p>
          </table:table-cell>
          <table:table-cell office:value-type="float" office:value="330.2249" calcext:value-type="float">
            <text:p>330.2249</text:p>
          </table:table-cell>
          <table:table-cell office:value-type="float" office:value="445.7332" calcext:value-type="float">
            <text:p>445.7332</text:p>
          </table:table-cell>
          <table:table-cell office:value-type="float" office:value="385.2402" calcext:value-type="float">
            <text:p>385.2402</text:p>
          </table:table-cell>
          <table:table-cell office:value-type="float" office:value="326.4469" calcext:value-type="float">
            <text:p>326.44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0" calcext:value-type="float">
            <text:p>8112000</text:p>
          </table:table-cell>
          <table:table-cell office:value-type="float" office:value="538.5818" calcext:value-type="float">
            <text:p>538.5818</text:p>
          </table:table-cell>
          <table:table-cell office:value-type="float" office:value="5506.579" calcext:value-type="float">
            <text:p>5506.57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6.6614" calcext:value-type="float">
            <text:p>-136.6614</text:p>
          </table:table-cell>
          <table:table-cell office:value-type="float" office:value="443.1895" calcext:value-type="float">
            <text:p>443.189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7113" calcext:value-type="float">
            <text:p>34.97113</text:p>
          </table:table-cell>
          <table:table-cell office:value-type="float" office:value="445.4981" calcext:value-type="float">
            <text:p>445.4981</text:p>
          </table:table-cell>
          <table:table-cell office:value-type="float" office:value="0.1429059" calcext:value-type="float">
            <text:p>0.142905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47561" calcext:value-type="float">
            <text:p>0.2447561</text:p>
          </table:table-cell>
          <table:table-cell office:value-type="float" office:value="0.2914794" calcext:value-type="float">
            <text:p>0.2914794</text:p>
          </table:table-cell>
          <table:table-cell office:value-type="float" office:value="360" calcext:value-type="float">
            <text:p>360</text:p>
          </table:table-cell>
          <table:table-cell office:value-type="float" office:value="820.5188" calcext:value-type="float">
            <text:p>820.5188</text:p>
          </table:table-cell>
          <table:table-cell office:value-type="float" office:value="0" calcext:value-type="float">
            <text:p>0</text:p>
          </table:table-cell>
          <table:table-cell office:value-type="float" office:value="199.3085" calcext:value-type="float">
            <text:p>199.3085</text:p>
          </table:table-cell>
          <table:table-cell office:value-type="float" office:value="276.9606" calcext:value-type="float">
            <text:p>276.9606</text:p>
          </table:table-cell>
          <table:table-cell office:value-type="float" office:value="898.6269" calcext:value-type="float">
            <text:p>898.6269</text:p>
          </table:table-cell>
          <table:table-cell office:value-type="float" office:value="875.7284" calcext:value-type="float">
            <text:p>875.7284</text:p>
          </table:table-cell>
          <table:table-cell office:value-type="float" office:value="870.5131" calcext:value-type="float">
            <text:p>870.5131</text:p>
          </table:table-cell>
          <table:table-cell office:value-type="float" office:value="884.7831" calcext:value-type="float">
            <text:p>884.7831</text:p>
          </table:table-cell>
          <table:table-cell office:value-type="float" office:value="330.2188" calcext:value-type="float">
            <text:p>330.2188</text:p>
          </table:table-cell>
          <table:table-cell office:value-type="float" office:value="445.7296" calcext:value-type="float">
            <text:p>445.7296</text:p>
          </table:table-cell>
          <table:table-cell office:value-type="float" office:value="385.2379" calcext:value-type="float">
            <text:p>385.2379</text:p>
          </table:table-cell>
          <table:table-cell office:value-type="float" office:value="326.445" calcext:value-type="float">
            <text:p>326.44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538.528" calcext:value-type="float">
            <text:p>538.528</text:p>
          </table:table-cell>
          <table:table-cell office:value-type="float" office:value="5506.496" calcext:value-type="float">
            <text:p>5506.49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6.7695" calcext:value-type="float">
            <text:p>-136.7695</text:p>
          </table:table-cell>
          <table:table-cell office:value-type="float" office:value="442.4943" calcext:value-type="float">
            <text:p>442.4943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6781" calcext:value-type="float">
            <text:p>34.96781</text:p>
          </table:table-cell>
          <table:table-cell office:value-type="float" office:value="445.4981" calcext:value-type="float">
            <text:p>445.4981</text:p>
          </table:table-cell>
          <table:table-cell office:value-type="float" office:value="0.1433518" calcext:value-type="float">
            <text:p>0.1433518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5118" calcext:value-type="float">
            <text:p>0.245118</text:p>
          </table:table-cell>
          <table:table-cell office:value-type="float" office:value="0.2926637" calcext:value-type="float">
            <text:p>0.2926637</text:p>
          </table:table-cell>
          <table:table-cell office:value-type="float" office:value="360" calcext:value-type="float">
            <text:p>360</text:p>
          </table:table-cell>
          <table:table-cell office:value-type="float" office:value="820.4097" calcext:value-type="float">
            <text:p>820.4097</text:p>
          </table:table-cell>
          <table:table-cell office:value-type="float" office:value="0" calcext:value-type="float">
            <text:p>0</text:p>
          </table:table-cell>
          <table:table-cell office:value-type="float" office:value="199.3062" calcext:value-type="float">
            <text:p>199.3062</text:p>
          </table:table-cell>
          <table:table-cell office:value-type="float" office:value="276.9452" calcext:value-type="float">
            <text:p>276.9452</text:p>
          </table:table-cell>
          <table:table-cell office:value-type="float" office:value="898.5873" calcext:value-type="float">
            <text:p>898.5873</text:p>
          </table:table-cell>
          <table:table-cell office:value-type="float" office:value="875.7007" calcext:value-type="float">
            <text:p>875.7007</text:p>
          </table:table-cell>
          <table:table-cell office:value-type="float" office:value="870.4932" calcext:value-type="float">
            <text:p>870.4932</text:p>
          </table:table-cell>
          <table:table-cell office:value-type="float" office:value="884.7655" calcext:value-type="float">
            <text:p>884.7655</text:p>
          </table:table-cell>
          <table:table-cell office:value-type="float" office:value="330.2124" calcext:value-type="float">
            <text:p>330.2124</text:p>
          </table:table-cell>
          <table:table-cell office:value-type="float" office:value="445.7257" calcext:value-type="float">
            <text:p>445.7257</text:p>
          </table:table-cell>
          <table:table-cell office:value-type="float" office:value="385.2356" calcext:value-type="float">
            <text:p>385.2356</text:p>
          </table:table-cell>
          <table:table-cell office:value-type="float" office:value="326.4432" calcext:value-type="float">
            <text:p>326.44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0" calcext:value-type="float">
            <text:p>10112000</text:p>
          </table:table-cell>
          <table:table-cell office:value-type="float" office:value="538.4579" calcext:value-type="float">
            <text:p>538.4579</text:p>
          </table:table-cell>
          <table:table-cell office:value-type="float" office:value="5506.399" calcext:value-type="float">
            <text:p>5506.39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6.8494" calcext:value-type="float">
            <text:p>-136.8494</text:p>
          </table:table-cell>
          <table:table-cell office:value-type="float" office:value="439.8105" calcext:value-type="float">
            <text:p>439.810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8262" calcext:value-type="float">
            <text:p>34.98262</text:p>
          </table:table-cell>
          <table:table-cell office:value-type="float" office:value="445.4981" calcext:value-type="float">
            <text:p>445.4981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54799" calcext:value-type="float">
            <text:p>0.2454799</text:p>
          </table:table-cell>
          <table:table-cell office:value-type="float" office:value="0.2938569" calcext:value-type="float">
            <text:p>0.2938569</text:p>
          </table:table-cell>
          <table:table-cell office:value-type="float" office:value="360" calcext:value-type="float">
            <text:p>360</text:p>
          </table:table-cell>
          <table:table-cell office:value-type="float" office:value="820.3282" calcext:value-type="float">
            <text:p>820.3282</text:p>
          </table:table-cell>
          <table:table-cell office:value-type="float" office:value="0" calcext:value-type="float">
            <text:p>0</text:p>
          </table:table-cell>
          <table:table-cell office:value-type="float" office:value="199.2972" calcext:value-type="float">
            <text:p>199.2972</text:p>
          </table:table-cell>
          <table:table-cell office:value-type="float" office:value="276.9237" calcext:value-type="float">
            <text:p>276.9237</text:p>
          </table:table-cell>
          <table:table-cell office:value-type="float" office:value="898.5399" calcext:value-type="float">
            <text:p>898.5399</text:p>
          </table:table-cell>
          <table:table-cell office:value-type="float" office:value="875.6694" calcext:value-type="float">
            <text:p>875.6694</text:p>
          </table:table-cell>
          <table:table-cell office:value-type="float" office:value="870.4723" calcext:value-type="float">
            <text:p>870.4723</text:p>
          </table:table-cell>
          <table:table-cell office:value-type="float" office:value="884.747" calcext:value-type="float">
            <text:p>884.747</text:p>
          </table:table-cell>
          <table:table-cell office:value-type="float" office:value="330.2055" calcext:value-type="float">
            <text:p>330.2055</text:p>
          </table:table-cell>
          <table:table-cell office:value-type="float" office:value="445.7188" calcext:value-type="float">
            <text:p>445.7188</text:p>
          </table:table-cell>
          <table:table-cell office:value-type="float" office:value="385.2333" calcext:value-type="float">
            <text:p>385.2333</text:p>
          </table:table-cell>
          <table:table-cell office:value-type="float" office:value="326.4414" calcext:value-type="float">
            <text:p>326.44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538.3847" calcext:value-type="float">
            <text:p>538.3847</text:p>
          </table:table-cell>
          <table:table-cell office:value-type="float" office:value="5506.297" calcext:value-type="float">
            <text:p>5506.29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0175" calcext:value-type="float">
            <text:p>-137.0175</text:p>
          </table:table-cell>
          <table:table-cell office:value-type="float" office:value="440.726" calcext:value-type="float">
            <text:p>440.72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0021" calcext:value-type="float">
            <text:p>35.00021</text:p>
          </table:table-cell>
          <table:table-cell office:value-type="float" office:value="445.4983" calcext:value-type="float">
            <text:p>445.4983</text:p>
          </table:table-cell>
          <table:table-cell office:value-type="float" office:value="0.1437139" calcext:value-type="float">
            <text:p>0.143713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58418" calcext:value-type="float">
            <text:p>0.2458418</text:p>
          </table:table-cell>
          <table:table-cell office:value-type="float" office:value="0.2950437" calcext:value-type="float">
            <text:p>0.2950437</text:p>
          </table:table-cell>
          <table:table-cell office:value-type="float" office:value="360" calcext:value-type="float">
            <text:p>360</text:p>
          </table:table-cell>
          <table:table-cell office:value-type="float" office:value="820.1589" calcext:value-type="float">
            <text:p>820.1589</text:p>
          </table:table-cell>
          <table:table-cell office:value-type="float" office:value="0" calcext:value-type="float">
            <text:p>0</text:p>
          </table:table-cell>
          <table:table-cell office:value-type="float" office:value="199.2912" calcext:value-type="float">
            <text:p>199.2912</text:p>
          </table:table-cell>
          <table:table-cell office:value-type="float" office:value="276.9027" calcext:value-type="float">
            <text:p>276.9027</text:p>
          </table:table-cell>
          <table:table-cell office:value-type="float" office:value="898.4888" calcext:value-type="float">
            <text:p>898.4888</text:p>
          </table:table-cell>
          <table:table-cell office:value-type="float" office:value="875.6334" calcext:value-type="float">
            <text:p>875.6334</text:p>
          </table:table-cell>
          <table:table-cell office:value-type="float" office:value="870.4499" calcext:value-type="float">
            <text:p>870.4499</text:p>
          </table:table-cell>
          <table:table-cell office:value-type="float" office:value="884.7276" calcext:value-type="float">
            <text:p>884.7276</text:p>
          </table:table-cell>
          <table:table-cell office:value-type="float" office:value="330.1984" calcext:value-type="float">
            <text:p>330.1984</text:p>
          </table:table-cell>
          <table:table-cell office:value-type="float" office:value="445.711" calcext:value-type="float">
            <text:p>445.711</text:p>
          </table:table-cell>
          <table:table-cell office:value-type="float" office:value="385.231" calcext:value-type="float">
            <text:p>385.231</text:p>
          </table:table-cell>
          <table:table-cell office:value-type="float" office:value="326.4396" calcext:value-type="float">
            <text:p>326.439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538.3203" calcext:value-type="float">
            <text:p>538.3203</text:p>
          </table:table-cell>
          <table:table-cell office:value-type="float" office:value="5506.206" calcext:value-type="float">
            <text:p>5506.20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1727" calcext:value-type="float">
            <text:p>-137.1727</text:p>
          </table:table-cell>
          <table:table-cell office:value-type="float" office:value="441.1883" calcext:value-type="float">
            <text:p>441.1883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1218" calcext:value-type="float">
            <text:p>35.01218</text:p>
          </table:table-cell>
          <table:table-cell office:value-type="float" office:value="445.4985" calcext:value-type="float">
            <text:p>445.4985</text:p>
          </table:table-cell>
          <table:table-cell office:value-type="float" office:value="0.1439549" calcext:value-type="float">
            <text:p>0.143954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62038" calcext:value-type="float">
            <text:p>0.2462038</text:p>
          </table:table-cell>
          <table:table-cell office:value-type="float" office:value="0.2962183" calcext:value-type="float">
            <text:p>0.2962183</text:p>
          </table:table-cell>
          <table:table-cell office:value-type="float" office:value="360" calcext:value-type="float">
            <text:p>360</text:p>
          </table:table-cell>
          <table:table-cell office:value-type="float" office:value="820.0024" calcext:value-type="float">
            <text:p>820.0024</text:p>
          </table:table-cell>
          <table:table-cell office:value-type="float" office:value="0" calcext:value-type="float">
            <text:p>0</text:p>
          </table:table-cell>
          <table:table-cell office:value-type="float" office:value="199.2872" calcext:value-type="float">
            <text:p>199.2872</text:p>
          </table:table-cell>
          <table:table-cell office:value-type="float" office:value="276.885" calcext:value-type="float">
            <text:p>276.885</text:p>
          </table:table-cell>
          <table:table-cell office:value-type="float" office:value="898.444" calcext:value-type="float">
            <text:p>898.444</text:p>
          </table:table-cell>
          <table:table-cell office:value-type="float" office:value="875.6028" calcext:value-type="float">
            <text:p>875.6028</text:p>
          </table:table-cell>
          <table:table-cell office:value-type="float" office:value="870.4286" calcext:value-type="float">
            <text:p>870.4286</text:p>
          </table:table-cell>
          <table:table-cell office:value-type="float" office:value="884.7088" calcext:value-type="float">
            <text:p>884.7088</text:p>
          </table:table-cell>
          <table:table-cell office:value-type="float" office:value="330.1914" calcext:value-type="float">
            <text:p>330.1914</text:p>
          </table:table-cell>
          <table:table-cell office:value-type="float" office:value="445.7033" calcext:value-type="float">
            <text:p>445.7033</text:p>
          </table:table-cell>
          <table:table-cell office:value-type="float" office:value="385.2286" calcext:value-type="float">
            <text:p>385.2286</text:p>
          </table:table-cell>
          <table:table-cell office:value-type="float" office:value="326.4378" calcext:value-type="float">
            <text:p>326.43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0" calcext:value-type="float">
            <text:p>13112000</text:p>
          </table:table-cell>
          <table:table-cell office:value-type="float" office:value="538.2657" calcext:value-type="float">
            <text:p>538.2657</text:p>
          </table:table-cell>
          <table:table-cell office:value-type="float" office:value="5506.125" calcext:value-type="float">
            <text:p>5506.125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3038" calcext:value-type="float">
            <text:p>-137.3038</text:p>
          </table:table-cell>
          <table:table-cell office:value-type="float" office:value="441.4441" calcext:value-type="float">
            <text:p>441.444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1806" calcext:value-type="float">
            <text:p>35.01806</text:p>
          </table:table-cell>
          <table:table-cell office:value-type="float" office:value="445.4985" calcext:value-type="float">
            <text:p>445.4985</text:p>
          </table:table-cell>
          <table:table-cell office:value-type="float" office:value="0.144214" calcext:value-type="float">
            <text:p>0.14421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6565" calcext:value-type="float">
            <text:p>0.246565</text:p>
          </table:table-cell>
          <table:table-cell office:value-type="float" office:value="0.2973839" calcext:value-type="float">
            <text:p>0.2973839</text:p>
          </table:table-cell>
          <table:table-cell office:value-type="float" office:value="360" calcext:value-type="float">
            <text:p>360</text:p>
          </table:table-cell>
          <table:table-cell office:value-type="float" office:value="819.87" calcext:value-type="float">
            <text:p>819.87</text:p>
          </table:table-cell>
          <table:table-cell office:value-type="float" office:value="0" calcext:value-type="float">
            <text:p>0</text:p>
          </table:table-cell>
          <table:table-cell office:value-type="float" office:value="199.2852" calcext:value-type="float">
            <text:p>199.2852</text:p>
          </table:table-cell>
          <table:table-cell office:value-type="float" office:value="276.8708" calcext:value-type="float">
            <text:p>276.8708</text:p>
          </table:table-cell>
          <table:table-cell office:value-type="float" office:value="898.406" calcext:value-type="float">
            <text:p>898.406</text:p>
          </table:table-cell>
          <table:table-cell office:value-type="float" office:value="875.5767" calcext:value-type="float">
            <text:p>875.5767</text:p>
          </table:table-cell>
          <table:table-cell office:value-type="float" office:value="870.4088" calcext:value-type="float">
            <text:p>870.4088</text:p>
          </table:table-cell>
          <table:table-cell office:value-type="float" office:value="884.691" calcext:value-type="float">
            <text:p>884.691</text:p>
          </table:table-cell>
          <table:table-cell office:value-type="float" office:value="330.1848" calcext:value-type="float">
            <text:p>330.1848</text:p>
          </table:table-cell>
          <table:table-cell office:value-type="float" office:value="445.6962" calcext:value-type="float">
            <text:p>445.6962</text:p>
          </table:table-cell>
          <table:table-cell office:value-type="float" office:value="385.2262" calcext:value-type="float">
            <text:p>385.2262</text:p>
          </table:table-cell>
          <table:table-cell office:value-type="float" office:value="326.436" calcext:value-type="float">
            <text:p>326.4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0" calcext:value-type="float">
            <text:p>14112000</text:p>
          </table:table-cell>
          <table:table-cell office:value-type="float" office:value="538.2095" calcext:value-type="float">
            <text:p>538.2095</text:p>
          </table:table-cell>
          <table:table-cell office:value-type="float" office:value="5506.05" calcext:value-type="float">
            <text:p>5506.05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4261" calcext:value-type="float">
            <text:p>-137.4261</text:p>
          </table:table-cell>
          <table:table-cell office:value-type="float" office:value="441.9181" calcext:value-type="float">
            <text:p>441.918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2518" calcext:value-type="float">
            <text:p>35.02518</text:p>
          </table:table-cell>
          <table:table-cell office:value-type="float" office:value="445.4986" calcext:value-type="float">
            <text:p>445.4986</text:p>
          </table:table-cell>
          <table:table-cell office:value-type="float" office:value="0.1444651" calcext:value-type="float">
            <text:p>0.144465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69255" calcext:value-type="float">
            <text:p>0.2469255</text:p>
          </table:table-cell>
          <table:table-cell office:value-type="float" office:value="0.2985469" calcext:value-type="float">
            <text:p>0.2985469</text:p>
          </table:table-cell>
          <table:table-cell office:value-type="float" office:value="360" calcext:value-type="float">
            <text:p>360</text:p>
          </table:table-cell>
          <table:table-cell office:value-type="float" office:value="819.7465" calcext:value-type="float">
            <text:p>819.7465</text:p>
          </table:table-cell>
          <table:table-cell office:value-type="float" office:value="0" calcext:value-type="float">
            <text:p>0</text:p>
          </table:table-cell>
          <table:table-cell office:value-type="float" office:value="199.282" calcext:value-type="float">
            <text:p>199.282</text:p>
          </table:table-cell>
          <table:table-cell office:value-type="float" office:value="276.856" calcext:value-type="float">
            <text:p>276.856</text:p>
          </table:table-cell>
          <table:table-cell office:value-type="float" office:value="898.3685" calcext:value-type="float">
            <text:p>898.3685</text:p>
          </table:table-cell>
          <table:table-cell office:value-type="float" office:value="875.5513" calcext:value-type="float">
            <text:p>875.5513</text:p>
          </table:table-cell>
          <table:table-cell office:value-type="float" office:value="870.3893" calcext:value-type="float">
            <text:p>870.3893</text:p>
          </table:table-cell>
          <table:table-cell office:value-type="float" office:value="884.6738" calcext:value-type="float">
            <text:p>884.6738</text:p>
          </table:table-cell>
          <table:table-cell office:value-type="float" office:value="330.1788" calcext:value-type="float">
            <text:p>330.1788</text:p>
          </table:table-cell>
          <table:table-cell office:value-type="float" office:value="445.6925" calcext:value-type="float">
            <text:p>445.6925</text:p>
          </table:table-cell>
          <table:table-cell office:value-type="float" office:value="385.2239" calcext:value-type="float">
            <text:p>385.2239</text:p>
          </table:table-cell>
          <table:table-cell office:value-type="float" office:value="326.4343" calcext:value-type="float">
            <text:p>326.43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538.1586" calcext:value-type="float">
            <text:p>538.1586</text:p>
          </table:table-cell>
          <table:table-cell office:value-type="float" office:value="5505.979" calcext:value-type="float">
            <text:p>5505.97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544" calcext:value-type="float">
            <text:p>-137.544</text:p>
          </table:table-cell>
          <table:table-cell office:value-type="float" office:value="442.1761" calcext:value-type="float">
            <text:p>442.176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2938" calcext:value-type="float">
            <text:p>35.02938</text:p>
          </table:table-cell>
          <table:table-cell office:value-type="float" office:value="445.4987" calcext:value-type="float">
            <text:p>445.4987</text:p>
          </table:table-cell>
          <table:table-cell office:value-type="float" office:value="0.1447383" calcext:value-type="float">
            <text:p>0.144738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7286" calcext:value-type="float">
            <text:p>0.247286</text:p>
          </table:table-cell>
          <table:table-cell office:value-type="float" office:value="0.2996885" calcext:value-type="float">
            <text:p>0.2996885</text:p>
          </table:table-cell>
          <table:table-cell office:value-type="float" office:value="360" calcext:value-type="float">
            <text:p>360</text:p>
          </table:table-cell>
          <table:table-cell office:value-type="float" office:value="819.6273" calcext:value-type="float">
            <text:p>819.6273</text:p>
          </table:table-cell>
          <table:table-cell office:value-type="float" office:value="0" calcext:value-type="float">
            <text:p>0</text:p>
          </table:table-cell>
          <table:table-cell office:value-type="float" office:value="199.28" calcext:value-type="float">
            <text:p>199.28</text:p>
          </table:table-cell>
          <table:table-cell office:value-type="float" office:value="276.8425" calcext:value-type="float">
            <text:p>276.8425</text:p>
          </table:table-cell>
          <table:table-cell office:value-type="float" office:value="898.3344" calcext:value-type="float">
            <text:p>898.3344</text:p>
          </table:table-cell>
          <table:table-cell office:value-type="float" office:value="875.5283" calcext:value-type="float">
            <text:p>875.5283</text:p>
          </table:table-cell>
          <table:table-cell office:value-type="float" office:value="870.3707" calcext:value-type="float">
            <text:p>870.3707</text:p>
          </table:table-cell>
          <table:table-cell office:value-type="float" office:value="884.6569" calcext:value-type="float">
            <text:p>884.6569</text:p>
          </table:table-cell>
          <table:table-cell office:value-type="float" office:value="330.173" calcext:value-type="float">
            <text:p>330.173</text:p>
          </table:table-cell>
          <table:table-cell office:value-type="float" office:value="445.6887" calcext:value-type="float">
            <text:p>445.6887</text:p>
          </table:table-cell>
          <table:table-cell office:value-type="float" office:value="385.2216" calcext:value-type="float">
            <text:p>385.2216</text:p>
          </table:table-cell>
          <table:table-cell office:value-type="float" office:value="326.4325" calcext:value-type="float">
            <text:p>326.43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0" calcext:value-type="float">
            <text:p>16112000</text:p>
          </table:table-cell>
          <table:table-cell office:value-type="float" office:value="538.1095" calcext:value-type="float">
            <text:p>538.1095</text:p>
          </table:table-cell>
          <table:table-cell office:value-type="float" office:value="5505.912" calcext:value-type="float">
            <text:p>5505.91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6482" calcext:value-type="float">
            <text:p>-137.6482</text:p>
          </table:table-cell>
          <table:table-cell office:value-type="float" office:value="442.0968" calcext:value-type="float">
            <text:p>442.0968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3282" calcext:value-type="float">
            <text:p>35.03282</text:p>
          </table:table-cell>
          <table:table-cell office:value-type="float" office:value="445.4987" calcext:value-type="float">
            <text:p>445.4987</text:p>
          </table:table-cell>
          <table:table-cell office:value-type="float" office:value="0.1449973" calcext:value-type="float">
            <text:p>0.144997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76465" calcext:value-type="float">
            <text:p>0.2476465</text:p>
          </table:table-cell>
          <table:table-cell office:value-type="float" office:value="0.3007849" calcext:value-type="float">
            <text:p>0.3007849</text:p>
          </table:table-cell>
          <table:table-cell office:value-type="float" office:value="360" calcext:value-type="float">
            <text:p>360</text:p>
          </table:table-cell>
          <table:table-cell office:value-type="float" office:value="819.522" calcext:value-type="float">
            <text:p>819.522</text:p>
          </table:table-cell>
          <table:table-cell office:value-type="float" office:value="0" calcext:value-type="float">
            <text:p>0</text:p>
          </table:table-cell>
          <table:table-cell office:value-type="float" office:value="199.2775" calcext:value-type="float">
            <text:p>199.2775</text:p>
          </table:table-cell>
          <table:table-cell office:value-type="float" office:value="276.8293" calcext:value-type="float">
            <text:p>276.8293</text:p>
          </table:table-cell>
          <table:table-cell office:value-type="float" office:value="898.3016" calcext:value-type="float">
            <text:p>898.3016</text:p>
          </table:table-cell>
          <table:table-cell office:value-type="float" office:value="875.5065" calcext:value-type="float">
            <text:p>875.5065</text:p>
          </table:table-cell>
          <table:table-cell office:value-type="float" office:value="870.3535" calcext:value-type="float">
            <text:p>870.3535</text:p>
          </table:table-cell>
          <table:table-cell office:value-type="float" office:value="884.6413" calcext:value-type="float">
            <text:p>884.6413</text:p>
          </table:table-cell>
          <table:table-cell office:value-type="float" office:value="330.1672" calcext:value-type="float">
            <text:p>330.1672</text:p>
          </table:table-cell>
          <table:table-cell office:value-type="float" office:value="445.6852" calcext:value-type="float">
            <text:p>445.6852</text:p>
          </table:table-cell>
          <table:table-cell office:value-type="float" office:value="385.2193" calcext:value-type="float">
            <text:p>385.2193</text:p>
          </table:table-cell>
          <table:table-cell office:value-type="float" office:value="326.4307" calcext:value-type="float">
            <text:p>326.43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538.0576" calcext:value-type="float">
            <text:p>538.0576</text:p>
          </table:table-cell>
          <table:table-cell office:value-type="float" office:value="5505.844" calcext:value-type="float">
            <text:p>5505.84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7549" calcext:value-type="float">
            <text:p>-137.7549</text:p>
          </table:table-cell>
          <table:table-cell office:value-type="float" office:value="442.1076" calcext:value-type="float">
            <text:p>442.107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3807" calcext:value-type="float">
            <text:p>35.03807</text:p>
          </table:table-cell>
          <table:table-cell office:value-type="float" office:value="445.4988" calcext:value-type="float">
            <text:p>445.4988</text:p>
          </table:table-cell>
          <table:table-cell office:value-type="float" office:value="0.1452229" calcext:value-type="float">
            <text:p>0.145222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8007" calcext:value-type="float">
            <text:p>0.248007</text:p>
          </table:table-cell>
          <table:table-cell office:value-type="float" office:value="0.3018839" calcext:value-type="float">
            <text:p>0.3018839</text:p>
          </table:table-cell>
          <table:table-cell office:value-type="float" office:value="360" calcext:value-type="float">
            <text:p>360</text:p>
          </table:table-cell>
          <table:table-cell office:value-type="float" office:value="819.4139" calcext:value-type="float">
            <text:p>819.4139</text:p>
          </table:table-cell>
          <table:table-cell office:value-type="float" office:value="0" calcext:value-type="float">
            <text:p>0</text:p>
          </table:table-cell>
          <table:table-cell office:value-type="float" office:value="199.2751" calcext:value-type="float">
            <text:p>199.2751</text:p>
          </table:table-cell>
          <table:table-cell office:value-type="float" office:value="276.8152" calcext:value-type="float">
            <text:p>276.8152</text:p>
          </table:table-cell>
          <table:table-cell office:value-type="float" office:value="898.267" calcext:value-type="float">
            <text:p>898.267</text:p>
          </table:table-cell>
          <table:table-cell office:value-type="float" office:value="875.4841" calcext:value-type="float">
            <text:p>875.4841</text:p>
          </table:table-cell>
          <table:table-cell office:value-type="float" office:value="870.3358" calcext:value-type="float">
            <text:p>870.3358</text:p>
          </table:table-cell>
          <table:table-cell office:value-type="float" office:value="884.6254" calcext:value-type="float">
            <text:p>884.6254</text:p>
          </table:table-cell>
          <table:table-cell office:value-type="float" office:value="330.1616" calcext:value-type="float">
            <text:p>330.1616</text:p>
          </table:table-cell>
          <table:table-cell office:value-type="float" office:value="445.6817" calcext:value-type="float">
            <text:p>445.6817</text:p>
          </table:table-cell>
          <table:table-cell office:value-type="float" office:value="385.217" calcext:value-type="float">
            <text:p>385.217</text:p>
          </table:table-cell>
          <table:table-cell office:value-type="float" office:value="326.429" calcext:value-type="float">
            <text:p>326.4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538.0179" calcext:value-type="float">
            <text:p>538.0179</text:p>
          </table:table-cell>
          <table:table-cell office:value-type="float" office:value="5505.79" calcext:value-type="float">
            <text:p>5505.7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851" calcext:value-type="float">
            <text:p>-137.851</text:p>
          </table:table-cell>
          <table:table-cell office:value-type="float" office:value="442.0877" calcext:value-type="float">
            <text:p>442.0877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3637" calcext:value-type="float">
            <text:p>35.03637</text:p>
          </table:table-cell>
          <table:table-cell office:value-type="float" office:value="445.499" calcext:value-type="float">
            <text:p>445.499</text:p>
          </table:table-cell>
          <table:table-cell office:value-type="float" office:value="0.145513" calcext:value-type="float">
            <text:p>0.14551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83675" calcext:value-type="float">
            <text:p>0.2483675</text:p>
          </table:table-cell>
          <table:table-cell office:value-type="float" office:value="0.3029767" calcext:value-type="float">
            <text:p>0.3029767</text:p>
          </table:table-cell>
          <table:table-cell office:value-type="float" office:value="360" calcext:value-type="float">
            <text:p>360</text:p>
          </table:table-cell>
          <table:table-cell office:value-type="float" office:value="819.3167" calcext:value-type="float">
            <text:p>819.3167</text:p>
          </table:table-cell>
          <table:table-cell office:value-type="float" office:value="0" calcext:value-type="float">
            <text:p>0</text:p>
          </table:table-cell>
          <table:table-cell office:value-type="float" office:value="199.2751" calcext:value-type="float">
            <text:p>199.2751</text:p>
          </table:table-cell>
          <table:table-cell office:value-type="float" office:value="276.8049" calcext:value-type="float">
            <text:p>276.8049</text:p>
          </table:table-cell>
          <table:table-cell office:value-type="float" office:value="898.2416" calcext:value-type="float">
            <text:p>898.2416</text:p>
          </table:table-cell>
          <table:table-cell office:value-type="float" office:value="875.4658" calcext:value-type="float">
            <text:p>875.4658</text:p>
          </table:table-cell>
          <table:table-cell office:value-type="float" office:value="870.3246" calcext:value-type="float">
            <text:p>870.3246</text:p>
          </table:table-cell>
          <table:table-cell office:value-type="float" office:value="884.6104" calcext:value-type="float">
            <text:p>884.6104</text:p>
          </table:table-cell>
          <table:table-cell office:value-type="float" office:value="330.156" calcext:value-type="float">
            <text:p>330.156</text:p>
          </table:table-cell>
          <table:table-cell office:value-type="float" office:value="445.6784" calcext:value-type="float">
            <text:p>445.6784</text:p>
          </table:table-cell>
          <table:table-cell office:value-type="float" office:value="385.2148" calcext:value-type="float">
            <text:p>385.2148</text:p>
          </table:table-cell>
          <table:table-cell office:value-type="float" office:value="326.4272" calcext:value-type="float">
            <text:p>326.42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537.9791" calcext:value-type="float">
            <text:p>537.9791</text:p>
          </table:table-cell>
          <table:table-cell office:value-type="float" office:value="5505.744" calcext:value-type="float">
            <text:p>5505.74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7.9367" calcext:value-type="float">
            <text:p>-137.9367</text:p>
          </table:table-cell>
          <table:table-cell office:value-type="float" office:value="442.3351" calcext:value-type="float">
            <text:p>442.335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337" calcext:value-type="float">
            <text:p>35.0337</text:p>
          </table:table-cell>
          <table:table-cell office:value-type="float" office:value="445.499" calcext:value-type="float">
            <text:p>445.499</text:p>
          </table:table-cell>
          <table:table-cell office:value-type="float" office:value="0.1457814" calcext:value-type="float">
            <text:p>0.145781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87278" calcext:value-type="float">
            <text:p>0.2487278</text:p>
          </table:table-cell>
          <table:table-cell office:value-type="float" office:value="0.3040762" calcext:value-type="float">
            <text:p>0.3040762</text:p>
          </table:table-cell>
          <table:table-cell office:value-type="float" office:value="360" calcext:value-type="float">
            <text:p>360</text:p>
          </table:table-cell>
          <table:table-cell office:value-type="float" office:value="819.2298" calcext:value-type="float">
            <text:p>819.2298</text:p>
          </table:table-cell>
          <table:table-cell office:value-type="float" office:value="0" calcext:value-type="float">
            <text:p>0</text:p>
          </table:table-cell>
          <table:table-cell office:value-type="float" office:value="199.2747" calcext:value-type="float">
            <text:p>199.2747</text:p>
          </table:table-cell>
          <table:table-cell office:value-type="float" office:value="276.7945" calcext:value-type="float">
            <text:p>276.7945</text:p>
          </table:table-cell>
          <table:table-cell office:value-type="float" office:value="898.217" calcext:value-type="float">
            <text:p>898.217</text:p>
          </table:table-cell>
          <table:table-cell office:value-type="float" office:value="875.4474" calcext:value-type="float">
            <text:p>875.4474</text:p>
          </table:table-cell>
          <table:table-cell office:value-type="float" office:value="870.3148" calcext:value-type="float">
            <text:p>870.3148</text:p>
          </table:table-cell>
          <table:table-cell office:value-type="float" office:value="884.6006" calcext:value-type="float">
            <text:p>884.6006</text:p>
          </table:table-cell>
          <table:table-cell office:value-type="float" office:value="330.151" calcext:value-type="float">
            <text:p>330.151</text:p>
          </table:table-cell>
          <table:table-cell office:value-type="float" office:value="445.6752" calcext:value-type="float">
            <text:p>445.6752</text:p>
          </table:table-cell>
          <table:table-cell office:value-type="float" office:value="385.2127" calcext:value-type="float">
            <text:p>385.2127</text:p>
          </table:table-cell>
          <table:table-cell office:value-type="float" office:value="326.4255" calcext:value-type="float">
            <text:p>326.425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0" calcext:value-type="float">
            <text:p>20112000</text:p>
          </table:table-cell>
          <table:table-cell office:value-type="float" office:value="537.9423" calcext:value-type="float">
            <text:p>537.9423</text:p>
          </table:table-cell>
          <table:table-cell office:value-type="float" office:value="5505.7" calcext:value-type="float">
            <text:p>5505.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0188" calcext:value-type="float">
            <text:p>-138.0188</text:p>
          </table:table-cell>
          <table:table-cell office:value-type="float" office:value="442.7272" calcext:value-type="float">
            <text:p>442.727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3076" calcext:value-type="float">
            <text:p>35.03076</text:p>
          </table:table-cell>
          <table:table-cell office:value-type="float" office:value="445.4991" calcext:value-type="float">
            <text:p>445.4991</text:p>
          </table:table-cell>
          <table:table-cell office:value-type="float" office:value="0.1460611" calcext:value-type="float">
            <text:p>0.1460611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90869" calcext:value-type="float">
            <text:p>0.2490869</text:p>
          </table:table-cell>
          <table:table-cell office:value-type="float" office:value="0.3051569" calcext:value-type="float">
            <text:p>0.3051569</text:p>
          </table:table-cell>
          <table:table-cell office:value-type="float" office:value="360" calcext:value-type="float">
            <text:p>360</text:p>
          </table:table-cell>
          <table:table-cell office:value-type="float" office:value="819.1465" calcext:value-type="float">
            <text:p>819.1465</text:p>
          </table:table-cell>
          <table:table-cell office:value-type="float" office:value="0" calcext:value-type="float">
            <text:p>0</text:p>
          </table:table-cell>
          <table:table-cell office:value-type="float" office:value="199.2742" calcext:value-type="float">
            <text:p>199.2742</text:p>
          </table:table-cell>
          <table:table-cell office:value-type="float" office:value="276.7854" calcext:value-type="float">
            <text:p>276.7854</text:p>
          </table:table-cell>
          <table:table-cell office:value-type="float" office:value="898.1942" calcext:value-type="float">
            <text:p>898.1942</text:p>
          </table:table-cell>
          <table:table-cell office:value-type="float" office:value="875.4301" calcext:value-type="float">
            <text:p>875.4301</text:p>
          </table:table-cell>
          <table:table-cell office:value-type="float" office:value="870.3054" calcext:value-type="float">
            <text:p>870.3054</text:p>
          </table:table-cell>
          <table:table-cell office:value-type="float" office:value="884.591" calcext:value-type="float">
            <text:p>884.591</text:p>
          </table:table-cell>
          <table:table-cell office:value-type="float" office:value="330.146" calcext:value-type="float">
            <text:p>330.146</text:p>
          </table:table-cell>
          <table:table-cell office:value-type="float" office:value="445.6721" calcext:value-type="float">
            <text:p>445.6721</text:p>
          </table:table-cell>
          <table:table-cell office:value-type="float" office:value="385.2106" calcext:value-type="float">
            <text:p>385.2106</text:p>
          </table:table-cell>
          <table:table-cell office:value-type="float" office:value="326.4239" calcext:value-type="float">
            <text:p>326.42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537.9109" calcext:value-type="float">
            <text:p>537.9109</text:p>
          </table:table-cell>
          <table:table-cell office:value-type="float" office:value="5505.661" calcext:value-type="float">
            <text:p>5505.66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091" calcext:value-type="float">
            <text:p>-138.091</text:p>
          </table:table-cell>
          <table:table-cell office:value-type="float" office:value="443.253" calcext:value-type="float">
            <text:p>443.253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2502" calcext:value-type="float">
            <text:p>35.02502</text:p>
          </table:table-cell>
          <table:table-cell office:value-type="float" office:value="445.4991" calcext:value-type="float">
            <text:p>445.4991</text:p>
          </table:table-cell>
          <table:table-cell office:value-type="float" office:value="0.1463132" calcext:value-type="float">
            <text:p>0.1463132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94461" calcext:value-type="float">
            <text:p>0.2494461</text:p>
          </table:table-cell>
          <table:table-cell office:value-type="float" office:value="0.3062268" calcext:value-type="float">
            <text:p>0.3062268</text:p>
          </table:table-cell>
          <table:table-cell office:value-type="float" office:value="360" calcext:value-type="float">
            <text:p>360</text:p>
          </table:table-cell>
          <table:table-cell office:value-type="float" office:value="819.0732" calcext:value-type="float">
            <text:p>819.0732</text:p>
          </table:table-cell>
          <table:table-cell office:value-type="float" office:value="0" calcext:value-type="float">
            <text:p>0</text:p>
          </table:table-cell>
          <table:table-cell office:value-type="float" office:value="199.2745" calcext:value-type="float">
            <text:p>199.2745</text:p>
          </table:table-cell>
          <table:table-cell office:value-type="float" office:value="276.7777" calcext:value-type="float">
            <text:p>276.7777</text:p>
          </table:table-cell>
          <table:table-cell office:value-type="float" office:value="898.1767" calcext:value-type="float">
            <text:p>898.1767</text:p>
          </table:table-cell>
          <table:table-cell office:value-type="float" office:value="875.4128" calcext:value-type="float">
            <text:p>875.4128</text:p>
          </table:table-cell>
          <table:table-cell office:value-type="float" office:value="870.2968" calcext:value-type="float">
            <text:p>870.2968</text:p>
          </table:table-cell>
          <table:table-cell office:value-type="float" office:value="884.5829" calcext:value-type="float">
            <text:p>884.5829</text:p>
          </table:table-cell>
          <table:table-cell office:value-type="float" office:value="330.141" calcext:value-type="float">
            <text:p>330.141</text:p>
          </table:table-cell>
          <table:table-cell office:value-type="float" office:value="445.6692" calcext:value-type="float">
            <text:p>445.6692</text:p>
          </table:table-cell>
          <table:table-cell office:value-type="float" office:value="385.2085" calcext:value-type="float">
            <text:p>385.2085</text:p>
          </table:table-cell>
          <table:table-cell office:value-type="float" office:value="326.4221" calcext:value-type="float">
            <text:p>326.42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0" calcext:value-type="float">
            <text:p>22112000</text:p>
          </table:table-cell>
          <table:table-cell office:value-type="float" office:value="537.884" calcext:value-type="float">
            <text:p>537.884</text:p>
          </table:table-cell>
          <table:table-cell office:value-type="float" office:value="5505.629" calcext:value-type="float">
            <text:p>5505.62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1567" calcext:value-type="float">
            <text:p>-138.1567</text:p>
          </table:table-cell>
          <table:table-cell office:value-type="float" office:value="444.4512" calcext:value-type="float">
            <text:p>444.451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1821" calcext:value-type="float">
            <text:p>35.01821</text:p>
          </table:table-cell>
          <table:table-cell office:value-type="float" office:value="445.4991" calcext:value-type="float">
            <text:p>445.4991</text:p>
          </table:table-cell>
          <table:table-cell office:value-type="float" office:value="0.1465659" calcext:value-type="float">
            <text:p>0.1465659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49804" calcext:value-type="float">
            <text:p>0.249804</text:p>
          </table:table-cell>
          <table:table-cell office:value-type="float" office:value="0.3071907" calcext:value-type="float">
            <text:p>0.3071907</text:p>
          </table:table-cell>
          <table:table-cell office:value-type="float" office:value="360" calcext:value-type="float">
            <text:p>360</text:p>
          </table:table-cell>
          <table:table-cell office:value-type="float" office:value="819.0064" calcext:value-type="float">
            <text:p>819.0064</text:p>
          </table:table-cell>
          <table:table-cell office:value-type="float" office:value="0" calcext:value-type="float">
            <text:p>0</text:p>
          </table:table-cell>
          <table:table-cell office:value-type="float" office:value="199.2755" calcext:value-type="float">
            <text:p>199.2755</text:p>
          </table:table-cell>
          <table:table-cell office:value-type="float" office:value="276.7722" calcext:value-type="float">
            <text:p>276.7722</text:p>
          </table:table-cell>
          <table:table-cell office:value-type="float" office:value="898.1609" calcext:value-type="float">
            <text:p>898.1609</text:p>
          </table:table-cell>
          <table:table-cell office:value-type="float" office:value="875.3998" calcext:value-type="float">
            <text:p>875.3998</text:p>
          </table:table-cell>
          <table:table-cell office:value-type="float" office:value="870.2886" calcext:value-type="float">
            <text:p>870.2886</text:p>
          </table:table-cell>
          <table:table-cell office:value-type="float" office:value="884.5759" calcext:value-type="float">
            <text:p>884.5759</text:p>
          </table:table-cell>
          <table:table-cell office:value-type="float" office:value="330.1372" calcext:value-type="float">
            <text:p>330.1372</text:p>
          </table:table-cell>
          <table:table-cell office:value-type="float" office:value="445.6664" calcext:value-type="float">
            <text:p>445.6664</text:p>
          </table:table-cell>
          <table:table-cell office:value-type="float" office:value="385.2065" calcext:value-type="float">
            <text:p>385.2065</text:p>
          </table:table-cell>
          <table:table-cell office:value-type="float" office:value="326.4205" calcext:value-type="float">
            <text:p>326.42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537.8593" calcext:value-type="float">
            <text:p>537.8593</text:p>
          </table:table-cell>
          <table:table-cell office:value-type="float" office:value="5505.601" calcext:value-type="float">
            <text:p>5505.60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2042" calcext:value-type="float">
            <text:p>-138.2042</text:p>
          </table:table-cell>
          <table:table-cell office:value-type="float" office:value="444.7315" calcext:value-type="float">
            <text:p>444.731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1107" calcext:value-type="float">
            <text:p>35.01107</text:p>
          </table:table-cell>
          <table:table-cell office:value-type="float" office:value="445.4991" calcext:value-type="float">
            <text:p>445.4991</text:p>
          </table:table-cell>
          <table:table-cell office:value-type="float" office:value="0.1467644" calcext:value-type="float">
            <text:p>0.146764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50162" calcext:value-type="float">
            <text:p>0.250162</text:p>
          </table:table-cell>
          <table:table-cell office:value-type="float" office:value="0.3080462" calcext:value-type="float">
            <text:p>0.3080462</text:p>
          </table:table-cell>
          <table:table-cell office:value-type="float" office:value="360" calcext:value-type="float">
            <text:p>360</text:p>
          </table:table-cell>
          <table:table-cell office:value-type="float" office:value="818.9579" calcext:value-type="float">
            <text:p>818.9579</text:p>
          </table:table-cell>
          <table:table-cell office:value-type="float" office:value="0" calcext:value-type="float">
            <text:p>0</text:p>
          </table:table-cell>
          <table:table-cell office:value-type="float" office:value="199.2767" calcext:value-type="float">
            <text:p>199.2767</text:p>
          </table:table-cell>
          <table:table-cell office:value-type="float" office:value="276.7673" calcext:value-type="float">
            <text:p>276.7673</text:p>
          </table:table-cell>
          <table:table-cell office:value-type="float" office:value="898.1458" calcext:value-type="float">
            <text:p>898.1458</text:p>
          </table:table-cell>
          <table:table-cell office:value-type="float" office:value="875.3896" calcext:value-type="float">
            <text:p>875.3896</text:p>
          </table:table-cell>
          <table:table-cell office:value-type="float" office:value="870.2806" calcext:value-type="float">
            <text:p>870.2806</text:p>
          </table:table-cell>
          <table:table-cell office:value-type="float" office:value="884.5693" calcext:value-type="float">
            <text:p>884.5693</text:p>
          </table:table-cell>
          <table:table-cell office:value-type="float" office:value="330.1342" calcext:value-type="float">
            <text:p>330.1342</text:p>
          </table:table-cell>
          <table:table-cell office:value-type="float" office:value="445.6638" calcext:value-type="float">
            <text:p>445.6638</text:p>
          </table:table-cell>
          <table:table-cell office:value-type="float" office:value="385.2046" calcext:value-type="float">
            <text:p>385.2046</text:p>
          </table:table-cell>
          <table:table-cell office:value-type="float" office:value="326.4189" calcext:value-type="float">
            <text:p>326.418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537.8364" calcext:value-type="float">
            <text:p>537.8364</text:p>
          </table:table-cell>
          <table:table-cell office:value-type="float" office:value="5505.57" calcext:value-type="float">
            <text:p>5505.5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2117" calcext:value-type="float">
            <text:p>-138.2117</text:p>
          </table:table-cell>
          <table:table-cell office:value-type="float" office:value="444.7596" calcext:value-type="float">
            <text:p>444.759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5.00285" calcext:value-type="float">
            <text:p>35.00285</text:p>
          </table:table-cell>
          <table:table-cell office:value-type="float" office:value="445.4992" calcext:value-type="float">
            <text:p>445.4992</text:p>
          </table:table-cell>
          <table:table-cell office:value-type="float" office:value="0.1467913" calcext:value-type="float">
            <text:p>0.1467913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510023" calcext:value-type="float">
            <text:p>0.2510023</text:p>
          </table:table-cell>
          <table:table-cell office:value-type="float" office:value="0.3129435" calcext:value-type="float">
            <text:p>0.3129435</text:p>
          </table:table-cell>
          <table:table-cell office:value-type="float" office:value="360" calcext:value-type="float">
            <text:p>360</text:p>
          </table:table-cell>
          <table:table-cell office:value-type="float" office:value="818.9448" calcext:value-type="float">
            <text:p>818.9448</text:p>
          </table:table-cell>
          <table:table-cell office:value-type="float" office:value="0" calcext:value-type="float">
            <text:p>0</text:p>
          </table:table-cell>
          <table:table-cell office:value-type="float" office:value="199.2781" calcext:value-type="float">
            <text:p>199.2781</text:p>
          </table:table-cell>
          <table:table-cell office:value-type="float" office:value="276.7624" calcext:value-type="float">
            <text:p>276.7624</text:p>
          </table:table-cell>
          <table:table-cell office:value-type="float" office:value="898.1311" calcext:value-type="float">
            <text:p>898.1311</text:p>
          </table:table-cell>
          <table:table-cell office:value-type="float" office:value="875.3795" calcext:value-type="float">
            <text:p>875.3795</text:p>
          </table:table-cell>
          <table:table-cell office:value-type="float" office:value="870.2728" calcext:value-type="float">
            <text:p>870.2728</text:p>
          </table:table-cell>
          <table:table-cell office:value-type="float" office:value="884.5627" calcext:value-type="float">
            <text:p>884.5627</text:p>
          </table:table-cell>
          <table:table-cell office:value-type="float" office:value="330.1313" calcext:value-type="float">
            <text:p>330.1313</text:p>
          </table:table-cell>
          <table:table-cell office:value-type="float" office:value="445.6606" calcext:value-type="float">
            <text:p>445.6606</text:p>
          </table:table-cell>
          <table:table-cell office:value-type="float" office:value="385.2025" calcext:value-type="float">
            <text:p>385.2025</text:p>
          </table:table-cell>
          <table:table-cell office:value-type="float" office:value="326.417" calcext:value-type="float">
            <text:p>326.4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0" calcext:value-type="float">
            <text:p>25112000</text:p>
          </table:table-cell>
          <table:table-cell office:value-type="float" office:value="537.8141" calcext:value-type="float">
            <text:p>537.8141</text:p>
          </table:table-cell>
          <table:table-cell office:value-type="float" office:value="5505.542" calcext:value-type="float">
            <text:p>5505.54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2151" calcext:value-type="float">
            <text:p>-138.2151</text:p>
          </table:table-cell>
          <table:table-cell office:value-type="float" office:value="445.6282" calcext:value-type="float">
            <text:p>445.628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9397" calcext:value-type="float">
            <text:p>34.99397</text:p>
          </table:table-cell>
          <table:table-cell office:value-type="float" office:value="445.4992" calcext:value-type="float">
            <text:p>445.4992</text:p>
          </table:table-cell>
          <table:table-cell office:value-type="float" office:value="0.1468234" calcext:value-type="float">
            <text:p>0.1468234</text:p>
          </table:table-cell>
          <table:table-cell office:value-type="float" office:value="0.0008506957" calcext:value-type="float">
            <text:p>0.0008506957</text:p>
          </table:table-cell>
          <table:table-cell office:value-type="float" office:value="0.2518828" calcext:value-type="float">
            <text:p>0.2518828</text:p>
          </table:table-cell>
          <table:table-cell office:value-type="float" office:value="0.318114" calcext:value-type="float">
            <text:p>0.318114</text:p>
          </table:table-cell>
          <table:table-cell office:value-type="float" office:value="360" calcext:value-type="float">
            <text:p>360</text:p>
          </table:table-cell>
          <table:table-cell office:value-type="float" office:value="818.9353" calcext:value-type="float">
            <text:p>818.9353</text:p>
          </table:table-cell>
          <table:table-cell office:value-type="float" office:value="0" calcext:value-type="float">
            <text:p>0</text:p>
          </table:table-cell>
          <table:table-cell office:value-type="float" office:value="199.2787" calcext:value-type="float">
            <text:p>199.2787</text:p>
          </table:table-cell>
          <table:table-cell office:value-type="float" office:value="276.7585" calcext:value-type="float">
            <text:p>276.7585</text:p>
          </table:table-cell>
          <table:table-cell office:value-type="float" office:value="898.1165" calcext:value-type="float">
            <text:p>898.1165</text:p>
          </table:table-cell>
          <table:table-cell office:value-type="float" office:value="875.3694" calcext:value-type="float">
            <text:p>875.3694</text:p>
          </table:table-cell>
          <table:table-cell office:value-type="float" office:value="870.2654" calcext:value-type="float">
            <text:p>870.2654</text:p>
          </table:table-cell>
          <table:table-cell office:value-type="float" office:value="884.5563" calcext:value-type="float">
            <text:p>884.5563</text:p>
          </table:table-cell>
          <table:table-cell office:value-type="float" office:value="330.1288" calcext:value-type="float">
            <text:p>330.1288</text:p>
          </table:table-cell>
          <table:table-cell office:value-type="float" office:value="445.6575" calcext:value-type="float">
            <text:p>445.6575</text:p>
          </table:table-cell>
          <table:table-cell office:value-type="float" office:value="385.2006" calcext:value-type="float">
            <text:p>385.2006</text:p>
          </table:table-cell>
          <table:table-cell office:value-type="float" office:value="326.4152" calcext:value-type="float">
            <text:p>326.41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37.7902" calcext:value-type="float">
            <text:p>537.7902</text:p>
          </table:table-cell>
          <table:table-cell office:value-type="float" office:value="5505.512" calcext:value-type="float">
            <text:p>5505.51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2188" calcext:value-type="float">
            <text:p>-138.2188</text:p>
          </table:table-cell>
          <table:table-cell office:value-type="float" office:value="444.2097" calcext:value-type="float">
            <text:p>444.2097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8607" calcext:value-type="float">
            <text:p>34.98607</text:p>
          </table:table-cell>
          <table:table-cell office:value-type="float" office:value="445.4992" calcext:value-type="float">
            <text:p>445.4992</text:p>
          </table:table-cell>
          <table:table-cell office:value-type="float" office:value="0.1468336" calcext:value-type="float">
            <text:p>0.1468336</text:p>
          </table:table-cell>
          <table:table-cell office:value-type="float" office:value="0.00089979" calcext:value-type="float">
            <text:p>0.00089979</text:p>
          </table:table-cell>
          <table:table-cell office:value-type="float" office:value="0.2527592" calcext:value-type="float">
            <text:p>0.2527592</text:p>
          </table:table-cell>
          <table:table-cell office:value-type="float" office:value="0.3231197" calcext:value-type="float">
            <text:p>0.3231197</text:p>
          </table:table-cell>
          <table:table-cell office:value-type="float" office:value="360" calcext:value-type="float">
            <text:p>360</text:p>
          </table:table-cell>
          <table:table-cell office:value-type="float" office:value="818.9235" calcext:value-type="float">
            <text:p>818.9235</text:p>
          </table:table-cell>
          <table:table-cell office:value-type="float" office:value="0" calcext:value-type="float">
            <text:p>0</text:p>
          </table:table-cell>
          <table:table-cell office:value-type="float" office:value="199.2782" calcext:value-type="float">
            <text:p>199.2782</text:p>
          </table:table-cell>
          <table:table-cell office:value-type="float" office:value="276.7535" calcext:value-type="float">
            <text:p>276.7535</text:p>
          </table:table-cell>
          <table:table-cell office:value-type="float" office:value="898.1016" calcext:value-type="float">
            <text:p>898.1016</text:p>
          </table:table-cell>
          <table:table-cell office:value-type="float" office:value="875.3596" calcext:value-type="float">
            <text:p>875.3596</text:p>
          </table:table-cell>
          <table:table-cell office:value-type="float" office:value="870.2582" calcext:value-type="float">
            <text:p>870.2582</text:p>
          </table:table-cell>
          <table:table-cell office:value-type="float" office:value="884.5501" calcext:value-type="float">
            <text:p>884.5501</text:p>
          </table:table-cell>
          <table:table-cell office:value-type="float" office:value="330.1263" calcext:value-type="float">
            <text:p>330.1263</text:p>
          </table:table-cell>
          <table:table-cell office:value-type="float" office:value="445.6545" calcext:value-type="float">
            <text:p>445.6545</text:p>
          </table:table-cell>
          <table:table-cell office:value-type="float" office:value="385.1987" calcext:value-type="float">
            <text:p>385.1987</text:p>
          </table:table-cell>
          <table:table-cell office:value-type="float" office:value="326.4135" calcext:value-type="float">
            <text:p>326.41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0" calcext:value-type="float">
            <text:p>27112000</text:p>
          </table:table-cell>
          <table:table-cell office:value-type="float" office:value="537.7645" calcext:value-type="float">
            <text:p>537.7645</text:p>
          </table:table-cell>
          <table:table-cell office:value-type="float" office:value="5505.484" calcext:value-type="float">
            <text:p>5505.48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029" calcext:value-type="float">
            <text:p>-138.3029</text:p>
          </table:table-cell>
          <table:table-cell office:value-type="float" office:value="442.6979" calcext:value-type="float">
            <text:p>442.697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7965" calcext:value-type="float">
            <text:p>34.97965</text:p>
          </table:table-cell>
          <table:table-cell office:value-type="float" office:value="445.4999" calcext:value-type="float">
            <text:p>445.4999</text:p>
          </table:table-cell>
          <table:table-cell office:value-type="float" office:value="0.1468538" calcext:value-type="float">
            <text:p>0.146853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36337" calcext:value-type="float">
            <text:p>0.2536337</text:p>
          </table:table-cell>
          <table:table-cell office:value-type="float" office:value="0.3279421" calcext:value-type="float">
            <text:p>0.3279421</text:p>
          </table:table-cell>
          <table:table-cell office:value-type="float" office:value="360" calcext:value-type="float">
            <text:p>360</text:p>
          </table:table-cell>
          <table:table-cell office:value-type="float" office:value="818.8336" calcext:value-type="float">
            <text:p>818.8336</text:p>
          </table:table-cell>
          <table:table-cell office:value-type="float" office:value="0" calcext:value-type="float">
            <text:p>0</text:p>
          </table:table-cell>
          <table:table-cell office:value-type="float" office:value="199.2759" calcext:value-type="float">
            <text:p>199.2759</text:p>
          </table:table-cell>
          <table:table-cell office:value-type="float" office:value="276.7489" calcext:value-type="float">
            <text:p>276.7489</text:p>
          </table:table-cell>
          <table:table-cell office:value-type="float" office:value="898.0869" calcext:value-type="float">
            <text:p>898.0869</text:p>
          </table:table-cell>
          <table:table-cell office:value-type="float" office:value="875.3503" calcext:value-type="float">
            <text:p>875.3503</text:p>
          </table:table-cell>
          <table:table-cell office:value-type="float" office:value="870.2511" calcext:value-type="float">
            <text:p>870.2511</text:p>
          </table:table-cell>
          <table:table-cell office:value-type="float" office:value="884.5438" calcext:value-type="float">
            <text:p>884.5438</text:p>
          </table:table-cell>
          <table:table-cell office:value-type="float" office:value="330.1228" calcext:value-type="float">
            <text:p>330.1228</text:p>
          </table:table-cell>
          <table:table-cell office:value-type="float" office:value="445.6515" calcext:value-type="float">
            <text:p>445.6515</text:p>
          </table:table-cell>
          <table:table-cell office:value-type="float" office:value="385.1969" calcext:value-type="float">
            <text:p>385.1969</text:p>
          </table:table-cell>
          <table:table-cell office:value-type="float" office:value="326.4118" calcext:value-type="float">
            <text:p>326.41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0" calcext:value-type="float">
            <text:p>28112000</text:p>
          </table:table-cell>
          <table:table-cell office:value-type="float" office:value="537.7391" calcext:value-type="float">
            <text:p>537.7391</text:p>
          </table:table-cell>
          <table:table-cell office:value-type="float" office:value="5505.456" calcext:value-type="float">
            <text:p>5505.45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141" calcext:value-type="float">
            <text:p>-138.3141</text:p>
          </table:table-cell>
          <table:table-cell office:value-type="float" office:value="442.6886" calcext:value-type="float">
            <text:p>442.688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7319" calcext:value-type="float">
            <text:p>34.97319</text:p>
          </table:table-cell>
          <table:table-cell office:value-type="float" office:value="445.4999" calcext:value-type="float">
            <text:p>445.4999</text:p>
          </table:table-cell>
          <table:table-cell office:value-type="float" office:value="0.1468986" calcext:value-type="float">
            <text:p>0.1468986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4474" calcext:value-type="float">
            <text:p>0.254474</text:p>
          </table:table-cell>
          <table:table-cell office:value-type="float" office:value="0.3325405" calcext:value-type="float">
            <text:p>0.3325405</text:p>
          </table:table-cell>
          <table:table-cell office:value-type="float" office:value="360" calcext:value-type="float">
            <text:p>360</text:p>
          </table:table-cell>
          <table:table-cell office:value-type="float" office:value="818.817" calcext:value-type="float">
            <text:p>818.817</text:p>
          </table:table-cell>
          <table:table-cell office:value-type="float" office:value="0" calcext:value-type="float">
            <text:p>0</text:p>
          </table:table-cell>
          <table:table-cell office:value-type="float" office:value="199.2755" calcext:value-type="float">
            <text:p>199.2755</text:p>
          </table:table-cell>
          <table:table-cell office:value-type="float" office:value="276.7435" calcext:value-type="float">
            <text:p>276.7435</text:p>
          </table:table-cell>
          <table:table-cell office:value-type="float" office:value="898.0718" calcext:value-type="float">
            <text:p>898.0718</text:p>
          </table:table-cell>
          <table:table-cell office:value-type="float" office:value="875.3405" calcext:value-type="float">
            <text:p>875.3405</text:p>
          </table:table-cell>
          <table:table-cell office:value-type="float" office:value="870.2442" calcext:value-type="float">
            <text:p>870.2442</text:p>
          </table:table-cell>
          <table:table-cell office:value-type="float" office:value="884.5372" calcext:value-type="float">
            <text:p>884.5372</text:p>
          </table:table-cell>
          <table:table-cell office:value-type="float" office:value="330.1201" calcext:value-type="float">
            <text:p>330.1201</text:p>
          </table:table-cell>
          <table:table-cell office:value-type="float" office:value="445.6485" calcext:value-type="float">
            <text:p>445.6485</text:p>
          </table:table-cell>
          <table:table-cell office:value-type="float" office:value="385.1951" calcext:value-type="float">
            <text:p>385.1951</text:p>
          </table:table-cell>
          <table:table-cell office:value-type="float" office:value="326.4102" calcext:value-type="float">
            <text:p>326.41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0" calcext:value-type="float">
            <text:p>29112000</text:p>
          </table:table-cell>
          <table:table-cell office:value-type="float" office:value="537.7129" calcext:value-type="float">
            <text:p>537.7129</text:p>
          </table:table-cell>
          <table:table-cell office:value-type="float" office:value="5505.429" calcext:value-type="float">
            <text:p>5505.42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214" calcext:value-type="float">
            <text:p>-138.3214</text:p>
          </table:table-cell>
          <table:table-cell office:value-type="float" office:value="443.5137" calcext:value-type="float">
            <text:p>443.5137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6733" calcext:value-type="float">
            <text:p>34.96733</text:p>
          </table:table-cell>
          <table:table-cell office:value-type="float" office:value="445.4999" calcext:value-type="float">
            <text:p>445.4999</text:p>
          </table:table-cell>
          <table:table-cell office:value-type="float" office:value="0.1469446" calcext:value-type="float">
            <text:p>0.1469446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53044" calcext:value-type="float">
            <text:p>0.2553044</text:p>
          </table:table-cell>
          <table:table-cell office:value-type="float" office:value="0.3369743" calcext:value-type="float">
            <text:p>0.3369743</text:p>
          </table:table-cell>
          <table:table-cell office:value-type="float" office:value="360" calcext:value-type="float">
            <text:p>360</text:p>
          </table:table-cell>
          <table:table-cell office:value-type="float" office:value="818.8044" calcext:value-type="float">
            <text:p>818.8044</text:p>
          </table:table-cell>
          <table:table-cell office:value-type="float" office:value="0" calcext:value-type="float">
            <text:p>0</text:p>
          </table:table-cell>
          <table:table-cell office:value-type="float" office:value="199.2751" calcext:value-type="float">
            <text:p>199.2751</text:p>
          </table:table-cell>
          <table:table-cell office:value-type="float" office:value="276.7382" calcext:value-type="float">
            <text:p>276.7382</text:p>
          </table:table-cell>
          <table:table-cell office:value-type="float" office:value="898.0562" calcext:value-type="float">
            <text:p>898.0562</text:p>
          </table:table-cell>
          <table:table-cell office:value-type="float" office:value="875.3305" calcext:value-type="float">
            <text:p>875.3305</text:p>
          </table:table-cell>
          <table:table-cell office:value-type="float" office:value="870.2374" calcext:value-type="float">
            <text:p>870.2374</text:p>
          </table:table-cell>
          <table:table-cell office:value-type="float" office:value="884.5308" calcext:value-type="float">
            <text:p>884.5308</text:p>
          </table:table-cell>
          <table:table-cell office:value-type="float" office:value="330.1177" calcext:value-type="float">
            <text:p>330.1177</text:p>
          </table:table-cell>
          <table:table-cell office:value-type="float" office:value="445.6456" calcext:value-type="float">
            <text:p>445.6456</text:p>
          </table:table-cell>
          <table:table-cell office:value-type="float" office:value="385.1933" calcext:value-type="float">
            <text:p>385.1933</text:p>
          </table:table-cell>
          <table:table-cell office:value-type="float" office:value="326.4086" calcext:value-type="float">
            <text:p>326.40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0" calcext:value-type="float">
            <text:p>30112000</text:p>
          </table:table-cell>
          <table:table-cell office:value-type="float" office:value="537.6852" calcext:value-type="float">
            <text:p>537.6852</text:p>
          </table:table-cell>
          <table:table-cell office:value-type="float" office:value="5505.4" calcext:value-type="float">
            <text:p>5505.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315" calcext:value-type="float">
            <text:p>-138.3315</text:p>
          </table:table-cell>
          <table:table-cell office:value-type="float" office:value="444.4564" calcext:value-type="float">
            <text:p>444.4564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6253" calcext:value-type="float">
            <text:p>34.96253</text:p>
          </table:table-cell>
          <table:table-cell office:value-type="float" office:value="445.5" calcext:value-type="float">
            <text:p>445.5</text:p>
          </table:table-cell>
          <table:table-cell office:value-type="float" office:value="0.1469922" calcext:value-type="float">
            <text:p>0.1469922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61282" calcext:value-type="float">
            <text:p>0.2561282</text:p>
          </table:table-cell>
          <table:table-cell office:value-type="float" office:value="0.3412604" calcext:value-type="float">
            <text:p>0.3412604</text:p>
          </table:table-cell>
          <table:table-cell office:value-type="float" office:value="360" calcext:value-type="float">
            <text:p>360</text:p>
          </table:table-cell>
          <table:table-cell office:value-type="float" office:value="818.7893" calcext:value-type="float">
            <text:p>818.7893</text:p>
          </table:table-cell>
          <table:table-cell office:value-type="float" office:value="0" calcext:value-type="float">
            <text:p>0</text:p>
          </table:table-cell>
          <table:table-cell office:value-type="float" office:value="199.2746" calcext:value-type="float">
            <text:p>199.2746</text:p>
          </table:table-cell>
          <table:table-cell office:value-type="float" office:value="276.7322" calcext:value-type="float">
            <text:p>276.7322</text:p>
          </table:table-cell>
          <table:table-cell office:value-type="float" office:value="898.0402" calcext:value-type="float">
            <text:p>898.0402</text:p>
          </table:table-cell>
          <table:table-cell office:value-type="float" office:value="875.3203" calcext:value-type="float">
            <text:p>875.3203</text:p>
          </table:table-cell>
          <table:table-cell office:value-type="float" office:value="870.2296" calcext:value-type="float">
            <text:p>870.2296</text:p>
          </table:table-cell>
          <table:table-cell office:value-type="float" office:value="884.5244" calcext:value-type="float">
            <text:p>884.5244</text:p>
          </table:table-cell>
          <table:table-cell office:value-type="float" office:value="330.1152" calcext:value-type="float">
            <text:p>330.1152</text:p>
          </table:table-cell>
          <table:table-cell office:value-type="float" office:value="445.6427" calcext:value-type="float">
            <text:p>445.6427</text:p>
          </table:table-cell>
          <table:table-cell office:value-type="float" office:value="385.1916" calcext:value-type="float">
            <text:p>385.1916</text:p>
          </table:table-cell>
          <table:table-cell office:value-type="float" office:value="326.407" calcext:value-type="float">
            <text:p>326.4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537.6572" calcext:value-type="float">
            <text:p>537.6572</text:p>
          </table:table-cell>
          <table:table-cell office:value-type="float" office:value="5505.372" calcext:value-type="float">
            <text:p>5505.37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439" calcext:value-type="float">
            <text:p>-138.3439</text:p>
          </table:table-cell>
          <table:table-cell office:value-type="float" office:value="445.4465" calcext:value-type="float">
            <text:p>445.446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5806" calcext:value-type="float">
            <text:p>34.95806</text:p>
          </table:table-cell>
          <table:table-cell office:value-type="float" office:value="445.5001" calcext:value-type="float">
            <text:p>445.5001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69654" calcext:value-type="float">
            <text:p>0.2569654</text:p>
          </table:table-cell>
          <table:table-cell office:value-type="float" office:value="0.3455772" calcext:value-type="float">
            <text:p>0.3455772</text:p>
          </table:table-cell>
          <table:table-cell office:value-type="float" office:value="360" calcext:value-type="float">
            <text:p>360</text:p>
          </table:table-cell>
          <table:table-cell office:value-type="float" office:value="818.7717" calcext:value-type="float">
            <text:p>818.7717</text:p>
          </table:table-cell>
          <table:table-cell office:value-type="float" office:value="0" calcext:value-type="float">
            <text:p>0</text:p>
          </table:table-cell>
          <table:table-cell office:value-type="float" office:value="199.2741" calcext:value-type="float">
            <text:p>199.2741</text:p>
          </table:table-cell>
          <table:table-cell office:value-type="float" office:value="276.7255" calcext:value-type="float">
            <text:p>276.7255</text:p>
          </table:table-cell>
          <table:table-cell office:value-type="float" office:value="898.0243" calcext:value-type="float">
            <text:p>898.0243</text:p>
          </table:table-cell>
          <table:table-cell office:value-type="float" office:value="875.3101" calcext:value-type="float">
            <text:p>875.3101</text:p>
          </table:table-cell>
          <table:table-cell office:value-type="float" office:value="870.2217" calcext:value-type="float">
            <text:p>870.2217</text:p>
          </table:table-cell>
          <table:table-cell office:value-type="float" office:value="884.518" calcext:value-type="float">
            <text:p>884.518</text:p>
          </table:table-cell>
          <table:table-cell office:value-type="float" office:value="330.1127" calcext:value-type="float">
            <text:p>330.1127</text:p>
          </table:table-cell>
          <table:table-cell office:value-type="float" office:value="445.6398" calcext:value-type="float">
            <text:p>445.6398</text:p>
          </table:table-cell>
          <table:table-cell office:value-type="float" office:value="385.1899" calcext:value-type="float">
            <text:p>385.1899</text:p>
          </table:table-cell>
          <table:table-cell office:value-type="float" office:value="326.4055" calcext:value-type="float">
            <text:p>326.40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537.6298" calcext:value-type="float">
            <text:p>537.6298</text:p>
          </table:table-cell>
          <table:table-cell office:value-type="float" office:value="5505.343" calcext:value-type="float">
            <text:p>5505.343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509" calcext:value-type="float">
            <text:p>-138.3509</text:p>
          </table:table-cell>
          <table:table-cell office:value-type="float" office:value="447.6346" calcext:value-type="float">
            <text:p>447.634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5312" calcext:value-type="float">
            <text:p>34.95312</text:p>
          </table:table-cell>
          <table:table-cell office:value-type="float" office:value="445.5001" calcext:value-type="float">
            <text:p>445.5001</text:p>
          </table:table-cell>
          <table:table-cell office:value-type="float" office:value="0.1470909" calcext:value-type="float">
            <text:p>0.1470909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5936" calcext:value-type="float">
            <text:p>0.25936</text:p>
          </table:table-cell>
          <table:table-cell office:value-type="float" office:value="0.3607662" calcext:value-type="float">
            <text:p>0.3607662</text:p>
          </table:table-cell>
          <table:table-cell office:value-type="float" office:value="360" calcext:value-type="float">
            <text:p>360</text:p>
          </table:table-cell>
          <table:table-cell office:value-type="float" office:value="818.7473" calcext:value-type="float">
            <text:p>818.7473</text:p>
          </table:table-cell>
          <table:table-cell office:value-type="float" office:value="0" calcext:value-type="float">
            <text:p>0</text:p>
          </table:table-cell>
          <table:table-cell office:value-type="float" office:value="199.2738" calcext:value-type="float">
            <text:p>199.2738</text:p>
          </table:table-cell>
          <table:table-cell office:value-type="float" office:value="276.7193" calcext:value-type="float">
            <text:p>276.7193</text:p>
          </table:table-cell>
          <table:table-cell office:value-type="float" office:value="898.0082" calcext:value-type="float">
            <text:p>898.0082</text:p>
          </table:table-cell>
          <table:table-cell office:value-type="float" office:value="875.2997" calcext:value-type="float">
            <text:p>875.2997</text:p>
          </table:table-cell>
          <table:table-cell office:value-type="float" office:value="870.2137" calcext:value-type="float">
            <text:p>870.2137</text:p>
          </table:table-cell>
          <table:table-cell office:value-type="float" office:value="884.5114" calcext:value-type="float">
            <text:p>884.5114</text:p>
          </table:table-cell>
          <table:table-cell office:value-type="float" office:value="330.11" calcext:value-type="float">
            <text:p>330.11</text:p>
          </table:table-cell>
          <table:table-cell office:value-type="float" office:value="445.6369" calcext:value-type="float">
            <text:p>445.6369</text:p>
          </table:table-cell>
          <table:table-cell office:value-type="float" office:value="385.1883" calcext:value-type="float">
            <text:p>385.1883</text:p>
          </table:table-cell>
          <table:table-cell office:value-type="float" office:value="326.404" calcext:value-type="float">
            <text:p>326.4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537.6031" calcext:value-type="float">
            <text:p>537.6031</text:p>
          </table:table-cell>
          <table:table-cell office:value-type="float" office:value="5505.314" calcext:value-type="float">
            <text:p>5505.31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564" calcext:value-type="float">
            <text:p>-138.3564</text:p>
          </table:table-cell>
          <table:table-cell office:value-type="float" office:value="449.932" calcext:value-type="float">
            <text:p>449.93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4758" calcext:value-type="float">
            <text:p>34.94758</text:p>
          </table:table-cell>
          <table:table-cell office:value-type="float" office:value="445.5001" calcext:value-type="float">
            <text:p>445.5001</text:p>
          </table:table-cell>
          <table:table-cell office:value-type="float" office:value="0.1471379" calcext:value-type="float">
            <text:p>0.1471379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1516" calcext:value-type="float">
            <text:p>0.261516</text:p>
          </table:table-cell>
          <table:table-cell office:value-type="float" office:value="0.3747064" calcext:value-type="float">
            <text:p>0.3747064</text:p>
          </table:table-cell>
          <table:table-cell office:value-type="float" office:value="360" calcext:value-type="float">
            <text:p>360</text:p>
          </table:table-cell>
          <table:table-cell office:value-type="float" office:value="818.7257" calcext:value-type="float">
            <text:p>818.7257</text:p>
          </table:table-cell>
          <table:table-cell office:value-type="float" office:value="0" calcext:value-type="float">
            <text:p>0</text:p>
          </table:table-cell>
          <table:table-cell office:value-type="float" office:value="199.274" calcext:value-type="float">
            <text:p>199.274</text:p>
          </table:table-cell>
          <table:table-cell office:value-type="float" office:value="276.7128" calcext:value-type="float">
            <text:p>276.7128</text:p>
          </table:table-cell>
          <table:table-cell office:value-type="float" office:value="897.9927" calcext:value-type="float">
            <text:p>897.9927</text:p>
          </table:table-cell>
          <table:table-cell office:value-type="float" office:value="875.2895" calcext:value-type="float">
            <text:p>875.2895</text:p>
          </table:table-cell>
          <table:table-cell office:value-type="float" office:value="870.2059" calcext:value-type="float">
            <text:p>870.2059</text:p>
          </table:table-cell>
          <table:table-cell office:value-type="float" office:value="884.5048" calcext:value-type="float">
            <text:p>884.5048</text:p>
          </table:table-cell>
          <table:table-cell office:value-type="float" office:value="330.1073" calcext:value-type="float">
            <text:p>330.1073</text:p>
          </table:table-cell>
          <table:table-cell office:value-type="float" office:value="445.6339" calcext:value-type="float">
            <text:p>445.6339</text:p>
          </table:table-cell>
          <table:table-cell office:value-type="float" office:value="385.1866" calcext:value-type="float">
            <text:p>385.1866</text:p>
          </table:table-cell>
          <table:table-cell office:value-type="float" office:value="326.4025" calcext:value-type="float">
            <text:p>326.40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537.5764" calcext:value-type="float">
            <text:p>537.5764</text:p>
          </table:table-cell>
          <table:table-cell office:value-type="float" office:value="5505.286" calcext:value-type="float">
            <text:p>5505.28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3893" calcext:value-type="float">
            <text:p>-138.3893</text:p>
          </table:table-cell>
          <table:table-cell office:value-type="float" office:value="452.0359" calcext:value-type="float">
            <text:p>452.035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4213" calcext:value-type="float">
            <text:p>34.94213</text:p>
          </table:table-cell>
          <table:table-cell office:value-type="float" office:value="445.5001" calcext:value-type="float">
            <text:p>445.5001</text:p>
          </table:table-cell>
          <table:table-cell office:value-type="float" office:value="0.1472248" calcext:value-type="float">
            <text:p>0.147224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29062" calcext:value-type="float">
            <text:p>0.2629062</text:p>
          </table:table-cell>
          <table:table-cell office:value-type="float" office:value="0.3801647" calcext:value-type="float">
            <text:p>0.3801647</text:p>
          </table:table-cell>
          <table:table-cell office:value-type="float" office:value="360" calcext:value-type="float">
            <text:p>360</text:p>
          </table:table-cell>
          <table:table-cell office:value-type="float" office:value="818.686" calcext:value-type="float">
            <text:p>818.686</text:p>
          </table:table-cell>
          <table:table-cell office:value-type="float" office:value="0" calcext:value-type="float">
            <text:p>0</text:p>
          </table:table-cell>
          <table:table-cell office:value-type="float" office:value="199.2739" calcext:value-type="float">
            <text:p>199.2739</text:p>
          </table:table-cell>
          <table:table-cell office:value-type="float" office:value="276.706" calcext:value-type="float">
            <text:p>276.706</text:p>
          </table:table-cell>
          <table:table-cell office:value-type="float" office:value="897.9772" calcext:value-type="float">
            <text:p>897.9772</text:p>
          </table:table-cell>
          <table:table-cell office:value-type="float" office:value="875.2795" calcext:value-type="float">
            <text:p>875.2795</text:p>
          </table:table-cell>
          <table:table-cell office:value-type="float" office:value="870.1981" calcext:value-type="float">
            <text:p>870.1981</text:p>
          </table:table-cell>
          <table:table-cell office:value-type="float" office:value="884.4984" calcext:value-type="float">
            <text:p>884.4984</text:p>
          </table:table-cell>
          <table:table-cell office:value-type="float" office:value="330.1047" calcext:value-type="float">
            <text:p>330.1047</text:p>
          </table:table-cell>
          <table:table-cell office:value-type="float" office:value="445.631" calcext:value-type="float">
            <text:p>445.631</text:p>
          </table:table-cell>
          <table:table-cell office:value-type="float" office:value="385.1852" calcext:value-type="float">
            <text:p>385.1852</text:p>
          </table:table-cell>
          <table:table-cell office:value-type="float" office:value="326.4011" calcext:value-type="float">
            <text:p>326.40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0" calcext:value-type="float">
            <text:p>5122000</text:p>
          </table:table-cell>
          <table:table-cell office:value-type="float" office:value="537.549" calcext:value-type="float">
            <text:p>537.549</text:p>
          </table:table-cell>
          <table:table-cell office:value-type="float" office:value="5505.258" calcext:value-type="float">
            <text:p>5505.25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5008" calcext:value-type="float">
            <text:p>-138.5008</text:p>
          </table:table-cell>
          <table:table-cell office:value-type="float" office:value="452.2495" calcext:value-type="float">
            <text:p>452.249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3693" calcext:value-type="float">
            <text:p>34.93693</text:p>
          </table:table-cell>
          <table:table-cell office:value-type="float" office:value="445.5002" calcext:value-type="float">
            <text:p>445.5002</text:p>
          </table:table-cell>
          <table:table-cell office:value-type="float" office:value="0.147398" calcext:value-type="float">
            <text:p>0.14739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37444" calcext:value-type="float">
            <text:p>0.2637444</text:p>
          </table:table-cell>
          <table:table-cell office:value-type="float" office:value="0.3787596" calcext:value-type="float">
            <text:p>0.3787596</text:p>
          </table:table-cell>
          <table:table-cell office:value-type="float" office:value="360" calcext:value-type="float">
            <text:p>360</text:p>
          </table:table-cell>
          <table:table-cell office:value-type="float" office:value="818.5753" calcext:value-type="float">
            <text:p>818.5753</text:p>
          </table:table-cell>
          <table:table-cell office:value-type="float" office:value="0" calcext:value-type="float">
            <text:p>0</text:p>
          </table:table-cell>
          <table:table-cell office:value-type="float" office:value="199.2735" calcext:value-type="float">
            <text:p>199.2735</text:p>
          </table:table-cell>
          <table:table-cell office:value-type="float" office:value="276.6993" calcext:value-type="float">
            <text:p>276.6993</text:p>
          </table:table-cell>
          <table:table-cell office:value-type="float" office:value="897.9617" calcext:value-type="float">
            <text:p>897.9617</text:p>
          </table:table-cell>
          <table:table-cell office:value-type="float" office:value="875.2696" calcext:value-type="float">
            <text:p>875.2696</text:p>
          </table:table-cell>
          <table:table-cell office:value-type="float" office:value="870.1905" calcext:value-type="float">
            <text:p>870.1905</text:p>
          </table:table-cell>
          <table:table-cell office:value-type="float" office:value="884.4922" calcext:value-type="float">
            <text:p>884.4922</text:p>
          </table:table-cell>
          <table:table-cell office:value-type="float" office:value="330.102" calcext:value-type="float">
            <text:p>330.102</text:p>
          </table:table-cell>
          <table:table-cell office:value-type="float" office:value="445.6282" calcext:value-type="float">
            <text:p>445.6282</text:p>
          </table:table-cell>
          <table:table-cell office:value-type="float" office:value="385.1841" calcext:value-type="float">
            <text:p>385.1841</text:p>
          </table:table-cell>
          <table:table-cell office:value-type="float" office:value="326.3998" calcext:value-type="float">
            <text:p>326.39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0" calcext:value-type="float">
            <text:p>6122000</text:p>
          </table:table-cell>
          <table:table-cell office:value-type="float" office:value="537.5223" calcext:value-type="float">
            <text:p>537.5223</text:p>
          </table:table-cell>
          <table:table-cell office:value-type="float" office:value="5505.231" calcext:value-type="float">
            <text:p>5505.23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6237" calcext:value-type="float">
            <text:p>-138.6237</text:p>
          </table:table-cell>
          <table:table-cell office:value-type="float" office:value="452.6964" calcext:value-type="float">
            <text:p>452.6964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3126" calcext:value-type="float">
            <text:p>34.93126</text:p>
          </table:table-cell>
          <table:table-cell office:value-type="float" office:value="445.5002" calcext:value-type="float">
            <text:p>445.5002</text:p>
          </table:table-cell>
          <table:table-cell office:value-type="float" office:value="0.1476171" calcext:value-type="float">
            <text:p>0.1476171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44992" calcext:value-type="float">
            <text:p>0.2644992</text:p>
          </table:table-cell>
          <table:table-cell office:value-type="float" office:value="0.3759951" calcext:value-type="float">
            <text:p>0.3759951</text:p>
          </table:table-cell>
          <table:table-cell office:value-type="float" office:value="360" calcext:value-type="float">
            <text:p>360</text:p>
          </table:table-cell>
          <table:table-cell office:value-type="float" office:value="818.4547" calcext:value-type="float">
            <text:p>818.4547</text:p>
          </table:table-cell>
          <table:table-cell office:value-type="float" office:value="0" calcext:value-type="float">
            <text:p>0</text:p>
          </table:table-cell>
          <table:table-cell office:value-type="float" office:value="199.2733" calcext:value-type="float">
            <text:p>199.2733</text:p>
          </table:table-cell>
          <table:table-cell office:value-type="float" office:value="276.6927" calcext:value-type="float">
            <text:p>276.6927</text:p>
          </table:table-cell>
          <table:table-cell office:value-type="float" office:value="897.9464" calcext:value-type="float">
            <text:p>897.9464</text:p>
          </table:table-cell>
          <table:table-cell office:value-type="float" office:value="875.2597" calcext:value-type="float">
            <text:p>875.2597</text:p>
          </table:table-cell>
          <table:table-cell office:value-type="float" office:value="870.1829" calcext:value-type="float">
            <text:p>870.1829</text:p>
          </table:table-cell>
          <table:table-cell office:value-type="float" office:value="884.4859" calcext:value-type="float">
            <text:p>884.4859</text:p>
          </table:table-cell>
          <table:table-cell office:value-type="float" office:value="330.0994" calcext:value-type="float">
            <text:p>330.0994</text:p>
          </table:table-cell>
          <table:table-cell office:value-type="float" office:value="445.6252" calcext:value-type="float">
            <text:p>445.6252</text:p>
          </table:table-cell>
          <table:table-cell office:value-type="float" office:value="385.1829" calcext:value-type="float">
            <text:p>385.1829</text:p>
          </table:table-cell>
          <table:table-cell office:value-type="float" office:value="326.3986" calcext:value-type="float">
            <text:p>326.398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537.4965" calcext:value-type="float">
            <text:p>537.4965</text:p>
          </table:table-cell>
          <table:table-cell office:value-type="float" office:value="5505.206" calcext:value-type="float">
            <text:p>5505.20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061" calcext:value-type="float">
            <text:p>-138.7061</text:p>
          </table:table-cell>
          <table:table-cell office:value-type="float" office:value="452.9948" calcext:value-type="float">
            <text:p>452.9948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2496" calcext:value-type="float">
            <text:p>34.92496</text:p>
          </table:table-cell>
          <table:table-cell office:value-type="float" office:value="445.5002" calcext:value-type="float">
            <text:p>445.5002</text:p>
          </table:table-cell>
          <table:table-cell office:value-type="float" office:value="0.1478224" calcext:value-type="float">
            <text:p>0.1478224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50892" calcext:value-type="float">
            <text:p>0.2650892</text:p>
          </table:table-cell>
          <table:table-cell office:value-type="float" office:value="0.3725405" calcext:value-type="float">
            <text:p>0.3725405</text:p>
          </table:table-cell>
          <table:table-cell office:value-type="float" office:value="360" calcext:value-type="float">
            <text:p>360</text:p>
          </table:table-cell>
          <table:table-cell office:value-type="float" office:value="818.3752" calcext:value-type="float">
            <text:p>818.3752</text:p>
          </table:table-cell>
          <table:table-cell office:value-type="float" office:value="0" calcext:value-type="float">
            <text:p>0</text:p>
          </table:table-cell>
          <table:table-cell office:value-type="float" office:value="199.2737" calcext:value-type="float">
            <text:p>199.2737</text:p>
          </table:table-cell>
          <table:table-cell office:value-type="float" office:value="276.6866" calcext:value-type="float">
            <text:p>276.6866</text:p>
          </table:table-cell>
          <table:table-cell office:value-type="float" office:value="897.9313" calcext:value-type="float">
            <text:p>897.9313</text:p>
          </table:table-cell>
          <table:table-cell office:value-type="float" office:value="875.2501" calcext:value-type="float">
            <text:p>875.2501</text:p>
          </table:table-cell>
          <table:table-cell office:value-type="float" office:value="870.1768" calcext:value-type="float">
            <text:p>870.1768</text:p>
          </table:table-cell>
          <table:table-cell office:value-type="float" office:value="884.4796" calcext:value-type="float">
            <text:p>884.4796</text:p>
          </table:table-cell>
          <table:table-cell office:value-type="float" office:value="330.0968" calcext:value-type="float">
            <text:p>330.0968</text:p>
          </table:table-cell>
          <table:table-cell office:value-type="float" office:value="445.6223" calcext:value-type="float">
            <text:p>445.6223</text:p>
          </table:table-cell>
          <table:table-cell office:value-type="float" office:value="385.1817" calcext:value-type="float">
            <text:p>385.1817</text:p>
          </table:table-cell>
          <table:table-cell office:value-type="float" office:value="326.3974" calcext:value-type="float">
            <text:p>326.397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537.4714" calcext:value-type="float">
            <text:p>537.4714</text:p>
          </table:table-cell>
          <table:table-cell office:value-type="float" office:value="5505.18" calcext:value-type="float">
            <text:p>5505.1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61" calcext:value-type="float">
            <text:p>-138.761</text:p>
          </table:table-cell>
          <table:table-cell office:value-type="float" office:value="452.2519" calcext:value-type="float">
            <text:p>452.251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1834" calcext:value-type="float">
            <text:p>34.91834</text:p>
          </table:table-cell>
          <table:table-cell office:value-type="float" office:value="445.5002" calcext:value-type="float">
            <text:p>445.5002</text:p>
          </table:table-cell>
          <table:table-cell office:value-type="float" office:value="0.1479463" calcext:value-type="float">
            <text:p>0.1479463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56351" calcext:value-type="float">
            <text:p>0.2656351</text:p>
          </table:table-cell>
          <table:table-cell office:value-type="float" office:value="0.3699339" calcext:value-type="float">
            <text:p>0.3699339</text:p>
          </table:table-cell>
          <table:table-cell office:value-type="float" office:value="360" calcext:value-type="float">
            <text:p>360</text:p>
          </table:table-cell>
          <table:table-cell office:value-type="float" office:value="818.3225" calcext:value-type="float">
            <text:p>818.3225</text:p>
          </table:table-cell>
          <table:table-cell office:value-type="float" office:value="0" calcext:value-type="float">
            <text:p>0</text:p>
          </table:table-cell>
          <table:table-cell office:value-type="float" office:value="199.2743" calcext:value-type="float">
            <text:p>199.2743</text:p>
          </table:table-cell>
          <table:table-cell office:value-type="float" office:value="276.6803" calcext:value-type="float">
            <text:p>276.6803</text:p>
          </table:table-cell>
          <table:table-cell office:value-type="float" office:value="897.9165" calcext:value-type="float">
            <text:p>897.9165</text:p>
          </table:table-cell>
          <table:table-cell office:value-type="float" office:value="875.2404" calcext:value-type="float">
            <text:p>875.2404</text:p>
          </table:table-cell>
          <table:table-cell office:value-type="float" office:value="870.1708" calcext:value-type="float">
            <text:p>870.1708</text:p>
          </table:table-cell>
          <table:table-cell office:value-type="float" office:value="884.4734" calcext:value-type="float">
            <text:p>884.4734</text:p>
          </table:table-cell>
          <table:table-cell office:value-type="float" office:value="330.0943" calcext:value-type="float">
            <text:p>330.0943</text:p>
          </table:table-cell>
          <table:table-cell office:value-type="float" office:value="445.6194" calcext:value-type="float">
            <text:p>445.6194</text:p>
          </table:table-cell>
          <table:table-cell office:value-type="float" office:value="385.1805" calcext:value-type="float">
            <text:p>385.1805</text:p>
          </table:table-cell>
          <table:table-cell office:value-type="float" office:value="326.3961" calcext:value-type="float">
            <text:p>326.396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0" calcext:value-type="float">
            <text:p>9122000</text:p>
          </table:table-cell>
          <table:table-cell office:value-type="float" office:value="537.447" calcext:value-type="float">
            <text:p>537.447</text:p>
          </table:table-cell>
          <table:table-cell office:value-type="float" office:value="5505.155" calcext:value-type="float">
            <text:p>5505.155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682" calcext:value-type="float">
            <text:p>-138.7682</text:p>
          </table:table-cell>
          <table:table-cell office:value-type="float" office:value="452.7399" calcext:value-type="float">
            <text:p>452.739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1139" calcext:value-type="float">
            <text:p>34.91139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79853" calcext:value-type="float">
            <text:p>0.1479853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67053" calcext:value-type="float">
            <text:p>0.2667053</text:p>
          </table:table-cell>
          <table:table-cell office:value-type="float" office:value="0.3757766" calcext:value-type="float">
            <text:p>0.3757766</text:p>
          </table:table-cell>
          <table:table-cell office:value-type="float" office:value="360" calcext:value-type="float">
            <text:p>360</text:p>
          </table:table-cell>
          <table:table-cell office:value-type="float" office:value="818.3085" calcext:value-type="float">
            <text:p>818.3085</text:p>
          </table:table-cell>
          <table:table-cell office:value-type="float" office:value="0" calcext:value-type="float">
            <text:p>0</text:p>
          </table:table-cell>
          <table:table-cell office:value-type="float" office:value="199.2749" calcext:value-type="float">
            <text:p>199.2749</text:p>
          </table:table-cell>
          <table:table-cell office:value-type="float" office:value="276.6747" calcext:value-type="float">
            <text:p>276.6747</text:p>
          </table:table-cell>
          <table:table-cell office:value-type="float" office:value="897.9019" calcext:value-type="float">
            <text:p>897.9019</text:p>
          </table:table-cell>
          <table:table-cell office:value-type="float" office:value="875.2308" calcext:value-type="float">
            <text:p>875.2308</text:p>
          </table:table-cell>
          <table:table-cell office:value-type="float" office:value="870.1649" calcext:value-type="float">
            <text:p>870.1649</text:p>
          </table:table-cell>
          <table:table-cell office:value-type="float" office:value="884.4673" calcext:value-type="float">
            <text:p>884.4673</text:p>
          </table:table-cell>
          <table:table-cell office:value-type="float" office:value="330.0919" calcext:value-type="float">
            <text:p>330.0919</text:p>
          </table:table-cell>
          <table:table-cell office:value-type="float" office:value="445.6164" calcext:value-type="float">
            <text:p>445.6164</text:p>
          </table:table-cell>
          <table:table-cell office:value-type="float" office:value="385.1792" calcext:value-type="float">
            <text:p>385.1792</text:p>
          </table:table-cell>
          <table:table-cell office:value-type="float" office:value="326.3946" calcext:value-type="float">
            <text:p>326.394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0" calcext:value-type="float">
            <text:p>10122000</text:p>
          </table:table-cell>
          <table:table-cell office:value-type="float" office:value="537.4235" calcext:value-type="float">
            <text:p>537.4235</text:p>
          </table:table-cell>
          <table:table-cell office:value-type="float" office:value="5505.13" calcext:value-type="float">
            <text:p>5505.13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734" calcext:value-type="float">
            <text:p>-138.7734</text:p>
          </table:table-cell>
          <table:table-cell office:value-type="float" office:value="453.6243" calcext:value-type="float">
            <text:p>453.6243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90369" calcext:value-type="float">
            <text:p>34.90369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80242" calcext:value-type="float">
            <text:p>0.1480242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76933" calcext:value-type="float">
            <text:p>0.2676933</text:p>
          </table:table-cell>
          <table:table-cell office:value-type="float" office:value="0.3812075" calcext:value-type="float">
            <text:p>0.3812075</text:p>
          </table:table-cell>
          <table:table-cell office:value-type="float" office:value="360" calcext:value-type="float">
            <text:p>360</text:p>
          </table:table-cell>
          <table:table-cell office:value-type="float" office:value="818.2969" calcext:value-type="float">
            <text:p>818.2969</text:p>
          </table:table-cell>
          <table:table-cell office:value-type="float" office:value="0" calcext:value-type="float">
            <text:p>0</text:p>
          </table:table-cell>
          <table:table-cell office:value-type="float" office:value="199.2754" calcext:value-type="float">
            <text:p>199.2754</text:p>
          </table:table-cell>
          <table:table-cell office:value-type="float" office:value="276.6693" calcext:value-type="float">
            <text:p>276.6693</text:p>
          </table:table-cell>
          <table:table-cell office:value-type="float" office:value="897.8874" calcext:value-type="float">
            <text:p>897.8874</text:p>
          </table:table-cell>
          <table:table-cell office:value-type="float" office:value="875.2213" calcext:value-type="float">
            <text:p>875.2213</text:p>
          </table:table-cell>
          <table:table-cell office:value-type="float" office:value="870.159" calcext:value-type="float">
            <text:p>870.159</text:p>
          </table:table-cell>
          <table:table-cell office:value-type="float" office:value="884.4613" calcext:value-type="float">
            <text:p>884.4613</text:p>
          </table:table-cell>
          <table:table-cell office:value-type="float" office:value="330.0894" calcext:value-type="float">
            <text:p>330.0894</text:p>
          </table:table-cell>
          <table:table-cell office:value-type="float" office:value="445.6135" calcext:value-type="float">
            <text:p>445.6135</text:p>
          </table:table-cell>
          <table:table-cell office:value-type="float" office:value="385.1779" calcext:value-type="float">
            <text:p>385.1779</text:p>
          </table:table-cell>
          <table:table-cell office:value-type="float" office:value="326.3932" calcext:value-type="float">
            <text:p>326.39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0" calcext:value-type="float">
            <text:p>11122000</text:p>
          </table:table-cell>
          <table:table-cell office:value-type="float" office:value="537.4003" calcext:value-type="float">
            <text:p>537.4003</text:p>
          </table:table-cell>
          <table:table-cell office:value-type="float" office:value="5505.104" calcext:value-type="float">
            <text:p>5505.10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761" calcext:value-type="float">
            <text:p>-138.7761</text:p>
          </table:table-cell>
          <table:table-cell office:value-type="float" office:value="454.8835" calcext:value-type="float">
            <text:p>454.883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9568" calcext:value-type="float">
            <text:p>34.89568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80688" calcext:value-type="float">
            <text:p>0.148068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86229" calcext:value-type="float">
            <text:p>0.2686229</text:p>
          </table:table-cell>
          <table:table-cell office:value-type="float" office:value="0.3862353" calcext:value-type="float">
            <text:p>0.3862353</text:p>
          </table:table-cell>
          <table:table-cell office:value-type="float" office:value="360" calcext:value-type="float">
            <text:p>360</text:p>
          </table:table-cell>
          <table:table-cell office:value-type="float" office:value="818.2883" calcext:value-type="float">
            <text:p>818.2883</text:p>
          </table:table-cell>
          <table:table-cell office:value-type="float" office:value="0" calcext:value-type="float">
            <text:p>0</text:p>
          </table:table-cell>
          <table:table-cell office:value-type="float" office:value="199.2757" calcext:value-type="float">
            <text:p>199.2757</text:p>
          </table:table-cell>
          <table:table-cell office:value-type="float" office:value="276.6637" calcext:value-type="float">
            <text:p>276.6637</text:p>
          </table:table-cell>
          <table:table-cell office:value-type="float" office:value="897.8729" calcext:value-type="float">
            <text:p>897.8729</text:p>
          </table:table-cell>
          <table:table-cell office:value-type="float" office:value="875.2119" calcext:value-type="float">
            <text:p>875.2119</text:p>
          </table:table-cell>
          <table:table-cell office:value-type="float" office:value="870.1531" calcext:value-type="float">
            <text:p>870.1531</text:p>
          </table:table-cell>
          <table:table-cell office:value-type="float" office:value="884.4553" calcext:value-type="float">
            <text:p>884.4553</text:p>
          </table:table-cell>
          <table:table-cell office:value-type="float" office:value="330.0871" calcext:value-type="float">
            <text:p>330.0871</text:p>
          </table:table-cell>
          <table:table-cell office:value-type="float" office:value="445.6105" calcext:value-type="float">
            <text:p>445.6105</text:p>
          </table:table-cell>
          <table:table-cell office:value-type="float" office:value="385.1767" calcext:value-type="float">
            <text:p>385.1767</text:p>
          </table:table-cell>
          <table:table-cell office:value-type="float" office:value="326.392" calcext:value-type="float">
            <text:p>326.3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0" calcext:value-type="float">
            <text:p>12122000</text:p>
          </table:table-cell>
          <table:table-cell office:value-type="float" office:value="537.3771" calcext:value-type="float">
            <text:p>537.3771</text:p>
          </table:table-cell>
          <table:table-cell office:value-type="float" office:value="5505.078" calcext:value-type="float">
            <text:p>5505.07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784" calcext:value-type="float">
            <text:p>-138.7784</text:p>
          </table:table-cell>
          <table:table-cell office:value-type="float" office:value="456.4354" calcext:value-type="float">
            <text:p>456.4354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8767" calcext:value-type="float">
            <text:p>34.88767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81168" calcext:value-type="float">
            <text:p>0.148116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695278" calcext:value-type="float">
            <text:p>0.2695278</text:p>
          </table:table-cell>
          <table:table-cell office:value-type="float" office:value="0.3910321" calcext:value-type="float">
            <text:p>0.3910321</text:p>
          </table:table-cell>
          <table:table-cell office:value-type="float" office:value="360" calcext:value-type="float">
            <text:p>360</text:p>
          </table:table-cell>
          <table:table-cell office:value-type="float" office:value="818.2803" calcext:value-type="float">
            <text:p>818.2803</text:p>
          </table:table-cell>
          <table:table-cell office:value-type="float" office:value="0" calcext:value-type="float">
            <text:p>0</text:p>
          </table:table-cell>
          <table:table-cell office:value-type="float" office:value="199.2757" calcext:value-type="float">
            <text:p>199.2757</text:p>
          </table:table-cell>
          <table:table-cell office:value-type="float" office:value="276.6585" calcext:value-type="float">
            <text:p>276.6585</text:p>
          </table:table-cell>
          <table:table-cell office:value-type="float" office:value="897.8585" calcext:value-type="float">
            <text:p>897.8585</text:p>
          </table:table-cell>
          <table:table-cell office:value-type="float" office:value="875.2025" calcext:value-type="float">
            <text:p>875.2025</text:p>
          </table:table-cell>
          <table:table-cell office:value-type="float" office:value="870.1473" calcext:value-type="float">
            <text:p>870.1473</text:p>
          </table:table-cell>
          <table:table-cell office:value-type="float" office:value="884.4493" calcext:value-type="float">
            <text:p>884.4493</text:p>
          </table:table-cell>
          <table:table-cell office:value-type="float" office:value="330.0847" calcext:value-type="float">
            <text:p>330.0847</text:p>
          </table:table-cell>
          <table:table-cell office:value-type="float" office:value="445.6076" calcext:value-type="float">
            <text:p>445.6076</text:p>
          </table:table-cell>
          <table:table-cell office:value-type="float" office:value="385.1755" calcext:value-type="float">
            <text:p>385.1755</text:p>
          </table:table-cell>
          <table:table-cell office:value-type="float" office:value="326.3907" calcext:value-type="float">
            <text:p>326.39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537.3538" calcext:value-type="float">
            <text:p>537.3538</text:p>
          </table:table-cell>
          <table:table-cell office:value-type="float" office:value="5505.054" calcext:value-type="float">
            <text:p>5505.05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87" calcext:value-type="float">
            <text:p>-138.787</text:p>
          </table:table-cell>
          <table:table-cell office:value-type="float" office:value="457.2462" calcext:value-type="float">
            <text:p>457.246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797" calcext:value-type="float">
            <text:p>34.8797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81636" calcext:value-type="float">
            <text:p>0.1481636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704088" calcext:value-type="float">
            <text:p>0.2704088</text:p>
          </table:table-cell>
          <table:table-cell office:value-type="float" office:value="0.3955444" calcext:value-type="float">
            <text:p>0.3955444</text:p>
          </table:table-cell>
          <table:table-cell office:value-type="float" office:value="360" calcext:value-type="float">
            <text:p>360</text:p>
          </table:table-cell>
          <table:table-cell office:value-type="float" office:value="818.2665" calcext:value-type="float">
            <text:p>818.2665</text:p>
          </table:table-cell>
          <table:table-cell office:value-type="float" office:value="0" calcext:value-type="float">
            <text:p>0</text:p>
          </table:table-cell>
          <table:table-cell office:value-type="float" office:value="199.2759" calcext:value-type="float">
            <text:p>199.2759</text:p>
          </table:table-cell>
          <table:table-cell office:value-type="float" office:value="276.653" calcext:value-type="float">
            <text:p>276.653</text:p>
          </table:table-cell>
          <table:table-cell office:value-type="float" office:value="897.8441" calcext:value-type="float">
            <text:p>897.8441</text:p>
          </table:table-cell>
          <table:table-cell office:value-type="float" office:value="875.1931" calcext:value-type="float">
            <text:p>875.1931</text:p>
          </table:table-cell>
          <table:table-cell office:value-type="float" office:value="870.1415" calcext:value-type="float">
            <text:p>870.1415</text:p>
          </table:table-cell>
          <table:table-cell office:value-type="float" office:value="884.4442" calcext:value-type="float">
            <text:p>884.4442</text:p>
          </table:table-cell>
          <table:table-cell office:value-type="float" office:value="330.0823" calcext:value-type="float">
            <text:p>330.0823</text:p>
          </table:table-cell>
          <table:table-cell office:value-type="float" office:value="445.6047" calcext:value-type="float">
            <text:p>445.6047</text:p>
          </table:table-cell>
          <table:table-cell office:value-type="float" office:value="385.1743" calcext:value-type="float">
            <text:p>385.1743</text:p>
          </table:table-cell>
          <table:table-cell office:value-type="float" office:value="326.3895" calcext:value-type="float">
            <text:p>326.38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537.3311" calcext:value-type="float">
            <text:p>537.3311</text:p>
          </table:table-cell>
          <table:table-cell office:value-type="float" office:value="5505.029" calcext:value-type="float">
            <text:p>5505.029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7936" calcext:value-type="float">
            <text:p>-138.7936</text:p>
          </table:table-cell>
          <table:table-cell office:value-type="float" office:value="458.0872" calcext:value-type="float">
            <text:p>458.087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7159" calcext:value-type="float">
            <text:p>34.87159</text:p>
          </table:table-cell>
          <table:table-cell office:value-type="float" office:value="445.5003" calcext:value-type="float">
            <text:p>445.5003</text:p>
          </table:table-cell>
          <table:table-cell office:value-type="float" office:value="0.1482088" calcext:value-type="float">
            <text:p>0.1482088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712628" calcext:value-type="float">
            <text:p>0.2712628</text:p>
          </table:table-cell>
          <table:table-cell office:value-type="float" office:value="0.3997284" calcext:value-type="float">
            <text:p>0.3997284</text:p>
          </table:table-cell>
          <table:table-cell office:value-type="float" office:value="360" calcext:value-type="float">
            <text:p>360</text:p>
          </table:table-cell>
          <table:table-cell office:value-type="float" office:value="818.2548" calcext:value-type="float">
            <text:p>818.2548</text:p>
          </table:table-cell>
          <table:table-cell office:value-type="float" office:value="0" calcext:value-type="float">
            <text:p>0</text:p>
          </table:table-cell>
          <table:table-cell office:value-type="float" office:value="199.276" calcext:value-type="float">
            <text:p>199.276</text:p>
          </table:table-cell>
          <table:table-cell office:value-type="float" office:value="276.6476" calcext:value-type="float">
            <text:p>276.6476</text:p>
          </table:table-cell>
          <table:table-cell office:value-type="float" office:value="897.8296" calcext:value-type="float">
            <text:p>897.8296</text:p>
          </table:table-cell>
          <table:table-cell office:value-type="float" office:value="875.1838" calcext:value-type="float">
            <text:p>875.1838</text:p>
          </table:table-cell>
          <table:table-cell office:value-type="float" office:value="870.1357" calcext:value-type="float">
            <text:p>870.1357</text:p>
          </table:table-cell>
          <table:table-cell office:value-type="float" office:value="884.4398" calcext:value-type="float">
            <text:p>884.4398</text:p>
          </table:table-cell>
          <table:table-cell office:value-type="float" office:value="330.08" calcext:value-type="float">
            <text:p>330.08</text:p>
          </table:table-cell>
          <table:table-cell office:value-type="float" office:value="445.6018" calcext:value-type="float">
            <text:p>445.6018</text:p>
          </table:table-cell>
          <table:table-cell office:value-type="float" office:value="385.1731" calcext:value-type="float">
            <text:p>385.1731</text:p>
          </table:table-cell>
          <table:table-cell office:value-type="float" office:value="326.3883" calcext:value-type="float">
            <text:p>326.38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537.3079" calcext:value-type="float">
            <text:p>537.3079</text:p>
          </table:table-cell>
          <table:table-cell office:value-type="float" office:value="5505.005" calcext:value-type="float">
            <text:p>5505.005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8031" calcext:value-type="float">
            <text:p>-138.8031</text:p>
          </table:table-cell>
          <table:table-cell office:value-type="float" office:value="458.909" calcext:value-type="float">
            <text:p>458.90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6357" calcext:value-type="float">
            <text:p>34.86357</text:p>
          </table:table-cell>
          <table:table-cell office:value-type="float" office:value="445.5004" calcext:value-type="float">
            <text:p>445.5004</text:p>
          </table:table-cell>
          <table:table-cell office:value-type="float" office:value="0.1482561" calcext:value-type="float">
            <text:p>0.1482561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720895" calcext:value-type="float">
            <text:p>0.2720895</text:p>
          </table:table-cell>
          <table:table-cell office:value-type="float" office:value="0.4035532" calcext:value-type="float">
            <text:p>0.4035532</text:p>
          </table:table-cell>
          <table:table-cell office:value-type="float" office:value="360" calcext:value-type="float">
            <text:p>360</text:p>
          </table:table-cell>
          <table:table-cell office:value-type="float" office:value="818.2407" calcext:value-type="float">
            <text:p>818.2407</text:p>
          </table:table-cell>
          <table:table-cell office:value-type="float" office:value="0" calcext:value-type="float">
            <text:p>0</text:p>
          </table:table-cell>
          <table:table-cell office:value-type="float" office:value="199.276" calcext:value-type="float">
            <text:p>199.276</text:p>
          </table:table-cell>
          <table:table-cell office:value-type="float" office:value="276.6422" calcext:value-type="float">
            <text:p>276.6422</text:p>
          </table:table-cell>
          <table:table-cell office:value-type="float" office:value="897.8153" calcext:value-type="float">
            <text:p>897.8153</text:p>
          </table:table-cell>
          <table:table-cell office:value-type="float" office:value="875.1746" calcext:value-type="float">
            <text:p>875.1746</text:p>
          </table:table-cell>
          <table:table-cell office:value-type="float" office:value="870.1299" calcext:value-type="float">
            <text:p>870.1299</text:p>
          </table:table-cell>
          <table:table-cell office:value-type="float" office:value="884.4354" calcext:value-type="float">
            <text:p>884.4354</text:p>
          </table:table-cell>
          <table:table-cell office:value-type="float" office:value="330.0776" calcext:value-type="float">
            <text:p>330.0776</text:p>
          </table:table-cell>
          <table:table-cell office:value-type="float" office:value="445.599" calcext:value-type="float">
            <text:p>445.599</text:p>
          </table:table-cell>
          <table:table-cell office:value-type="float" office:value="385.1719" calcext:value-type="float">
            <text:p>385.1719</text:p>
          </table:table-cell>
          <table:table-cell office:value-type="float" office:value="326.3872" calcext:value-type="float">
            <text:p>326.38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537.2846" calcext:value-type="float">
            <text:p>537.2846</text:p>
          </table:table-cell>
          <table:table-cell office:value-type="float" office:value="5504.981" calcext:value-type="float">
            <text:p>5504.98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8117" calcext:value-type="float">
            <text:p>-138.8117</text:p>
          </table:table-cell>
          <table:table-cell office:value-type="float" office:value="459.2839" calcext:value-type="float">
            <text:p>459.283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5567" calcext:value-type="float">
            <text:p>34.85567</text:p>
          </table:table-cell>
          <table:table-cell office:value-type="float" office:value="445.5004" calcext:value-type="float">
            <text:p>445.5004</text:p>
          </table:table-cell>
          <table:table-cell office:value-type="float" office:value="0.1483026" calcext:value-type="float">
            <text:p>0.1483026</text:p>
          </table:table-cell>
          <table:table-cell office:value-type="float" office:value="0.0009037882" calcext:value-type="float">
            <text:p>0.0009037882</text:p>
          </table:table-cell>
          <table:table-cell office:value-type="float" office:value="0.2729075" calcext:value-type="float">
            <text:p>0.2729075</text:p>
          </table:table-cell>
          <table:table-cell office:value-type="float" office:value="0.4072058" calcext:value-type="float">
            <text:p>0.4072058</text:p>
          </table:table-cell>
          <table:table-cell office:value-type="float" office:value="360" calcext:value-type="float">
            <text:p>360</text:p>
          </table:table-cell>
          <table:table-cell office:value-type="float" office:value="818.2277" calcext:value-type="float">
            <text:p>818.2277</text:p>
          </table:table-cell>
          <table:table-cell office:value-type="float" office:value="0" calcext:value-type="float">
            <text:p>0</text:p>
          </table:table-cell>
          <table:table-cell office:value-type="float" office:value="199.276" calcext:value-type="float">
            <text:p>199.276</text:p>
          </table:table-cell>
          <table:table-cell office:value-type="float" office:value="276.6365" calcext:value-type="float">
            <text:p>276.6365</text:p>
          </table:table-cell>
          <table:table-cell office:value-type="float" office:value="897.8009" calcext:value-type="float">
            <text:p>897.8009</text:p>
          </table:table-cell>
          <table:table-cell office:value-type="float" office:value="875.1652" calcext:value-type="float">
            <text:p>875.1652</text:p>
          </table:table-cell>
          <table:table-cell office:value-type="float" office:value="870.1241" calcext:value-type="float">
            <text:p>870.1241</text:p>
          </table:table-cell>
          <table:table-cell office:value-type="float" office:value="884.4308" calcext:value-type="float">
            <text:p>884.4308</text:p>
          </table:table-cell>
          <table:table-cell office:value-type="float" office:value="330.0752" calcext:value-type="float">
            <text:p>330.0752</text:p>
          </table:table-cell>
          <table:table-cell office:value-type="float" office:value="445.5961" calcext:value-type="float">
            <text:p>445.5961</text:p>
          </table:table-cell>
          <table:table-cell office:value-type="float" office:value="385.1707" calcext:value-type="float">
            <text:p>385.1707</text:p>
          </table:table-cell>
          <table:table-cell office:value-type="float" office:value="326.386" calcext:value-type="float">
            <text:p>326.3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0" calcext:value-type="float">
            <text:p>17122000</text:p>
          </table:table-cell>
          <table:table-cell office:value-type="float" office:value="537.2587" calcext:value-type="float">
            <text:p>537.2587</text:p>
          </table:table-cell>
          <table:table-cell office:value-type="float" office:value="5504.958" calcext:value-type="float">
            <text:p>5504.95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9078" calcext:value-type="float">
            <text:p>-138.9078</text:p>
          </table:table-cell>
          <table:table-cell office:value-type="float" office:value="456.6471" calcext:value-type="float">
            <text:p>456.647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4933" calcext:value-type="float">
            <text:p>34.84933</text:p>
          </table:table-cell>
          <table:table-cell office:value-type="float" office:value="445.5012" calcext:value-type="float">
            <text:p>445.5012</text:p>
          </table:table-cell>
          <table:table-cell office:value-type="float" office:value="0.1483112" calcext:value-type="float">
            <text:p>0.1483112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39218" calcext:value-type="float">
            <text:p>0.2739218</text:p>
          </table:table-cell>
          <table:table-cell office:value-type="float" office:value="0.4121025" calcext:value-type="float">
            <text:p>0.4121025</text:p>
          </table:table-cell>
          <table:table-cell office:value-type="float" office:value="360" calcext:value-type="float">
            <text:p>360</text:p>
          </table:table-cell>
          <table:table-cell office:value-type="float" office:value="818.1253" calcext:value-type="float">
            <text:p>818.1253</text:p>
          </table:table-cell>
          <table:table-cell office:value-type="float" office:value="0" calcext:value-type="float">
            <text:p>0</text:p>
          </table:table-cell>
          <table:table-cell office:value-type="float" office:value="199.2732" calcext:value-type="float">
            <text:p>199.2732</text:p>
          </table:table-cell>
          <table:table-cell office:value-type="float" office:value="276.6316" calcext:value-type="float">
            <text:p>276.6316</text:p>
          </table:table-cell>
          <table:table-cell office:value-type="float" office:value="897.7863" calcext:value-type="float">
            <text:p>897.7863</text:p>
          </table:table-cell>
          <table:table-cell office:value-type="float" office:value="875.1561" calcext:value-type="float">
            <text:p>875.1561</text:p>
          </table:table-cell>
          <table:table-cell office:value-type="float" office:value="870.1187" calcext:value-type="float">
            <text:p>870.1187</text:p>
          </table:table-cell>
          <table:table-cell office:value-type="float" office:value="884.4267" calcext:value-type="float">
            <text:p>884.4267</text:p>
          </table:table-cell>
          <table:table-cell office:value-type="float" office:value="330.0722" calcext:value-type="float">
            <text:p>330.0722</text:p>
          </table:table-cell>
          <table:table-cell office:value-type="float" office:value="445.5933" calcext:value-type="float">
            <text:p>445.5933</text:p>
          </table:table-cell>
          <table:table-cell office:value-type="float" office:value="385.1696" calcext:value-type="float">
            <text:p>385.1696</text:p>
          </table:table-cell>
          <table:table-cell office:value-type="float" office:value="326.3849" calcext:value-type="float">
            <text:p>326.38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0" calcext:value-type="float">
            <text:p>18122000</text:p>
          </table:table-cell>
          <table:table-cell office:value-type="float" office:value="537.2324" calcext:value-type="float">
            <text:p>537.2324</text:p>
          </table:table-cell>
          <table:table-cell office:value-type="float" office:value="5504.932" calcext:value-type="float">
            <text:p>5504.93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9407" calcext:value-type="float">
            <text:p>-138.9407</text:p>
          </table:table-cell>
          <table:table-cell office:value-type="float" office:value="457.2819" calcext:value-type="float">
            <text:p>457.281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4347" calcext:value-type="float">
            <text:p>34.84347</text:p>
          </table:table-cell>
          <table:table-cell office:value-type="float" office:value="445.5015" calcext:value-type="float">
            <text:p>445.5015</text:p>
          </table:table-cell>
          <table:table-cell office:value-type="float" office:value="0.1483648" calcext:value-type="float">
            <text:p>0.1483648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56496" calcext:value-type="float">
            <text:p>0.2756496</text:p>
          </table:table-cell>
          <table:table-cell office:value-type="float" office:value="0.4209882" calcext:value-type="float">
            <text:p>0.4209882</text:p>
          </table:table-cell>
          <table:table-cell office:value-type="float" office:value="360" calcext:value-type="float">
            <text:p>360</text:p>
          </table:table-cell>
          <table:table-cell office:value-type="float" office:value="818.0819" calcext:value-type="float">
            <text:p>818.0819</text:p>
          </table:table-cell>
          <table:table-cell office:value-type="float" office:value="0" calcext:value-type="float">
            <text:p>0</text:p>
          </table:table-cell>
          <table:table-cell office:value-type="float" office:value="199.2716" calcext:value-type="float">
            <text:p>199.2716</text:p>
          </table:table-cell>
          <table:table-cell office:value-type="float" office:value="276.6255" calcext:value-type="float">
            <text:p>276.6255</text:p>
          </table:table-cell>
          <table:table-cell office:value-type="float" office:value="897.7717" calcext:value-type="float">
            <text:p>897.7717</text:p>
          </table:table-cell>
          <table:table-cell office:value-type="float" office:value="875.1467" calcext:value-type="float">
            <text:p>875.1467</text:p>
          </table:table-cell>
          <table:table-cell office:value-type="float" office:value="870.1129" calcext:value-type="float">
            <text:p>870.1129</text:p>
          </table:table-cell>
          <table:table-cell office:value-type="float" office:value="884.4203" calcext:value-type="float">
            <text:p>884.4203</text:p>
          </table:table-cell>
          <table:table-cell office:value-type="float" office:value="330.0689" calcext:value-type="float">
            <text:p>330.0689</text:p>
          </table:table-cell>
          <table:table-cell office:value-type="float" office:value="445.5905" calcext:value-type="float">
            <text:p>445.5905</text:p>
          </table:table-cell>
          <table:table-cell office:value-type="float" office:value="385.1684" calcext:value-type="float">
            <text:p>385.1684</text:p>
          </table:table-cell>
          <table:table-cell office:value-type="float" office:value="326.3837" calcext:value-type="float">
            <text:p>326.38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0" calcext:value-type="float">
            <text:p>19122000</text:p>
          </table:table-cell>
          <table:table-cell office:value-type="float" office:value="537.2054" calcext:value-type="float">
            <text:p>537.2054</text:p>
          </table:table-cell>
          <table:table-cell office:value-type="float" office:value="5504.907" calcext:value-type="float">
            <text:p>5504.90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9503" calcext:value-type="float">
            <text:p>-138.9503</text:p>
          </table:table-cell>
          <table:table-cell office:value-type="float" office:value="459.0441" calcext:value-type="float">
            <text:p>459.044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3823" calcext:value-type="float">
            <text:p>34.83823</text:p>
          </table:table-cell>
          <table:table-cell office:value-type="float" office:value="445.5016" calcext:value-type="float">
            <text:p>445.5016</text:p>
          </table:table-cell>
          <table:table-cell office:value-type="float" office:value="0.1484204" calcext:value-type="float">
            <text:p>0.1484204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73122" calcext:value-type="float">
            <text:p>0.2773122</text:p>
          </table:table-cell>
          <table:table-cell office:value-type="float" office:value="0.4299381" calcext:value-type="float">
            <text:p>0.4299381</text:p>
          </table:table-cell>
          <table:table-cell office:value-type="float" office:value="360" calcext:value-type="float">
            <text:p>360</text:p>
          </table:table-cell>
          <table:table-cell office:value-type="float" office:value="818.0618" calcext:value-type="float">
            <text:p>818.0618</text:p>
          </table:table-cell>
          <table:table-cell office:value-type="float" office:value="0" calcext:value-type="float">
            <text:p>0</text:p>
          </table:table-cell>
          <table:table-cell office:value-type="float" office:value="199.2707" calcext:value-type="float">
            <text:p>199.2707</text:p>
          </table:table-cell>
          <table:table-cell office:value-type="float" office:value="276.6197" calcext:value-type="float">
            <text:p>276.6197</text:p>
          </table:table-cell>
          <table:table-cell office:value-type="float" office:value="897.7567" calcext:value-type="float">
            <text:p>897.7567</text:p>
          </table:table-cell>
          <table:table-cell office:value-type="float" office:value="875.1371" calcext:value-type="float">
            <text:p>875.1371</text:p>
          </table:table-cell>
          <table:table-cell office:value-type="float" office:value="870.1069" calcext:value-type="float">
            <text:p>870.1069</text:p>
          </table:table-cell>
          <table:table-cell office:value-type="float" office:value="884.4141" calcext:value-type="float">
            <text:p>884.4141</text:p>
          </table:table-cell>
          <table:table-cell office:value-type="float" office:value="330.0661" calcext:value-type="float">
            <text:p>330.0661</text:p>
          </table:table-cell>
          <table:table-cell office:value-type="float" office:value="445.5876" calcext:value-type="float">
            <text:p>445.5876</text:p>
          </table:table-cell>
          <table:table-cell office:value-type="float" office:value="385.1672" calcext:value-type="float">
            <text:p>385.1672</text:p>
          </table:table-cell>
          <table:table-cell office:value-type="float" office:value="326.3825" calcext:value-type="float">
            <text:p>326.38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0" calcext:value-type="float">
            <text:p>20122000</text:p>
          </table:table-cell>
          <table:table-cell office:value-type="float" office:value="537.178" calcext:value-type="float">
            <text:p>537.178</text:p>
          </table:table-cell>
          <table:table-cell office:value-type="float" office:value="5504.882" calcext:value-type="float">
            <text:p>5504.88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8.9747" calcext:value-type="float">
            <text:p>-138.9747</text:p>
          </table:table-cell>
          <table:table-cell office:value-type="float" office:value="460.959" calcext:value-type="float">
            <text:p>460.95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3325" calcext:value-type="float">
            <text:p>34.83325</text:p>
          </table:table-cell>
          <table:table-cell office:value-type="float" office:value="445.5017" calcext:value-type="float">
            <text:p>445.5017</text:p>
          </table:table-cell>
          <table:table-cell office:value-type="float" office:value="0.1484911" calcext:value-type="float">
            <text:p>0.1484911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84317" calcext:value-type="float">
            <text:p>0.2784317</text:p>
          </table:table-cell>
          <table:table-cell office:value-type="float" office:value="0.4337749" calcext:value-type="float">
            <text:p>0.4337749</text:p>
          </table:table-cell>
          <table:table-cell office:value-type="float" office:value="360" calcext:value-type="float">
            <text:p>360</text:p>
          </table:table-cell>
          <table:table-cell office:value-type="float" office:value="818.0324" calcext:value-type="float">
            <text:p>818.0324</text:p>
          </table:table-cell>
          <table:table-cell office:value-type="float" office:value="0" calcext:value-type="float">
            <text:p>0</text:p>
          </table:table-cell>
          <table:table-cell office:value-type="float" office:value="199.2698" calcext:value-type="float">
            <text:p>199.2698</text:p>
          </table:table-cell>
          <table:table-cell office:value-type="float" office:value="276.613" calcext:value-type="float">
            <text:p>276.613</text:p>
          </table:table-cell>
          <table:table-cell office:value-type="float" office:value="897.7418" calcext:value-type="float">
            <text:p>897.7418</text:p>
          </table:table-cell>
          <table:table-cell office:value-type="float" office:value="875.1275" calcext:value-type="float">
            <text:p>875.1275</text:p>
          </table:table-cell>
          <table:table-cell office:value-type="float" office:value="870.101" calcext:value-type="float">
            <text:p>870.101</text:p>
          </table:table-cell>
          <table:table-cell office:value-type="float" office:value="884.408" calcext:value-type="float">
            <text:p>884.408</text:p>
          </table:table-cell>
          <table:table-cell office:value-type="float" office:value="330.0634" calcext:value-type="float">
            <text:p>330.0634</text:p>
          </table:table-cell>
          <table:table-cell office:value-type="float" office:value="445.5848" calcext:value-type="float">
            <text:p>445.5848</text:p>
          </table:table-cell>
          <table:table-cell office:value-type="float" office:value="385.1661" calcext:value-type="float">
            <text:p>385.1661</text:p>
          </table:table-cell>
          <table:table-cell office:value-type="float" office:value="326.3815" calcext:value-type="float">
            <text:p>326.38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0" calcext:value-type="float">
            <text:p>21122000</text:p>
          </table:table-cell>
          <table:table-cell office:value-type="float" office:value="537.1514" calcext:value-type="float">
            <text:p>537.1514</text:p>
          </table:table-cell>
          <table:table-cell office:value-type="float" office:value="5504.858" calcext:value-type="float">
            <text:p>5504.85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0686" calcext:value-type="float">
            <text:p>-139.0686</text:p>
          </table:table-cell>
          <table:table-cell office:value-type="float" office:value="460.8348" calcext:value-type="float">
            <text:p>460.8348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2792" calcext:value-type="float">
            <text:p>34.82792</text:p>
          </table:table-cell>
          <table:table-cell office:value-type="float" office:value="445.5017" calcext:value-type="float">
            <text:p>445.5017</text:p>
          </table:table-cell>
          <table:table-cell office:value-type="float" office:value="0.1486131" calcext:value-type="float">
            <text:p>0.1486131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88934" calcext:value-type="float">
            <text:p>0.2788934</text:p>
          </table:table-cell>
          <table:table-cell office:value-type="float" office:value="0.4288052" calcext:value-type="float">
            <text:p>0.4288052</text:p>
          </table:table-cell>
          <table:table-cell office:value-type="float" office:value="360" calcext:value-type="float">
            <text:p>360</text:p>
          </table:table-cell>
          <table:table-cell office:value-type="float" office:value="817.9432" calcext:value-type="float">
            <text:p>817.9432</text:p>
          </table:table-cell>
          <table:table-cell office:value-type="float" office:value="0" calcext:value-type="float">
            <text:p>0</text:p>
          </table:table-cell>
          <table:table-cell office:value-type="float" office:value="199.269" calcext:value-type="float">
            <text:p>199.269</text:p>
          </table:table-cell>
          <table:table-cell office:value-type="float" office:value="276.6062" calcext:value-type="float">
            <text:p>276.6062</text:p>
          </table:table-cell>
          <table:table-cell office:value-type="float" office:value="897.727" calcext:value-type="float">
            <text:p>897.727</text:p>
          </table:table-cell>
          <table:table-cell office:value-type="float" office:value="875.1181" calcext:value-type="float">
            <text:p>875.1181</text:p>
          </table:table-cell>
          <table:table-cell office:value-type="float" office:value="870.0952" calcext:value-type="float">
            <text:p>870.0952</text:p>
          </table:table-cell>
          <table:table-cell office:value-type="float" office:value="884.4021" calcext:value-type="float">
            <text:p>884.4021</text:p>
          </table:table-cell>
          <table:table-cell office:value-type="float" office:value="330.0608" calcext:value-type="float">
            <text:p>330.0608</text:p>
          </table:table-cell>
          <table:table-cell office:value-type="float" office:value="445.582" calcext:value-type="float">
            <text:p>445.582</text:p>
          </table:table-cell>
          <table:table-cell office:value-type="float" office:value="385.1651" calcext:value-type="float">
            <text:p>385.1651</text:p>
          </table:table-cell>
          <table:table-cell office:value-type="float" office:value="326.3806" calcext:value-type="float">
            <text:p>326.38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537.1251" calcext:value-type="float">
            <text:p>537.1251</text:p>
          </table:table-cell>
          <table:table-cell office:value-type="float" office:value="5504.836" calcext:value-type="float">
            <text:p>5504.83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1534" calcext:value-type="float">
            <text:p>-139.1534</text:p>
          </table:table-cell>
          <table:table-cell office:value-type="float" office:value="460.3064" calcext:value-type="float">
            <text:p>460.3064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222" calcext:value-type="float">
            <text:p>34.8222</text:p>
          </table:table-cell>
          <table:table-cell office:value-type="float" office:value="445.5018" calcext:value-type="float">
            <text:p>445.5018</text:p>
          </table:table-cell>
          <table:table-cell office:value-type="float" office:value="0.1487445" calcext:value-type="float">
            <text:p>0.1487445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93046" calcext:value-type="float">
            <text:p>0.2793046</text:p>
          </table:table-cell>
          <table:table-cell office:value-type="float" office:value="0.4236719" calcext:value-type="float">
            <text:p>0.4236719</text:p>
          </table:table-cell>
          <table:table-cell office:value-type="float" office:value="360" calcext:value-type="float">
            <text:p>360</text:p>
          </table:table-cell>
          <table:table-cell office:value-type="float" office:value="817.8632" calcext:value-type="float">
            <text:p>817.8632</text:p>
          </table:table-cell>
          <table:table-cell office:value-type="float" office:value="0" calcext:value-type="float">
            <text:p>0</text:p>
          </table:table-cell>
          <table:table-cell office:value-type="float" office:value="199.2686" calcext:value-type="float">
            <text:p>199.2686</text:p>
          </table:table-cell>
          <table:table-cell office:value-type="float" office:value="276.5997" calcext:value-type="float">
            <text:p>276.5997</text:p>
          </table:table-cell>
          <table:table-cell office:value-type="float" office:value="897.7123" calcext:value-type="float">
            <text:p>897.7123</text:p>
          </table:table-cell>
          <table:table-cell office:value-type="float" office:value="875.1088" calcext:value-type="float">
            <text:p>875.1088</text:p>
          </table:table-cell>
          <table:table-cell office:value-type="float" office:value="870.0893" calcext:value-type="float">
            <text:p>870.0893</text:p>
          </table:table-cell>
          <table:table-cell office:value-type="float" office:value="884.3973" calcext:value-type="float">
            <text:p>884.3973</text:p>
          </table:table-cell>
          <table:table-cell office:value-type="float" office:value="330.0582" calcext:value-type="float">
            <text:p>330.0582</text:p>
          </table:table-cell>
          <table:table-cell office:value-type="float" office:value="445.5791" calcext:value-type="float">
            <text:p>445.5791</text:p>
          </table:table-cell>
          <table:table-cell office:value-type="float" office:value="385.164" calcext:value-type="float">
            <text:p>385.164</text:p>
          </table:table-cell>
          <table:table-cell office:value-type="float" office:value="326.3797" calcext:value-type="float">
            <text:p>326.379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537.099" calcext:value-type="float">
            <text:p>537.099</text:p>
          </table:table-cell>
          <table:table-cell office:value-type="float" office:value="5504.814" calcext:value-type="float">
            <text:p>5504.81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2317" calcext:value-type="float">
            <text:p>-139.2317</text:p>
          </table:table-cell>
          <table:table-cell office:value-type="float" office:value="460.1039" calcext:value-type="float">
            <text:p>460.103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164" calcext:value-type="float">
            <text:p>34.8164</text:p>
          </table:table-cell>
          <table:table-cell office:value-type="float" office:value="445.5018" calcext:value-type="float">
            <text:p>445.5018</text:p>
          </table:table-cell>
          <table:table-cell office:value-type="float" office:value="0.148871" calcext:value-type="float">
            <text:p>0.148871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796809" calcext:value-type="float">
            <text:p>0.2796809</text:p>
          </table:table-cell>
          <table:table-cell office:value-type="float" office:value="0.418623" calcext:value-type="float">
            <text:p>0.418623</text:p>
          </table:table-cell>
          <table:table-cell office:value-type="float" office:value="360" calcext:value-type="float">
            <text:p>360</text:p>
          </table:table-cell>
          <table:table-cell office:value-type="float" office:value="817.7897" calcext:value-type="float">
            <text:p>817.7897</text:p>
          </table:table-cell>
          <table:table-cell office:value-type="float" office:value="0" calcext:value-type="float">
            <text:p>0</text:p>
          </table:table-cell>
          <table:table-cell office:value-type="float" office:value="199.2682" calcext:value-type="float">
            <text:p>199.2682</text:p>
          </table:table-cell>
          <table:table-cell office:value-type="float" office:value="276.5932" calcext:value-type="float">
            <text:p>276.5932</text:p>
          </table:table-cell>
          <table:table-cell office:value-type="float" office:value="897.6978" calcext:value-type="float">
            <text:p>897.6978</text:p>
          </table:table-cell>
          <table:table-cell office:value-type="float" office:value="875.0994" calcext:value-type="float">
            <text:p>875.0994</text:p>
          </table:table-cell>
          <table:table-cell office:value-type="float" office:value="870.0836" calcext:value-type="float">
            <text:p>870.0836</text:p>
          </table:table-cell>
          <table:table-cell office:value-type="float" office:value="884.3929" calcext:value-type="float">
            <text:p>884.3929</text:p>
          </table:table-cell>
          <table:table-cell office:value-type="float" office:value="330.0556" calcext:value-type="float">
            <text:p>330.0556</text:p>
          </table:table-cell>
          <table:table-cell office:value-type="float" office:value="445.5762" calcext:value-type="float">
            <text:p>445.5762</text:p>
          </table:table-cell>
          <table:table-cell office:value-type="float" office:value="385.163" calcext:value-type="float">
            <text:p>385.163</text:p>
          </table:table-cell>
          <table:table-cell office:value-type="float" office:value="326.3787" calcext:value-type="float">
            <text:p>326.37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0" calcext:value-type="float">
            <text:p>24122000</text:p>
          </table:table-cell>
          <table:table-cell office:value-type="float" office:value="537.0732" calcext:value-type="float">
            <text:p>537.0732</text:p>
          </table:table-cell>
          <table:table-cell office:value-type="float" office:value="5504.792" calcext:value-type="float">
            <text:p>5504.792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2918" calcext:value-type="float">
            <text:p>-139.2918</text:p>
          </table:table-cell>
          <table:table-cell office:value-type="float" office:value="459.297" calcext:value-type="float">
            <text:p>459.297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1035" calcext:value-type="float">
            <text:p>34.81035</text:p>
          </table:table-cell>
          <table:table-cell office:value-type="float" office:value="445.5018" calcext:value-type="float">
            <text:p>445.5018</text:p>
          </table:table-cell>
          <table:table-cell office:value-type="float" office:value="0.1489682" calcext:value-type="float">
            <text:p>0.1489682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01395" calcext:value-type="float">
            <text:p>0.2801395</text:p>
          </table:table-cell>
          <table:table-cell office:value-type="float" office:value="0.4152188" calcext:value-type="float">
            <text:p>0.4152188</text:p>
          </table:table-cell>
          <table:table-cell office:value-type="float" office:value="360" calcext:value-type="float">
            <text:p>360</text:p>
          </table:table-cell>
          <table:table-cell office:value-type="float" office:value="817.7327" calcext:value-type="float">
            <text:p>817.7327</text:p>
          </table:table-cell>
          <table:table-cell office:value-type="float" office:value="0" calcext:value-type="float">
            <text:p>0</text:p>
          </table:table-cell>
          <table:table-cell office:value-type="float" office:value="199.268" calcext:value-type="float">
            <text:p>199.268</text:p>
          </table:table-cell>
          <table:table-cell office:value-type="float" office:value="276.5874" calcext:value-type="float">
            <text:p>276.5874</text:p>
          </table:table-cell>
          <table:table-cell office:value-type="float" office:value="897.6833" calcext:value-type="float">
            <text:p>897.6833</text:p>
          </table:table-cell>
          <table:table-cell office:value-type="float" office:value="875.0901" calcext:value-type="float">
            <text:p>875.0901</text:p>
          </table:table-cell>
          <table:table-cell office:value-type="float" office:value="870.0778" calcext:value-type="float">
            <text:p>870.0778</text:p>
          </table:table-cell>
          <table:table-cell office:value-type="float" office:value="884.3885" calcext:value-type="float">
            <text:p>884.3885</text:p>
          </table:table-cell>
          <table:table-cell office:value-type="float" office:value="330.053" calcext:value-type="float">
            <text:p>330.053</text:p>
          </table:table-cell>
          <table:table-cell office:value-type="float" office:value="445.5734" calcext:value-type="float">
            <text:p>445.5734</text:p>
          </table:table-cell>
          <table:table-cell office:value-type="float" office:value="385.1619" calcext:value-type="float">
            <text:p>385.1619</text:p>
          </table:table-cell>
          <table:table-cell office:value-type="float" office:value="326.3778" calcext:value-type="float">
            <text:p>326.37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537.0478" calcext:value-type="float">
            <text:p>537.0478</text:p>
          </table:table-cell>
          <table:table-cell office:value-type="float" office:value="5504.77" calcext:value-type="float">
            <text:p>5504.7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045" calcext:value-type="float">
            <text:p>-139.3045</text:p>
          </table:table-cell>
          <table:table-cell office:value-type="float" office:value="459.9876" calcext:value-type="float">
            <text:p>459.9876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80412" calcext:value-type="float">
            <text:p>34.80412</text:p>
          </table:table-cell>
          <table:table-cell office:value-type="float" office:value="445.5019" calcext:value-type="float">
            <text:p>445.5019</text:p>
          </table:table-cell>
          <table:table-cell office:value-type="float" office:value="0.1490241" calcext:value-type="float">
            <text:p>0.1490241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11413" calcext:value-type="float">
            <text:p>0.2811413</text:p>
          </table:table-cell>
          <table:table-cell office:value-type="float" office:value="0.4205752" calcext:value-type="float">
            <text:p>0.4205752</text:p>
          </table:table-cell>
          <table:table-cell office:value-type="float" office:value="360" calcext:value-type="float">
            <text:p>360</text:p>
          </table:table-cell>
          <table:table-cell office:value-type="float" office:value="817.7137" calcext:value-type="float">
            <text:p>817.7137</text:p>
          </table:table-cell>
          <table:table-cell office:value-type="float" office:value="0" calcext:value-type="float">
            <text:p>0</text:p>
          </table:table-cell>
          <table:table-cell office:value-type="float" office:value="199.2679" calcext:value-type="float">
            <text:p>199.2679</text:p>
          </table:table-cell>
          <table:table-cell office:value-type="float" office:value="276.581" calcext:value-type="float">
            <text:p>276.581</text:p>
          </table:table-cell>
          <table:table-cell office:value-type="float" office:value="897.6689" calcext:value-type="float">
            <text:p>897.6689</text:p>
          </table:table-cell>
          <table:table-cell office:value-type="float" office:value="875.0809" calcext:value-type="float">
            <text:p>875.0809</text:p>
          </table:table-cell>
          <table:table-cell office:value-type="float" office:value="870.072" calcext:value-type="float">
            <text:p>870.072</text:p>
          </table:table-cell>
          <table:table-cell office:value-type="float" office:value="884.3841" calcext:value-type="float">
            <text:p>884.3841</text:p>
          </table:table-cell>
          <table:table-cell office:value-type="float" office:value="330.0505" calcext:value-type="float">
            <text:p>330.0505</text:p>
          </table:table-cell>
          <table:table-cell office:value-type="float" office:value="445.5705" calcext:value-type="float">
            <text:p>445.5705</text:p>
          </table:table-cell>
          <table:table-cell office:value-type="float" office:value="385.1608" calcext:value-type="float">
            <text:p>385.1608</text:p>
          </table:table-cell>
          <table:table-cell office:value-type="float" office:value="326.3766" calcext:value-type="float">
            <text:p>326.37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537.0229" calcext:value-type="float">
            <text:p>537.0229</text:p>
          </table:table-cell>
          <table:table-cell office:value-type="float" office:value="5504.746" calcext:value-type="float">
            <text:p>5504.746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138" calcext:value-type="float">
            <text:p>-139.3138</text:p>
          </table:table-cell>
          <table:table-cell office:value-type="float" office:value="460.8775" calcext:value-type="float">
            <text:p>460.877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9756" calcext:value-type="float">
            <text:p>34.79756</text:p>
          </table:table-cell>
          <table:table-cell office:value-type="float" office:value="445.5019" calcext:value-type="float">
            <text:p>445.5019</text:p>
          </table:table-cell>
          <table:table-cell office:value-type="float" office:value="0.1490733" calcext:value-type="float">
            <text:p>0.1490733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20742" calcext:value-type="float">
            <text:p>0.2820742</text:p>
          </table:table-cell>
          <table:table-cell office:value-type="float" office:value="0.425385" calcext:value-type="float">
            <text:p>0.425385</text:p>
          </table:table-cell>
          <table:table-cell office:value-type="float" office:value="360" calcext:value-type="float">
            <text:p>360</text:p>
          </table:table-cell>
          <table:table-cell office:value-type="float" office:value="817.6986" calcext:value-type="float">
            <text:p>817.6986</text:p>
          </table:table-cell>
          <table:table-cell office:value-type="float" office:value="0" calcext:value-type="float">
            <text:p>0</text:p>
          </table:table-cell>
          <table:table-cell office:value-type="float" office:value="199.2678" calcext:value-type="float">
            <text:p>199.2678</text:p>
          </table:table-cell>
          <table:table-cell office:value-type="float" office:value="276.5749" calcext:value-type="float">
            <text:p>276.5749</text:p>
          </table:table-cell>
          <table:table-cell office:value-type="float" office:value="897.6547" calcext:value-type="float">
            <text:p>897.6547</text:p>
          </table:table-cell>
          <table:table-cell office:value-type="float" office:value="875.0717" calcext:value-type="float">
            <text:p>875.0717</text:p>
          </table:table-cell>
          <table:table-cell office:value-type="float" office:value="870.0664" calcext:value-type="float">
            <text:p>870.0664</text:p>
          </table:table-cell>
          <table:table-cell office:value-type="float" office:value="884.3798" calcext:value-type="float">
            <text:p>884.3798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445.5677" calcext:value-type="float">
            <text:p>445.5677</text:p>
          </table:table-cell>
          <table:table-cell office:value-type="float" office:value="385.1596" calcext:value-type="float">
            <text:p>385.1596</text:p>
          </table:table-cell>
          <table:table-cell office:value-type="float" office:value="326.3755" calcext:value-type="float">
            <text:p>326.37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536.9987" calcext:value-type="float">
            <text:p>536.9987</text:p>
          </table:table-cell>
          <table:table-cell office:value-type="float" office:value="5504.723" calcext:value-type="float">
            <text:p>5504.723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235" calcext:value-type="float">
            <text:p>-139.3235</text:p>
          </table:table-cell>
          <table:table-cell office:value-type="float" office:value="461.8295" calcext:value-type="float">
            <text:p>461.8295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9052" calcext:value-type="float">
            <text:p>34.79052</text:p>
          </table:table-cell>
          <table:table-cell office:value-type="float" office:value="445.5019" calcext:value-type="float">
            <text:p>445.5019</text:p>
          </table:table-cell>
          <table:table-cell office:value-type="float" office:value="0.1491229" calcext:value-type="float">
            <text:p>0.1491229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29787" calcext:value-type="float">
            <text:p>0.2829787</text:p>
          </table:table-cell>
          <table:table-cell office:value-type="float" office:value="0.4298907" calcext:value-type="float">
            <text:p>0.4298907</text:p>
          </table:table-cell>
          <table:table-cell office:value-type="float" office:value="360" calcext:value-type="float">
            <text:p>360</text:p>
          </table:table-cell>
          <table:table-cell office:value-type="float" office:value="817.6836" calcext:value-type="float">
            <text:p>817.6836</text:p>
          </table:table-cell>
          <table:table-cell office:value-type="float" office:value="0" calcext:value-type="float">
            <text:p>0</text:p>
          </table:table-cell>
          <table:table-cell office:value-type="float" office:value="199.2678" calcext:value-type="float">
            <text:p>199.2678</text:p>
          </table:table-cell>
          <table:table-cell office:value-type="float" office:value="276.569" calcext:value-type="float">
            <text:p>276.569</text:p>
          </table:table-cell>
          <table:table-cell office:value-type="float" office:value="897.6404" calcext:value-type="float">
            <text:p>897.6404</text:p>
          </table:table-cell>
          <table:table-cell office:value-type="float" office:value="875.0626" calcext:value-type="float">
            <text:p>875.0626</text:p>
          </table:table-cell>
          <table:table-cell office:value-type="float" office:value="870.0607" calcext:value-type="float">
            <text:p>870.0607</text:p>
          </table:table-cell>
          <table:table-cell office:value-type="float" office:value="884.3754" calcext:value-type="float">
            <text:p>884.3754</text:p>
          </table:table-cell>
          <table:table-cell office:value-type="float" office:value="330.0455" calcext:value-type="float">
            <text:p>330.0455</text:p>
          </table:table-cell>
          <table:table-cell office:value-type="float" office:value="445.5649" calcext:value-type="float">
            <text:p>445.5649</text:p>
          </table:table-cell>
          <table:table-cell office:value-type="float" office:value="385.1585" calcext:value-type="float">
            <text:p>385.1585</text:p>
          </table:table-cell>
          <table:table-cell office:value-type="float" office:value="326.3744" calcext:value-type="float">
            <text:p>326.37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536.975" calcext:value-type="float">
            <text:p>536.975</text:p>
          </table:table-cell>
          <table:table-cell office:value-type="float" office:value="5504.701" calcext:value-type="float">
            <text:p>5504.701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345" calcext:value-type="float">
            <text:p>-139.3345</text:p>
          </table:table-cell>
          <table:table-cell office:value-type="float" office:value="462.588" calcext:value-type="float">
            <text:p>462.588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831" calcext:value-type="float">
            <text:p>34.7831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1491725" calcext:value-type="float">
            <text:p>0.1491725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38644" calcext:value-type="float">
            <text:p>0.2838644</text:p>
          </table:table-cell>
          <table:table-cell office:value-type="float" office:value="0.4341002" calcext:value-type="float">
            <text:p>0.4341002</text:p>
          </table:table-cell>
          <table:table-cell office:value-type="float" office:value="360" calcext:value-type="float">
            <text:p>360</text:p>
          </table:table-cell>
          <table:table-cell office:value-type="float" office:value="817.6676" calcext:value-type="float">
            <text:p>817.6676</text:p>
          </table:table-cell>
          <table:table-cell office:value-type="float" office:value="0" calcext:value-type="float">
            <text:p>0</text:p>
          </table:table-cell>
          <table:table-cell office:value-type="float" office:value="199.2677" calcext:value-type="float">
            <text:p>199.2677</text:p>
          </table:table-cell>
          <table:table-cell office:value-type="float" office:value="276.5637" calcext:value-type="float">
            <text:p>276.5637</text:p>
          </table:table-cell>
          <table:table-cell office:value-type="float" office:value="897.6263" calcext:value-type="float">
            <text:p>897.6263</text:p>
          </table:table-cell>
          <table:table-cell office:value-type="float" office:value="875.0536" calcext:value-type="float">
            <text:p>875.0536</text:p>
          </table:table-cell>
          <table:table-cell office:value-type="float" office:value="870.0551" calcext:value-type="float">
            <text:p>870.0551</text:p>
          </table:table-cell>
          <table:table-cell office:value-type="float" office:value="884.3712" calcext:value-type="float">
            <text:p>884.3712</text:p>
          </table:table-cell>
          <table:table-cell office:value-type="float" office:value="330.0431" calcext:value-type="float">
            <text:p>330.0431</text:p>
          </table:table-cell>
          <table:table-cell office:value-type="float" office:value="445.5621" calcext:value-type="float">
            <text:p>445.5621</text:p>
          </table:table-cell>
          <table:table-cell office:value-type="float" office:value="385.1573" calcext:value-type="float">
            <text:p>385.1573</text:p>
          </table:table-cell>
          <table:table-cell office:value-type="float" office:value="326.3733" calcext:value-type="float">
            <text:p>326.37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0" calcext:value-type="float">
            <text:p>29122000</text:p>
          </table:table-cell>
          <table:table-cell office:value-type="float" office:value="536.9518" calcext:value-type="float">
            <text:p>536.9518</text:p>
          </table:table-cell>
          <table:table-cell office:value-type="float" office:value="5504.678" calcext:value-type="float">
            <text:p>5504.678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451" calcext:value-type="float">
            <text:p>-139.3451</text:p>
          </table:table-cell>
          <table:table-cell office:value-type="float" office:value="463.4422" calcext:value-type="float">
            <text:p>463.4422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7535" calcext:value-type="float">
            <text:p>34.77535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1492222" calcext:value-type="float">
            <text:p>0.1492222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47196" calcext:value-type="float">
            <text:p>0.2847196</text:p>
          </table:table-cell>
          <table:table-cell office:value-type="float" office:value="0.4379275" calcext:value-type="float">
            <text:p>0.4379275</text:p>
          </table:table-cell>
          <table:table-cell office:value-type="float" office:value="360" calcext:value-type="float">
            <text:p>360</text:p>
          </table:table-cell>
          <table:table-cell office:value-type="float" office:value="817.6524" calcext:value-type="float">
            <text:p>817.6524</text:p>
          </table:table-cell>
          <table:table-cell office:value-type="float" office:value="0" calcext:value-type="float">
            <text:p>0</text:p>
          </table:table-cell>
          <table:table-cell office:value-type="float" office:value="199.2676" calcext:value-type="float">
            <text:p>199.2676</text:p>
          </table:table-cell>
          <table:table-cell office:value-type="float" office:value="276.5583" calcext:value-type="float">
            <text:p>276.5583</text:p>
          </table:table-cell>
          <table:table-cell office:value-type="float" office:value="897.6122" calcext:value-type="float">
            <text:p>897.6122</text:p>
          </table:table-cell>
          <table:table-cell office:value-type="float" office:value="875.0446" calcext:value-type="float">
            <text:p>875.0446</text:p>
          </table:table-cell>
          <table:table-cell office:value-type="float" office:value="870.0495" calcext:value-type="float">
            <text:p>870.0495</text:p>
          </table:table-cell>
          <table:table-cell office:value-type="float" office:value="884.3668" calcext:value-type="float">
            <text:p>884.3668</text:p>
          </table:table-cell>
          <table:table-cell office:value-type="float" office:value="330.041" calcext:value-type="float">
            <text:p>330.041</text:p>
          </table:table-cell>
          <table:table-cell office:value-type="float" office:value="445.5593" calcext:value-type="float">
            <text:p>445.5593</text:p>
          </table:table-cell>
          <table:table-cell office:value-type="float" office:value="385.1562" calcext:value-type="float">
            <text:p>385.1562</text:p>
          </table:table-cell>
          <table:table-cell office:value-type="float" office:value="326.3722" calcext:value-type="float">
            <text:p>326.37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0" calcext:value-type="float">
            <text:p>30122000</text:p>
          </table:table-cell>
          <table:table-cell office:value-type="float" office:value="536.9286" calcext:value-type="float">
            <text:p>536.9286</text:p>
          </table:table-cell>
          <table:table-cell office:value-type="float" office:value="5504.657" calcext:value-type="float">
            <text:p>5504.657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567" calcext:value-type="float">
            <text:p>-139.3567</text:p>
          </table:table-cell>
          <table:table-cell office:value-type="float" office:value="464.0551" calcext:value-type="float">
            <text:p>464.0551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6751" calcext:value-type="float">
            <text:p>34.76751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1492714" calcext:value-type="float">
            <text:p>0.1492714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55434" calcext:value-type="float">
            <text:p>0.2855434</text:p>
          </table:table-cell>
          <table:table-cell office:value-type="float" office:value="0.4413146" calcext:value-type="float">
            <text:p>0.4413146</text:p>
          </table:table-cell>
          <table:table-cell office:value-type="float" office:value="360" calcext:value-type="float">
            <text:p>360</text:p>
          </table:table-cell>
          <table:table-cell office:value-type="float" office:value="817.6366" calcext:value-type="float">
            <text:p>817.6366</text:p>
          </table:table-cell>
          <table:table-cell office:value-type="float" office:value="0" calcext:value-type="float">
            <text:p>0</text:p>
          </table:table-cell>
          <table:table-cell office:value-type="float" office:value="199.2673" calcext:value-type="float">
            <text:p>199.2673</text:p>
          </table:table-cell>
          <table:table-cell office:value-type="float" office:value="276.553" calcext:value-type="float">
            <text:p>276.553</text:p>
          </table:table-cell>
          <table:table-cell office:value-type="float" office:value="897.5984" calcext:value-type="float">
            <text:p>897.5984</text:p>
          </table:table-cell>
          <table:table-cell office:value-type="float" office:value="875.0356" calcext:value-type="float">
            <text:p>875.0356</text:p>
          </table:table-cell>
          <table:table-cell office:value-type="float" office:value="870.0439" calcext:value-type="float">
            <text:p>870.0439</text:p>
          </table:table-cell>
          <table:table-cell office:value-type="float" office:value="884.3625" calcext:value-type="float">
            <text:p>884.3625</text:p>
          </table:table-cell>
          <table:table-cell office:value-type="float" office:value="330.0388" calcext:value-type="float">
            <text:p>330.0388</text:p>
          </table:table-cell>
          <table:table-cell office:value-type="float" office:value="445.5576" calcext:value-type="float">
            <text:p>445.5576</text:p>
          </table:table-cell>
          <table:table-cell office:value-type="float" office:value="385.1551" calcext:value-type="float">
            <text:p>385.1551</text:p>
          </table:table-cell>
          <table:table-cell office:value-type="float" office:value="326.3712" calcext:value-type="float">
            <text:p>326.37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0" calcext:value-type="float">
            <text:p>31122000</text:p>
          </table:table-cell>
          <table:table-cell office:value-type="float" office:value="536.9056" calcext:value-type="float">
            <text:p>536.9056</text:p>
          </table:table-cell>
          <table:table-cell office:value-type="float" office:value="5504.634" calcext:value-type="float">
            <text:p>5504.634</text:p>
          </table:table-cell>
          <table:table-cell office:value-type="float" office:value="0" calcext:value-type="float">
            <text:p>0</text:p>
          </table:table-cell>
          <table:table-cell office:value-type="float" office:value="493.6" calcext:value-type="float">
            <text:p>493.6</text:p>
          </table:table-cell>
          <table:table-cell office:value-type="float" office:value="-139.3654" calcext:value-type="float">
            <text:p>-139.3654</text:p>
          </table:table-cell>
          <table:table-cell office:value-type="float" office:value="464.9509" calcext:value-type="float">
            <text:p>464.9509</text:p>
          </table:table-cell>
          <table:table-cell office:value-type="float" office:value="-68.04032" calcext:value-type="float">
            <text:p>-68.04032</text:p>
          </table:table-cell>
          <table:table-cell office:value-type="float" office:value="34.75972" calcext:value-type="float">
            <text:p>34.75972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149323" calcext:value-type="float">
            <text:p>0.149323</text:p>
          </table:table-cell>
          <table:table-cell office:value-type="float" office:value="0.0009209862" calcext:value-type="float">
            <text:p>0.0009209862</text:p>
          </table:table-cell>
          <table:table-cell office:value-type="float" office:value="0.2863551" calcext:value-type="float">
            <text:p>0.2863551</text:p>
          </table:table-cell>
          <table:table-cell office:value-type="float" office:value="0.4444462" calcext:value-type="float">
            <text:p>0.4444462</text:p>
          </table:table-cell>
          <table:table-cell office:value-type="float" office:value="360" calcext:value-type="float">
            <text:p>360</text:p>
          </table:table-cell>
          <table:table-cell office:value-type="float" office:value="817.624" calcext:value-type="float">
            <text:p>817.624</text:p>
          </table:table-cell>
          <table:table-cell office:value-type="float" office:value="0" calcext:value-type="float">
            <text:p>0</text:p>
          </table:table-cell>
          <table:table-cell office:value-type="float" office:value="199.267" calcext:value-type="float">
            <text:p>199.267</text:p>
          </table:table-cell>
          <table:table-cell office:value-type="float" office:value="276.5475" calcext:value-type="float">
            <text:p>276.5475</text:p>
          </table:table-cell>
          <table:table-cell office:value-type="float" office:value="897.5845" calcext:value-type="float">
            <text:p>897.5845</text:p>
          </table:table-cell>
          <table:table-cell office:value-type="float" office:value="875.0266" calcext:value-type="float">
            <text:p>875.0266</text:p>
          </table:table-cell>
          <table:table-cell office:value-type="float" office:value="870.0384" calcext:value-type="float">
            <text:p>870.0384</text:p>
          </table:table-cell>
          <table:table-cell office:value-type="float" office:value="884.3582" calcext:value-type="float">
            <text:p>884.3582</text:p>
          </table:table-cell>
          <table:table-cell office:value-type="float" office:value="330.0367" calcext:value-type="float">
            <text:p>330.0367</text:p>
          </table:table-cell>
          <table:table-cell office:value-type="float" office:value="445.5559" calcext:value-type="float">
            <text:p>445.5559</text:p>
          </table:table-cell>
          <table:table-cell office:value-type="float" office:value="385.154" calcext:value-type="float">
            <text:p>385.154</text:p>
          </table:table-cell>
          <table:table-cell office:value-type="float" office:value="326.3701" calcext:value-type="float">
            <text:p>326.3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5:37.271631814</dc:date>
    <meta:editing-duration>PT9S</meta:editing-duration>
    <meta:editing-cycles>1</meta:editing-cycles>
    <meta:document-statistic meta:table-count="1" meta:cell-count="10276" meta:object-count="0"/>
    <meta:generator>LibreOffice/6.4.7.2$Linux_X86_64 LibreOffice_project/40$Build-2</meta:generator>
  </office:meta>
</office:document-meta>
</file>